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officeooo:paragraph-rsid="0012a5c1" style:font-weight-asian="normal" style:font-weight-complex="normal"/>
    </style:style>
    <style:style style:name="P2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orphans="0" fo:widows="0" fo:break-before="page">
        <style:tab-stops>
          <style:tab-stop style:position="3.8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62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orphans="0" fo:widows="0" fo:break-before="page">
        <style:tab-stops>
          <style:tab-stop style:position="3.755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orphans="0" fo:widows="0">
        <style:tab-stops>
          <style:tab-stop style:position="3.641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orphans="0" fo:widows="0" fo:break-before="page">
        <style:tab-stops>
          <style:tab-stop style:position="0.744cm"/>
          <style:tab-stop style:position="2.455cm"/>
          <style:tab-stop style:position="3.598cm"/>
          <style:tab-stop style:position="3.803cm"/>
          <style:tab-stop style:position="4.228cm"/>
          <style:tab-stop style:position="4.463cm"/>
          <style:tab-stop style:position="5.05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orphans="0" fo:widows="0" fo:break-before="page">
        <style:tab-stops>
          <style:tab-stop style:position="2.80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6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66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184cm"/>
          <style:tab-stop style:position="5.144cm"/>
          <style:tab-stop style:position="5.56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orphans="0" fo:widows="0" fo:break-before="page">
        <style:tab-stops>
          <style:tab-stop style:position="5.29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653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orphans="0" fo:widows="0" fo:break-before="page">
        <style:tab-stops>
          <style:tab-stop style:position="5.20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orphans="0" fo:widows="0" fo:break-before="page">
        <style:tab-stops>
          <style:tab-stop style:position="6.01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277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2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orphans="0" fo:widows="0" fo:break-before="page">
        <style:tab-stops>
          <style:tab-stop style:position="1.0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orphans="0" fo:widows="0" fo:break-before="page">
        <style:tab-stops>
          <style:tab-stop style:position="5.25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orphans="0" fo:widows="0">
        <style:tab-stops>
          <style:tab-stop style:position="5.25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51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7" style:family="paragraph" style:parent-style-name="Standard">
      <style:paragraph-properties fo:orphans="0" fo:widows="0">
        <style:tab-stops>
          <style:tab-stop style:position="5.35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orphans="0" fo:widows="0" fo:break-before="page">
        <style:tab-stops>
          <style:tab-stop style:position="3.47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2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891cm"/>
          <style:tab-stop style:position="3.688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7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1" style:family="paragraph" style:parent-style-name="Standard">
      <style:paragraph-properties fo:orphans="0" fo:widows="0">
        <style:tab-stops>
          <style:tab-stop style:position="5.424cm"/>
          <style:tab-stop style:position="6.2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20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671cm"/>
          <style:tab-stop style:position="3.141cm" style:leader-style="solid" style:leader-text="-"/>
          <style:tab-stop style:position="4.845cm"/>
          <style:tab-stop style:position="6.4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4" style:family="paragraph" style:parent-style-name="Standard">
      <style:paragraph-properties fo:orphans="0" fo:widows="0">
        <style:tab-stops>
          <style:tab-stop style:position="2.298cm"/>
          <style:tab-stop style:position="4.84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5" style:family="paragraph" style:parent-style-name="Standard">
      <style:paragraph-properties fo:orphans="0" fo:widows="0" fo:break-before="page">
        <style:tab-stops>
          <style:tab-stop style:position="3.15cm"/>
          <style:tab-stop style:position="3.919cm"/>
          <style:tab-stop style:position="4.53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2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5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8" style:family="paragraph" style:parent-style-name="Standard">
      <style:paragraph-properties fo:orphans="0" fo:widows="0" fo:break-before="page">
        <style:tab-stops>
          <style:tab-stop style:position="4.29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39" style:family="paragraph" style:parent-style-name="Standard">
      <style:paragraph-properties fo:orphans="0" fo:widows="0">
        <style:tab-stops>
          <style:tab-stop style:position="2.64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0" style:family="paragraph" style:parent-style-name="Standard">
      <style:paragraph-properties fo:orphans="0" fo:widows="0" fo:break-before="page">
        <style:tab-stops>
          <style:tab-stop style:position="5.9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1" style:family="paragraph" style:parent-style-name="Standard">
      <style:paragraph-properties fo:orphans="0" fo:widows="0">
        <style:tab-stops>
          <style:tab-stop style:position="5.98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2" style:family="paragraph" style:parent-style-name="Standard">
      <style:paragraph-properties fo:orphans="0" fo:widows="0" fo:break-before="page">
        <style:tab-stops>
          <style:tab-stop style:position="4.40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3" style:family="paragraph" style:parent-style-name="Standard">
      <style:paragraph-properties fo:orphans="0" fo:widows="0">
        <style:tab-stops>
          <style:tab-stop style:position="2.697cm"/>
          <style:tab-stop style:position="6.29cm"/>
        </style:tab-stops>
      </style:paragraph-properties>
      <style:text-properties fo:font-variant="normal" fo:text-transform="none" style:use-window-font-color="true" loext:opacity="0%" style:text-underline-style="none" fo:font-weight="normal" officeooo:paragraph-rsid="0018ea15" style:font-weight-asian="normal" style:font-weight-complex="normal"/>
    </style:style>
    <style:style style:name="P4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612cm"/>
          <style:tab-stop style:position="3.23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048cm"/>
          <style:tab-stop style:position="4.584cm"/>
          <style:tab-stop style:position="6.15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6" style:family="paragraph" style:parent-style-name="Standard">
      <style:paragraph-properties fo:orphans="0" fo:widows="0" fo:break-before="page">
        <style:tab-stops>
          <style:tab-stop style:position="5.61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7" style:family="paragraph" style:parent-style-name="Standard">
      <style:paragraph-properties fo:orphans="0" fo:widows="0" fo:break-before="page">
        <style:tab-stops>
          <style:tab-stop style:position="6.091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8" style:family="paragraph" style:parent-style-name="Standard">
      <style:paragraph-properties fo:orphans="0" fo:widows="0" fo:break-before="page">
        <style:tab-stops>
          <style:tab-stop style:position="5.79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49" style:family="paragraph" style:parent-style-name="Standard">
      <style:paragraph-properties fo:orphans="0" fo:widows="0">
        <style:tab-stops>
          <style:tab-stop style:position="2.238cm"/>
          <style:tab-stop style:position="2.588cm"/>
          <style:tab-stop style:position="2.792cm" style:leader-style="dotted" style:leader-text="."/>
          <style:tab-stop style:position="3.327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0" style:family="paragraph" style:parent-style-name="Standard">
      <style:paragraph-properties fo:orphans="0" fo:widows="0">
        <style:tab-stops>
          <style:tab-stop style:position="3.115cm"/>
          <style:tab-stop style:position="3.595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1" style:family="paragraph" style:parent-style-name="Standard">
      <style:paragraph-properties fo:orphans="0" fo:widows="0">
        <style:tab-stops>
          <style:tab-stop style:position="3.302cm"/>
          <style:tab-stop style:position="4.10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4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3" style:family="paragraph" style:parent-style-name="Standard">
      <style:paragraph-properties fo:orphans="0" fo:widows="0" fo:break-before="page">
        <style:tab-stops>
          <style:tab-stop style:position="3.99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679cm"/>
          <style:tab-stop style:position="3.708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5" style:family="paragraph" style:parent-style-name="Standard">
      <style:paragraph-properties fo:orphans="0" fo:widows="0" fo:break-before="page">
        <style:tab-stops>
          <style:tab-stop style:position="4.83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7" style:family="paragraph" style:parent-style-name="Standard">
      <style:paragraph-properties fo:orphans="0" fo:widows="0">
        <style:tab-stops>
          <style:tab-stop style:position="3.078cm"/>
          <style:tab-stop style:position="3.332cm" style:leader-style="solid" style:leader-text="_"/>
          <style:tab-stop style:position="5.85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85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59" style:family="paragraph" style:parent-style-name="Standard">
      <style:paragraph-properties fo:orphans="0" fo:widows="0" fo:break-before="page">
        <style:tab-stops>
          <style:tab-stop style:position="6.33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0" style:family="paragraph" style:parent-style-name="Standard">
      <style:paragraph-properties fo:orphans="0" fo:widows="0" fo:break-before="page">
        <style:tab-stops>
          <style:tab-stop style:position="5.339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98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2" style:family="paragraph" style:parent-style-name="Standard">
      <style:paragraph-properties fo:orphans="0" fo:widows="0">
        <style:tab-stops>
          <style:tab-stop style:position="5.81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3" style:family="paragraph" style:parent-style-name="Standard">
      <style:paragraph-properties fo:orphans="0" fo:widows="0">
        <style:tab-stops>
          <style:tab-stop style:position="3.653cm"/>
          <style:tab-stop style:position="4.95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4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642cm"/>
          <style:tab-stop style:position="3.762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62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6" style:family="paragraph" style:parent-style-name="Standard">
      <style:paragraph-properties fo:orphans="0" fo:widows="0">
        <style:tab-stops>
          <style:tab-stop style:position="4.10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7" style:family="paragraph" style:parent-style-name="Standard">
      <style:paragraph-properties fo:orphans="0" fo:widows="0">
        <style:tab-stops>
          <style:tab-stop style:position="0.877cm"/>
          <style:tab-stop style:position="5.44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468cm"/>
          <style:tab-stop style:position="3.792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6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127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544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1" style:family="paragraph" style:parent-style-name="Standard">
      <style:paragraph-properties fo:orphans="0" fo:widows="0">
        <style:tab-stops>
          <style:tab-stop style:position="2.28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212cm"/>
          <style:tab-stop style:position="5.909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2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4" style:family="paragraph" style:parent-style-name="Standard">
      <style:paragraph-properties fo:orphans="0" fo:widows="0">
        <style:tab-stops>
          <style:tab-stop style:position="1.646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5" style:family="paragraph" style:parent-style-name="Standard">
      <style:paragraph-properties fo:orphans="0" fo:widows="0">
        <style:tab-stops>
          <style:tab-stop style:position="0.302cm"/>
          <style:tab-stop style:position="0.672cm"/>
          <style:tab-stop style:position="1.646cm"/>
          <style:tab-stop style:position="3.103cm"/>
          <style:tab-stop style:position="3.925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6" style:family="paragraph" style:parent-style-name="Standard">
      <style:paragraph-properties fo:orphans="0" fo:widows="0">
        <style:tab-stops>
          <style:tab-stop style:position="1.378cm" style:leader-style="dotted" style:leader-text="."/>
          <style:tab-stop style:position="2.332cm"/>
          <style:tab-stop style:position="6.403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orphans="0" fo:widows="0" fo:break-before="page">
        <style:tab-stops>
          <style:tab-stop style:position="2.256cm"/>
          <style:tab-stop style:position="3.701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78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fo:font-weight="normal" officeooo:paragraph-rsid="00163c4d" style:font-weight-asian="normal" style:font-weight-complex="normal"/>
    </style:style>
    <style:style style:name="P79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 fo:font-weight="normal" officeooo:paragraph-rsid="00163c4d" style:font-weight-asian="normal" style:font-weight-complex="normal"/>
    </style:style>
    <style:style style:name="P80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fo:font-weight="normal" officeooo:paragraph-rsid="0018ea15" style:font-weight-asian="normal" style:font-weight-complex="normal"/>
    </style:style>
    <style:style style:name="P81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8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83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84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85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86" style:family="paragraph" style:parent-style-name="Heading_20_2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87" style:family="paragraph" style:parent-style-name="Heading_20_2">
      <style:text-properties fo:font-variant="normal" fo:text-transform="none" style:use-window-font-color="true" loext:opacity="0%" fo:language="el" fo:country="GR" style:text-underline-style="none" style:language-asian="el" style:country-asian="GR" style:language-complex="el" style:country-complex="GR"/>
    </style:style>
    <style:style style:name="P88" style:family="paragraph" style:parent-style-name="Heading_20_2">
      <style:paragraph-properties fo:break-before="page"/>
    </style:style>
    <style:style style:name="P8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normal" style:text-underline-style="none" fo:font-weight="normal" officeooo:paragraph-rsid="0012a5c1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orphans="0" fo:widows="0" fo:break-before="page">
        <style:tab-stops>
          <style:tab-stop style:position="5.001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orphans="0" fo:widows="0"/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orphans="0" fo:widows="0" fo:break-before="page">
        <style:tab-stops>
          <style:tab-stop style:position="1.26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orphans="0" fo:widows="0">
        <style:tab-stops>
          <style:tab-stop style:position="2.517cm"/>
          <style:tab-stop style:position="3.441cm"/>
          <style:tab-stop style:position="6.28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orphans="0" fo:widows="0" fo:break-before="page">
        <style:tab-stops>
          <style:tab-stop style:position="2.685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orphans="0" fo:widows="0">
        <style:tab-stops>
          <style:tab-stop style:position="0.817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182cm" style:leader-style="dotted" style:leader-text="."/>
          <style:tab-stop style:position="4.098cm"/>
          <style:tab-stop style:position="5.604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78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orphans="0" fo:widows="0" fo:break-before="page">
        <style:tab-stops>
          <style:tab-stop style:position="3.955cm"/>
          <style:tab-stop style:position="4.39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font-style="normal" style:text-underline-style="none" fo:font-weight="normal" officeooo:paragraph-rsid="001a755a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822cm" style:leader-style="solid" style:leader-text="_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orphans="0" fo:widows="0" fo:break-before="page">
        <style:tab-stops>
          <style:tab-stop style:position="3.822cm" style:leader-style="solid" style:leader-text="_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orphans="0" fo:widows="0" fo:break-before="page">
        <style:tab-stops>
          <style:tab-stop style:position="3.036cm" style:leader-style="solid" style:leader-text="_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orphans="0" fo:widows="0" fo:break-before="page">
        <style:tab-stops>
          <style:tab-stop style:position="2.498cm"/>
          <style:tab-stop style:position="3.163cm" style:leader-style="solid" style:leader-text="_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552cm"/>
          <style:tab-stop style:position="3.84cm" style:leader-style="solid" style:leader-text="_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orphans="0" fo:widows="0" fo:break-before="page">
        <style:tab-stops>
          <style:tab-stop style:position="3.103cm"/>
        </style:tab-stops>
      </style:paragraph-properties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orphans="0" fo:widows="0">
        <style:tab-stops>
          <style:tab-stop style:position="2.637cm"/>
          <style:tab-stop style:position="3.671cm" style:leader-style="solid" style:leader-text="_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orphans="0" fo:widows="0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688cm" style:leader-style="solid" style:leader-text="_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411cm" style:leader-style="solid" style:leader-text="_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612cm"/>
          <style:tab-stop style:position="3.653cm" style:leader-style="solid" style:leader-text="_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173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628cm" style:leader-style="solid" style:leader-text="_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orphans="0" fo:widows="0">
        <style:tab-stops>
          <style:tab-stop style:position="6.542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orphans="0" fo:widows="0" fo:break-before="page">
        <style:tab-stops>
          <style:tab-stop style:position="6.355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794cm"/>
        </style:tab-stops>
      </style:paragraph-properties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3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fo:font-weight="normal" officeooo:paragraph-rsid="001d002e" style:font-weight-asian="normal" style:font-weight-complex="normal"/>
    </style:style>
    <style:style style:name="P124" style:family="paragraph" style:parent-style-name="Standard">
      <style:paragraph-properties fo:orphans="0" fo:widows="0" fo:break-before="page">
        <style:tab-stops>
          <style:tab-stop style:position="3.56cm"/>
          <style:tab-stop style:position="4.83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25" style:family="paragraph" style:parent-style-name="Standard">
      <style:paragraph-properties fo:orphans="0" fo:widows="0" fo:break-before="page">
        <style:tab-stops>
          <style:tab-stop style:position="6.228cm"/>
        </style:tab-stops>
      </style:paragraph-properties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T1" style:family="text">
      <style:text-properties officeooo:rsid="0012a5c1"/>
    </style:style>
    <style:style style:name="T2" style:family="text">
      <style:text-properties fo:language="el" fo:country="GR" fo:font-style="normal" style:language-asian="el" style:country-asian="GR" style:font-style-asian="normal" style:language-complex="el" style:country-complex="GR" style:font-style-complex="normal"/>
    </style:style>
    <style:style style:name="T3" style:family="text">
      <style:text-properties fo:language="el" fo:country="GR" fo:font-style="normal" officeooo:rsid="00163c4d" style:language-asian="el" style:country-asian="GR" style:font-style-asian="normal" style:language-complex="el" style:country-complex="GR" style:font-style-complex="normal"/>
    </style:style>
    <style:style style:name="T4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5" style:family="text">
      <style:text-properties officeooo:rsid="00141e9f"/>
    </style:style>
    <style:style style:name="T6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2a5c1" style:font-style-asian="normal" style:font-style-complex="normal"/>
    </style:style>
    <style:style style:name="T9" style:family="text">
      <style:text-properties fo:font-style="normal" officeooo:rsid="00141e9f" style:font-style-asian="normal" style:font-style-complex="normal"/>
    </style:style>
    <style:style style:name="T10" style:family="text">
      <style:text-properties fo:font-style="normal" officeooo:rsid="00163c4d" style:font-style-asian="normal" style:font-style-complex="normal"/>
    </style:style>
    <style:style style:name="T11" style:family="text">
      <style:text-properties fo:font-style="normal" officeooo:rsid="0018600c" style:font-style-asian="normal" style:font-style-complex="normal"/>
    </style:style>
    <style:style style:name="T12" style:family="text">
      <style:text-properties fo:font-style="normal" officeooo:rsid="0018ea15" style:font-style-asian="normal" style:font-style-complex="normal"/>
    </style:style>
    <style:style style:name="T13" style:family="text">
      <style:text-properties fo:font-style="normal" officeooo:rsid="001a755a" style:font-style-asian="normal" style:font-style-complex="normal"/>
    </style:style>
    <style:style style:name="T14" style:family="text">
      <style:text-properties fo:font-style="normal" officeooo:rsid="001d002e" style:font-style-asian="normal" style:font-style-complex="normal"/>
    </style:style>
    <style:style style:name="T15" style:family="text">
      <style:text-properties fo:font-style="normal" officeooo:rsid="001dc598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8ea15" style:font-style-asian="italic" style:font-style-complex="italic"/>
    </style:style>
    <style:style style:name="T19" style:family="text">
      <style:text-properties fo:font-style="italic" officeooo:rsid="001dc598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2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3" style:family="text">
      <style:text-properties style:text-position="super 58%" fo:font-style="normal" style:font-style-asian="normal" style:font-style-complex="normal"/>
    </style:style>
    <style:style style:name="T24" style:family="text">
      <style:text-properties style:text-position="super 58%" fo:font-style="italic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Liberation Sans" fo:font-size="16.1000003814697pt" fo:letter-spacing="normal" style:rfc-language-tag="la-001" fo:language="la" fo:font-weight="bold" officeooo:rsid="00141e9f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29" style:family="text">
      <style:text-properties officeooo:rsid="00163c4d"/>
    </style:style>
    <style:style style:name="T30" style:family="text">
      <style:text-properties style:font-name="Microsoft Sans Serif" fo:font-size="12pt" fo:letter-spacing="normal" style:rfc-language-tag="la-001" fo:language="la" fo:font-style="normal" officeooo:rsid="00163c4d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31" style:family="text">
      <style:text-properties style:font-name="Microsoft Sans Serif" fo:font-size="12pt" fo:letter-spacing="normal" style:rfc-language-tag="la-001" fo:language="la" fo:font-style="normal" officeooo:rsid="0018ea15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32" style:family="text">
      <style:text-properties style:font-name="Microsoft Sans Serif" fo:font-size="12pt" fo:letter-spacing="normal" style:rfc-language-tag="la-001" fo:language="la" fo:font-style="normal" officeooo:rsid="001a755a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33" style:family="text">
      <style:text-properties style:font-name="Microsoft Sans Serif" fo:font-size="12pt" fo:letter-spacing="normal" style:rfc-language-tag="la-001" fo:language="la" fo:font-style="normal" officeooo:rsid="001d002e" fo:background-color="transparent" loext:char-shading-value="0" style:font-name-asian="Microsoft Sans Serif1" style:font-size-asian="12pt" style:rfc-language-tag-asian="la-001" style:language-asian="la" style:font-style-asian="normal" style:font-name-complex="Microsoft Sans Serif1" style:font-size-complex="12pt" style:rfc-language-tag-complex="la-001" style:language-complex="la" style:font-style-complex="normal" style:text-scale="100%"/>
    </style:style>
    <style:style style:name="T34" style:family="text">
      <style:text-properties style:font-name="Microsoft Sans Serif" fo:font-size="12pt" fo:letter-spacing="normal" style:rfc-language-tag="la-001" fo:language="la" fo:font-style="italic" officeooo:rsid="00195e49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35" style:family="text">
      <style:text-properties style:font-name="Microsoft Sans Serif" fo:font-size="12pt" fo:letter-spacing="normal" style:rfc-language-tag="la-001" fo:language="la" fo:font-style="italic" officeooo:rsid="001dc598" fo:background-color="transparent" loext:char-shading-value="0" style:font-name-asian="Microsoft Sans Serif1" style:font-size-asian="12pt" style:rfc-language-tag-asian="la-001" style:language-asian="la" style:font-style-asian="italic" style:font-name-complex="Microsoft Sans Serif1" style:font-size-complex="12pt" style:rfc-language-tag-complex="la-001" style:language-complex="la" style:font-style-complex="italic" style:text-scale="100%"/>
    </style:style>
    <style:style style:name="T36" style:family="text">
      <style:text-properties style:font-name="Microsoft Sans Serif" fo:font-size="12pt" fo:letter-spacing="normal" fo:language="el" fo:country="GR" officeooo:rsid="0018ea15" fo:background-color="transparent" loext:char-shading-value="0" style:font-name-asian="Microsoft Sans Serif1" style:font-size-asian="12pt" style:language-asian="el" style:country-asian="GR" style:font-name-complex="Microsoft Sans Serif1" style:font-size-complex="12pt" style:language-complex="el" style:country-complex="GR" style:text-scale="100%"/>
    </style:style>
    <style:style style:name="T37" style:family="text">
      <style:text-properties officeooo:rsid="0018600c"/>
    </style:style>
    <style:style style:name="T38" style:family="text">
      <style:text-properties officeooo:rsid="0018ea15"/>
    </style:style>
    <style:style style:name="T39" style:family="text">
      <style:text-properties officeooo:rsid="00195e49"/>
    </style:style>
    <style:style style:name="T40" style:family="text">
      <style:text-properties officeooo:rsid="001a755a"/>
    </style:style>
    <style:style style:name="T41" style:family="text">
      <style:text-properties officeooo:rsid="001dc598"/>
    </style:style>
    <style:style style:name="T42" style:family="text">
      <style:text-properties fo:color="#000000" loext:opacity="100%" style:font-name="Liberation Sans" fo:font-size="16.1000003814697pt" fo:letter-spacing="normal" style:rfc-language-tag="la-001" fo:language="la" fo:font-weight="bold" officeooo:rsid="001dc598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43" style:family="text">
      <style:text-properties officeooo:rsid="001ea4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3" text:outline-level="1"><text:bookmark-start text:name="bookmark0"/><text:span text:style-name="T7">HIPPOCRATIS DE HUMORIBUS<text:line-break/>LIBER ET GALENI IN EUM<text:line-break/>COMMENT</text:span><text:span text:style-name="T8">AR</text:span><text:span text:style-name="T7">II TRES, I.</text:span><text:bookmark-end text:name="bookmark0"/></text:h>
      <text:h text:style-name="P85" text:outline-level="2">[508] Prooemium.</text:h>
      <text:p text:style-name="P89">Maxima fuit inter priscos<text:line-break/>Hippocratis interpretes de libro, qui de humoribus inscri-<text:line-break/>bitur, dissensio. Zeuxis enim et Heraclides, qui in omnia<text:line-break/>Hippocratis opera commentarios conscripserunt, ipsum esse<text:line-break/>a veris Hippocratis libris omnino rejiciendum existimant,<text:line-break/>Glaucias autem et alii hunc quidem librum ad Hippocra-</text:p>
      <text:p text:style-name="P2"><text:span text:style-name="T7">tem auctorem referunt, non ad tnagnurn, tamen..illum,<text:line-break/>cujus sunt aphorifmi et caetera, de. quibus nos.lu libris<text:line-break/>da difficultate respirationis disseruimus: quam etiam sen-<text:line-break/>tentiam Dioscorides et Artemidorus, cognomento Capito<text:line-break/>qui dicebatur, a quibus multa in veterum scriptis innovata<text:line-break/>sunt, habuerunt: alios vero etiam comperias, quorum non<text:line-break/>facile sit pernosse sententiam. Ii enim quaedam esse<text:line-break/>Hippocratis, quaedam non esse hoc in libro concedunt,<text:line-break/>propterea quod multa ad summam redacta brevitatem,<text:line-break/>quaedam longiore explicata oratione quam esset in senis<text:line-break/>nostri more positum invenirent. Quarnobrem quae ordine<text:line-break/>et ea dicendi ratione, qua uti ipse solet, proposita esse<text:line-break/>perspiciunt, ea illi ita explanant,, ut vera atque propria:<text:line-break/>quae consuta et sine ordine aut alio modo quodam dicta<text:line-break/>intuentur, ea interjecta esse prorsus contendunt. Quidam<text:line-break/>etiam perveteres invenire libros vel trecentos jam ab-<text:line-break/>hinc annos descriptus magno studio sunt conati, ut quae<text:line-break/>depravata esse ridebantur emendarent. Quae omnia apud<text:line-break/>eos, qui primi in hunc librum explanationes ediderunt,<text:line-break/>esse animadvertenda existimavi, ut plurimorum et proba-</text:span></text:p>
      <text:p text:style-name="P90">tissimorum librorum ope adjuti veras lectiones invenla-<text:line-break/>mus, ac res melius quam speraram mihi successit. Quo-<text:line-break/>circa subit mihi audaciam eorum, qui commentarios con-<text:line-break/>scribunt, admirari, qui quum debeant utilissima quaeque<text:line-break/>docere eos, qui nuper ad medicinam perdiscendam ani-<text:line-break/>mum adjungunt, alia potius faciunt omnia atque in nu-<text:line-break/>gis multum operae temporisque consumunt. Sed quoniam<text:line-break/>sunt qui velint hunc librum a Thessalo Hippocratis filio<text:line-break/>aut a Polybo ejus genero consectum esse, quorum uterque<text:line-break/>suis in scriptis artem et seu- [509] tentiam Hippocratis<text:line-break/>sequutus est, neque remota ab his censentur, quae ab<text:line-break/>Euryphonte sunt litterarum consignata monimentis, si un-<text:line-break/>quam majus otium nanciscar, commentarium profecto con-<text:line-break/>ficiant, in quo qui veri quique spurii libri Hippoeratis<text:line-break/>sint exponam, quemadmodum de libris qui sunt de mor-<text:line-break/>bis vulgaribus in commentariis de difficultate respirati-<text:line-break/>onis fecimus, quum explicaremus, primum librum, secun-<text:line-break/>dum et tertium non solum ab Hippocrate confectus exi-<text:line-break/>stimari ab iis, qui sunt in hisce rebus praestantissimi, sed<text:line-break/>etiam rerum tractatione et proprietate inter se connexos</text:p>
      <text:p text:style-name="P90">judicari, eandem quoque rationem esse eorum, quae in<text:line-break/>quarto fextoque habentur, demonstratum est, quos sane<text:line-break/>libros a Thessalo, Hippocratis filio compositos esse constat<text:line-break/>inter omnes, qui quum patris commentarios quibusdam in<text:line-break/>membranis aut tabulis exaratos comperisset, non pauca<text:line-break/>ipsc de suis adjunxit. Quintum autem et Ieptimum nemo,<text:line-break/>opinor, est qui dignos vera ac propria Hippocratis mente<text:line-break/>atque sententia judicaturus rideatur, atque, ut ego quidem<text:line-break/>censeo, ne quartum quidem. Sed haec missa faciamus et<text:line-break/>jam ad libri nobis propositi explanationem aggrediamur.</text:p>
      <text:h text:style-name="P85" text:outline-level="2">I.</text:h>
      <text:p text:style-name="P109">Color ftumorum, ubi non restiti sunt humores, similis efsto-<text:line-break/>resutt.</text:p>
      <text:p text:style-name="P4"><text:span text:style-name="T7">In plurimis veteribus libris ita ut hos attulimus<text:line-break/>hujus orationis initium scriptum invenimus, in quibus-<text:line-break/>dam vero Ioco eorum, quae hic rides, haec scripta sunt:<text:line-break/></text:span><text:span text:style-name="T17">Color humorum, ubi nulla est ipsarum perturbatio, ut tn</text:span></text:p>
      <text:p text:style-name="P2"><text:span text:style-name="T17">storibus, in aetatum succeststons commutatur./</text:span><text:span text:style-name="T7"> Sed hoc<text:line-break/>mini non videtur este Hippocraticae dicendi rationis pro-<text:line-break/>prium, imo vero potius affixum ab alio, ut hic libellus,<text:line-break/>qui per se ipse parvus est, major videretur. Quo enim<text:line-break/>tempore Pergameni Alexandriniqtie reges inter se de li-<text:line-break/>bris sibi comparandis certatim contendebant, eo ipso tem-<text:line-break/>pore ab iis, qui pecuniarum causa ad reges clarorum ho-<text:line-break/>rninum scripta asserebant, et inicriptiones et confectiones<text:line-break/>librorum depravari coeperunt, quemadmodum in libro de<text:line-break/>natura humana et de ratione victus in morbis acutis* et<text:line-break/>aliis plerisque usu veuisse demonstravimus. Nam quum<text:line-break/>hunc librum ob parvitatem despici facile posse quispiam<text:line-break/>existimaret, multa plerisque iu locis, ut magnus reddere-<text:line-break/>tur, interjecit. Dioscorides autem existimat hanc dictio-<text:line-break/>nem esse Hippocratis Thessali filii, si quidem magnus<text:line-break/>Hippocrates duos habuit filius, Thessalum et Draconem,<text:line-break/>quorum uterque filium nomine Hippocratem suscepit. At-<text:line-break/>que haec • quidem de ipsa dictione. Nunc vero par est</text:span></text:p>
      <text:p text:style-name="P2"><text:span text:style-name="T7">ut singula verba seorsum expendamus. </text:span><text:span text:style-name="T17">Color,</text:span><text:span text:style-name="T7"> inquit, </text:span><text:span text:style-name="T17">hu-<text:line-break/>morum.</text:span><text:span text:style-name="T7"> Notas ex quibus temperamentum noscimus fup-<text:line-break/>peditat color, idem noxae magnitudinem indicat, ut si<text:line-break/>nlcus omnino siccum sit propter ejus facultatis, qua cor-,<text:line-break/>pus alitur, imbecillitatem, non unus in eo color erit per-<text:line-break/>petuo, sed pro humorum, qui in corporealnt, varietate<text:line-break/>magnitudineque noxae variabitur, ut exempli causa, si<text:line-break/>amarae bilis humor in corpore redundarit, color pallidus<text:line-break/>apparebit, si humor sit melancholicus, tum aut lividus aut<text:line-break/>in alterutra viridis significatione, quum viride modo idem<text:line-break/>quod pallidum, modo idem quod aeruginosum significet,<text:line-break/>ut interdum major noxa lividum colorem, qni prope ad<text:line-break/>nigrum accedit, minor rubrum et viridem efficiat; hoc<text:line-break/>cum in singulis corporis partibus clare, tum vero in facie<text:line-break/>evidentius perspicitur; siquidem pessima coloris commuta-<text:line-break/>tio habetur, quae ad nigrum tendit, utpote refrigerato<text:line-break/>jam sanguine, ut facere solet, quum foras effusus iri gru-<text:line-break/>mos coit, moderatior </text:span><text:span text:style-name="T17">vero,</text:span><text:span text:style-name="T7"> quum ad viride vergit, id<text:line-break/>quod diuturnis in morbis saepe cernitur, sed tamen in</text:span></text:p>
      <text:p text:style-name="P90">principiis perraro, quocirca eo tempore maximum pericu-<text:line-break/>lum impendere significat, ut scriptum resipuit Hippocrates.<text:line-break/>Etenim quum totius corporis color immutatus sit, tum et<text:line-break/>malum et perniciosum putandum est, ad lioc tamen alia<text:line-break/>quoque signa accedunt, ut quum oculi lucem refugiunt, in<text:line-break/>cujus rei causa est imbecillitas ejus facultatis, quae ad<text:line-break/>aspectum pertinet, ut quum propter infirmitatem reten-<text:line-break/>tricis facultatis lacrymas emittunt, ut quum distorquentur,<text:line-break/>quod laborante nervorum origine musculi oculos moven-<text:line-break/>tes convellantur,, ut quum alter oculus minor quam<text:line-break/>fuapte natura esset reddatur, quod facultatem ipsum gu-<text:line-break/>bernantem inde esse extinctam intelligamus. Jam vero<text:line-break/>in malis-etiam habendum est, quum alba oculorum esse<text:line-break/>rubra videntur, sicut quum venulae in eis aut lividae aut<text:line-break/>nigrae sunt, nam ut rubrae propter plenitudinem aut in-<text:line-break/>flammationem quandam partium ad cerebrum pertinen-<text:line-break/>tium videntur, sic nigrescunt et livent, dum refrigeran-<text:line-break/>tur, refrigerantur vero dum extinguuntur: quocirca fit</text:p>
      <text:p text:style-name="P90">ut hujusmodi colores' perpetuo perniciosi censeantur.<text:line-break/>Verum enimvero bonus faciei color si multum rnoestitiae<text:line-break/>adjunctum habeat, in malis esse consuevit, putant enim<text:line-break/>persaepe medici faciei bonum colorem significare aut san-<text:line-break/>ginnis e naribus eruptionem criticam aut abscessus fecun-<text:line-break/>dum aures futuros, et tamen falluntur, praesertim vero si<text:line-break/>habeat multam nioestitiam conjunctam. Neque enim usu<text:line-break/>venit ut aegroti ita bono colore sint sicut ii qui optime<text:line-break/>valent, ied magna vi caloris valde rubri effecti, hoc con-<text:line-break/>sequuntur ut similes iis, in quibus bonus est color esse<text:line-break/>videantur; nam quod valde rubrum est, idem est ad me-<text:line-break/>lancholiam pronum, cujus apertum signum est moellitia,<text:line-break/>quae si multa fit, id ipsum multo-'magis confirmat.-Quam-<text:line-break/>obrem quum facies florida videatur, aegrotus vero mirum<text:line-break/>in modum moestus fit, tum calidam admodum affectionem,<text:line-break/>qnae sanguinem exurat ideoque atram bilem gignat, in ce-<text:line-break/>rebro esse plane constat, lnterdum vero etianr calidissi-<text:line-break/>mus sensus nobis insuetus in habitu corporis exoritur,<text:line-break/>quum humores calidi caeleris excellunt, ut etiam frigi-</text:p>
      <text:p text:style-name="P2"><text:span text:style-name="T7">dissimus, quum frigidi dominantur, atque ubi pituita re-<text:line-break/>dundat in corpore, candidiores, ubi bilis, pallidiores ho-<text:line-break/>mines videntur, sique purior bilis sit, flaviores. Color enim<text:line-break/>ah humoribus, non a solidis animantis partibus provenit,<text:line-break/>quum humores fe in intimas corporis partes receperunt,<text:line-break/>id quod eis contingit aut propter frigus aut rigorem aut<text:line-break/>aliquam animi perturbationem, quo. in numero sunt- ti-<text:line-break/>mor, magna tristitia aut pudoris initium; si horum nihil<text:line-break/>adsit, humores in intimas corporis partes fe nunquam re-<text:line-break/>cipient, sicut neque unquam facto in cutini impetu vio-<text:line-break/>lentius eam adurent, nisi animum occupet aliqua pertur-<text:line-break/>batio [510] aut calor immodicus extrinsecus animal ob-<text:line-break/>sideat. Proinde recte dictum ab Hippocrate est: </text:span><text:span text:style-name="T17">Ubi est<text:line-break/>humorum reciprocatio.</text:span><text:span text:style-name="T7"> Etenim in iis, qui vehementer<text:line-break/>commoti funt aut ira perciti aut pudore affecti, veluti<text:line-break/>reciprocantibus humoribus, sieque intro trahentibus, ani-<text:line-break/>mum ad colorem adhibere non oportet. Quod si nulla<text:line-break/>vis frigoris aut caloris aut nulla perturbatio earum, quas<text:line-break/>nunc dixi, ambientem nos aerem infestum habeat, cerle</text:span></text:p>
      <text:p text:style-name="P2"><text:span text:style-name="T7">humores ex colore cutis vere dignoscentur. Fit enim iu-<text:line-break/>terdnm ut medici, atque hi quidem non vulgares, redun-<text:line-break/>dare sanguinem in corpore arbitrentur, falsi nimirum co-<text:line-break/>loris mutatione, et tamen non redundat, sed illa coloris<text:line-break/>commutatio aut ab aeris nos ambientis calore aut ab </text:span><text:span text:style-name="T17">ira-<text:line-break/>cundia</text:span><text:span text:style-name="T7"> aut etiam a febre profecta esu Quandoque etiam<text:line-break/>esse imminutum sanguinem putant, nec tamen id verum<text:line-break/>est: id quod usu venit, quum is a frigore compulsus in<text:line-break/>partes intimas se recepit; potes autem id ipsum in mari<text:line-break/>persaepe contemplari, quod quum agitatur, majus, quum<text:line-break/>tranquillum est, minus multo videtur. Quum igitur cor-<text:line-break/>pus se ipso albidius sit factum, neque ulla adsit pertur-<text:line-break/>batio, tunc pituitosum humorem abundare plerumque in-<text:line-break/>dicat, quum vero sit pallidius aut magis flavum, biliosum.<text:line-break/>Sic etiam si ad rubicundius vergat quam naturae status<text:line-break/>ferat, redundare sanguinem, si ad nigrius, atram bilem<text:line-break/>fere significat, sunt etiam quorum color plumbum imite-<text:line-break/>tur, alii quorum ceu mixtio ex albo et livido quaedam,</text:span></text:p>
      <text:p text:style-name="P91">atque hujusmodi quidem colores crudum abundare humo-<text:line-break/>. rem declarant, qui in genere ille quidem pituitae conti-<text:line-break/>netur, minus tatnen quam quae consueto vocabulo pitu-<text:line-break/>ita appellatur humidus est, huncque humorem Praxagoras<text:line-break/>vitreum nomluat; at sanguis in medio horum et biliosorum<text:line-break/>est, eorum autem aliqui, prius quam alimentum sit accu-<text:line-break/>rate in sanguinem conversum vel ut semicocti sunt, alio-<text:line-break/>qui omnino incocti, alii a forma sanguinis parum abfunt,<text:line-break/>aliqui rursus velut postremi ad gignendum sanguinem<text:line-break/>excessum caloris consequuntur, quorum alii parum absunt<text:line-break/>a sanguine, alii plus, alii plurimum, quo sane tempore si<text:line-break/>vacnatione opus sit, tunc secare venam poteris, hac adhi-<text:line-break/>bita distinctione, ubi parum in utramque partem recesse-<text:line-break/>rint, audacter mitti sanguis poterit, ubi plus, cautius agen-<text:line-break/>dum, ubi plurimum, plane abstinendum; qua in re saepe<text:line-break/>coloris sanguinis mutationem intueri oportet, ac modo<text:line-break/>profluentis sanguinis, modo vero etiam aegrotantis horni-<text:line-break/>nis. Sed et animi defectio folet esse in multis affecti-</text:p>
      <text:p text:style-name="P90">bns evacuationis terminus itemque fluentis sanguinis te-<text:line-break/>nor labascens et pulsus commutati atque alia multa, quae<text:line-break/>nos in libro de venae , sectione sumus diligentius prose-<text:line-break/>quuti. Nunc autem nqn est ignorandum, si quaeque pars<text:line-break/>fucco alitur, qui fui simillimam habeat essentiam estque<text:line-break/>sibi natura comparatum, eum ut sibi succum, alterando et<text:line-break/>immutando paret, sanguinem ex cerne jecoris esse ortum<text:line-break/>habiturum; cor etiam hoc eodem est praeditum colore,<text:line-break/>sed non adeo, ut jecur, quod humidius corde ideoque<text:line-break/>rubicundius molliueque extilit, cor, vero est jecore siccius<text:line-break/>atque calidius, neque proprius ipsius sanguis est sanguini<text:line-break/>jecoris similis, sed quo calidius viscus viscere, eo flavior<text:line-break/>sanguis videtur, qui color ita est siccioris sanguinis ,pro~<text:line-break/>prins, sicut ruber 'humidioris; cujus quidem sanguinis tem-<text:line-break/>peratura humidi et colore, rubri prima generatio in jecore<text:line-break/>est ejusque ductus, a quibus derivatur et in totum cor-<text:line-break/>pus distribuitur, venae funt. At flavi sanguinis ac tenuis</text:p>
      <text:p text:style-name="P2"><text:span text:style-name="T7">et spirituofi prima generatio in sinistro cordis ventriculo<text:line-break/>consistit huncque'sanguinem in totum;corpus arteriae com-<text:line-break/>portant atque dispensant, quae etiam res facit ut ira-<text:line-break/>cundiae sedem in cerde sitam esse, nobis persuadere .debe-<text:line-break/>amus. Itaque in morbis facere conjecturam ex colore<text:line-break/>oportet, ut humorem in corpore redundantem cognosca-<text:line-break/>mus, nisi humores in imas corporis partes fe receperint:<text:line-break/></text:span><text:span text:style-name="T17">Color enim,</text:span><text:span text:style-name="T7"> inquit, </text:span><text:span text:style-name="T17">stmilis humoribus efstarefcit, quum<text:line-break/>nulla est reciprocatio.</text:span><text:span text:style-name="T7"> Itaque in. iis, qui intro maxime<text:line-break/>recesserunt, nec sunt per totum corpus aequabiliter dif-'<text:line-break/>fusi, spectanda sunt haec, anni tempus, regio, aetas et<text:line-break/>morbus et humor noxius, neque alius ante illum evacu-<text:line-break/>andus est, ut si exempli causa pituita redundet, eam eva-<text:line-break/>cuabis, si bilis flava aut atra infestum hominem habeat, pi-<text:line-break/>tuitam non attinges, sed bilem infestam educes. Simili<text:line-break/>quoque modo quum .sanguis redundarit aut ejus serum,<text:line-break/>ejus erit facienda evacuatio. Unus enim quisque humor<text:line-break/>in corpore redundans propriis notis distinguitur, ut si in<text:line-break/>toto- corpore flavus sit factus color, ut in morbo arquatu</text:span></text:p>
      <text:p text:style-name="P2"><text:span text:style-name="T7">accidit, neque bilis per sedem excernatur, aut aliquae pu-<text:line-break/>stulae biliosae per totum corpus eruperint et particulatim,<text:line-break/>si ventriculi morsus aut cibi fastidium aut appetentiae<text:line-break/>vacuitas adsit sitisque torqueat osque amarescat aut ignis<text:line-break/>sacer aliquam corporis pariem obsideat aut homo tertia-<text:line-break/>nam febrem aut ardentem ex bili habeat: in quibus sane<text:line-break/>omnibus flava bilis abundat, erit bilis iis medicamentis,<text:line-break/>quae ab actione bilem seducentia nominantur, evacuanda,<text:line-break/>quo in loco non modo vulgares, sed praestantissirni etiam<text:line-break/>medici animum advertere diligenter debent, siquidem hae<text:line-break/>notae non accurate perpensae in errorem inducere homi-<text:line-break/>nes solent.' Quamobrein in aphonismis Hippocrates nobis<text:line-break/>recte consulens, aliam nolam tribuit, attendendum esse:<text:line-break/>quum aegri </text:span><text:span text:style-name="T17">facile tolerant,</text:span><text:span text:style-name="T7"> ut hac freti recte fieri eva-<text:line-break/>cuationem intelligamus. Atque in atrae quidem bilis ex-<text:line-break/>uperantia spectare colorem par est, quando in hac qno-<text:line-break/>que totius corporis color in nigriorem mutatur, imo vero<text:line-break/>affectus omnes, qui ah ejus excessu oriuntur, humoris</text:span></text:p>
      <text:p text:style-name="P6"><text:span text:style-name="T7">copiam perspicue indicant, ut elephas, ut cancer, ut quar-<text:line-break/>tana febris, ut. lien , magnus et varices nigrescentes et<text:line-break/>quae melancholia nominatur et omnis insania immanis,<text:line-break/>temeraria.et fera. Jam vero, etiam, , qui humores inmu-<text:line-break/>liebri corpore abundent, menstruorum indicat color,, atque<text:line-break/>eorum, notas Hippocrates litterarum monimentis consi-<text:line-break/>gnavit; Nunc vero, </text:span><text:span text:style-name="T21">ut. de </text:span><text:span text:style-name="T7">flava bile dictum est nobisj ita<text:line-break/>de pituita dici posse existimabis, ut oedematosi tumores<text:line-break/>postulaeque et totius corporis color humoris formae, re-<text:line-break/>spondeant, quem etiam sequantur quotidianae febres, men-<text:line-break/>tis pigritia et torpor, propensiones in somnum, capitis<text:line-break/>gravitates</text:span><text:span text:style-name="T23">7</text:span><text:span text:style-name="T7">et acidi quidam ructus, si quando talia in ven-<text:line-break/>tre redundariut. - At de sanguine "quorsum attinet dicere?<text:line-break/>is enim non est unum quid accurate; sed ex contrariis<text:line-break/>differentibusque conflat partibus, estque in eo velut liquor<text:line-break/>sanguinis ac velut limus quidam et faex. Imo vero etiam<text:line-break/>veluti fibras inesse sanguini clare licef intueri, quibus<text:line-break/>sublatis sanguis iion' concrescit.<text:tab/>Ac sanguis a fibris se-</text:span></text:p>
      <text:p text:style-name="P2"><text:span text:style-name="T7">cretus et colore </text:span><text:span text:style-name="T17">et</text:span><text:span text:style-name="T7"> essentia disseri, ut quidam.accurate<text:line-break/>rubet,,quidam flavior, quidam nigrior videatur, quandoque<text:line-break/>etiam quidam scandor in' eo efflorescit, quandoque.totus<text:line-break/>esse lividus conspicitur, ac saepe prope ad nigrorem acce-<text:line-break/>dit. Quae quum, ita sint, planum est in. eo redundare<text:line-break/>saepenumero crassum nigrumque humorem, propter quem<text:line-break/>totius corporis color nigrior appareat, cicatricesque ni-<text:line-break/>grescant et venae in ruribus contracto livido colore in<text:line-break/>varices convertantur. Quandoque, vero superat flavus hu-<text:line-break/>mor, quem et vomitus et dejectiones, et alia significant,<text:line-break/>interdum vero ruber aut-albus, ut ex totius corporis co-<text:line-break/>lore capillisque et vomitibus </text:span><text:span text:style-name="T17">'et</text:span><text:span text:style-name="T7"> alni excrementis depre-<text:line-break/>henditur'. Sed quod omiserunt ii, qui verbo tenus me-<text:line-break/>dici voeantur, est a nobis hoc loco distinguendum, quem-<text:line-break/>admodum, inquam, in corporis partibus, quae sub aspe-<text:line-break/>ctum cadunt, modo in omnibus eadem apparet tempera-<text:line-break/>tura, quod ad colorem pertinet, [511] ut in morbo ar-</text:span></text:p>
      <text:p text:style-name="P90">quato et elephantiasi et aqua, inter cutem et malo habitu<text:line-break/>et iis colorum vitiis, quae a jecinore lieneque orta sunt,<text:line-break/>modo unius solum partis, in qua vel biliosus vel pitui-<text:line-break/>tosus vel melancholicus humor inhaeserit, temperatura<text:line-break/>permutatur, ita etiam in cerebro accidat, ut interdum<text:line-break/>omnis, qui venis continetur, sanguis melancholicus fiat et<text:line-break/>communi noxa cerebrum quoque offendatur, interdum<text:line-break/>vero, ut sanguis, qui in tutu hominis corpore sit,, illaefus<text:line-break/>maneat et ille solus, qui in cerebro est, alteretur, idque<text:line-break/>dupliciter, ut vel aliunde in ipsum confluat, vel in ipfo.<text:line-break/>melancholicus humor sit genitus , qui quidem gigni solet,<text:line-break/>quum magna, interni caloris copia flavam bilem aut cras-<text:line-break/>siorem nigrioremqne sanguinem assavit, id quod dignosces<text:line-break/>hoc modo, ln primis corporis habitum, qualis sit, lutu-<text:line-break/>ebere, ac memento molles, candidos pinguesque melancho-<text:line-break/>licum humorem minime continere, graciles, nigriores,<text:line-break/>hirsutos, quique latas venas habent, eos esse ad hujus-<text:line-break/>modi humorem gignendum aptissimos. Usu etiam inter-</text:p>
      <text:p text:style-name="P2"><text:span text:style-name="T7">dum venit, ut praerubro colore homines in melancholi-<text:line-break/>cam temperaturam affatim cadant itemque flavi, praeser-<text:line-break/>tim vero, si in vigiliis ac laboribus prius vitam duxe-<text:line-break/>rint. Illud etiam speetandum est, sintne ullae hae-<text:line-break/>morrhoides suppressae aut ulla alia consueta sanguinis<text:line-break/>evacuatio aut in mulieribus menstrua retenta purgatio et<text:line-break/>quibus homo alimentis usus sit, quae res nobis est in<text:line-break/>primo de facultatibus alimentorum definita atque distin-<text:line-break/>cta. Itaque si in hoc vitae genere versatus homo est<text:line-break/>prius quam in morbum incideret, tibi erit integrum etiam<text:line-break/>ex hoc majorem quampiam sumere conjecturam; si vero<text:line-break/>boni lucui alimentis usum illum competeris, habeto rati-<text:line-break/>onem exercitationum, tristitiae, vigiliarum curarumque, ad<text:line-break/>haec accedat oportet anni tempus praeteritaque et prae-<text:line-break/>sens constitutio itemque regio et aegrotantis aetas, de qui-<text:line-break/>bus paulo post verba a nobis fient, nunc autem satis ad<text:line-break/>rem indicandam erit exemplum, quod subjungam. Po-<text:line-break/>namus igitur vacare febre hominem venasque majorem<text:line-break/>in tumorem, elatas esse corpusque universum esse rubicun-</text:span></text:p>
      <text:p text:style-name="P2"><text:span text:style-name="T7">dius, spectandum erit, num ulla causa ex iis, quae cale-<text:line-break/>faciendi vim habent, ad corpus accesserit; si ulla adfuisse<text:line-break/>videatur, praestiterit rejicere in aliud tempus eam digno-<text:line-break/>tionem, doned motus ex illa excitus in toto . cor-<text:line-break/>pore conquieverit, ut sit in omnium externarum motio .<text:line-break/>num cessatione constitutum, ac si eo tempore homo talis<text:line-break/>videatur, scito sanguinem redundare, hinc autem alla per •<text:line-break/>pendenda sunt, atque'in primis-quae maximam vim ha-<text:line-break/>bent, tum deinceps reliqua, cujusmodi sunt gravitas, teu<text:line-break/>tio et segnities ad mctus, delude quae ad pulsus, vigilias,<text:line-break/>somnos, appetentias, cibi fastidia ac caetera hujus generis<text:line-break/>pertinent. Post haec vero, utrum suppressa sit ulla con-<text:line-break/>fueta excretiq, num omissa exercitatio, num plura et va-<text:line-break/>lentis materiae alimenta continenter ingesta sint, num a<text:line-break/>cibo insuetis balneis usus sit, ut luterim non negligas,<text:line-break/>quae ad anni tempus, regionem et alia, uti diximus, re-<text:line-break/>feruntur. Quidam tamen funt qui putent colorem non<text:line-break/>modo qualitatem, sed etiam essentiae quantitatem indicare,</text:span></text:p>
      <text:p text:style-name="P2"><text:span text:style-name="T7">sed falluntur, quum in nulla re, qnae per essentiam au-<text:line-break/>geatur, pristinus color mutetur, ita enim et nix candi-<text:line-break/>dior et pix nigrior et aurum magis flavum redderetur,<text:line-break/>ex quo plane palet, incrementum essentiae aliud esse,<text:line-break/>quam alterationern; incrementum enim ad quantitatem,<text:line-break/>alteratio ad qualitatem pertinet, color vero qualitatis<text:line-break/>essentiae, non quantitatis est indicium ; tanta' igitur ac<text:line-break/>talis est colorum praerogativa, de quibus est </text:span><text:span text:style-name="T17">a</text:span><text:span text:style-name="T7"> nobis con-<text:line-break/>scripta tractatio ac demonstratum ipsorum notitiam magno<text:line-break/>nobis esse et ad curationem et ad dignotionem morborum<text:line-break/>adjumento, praesertim vero ad hoc valere eos colores, qui<text:line-break/>in facie, in oculis, in lingua atque urinis conspiciuntur,-<text:line-break/>quanquam decipi quosdam videmus, qui quum in oculos<text:line-break/>intuentur, firmum fe nactos esse totius corporis temperaturae<text:line-break/>argumentum ex oculorum colore arbitrantur, quum tamen<text:line-break/>lude solum oculorum cognoscere temperaturam eis conce-<text:line-break/>datur. Imo vero etiam in jecoris vitiis linguae et totius<text:line-break/>corporis coler vitiatur, ac si inflammatione tentetur inem--<text:line-break/>brana costas succingens, sputum colore inficitur, atque</text:span></text:p>
      <text:p text:style-name="P2"><text:span text:style-name="T7">ita ut si biliosior sanguis sit, flavum aut pallidum sputum<text:line-break/>sit, si pituitosior, spumeum et album; si magis melancljo-<text:line-break/>Iicus, nigrum aut lividum; si nihil horum subsit,- rubrum;<text:line-break/>interdum vero etiam tenuia salsaque et colore sincere in-<text:line-break/>fecta sputa fiunt, ut ipfe quodam in loco memoravit, ne-<text:line-break/>que tamen inde facere de temperamento totius corporis<text:line-break/>conjecturam debemus. Age vero quid de urinarum colore<text:line-break/>dicemus? nisi enim unum ego de urinis librum conscri-<text:line-break/>psissem, certe multa de eis mihi essent hoc loco asserenda<text:line-break/>necessario. Verum nihil opus est eadem huc transferre et<text:line-break/>longiorem orationem instituere, tantum addam, quod ad<text:line-break/>praesagiendi rationcm valeat. Quum igitur quartus dies,<text:line-break/>ut ipse nos docuit, index sit et qualis septimus sit futu-</text:span><text:span text:style-name="T23">z<text:line-break/></text:span><text:span text:style-name="T7">rus nunciet, omne quodcunque in eo primo notabile coii-<text:line-break/>coctionis signum apparuerit, futuram septimo die crisin<text:line-break/>significat, ac tunc non modo rubra quaedam nubes appa-<text:line-break/>ret, quae vifa prius non esset, sed etiam multo magis su-<text:line-break/>spensum album, aequale et cohaerens. Si vero velox ad-<text:line-break/>modum sit morbi motus, tunc coloris consistentiaeque mu-</text:span></text:p>
      <text:p text:style-name="P2"><text:span text:style-name="T7">tatio satis potest futuram crisin indicarer Itaque si urina<text:line-break/>tenuis fiat modice erafla, sique alba fiat pallida, lu hujus-<text:line-break/>modi morbo jam crisin praenunclabit, sed alia quoque<text:line-break/>sunt, quae non secus quam urinae futuras crises signi-<text:line-break/>ficant, ut alvi excrementa, sputa et quae in criticis super-<text:line-break/>venire dlebus scleut, de quibus nos in commentariis de<text:line-break/>crisibus deque criticis diebus disseruimus. Hippocrates<text:line-break/>vero in aphorisuns quodam in loco rubrae nubis solum<text:line-break/>mentionem fecit, utpote quae raro contingat, quod fere<text:line-break/>nubeculae albae appareant, estque id evidentius concoctio-<text:line-break/>nis indicium, nos autem docuimus, ex Hippocratis fenten-<text:line-break/>tia, rubrum colorem salutarem esse illum quidem, sed<text:line-break/>tamen diuturniorem fore morbum indicare, ut est in libro<text:line-break/>praesagiorum sicriptum bis fere verbis: .Si </text:span><text:span text:style-name="T17">urina subrubra<text:line-break/>stt sudimentumque subrubrum leneqae, erit haec multo<text:line-break/>quam., prior diuturnior, </text:span><text:span text:style-name="T7">admodum </text:span><text:span text:style-name="T17">tamen salubris,</text:span><text:span text:style-name="T7"> quo in<text:line-break/>loco addidit admodum ut firmam salutis signum lude ex-<text:line-break/>istere declararet. Nunc autem his omissis, occasio nos<text:line-break/>monet, ut de humoribus disseramus. Hoc igitur prius</text:span></text:p>
      <text:p text:style-name="P2"><text:span text:style-name="T7">intelligendum est, humorem et succum non idem esse,<text:line-break/>humor' enim est humiditas quaedam, quae in corpore ani'-<text:line-break/>mantis continetur, fuccus humiditas est, quae in iis fru-<text:line-break/>ctibus, quibus vescimur aut quos exprimimus, invenitur.<text:line-break/>Quod quum ita fit,, de humoribus dicendum est, conflere<text:line-break/>nimirum inter sapientes homines omnia corpora ex qua-<text:line-break/>tuor quibusdam generibus,, quae proportione humoribus<text:line-break/>respondent quaeque elementa omnes vocant, esse consti-<text:line-break/>tutu, eaqne suit Hippocratis Platonisque sententia, constant<text:line-break/>enim e terra, igne, aqua et aere. Elementum porro </text:span><text:span text:style-name="T17">vo-<text:line-break/>cant</text:span><text:span text:style-name="T7"> minimam illius rei, cujus elementum sit, partem,<text:line-break/>hisce autem elementis proportione respondent, ut diri,<text:line-break/>quatuor humores, qui sunt iii nobis, lioc est sanguis, pi-<text:line-break/>tuita, bilis utraque, tum flava tum atra. Qunjn autem<text:line-break/>hi humores inter sc apta mensura funt secundum natu- ,<text:line-break/>ram temperati, tunc recte valemus, quum vero aut deest<text:line-break/>quid piam aut redundat aut in alienum locum commigrat,<text:line-break/>aegrotamus. Nunc vero scire quid causae sit cur aqua</text:span></text:p>
      <text:p text:style-name="P90">humectet, ignis adurat aut aqua fluat et ignis in sublime<text:line-break/>feratur firmissimaque et [512] gravissima oinnium elemen-<text:line-break/>torum sit terra, nihil ad morbos curandos facit, satis<text:line-break/>enim est ei, qui tueri valetudinem velit ac morbos pro-<text:line-break/>fligare, si sciat, ex apta caloris, frigoris, siccitatis et hu-<text:line-break/>miditatis temperie bonam valetudinem existere, ex horum<text:line-break/>intemperie morbos oriri, atque etiam si intelligat, ex<text:line-break/>quatitor elementis stirpes gigni earumque fructus et fe-<text:line-break/>mina procreari, haecque omnia esse pecudum, suum, ca-<text:line-break/>prarum, boum et caeterorum animantium alimenta, quae<text:line-break/>aut herbas aut arborum baccas aut ramos aut radices de-<text:line-break/>pascuntur; hominibus vero et haec ipsa animalia nutri-<text:line-break/>mento este et ex eis gigni in humanis corporibus sangui-<text:line-break/>nem, pituitam et geminas biles ac sanguinem quidem plu--<text:line-break/>rimnm ideoque ipsum sulum in venis apparere, alia vero<text:line-break/>pauciora procreari. Caeterum hic sanguis est ortus nostri<text:line-break/>voluti materia constalque e quatuor humoribus, sed hoc<text:line-break/>nomen a dominio duxit. Nolim autem quenquam cogi-</text:p>
      <text:p text:style-name="P90">tare corpora et quatuor elementis abfolute esse conflata,<text:line-break/>quandoquidem' illa, ut potestate sint in corporibus, . actu<text:line-break/>tamen nullo modo insunt, sed quae ex ipsis, interceden-<text:line-break/>tibus alimentis, gignuntur, ut sanguis, pituita et flava<text:line-break/>atraque bilis, ut flava bilis igni, atra terrae, pituita aquae<text:line-break/>proportione respondeat, • ob eainque causam calida sicca-<text:line-break/>que potestate sit flava bilis sicut ignis, frigida et. sicca<text:line-break/>atra sicut terra, pituita vero frigida et humida ut aqua,<text:line-break/>aereum vero elementum in solis corporibus animantium<text:line-break/>cernitur, juxta suam naturam, ut in respirationibus et<text:line-break/>pulsibus licet-' intueri, atque ex his ipsis prima constant<text:line-break/>corpora, nt medulla et caro et nervi et ossa et alia<text:line-break/>quam plurima. Hippocrates autem in libro de natura ho-<text:line-break/>minis quatuor in nobis esse elementa comprobavit, quo-<text:line-break/>rum excedens modum copia atque vis et immutata qua-<text:line-break/>litas morbis causam affert, tum ostendit pituitam hieme,<text:line-break/>sanguinem vere, flavam bilem aestate, atram autumno</text:p>
      <text:p text:style-name="P2"><text:span text:style-name="T7">redundare. Ad haec vero addidit, quae ad temporum<text:line-break/>anni differentiam pertinent et in horum tractatione de<text:line-break/>aetatibus quoque et regionibus potestate quadam egit. Ean-<text:line-break/>dem enim rationem in aetatibus puer; quam in anni<text:line-break/>temporibus ver habet, eandem juvenis quam aestas, ean-<text:line-break/>dem senex quam autumnus, eandem postremo decrepitus<text:line-break/>quam hlems; similis est ratio regionum, temperata enim<text:line-break/>veri, calida aestati, quae in calore et frigore inaequalis<text:line-break/>est,- in frigore tamen et siccitate exsuperat, autumno,<text:line-break/>humida et frigida hiemi respondet. Scire autem con-<text:line-break/>venit, omnia quidem genera morborum in omnibus tem-<text:line-break/>poribus nasci,' idque jam definivit Hippocrates, potius<text:line-break/>tamen quosdam morbos in quibusdam, temporibus </text:span><text:span text:style-name="T17">ex-<text:line-break/>oriri: [ quemadmodum vere melancholia, mania, morbus<text:line-break/>comitialis, /anguinis prostuvia et aliqua ex parte cynan-<text:line-break/>chae, gravedines, raucedines, leprae, lichenes, vitiligines<text:line-break/>albae, eststoreseentiae et articulorum morbi. Aestate au-<text:line-break/>tem ex his nonnulli et febres continentes et ardentes, et</text:span></text:p>
      <text:p text:style-name="P2"><text:span text:style-name="T17">tertianae, vomitus, alvi dejectiones, oculorum instamma-<text:line-break/>tiones et aurium dolores et ventriculi ulcerationes et pu-<text:line-break/>dendorum putredines. Autumno autem et aestivorum mor-<text:line-break/>borum multi et febres quartanae et panetes et lienis<text:line-break/>morbi et sudores et tabes et urinae stillicidia et liente-<text:line-break/>riae et dysenteriae et asthmata, volvuli, morbus caducus,<text:line-break/>mania et melancholia. Hieme autem pleuritides</text:span><text:span text:style-name="T7">, peri-<text:line-break/>pneumoniae, lethargi, raucedines, </text:span><text:span text:style-name="T17">tusus, dolores pecto-<text:line-break/>iis, costarum, lumborum, capitis, vertigines et apople-<text:line-break/>xiae.]</text:span><text:span text:style-name="T7"> De quibus paulo post, ut etiam de aetatibus dif-<text:line-break/>feremus. Nunc autem fubit mihi illorum admirari stul-<text:line-break/>titiam, qui de humano corpore loquenles, ut quomodo<text:line-break/>conflatum sit et ah luitio conformatum declarent, quae-<text:line-break/>dam in eo inesse ajunt forte quadam artis ac rationis<text:line-break/>experte et non sapientis opificis providentia conformata,<text:line-break/></text:span><text:span text:style-name="T17">[obscura profecto quem dicunt similitudine utentes, stouti<text:line-break/>nonnulla in vita similia</text:span><text:span text:style-name="T7"> fani, </text:span><text:span text:style-name="T17">iis, quae arte efficiuntur.</text:span></text:p>
      <text:p text:style-name="P2"><text:span text:style-name="T17">Videns enim figuram</text:span><text:span text:style-name="T7"> similem </text:span><text:span text:style-name="T17">effe faciei animalis cujus~<text:line-break/>darn et percutiens petram tantum ejus abrupit, ut, quod<text:line-break/>relictum . est, ad formam animalis illius accederet. Et<text:line-break/>alia hujusmodi semel intra toto longum tempus in orbe<text:line-break/>terrarum sucta este dicunt. Insuntum autem naturae erat<text:line-break/>omnas homines stunt- et stmilUmae ad illas nostrae con-<text:line-break/>formationis omnino obliviscuntur. Quamquam qui ligna<text:line-break/>caedit, surraque dividit et coagmentat, scamnellum conji-<text:line-break/>ciet, omnes ad usum, cusus causu coagmentatum est, ne-<text:line-break/>cejsurias partes habens, talem dicunt artistcem esu.}<text:line-break/></text:span><text:span text:style-name="T7">Quum tamen faber, si lecticam fecerit dextrosque pedes<text:line-break/>sinistris aequales fabricatus sit, artifex, si ver&lt;T pedes vel<text:line-break/>longitudine vel crassitudine veI figura diversi sint; impe-<text:line-break/>ritus et non artifex appelletur, illi tamen hoc in hu-<text:line-break/>mano corpore' non animadvertunt, in cujus fabricatione<text:line-break/>omnes tum philosophi, tum medici sapientissimi naturae<text:line-break/>artem sunt admirati, siquidem non est hoc, ut quispiam</text:span></text:p>
      <text:p text:style-name="P2"><text:span text:style-name="T7">fortasse parum accurate intuens existimabit, ex decem<text:line-break/>aut duodecim aut viginti partibus constitutum, sed ex<text:line-break/>pluribus ossibus et musculis quam ducentis, deinde in<text:line-break/>ossa singula vasculum ipsa alens pervenit, in musculos<text:line-break/>vero non modo pertinet id vasculum, cui venae nomen<text:line-break/>est, fed etiam arteria atque nervus, omniaque 'quae in<text:line-break/>dextra parte fuut, in altera etiam ut musculi, ut venae,<text:line-break/>ut arteriae, ut nervi, ut ossa inter se prorsus aequalia<text:line-break/>perspiciuntur, quae sane dispositio non modo justitiam in<text:line-break/>corporis nostri fabricatione, fed etiam summam potesta-<text:line-break/>tern et providentiam conditoris nostri aperte demonstrat;<text:line-break/>ad haec vero specta ossium, musculorum et aliarum par-<text:line-break/>tium magnitudinem, situm, compositionem, numerum,<text:line-break/>figuram, totam denique conformationem, quae cuncta<text:line-break/>ubique servari constat. </text:span><text:span text:style-name="T17">[Praeterea duo oculi ofst sunt<text:line-break/>aequales, utrique est partium multitudo neque figura va-<text:line-break/>rians neque magnitudine aut sttu qut conformatione</text:span><text:span text:style-name="T7">, quin</text:span></text:p>
      <text:p text:style-name="P2"><text:span text:style-name="T17">imo crystalliformis humor exquisite aequalis in utroque<text:line-break/>et vitreocoloris, figurae, densttatisque similitudine re-<text:line-break/>spondet, mollitie aiitem et duritie recedit.</text:span><text:span text:style-name="T7"> </text:span><text:span text:style-name="T25">(</text:span><text:span text:style-name="T7"> Nulla autem<text:line-break/>membrana aut tunica </text:span><text:span text:style-name="T17">aliter fe habens in utroque oculo<text:line-break/>est, fed omnibus eadem est longitudo, crafstties et tenuitas.<text:line-break/>Quemadmodum autem et color et compositio ne minimum<text:line-break/>Variat, stc etiam musculorum numerus est. aequalis.']</text:span><text:span text:style-name="T7"> At-<text:line-break/>que hanc quidem distributionem in omnibus corporis par-<text:line-break/>tibus, quae organicae nominantur, comperies, nam dex-<text:line-break/>trae sinistraeque habent aequalem numerum, magnitndi-<text:line-break/>nem, crassitudinem ac naturam, quae nullo modo varie-<text:line-break/>tur. Ut igitur de humanis affectibus judicia facimus, sic<text:line-break/>facere de divinis par est et effectorem nostri corporis ad-<text:line-break/>mirari. [Propterea autem, </text:span><text:span text:style-name="T17">quod illum non conspicimus,<text:line-break/>eundem negare non salum impium, fed et ridiculum esu<text:line-break/>Si navis est domus optime constructa, opistce ejus haud<text:line-break/>cognito, num eam aut fine arte aut casu non ita faepe</text:span></text:p>
      <text:p text:style-name="P2"><text:span text:style-name="T17">fine suo potiri, casum nutem fortuitum constructionis cor-<text:line-break/>poris nostri causam este dicamus?]</text:span><text:span text:style-name="T7"> Sed aliud est, quo<text:line-break/>majore admiratione me afficere consuevit; sunt nonnulli,<text:line-break/>qui in nobis quosdam esse humores illi quidem concedunt,<text:line-break/>fed tamen non esse quatuor eis placet et cibos in san-<text:line-break/>guinem versos, ad adspectus, gustatus et tactus judicium<text:line-break/>permutari, id autem re vera esse non concedunt, sed<text:line-break/>haec omnia esse nostrorum sensuum fallacias arbitrantur.<text:line-break/>Alii vero in ipsa natura esse qualitates fatentur, sed ejus-<text:line-break/>modi, ut neque mutari, neque aIterari queant, altera-<text:line-break/>tiones autem,* quae in eis apparent, eas ex secretione<text:line-break/>concretioneque existere contendunt. Hippocrates primus<text:line-break/>omnium et medicorum et philosophorum, quorum nomen<text:line-break/>ad nos pervenit, aggressus est demonstrare, quatuor esse<text:line-break/>elementa et quatuor item humores et quatuor esse omnes<text:line-break/>qualitates, quae inter se mutuo agerent, a quibus quae<text:line-break/>ortum interitumque nanciscuntur, omnia fiunt et corrum-<text:line-break/>puntur, ac de his nostrum habes commentarium, cujus</text:span></text:p>
      <text:p text:style-name="P90">index est, de elementis ex Hippocratis sententia, et item<text:line-break/>commentarios, quos in'librum ipsius de natura hominis<text:line-break/>.edidimus, in quibus et Anaxagorae et aliorum multorum<text:line-break/>falsam' fuisse sententiam demonstravimus. ’ Jam vero idem<text:line-break/>Hippocrates princeps omnium eorum, quorum nomen fama<text:line-break/>ad nos pertulerit, totas per totas mutuo misceri qualita-<text:line-break/>tes cognovit et' principia demonstrationum, quibus postea<text:line-break/>Aristoteles usus est, apud ipsum prius monumentis man-<text:line-break/>data literarum competimus. Zeno autem Citieus ut qua-<text:line-break/>litates, ita etiam substantias totas per totas misceri exi-<text:line-break/>stimavit. Sed non est hoc loco de ejusmodi opinione<text:line-break/>disputandum.- Quoniam autem animantium, quae sanguine<text:line-break/>praedita sunt, partes ex sanguine -matris factae sunt isque<text:line-break/>sanguinis est pituitae et bilis utriusque particeps, inde<text:line-break/>factum est, ut quidam nostrum, ortum ex solo sanguine,<text:line-break/>alii vero ex quatuor elementis constare voluerint, quam-<text:line-break/>vis enim utriusque sectae sit probabilis ratio, est tamen<text:line-break/>verior lententia, qua quatuor elementa esse naturae hu-</text:p>
      <text:p text:style-name="P2"><text:span text:style-name="T7">manae materiam affirmatur. </text:span><text:span text:style-name="T2">[Η.αβ </text:span><text:span text:style-name="T17">ratio demonstrat, par-,<text:line-break/>tes corporis humaniaut similares aut difstmilares efsur<text:line-break/>jEt similares quidem sunt</text:span><text:span text:style-name="T7"> caro' et </text:span><text:span text:style-name="T17">nervii, caro tamen san-<text:line-break/>guine perfusu et</text:span><text:span text:style-name="T7"> mollis </text:span><text:span text:style-name="T17">et calida,</text:span><text:span text:style-name="T7"> at nervus /anguinis<text:line-break/></text:span><text:span text:style-name="T17">expers'! durus et frigidus.- Illa vero non penitui rnoliis<text:line-break/>et .calida, utt nec nervus omninor durus et frigidus, sed<text:line-break/>fanguis, carne molitor et. calidior; os autem nervo durius<text:line-break/>eit frigidius esu</text:span><text:span text:style-name="T7"> Id </text:span><text:span text:style-name="T17">ipsum quoque in'pliis partiiusrcon-<text:line-break/>spici potest, quarum altera frigidior M calidior, moUiqr<text:line-break/>et durior quam altera est. Quam. ob..causam embryonis,<text:line-break/>procreandi causu natura ad duriora corpora compingenda<text:line-break/>ex uteri fanguine crajstorem attrahit partemi ad rnoUio-r.<text:line-break/>res autem producendas bumidiora et ad calidiores cali-<text:line-break/>diora et rursus ad frigidiores suigidiora. Sunt qui di-<text:line-break/>cant, sunguinem apparere unum quid, ratio autem docet,'<text:line-break/>eum non unum esae. Liceat misu Lactis similitudine utL<text:line-break/>Sicutt enim lac unum apparet, non, unum vero est, sed<text:line-break/>summo serosum et tenue in ipse et farinae triticeae ma-</text:span></text:p>
      <text:p text:style-name="P2"><text:span text:style-name="T17">ximopere strnile et crastsam et haec qaamdiu invicem mixta<text:line-break/>sunt-, -medium quid efficiunt, lac, idque in caseum redigi^<text:line-break/>tur surumque. ' Discreta autem suam quoduis surmarn<text:line-break/>indnstpat. .Lac igitur mon unum exquisite, fed. 'a diversis<text:line-break/>compositum apparet, idemque in sanguine contingit; ichor<text:line-break/>enim.sungautis fero lactis respondet, croscsumenium vero<text:line-break/>caseo. Hoc cognito venas incidas. Sanguis hujus stavus<text:line-break/>ejstuet, illius ruber, nujic albidior, nunc nigrior; id quod<text:line-break/>testatur sanguinem e diversis constare. Ubi autem exili-.<text:line-break/>iere vaUs medicamentum , utrorumque corpus talem eva-&gt;<text:line-break/>citabit humorem, qualem attrahere</text:span><text:span text:style-name="T7"> potuit.] Hippocrates<text:line-break/>autem adversus eos, qui hominem esse solum sanguinem:<text:line-break/>aut, unum aliud quodvis dicerent, hoc satis esse existimavit,<text:line-break/>ut ab eis peteret ostenderent hominem, qui formam non'<text:line-break/>mutaiet, nec varius redderetur, tum vero aliquod anni tem-<text:line-break/>pus aut aetatem hominis proferrent, in qua solum et unam’<text:line-break/>esse sanguinem appareat. Ut vero probaret duas biles esse<text:line-break/>cum sanguine conjunctas perpetuo itemque pituitam, quae</text:span></text:p>
      <text:p text:style-name="P2"><text:span text:style-name="T7">secundum naturam in aetatibus annique temporibus appa-<text:line-break/>rent, memoravit,' proinde nostra corpora ex quatuor gigni<text:line-break/>humoribus itemque augeri et ali scriptum reliquit, quippe<text:line-break/>qui intelligeret magnam corporum nostrorum varietatem, si<text:line-break/>esset unus humor, ceu unum elementum", fieri nullo modo<text:line-break/>potuisse. Itaque ait </text:span><text:span text:style-name="T17">eos,</text:span><text:span text:style-name="T7"> qui unum esse elementum aut<text:line-break/>humorem statuunt, evertere principia medicinae. Medi-<text:line-break/>cus enim naturae minister est, naturae autem contempla-<text:line-break/>tio in iis potissimum corporibus [513] versatur, quae<text:line-break/>oriuntur et occidunt, quaeque,-ut uno verbo complectar,<text:line-break/>mutationi sunt obnoxia, sed si id quod est, unum sit,<text:line-break/>haec sublata erunt omnia et cum ei» medicina tolletur.<text:line-break/>Praeterea vero multae ac multiplices sunt medendi rati-<text:line-break/>ones, quae sane evertuntur ab iis, qui omnia esse unum<text:line-break/>ponunt, propterea quod nostra corpora vel . nihil omnino<text:line-break/>patientur, aut si patiantur, uno solum modo patientur,<text:line-break/>atque ita una erit modo curatio, ut etiam cenfuit Hippo-<text:line-break/>crates; quod si ita est, omnis nimirum medicina sublata</text:span></text:p>
      <text:p text:style-name="P90">est. Enimvero, si quid aliud, hoc etiam medicis conce-<text:line-break/>dendum est, multas esse morborum species ac multas iti-<text:line-break/>dem remediorum, quod qui non concedit, is medicinae<text:line-break/>principia tollit. Hippocrates autem in libro de natura<text:line-break/>hominis a qualitatibus nominare elementa consuevit,' ac<text:line-break/>calidum vocat, neque solam qualitatem, neque quod ah<text:line-break/>ejus exuperantia homonyme dicitur, sed corpus quod<text:line-break/>summae caliditatis particeps est, frigidum vero id, in quo<text:line-break/>summa frigiditas, siccum, in quo siccitas, quibus quidem<text:line-break/>fit rebus ut nemo sanae mentis dubitare possit quin<text:line-break/>omnia animantia ex aere, igne, aqua et terra ortum du-<text:line-break/>caut, neque in controversiam revocare haec esse omnium<text:line-break/>animantium cibos, sicut neque hoc, humores, qui nostris<text:line-break/>in corporibus secundum naturum apparent, ex eis esse<text:line-break/>genitos, imo vero etiam ex iis humoribus singulae par-<text:line-break/>tes, quae ex similibus inter se partibus constant, sunt<text:line-break/>generatae, hisque primum inter se conjunctis, primum<text:line-break/>simplicissimumqne efficitur instrumentum, quod unius acti-<text:line-break/>onis causa natura molita est, his rursus inter fe compa-</text:p>
      <text:p text:style-name="P2"><text:span text:style-name="T7">ctis, alterum majus instrumentum efficitur, illis item<text:line-break/>inter fe connexis universi corporis existit fabricatio. Sed<text:line-break/>nunc propria et proxima nostri corporis elementa esse<text:line-break/>quatuor humores, affirmamus, omnium vero communia,<text:line-break/>liumidum, siccum, calidum et frigidum, ut ducto a quali-<text:line-break/>tatibus nomine elementa ex Hippoeratis sententia nomi-<text:line-break/>nemus, Atque hae quidem solae quatuor qualitates sub-<text:line-break/>jectam substantiam immutantes in causa sunt cur inter<text:line-break/>se elementa commutentur, eaedemque plantas et animalia<text:line-break/>efficiunt. Elementa porro inter se mutari, ut humorex<text:line-break/>procreentur, multi eorum, qui physici vocati sunt, eva-<text:line-break/>dentia nirnirmn ducti ac persuasi concesserunt, ac Thales,<text:line-break/>quamvis ex aqua velit constare omnia, tamen hoc etiam<text:line-break/>ipsum concessit; praestiterit fortasse ejus verba subjungere,<text:line-break/>quae in secundo de principiis ita fere scripta sunt i </text:span><text:span text:style-name="T17">Haec<text:line-break/>autem,</text:span><text:span text:style-name="T7"> inquit, </text:span><text:span text:style-name="T17">pervulgata quatuor, quorum longe princi-<text:line-break/>pem este aquam statuimus et sure salum este elementum<text:line-break/>affirmamus, ad concretionem, compactionem et constitu-<text:line-break/>tionem eorum, quae kac mundi sude continentur, inter fe</text:span></text:p>
      <text:p text:style-name="P2"><text:span text:style-name="T17">commiscentur </text:span><text:span text:style-name="T4">,- </text:span><text:span text:style-name="T17">quomodo autem id stat , est a nobis supe-<text:line-break/>riore libro,</text:span><text:span text:style-name="T7"> declaratum; hoc loco plane patet, Thaleti pla-<text:line-break/>cere elementa inter se commutari. Hippocrates vero ex<text:line-break/>eo, quod probatum esset prius omnem iubstantiain alte-<text:line-break/>rari, vidit refutatam illam esse sententiam, qua statueba-<text:line-break/>tur corporum alterationem, quae apparet, concretionem<text:line-break/>secretionemque esse, ut Epicuro ac Democrito placuit, et<text:line-break/>hanc, non esse expertia mutationis quatuor elementa, ut<text:line-break/>Empedocles .existimavit. Itaque recte censuit naturam<text:line-break/>omnium ex calido, frigido, humido siccoque constare et<text:line-break/>quatuor humores in nobis fetnper reperir». Quum enim<text:line-break/>haec mutuo ac vicissim agant, certe actio non ex secre-<text:line-break/>tione et concretione existis, sed ex eo, quod substantia<text:line-break/>per se tota spatiatur atque alteretur; ex his autem humo-<text:line-break/>res generantur, qua de re quum male sint loquitti pleri- -<text:line-break/>que veteres, tum vero peius etiam Erasistratus, qui quum<text:line-break/>in caeteris rebus fuerit praestantissimus, de hac re nihil<text:line-break/>habuit quod veI mediocriter probabile esset quod asser-</text:span></text:p>
      <text:p text:style-name="P2"><text:span text:style-name="T7">ret, prorsus autem esse inutile putat scire' quomodo cibi '<text:line-break/>lu ventriculo .concoquantur et. quomodo ex concoctione<text:line-break/>humores gignantur et quomodo bilis lu venis existat, ac<text:line-break/>solius evacuationis habendam esse rationem, humorum vero<text:line-break/>ortum esse negligendum existimat:, id quod ipse in tertio<text:line-break/>de febribus perspicue scriptum reliquit, sed fallitur; ut<text:line-break/>jam Plato .atque Aristoteles demonstranti Verum nos, ut<text:line-break/>jam saepe diximus, non hoc nobis proposuimus, ut quae<text:line-break/>veteres recte scripta reliquerunt ea . nunc pertractemus, ‘<text:line-break/>ut qui illos nec sententia, nec dicendi ratione superare<text:line-break/>valeamus; vici enim illi demonstrarunt, quum alimentum<text:line-break/>in venis a nativo calore alteratur, sanguinis originem ex<text:line-break/>mediocri calore existere, aliorum humorum, ex eodem<text:line-break/>immodico; nam et edulia, quorum est natura calidior, bi-<text:line-break/>liosiora sunt, quorum vero frigidior est/pituitosiora;, ea-<text:line-break/>dem aetatum est ratio. Magis enim biliosae calidiores<text:line-break/>natura censentur, pituitosiores vero frigidiores. Idem in<text:line-break/>vitae iusiitutis itemque regionibus, anni temporibus, ac</text:span></text:p>
      <text:p text:style-name="P90">multo magis in ipsis naturis cernitur, morbi quoqne fri-<text:line-break/>gidi a pituita originem trahunt, calidi a flava hile, ad<text:line-break/>summam nihil usquam invenies, quod hanc non confini<text:line-break/>met sententiam. Verum existimato haec a me res de-<text:line-break/>monstrandi causa potius dicta esse quam ut inscitiam et<text:line-break/>stupiditatem eorum indicem, qui aliter sentiunt, nec ea<text:line-break/>quidem norunt, de quibus inter omnes convenit, quaeque<text:line-break/>quotidie usu venire perspicimus; demonstrationes enim<text:line-break/>harum rerum a scientia profectae ex iis sunt petendae<text:line-break/>principiis, quae alibi funt a nobis pertractata, ut esse<text:line-break/>corporibus attributum, ut luter se agant et patiantur, id<text:line-break/>ex calido, frigido, sicco et humido existere et ex horum<text:line-break/>mediocritate et immoderatione sanitatem morbumque con-<text:line-break/>stare et morborum remedia e contrariis duci. Mihi ta-<text:line-break/>men et sophistae et medici complures, atque hi quidem<text:line-break/>egregii, inter quos Erasistratus censetur, id videntur igno-<text:line-break/>rare , morbum tum appellandum esse, quum in corpore<text:line-break/>quaedam affectio est, quae non ex accidenti, sed primo et<text:line-break/>per fe actionem laedit. Quis igitur aut cognoscere aut</text:p>
      <text:p text:style-name="P2"><text:span text:style-name="T7">sanare morbos poterit, quum prorsus eos qui, quanti<text:line-break/>qualesque sint ignoret? haec tamen neque Hippocrates,<text:line-break/>neque Praxagoras, 'neque Philotimus, neque Aristoteles<text:line-break/>ignorarunt. </text:span><text:span text:style-name="T17">[Quin etiam bilis atra talis humor esa Haec<text:line-break/>enim anni tempestatibus, autumno maxime et aetatibus,<text:line-break/>quae aetatis storem excipiunt, abundare sulet."]</text:span><text:span text:style-name="T7"> An igi-<text:line-break/>tur Erasistratus quum nullos alios libros Hippocratis<text:line-break/>evolvit, tum vero eum, qui de natura hominis inscriptus<text:line-break/>est, non vidit, ut tanta negligentla humorum tractationem-<text:line-break/>silentio praeteriret? an hoc novit ille quidem, sed data<text:line-break/>opera pulcherrimam artis contemplationem praetermisit?<text:line-break/>et tamen haeo omnia, quae ad morbos cognoscendos at-<text:line-break/>que'curandos maximum usum afferunt , vir egregius Era-<text:line-break/>sistratus praeteriit, ac veteres non esse flocci faciendos<text:line-break/>sibi'persuasit, quamquam praestiterit et humorum omnium<text:line-break/>ortum nesse £et </text:span><text:span text:style-name="T17">quia mihi plurimi veterum medicorum id,<text:line-break/>quod in tali humore naturale est at Versus inferiora fece--</text:span></text:p>
      <text:p text:style-name="P2"><text:span text:style-name="T17">dit, suepe quoque,</text:span><text:span text:style-name="T7"> verfas </text:span><text:span text:style-name="T17">superiora</text:span><text:span text:style-name="T7"> redundat, atrum </text:span><text:span text:style-name="T17">hu-<text:line-break/>morem , neutiqiiarn atram bilem vocajte sulent, Quod au-<text:line-break/>tem ex concretione quadam et</text:span><text:span text:style-name="T7"> putredine ortum est et </text:span><text:span text:style-name="T17">in<text:line-break/>acidum degeneravit, atram appellat bilem, Sed</text:span><text:span text:style-name="T7"> de no-<text:line-break/>minibus disient.ire </text:span><text:span text:style-name="T17">haud oportet, sed hoc suiresuvat,quod<text:line-break/></text:span><text:span text:style-name="T7">quoad </text:span><text:span text:style-name="T17">/anguinis, orspsumm. verum,</text:span><text:span text:style-name="T7"> sit, </text:span><text:span text:style-name="T17">Quod sutis crajsum<text:line-break/>et terreum e ciborum natura nutritio,ni illatum non bene<text:line-break/>caloris innati mutatio,nem recipit, hoc lien atfjmldt, Co-<text:line-break/>Ctum autem quod dicunt et</text:span><text:span text:style-name="T7"> quasi </text:span><text:span text:style-name="T17">combustum ex alimen-<text:line-break/>tis, hoc est in illis ccdldisistrnum</text:span><text:span text:style-name="T7"> et. </text:span><text:span text:style-name="T17">dmlcifstmum, i/eluti mei<text:line-break/>lactisque stos (seg.</text:span><text:span text:style-name="T7"> </text:span><text:span text:style-name="T2">καὶ ἡ </text:span><text:span text:style-name="T17">xtpllnsi sttque</text:span><text:span text:style-name="T7"> siava. </text:span><text:span text:style-name="T17">bilis. Quod<text:line-break/>per vasu bilifera expurgatur, tensie. est et humidum, non<text:line-break/>uti supra</text:span><text:span text:style-name="T7"> modum </text:span><text:span text:style-name="T17">tsHresueitum</text:span><text:span text:style-name="T7"> exarem^ </text:span><text:span text:style-name="T17">stavesuent sta Wfsut<text:line-break/>sunt, stt, firniso piteflo avorum.J et.</text:span><text:span text:style-name="T7"> fcire unum instiumen-<text:line-break/>tpm ad pnrgandos humores accommodatum este a natura<text:line-break/>constructum, ni fattgnis tum a liene tum ab ea vesica,,</text:span></text:p>
      <text:p text:style-name="P2"><text:span text:style-name="T7">quae jecori adhaeret, expurgatur, eum vero, qui sit ad-<text:line-break/>modum crassus terreusque et eam . mutationem, quae- in<text:line-break/>jecore fit, prorsus fugerit, lien in se trahit, quo vero<text:line-break/>pituita expurgaretur, nullum instrumentum est molita na-<text:line-break/>tura, ea enim frigida siumidaque est ac veluti semicoctum<text:line-break/>alimentum, proinde non evacuandum, sed in corpore 'ma-<text:line-break/>nens alterari debet. [Hi </text:span><text:span text:style-name="T17">autem humares gignuntur ex<text:line-break/>esculentis potulentisque, quae alterari sulent.~\</text:span><text:span text:style-name="T7"> Duplex<text:line-break/>autem est genus alterationis, ut; quae speciei procrea-<text:line-break/>trix est, quae primo et proprie nominatur alterari© et<text:line-break/>item quae contundere et contrahere corporis nostri partes<text:line-break/>dicitur, primo genere continetur alimentorum alteratio,<text:line-break/>propterea quod nihil de specie in aliam verti speciem<text:line-break/>potest, nisi.calefiat., refrigeretur, siccescat et humectetur.<text:line-break/>Est autem demonstratum omnes affectus corporis non<text:line-break/>aliunde quam ex calido et frigido et sicco et [514] hu-<text:line-break/>mido alterationes et mutationes in aliud substantiae ge-<text:line-break/>nus accipere atque hac ratione ducti primas qualitates</text:span></text:p>
      <text:p text:style-name="P2"><text:span text:style-name="T7">speciei procreatrices et quae veluti elementa sint, este<text:line-break/>quatuor iu libro de elementis deque facultatibus natura-<text:line-break/>libus, ut humiditatem, ut siccitatem, ut caliditatem et<text:line-break/>frigiditatem affirmavimus. Ac mihi quidem plurimi eo-<text:line-break/>ruin, qui in iis perquirendis sunt versati, videntur er-<text:line-break/>ravisse, quod eam, quae excelleret, absolute considera-<text:line-break/>runt, quum tamen permagni referat, an ad naturam uni-<text:line-break/>versam animum adjungamus, an hominis solius habeamus<text:line-break/>rationem, ut quid de calido, frigido, humido siccoque<text:line-break/>distinguamus. Nam si universam naturam respicias, unum-<text:line-break/>quodque horum dupliciter dicetur,' absolute et per exsu-<text:line-break/>perantiam, ut unumquodque elementum absolute, hemo,<text:line-break/>vero, asinus et bos per exsuperantiam intelligatur, nos<text:line-break/>vero non absolute pervestigamus, sitne plus humidi quam<text:line-break/>sicci in mari, quando id evidenter perspicimus, sed utrum<text:line-break/>ita sit ad hominis comparationem, contra tamen quam<text:line-break/>plurimi medici • faciunt; atque adeo stulti sunt ut ne id<text:line-break/>quidem concedant, de'quo luter omnes constat, hoc esse<text:line-break/>commune omnium animantis partium, quae ad humores</text:span></text:p>
      <text:p text:style-name="P2"><text:span text:style-name="T7">aliquos gignendos aut ad usiim aliarum partium aut ad<text:line-break/>propagationem generis aut ad suetum alendum utiles, vim<text:line-break/>habent, ut ille humor sit quaedam veluti redundantia ali-,<text:line-break/>menti.partis illius a qua ipse generatur: neque enim pars<text:line-break/>ideo, humorem gignit, quia norit quam ad rem is humor<text:line-break/>usui futurus sit animanti, alloqui tali esset mente atque<text:line-break/>intelligentia praedita, qualem iu iis arbitramur inesse<text:line-break/>oportere qui remp. gerunt; sed eam mentem atque intel-<text:line-break/>ligentiam habet animantium opifex, ipsa vero pars, ut<text:line-break/>demonstravimus, cum aliis naturalibus potentiis, tum vero<text:line-break/>alteratrice, qua sibi alimentum assimilat, regitur et guber-<text:line-break/>natur. Qqaerat autem quispiam hoc loco, quid causae sit,<text:line-break/>cur Panguic, quum in vasis feminis diutius moratur, exal-<text:line-break/>bescat. Sed si quis eorum, quae in libris de facultatibus<text:line-break/>naturalibus sunt </text:span><text:span text:style-name="T17">a</text:span><text:span text:style-name="T7"> nobis demonstrata meminerit, eum fa-<text:line-break/>cile hoc, esse inventurum arbitror; illic enim ostendimus<text:line-break/>omnem partem alimentum libi simile reddere. Itaque<text:line-break/>quum vasorum tunicae candidae sint, sanguinem in for-<text:line-break/>mam sibi ipsis similem commutant. Quaeret autem for-</text:span></text:p>
      <text:p text:style-name="P90">tasse aliquis cur in nullo alio vafe id fieri perspiciatur,<text:line-break/>est in promptu responsio, non ita diu in vase sanguinem<text:line-break/>commorari; nam si tam diu moraretur, ac non difflueret<text:line-break/>citoque evacuaretur, prosecto etiam in aliis animantis<text:line-break/>partibus ejusmodi reperire humorem liceret, quamquam<text:line-break/>in uno quoque vase nativa bumidilas, a qua tunicae va-<text:line-break/>sorum nutriuntur; hujusmodi esse videatur, quocirca in<text:line-break/>flexibus vasornm sanguis ipse veIuti stagnans, in causa<text:line-break/>est ut spermaticus humor cumuletur. Nunc vero animi<text:line-break/>quoque actiones ab humoribus et omnino a corporis tem-<text:line-break/>peratura immutari, inter optimos medicos praestantissimos—<text:line-break/>que philosophos convenit, . ac nos uno commentario id<text:line-break/>probavimus, in, quo vires animi esse corporis temperatu-<text:line-break/>rae consequentes demonstravimus, atque inde fit ut ex<text:line-break/>humorum redundantia plurimae in hominibus intemperies<text:line-break/>oriantur, quarum octo obsidere singulas partes solent eae-<text:line-break/>que aut ex nudis solisque qualitatibus, aut etiam cum<text:line-break/>humore aliquo fieri solent. Proinde intemperiem, quam<text:line-break/>siccitas excitavit, humectare oportet, quam humiditas, ex-<text:line-break/>iccare, quam calor, refrigerare, quam frigus denique, cale-</text:p>
      <text:p text:style-name="P2"><text:span text:style-name="T7">facere: eadem est ratio compositarum, ut vel calefacias<text:line-break/>et exsicces, vel humectes et calefacias vel refrigeres et<text:line-break/>humectes vel sicces et refrigeres. Jam </text:span><text:span text:style-name="T17">vero</text:span><text:span text:style-name="T7"> non est<text:line-break/>parva cura nntritioni adhibenda, quando ex ea humores<text:line-break/>gignuntur et eadem virtutem , ac vitium in nobis parere<text:line-break/>existimatur, idem ipsum autem Plato quoque videtur in<text:line-break/>Timaeo scriptum reliquisse ad hunc scre modum: danda,<text:line-break/>inquit, </text:span><text:span text:style-name="T17">opera est, ut pro virili parte nutritione, institutis<text:line-break/>ac disciplinis vitium sugiamus et virtutem adipiscamur;<text:line-break/>ut enim instituta disciplinaeque vitia tollunt virtutemque<text:line-break/>pariunt, ita etinm facit nutritio, [Dicit autem ille inter-<text:line-break/>dum non suium victus rationem, sed omne puerorum re-<text:line-break/>gimen nutritionem. Nunc vero non putant secundo stg~<text:line-break/>nistcatu dictam ejste nutritionem. Non enim pueris, sed<text:line-break/>et adultis eam praeberi jubet, periclitandum, non quo<text:line-break/>quis pofstt etc.]</text:span><text:span text:style-name="T7"> Appellat autem instituta quae in gym-</text:span></text:p>
      <text:p text:style-name="P2"><text:span text:style-name="T7">nasticis, musicis, geometricis arithmeticisque versantur,<text:line-break/>nutritionem vero nullam aliam licet intelligere praeter<text:line-break/>eam, quae ex cibis, sorbitionibus ac potionibus constat,<text:line-break/>luter quas etiam vinum est, de. quo lu secundo derlegi-<text:line-break/>bus libro multa Plato memoravit et nos disseruimus in<text:line-break/>eo commentario, quem in Timaeum, edidimus et separa-<text:line-break/>rim quoque in commentariis; qui. sunt de facul talibus, ali-<text:line-break/>mentorum et in libello, quem- de bonitate vitioquefuc-<text:line-break/>corum inscripsimus. Quoniam igitur bona et mala nutris<text:line-break/>tio magno est animi functionibus incommodo vel &lt;usui et<text:line-break/>aasdem integras incolumesque conservat et bonos ac prae-<text:line-break/>stantes, humores gignit, par est eam non esse negligendam,<text:line-break/>praecipue autem ecnandum est ne .humores- supervacanei<text:line-break/>sint in corpore, neque aeres, neque aridi, neque calidi,<text:line-break/>neque mordaces, neque crassi, neque crassi simul ac,crudi,<text:line-break/>neque fluentes, neque glutinosi,</text:span><text:span text:style-name="T25">:</text:span><text:span text:style-name="T7"> .neque, plethorici, neque<text:line-break/>etiam erudi et impactio siquidem haec omnia morbornin<text:line-break/>omnia genera afferre solent, atque in primis quidem.re-<text:line-break/>dundantia podagram et taulta genera morborum, quistad</text:span></text:p>
      <text:p text:style-name="P2"><text:span text:style-name="T7">articulos .perfluent .itemque ’, capitis. et..cordis .delerem et<text:line-break/>alia multa invehere mala consuevit, imo yero etiam.ve-<text:line-break/>nas rumpit, ac totidem et item, plura his mullo afferunt<text:line-break/>alia; et in podagra id ipsum evidenter; perspicimus,, mor-<text:line-break/>bum oriri,;,quum supervacaneus aliquis humor asi pedes ,<text:line-break/>confluit, qui nisi illuc conflueret,, ne morbus quidem is<text:line-break/>unquam, hominem , corriperet, .non. confluet autem, si<text:line-break/>homo excrementis .perpetuo vacet, si modicis.utatnrexar-<text:line-break/>citationibus, .si alimentum probe concoquat, unde desidia<text:line-break/>et edacitas eum laedunt', laedit etiam potentis ac copiosi<text:line-break/>yini potus,: siquidem hujusmodi vina nervosum genus<text:line-break/>prompte replent; </text:span><text:span text:style-name="T17">£ quemadmodum esmm concubitus.']</text:span><text:span text:style-name="T7"> Ca-<text:line-break/>pitis autem dolores, non modo , ut dixi , excitantur,, quia<text:line-break/>magna humorum vis caput, occupavit, fed etiam ex sulo<text:line-break/>calore, interdum vero ex flava, bile,, quae vel ,in capite<text:line-break/>vel iri ventriculo continetur et propter obstructionem ali—<text:line-break/>cujus loci aut ob flatulentum spiritum, qui in ipsa parte<text:line-break/>gignatur, aut,aliis, multis de causis, quas memorare non</text:span></text:p>
      <text:p text:style-name="P2"><text:span text:style-name="T7">est hujus loci </text:span><text:span text:style-name="T17">ac</text:span><text:span text:style-name="T7">temporis. Caeterum, quum magna hu-<text:line-break/>morum copia in venis’ coacervata 'est et quum ipsa tenue<text:line-break/>quodsiam serum in ventriculum confluit, tum cordis do-<text:line-break/>lor excituri solet isque -os stomachi occupat, quod fere<text:line-break/>omnium partium maxime sentiendi facultate -praeditum<text:line-break/>esu Usu etiam interdum venit ut venae, quae in renes<text:line-break/>inferuntur, quarum uscula aperiuntur, propter humorum,,<text:line-break/>qui in ipsis continentur, crassitudinem et copiam rumpan-<text:line-break/>tur ac ruptionem sinceri sanguinis evacuatio consequatur;<text:line-break/>quum vero oscula aperiuntur, sanguis non consertim effun-<text:line-break/>datur, praesertim si copiosus non sit, sed paulatim </text:span><text:span text:style-name="T17">te-<text:line-break/>nuior percoletur</text:span><text:span text:style-name="T7"> et totam, urinam sanguine tinctam red-<text:line-break/>dat,' qiuimque copia et crassitudo humorum haec faciat, sic<text:line-break/>etiam immutare pulsus potest; id quod tenacitas et acri-<text:line-break/>monia non fecus facit. Atque acrimoniam quidem, ubi<text:line-break/>alere opus, sit, cavebis, siquidem ea ad excretionem ftimu-<text:line-break/>lat; contra vero facit tenacitas, quod in causa est, ut<text:line-break/>quaedam celerius, . quaedam ferius ad dejectionum prope-</text:span></text:p>
      <text:p text:style-name="P2"><text:span text:style-name="T7">rent, quin etiam acer et tenuis humor causa interdum<text:line-break/>est ut superficies in saevitate intestinorum ulceretur, ac<text:line-break/>tum maxime quum ea, quae ingesseris,, mox dejiciuntur<text:line-break/>talia, qualia devoraveris; quandoque etiam corneam ulcerat<text:line-break/>acrimonia, ut in-oculorum doloribus accidit, jam vero ra-<text:line-break/>dit etiam in dysenteriis ipsa intestina idque primum facit,<text:line-break/>£515] </text:span><text:span text:style-name="T17">[ferius autem corrodit velati ulcus .et tunc sere sit<text:line-break/>dysenteria.']</text:span><text:span text:style-name="T7"> Sed et immodicus calor et morsus vitandi<text:line-break/>sunt,.quando ex iis delirium, vigiliae; pulmonis inflam-<text:line-break/>matio et alia pleraque genera morborum consequuntur;<text:line-break/>ita etiam convulsiones ac palpitationes et urina, quae<text:line-break/>jumentorum lotio similis fit, crudi et drassi humoris sunt<text:line-break/>species, ac pessimi censentur morbi, in quibus ambo hu- .<text:line-break/>mores ante dicti redundant, ac semitertianam febrem Io-<text:line-break/>len t afferre. Et vero etiam tubercula et pustulae excitan-<text:line-break/>tur'; quum natura partes corporis intimas expurgat, ut<text:line-break/>nonnunquam per excretlonern, sic etiam-per depositionem<text:line-break/>ad cutim, subtiliores enim dilutioresque humores exte-<text:line-break/>nuans, per halitum digerit, ex crassioribus autem cuti ac</text:span></text:p>
      <text:p text:style-name="P2"><text:span text:style-name="T7">magis etiam pelliculae, quae densior est, inhaerentibus,<text:line-break/>pustulae oriuntur, idque illis potius accidit, quorum den-<text:line-break/>sicr, sit, cutis et durior, siquidem per eam crassiores fena-<text:line-break/>cioresque humores difficilius pertranseunt;; sed et dorsi<text:line-break/>dolores locum mutantes ex humore defluente fiunt, qui<text:line-break/>interdum solus sit, magna tamen ex parte flatuosum cras-<text:line-break/>sumque spiritum, conjunctum habeat estque consentaneum<text:line-break/>hunc crassum , humorem, quum .vias spiritus </text:span><text:span text:style-name="T17">obstruit,<text:line-break/></text:span><text:span text:style-name="T7">comitialem.morbum, afferre , novorum principio se ipsum<text:line-break/>qualiente, ut quae noxia sunt excutiat, meatuum enim<text:line-break/>obstructio a crasso tenacique humore repente fit, sed<text:line-break/>cruditatem maxime omnium fugere nos oportet, crudus<text:line-break/>enim humor proprie nominatur is, qui talis est, quale<text:line-break/>videtur esse id, quod in urinis puri simile interdum<text:line-break/>subsistet, ab eo. tamen differt, quia pus graveolens<text:line-break/>est et glutinosum. Crudus vero .humor habet quidem<text:line-break/>crassitudinem et colorem illi. similem, sed neque gra-<text:line-break/>veolens est, neque glutinosus, ac tale quidem est jd,</text:span></text:p>
      <text:p text:style-name="P7"><text:span text:style-name="T7">i </text:span><text:span text:style-name="T2">•<text:tab/>Λ</text:span></text:p>
      <text:p text:style-name="P8"><text:span text:style-name="T7">quod ventriculo ac: venis nondum concoctum continetur..<text:line-break/>Sunt porro, crudorum humorum duo genera, eorum alter<text:line-break/>tenuis et aqueus est, alter crassus et glutinosus, estque is<text:line-break/>in partibus corporis impactus, tenuem vero et aqueum<text:line-break/>evacuare oportet priusquam a calore febris calefiat pun-<text:line-break/>gatque ac mordeat, ac erassum et glutinofuin-concoquere,<text:line-break/>et fluidum reddere prius, quam medicamento purges, hoc<text:line-break/>enim scitutn est: </text:span><text:span text:style-name="T17">Corpora, quum purgare quis velit; flu-<text:line-break/>ida estsu facienda,</text:span><text:span text:style-name="T7"> ut censuit Hippocrates. Quum igitur<text:line-break/>homo fe cissis largius expleverit, necesse est crudi humo-<text:line-break/>ris’ plurimum incorpus animantis rapi,. idque' multis' </text:span><text:span text:style-name="T17">de<text:line-break/></text:span><text:span text:style-name="T7">causis et quod deterius lu ventriculo venisque concoqua-<text:line-break/>tnr id, qubd plus est et quod plus in corporis molem<text:line-break/>subit, quia plus sit et quod citius quam per est, pro-<text:line-break/>pterea quod ventriculus venis, venae autem caeleris omni-<text:line-break/>bns animalis partibus permittunt ut quod nondum con-<text:line-break/>fectum est rapiant, hunc autem humorem, qui crudus</text:span></text:p>
      <text:p text:style-name="P2"><text:span text:style-name="T7">proprie nominatur, plerique pueri propter crapulam plu-<text:line-break/>rimum coacervant, ex quo-facile calculus gignitur, quum<text:line-break/>is humor sit ceu materia, ex qua fiat lapis, .efficiens </text:span><text:span text:style-name="T17">veret<text:line-break/></text:span><text:span text:style-name="T7">causa, calor censeatur, fit etiam ex naribus et ore in.cim<text:line-break/>cuitibns ordinatis et inordluatis humorum crudorum ex;<text:line-break/>cretio, qua cerebrum expurgatur, qui sane humores a pure,<text:line-break/>ut diximus, differunt. Quum igitur curandi ratio poti!-,<text:line-break/>simum in humoribus versetur, certe eos 'neque tenaces<text:line-break/>esse, neque crassos, • neque, multos,, neque nimis calidos,<text:line-break/>neque frigidos, neque mordaces, neque corruptelae obno-<text:line-break/>xios, neque veneni naturam imitantes expediet; etenim<text:line-break/>quum aucti sint, morbos gignunt et dolores invehunt.<text:line-break/>Ac dolores ex humoribus excitari fex modis, planum est,<text:line-break/>aut ex calore aut ex frigore aut ex erassitudine aut ex<text:line-break/>tenacitate aut ex mordacitate aut ex copia, denique quum<text:line-break/>inquam supra modum aucti sunt </text:span><text:span text:style-name="T17">et</text:span><text:span text:style-name="T7"> evacuationem postu-<text:line-break/>lant; augentur autem interdum eadem ex causa,, a qua<text:line-break/>geniti ab initio, sunt,, quo.sane tempore duplex, est, nobis</text:span></text:p>
      <text:p text:style-name="P2"><text:span text:style-name="T7">curationis:proposita* ratio, ut-alterentur -et ut evacuentur,<text:line-break/>qua- de ;re in:libris methodi medendiest a nobis actum,<text:line-break/>inique enim par esse censeo,. ut. omnia; .quae sunt a me aliis<text:line-break/>in libris perfectu’ scripta, ih hoc libro iterentur. . Quin,<text:line-break/>etiam in aphorisinis . ostendimus, quum corpus plethericum<text:line-break/>est; venae sectione, quum malis redundat humoribus, me-<text:line-break/>dicameuto purgante evacuandum esse, addidimus, quoque,<text:line-break/>hausi difficulter malitiam humorum a plenitudine saugui-<text:line-break/>nisi posse distingui, si modo in libro de plenitudine a no-<text:line-break/>bis’ • confecto es. studiose; versatus; Ac me illud . quidem<text:line-break/>est. omittendum, quum humores redundantes moventur et<text:line-break/>otunem in partem corporis feruntur; nec dum in aliqua<text:line-break/>parte corporis firmati sunt, tunc ad eos expellendos na-<text:line-break/>turam incitari et aliquo, qui velut manum porrigat et<text:line-break/>motum illum, ad ventrem deducat, indigere; qui autem<text:line-break/>una in parte firmati sunt priusquam: concoquantur; mo-<text:line-break/>vere non oportet, tunc enim natura</text:span><text:span text:style-name="T25">:</text:span><text:span text:style-name="T7"> quoque' nobis ad<text:line-break/>evacuationem est adjumento, haec.- enim' post concoctionem</text:span></text:p>
      <text:p text:style-name="P2"><text:span text:style-name="T7">humores excernere et quod fuperflnit, rejicere videtur,<text:line-break/>quo sane tempore judicationes fiunt. Quum igitUr natura<text:line-break/>perlecte evacuat, nihil est praeterea faciendum, quum vero<text:line-break/>modice et imbecillius facit, tum quod deest addere de-<text:line-break/>bent ii, qui medicinam faciunt, qna‘ in’ re illud lutelli-<text:line-break/>gendnrn est, ruro contingere ut ab uno membro ad aliud<text:line-break/>humores confluant. Saepius vero accidit ut una in parte;<text:line-break/>in qua concoquantur, toto morbi tempore usque ad morbi<text:line-break/>solutionem conquiescant , quomodo autem membra aliorum<text:line-break/>membrorum morbos, qui ex humorum transmigratione<text:line-break/>fiunt, excipiant, in extremo libro accuratius exponetur.<text:line-break/>Nunc vero non possum non admirari eos, qui quum ve-<text:line-break/>lint Hippocratem de mutatione humorum, quae aetate<text:line-break/>progrediente fieri solet, hoc loco disserere, hanc lectionem<text:line-break/>ita ut dixi depravarunt; quum enim illi propter brevi-<text:line-break/>tatem non possent magnitudinem sententiarum paucis ver-<text:line-break/>bis contenturum intelligere, in eam sunt opinionem di-<text:line-break/>stracti, etenim quamvis color in aetatibus saepenumero<text:line-break/>mutetur, non tamen id nunc explicare Hippocrates voluit,</text:span></text:p>
      <text:p text:style-name="P90">nam et pueri plurimum habent humoris sanguinei et quod<text:line-break/>ad temperaturam aetatis pertinet; eum sclurn haberent,<text:line-break/>fed 'quum mulsa comedant eaque nullo' ordine fefvato,<text:line-break/>ideo suboriuntur etiam in eis aliqua ex parte, ut antu<text:line-break/>diximus, humores,- qui crudi nominantur; proinde fit ut<text:line-break/>nativus eorum color nitidus ruberque sit et veluti stori-<text:line-break/>dus, aut etiam ex albo et rubro commixtus, interdum<text:line-break/>vero etiam splendidus, quod ipsum a sanguine spirituque<text:line-break/>et bono colore consequitur. Quum vero ad adolescen-<text:line-break/>tiam'pervenerunt, quidam eorum 'meliorem educationem<text:line-break/>nacti, recta victus ratione utuntur; ob eamque causam<text:line-break/>sanguis solus in eis exuperat, unde plane constat colo-.<text:line-break/>rem exuperanti humori proportione respondere, alii vero<text:line-break/>multo pejus educantur quam. quum in pueritia ' adhuc<text:line-break/>essent, ideoque hi continenter aegrotant et vehementius<text:line-break/>conflictantur, cujus rei causa est cruditas humorum, quae<text:line-break/>in apiis coacervatur. Quae hanc aetatem excipit, prae-<text:line-break/>fertim mala victus ratione adhibita, amarae bilis humo-</text:p>
      <text:p text:style-name="P2"><text:span text:style-name="T7">rem gignit, ut lu </text:span><text:span text:style-name="T17">'ea</text:span><text:span text:style-name="T7">redundet non. .sanguis..solum, sed; illa<text:line-break/>etiam:,-quae pallidaniavaque bilis' nominatur; in aliis ad<text:line-break/>eandem rationem-: mutatibues .fiunt, quaeinon possunt &lt;fir-<text:line-break/>initer definiri, ut in aetate declinante melancholicumthui-<text:line-break/>morern subire aut; alio in tempore. pituitam , ita ut. .colon<text:line-break/>quoque commutetur. Sed mihi non- fit verisimile,. Hip.<text:line-break/>poeratern modnde successione aetatum.-deque earum mu.<text:line-break/>talione- et icolorum variatione verba . facere , sed de' iis<text:line-break/>coloribus, quos quotidie in&lt; corporibus aegrotantium intus<text:line-break/>einur • quosque fpectareemedicum oportet;ut ipsu in. libra<text:line-break/>praesagiorum adthuncmodmn, praecepit </text:span><text:span text:style-name="T25">S1</text:span><text:span text:style-name="T7">’ </text:span><text:span text:style-name="T17">Inprimu,^<text:line-break/></text:span><text:span text:style-name="T7">quit, </text:span><text:span text:style-name="T17">aegri faciem spectare comente, sume ea bene nudem*<text:line-break/>tium faciei similis;</text:span><text:span text:style-name="T7"> delude, tutius quoque, , lu-f. 546 ]. quit,<text:line-break/>faeiei color attendendus, </text:span><text:span text:style-name="T17">viridisne.stt</text:span><text:span text:style-name="T7"> et </text:span><text:span text:style-name="T17">non niger et 'li-<text:line-break/>nidus}</text:span><text:span text:style-name="T7"> tum paulo-pest: an </text:span><text:span text:style-name="T17">totius sudei stt immutatus </text:span><text:span text:style-name="T26">C</text:span><text:span text:style-name="T17">o~<text:line-break/>lori</text:span><text:span text:style-name="T7"> ad: haec: </text:span><text:span text:style-name="T17">sttne rejlexa nn livida un paUida .palpe-&gt;<text:line-break/>bdn''nut labrum aut nasus.</text:span><text:span text:style-name="T7"> Praeterea vero lu sexto, de</text:span></text:p>
      <text:p text:style-name="P2"><text:span text:style-name="T7">vulgaribus morbis libro, </text:span><text:span text:style-name="T17">dltt, idonit , ad manum humecti-,<text:line-break/>aliipraerubri, alii'praepaUidi, alii</text:span><text:span text:style-name="T7"> lividi,.etcaetera gene-<text:line-break/>ris ejusdem. Sicule..sputo, de. uiina, • de: alvi dejectioni-<text:line-break/>bus deque aliis' ipse, censuit. Admonetcigitnr medicum;<text:line-break/>videat; sitne color-sanguineus, an pallidus,, an flavusr an<text:line-break/>albus, .an" niger, .utplane noscat • quisnam siurnor reShnfi<text:line-break/>det in corpore’; .siquidem coloni eum .liumorem, qui insit<text:line-break/>in corpore, consequi consuevit. .Recte autem fecit,.iqauni<text:line-break/>addidit; ubi reciprocatio non sit, propterea quod quum<text:line-break/>humores sunt aliquo affectu perturbati, non est nobis iis-<text:line-break/>tegrumyde coloribus ab illis excitatis recte et vere judi-<text:line-break/>care. Ut enim'mare qunin crescit quurnque decrescit,,<text:line-break/>quod fieri omnino solet in reciprocationibus et purpura-<text:line-break/>scit ventisque agitatum- accurate naturam suam non vi-<text:line-break/>detur servare, sic luimoresr quum intra corpus se recepe-<text:line-break/>rlut et non fusi sint,.sensu oculorum percipi non possunt;<text:line-break/>quum vero nulla reciprocatio est, hoc'est, quum in toto<text:line-break/>eorpore sunt aequabiliter fusi, tunc color qualis sit hu-</text:span></text:p>
      <text:p text:style-name="P2"><text:span text:style-name="T7">mor. noxius et ’redundans nobis indicat, • ut si aliquam<text:line-break/>evacuationem medicus moliatur, noxium' humorem educat,<text:line-break/>ut ipse sexcentis in, locis noxium humorem et non alium<text:line-break/>prius. esse evacuandum praecepit, id autem qua ratione<text:line-break/>faciendum sit,.,in libro de natura hominis scriptum est.<text:line-break/>Quod vero ait Graece </text:span><text:span text:style-name="T2">ἀνθέον, </text:span><text:span text:style-name="T7">tripliciter exponunt</text:span><text:span text:style-name="T25">r</text:span><text:span text:style-name="T7">.vel<text:line-break/>ut color, qui in corpore efflorescit, colori humorum simi-<text:line-break/>lis sit, vel ut color humorum similis: sit colori florum<text:line-break/>sitquq aut ruber aut albus aut fuscus aut lividus aut pal-<text:line-break/>lidus aut flavus aut niger aut, ut summatirn dicam, similis<text:line-break/>colori florum propriamque naturam fervet et humores in<text:line-break/>imis corporis partibus non Iateant et non retrocesserint,<text:line-break/>vel ut color- humorum sit floridus, hoc est puleber et<text:line-break/>bonus, ut in libris de morbis vulgaribus scriptum com-<text:line-break/>perimus. </text:span><text:span text:style-name="T17">Quum,</text:span><text:span text:style-name="T7"> inquit, replentur, hoc </text:span><text:span text:style-name="T17">rursus</text:span><text:span text:style-name="T7"> signum </text:span><text:span text:style-name="T17">.est,<text:line-break/>corpus</text:span><text:span text:style-name="T7"> sioridum </text:span><text:span text:style-name="T17">redditur,</text:span><text:span text:style-name="T7"> quod omnis est refectionis in-<text:line-break/>dicium; floridum vero corpus efficiunt exercitationes, ut<text:line-break/>est a nobis in commentariis de tuenda valetudine demon-</text:span></text:p>
      <text:p text:style-name="P9"><text:span text:style-name="T7">stratum et jtem quum' probus sanguis corpus reficit</text:span><text:span text:style-name="T17">, [vel<text:line-break/>etiam in tertio, quum humores a gaddbus exterioribus 'ad<text:line-break/>interiores revocantur, ut sut in floribus'; quare surres jstve<text:line-break/>arefadtt, stve alto .mado mutati, 'suum ipsorum colorem<text:line-break/>non servant, stc etidm hurrioras quando ab' exterioribus ad<text:line-break/>interiora convertuntur iliorum color non significat vere et<text:line-break/>sine culpa redundantem ltumorem^</text:span><text:span text:style-name="T7"> flrima explanatio prae-<text:line-break/>stat caeleris. Quod igitur hac sententia continetur, ad<text:line-break/>morborum curationem ,</text:span><text:span text:style-name="T23">1</text:span><text:span text:style-name="T7"> futurorum'praesagitionem et prae-<text:line-break/>Tentis sanitatis tutelam pertinet. [Quod </text:span><text:span text:style-name="T17">autem signumstt,<text:line-break/>ipse</text:span><text:span text:style-name="T7"> exponit.] Sed videamus jam quae subjunxerit ad<text:line-break/>hunc fete modum, <text:tab/></text:span></text:p>
      <text:h text:style-name="P85" text:outline-level="2">II.</text:h>
      <text:p text:style-name="P109">Ducendi qua repunt perrAOjca conferentia, his exceptis,<text:line-break/>quorum maturatimiei e temporibus contingunt.</text:p>
      <text:p text:style-name="P92">' Jubet hoc .loco ut pro.humoruminclinationibus eva-<text:line-break/>cuationes faciamus. Sicetiamin .vj.horifrnmscriptum est.</text:p>
      <text:p text:style-name="P2"><text:span text:style-name="T17">quae educere oportet, quo maxime natura vergit, per<text:line-break/>commoda loca educatio.</text:span><text:span text:style-name="T7"> His autem verbis significat, ut<text:line-break/>nos exposuimus, quae nec judicantur, neque persecte ju-<text:line-break/>dicata sunt, ea autem esse educenda locis commodis nos<text:line-break/>docet, hoc est, ut evacuationem, faciamus aut per inte-<text:line-break/>stina aut per ventrem aut per vesicam aut per uterum in<text:line-break/>mulieribus aut per totam cutem sudoribus aut per pala-<text:line-break/>tum aut per nares’aut per haemorrhoidas aut quum fluxu<text:line-break/>sanguinis fiat judicatio,/quae res siolet esse optima, quum<text:line-break/>e directo ad locum affectum sit, mala vero, quum .lu con-<text:line-break/>trarium. Debet igitur medicus animad,vertere quo natu-<text:line-break/>rae impetus feratur; sique ipsa ad loca commoda repat,<text:line-break/>ei erit auxiliandum, su vero-ad-contraria , prohibere ac<text:line-break/>revocare et retrahere inclinationem, ut paulo postjube-<text:line-break/>bit Hippocrates:,:-.oportebit. Nam fi morbus cerebrum oc-<text:line-break/>cupet, quoniam duae 'sunt commodae inclinationes, ;al-<text:line-break/>tera ad palatum, quae—quidem- est praestantior, altera<text:line-break/>in afperatni arteriam;: quae non'probas est, rem conside-<text:line-break/>rare diligenter-debebis , et'quum universum corpus prius</text:span></text:p>
      <text:p text:style-name="P2"><text:span text:style-name="T7">evacuaris, quo natura feratur, per eam partem educito;<text:line-break/>quae ‘res facit, ut -intelligamus humorem, qui evacuandus<text:line-break/>sit , a natura nobis indicari et locum, per quem evacuare<text:line-break/>ipsum oporteat, commonstrari. Age vero quum inflam-<text:line-break/>matio jecur obsideat simulacque concocta inflammatio sit,<text:line-break/>purgationem adbibemus, ac per inferiora quidem, qutrm<text:line-break/>ea in simis jecoris sit partibus,.praecipue autem .si natura<text:line-break/>id ipsum alvi dejectionibus prius indicet, per urinas vero,<text:line-break/>quum in-gibbis. ' Iu caeteris quoque simili modo specta-<text:line-break/>bimus et humorem redundantem et affectum locum, ex<text:line-break/>quo tanquam </text:span><text:span text:style-name="T17">e</text:span><text:span text:style-name="T7"> causa quadam morbus emanat, etenim<text:line-break/>haec et quis evacuandus humor sit - et modum evacuatio-<text:line-break/>nis et locum, per quem fiat et ad haec omnia, tempus<text:line-break/>etiam, opportunum indicabunt, nam inter initia tenues<text:line-break/>ferosusque humores licebit evacuare, at si crassi, glutinosi—<text:line-break/>que sint; cujusmodi sunt Ipituita et atra bilis, concoctio-<text:line-break/>nem exspectabis, .atque hoc est, quod ait: nisi </text:span><text:span text:style-name="T17">quorum ma-<text:line-break/>turationes</text:span><text:span text:style-name="T7"> exc temporibus </text:span><text:span text:style-name="T17">exspectantur ;</text:span><text:span text:style-name="T7"> nam quorum est</text:span></text:p>
      <text:p text:style-name="P2"><text:span text:style-name="T7">exspectanda concoctio, eos medicamentis attenuare, ut<text:line-break/>corpora fluida, sint, oportet. </text:span><text:span text:style-name="T17">[Corpora enim,</text:span><text:span text:style-name="T7"> inquit,<text:line-break/></text:span><text:span text:style-name="T17">quo quis velit purgare , bene fluentia..sucere. oportet,]<text:line-break/></text:span><text:span text:style-name="T7">ut et sine molestia et omnis noxius et infectus humos<text:line-break/>evacuetur, quod ut fiat, spectare inprimis decet, an<text:line-break/>aegrotus sit ad ejusmodi purgationem idoneus. Qui enim<text:line-break/>cruditatibus ex multis aut glutinosis aut crassis eduliis<text:line-break/>abundant, quibus item hypochondria funt flatibus dis-,<text:line-break/>tenta, aut urina supra modum, calida et ignea, aut ali-<text:line-break/>qua est ibi viscerum inflammatio , ii profecto . omnes<text:line-break/>funt.ad purgationes inepti. • Vel quod ait:; nisi </text:span><text:span text:style-name="T17">qaoruni<text:line-break/>maturationes ex temporibus exspectantur p</text:span><text:span text:style-name="T7"> significat de-<text:line-break/>hefe medicum in diuturnis morbis humorum exspectare<text:line-break/>concoctionem., quum id morbus concedat.; iri acutis<text:line-break/>vero, non modo esse, exspectandam, concoctionem , sed<text:line-break/>etiam statim in principio vel etlam primo diei, purgante<text:line-break/>medicamentoquod- ipse appqllarei folet </text:span><text:span text:style-name="T17">medicari quum<text:line-break/>materia turget,</text:span><text:span text:style-name="T7"> mendum esse, </text:span><text:span text:style-name="T17">r</text:span><text:span text:style-name="T7"> Hoc -.enim ejus prae-<text:line-break/>cepturn est, quum inaphorismis ait, concocta, medicari</text:span></text:p>
      <text:p text:style-name="P5"><text:span text:style-name="T7">et movere non cruda, neque iu principiis, nisi turgeant:<text:line-break/>de quo nos in hoc etiam sumus libro dicturi; neque me-<text:line-break/>hercule par est ut quae post dicenda sunt hoc loco af-<text:line-break/>feramus; nunc vero, quod facessere interpretibus nego-<text:line-break/>tium 'solet, explicemus. Ajunt ilii, hunc librum non<text:line-break/>esse Hippocratis, quia soloecismum hic facit: nam quum<text:line-break/>dixerit, </text:span><text:span text:style-name="T17">color humoribus stmilis,</text:span><text:span text:style-name="T7"> addit, </text:span><text:span text:style-name="T17">ducenda, quo ver-<text:line-break/>gunt,</text:span><text:span text:style-name="T7"> mea autem sententia est, libros qui ad priscos et<text:line-break/>praestantes viros referantur, non esse'probandos aut </text:span><text:span text:style-name="T17">re~<text:line-break/></text:span><text:span text:style-name="T7">probandos habita folum ratione verborum, fed potius fen-<text:line-break/>tentiarnm et intelligentiae. Nam praeterquam quod hae<text:line-break/>funt distractae divisaeque inter fe sententiae, ut haec a<text:line-break/>superiore non ducatur, quis ignorat quot errata librarii<text:line-break/>committant, et quot innovarint Dioscorides et Artemidorus ?<text:line-break/>[517] Postremo autem, ut haec omnia missa faciamus, ia</text:span></text:p>
      <text:p text:style-name="P5"><text:span text:style-name="T7">aliis ipsius fenis libris alia pleraque dictionis vitia reperi<text:line-break/>confirmo: ut ob hanc unam causam liber non sit Hippo-<text:line-break/>crati abjudicandus; nam neque satis recte in aphorisinis,<text:line-break/></text:span><text:span text:style-name="T17">ardentem febrem a delirio salvi</text:span><text:span text:style-name="T7"> conscripsit itemque in libro '<text:line-break/>de fracturis quum ait: </text:span><text:span text:style-name="T17">Medicum luxationum acseacturarum<text:line-break/>quam directifstmas extensiones efficere; et</text:span><text:span text:style-name="T7"> in praedictioni-<text:line-break/>bus, ubi scriptum est: , </text:span><text:span text:style-name="T17">Urinae in turbulentis ac vigilibus<text:line-break/>decolores, nigrae, sublime petentes, atque in sudoribus<text:line-break/>phreniticae.</text:span><text:span text:style-name="T7"> Verum eo in. libro licet multas ejusmodi- ora-<text:line-break/>. tiones, in quibus soloecismus sit, reperire, ideoque veri-</text:span></text:p>
      <text:p text:style-name="P4"><text:span text:style-name="T7">simile sit nonnullos suspicari eum non esse verum Hip-<text:line-break/>pocratis. Sed etiam in libro praesagiorum, quem omnes<text:line-break/>esse Hippocratis confitentur, tanquarn supervacaneum re-<text:line-break/>prehendo, quod ait, bis aut ter in die et semel in nocte<text:line-break/>et caetera quae postea adscripsit in illa oratione, cujus<text:line-break/>initium est; </text:span><text:span text:style-name="T17">fed pro copia ingesti cibi dejiciat.</text:span><text:span text:style-name="T7"> Et eodem</text:span></text:p>
      <text:p text:style-name="P2"><text:span text:style-name="T7">in libro paulo post ordo immutatus esu Sed eidem quo-<text:line-break/>que vitio verto: negligentiam, in secundo de ratione vi-<text:line-break/>ctus in morbis acutis, quum de fomentis disserit; nec<text:line-break/>effugere ullo modo potest, quin soloecismus sit, quod ha-<text:line-break/>betur in libro de officina medici, ad hunc modum: </text:span><text:span text:style-name="T2">τὰ<text:line-break/>δὲ,μέλλοντα ἀποπἰπτειν, κακἰω ταχέως ἀποπεσόντων; </text:span><text:span text:style-name="T7">quae<text:line-break/>vero futurum est ut decidant, pejora nilo decidentibus, ea<text:line-break/>nt neque, comprimant, neque decidant. Jam vero in illa<text:line-break/>quoque sententia vitium perspicue deprehenditur, cujus<text:line-break/>hoc est initium: </text:span><text:span text:style-name="T17">quibus in</text:span><text:span text:style-name="T7"> urinis, etc. Sed quid opus est<text:line-break/>prolixa oratione haec persequi, quum Attici quoque, quo-<text:line-break/>rum lingua Hippocrates aliqua ex parte utitur, numerum<text:line-break/>multitudinis pro numero singulari ponere consueverint;<text:line-break/>mihi satis est, haec modo attulisse ac praeterea addere,<text:line-break/>me esse, quae hujusmodi erunt, praetermissurum et quod<text:line-break/>minime sint ad hoc institutum accommodata et quod effe-<text:line-break/>ctura sint ut hi commentarii, contra quam tu velle vi-<text:line-break/>dearis, ad immoderatam prolixitatem perducantur.</text:span></text:p>
      <text:h text:style-name="P86" text:outline-level="2">III.</text:h>
      <text:p text:style-name="P8"><text:span text:style-name="T17">Maturationes foras aut intro repant aut alio quo oportet.</text:span></text:p>
      <text:p text:style-name="P4"><text:span text:style-name="T7">Quum dixerit nisi quorum maturationes e temporibus<text:line-break/>existunt, merito quorsum concoctiones vergant, hic fub-<text:line-break/>junxit: quoniam enim jussit, </text:span><text:span text:style-name="T17">educenda esca vel quae 'non<text:line-break/>perfecta judicata sunt ,</text:span><text:span text:style-name="T7"> Ideo hoc loco, quid intelligat, ipse<text:line-break/>perspicue, declarat, quum est humorum facta concoctio,-<text:line-break/>tunc- humores intro aut foras vergunt aut per alia loca<text:line-break/>commoda aut incommoda, quod ipse, quia planum est,<text:line-break/>omisit, prodeunt; quocirca semper videndum est, quae-<text:line-break/>cunque judicentur, quum natura aut absolute et persecte<text:line-break/>aut imperfecte movet; deinde vero imitanda est natura,<text:line-break/>quum adjudicationem non aggreditur; tum vero ipse nos<text:line-break/>docuit, quomodo esse ipsi naturae adjumento possimus,<text:line-break/>quum illa quidem conatur rem inchoatam relinquit; </text:span><text:span text:style-name="T17">at-<text:line-break/>que</text:span><text:span text:style-name="T7"> haec quidem sunt, quorum nos hle monet Hippocra-<text:line-break/>tes, sicut etiam alibi fecit, his verbis: </text:span><text:span text:style-name="T17">quae judicantur et<text:line-break/>integre judicata sunt, ne moveas}</text:span><text:span text:style-name="T7"> hoc praeceptum nobis</text:span></text:p>
      <text:p text:style-name="P2"><text:span text:style-name="T7">servandum dedit, quum natura integre movet, quod vero<text:line-break/>deinceps addidit: quum </text:span><text:span text:style-name="T17">natura ad judicationem moliendam<text:line-break/>aggreditur, fed eam non absolvit,</text:span><text:span text:style-name="T7"> valet ut nos moneat,<text:line-break/>eidem ut auxilium afferamus , ut quum ait: </text:span><text:span text:style-name="T17">quae educere<text:line-break/>oportet, quo maxime vergere videbuntur, per vias coni-<text:line-break/>modus ducito i</text:span><text:span text:style-name="T7"> eodem enim tempore natura id quod no-<text:line-break/>xium est vult expellere. Sed quia prae imbecillitate<text:line-break/>rem perficere non potest, nostro indiget auxilio, atque<text:line-break/>ipse quidem in libro de ratione victus in morbis acutis,<text:line-break/>quum lateris dolorem curat, evacuationem pro humorum<text:line-break/>inclinatione molitur. Sciendum autem est morbi rnatu-<text:line-break/>rationem esse concoctionem quandam eorum, quae praeter<text:line-break/>naturam sunt; ipsam </text:span><text:span text:style-name="T17">vero</text:span><text:span text:style-name="T7"> concoctionem esse deductionem<text:line-break/>quandam ejus, quod concoquitur, lu naturam concoquen-<text:line-break/>tis. Quum igitur corpus naturalem statum conservat et<text:line-break/>naturae familiaritas inter id quod concoquit et id quod<text:line-break/>concoquitur intercedit, tunc omnis aut certe maximae<text:line-break/>partis ejus materiae; qua concoquitur, fit mutatio, mini-</text:span></text:p>
      <text:p text:style-name="P2"><text:span text:style-name="T7">maque pars semicocta superest; quum vero praeter natu-<text:line-break/>ram affectio .corpus obsidet, tum quod redditur exiguum<text:line-break/>admodum est; excrementum vero semicoctum permultum.<text:line-break/>Ut enim, in corporibus beuevalentibus excrementa coneo-<text:line-break/>ctionem indicant, sic etiam in aegrotantibus facient. Ac<text:line-break/>primum quidem eorum, quae ventre continentur, crudi-<text:line-break/>tatem et concoctionem indicant sua forma dejectiones,<text:line-break/>quae per alvum excernuntur, eorum quae in pectore </text:span><text:span text:style-name="T17">at-<text:line-break/>que</text:span><text:span text:style-name="T7"> pulmone, quae per tussim exscreantur; eorum quae<text:line-break/>lu cerebro, quae per nares emittuntur; eorum quae, in<text:line-break/>venis, quae cum urinis secedunt. Ut autem cognosci pos-<text:line-break/>sit maturatio, nos plus millies jam diximus et tamen nunc<text:line-break/>quoque rem summatim complectemur. , Totius igitur morbi<text:line-break/>sunt quaedam tempora, ut principium, ut .incrementum,<text:line-break/>ut status, ut declinatio, quum aegroti superstites sunt fu-<text:line-break/>turi. Positum autem sit inprimis, ut principium alicujus<text:line-break/>morbi, utpote inflammationis luquiramus., itaque prin-,<text:line-break/>cipium lu toto eo tempore erit, in quo pars morbi ma-</text:span></text:p>
      <text:p text:style-name="P2"><text:span text:style-name="T7">gnitudini subjecta, simguinea impletur materia. Quum<text:line-break/>vero influxus cessarit, idque quod in parte inflammata<text:line-break/>insit, putrefieri inceperit, hoc fecundum tempus est et<text:line-break/>inflammationis incrementum ; quum vero, -pus conficitur<text:line-break/>et dolores maximi hominem, corripiunt, id morbi tempus<text:line-break/>status appellatur, si vero fluor suppuretur aut digeratur,<text:line-break/>'tumorque minor fiat, tunc est declinationis initium. Id<text:line-break/>ipsum quoque in febribus usu venit; ac principium sta-<text:line-break/>tuendum est illud tempus, in quo noxii humores crudi<text:line-break/>funt: quum vero concoqui incipiunt, cessat tum princi-<text:line-break/>pium et fecundum tempus, quod incrementum appellatur,<text:line-break/>adventat. Quum efficitur concoctio, status est, -quem </text:span><text:span text:style-name="T17">ex-<text:line-break/>cipit</text:span><text:span text:style-name="T7"> declinatio. Haec omnia nos in libris de crisibus<text:line-break/>fumus accurate perscquuti, ubi et obscurae concoctionis<text:line-break/>et perfectae et evidentis et item ejus, quae omnino cru-</text:span></text:p>
      <text:p text:style-name="P2"><text:span text:style-name="T7">ditas est, nolas exposuimus, earum autem quaedam ex<text:line-break/>urinis, quaedam ex alni dejectionibus, quaedam ex spu-<text:line-break/>tis sumuntur, suutque propriae concoctionum, quae vel<text:line-break/>in ventriculo vel in venis veI in organis respirationis<text:line-break/>fiunt: quamobrem factum est, ut, ipse in primo de vulga-<text:line-break/>ribus morbis libro hanc sententiam attulerit: </text:span><text:span text:style-name="T17">maturatio-<text:line-break/>nes judicationis celeritatem et sulubrern tutelam indicant j -<text:line-break/>cruda vero, • quae sunt et incocta in absuescsus malos aut<text:line-break/>judicationis vacuitates aut dolores aut temporum</text:span><text:span text:style-name="T7"> produ-<text:line-break/>ctiones </text:span><text:span text:style-name="T17">aut mortem aut recidivas fe vertunt.</text:span><text:span text:style-name="T7"> Quum varo<text:line-break/>jubeat debeie medicum imitari maturam recte agentem,<text:line-break/>est autem maturatio naturae actio, certe planum est, cum<text:line-break/>celeritatem judicationis et securitatem et bonam valetudi-<text:line-break/>nem judicari tum vero a. nobis naturam simul adjuvan-<text:line-break/>tibus maturationes procurari et quemadmodum, si causae<text:line-break/>morborum effectrices a natura vincantur, concoctiones<text:line-break/>fiunt, ita si ipsa eas non superet, nulla judicatio fit, sed<text:line-break/>dolores et caetera consequuntur, quae ipfe annumeravit,</text:span></text:p>
      <text:p text:style-name="P2"><text:span text:style-name="T7">cujusmodi sunt: produci morbos, mortem sequi et mor-<text:line-break/>hos reverti; hoc autem intelligendum nobis est, universam<text:line-break/>morbi concoctionem in humorum [*518] alteratione effici;<text:line-break/>est enim extenta per solida corpora natura, quae facultas<text:line-break/>illorum est et humorum concoctio a solidis bene valenti-<text:line-break/>bus proficiscitur; quumque illae </text:span><text:span text:style-name="T23">1</text:span><text:span text:style-name="T7"> aegrotant, jam morbus<text:line-break/>is in habitu est et periculosus. Causa est, quia prius--<text:line-break/>quam solidae partes propriam vim recuperarint, nulla eis<text:line-break/>potest adhiberi curatio; illa porro vis in quatuor elemen--<text:line-break/>torum aut qualitatum aut humorum apta mensura, consi-<text:line-break/>stit, caeterum quomodo solidae partes curandae sint, jam<text:line-break/>in libris methodi medendi exposuimus. Illud enim hae-<text:line-break/>rere nobis in memoria debet, quod ipse in sexto de mor-<text:line-break/>bis vulgaribus libro literis prodidit: </text:span><text:span text:style-name="T17">omne,</text:span><text:span text:style-name="T7"> inquit, </text:span><text:span text:style-name="T17">quod</text:span></text:p>
      <text:p text:style-name="P2"><text:span text:style-name="T17">suppurat, non revertitur} ipsu enim concoctio et</text:span><text:span text:style-name="T7"> judicatio<text:line-break/>simul. Quia in iis quos gravedo et raucedo ex destilla-<text:line-break/>tione a capite male habet, quum concoctio facta sit et<text:line-break/>febris accesserit, tum et firmam morbi judicationem fuisse<text:line-break/>et hominem non esse iterum aegrotaturum spera; proinde<text:line-break/>in libro praesagiorum legimus, urinas puerorum, quae<text:line-break/>aqueae sint, hoc est incoctae, perniciosas esse, quando<text:line-break/>pueri propter alterantis facultatis robur omnia celerrime<text:line-break/>concoquunt. Caeterum concoctiones non modo urinam,<text:line-break/>sed etiam alvi dejectiones crassas reddunt in iis qni recte<text:line-break/>in ventriculo concoctionem obeunt, itemque sputa in pul-<text:line-break/>monis costarumque inflammationibus, atque etiam pitni-<text:line-break/>tam in destillationibus ae gravedinibus et in lippitudinibus<text:line-break/>et pus in ulceribus; ita fit ut urina aquea in pueris,<text:line-break/>utpote quae nullam sit nacta mutationem, ut crassior fie-<text:line-break/>ret, mortiferum signum censeatur; quomodo autem idem<text:line-break/>in caeleris accidat, non est nunc ‘narrandi locus. Quod</text:span></text:p>
      <text:p text:style-name="P2"><text:span text:style-name="T7">autem ipse uit, </text:span><text:span text:style-name="T17">intro aut suras,</text:span><text:span text:style-name="T7"> diligenter advertendum<text:line-break/>est, ne fortasse contra facias: nam si verbi causa lu<text:line-break/>lassitudinibus erudi humores sint, vomitus non erit irnpe-<text:line-break/>randus; quia non tum uti vomitu debent homines, quum<text:line-break/>affectiones a lassitudine exortae abundant, sed quum soli<text:line-break/>humores sint noxii, tum vomitu evacuare eos convenit,<text:line-break/>tunc enim nullum periculum impendet, ne intro violen-<text:line-break/>tius revellatur- aliquid eorum excrementorum, quae in<text:line-break/>carne inhaerescunt; quum vero cruda et mordacia redun-<text:line-break/>dant in corpore, utraque revulsio vitanda est, ne cruda-<text:line-break/>foras ,feras, ne mordacia intro revellantur; foras autem<text:line-break/>ferunt exercitationes, frictiones, balnea, fomenta calida<text:line-break/>et item omnia, quae humores, qui alte in corpore ani-<text:line-break/>mantis mersi funt, ad motum in omnem partem irritant;<text:line-break/>intro vero ferunt, quaecunque vetant, ne foras quid fe-<text:line-break/>ratur; quae omnia vitanda sunt, ut neque accommodatum<text:line-break/>est, humores, qui extra sunt, intro; neque eos, qui in-<text:line-break/>tus sunt, foras revocare, sed qui extra sint, per halitum<text:line-break/>digerere iensim expedierit; siquidem quae vehementius id<text:line-break/>faciunt, etiam aliquid attrahunt ex iis, qui intus consi-</text:span></text:p>
      <text:p text:style-name="P90">stunt, qui vero sunt intus, ii attenuandi concoquendique<text:line-break/>sunt et tunc per quam viam expediat, ut ipfe jubet,<text:line-break/>erunt educendi.</text:p>
      <text:h text:style-name="P85" text:outline-level="2">IV.</text:h>
      <text:p text:style-name="P3"><text:span text:style-name="T17">Haac ego praescribo ei hominum multitudini, qui necestsu<text:line-break/>tate coacti vitam temere ducunt et caetera,</text:span><text:span text:style-name="T7"> quae se-<text:line-break/></text:span><text:span text:style-name="T17">quuntur usuue ad eam locum. Ljusmodi autem oritur<text:line-break/>satietas.</text:span></text:p>
      <text:p text:style-name="P92">Quae hoc loco habentur, quae ad quadraginta fere<text:line-break/>versus pertinent, .este adjecta ab aliquo, qui ut jam supra<text:line-break/>diximus, facere fucum et majus volumen hoc reddere vo-<text:line-break/>lebat, plane constat. Primum enim praeceptum, quod de<text:line-break/>evacuatione et humorum - inclinatione Hippocrates nobis<text:line-break/>dedit, commune-est et ad omnes homines accommodatur;<text:line-break/>haec vero soli multitudini, quae compulsa necessitate te-</text:p>
      <text:p text:style-name="P90">mere vitam degat; deinde quae dicuntur, falsa funt mule<text:line-break/>tis partibus plura et minime digna Hippocratis sententia*</text:p>
      <text:h text:style-name="P85" text:outline-level="2">V.</text:h>
      <text:p text:style-name="P110">Cautio,<text:tab/><text:tab/></text:p>
      <text:p text:style-name="P4"><text:span text:style-name="T7">In hoc uno verbo praeceptum ad medicinam utilissi-<text:line-break/>mum continetur;</text:span><text:span text:style-name="T23">-</text:span><text:span text:style-name="T7">' indicat enim nihil esse nobis negligen-<text:line-break/>durn nihilque temere faciendum, nulli denique rei </text:span><text:span text:style-name="T17">pro-<text:line-break/></text:span><text:span text:style-name="T7">clivius aut inconsiderate assentiendum; quocirca in </text:span><text:span text:style-name="T17">'nae-:<text:line-break/></text:span><text:span text:style-name="T7">dicina non par est priscis, fidem simpliciter adhibere, ut<text:line-break/>si quid illi dixerint, statim credamus , sed prius experien-<text:line-break/>tia' et ratione, verumne illud sit, an falsum, perpenden-<text:line-break/>dum est, quod qui non faciunt, nae illi vehementer<text:line-break/>errant et in errorem alios inducunt; id quod usu potissi-<text:line-break/>mum venit iis medicis, qui quotidie in civitatibus hac<text:line-break/>illac circumcursant,, ac sula experientia experte rationis</text:span></text:p>
      <text:p text:style-name="P2"><text:span text:style-name="T7">utuntur; proinde tu nihil uegligito, neque temere; neque-<text:line-break/>inconsiderate fidem adhibeto veteribus in iis, quae de fa-<text:line-break/>cultatibus eorum dixerunt, quae ad curationem pertinent,<text:line-break/>quod cum est in.omnibus observandum,- tum vel maxime<text:line-break/>in eo remedio,, quod admodum praestans insigneque est,<text:line-break/>quod venae sectione perficitur, integre sententiam hanc<text:line-break/>fervabis, ut nihil temere nihilque inconsiderate, sed prius<text:line-break/>perspicias ea proposita de quibus nos saepe disseruimus,<text:line-break/>ac scias, quum ea augentur, nobis indicare majore opus<text:line-break/>esse evacuatione, quum minuuntur, tantum esse de </text:span><text:span text:style-name="T17">eva-<text:line-break/>cuatione</text:span><text:span text:style-name="T7"> detrahendum, quantum illa.sict imminuta. Prius-<text:line-break/>quam enim venam feces, praestiterit haec omnia intueri<text:line-break/>magnitudinem morbi simulque robur virium aegrotantis<text:line-break/>itemque aetatem et. naturale ejus . quem curas tempera-<text:line-break/>mentum, ad haec vero etiam anni tempus, verumne illud<text:line-break/>sit nec ne et utrum locus fit suapte natura temperatus;<text:line-break/>deinde vero utrum magnum periculum immineat, cujus-<text:line-break/>modi est , inflammationis pulmonis aut . anginae aut dolo-<text:line-break/>ris lateris aut alterius acuti aut vehementis morbi suspi-<text:line-break/>cio et utrum secanda vena sit, quum haemorrhoides sup-</text:span></text:p>
      <text:p text:style-name="P2"><text:span text:style-name="T7">pressae sunt; et in mulieribus, quum ipsarum est cohibita<text:line-break/>purgatio. Itaque in medicina facienda, adhibenda cautio<text:line-break/>est, ne quid temere fiat: nam praeterquam quod non me-<text:line-break/>diocre periculum haec res neglecta affert, magnum etiam<text:line-break/>dedecus parit, haecque ree medicis fere omnibus notam<text:line-break/>turpitudinis inurit, estque in causa, ut homines putent res<text:line-break/>aegrotantium a medicis non cognosci/ atque ita se illorum<text:line-break/>fidei credere non audeant. Quamobrem </text:span><text:span text:style-name="T17">vir sapiens<text:line-break/>Hippocrates dixit, quem optimum</text:span><text:span text:style-name="T7"> esse censuit medicum<text:line-break/>uti providentia.</text:span></text:p>
      <text:h text:style-name="P85" text:outline-level="2">VI.</text:h>
      <text:p text:style-name="P10"><text:span text:style-name="T7">[519] </text:span><text:span text:style-name="T17">Infinitio. <text:tab/></text:span></text:p>
      <text:p text:style-name="P4"><text:span text:style-name="T7">Plerique ex interpretibus ita distinguunt, ut/ hoc<text:line-break/>verbum significet experientiae vacuitatem, hoc est nullam<text:line-break/>experientiam j ut dicat, saepenumero contingere, medn</text:span><text:span text:style-name="T2">-ί</text:span></text:p>
      <text:p text:style-name="P2"><text:span text:style-name="T7">cum non esse peritum aut medicamenti aut naturalis tem-<text:line-break/>peramenti 'ejus, qui morbo laborat aut aliarum rerum,<text:line-break/>quarum in medicina usus est plurimus; alii vero sic acci-<text:line-break/>piunt, ac si velit artis infinitatem ' significare , in quam<text:line-break/>sententiam scripsit lu aphorismis haec: </text:span><text:span text:style-name="T17">vita brevis, nrs<text:line-break/>longa.</text:span><text:span text:style-name="T7"> Alii scribunt hanc vocem, ut sit cum superiore<text:line-break/>conjuncta ad hunc modum: </text:span><text:span text:style-name="T17">cautio infinita;</text:span><text:span text:style-name="T7"> idque sion est<text:line-break/>plane contemnendum, praesertim quum subjungat, diifi-<text:line-break/>cultas experientiae; Ut experientiam difficillimam et peri-<text:line-break/>culosam esse intelligamus.</text:span></text:p>
      <text:h text:style-name="P85" text:outline-level="2">V<text:span text:style-name="T5">II</text:span>.</text:h>
      <text:p text:style-name="P111">Experiendi difficultas&gt;</text:p>
      <text:p text:style-name="P4"><text:span text:style-name="T7">Periculosam esse experientiam nemo est qui nesciat; &lt;<text:line-break/>id quod ei accidit propter materiam, in qua ars. versar<text:line-break/>tur; • neque enim ut eaeterarum artium, sic medicinae<text:line-break/>materiae funt coria, ligna et lateres, lu quibus licet</text:span></text:p>
      <text:p text:style-name="P2"><text:span text:style-name="T7">multa experiri sine periculo, sed in humano corpore </text:span><text:span text:style-name="T25">;</text:span><text:span text:style-name="T7">sita<text:line-break/>est, in quo experiri ea, quae longo usu non probaris,<text:line-break/>non est tutum, praesertim quum experientia in. totius<text:line-break/>perniciem animantis desinere posse videatur. Ideo in me-<text:line-break/>dicina facienda, nt medicamenta rite conficiamus et de<text:line-break/>iis, quae a veteribus funt liturarum prodita rnouimentis,<text:line-break/>Iententium feramus, experientia opus erit, liaecque ipfa<text:line-break/>tractatio est perutilis; quum medicinae data sint fere alno<text:line-break/>crura, quibus lucedat, experientia' </text:span><text:span text:style-name="T17">et ratio, et</text:span><text:span text:style-name="T7"> quicunque<text:line-break/>prudentia sapientiaque praestant, ac veritatis studium vere<text:line-break/>colunt, ii judicandi instrumenta nobis a natura ad cogni-<text:line-break/>tionern earum rerum, quae in vita geruntur attributa,<text:line-break/>rationem inquam experientiamque,, custodiunt, quae qui-<text:line-break/>busdam lu rebus parem utilitatem ad artem pertractan-<text:line-break/>dam afferunt, lu quibusdam altera majori usui est quum<text:line-break/>altera; femper tamen ad rei perfectionem altera alterius<text:line-break/>operam requirit. Quamobrern si quia de te quaerat; cur</text:span></text:p>
      <text:p text:style-name="P2"><text:span text:style-name="T7">huic aut illi homini febricitanti aquam frigidam potui<text:line-break/>desieris, duae tibi siuppetent responsiones: altera, quae<text:line-break/>doceat febris originem atque naturam; quaeque de tem-<text:line-break/>poribus morborum disserat, eodemq'ue’modo frigidae na-<text:line-break/>turam, quae sit, exponat; tum vero lu tali morbo et<text:line-break/>ejusmodi tempore aquae frigidae potionem esse consenta-<text:line-break/>neum aptumque remedium confirmet; altera vero nihil<text:line-break/>horum attingens,-ad usum experientiamque confugit, art-<text:line-break/>que fe persaepe vidisse in ejusmodi et morbo et tempore<text:line-break/>aquae frigidae potum profuisse. Cauterum medici.; qui<text:line-break/>ab experientia empirici vocati funt, tria esse experientiae<text:line-break/>genera voluerunt, quorum unum casu, alterum consulto,<text:line-break/>tertium imitatione fieri ajunt; de iis tamen non jam ita<text:line-break/>inter omnes convenit; imo vero sunt'alni ad artem sutis<text:line-break/>este experientiam contendant; alii vero non parum ad<text:line-break/>eatu ipsam rem conferre etiam rationem placeat. At Ly-<text:line-break/>cus ad</text:span><text:span text:style-name="T23">:</text:span><text:span text:style-name="T7"> experientiam et observationem refert omnia, ne-<text:line-break/>que unquam ullam probationem demonstrativam adjungit,<text:line-break/>quum tamen Hippocrates contra facere rideatur, ut qui</text:span></text:p>
      <text:p text:style-name="P2"><text:span text:style-name="T7">omnibus in locis afferre demonstrationes conetur, atque,<text:line-break/>ut ego 'quidem puto , si id fieri a nobis possit , experientia<text:line-break/>et ratione invenienda funt omnia; qui vero illa sola ni-<text:line-break/>titur, is observator empiricusque vocatur; qui ratione<text:line-break/>aut methodo quadam, is et rationalis et methodicus no-<text:line-break/>minatur. Incumbendum autem in hpc est, quia neque<text:line-break/>-illa fatis est ad omnia - invenienda neque item’ratio fola<text:line-break/>isi praestare posse videtur; id tamen non est confuse </text:span><text:span text:style-name="T17">fa-<text:line-break/></text:span><text:span text:style-name="T7">ciehdum, sed separarim adhibenda est disciplina ab expe-<text:line-break/>rientia'profecta; feparatirn 'vero </text:span><text:span text:style-name="T17">ea,</text:span><text:span text:style-name="T7"> quam suppeditat ra-<text:line-break/>tio; ut quam utraque uim habeat aperte perspicias. Ve-<text:line-break/>rum in omni experieiftia periculum est ne propterea<text:line-break/>quod non sit adhibita distinctio erremus; id autem fit<text:line-break/>duobus modis, tum quod id,’ quod commune est, lu suas<text:line-break/>differentias non sit distributum, tum quod in causis rem<text:line-break/>immutantibus non attendamus quae praecipue aut primo<text:line-break/>aut ut appellare liceat, quaeque fortuito sint consecutae:<text:line-break/>ideo periculum de rebus faciendum est, adhibitis suis pro-</text:span></text:p>
      <text:p text:style-name="P90">priisque distinctionibus, quod est in alimentis judicandis<text:line-break/>obfervandum vel maxime; debes enim singulas particulas<text:line-break/>per se ipsus degustare odorariqne, priusquam cuiquanr des;<text:line-break/>deinde vero etiam esu probare. Cum enim odoratus gu-<text:line-break/>statusque cnjusmcdi succum et odorem referat ea parti-<text:line-break/>cula, de qua agitur, nobis indicat., tum vero etiam simul<text:line-break/>totam ejus temperaturam statirn declarat; atque hac ratione<text:line-break/>facultas ipsius et consistentia et item succus accurate in-<text:line-break/>venitur; quaedam enim succum habent humidum et<text:line-break/>aqueum; quaedam crassum et lentum; quos etiam succos<text:line-break/>separarim gustare expedierit; quando ipsorum alii acres<text:line-break/>aut acidi aut amari, alii falsi aut saIsuginosi, alii austeri<text:line-break/>aut acerbi aut dulces aut alio' modo quodam sint affecti.<text:line-break/>Qui autem sine methodo, quam ratio commonstret, ali-<text:line-break/>menta remediaque compererunt, merito commemorant et<text:line-break/>ad usum traducunt ea, quae saepe juverunt, obfervatio-<text:line-break/>nem enim et memoriam eorum, quae eodem modo facere<text:line-break/>saepe viderunt, suam esse experientiam dicunt; sed cogui-</text:p>
      <text:p text:style-name="P2"><text:span text:style-name="T7">tionem non exercent ,quumqu e illam ignorent, fit ut ne<text:line-break/>curationem quidem, inveniant. Et tamen Hippocrates, vir<text:line-break/>admirabilis, multa potius experientia quam ratione vi-'<text:line-break/>detur cognovisse, cujusmodi illud estr dolores oculorum<text:line-break/>meri potione aut balneo aut fomento aut etiam aliis re-<text:line-break/>bus, quarum ipse meminit, curari. Itaque omnia, quo-<text:line-break/>rum lu medicina usus magnus est, experiri oportet, ut<text:line-break/>quomodo ad naturam aegroti affecta sint cognoscamus:<text:line-break/>ita enim sibi quisque modum in rebus omnibus aptum<text:line-break/>inveniet; nam quemadmodum sine ratione conficere recte<text:line-break/>medicamentum non possumus, ita ejus scire firmiter et<text:line-break/>accurate vires sine experientia non licet. Quum enim<text:line-break/>saepe medicamentum id non fecerit,'cujus causa sumptum<text:line-break/>sit, tum quomodo id confectum esset, non ratione, fed<text:line-break/>experientia deprehendi: mixtiones enim ejusmodi non<text:line-break/>eodem modo omnes conficiunt; interdum enim e paucis<text:line-break/>numero simplicibus aliquod conficere medicamentum pro-</text:span></text:p>
      <text:p text:style-name="P2"><text:span text:style-name="T7">peravi, interdnm-e pluribus; quandoque etiam et pluri-<text:line-break/>bus vel omnibus, quae essent generis ejusdem; ad haec<text:line-break/>vero, quia quaedam nobis copiose suppetebant, quaedam<text:line-break/>omnino desiderabantur aut paucissima admodum erant ea.<text:line-break/>tempore., quum necessitas urgeret, ex iis, quae aderunt,<text:line-break/>medicamentum..composui, quod quum usu et experientia<text:line-break/>probatum comperissem, eo semper ita usus sum. Atque.,<text:line-break/>in medicamentis quidem simplicibus distincta, potissimum<text:line-break/>experientia facultates inveniendae sunt, quod in ea falli<text:line-break/>nullo modo possis; ex quo patet plurimos medicos in<text:line-break/>errore versari , qui. neqne de simplicium medicamentorum<text:line-break/>facultatibus periculum faciunt, neque.mtspne eas-expen-<text:line-break/>dere conantur;debes autem ea experiri, quum ncn mixta<text:line-break/>funt et nullam adventitianr qualitatum habent adjunctam;<text:line-break/>idque primum faciendum est in optimo corporis statu,<text:line-break/>tum lu iis corporibus, quae intemperata funt; postremo<text:line-break/>in morbis simplicibus; quum id ratione expendimus, di</text:span><text:span text:style-name="T25">5<text:line-break/></text:span><text:span text:style-name="T7">stinguendum est id, quod ex accidenti fit, ab eo, quod<text:line-break/>primo ac per fe inest., Siquidem sola .experientia docet</text:span></text:p>
      <text:p text:style-name="P2"><text:span text:style-name="T7">ea, quae profuut quaeque nocent; sed ejus difficultas<text:line-break/>multas sententiarum varietates peperit;* quae res fecit nt<text:line-break/>totam artem ignari magnopere calumniati sint, ac ne me-<text:line-break/>dicinam quidem ullo modo esse voluerint, quod riderent<text:line-break/>tantam esse inter artifices dissensionem, ut quae alius ut<text:line-break/>optima proferret, ea esse prava alius existimaret: merito<text:line-break/>igitur dixit difficilem esse in rebus et lu arte, praefer-<text:line-break/>tim -vero medica, 'experientiam; qua re fit ut nos accu-<text:line-break/>rate exercere et in medicina facienda neque pigri neque<text:line-break/>socordes esse debeamus. -</text:span></text:p>
      <text:h text:style-name="P85" text:outline-level="2">VllI.</text:h>
      <text:p text:style-name="P111">Glabrities.</text:p>
      <text:p text:style-name="P92">Hoc est unum eorum, quae ad summam funt redacta<text:line-break/>brevitatem et quae fere lutelligi non possunt, nisi.for-</text:p>
      <text:p text:style-name="P2"><text:span text:style-name="T7">lasse hoc, nobis indicet, quemadmodum ex colore, quen<text:line-break/>humores gignant, et eorum inclinatione et concoctiom<text:line-break/>facere licet de morbis deque natura aegrotantium con-<text:line-break/>jecturam, ita etiam ex glahritie, quae affectio est, qua<text:line-break/>oculorum coronam et item capitis partem, quae capilli<text:line-break/>tegitur et mentum obsidet, ut etiam alopecia, ophiasis e<text:line-break/>calvitium; tunc enim pili omnes fluunt, extenuantur<text:line-break/>quassantur, scinduntur, squalent, in pulverem vertuntur<text:line-break/>substari canique fiunt; atque ita, ut hoc. quoque signur<text:line-break/>sit, cujus ope quidpiam, quod ad aegrotos pertineat, pus<text:line-break/>sis agnoscere. Sunt qui scribant non </text:span><text:span text:style-name="T2">μαδαρότης, </text:span><text:span text:style-name="T7">hoc ei<text:line-break/>glabrities, sed </text:span><text:span text:style-name="T2">μαδάρωσις</text:span><text:span text:style-name="T7">, ut non sclurn oculorum asse<text:line-break/>ctum significet, quum pili palpebrarum fluunt, sed iden<text:line-break/>quod calvitium, a verbo </text:span><text:span text:style-name="T2">μαδἀν </text:span><text:span text:style-name="T7">ductum, quod experten<text:line-break/>esse pilorum significat; veluti .sunt puelli admodum parvi<text:line-break/>quod in- eorum cute- nullus adhuc meatus sit, neque etiar</text:span></text:p>
      <text:p text:style-name="P90">fuliginosum - excrementum; nam et ex pilis licet tempe-<text:line-break/>raturam' corporis cognoscere; quod ut fiat, audi quae sub-<text:line-break/>jungam, pili hunc in modum gignuntur: humor plerum-<text:line-break/>que minoribus meatibus continetur et aliquid intro ad<text:line-break/>imas corporis partes recurrere cogitur. Si vero vapor<text:line-break/>veluti fuliginosus crassusque et terreus fuerit, periculum<text:line-break/>est, ne in angustis viis impactus, nec facile intro rursus<text:line-break/>redire, nec etiam evacuari possit; quocirca natura alium<text:line-break/>statim paravit, qui hunc e profundo fubiens, feriat ac<text:line-break/>prorsum pellat, ut hunc rursus alius; atque ita corpus<text:line-break/>tale conficiunt, quale est ea fuligo, quae foris cernitur;<text:line-break/>ac tale corpus totum prorsum propellitur, lori formam<text:line-break/>jam adeptum, ejusque color varius est; proinde capillus<text:line-break/>niger est, quum vi caloris deustus vapor in suliginem<text:line-break/>abit; flavus, quum minus exustus fit;' albus ex pituita<text:line-break/>efficitur; crispi autem capilli aut propter temperaturae<text:line-break/>siccitatem aut propter meatum, in quo radices agunt,</text:p>
      <text:p text:style-name="P2"><text:span text:style-name="T7">fieri Iblent. Quicunque autem humidarn frigidamque re-<text:line-break/>gionem incolunt, capillos,- qui modice augeantur, graci-<text:line-break/>lesque et- rectos et rufos habent; qui calidam et siccam,<text:line-break/>ii nigros, qui parum augeantur, siccos, crispos et fragi-<text:line-break/>les; qui medium inter hos tractum tenent,-moderate et<text:line-break/>ad proportionem regionis; commutantur autem in aetati-<text:line-break/>bus et pro natura corporum et item regionum, </text:span><text:span text:style-name="T25">:</text:span><text:span text:style-name="T7"> de, qui-<text:line-break/>bus omnibus actum, accurate est a nobis in libris de' tem-<text:line-break/>peramentis; eaque. non funt hunc in locum transferenda,<text:line-break/>quum minime par sit omnia omnibus in libris conscri-<text:line-break/>bere. Siquidem , quod ad. eum. locum; qui sit in mani-<text:line-break/>bus, proprie pertineat, est perfecte pertractandum; quod<text:line-break/>vero obiter occurrit, ejus capita solum annotanda sunt.<text:line-break/>Etenim glabros, albidam cutem habentes, quique rectos<text:line-break/>capillos et qui nigros et qui nigris funt oculis et qui in<text:line-break/>otio vixerunt, minus per halitum digeri, quia frigidiore<text:line-break/>temperatura funt, demonstravimus; eandem ob causam<text:line-break/>mulieres, quas pestilens constitutio, propter menstruam</text:span></text:p>
      <text:p text:style-name="P2"><text:span text:style-name="T7">purgationem minus laedit. * * * * In hanc<text:line-break/>fententiam ipse in tertio de vulgaribus morbis libro cum<text:line-break/>formas corporum eorum, qui tabidis morbis corripiuntur,<text:line-break/>explicaret, genus, inquit, </text:span><text:span text:style-name="T17">tabidorum laeve erat, pituito-<text:line-break/>sum, subrubrum, caestum. Leucoplilegmatias et quibus<text:line-break/>scapulae in alarum modum prominebant, ac mulieres:<text:line-break/></text:span><text:span text:style-name="T7">quo in loco appellat laeve quod vacat pilis; quod est<text:line-break/>temperaturae - frigidioris indicium; atque ut glabrum et<text:line-break/>vacans pilis frigidiorem et' manfuetam naturam, sic hirfu-<text:line-break/>tum calidiorem , atque iracundam este indicat. Qui enim .<text:line-break/>mores ex forma corporis fe nosse profitentur, eum, qui<text:line-break/>admodum hirsuto pectore sit, animosum judicant; sin<text:line-break/>cruribus/ salacem; ajunt enim illum'habere pectus leoni<text:line-break/>simile, crura vero hirco, neque tamen existimandum est,<text:line-break/>si alicui pectus pilosum sit, necesse esse, ut totum cor-<text:line-break/>pus ejus siccius sit et. calidius; sed hoc, plurimum, calo-</text:span></text:p>
      <text:p text:style-name="P90">ris in corde esse, prolude animosum hominem effici,..sicut<text:line-break/>si totum corpus vacans pilis delicatumqiie sit' et alba cu-<text:line-break/>tis , timidi, ignani et segnes homines redduntur-; quam-<text:line-break/>quam haec pro natura regionum mutantur: ubi enim<text:line-break/>terra mollis aquosaque est et aquae ibidem sublimes funt<text:line-break/>ut aestate calidae et hieme frigidae sint, ibi homines car-<text:line-break/>nis mole convestiti et pigri et sumniculosi funt; ubi vero<text:line-break/>nuda est regio, aquis vacans et aspera, ibi dura, firma,<text:line-break/>hirsuta sunt corpora: ac de his omnibus hoc intelligen-<text:line-break/>dum est, corpora, quae magis rara magisque hirsuta funt,,<text:line-break/>facilius usum carnium, quibus vescantur, quam quae<text:line-break/>alterius sunt generis, perferre, utpote quae per halitum<text:line-break/>digerantur, itemque aerumnas, quia minus in lassitudines<text:line-break/>incidant et bona habitudine diutius perfrui, quia non' sta-<text:line-break/>tim ad extremum • perveniant. Jam vero, ex eo, quod</text:p>
      <text:p text:style-name="P2"><text:span text:style-name="T7">glabrum hiisutumque corpus sit, potes de humore, qui<text:line-break/>redundat, facere conjecturam: nam, et delicati et allii et<text:line-break/>glabri humorem melancholicum minus coacervant</text:span><text:span text:style-name="T4">γ</text:span><text:span text:style-name="T2"> </text:span><text:span text:style-name="T7">graci-<text:line-break/>les vero nigriores et hirsuti et quorum ampliores venae<text:line-break/>sunt, ii ad illum humorem gignendum aptiores judican-<text:line-break/>tur; caeterorum humorum eadem ratio esu</text:span></text:p>
      <text:h text:style-name="P85" text:outline-level="2">IX.</text:h>
      <text:p text:style-name="P3"><text:span text:style-name="T17">Viscerum vacuitas, inferioribus repletio superioribus,<text:line-break/>nutritio.</text:span></text:p>
      <text:p text:style-name="P4"><text:span text:style-name="T7">Appellat viscera ea tria, quae etiam principalia no-<text:line-break/>minantur, ut cerebrum, cor et; jecur et item intestina,<text:line-break/>quae et in superiore ventre, ut’ vocant, et inferiore con-<text:line-break/>linentur. Caeterurn hoc praeceptum, utile est, siquidem<text:line-break/>in cerebro eam partem animi, quae rationis est particeps,<text:line-break/>in corde ea lu qua irarum existit ardor; in jecore eam,<text:line-break/>quae voluptate alitur, sive eam naturalem, sive, uttAri-<text:line-break/>stoteli placet, altricem aut, vegetabilem aut' generatricem,</text:span></text:p>
      <text:p text:style-name="P2"><text:span text:style-name="T7">ut ab uno horum nomen trahat, appelles, contineri plane<text:line-break/>suimus. Itaque de inanitione viscerum disserit, ut scia-<text:line-break/>mus quomodo nos gerere debeamus., quum inanitio aflli-<text:line-break/>git, ac visceribus, quae inferiore loco funt sita, prodest<text:line-break/>repletio, iis vero, quae fuperius, alimentum. Fit enim<text:line-break/>interdum ut et in natura et habitudine corporis humani<text:line-break/>bilis in partibus supernis fluctuet et ad infernas delicia—<text:line-break/>tur; ac viscera magis suspendantur aut stabiliantur; quum<text:line-break/>enim venter magnus est-luapte natura, tum viscera stabi-<text:line-break/>lit, licet vacans cibis sit; etsi parvas, tum cibis refertus,<text:line-break/>stabilit, evacuatus vero eadem relinquit subsidentia, ex<text:line-break/>quo fit ut quidam: suspensa sibi esse viscera persentiant,<text:line-break/>quibusdam vero flava bilis sursum fluctuat; quum ipsam<text:line-break/>a jecore ad id intestinum, quod ventris exortum vocant,<text:line-break/>meatus defert; interdum etiam in quibusdam pars quae-<text:line-break/>dam ab ipso ad ventrem progreditur, in quibus nimirum<text:line-break/>biliofum. supernatat excrementum, in aliis vero deorsum<text:line-break/>omnino secedit, inde fit ut qui parte superiore amarae</text:span></text:p>
      <text:p text:style-name="P2"><text:span text:style-name="T7">bilis homines sunt, haec majore cum molestia ferant, qui<text:line-break/>-vero superiore parte pituitosi funt, ii non effectam cibi<text:line-break/>abstinentiam facilius fere tolerant. Verum non debent<text:line-break/>vehementes vasorum inanitiones intempestive fieri et ca-<text:line-break/>vendum, ne vilcera et quae in toto corpore insunt vasa,<text:line-break/>neque immodice repleantur, neque distendantur; scd po-<text:line-break/>tius in quadam definita relaxatione consistant, ut aditus<text:line-break/>naturali spiritui plane pateat, qui sane ei,'quum viscera<text:line-break/>repleta sunt,'interclusus esu</text:span></text:p>
      <text:h text:style-name="P85" text:outline-level="2">X.</text:h>
      <text:p text:style-name="P111">Sursum inclinatio, deorsum inclinatio.</text:p>
      <text:p text:style-name="P92">Quemadmodum censuit humores, quo vergunt, eo<text:line-break/>adducendos esse, ita de repletione deque alimento nobis</text:p>
      <text:p text:style-name="P2"><text:span text:style-name="T7">imperat, ut inclinationem observemus: nam quibus prod-<text:line-break/>est alimentum, quod superne datur, iis etiam inclinatio;<text:line-break/>quae sursum vergit, accommodata .est; quibus vero iuferua<text:line-break/>repletio,, iisdem quoque ad inferiora inclinatio videtur<text:line-break/>convenire. An vero id generarim de omnibus extulit?<text:line-break/>ut hoc loco idem velit, quod supra, quum dixit, educenda<text:line-break/>qua maxime vergunt et in illo aphorifmo: </text:span><text:span text:style-name="T17">quae educenda<text:line-break/>sunt, quo maxime natura vergere videbitur, ducito;</text:span><text:span text:style-name="T7"> id<text:line-break/>quod esse melius videtur; fed hac de re satis jam ante<text:line-break/>disseruimus.</text:span></text:p>
      <text:h text:style-name="P85" text:outline-level="2">XI.</text:h>
      <text:p text:style-name="P3"><text:span text:style-name="T7">Quae </text:span><text:span text:style-name="T17">sponte sursum ac deorsum feruntur; quae juvant ac<text:line-break/>laedunt} cognata forma, regio-, . consuetudo., aetas,<text:line-break/>anni tempestas,, morbi status, exsuperantia, desuctus,<text:line-break/>quibus quantum desit aut nrn.</text:span></text:p>
      <text:p text:style-name="P92">Dat nobis hoc consilii, accurate intueamur, quae<text:line-break/>sua sponte vacuantur sursum aut deorsum, utrum prosint</text:p>
      <text:p text:style-name="P2"><text:span text:style-name="T7">an obsint, quod quomodo cognofci a nobis possit, ipse<text:line-break/>postea declarabit, quum dicet: </text:span><text:span text:style-name="T17">quae dejiciuntur, non mul-<text:line-break/>titudine aestimanda sunt, sed st qualia oportet et aeger<text:line-break/>facile ferat i</text:span><text:span text:style-name="T7"> et item in aphorismis quum ait, st, inquit,-<text:line-break/></text:span><text:span text:style-name="T17">qualia purgart oportet-, purgentur et confert et sucile se-<text:line-break/>runt, contraria vero difficulter.</text:span><text:span text:style-name="T7"> Nobis igitur suppetit ra-<text:line-break/>tio judicandi, quum moderata evacuatio fit, si facile ae-<text:line-break/>ger ferat; contra vero, si immoderatam et molestam esse<text:line-break/>evacuationem, quum aeger difficulter toleret, censeamus.<text:line-break/>Itaque sive nos, sive natura evacuationem moliatur, est<text:line-break/>in quantitate et qualitate modus quidam statuendus; quo<text:line-break/>noxius humor vacuetur et multitudini humoris noxii </text:span><text:span text:style-name="T17">eva-<text:line-break/>cuatio</text:span><text:span text:style-name="T7"> conveniat. Si enim educatur id quod redundat,<text:line-break/>certe aegrotus se factum esse leviorem sentiet et facilius<text:line-break/>morbum perferet. At si quid eorum, quae naturae ac-<text:line-break/>commodata sunt, simul excernatur, ejus vires et dissolvi</text:span></text:p>
      <text:p text:style-name="P5"><text:span text:style-name="T7">et insumas effici necesse est; verum si qualia oportet va-<text:line-break/>cuentur, idque ita fiat, ut facile feratur, tunc sive per<text:line-break/>inferiora, sive per superiora hoc accidat, proderit. At si<text:line-break/>•nec qualia oportet, evacuentur, nec facile sierat aegrotus,<text:line-break/>tunc ea res laedere consuevit; proinde censet perpetuo,<text:line-break/>ut qnaeeunque ab ipsa natura recte fiunt, quae modo<text:line-break/>fponte fieri dixit, ea medicus imitetur; etenim fl per<text:line-break/>superiora qualia oportet, hoc est quae noxia sunt, sua<text:line-break/>fponte evacuentur, hocque prosit et aeger facile ferat,<text:line-break/>monet idem esse medico faciendum, si velit evacuare, ut<text:line-break/>noxii humores evacuentur et id ipfuin ita fiat, ut omnis<text:line-break/>facilitas ferendi aegroto comparetur. Caeterum has notas<text:line-break/>exposuimus nos, qninh aphorifmuni illum explicaremus,<text:line-break/>- cujus initium est: sii </text:span><text:span text:style-name="T17">perturbationibus ventris et vomitus<text:line-break/></text:span><text:span text:style-name="T7">et quum illum etiam decIaremus, cujus hoc est initium t<text:line-break/></text:span><text:span text:style-name="T17">quae dejiciantur, non multitudine aestimanda sunt.</text:span><text:span text:style-name="T7"> Uter-<text:line-break/>que est lu primo aphorisinoi um libro; quare haec missa<text:line-break/>facientes, quae </text:span><text:span text:style-name="T17">ipfe</text:span><text:span text:style-name="T7"> adscispfit, perpendamus, quae quidem</text:span></text:p>
      <text:p text:style-name="P5"><text:span text:style-name="T7">simul ludicant aut faciendam esse evacuationem aut non<text:line-break/>esse evacuandum aut purgandum; principem autem locum<text:line-break/>obtinet forma congenita, hoc est communis omnium ho-<text:line-break/>minum natura et cujusque propria; quocirca spectare me-<text:line-break/>dieus debet, qualis sit naturalis temperatura, utrum </text:span><text:span text:style-name="T17">fa-<text:line-break/>cile an</text:span><text:span text:style-name="T7"> difficulter evacuationes purgationesque ferat; et<text:line-break/>videre, an in morbo commutetur, id autem tum ex<text:line-break/>actionibus tum ex facie cognoscitur, si similis sit sibi<text:line-break/>ipse-, quum bona valetudine frueretur, ut ipse in prae-<text:line-break/>sagiis faciendum esse monuit. </text:span><text:span text:style-name="T17">In amitis,</text:span><text:span text:style-name="T7"> inquit, </text:span><text:span text:style-name="T17">morbis<text:line-break/>ita specta inprimis aegri, faciem, st faciei bene valentium<text:line-break/>stmilis</text:span><text:span text:style-name="T7"> sit, </text:span><text:span text:style-name="T17">praesertim vero sibi ipsa, siquidem ita suerit<text:line-break/>optima.</text:span><text:span text:style-name="T7"> Verum quia nos omnium hominum naturam prius<text:line-break/>cognoscere non potuimus, scd faepe etiam repente ad<text:line-break/>ignotus homlues visendos vocamur, ideo a communibus<text:line-break/>initium ducimus: nam in quibus neque nares acutas, ne-<text:line-break/>que oculos concavos, neque eaetera, quae ibi funt ab<text:line-break/>Hippocrate memorata, perspicimus, in iis neminem do</text:span></text:p>
      <text:p text:style-name="P2"><text:span text:style-name="T7">aegrotante quidquam interrogamus, at si illa adsint, tum<text:line-break/>quaerimus quomodo affectus esset, quum lu naturali esset<text:line-break/>statu, Regionis vero formam esse magno usui ad, morbi<text:line-break/>curationem et ad futura praesagienda est </text:span><text:span text:style-name="T17">a</text:span><text:span text:style-name="T7"> nobis saepe-<text:line-break/>numero demonstratum; atque ipse in libro de aere, aquis<text:line-break/>et locis qui in quaque regione morbi vigeant declarat,<text:line-break/>atque, illi quidem cum indigenas corripiunt, tum vero<text:line-break/>quia familiares sint, minus periculosi habentur. De con-<text:line-break/>fuetudine autem quid attinet dicere ? praesertim' quum<text:line-break/>ipfe saepenumero dicat eam nobis multis in rebus esse'<text:line-break/>fructuosam. Sed’ et in praesagiis etiam ait: si </text:span><text:span text:style-name="T17">quis pro-<text:line-break/>nus 'cubet, quum in bona valetudine ita cubare non. con-<text:line-break/>suevijset aut delirium aut dolor ventris portenditur;</text:span><text:span text:style-name="T7"> et<text:line-break/>illud; dentium siridor in fabre, </text:span><text:span text:style-name="T17">quibus. a. pueris non con-<text:line-break/>suevit, insaniam mortemque significat.</text:span><text:span text:style-name="T7"> Non exiguam porro<text:line-break/>utilitatem ex. aetatis duci cognitione cognosces ex apho-<text:line-break/>risuris, in quibus de aetatibus disseruit, et in quos sunt<text:line-break/>jam a nobis conscripti commentarii. . Est autem quadri-</text:span></text:p>
      <text:p text:style-name="P2"><text:span text:style-name="T7">partita aetatum divisio, atque humida quidem et calida<text:line-break/>puerorum est; sicca et calida florentium; sicca et frigida<text:line-break/>declinantium; humida et frigida senum, sed pueruli non<text:line-break/>absolute calidi funt, nt qui aetatem florentem habent,<text:line-break/>sed nativo calore, qui temperatus est et in probo sanguine<text:line-break/>consistit, quamquam autem plus humoris habeant quam<text:line-break/>ad salubrem habitum opus sit, tamen exsiccandi non sunt,<text:line-break/>propterea quod in causa hoc esset, ne augerentur et cre-<text:line-break/>scerent. De senibus quaestio existit, quod alii humidos,<text:line-break/>alii siccos eos esse dixerunt. Sed hoc in libris de tempe-<text:line-break/>ramentis ostensum a nobis est, eos, quod ad membra eo-<text:line-break/>rum solida pertinet, siccos esse; quia vero ex frigida<text:line-break/>temperatura magna copia excrementorum in ipsis esset,<text:line-break/>ideo humidos dici.- Itaque si libris de temperamentis di-<text:line-break/>ligenter perlectis vera scientia cognoveris frigidam et<text:line-break/>siccam esse .propriam fenum temperaturam, sed adjunctam<text:line-break/>habere tumiditatem ex pituitosis excrementis prosectam,<text:line-break/>tum plana et peripicua erit ea, quam omnes fere negle-</text:span></text:p>
      <text:p text:style-name="P2"><text:span text:style-name="T7">xerant, dubitatio. </text:span><text:span text:style-name="T17">£ Etiam in aetatibus quidem puer ex<text:line-break/>anui temporibus am vere comparandus, similiter juvenis<text:line-break/>cum aestate, dedtinans aetas cum autumno et denique se-<text:line-break/>nectus cum hieme. Eadem autem regionum ratio est:<text:line-break/>temperata eum 'vere, calida cum aestate, quae autem<text:line-break/>quoad calorem sudgusque inaequalis est, stmalqne plus stri-<text:line-break/>geris et siccitatis</text:span><text:span text:style-name="T7"> habet, cum </text:span><text:span text:style-name="T17">autumno, humida et suigida<text:line-break/>cum hiemeij</text:span><text:span text:style-name="T7"> ‘ Quamohrem jubet et nobis auctor est ut<text:line-break/>in omni re tractanda et anni tempus et regionem et ae-<text:line-break/>talem intueri debeamus, atque lu aphorifmis quidem,<text:line-break/>quum de moriiis, qui lu quoque anni tempore quaque<text:line-break/>aetate rigeant, dissereret, nobis elementa altis tradidit.<text:line-break/>Ego vero nonnullas ejus sententias hic efferam, quas ipfe<text:line-break/>ad hunc fere modum scriptas -reliquit: morbi, inquit,<text:line-break/></text:span><text:span text:style-name="T17">omnes in omnibus steri temporibus videntur, quidam ta~<text:line-break/>rnen magis In quibusdam</text:span><text:span text:style-name="T7"> et </text:span><text:span text:style-name="T17">sumt et irritantur, ut vere<text:line-break/>utrae biles</text:span><text:span text:style-name="T7"> et caeleri, quos deinceps subjunxit:, aestate</text:span></text:p>
      <text:p text:style-name="P2"><text:span text:style-name="T7">continuae tertranaeque febres et alii; autumno alii multi,<text:line-break/>quos ipsc narravit, hieme alii; ut etlani progrediens<text:line-break/>scribit., quales quantique morbi in aetatibus oriantur,<text:line-break/>quos ego, brevitatis studio ductus, minime esse memoran-<text:line-break/>dos puto. Monet autem nos ut morbi constitutionem''<text:line-break/>consideremus, ut, utrum morbus acutus </text:span><text:span text:style-name="T17">ao</text:span><text:span text:style-name="T7"> diuturnus sit,<text:line-break/>utrum lymptomata juncta habeat aut iis </text:span><text:span text:style-name="T17">vacet,</text:span><text:span text:style-name="T7"> utrum in<text:line-break/>principio, an inerementu, an flatu, an declinatione sit,<text:line-break/>cognuscamus et utrum.morbo mortifero aeger teneatur, ut<text:line-break/>fup.erstes esse non possit, au evasurus sit, judicemus.<text:line-break/>Vult enim ipse e morbis sumi rationem praesagiendi, quid<text:line-break/>futurum sit; quod nos prolixo sermone cum in libris, de<text:line-break/>crisibus, tum -vero etiam in commentariis in aphorismos<text:line-break/>editis explicavimus; veluti quum ait: </text:span><text:span text:style-name="T17">tertiana exquisita<text:line-break/>cito judscatitr, quartana longa est, utraque vacfit periculo;<text:line-break/>phrenitis vero et veternus et pertcusum minantur et aeutj<text:line-break/>sunt morbi.</text:span><text:span text:style-name="T7"> Scirrhos vero liecis exitiosus et diutuirti.^.</text:span></text:p>
      <text:p text:style-name="P2"><text:span text:style-name="T7">Hoc autem loco aeris nos ambientis constitutionem prae-<text:line-break/>termisit, cujus tamen in libris de vulgaribus morbis fecit<text:line-break/>mentionem his verbis: </text:span><text:span text:style-name="T17">quum 'totus ille status austrinus et<text:line-break/>fqualidus escet;</text:span><text:span text:style-name="T7"> deinde vero: </text:span><text:span text:style-name="T17">quum totus</text:span><text:span text:style-name="T7"> annus </text:span><text:span text:style-name="T17">humidus,<text:line-break/>frigidus et aquilonaris suistsut;</text:span><text:span text:style-name="T7"> itemque: non </text:span><text:span text:style-name="T17">una spectes<text:line-break/>morborum vagata est, neque -unus semper suit in toto<text:line-break/>anno status.</text:span><text:span text:style-name="T7"> Hoc nomen, constitutio, si per sc solum et<text:line-break/>sine additione proferatur, potest et regionis et cujusque<text:line-break/>rei alterius formam indicare. Iam vero excessum defe-<text:line-break/>ctumque annexuit, a quibus morbi faepenunrero gignun-<text:line-break/>tur et item in causa funt cur medicus properet naturam<text:line-break/>adjuvare, quum ea non fatis evacuet aut cur immodicam<text:line-break/>evacuationem cohibeat, quibus quidem fit rebus ut vi-<text:line-break/>dendum sit plusne an mluus quam par est fluat, quod<text:line-break/>sua sponte prodit et quibus alterutrum prosit, quosque<text:line-break/>offendat. Siquidem utrumqne malum est;, ut enim quod<text:line-break/>medium est, id in omnibus est rebus expetendum, ita<text:line-break/>quod redundat quodque deest fugiendum: nam et vir-</text:span></text:p>
      <text:p text:style-name="P93">tutes omnes jn medio consistunt et vitia extra medium<text:line-break/>excedunt . •<text:tab/>'</text:p>
      <text:h text:style-name="P85" text:outline-level="2">XII.</text:h>
      <text:p text:style-name="P8"><text:span text:style-name="T17">Purgatio, evacuatio</text:span><text:span text:style-name="T7"> , medela.</text:span></text:p>
      <text:p text:style-name="P92">Solet Hippocrates absolute appellare evacuationem,<text:line-break/>quum omnes humores aequaliter, evacuantur; purgationem<text:line-break/>vero / quum ii, qui prava qualilate affecti sunt, fit autem<text:line-break/>. accuratissima omnium humorum, qui aequaliter educantur,<text:line-break/>evacuatio per venae sectionem, proxime ad hanc accedit,<text:line-break/>quam scarificatione malleolorum obimug, ilemque ea, quae<text:line-break/>in exercitationibus aut frictionibus aut balneis aut etiam<text:line-break/>inedia versatur, quamquam inedia non per se, ut singula<text:line-break/>quae dicta sunt, evacuat; sed per quandam perspirationem,<text:line-break/>quia nullum alimentum, qqo. evacuata materia instaure-<text:line-break/>tur , introducitur, haec autem uno nomine medelam, hoc<text:line-break/>est sanationes vocat. Verum sive natura ipsa corpus eva-</text:p>
      <text:p text:style-name="P2"><text:span text:style-name="T7">cuet et noxiorum humorum fiat evacuatio, sive id nobis<text:line-break/>medicamentum dantibus, consequatur, Hippocrates appeI-<text:line-break/>lare purgationes consuevit Quocirca Thucydides in pesti-<text:line-break/>lentia explicanda secundo historiarum libro evacuationes<text:line-break/>in morbis, quae impetu naturae per symptomata ratione<text:line-break/>morbi contingunt, purgationes expurgatlonesque vocavit.<text:line-break/>Purgatio agitur est evacuatio humorum qui sua qualitate<text:line-break/>molesti sint , atque ipse in aphoristnis quamcunque evacua-<text:line-break/>tionem nominat vasorum inanitionem, idque ab eventis,,<text:line-break/>propterea quod eveniat, ut in omnibus evacuationibus<text:line-break/>vasa inaniantur et verbo medicandi in iis solum utitur,<text:line-break/>quae purgant. Ac purgationes quidem er evacuatione?<text:line-break/>fiunt medicamentis, quae aut vomitum cient aut alvuur<text:line-break/>fubducunt aut denique per superiores aut per inscriorec<text:line-break/>partes, haeqne aut medicamentis aut venae fectione Mt<text:line-break/>vomitu aut per urinas aut per sudores aut per clysteres<text:line-break/>aut per revulsionem aut per derivationem, de quibns</text:span></text:p>
      <text:p text:style-name="P2"><text:span text:style-name="T7">deinceps ipse disseret, absolvuntur. Hoc tamen inprimis<text:line-break/>sciendum est plerosqne - paratiores ad venae * sectionem<text:line-break/>esse quam alios; quosdam vero' ad purgationem; iit alii<text:line-break/>quidvis potius quam venae sectionem patiantur; qui-<text:line-break/>darn alia omnia quam ut bibere medicamentum veliut;<text:line-break/>imo vero funt quibus purgantia medicamenta stomachum<text:line-break/>subvertant; alii vero sine molestia eadem fumuut. Itaque<text:line-break/>videndum est qulbus hominibus sanguinem detrahere,<text:line-break/>quibus dare medicamentum purgans oporteat; atque in<text:line-break/>iis, quorum vires firmae robnstaeque sunt, si evacuati<text:line-break/>sint noxii humores, morbus cessat; an quibus vero sunt<text:line-break/>infirmae atque imbecilles, una cum humoribus noxiis,<text:line-break/>qui evacuentur, ipsae quoque dissolvuntur; id quod non<text:line-break/>est ullo m. </text:span><text:span text:style-name="T23">1</text:span><text:span text:style-name="T7"> faciendum, fed studendum perpetuo est -ut<text:line-break/>inde major utilitas existat, omnisque noxius et molestus<text:line-break/>humor evacuetur’ quod ut fiat, intueri prius diligenter<text:line-break/>oportet eptusne aeger ad purgationem fit nec ne: qui<text:line-break/>enim multis cruditatibus aut glutinosis crassisqne abundant</text:span></text:p>
      <text:p text:style-name="P2"><text:span text:style-name="T7">succis, quibus item hypochondria sirut distenta flatibus<text:line-break/>aut urina stupra modum calida et ignea aut aliqua visce-,'<text:line-break/>rurn inflammatio, ir omnes ad purgationes inepti sunt.<text:line-break/>Quamobrem glutinosos crassosque humores, qui in corpore<text:line-break/>sint, attenuare oportet et meatus eos, per quos illi a<text:line-break/>medicamento purgante traducuntur et trahuntur, aperire;<text:line-break/>quod nisi feceris, aegre et moleste purgatio procedet, ut<text:line-break/>et tormina et vertigines et anxietatem et fummam mole-<text:line-break/>stiam sit allatura"; idque est, quod Hippocrates literis<text:line-break/>consignavit: corpora </text:span><text:span text:style-name="T17">quum quis purgare volet, ea stuida<text:line-break/>faciat oportet, stve vomitibus, stve alvi subductione pur-<text:line-break/>gatio facienda stt:</text:span><text:span text:style-name="T7"> quod etiam in morbis diuturnis intel-<text:line-break/>ligendum est; siquidem id in acutis usu non venit, fed in<text:line-break/>ipso statim initio purgatio adhibenda est, si materia tur-<text:line-break/>geat, ut postea dicetur- Nunc autem rei, ad multa magna-</text:span></text:p>
      <text:p text:style-name="P5"><text:span text:style-name="T7">que utilis, quod in purgatione adhibenda et in medica-<text:line-break/>mentis dandis, quod quidem idem est, contingit, te ad-<text:line-break/>monebo, quam femper tibi haerere in memoria pervelim.<text:line-break/>Quum nostrum corpus ad morbosam affectionem paratum<text:line-break/>sit, ut illa in eo sit, ut prope consecta sit, si quid ex-<text:line-break/>trinsecus accedat, illam affectionem arguit et apertam fa-<text:line-break/>cit, ac vel febrem accendit vel dolorem capitis, aut de-<text:line-break/>stillationem aut tussim aut aliud quidpiam 'movet; deinde<text:line-break/>vero homines ex illa morbofae affectionis praeparatione<text:line-break/>cum periculo languent, quum neque cursus, neque alius<text:line-break/>validus motus, neque intemperantia, neque refrigeratio,<text:line-break/>neque calefactio, neque res venereae, neque vinum, neque<text:line-break/>. aliud quid hujus generis morbum' excitaris; propterea<text:line-break/>quod nihil horum satis est, ut fuapta natura vehementem<text:line-break/>imbecillitatem gignat, fed vel epheineram febrem vel quid<text:line-break/>tale,, quod ad exigui spatium temporis perduret, afferre<text:line-break/>possit; proinde non est ignorandum lias non esse causas,<text:line-break/>fed potius occasiones morborum. Caeterum eae occasiones<text:line-break/>sunt.multiplices, ut cursus, luctae, pancratia, res vene-</text:span></text:p>
      <text:p text:style-name="P2"><text:span text:style-name="T7">reae, frictiones, aestus, refrigeratio, vigiliae, irae, tristi-<text:line-break/>tiae et timores; ex iis res venereae, quae spiritum per-<text:line-break/>turbant,,quila morbus a malitia humorum non est exortus,<text:line-break/>purgationem non postulanti; . raucos vero ac lienis vitio<text:line-break/>laborantes purgare convenit; in quibus autem exigua in-<text:line-break/>est copia sanguinis et sprrituosi et qui tussiunt, nec<text:line-break/>quidquam rejiciuut, quique siticulosi sunt, non item; sed<text:line-break/>de spirituosis aut inflatis quaestio est: siquidem multae<text:line-break/>Causae sunt, ut quidam venae sectionem, quidam purga-<text:line-break/>tionem, quidam aliud denique remedium exigere videan-<text:line-break/>tur; nihil tamen, nisi adhibita distinctione, faciendum;<text:line-break/>nisi alelis multus in facienda medicina </text:span><text:span text:style-name="T17">errores</text:span><text:span text:style-name="T7"> commit-<text:line-break/>tere. Equidem Hippocratis diligentiam cum in aliis re-<text:line-break/>bus otunibus tum vel maxime in eo commendo, quod<text:line-break/>scopum eum, qui non in uno alterove morbo solum, sed<text:line-break/>in omnibus ad purgationem ludicaiidam praestet caeteris,<text:line-break/>non omiserit. Is autem ex ipsius sententia est, qui ab<text:line-break/>affectus magnitudine sumendus est, quem omnes fere ne-</text:span></text:p>
      <text:p text:style-name="P2"><text:span text:style-name="T7">glexerunt: atque empirici quidem ajunt, se observasse,<text:line-break/>evacuationem tum denique faciendam esse, quum suus<text:line-break/>ille plethoricus concursus, ut vocant, factus sit, </text:span><text:span text:style-name="T17">ac</text:span><text:span text:style-name="T7"> per-<text:line-break/>spicue fatentur se in nihil aliud, quod aegroto accidat,<text:line-break/>intueri; sed ila ad evacuationem accedere et tamen fit<text:line-break/>interdum, quum non adsit'plethoricus concursus, ut mit-<text:line-break/>tendus sanguis sit. Si enim morbus vehemens sit vires-<text:line-break/>que aegroti robustae, nemo </text:span><text:span text:style-name="T17">erit,</text:span><text:span text:style-name="T7"> qui in medicina facienda<text:line-break/>sit exercitatus, qui non esse missurirs sanguinem videatur:<text:line-break/>ac quemadmodum sanguis propter magnam ipsius copiam<text:line-break/>et morbi magnitudinem mittitur, </text:span><text:span text:style-name="T17">flc</text:span><text:span text:style-name="T7"> purgatio propter<text:line-break/>alterius cujusdam humoris redundantiam et morbi robur<text:line-break/>adhibebitur. De venae autem sectione est a nobis in alio<text:line-break/>libro disputatum et idem deinceps disseretur ; nunc vero<text:line-break/>de purgatione loqtietnur, hac autem opus habent aegroti,<text:line-break/>non modo quia hutnorutn redundantia, quae noxiit est,<text:line-break/>expurgetur; sed etiam ut avertatur et evacuetur, atque<text:line-break/>hydropi quidem statim in principio adhibenda curatio est;</text:span></text:p>
      <text:p text:style-name="P2"><text:span text:style-name="T7">ubi vero constiterit, inprimis addenda erunt quae pitui-<text:line-break/>tam per sedem educant; deinde utemur iis, quae excita<text:line-break/>vomita evacuant, tum usus eorum erit accommodatus,<text:line-break/>quae ad evocandam ex ore pituitam valent, ut a capite<text:line-break/>pituita detrahatur; at ubi humor pituitosus, lu totum fit<text:line-break/>corpus distributus, tum corpus erit eo expurgandum me-<text:line-break/>dicarnento, quod illi universo expurgando'sit, quamquam<text:line-break/>ad- crassos humores incidendos et ut urina procedat, etiain<text:line-break/>medicamenta, quae incidendi vim habent, erunt nobis<text:line-break/>usui atque adjumento'. Eodem quoque modo morbum<text:line-break/>quem regium appellant, omnibus admotis remediis cura-<text:line-break/>mus, ut purgatione, vomitibus, provocata urini, per </text:span><text:span text:style-name="T17">pa-<text:line-break/>latum,</text:span><text:span text:style-name="T7"> per nares et uno verbo per superiora </text:span><text:span text:style-name="T17">et</text:span><text:span text:style-name="T7"> per in-<text:line-break/>feriora, id- quod in omnibus, sure vehementibus valenti-<text:line-break/>busque morbis, quos malitia humorum procreavit, esse<text:line-break/>faciendum videtur. Caeteruiu morbus omnis tribus modiis<text:line-break/>magnus efficitur aut propter ejus partis, quae assecla est,<text:line-break/>nobilitatem aut propter affectus magnitudinem aut pro-<text:line-break/>pter ipsius malitiam: horum omnium Hippocrates in libro<text:line-break/>de ulceribus mentionem fecit, quo in loco de purgatione</text:span></text:p>
      <text:p text:style-name="P2"><text:span text:style-name="T7">scripsit haec: </text:span><text:span text:style-name="T17">purgatio,</text:span><text:span text:style-name="T7"> inquit, </text:span><text:span text:style-name="T17">per alvum plurimis ulce-<text:line-break/>ribus confert; itemque vulneribus capitis, ventris, articu-<text:line-break/>lorum et iis omnibus in quibus periculum est, ne os cor-<text:line-break/>rumpatur,</text:span><text:span text:style-name="T7"> * * * * Hoc igitur nobis consilii<text:line-break/>dat Hippocrates, ut purgemus ac redundantem humorem<text:line-break/>evacuemus; idque modo sanguinis detractione, quum is<text:line-break/>caeteros humores superet, modo medicamento purgante,<text:line-break/>quum aut flava aut atra hilis aut pituita redundet, prae-<text:line-break/>sertim veroni malitia humorum adjuncta sit aut plenitudo<text:line-break/>aut inflammatio aut herpes aut aliud quid hujus generis:<text:line-break/>quocirca statuendum est, purgationes esse perutiles et<text:line-break/>quum morbi magni sunt et quibus permagna est humorum<text:line-break/>juncta redundantia. Non desuerunt tamen, qui hanc, ha-<text:line-break/>buerint sententiam, priusquam ita aut sanguinis missione<text:line-break/>aut purgatione educas id, quod supervacaneum est, cale-<text:line-break/>facientibus utendum esse, atque ita discutiendum. Sed illi<text:line-break/>materiam ad locum affectum attrahunt potius, quam ut,per<text:line-break/>cutem inaniant: perspicuum enim est, tum £524} denique</text:span></text:p>
      <text:p text:style-name="P2"><text:span text:style-name="T7">medicamentis uti, quae ad locum sint accommodata, nos<text:line-break/>debere, quum universum corpus sit expurgatum. Jam<text:line-break/>vero venae sectionem adhibemus, purgationeque et clyste-<text:line-break/>ribus utimur et inediam imperamus, quum universum<text:line-break/>corpus plenum aut malis affectum humoribus ridetur. • Si<text:line-break/>neutrum horum subsit, tum ad remedia loco imponenda<text:line-break/>statirn confugimus; et quoniam hoc artis medicae officium<text:line-break/>est, omnes singularum corporis partium naturales actiones<text:line-break/>recuperare, quum illae corruptae sint; easque custodire,<text:line-break/>quum sint lutegrae, aeque naturalem corporis fabricatio-:<text:line-break/>nem consequantur; profectu et ipsam quum adest, tueri,<text:line-break/>et quum corrupta sit, recuperare necesse est; principes<text:line-break/>autem functiones </text:span><text:span text:style-name="T17">a</text:span><text:span text:style-name="T7"> partibus similibus inter se perficiun-<text:line-break/>tur; secundariae vero ab organicis; proinde spectandum<text:line-break/>est, qui humores sint in corpore, quamque utilitatem aut<text:line-break/>damnum partibus afferant. Itaque interdum folum caput<text:line-break/></text:span><text:span text:style-name="T17">gravitate</text:span><text:span text:style-name="T7"> tentari sentimus aut affectione quadam ulceris</text:span></text:p>
      <text:p text:style-name="P2"><text:span text:style-name="T7">sensum referente conflictari; aut musculos temporales </text:span><text:span text:style-name="T17">ex-<text:line-break/>tendi</text:span><text:span text:style-name="T7"> idque vel absolute vel cum majore calore quodam:<text:line-break/>ita etiam in jecore,, liene, ventriculo, costis ac septo<text:line-break/>transverso gravitatem persentimus, saepe etiam in ore<text:line-break/>ventriculi sensus quidam gravitatis aut morsus aut nauseae<text:line-break/>aut aversionis ciborum aut cujusdam absurdi appetitus ob-<text:line-break/>oritur; praeterea vero fixi in parte quapiam dolores:<text:line-break/>cujus rei causa est aut copia humorum quae confertirn<text:line-break/>illuc comportata est aut spiritus flatuosus, idque evacua-<text:line-break/>tionem esse faciendam indicat. Sunt etiam interdum nu-<text:line-break/>dae quaedam intemperies vacantes humoribus, interdum<text:line-break/>cum humoribus conjunctae, haecque evacuationem hu-<text:line-break/>morum corpus affligentium aut vaporum indicant omnia;<text:line-break/>ipsaque evacuatio hominem a morbis affectibusque liberum<text:line-break/>reddit, ac satis est purgare, frictione balueoque uti et<text:line-break/>difcutienti medicamento quodam inungere. Cum his au-<text:line-break/>tem spectanda est aetas naturaque aegrotantis, itemque<text:line-break/>anni tempus, regio et alia, quae supra memoravimus.</text:span></text:p>
      <text:p text:style-name="P2"><text:span text:style-name="T7">Caeterum cognitio loci affecti difficilis esse solet; cogno-<text:line-break/>scitur autem affectus locus, ut scis a nobis esse in eo<text:line-break/>opere, quod de locis affectis edidimus, demonstratum, ab<text:line-break/>excretis, ab iis, quae affectis adnascuntur partibus et ab<text:line-break/>actionum noxa; ad quae aggregantur colores, qui praeter<text:line-break/>naturam sunt et figurae, quae quum omnia oornpereris,<text:line-break/>scito evacuationem esse admoliendam ac puta, quum ea<text:line-break/>plenitudo, quae ad vires pertinet, fuerit, sanari eam con-<text:line-break/>tinuo non posse, quod cum ipsa evacuatione vires una<text:line-break/>interdum exsolvantur, quamquam inventi quidam sunt,<text:line-break/>qui statirur post evacuationem sint ab omnibus molestiis<text:line-break/>liberati, verum neque omnes medici illorum affectiones<text:line-break/>norunt, neque si norunt, a caeleris distinguere statim pos-<text:line-break/>sunt. * * * * Nam neque lu sudores, neque<text:line-break/>in odores illic intueri oportet; inprimis enim nihil ibi<text:line-break/>indicant, ac sudor et odor non idem est, qiium sudor sit<text:line-break/>tenuis humiditas quaedam et ex ipsis humoribus profici-</text:span></text:p>
      <text:p text:style-name="P2"><text:span text:style-name="T7">fcatur; odor vero veluti fumus quidam ex humoris mate-<text:line-break/>ria resolutus, proinde ad haec adhibere animum non<text:line-break/>oportet, sed corrigenda medicamenta funt, siquidem do-<text:line-break/>cuimus omnia medicamenta ventriculum, praesertim vero<text:line-break/>ejus os, propterea quod maxime nervosum sit et sensu<text:line-break/>praeni tum/laedere, quamobrem odorata admisceri solent,<text:line-break/>ut ne sola medicamenti facultas ventriculi os attingat,<text:line-break/>admiscentur autem femlua, quae vim medicamentorum<text:line-break/>obtundant, ipsunrmque actionem non impediant, quaeque<text:line-break/>attenuandi atque incidendi vim habeant, praeterea vero,<text:line-break/>quae admiscentur, sibi invicem consentiant, alraque in-<text:line-break/>aequaliter fit evacuatio, neque vero omnes, qui quoquo-<text:line-break/>modo affecti sint, nec quocunque tempore, nec statim<text:line-break/>ubi contigerit, purgandi sunt. Ac sanos quidem et in<text:line-break/>quibus nihil redundat, purgare non oportet, quorsum<text:line-break/>enim decet accommodatam naturae et culpa vacantem et -<text:line-break/>non morbosam materiam auferre? Imo vero praeterquam<text:line-break/>quod id cum molestia et labore facis, non mediocris noxa</text:span></text:p>
      <text:p text:style-name="P2"><text:span text:style-name="T7">consequetur; quicquid enim per vim quidpiam* facit, id<text:line-break/>dolores, labores, interdum vero etiam animi defectiones<text:line-break/>ac partium exsolutiones aliasque molestias invehere con-<text:line-break/>fuevit. Evacuaris tu quidem, fed quidpiam naturae ac-<text:line-break/>commodati et quod rei essentiam attingat, detraxeris. Ve-<text:line-break/>rum si in lromine, aut pituita aut flava bilis aut alius<text:line-break/>quispiam humof redundarit, tum erit opportuna evacua-<text:line-break/>tio. Sed tamen crassos humores attenuare ac tenaces in-<text:line-break/>cidere plane decet; alii vero evacuandi sunt; utrisque<text:line-break/>enim auxiliantibus, et natura et medicamento, recte suc-<text:line-break/>cedit purgatio, eaque facilius ac melius peragitur, quum<text:line-break/>molesta materia secedit. Sed ut monui, observare., eos<text:line-break/>oportet, qui pingues sunt, et quorum tabidus est habi-<text:line-break/>tus; temporum quoque anni repentinas mutationes, astro-<text:line-break/>rumque ortus et occasus, a quibus tempora valde immu-<text:line-break/>tanlur, arcturum dico, vergilias, solstitia, aequinoctia<text:line-break/>caniculamque observare par est, qua de </text:span><text:span text:style-name="T17">re</text:span><text:span text:style-name="T7"> ipse in libro<text:line-break/>de aere, aqua, habitationibus, locis et regionibus, men-</text:span></text:p>
      <text:p text:style-name="P2"><text:span text:style-name="T7">tionem ferit, prius enim quam probe constiterint, non est<text:line-break/>accommodata evacuatio;. Age vero </text:span><text:span text:style-name="T17">ia</text:span><text:span text:style-name="T7"> iis purgationibus,<text:line-break/>quae per , inferiora fiunt observandae sunt haemorrhoides,<text:line-break/>fluor muliebris, itemque omnes, qui crebra desidendi cu-<text:line-break/>piditate urgentur, quem morbum tenesmum vocant; qui-<text:line-break/>que alvi fluore tentantur et quorum intestinum ulceratur,<text:line-break/>quorum denique sicca mirum in modum alvns est; in pur-<text:line-break/>gationibus vero, quae per superiora fiunt, observabis tus-<text:line-break/>sies, asthmata,, interna ulcera ac pulmonis &lt;quidem tabem,<text:line-break/>jecoris colliquationem, sanguinis fputum et si quem in<text:line-break/>gurgulione aut faucibus aut cervice morbus exercere con-<text:line-break/>suevit, huc accedunt oris stomachi dolores et quum ci-<text:line-break/>bum homines non continent, nec tamen ipsum vomitu<text:line-break/>rejiciunt. Itaque pituitosi per supernas partes-, biliosi per<text:line-break/>infernas purgandi sunt, praesertim quibus atra bilis eva-<text:line-break/>cuanda est. Verum ubi opus evacuatione est, non debe-<text:line-break/>mus ipfam ita absolute simpliciterque admovere ;,scd dili-</text:span></text:p>
      <text:p text:style-name="P5"><text:span text:style-name="T7">gentes expendere, quomodo ea facienda sit et qualia fu-<text:line-break/>tura sint ea, quae sumus evacuaturi, et per quem locum<text:line-break/>et quo tempore et quatenus educenda. Ac • quod diximus,<text:line-break/>quomodo facienda sit, significat transitus aperiendos', id-<text:line-break/>que non simpliciter et ut fors fert, fed ut decet, quod<text:line-break/>nobis significat modum, quo ad inanitionem faciendam<text:line-break/>utamur, ut exempli gratia in iis, quae ventre contineu-<text:line-break/>tnrj.per clysteris glandisque usum et item medicamentum,;<text:line-break/>quod alvum subducat </text:span><text:span text:style-name="T17">et</text:span><text:span text:style-name="T7"> haec singula per certa quaedam,<text:line-break/>quum et clyster et glans et subducens medicamentum mul-<text:line-break/>tis confici modis possint. Quod vero diximus, qualia fu-<text:line-break/>tura sint, quae evacuanda funt, intelligimus attendendam<text:line-break/>esse qualitatem eorum, quae evacuantur, ut noscamus,<text:line-break/>aqueumne et tenuem, an pituitosum, an biliosum melan-<text:line-break/>cbolicumve humorem praestet educere. Jam quod dixi-<text:line-break/>mus, per quem locum huc pertinet, nobis spectandum<text:line-break/>- esse, per quum partem evacuarer oporteat, quamvis enim</text:span></text:p>
      <text:p text:style-name="P2"><text:span text:style-name="T7">perspectum habeamus, per inferiores partes evacuationem<text:line-break/>esse faciendam, tamen per quam ex inferioribus tentanda<text:line-break/>sit, distinguendum est, ut per vesicamne, an per alvum,<text:line-break/>an per uterum, rursus vero si per superiora, utrum per<text:line-break/>neres </text:span><text:span text:style-name="T17">an per os;</text:span><text:span text:style-name="T7"> est etiamnum evacuatio, quae per to-<text:line-break/>tum corpus fit, eaque , aut per sudorem efficitur aut per<text:line-break/>eam perspirationem, quae latere iensum nostrum dicitur,<text:line-break/>quae quidem propter tenuitatem eorum, quae educuntur,<text:line-break/>oculorum effugit obtuitum, etenim quum [525] ejus faculta-<text:line-break/>tis, quae animal continet, imbecillitas et tenuitas humerum<text:line-break/>in idem conveniunt, estque eis calida febris adjuncta; ali-<text:line-break/>quid semper propter imbecillitatem quidem extra cutem<text:line-break/>excernitur, verum sub adspectum prae exiguitate non ca-<text:line-break/>dit ; utpote tenues humores destuant; quod si etiam locus<text:line-break/>sit calidus et anni tempus aestivum et caeli status calidus<text:line-break/>ac siccus, tunc homines in hujusmodi affectionem prom-<text:line-break/>ptius cadent, ac magis etiam si natura sint biliosiores os-<text:line-break/>que ventriculi habeant imbecillum. Praeterea vero, quod</text:span></text:p>
      <text:p text:style-name="P91">addidimus, quo tempore sicito videndum esse, quo sit<text:line-break/>tempore vacuandum, utrum in principio, antequam mor-<text:line-break/>bus concoctus sit; quum inquam, ut ipse post dicet, tur-<text:line-break/>get et ad, humorum excretionem nos impellit natura; quae<text:line-break/>animantia gubernat, an postquam noxii humores sint con-<text:line-break/>cocti. Quoni denique diximus, quatenus, scire debes,<text:line-break/>copiam evacuationis nobis esse perpendendam, cujus ha-<text:line-break/>bere rationem medicus debet, ut fudor interdum videtur<text:line-break/>esse aegroto utilis. et tamen ipsum quoque esse moderatum<text:line-break/>oportet; propterea, quod si immodicus sit, vires dissolvat;<text:line-break/>multo autem accuratius servare modum decet in iis, quae<text:line-break/>vomitu rejiciuntur, quaeque per alvum educuntur, ac quae<text:line-break/>per ora venarum perque uterum evacuantur. Est autem<text:line-break/>' tentanda evacuatio autumno et vere, per quam potissi-<text:line-break/>mum partem prodesse videtur , ut nuper dicebam; si vero<text:line-break/>hieme et aestate evacuare aliquid cogaris, dato operam,<text:line-break/>ut hieme per inferiora, aestate per superiora id facias,<text:line-break/>idque ipse in libro de salubri diaeta monuit, causa est,<text:line-break/>quia hieme pituita in ventre gignitur; quocirca jubet, eam</text:p>
      <text:p text:style-name="P2"><text:span text:style-name="T7">ut vomitibus evacuemus; at aestate vult ut bilem super-<text:line-break/>natantem deorsum retrahamus , verum si totum evacuare<text:line-break/>corpus velis, aestate per superiorem ventrem, hieme per<text:line-break/>inferiorem medicamento faciendum est, ut in aphorismis<text:line-break/>habes. [Hae </text:span><text:span text:style-name="T17">enim formae dicuntur frequenter obviae,<text:line-break/></text:span><text:span text:style-name="T4">(πΐίονάζοντα) </text:span><text:span text:style-name="T17">: purgatio fanat per loca, ad quae inclinat,<text:line-break/>qui purgationem - instituit. Dixit autem, ducendum ejse<text:line-break/>per commoda loca, ad quae inclinat.] At</text:span><text:span text:style-name="T7"> quae prohibere<text:line-break/>voles, me augeantur, ea per loca contraria revellere con-<text:line-break/>veniet et tamen in laevitatibus .intestinorum,. quum ex-<text:line-break/>tremitate funt exulcerationes, ab acri tenuique humore<text:line-break/>exortae, licet morbus medicamentum per superiora postu-<text:line-break/>let, quod potius hujusmodi humores fuperfluitent, quam<text:line-break/>infra secedant, tamen .hoc hieme non est faciendum, ut<text:line-break/>modo dicebamus; quum vero humor pituitosis adhaesit<text:line-break/>intestinis, non est per superiora purgandus, hoc est per<text:line-break/>medicamentum vomitu purgans educendus. Est enim na-</text:span></text:p>
      <text:p text:style-name="P90">tura comparatum, ut ea solum, quae in ventriculo funt,<text:line-break/>evomantur; eorum vero, quae intestinis continentur, nihil<text:line-break/>est, quod evacuari vomitu possit. Quamobrem in facienda<text:line-break/>medicina mentem animumque adhibere diligenter, ne er-<text:line-break/>res, oportet; hanc autem ad iern non parum facit etiam<text:line-break/>consuetudo; siquidem ipsa quoque modum evacuationis<text:line-break/>declarat: nam qui vomere foliti sunt, eas purgationes<text:line-break/>minore cum molestia ferunt, quae per superiorem ventrem<text:line-break/>fiunt j insueti vero non sine periculo id faciunt, ac ma-<text:line-break/>gis etiam quum helleboro vomitus cietur, quo remedii<text:line-break/>genere cum veteres plurimum usi sunt, tum vel maxime<text:line-break/>Archigenes, cujus liber, qui est de helleboro propinando<text:line-break/>inscriptus, adhuc exstat. Est etiam morbi genus fpectau-<text:line-break/>dums qui enim aquam inter cutem ex pituita habet, is<text:line-break/>medicamentum pituitae educendae postulat, ac primum,<text:line-break/>quidem per inferiorem ventrem, deinde et per vomitus<text:line-break/>et per ea quae pituitam per os evomant. Quum enim in<text:line-break/>corpore fit dispersa redundantia, omnia evacuationum ge-_</text:p>
      <text:p text:style-name="P2"><text:span text:style-name="T7">nera adhibebimus; at hydropi ascitae medicamenta dabi-<text:line-break/>rnus, quibus aqua educatur, sicut regio morbo correptis<text:line-break/>ea propinabimus, quae bilein ducant, in quibus etiam<text:line-break/>bilis multis modis expurganda est, ut per inferna, per<text:line-break/>superna, per urinas, per palatum et per nares. Eodem-<text:line-break/>que modo si melancholici humores abundarint, ut in me-<text:line-break/>lancholia, cancro et elephantia si usu venit, medicinis’<text:line-break/>utemur, quibus atrae bilis humor evacuetur, in comitiali<text:line-break/>morbo pituitam expurgantia medicamenta danda eruut.<text:line-break/>Quaedam etiam intemperies sine humoribus comperiuntur,<text:line-break/>in quibus refrigerare, calefacere, exsiccare, hurnectare et<text:line-break/>aliquid horum conjuncte facere oportet; in iis autem, quae<text:line-break/>ex humoribus consistunt, si pars sibi soli inserviat, tibi<text:line-break/>licebit audacter evacuare, prout affectio suadebit, viribus<text:line-break/>tamen etiam perspectis; sin ejus ministerium sit omnibus<text:line-break/>animantis partibus necessarium, cujusmodi est jecoris aut<text:line-break/>ventriculi, non parva sollicitudo de virium robore ha-<text:line-break/>benda est, ut ne una evacuatione magna affatim adhibita.</text:span></text:p>
      <text:p text:style-name="P2"><text:span text:style-name="T7">ipsum dissolvamus. Cerebrum autem per palatum, nares<text:line-break/>et aures; atque thorax et pulmones per tracheam ac fau-<text:line-break/>ces expurgentur oportet. Ita etiam qui in corporis su-<text:line-break/>perficie laborant intemperie, iis medicamenta, quae po-<text:line-break/>stulet intemperies, adhibebimus; quibus autem in imis<text:line-break/>corporis partibus intemperies est, in iis ineunda est in-<text:line-break/>tervalli ratio: caeterum quae per singulos dies in nobis<text:line-break/>coacervantur, ea erunt exercitationibus expurganda. Ea<text:line-break/>autem quae usu balneorum fit evacuatio, non magna est,<text:line-break/>ac ferine quidpiam eorum, quae cute continentur, eva-<text:line-break/>cuat; quae vero in profundo corpore insunt et per </text:span><text:span text:style-name="T17">car-<text:line-break/>nem</text:span><text:span text:style-name="T7"> sunt dispersa, ac solidis partibus inhaerent, non jam<text:line-break/>fatis a balneis evacantur; neque tamen evacuatio medica-<text:line-break/>mentis facta purgantibus est idonea: quamquam iis, qui<text:line-break/>vaIde purgatione indigent et ex longis etiam intervallis<text:line-break/>accommodata est. Si vero quispiam evacuationem molini<text:line-break/>velit, vereaturqne ne plenitudo colligatur atque ita in<text:line-break/>morbos cadat, is sciat praestantissimum esse ad evacuatio-</text:span></text:p>
      <text:p text:style-name="P90">nem jucundum tempus ver; ab hoc autumnum: is enim<text:line-break/>faepenumero circa vergilias constitutionem veri parem<text:line-break/>fortitur, ut quidam non aegre purgentur et id opportuno<text:line-break/>tempore faciant priusquam aestiva excrementa ab hieme<text:line-break/>excepta condensentur et corporibus infigantur, et ob eam<text:line-break/>causam purgationes verno tempore funt optimae, quod<text:line-break/>excrementa hieme collecta educunt priusquam calor ex-<text:line-break/>superans ea moveat ac perturbet; quo in loco par est at-<text:line-break/>tendere commune medicorum erratum, quod in plurimis<text:line-break/>affectibus plerumque committitur: nam quod supervaca-<text:line-break/>neum est, evacuant illi quidem, sed tamen, ne ei, quod<text:line-break/>evacuatum sit, quid persimile gignatur, nullo modo sibi<text:line-break/>curandum proponunt. Jam vero, quum aegrotus medica-<text:line-break/>mentum bibit, ei danda sorbitio est ; interirn vero dum<text:line-break/>fit purgatio, sorbitionem non dabis et tamen plerique me-<text:line-break/>dici , quum evacuant copiosa, hominem alunt. At Hip-<text:line-break/>pocrates nobis auctor est, ut pauciora demus; propterea<text:line-break/>quod corporum, quae expurgata sint, facultas purgatione</text:p>
      <text:p text:style-name="P2"><text:span text:style-name="T7">conflictata, neque ferre neque probe conficere alimentum<text:line-break/>potest; nunc vero quoniam etiam intestini natura facit ut<text:line-break/>facile aut difficulter alvus subducatur, bene actum iri<text:line-break/>nobiscum puto, si is qui recte per superiora perque infe-<text:line-break/>riora purgaturus est, hujus rei non erit ignarus. Venter<text:line-break/>enim in hominibus fuapte natura ofcnlum habet adversum<text:line-break/>et in dextra parte ad spinam latius, quam in caeteris<text:line-break/>animantibus; inde vero fit angustius; deinde mesaraeum<text:line-break/>subit, atque ita deinceps usque ad principium coli inte-<text:line-break/>stini; ii qui tales sunt, cibis facile evacuantur; at quibus<text:line-break/>osculum fuperius vergit vel est angustius quam par sit "<text:line-break/>vel quod ita ab ortu sit factum vel quod aliqua inflam-<text:line-break/>malio obsideat aut durus tumor postea enatus comprimat<text:line-break/>aut aliud quid impediat</text:span><text:span text:style-name="T23">1</text:span><text:span text:style-name="T7">, iis cibi difficulter descendunt,<text:line-break/>fed facile subducuntur; quos quidem omnes per inferiora<text:line-break/>purgare non debemus. At quibus os ventris propter mor-<text:line-break/>bos angustum est factum, si progressu temporis morbi</text:span></text:p>
      <text:p text:style-name="P2"><text:span text:style-name="T7">folvantur, symptomata quoque folvi folent; quocirca non<text:line-break/>femper sunt eodem modo ad purgationes per alvum affecti et<text:line-break/>[526] quae natura fiunt femper observandafunt; quae vero<text:line-break/>xi morborum, quatenus morbi vetant. Quoniam veto ex<text:line-break/>medicamentis alia decocta damus, quibus aegri vescantur,<text:line-break/>alia sicca in pulverem redacta aut contusa, aliorum vero<text:line-break/>liquores, aliorum’denique radices exhibemus, non sunt<text:line-break/>cocta crudis commiscenda, nec radices liquoribus admo-<text:line-break/>dum temperandae. Adhibere igitur animum oportet ut<text:line-break/>cui morbo unumquodque medicamentum conveniat lutei-<text:line-break/>ligas; nam quae maxime contrariis morbis conveniunt,,<text:line-break/>non sunt simul commiscenda. Ergo fervida refrigeranti-</text:span><text:span text:style-name="T23">1<text:line-break/></text:span><text:span text:style-name="T7">bus, fortia debilioribus temperaules offeremus iteniquii<text:line-break/>insuavia jucundis, ut pulegii, nepetae et thymi corna</text:span><text:span text:style-name="T23">!,</text:span><text:span text:style-name="T7">et<text:line-break/>femine petrofelini, dauci et anisi et</text:span><text:span text:style-name="T23">1</text:span><text:span text:style-name="T7"> pipere et aliis conl<text:line-break/>diendo, quorum quaedam purgationem adjuvant,’ nt piper,<text:line-break/>atque etiam sal; quaedam vetant ne quid plus quam</text:span></text:p>
      <text:p text:style-name="P90">oportet, Putgetur, ut praedicta semina faciuntj quaedam<text:line-break/>medicamentum perducunt ad ea, quae purgationis indi-<text:line-break/>gent. Nunc vero, meo me functum officio satis putabo;<text:line-break/>si medicum cohortabor nt nihil plane eorum, quae ad<text:line-break/>artem pertinent, negligat; siquidem.sunt his de rebus in-<text:line-break/>tegra a .nonis conscripta volumina, ut.etiam de venae<text:line-break/>sectione est saepenurnero variis in locis actum, et tamen<text:line-break/>rn praesentia mihi proposui pauca quaedam summatim et<text:line-break/>perspicue esse, afferenda, praesertim quum tq mihi rnan-<text:line-break/>daris ut haec celeriter breviterque conscribam. Primum<text:line-break/>igitur, quod esse, lu venae sectione propositum debet, est<text:line-break/>morbi magnitudo et robur virium, exceptis ab hoc ser-<text:line-break/>mone pueris et iis qui ad fummam senectutem pervene-<text:line-break/>runt., Scire enim convenit non solum partibus animan-<text:line-break/>tinm suppeditari a sanguine alimentum; sed etiam*.nati-<text:line-break/>vum calorem suam in sanguine sedem habere collocatam;<text:line-break/>is autem calor., quifu corde est, tum minor fe ipso red-</text:p>
      <text:p text:style-name="P2"><text:span text:style-name="T7">ditur propter sanguinis copiam aut propter magnam ejus-<text:line-break/>dem inopiam aut propter frigidam qualitatem, tum major,<text:line-break/>vel propter calidam sanguinis qualitatem vel propter in-<text:line-break/>opiam. exiguam. Quemadmodum autem in ventriculo pra-<text:line-break/>vae concoctiones fiunt, quum ea, quae sumpta sunt aut<text:line-break/>magis pituitosa aut magis biliosa redduntur aut corrupte-<text:line-break/>lam quandam patiuntur aut cruda et mutationis expertia<text:line-break/>plurimum manent et in flatum vertuntur, ita etiam ubi<text:line-break/>sanguis non gignitur, humorum in arteriis venis que affe-<text:line-break/>ctiones proportione respondebunt iis, quae a frustrata lu<text:line-break/>ventriculo concoctione proveniunt; alimentum autem,<text:line-break/>quod a ventriculo distribuitur, quando a natura non su-<text:line-break/>peratur et in boni sanguinis generationem non mutatur<text:line-break/>mullas experiri corruptelas solet; quae autem ex materia<text:line-break/>calida computrescunt, calidiora redduntur'; proinde pu-.<text:line-break/>trescens sanguis erit calidior, qui quum sit factus calidior,<text:line-break/>etiam causam afferet, ut pars, in qua putrescit, calidior<text:line-break/>.sentiatur et quae vicina funt, una cum partibus ita as-<text:line-break/>fectis, calore, inquam, acri et mordaci incalescant, quum</text:span></text:p>
      <text:p text:style-name="P11"><text:span text:style-name="T17">•r. i</text:span><text:span text:style-name="T26">(</text:span><text:span text:style-name="T17"><text:tab/></text:span><text:span text:style-name="T4">&gt;<text:tab/></text:span><text:span text:style-name="T17">‘<text:tab/>-<text:tab/>•«»<text:tab/>''<text:tab/>•<text:tab/>.'tus , --</text:span></text:p>
      <text:p text:style-name="P8"><text:span text:style-name="T7">gitur lu aliam partem decumbit, in ea tumorem praeter<text:line-break/>naturam excitat, ex. quo genere est inflammatio, quum-<text:line-break/>que is sanguis, qui decubuit, crassior fit et magis melan-<text:line-break/>choliam imitetur, tum scirrhi naturam tumor.nanciscitur,<text:line-break/>ut esse laxus solet, cum sit fluxio</text:span><text:span text:style-name="T25">;</text:span><text:span text:style-name="T7"> pituitosior. A,t si bi-<text:line-break/>liosa sit, ignis sacer gignitur, quae omnia nos in. methodo<text:line-break/>medendi itemque in </text:span><text:span text:style-name="T17">eo</text:span><text:span text:style-name="T7"> libro, quem ad Glauconem misi-<text:line-break/>mus, et aliis plerisque iu loris accurate distinximus.. Itus<text:line-break/>que quum .plenitudo sit duplex, uti nixi, tum .ea, i quae<text:line-break/>ad vires refertur, tum ea quae ad affusionem pertinere<text:line-break/>dicitur, celeriter evacuanda est, priusquam magnum quid-<text:line-break/>piam malum, excitare in hominibus incipiat; quocirca si<text:line-break/>inire de vena secanda consilium velis, in haec proposita<text:line-break/>potissimum intnebere,. quanta; inquam, sit plenitudo, et<text:line-break/>qualis, tum perspicies naturalem corporis facultatem,<text:line-break/>deinde ipsius corporis totius habitum, tum anni tempus,<text:line-break/>regionem et antecedentem vitam, et utrum aliqua solida</text:span></text:p>
      <text:p text:style-name="P90">excretio .sit praeter consuetudinem cohibita , denique utrum<text:line-break/>homo gracilior evaserit aut crassior, qnnmque perspicua ,<text:line-break/>plenitudinis adsint signa ac valentes vireasint, venam se-<text:line-break/>cabis, si yidelicet tensionis sensum afferat affectio, siue<text:line-break/>ullo' discrimine; ac multo etiam magis si sensum inflam-<text:line-break/>mationis advehat; si yero tplenitudo aggravans molesta sit,<text:line-break/>fanguis non perpetuo mittendus erit; at venam secabis<text:line-break/>iis, quibus haemorrhoides.suppressae funt et.iis omnibus<text:line-break/>quoscunque aestivo tempore morbi a plenitudine profecti<text:line-break/>corripiunt; et item qui in ejusdem generis morbos verno<text:line-break/>tempore cadunt. Caeterum intemperantes, vinosos atque<text:line-break/>abdomini deditos, sive purgatione, sive sanguinis detra-<text:line-break/>ctione evacuaris, nihil juveris. ‘ Jam-vero non solum in-<text:line-break/>cidenda vena est, quum subest plenitudo, sed etiam suj.e<text:line-break/>plenitudine lu principio inflammationis, quae fit vel ex<text:line-break/>ictu vel ex dolore vel ex partium exorta imbecillitate.<text:line-break/>Tria' igitur sunt,- • quae . dignotionem continent, morbi<text:line-break/>magnitudo eaque aut praeiens aut imminens; aetas et ro-</text:p>
      <text:p text:style-name="P2"><text:span text:style-name="T7">burviiiutn, haecque tria proposita ad sanguinis missionem<text:line-break/>suadendam esse satis possunt. Ac si quando tanta crudo-<text:line-break/>rum humorum coacervata sit copia, .ut venae sectionem<text:line-break/>prohibeat, non tamen coargui nostra debet oratio; pro-<text:line-break/>pterea quod in hujusmodi robur virium non adest. Ergo<text:line-break/>in iis, quibus evacuatione opus est, maturandum est eva-<text:line-break/>cuare, nisi sit quaedam concocti alimenti in ventriculo<text:line-break/>facta corruptela. In febribus autem, si continentes febres<text:line-break/>sint let manifestam aliquam accessionem afferant, in qua<text:line-break/>accedentes in eadem permaneant magnitudine et ordina-<text:line-break/>tas aut inordinatas investones faciant, erit summa dili-<text:line-break/>gentia animadvertendum, ne increscentibus invasionibus<text:line-break/>detractiones moliamur; fed id temporibus placidioribus<text:line-break/>faciamus. Sanguinis autem detractio multis fit e partibus!;<text:line-break/>ac si a fronte sanguis auferendus sit, recta in fronte vena<text:line-break/>secanda erit, atque in plurimis in- frontis partibus supe-<text:line-break/>rioribus et calvaria, ubi vena ad literae similitudinem<text:line-break/>scinditur; fectio autem irc parte inferiore apud ipfam ve-</text:span></text:p>
      <text:p text:style-name="P2"><text:span text:style-name="T7">nae scissionem facienda est; quae vero in angulis oculorum<text:line-break/>sunt,- eas prope supercilia, multo supra angulos incidere<text:line-break/>solemus; secundum aurem vero. secanda est ea, quae du-<text:line-break/>rae auris parti est opposita; sub/lingua autem aut utram-<text:line-break/>que 'aut certe majorem, quae dextra est, incidimus; in<text:line-break/>manu eam, quae per ipsius deorsum procurrens inter<text:line-break/>medium et annularem digitum interjacet; in poplite eam<text:line-break/>quae media est maxime; in malleolis internam. Parvitas<text:line-break/>autem persaepe facit ut non sit nobis integrum ut quam<text:line-break/>velimus incidamus.' In venis' autem cubiti secandis, si<text:line-break/>fecundum naturam sint, ut in plurimis usu venit, tres<text:line-break/>erunt ad incidendum accommodatae, eaeque perspicuae, ea<text:line-break/>nimirum, quae, supra est ad musculum et media et quae<text:line-break/>ad brachii exortum esu Quaenam autem su in aliquibus<text:line-break/>secanda discernimus. In animi enim defectionibus aut<text:line-break/>in aliquo stomachi vitio aut in viribus suspectis incidenda<text:line-break/>est superior; quibus autem confertim facta .detractione et</text:span></text:p>
      <text:p text:style-name="P2"><text:span text:style-name="T7">concitata evacuatione opus est, media;.at qui mutationem<text:line-break/>in melius postulat, quo in numero sunt, qui comitialem<text:line-break/>morbum patiuntur, inferior; [fn </text:span><text:span text:style-name="T17">gracilibus autem infe-<text:line-break/>rior fervanda et in quibus valida et admodum magna est-<text:line-break/>in valde obests aiitem superior incidenda esti\</text:span><text:span text:style-name="T7"> Jam vero<text:line-break/>in cubiti articulatione multas venas, quas incidere medici<text:line-break/>solent, comperies; de quibus in libris de dissectione, de-<text:line-break/>que usu partium et in eo; qui est de'dissectione vena-<text:line-break/>rum arteriarumque disseruimus. </text:span><text:span text:style-name="T17">[Dicamus nutem nunc<text:line-break/>summatim. Cdvaigitur vena advehens sunguinem</text:span><text:span text:style-name="T7"> ex </text:span><text:span text:style-name="T17">je~<text:line-break/>core ad cor kuia plurimum tribuit. Inde autem recta<text:line-break/>fertur ad collum. atque in thoracis parte in duas stnditur<text:line-break/>rectas et, magnas venas,</text:span><text:span text:style-name="T7"> quas jugulares anatomici </text:span><text:span text:style-name="T17">appel-<text:line-break/>lant. Priusquam autem</text:span><text:span text:style-name="T7"> ad cor </text:span><text:span text:style-name="T17">perveniat, magnarum</text:span><text:span text:style-name="T7"> ve-<text:line-break/>narum </text:span><text:span text:style-name="T17">ramos ad diaphragma mittit, parvarum autem ad<text:line-break/>inferiorem thoracis partem octo costdrumr - Inde orta pro-</text:span></text:p>
      <text:p text:style-name="P2"><text:span text:style-name="T17">sundior</text:span><text:span text:style-name="T7"> fartur per cor ad </text:span><text:span text:style-name="T17">spinam instexa aut dispescitur<text:line-break/>in partes inferiores thoracis, 'octo, costis utrinque ujque ad<text:line-break/>septurn transversum. Reliquae superiores quatuor thoracis,<text:line-break/>costae dli(&gt; 'venarum pati</text:span><text:span text:style-name="T7"> nutriuntur, </text:span><text:span text:style-name="T17">quae e .cava oriun-<text:line-break/>tur, antequam in jugulares stnditur. Proxime autem ab<text:line-break/>his ad matius per- axillas per-vaniunt, quae axillares vocarv-<text:line-break/></text:span><text:span text:style-name="T7">tur. Notum esi, </text:span><text:span text:style-name="T17">post</text:span><text:span text:style-name="T7"> divisionem </text:span><text:span text:style-name="T17">venae cavae in jugula-<text:line-break/>res , ab utraque jam unam extra thoracem et supra jugu~<text:line-break/>lares nasci •* *• * . *•- partes in collo' et capite<text:line-break/>nutriuntur et profundiores a duabus profundis jugulaHbus,<text:line-break/>in scapulis autem et colli .posteriori, parte ex inferioribus<text:line-break/>partibus dictae radicis communis habent venassuas. Dor-<text:line-break/>sulis igitur partes evacuat supra claviculas sttas; citius<text:line-break/>magisque eas, quae ad caput collumque pertinant: 'axil-<text:line-break/>laris alitem eas, quae thoracem (^circumdant). Venae ad<text:line-break/>manus perventae ad utramque interiorem brachii, regionem</text:span></text:p>
      <text:p text:style-name="P2"><text:span text:style-name="T17">adsuendunt; declives autem illas permeant. Cum utraque<text:line-break/>articulationi cubitali appropinquat, emittit interiores</text:span><text:span text:style-name="T7"> bra-<text:line-break/>chii venas ad ibi </text:span><text:span text:style-name="T17">situm condylum crastst offis: </text:span><text:span text:style-name="T7">omni </text:span><text:span text:style-name="T17">alio<text:line-break/>bipartito . fertur per cubiti stexurn. Est autem et alia<text:line-break/>vena, quae in, cubito secatur obliqua, quemadmodum ad<text:line-break/>utramque manum humeralis, non exigua particula; compa-<text:line-break/>ret enim sub cute, finditurque in cubiti articulatione, ejus-<text:line-break/>que partibus supremis. Obliquus autem ad cubitum ten-<text:line-break/>dens, ramus rntnus quam prior, plus autem quam aliae,<text:line-break/>evacuat. (sui versus interiora ex ntagna vena exit ramus,<text:line-break/>ipse quoque obliquus, minime quidem partes antea dictas,<text:line-break/>sed maxime superiores thoracis vacuat. Quae cum inter-<text:line-break/>dum non conspiciatur,. ex loco secamus quasdam ex inte-<text:line-break/>rioribus, quae recta ad cubiti os deseruntur, sitn nee hae<text:line-break/>in conspectum veniunt, eam, quae e conjunctione dicta-<text:line-break/>rum duarum obliquarum oritur, discindimus. Si quando</text:span></text:p>
      <text:p text:style-name="P2"><text:span text:style-name="T17">nec hae conspici potest, humeralis autem apparet, hanc<text:line-break/>seca, Qualem autem in morbis secare oporteat, haec .<text:line-break/>exempla quaedam habes in pleuriticis. Venae sectio in<text:line-break/>ipsa partis affectae latere instituta efstcacijstinam adfert<text:line-break/>utilitatem: detractio autem sanguinis</text:span><text:span text:style-name="T7"> ex </text:span><text:span text:style-name="T17">opposita manu<text:line-break/>aut obscuram omnino aut feram, vehementifstmos porro<text:line-break/>oculorum dolores intra</text:span><text:span text:style-name="T7"> unam horam </text:span><text:span text:style-name="T17">tncisto venae lateris<text:line-break/>affecti sustulit. Ob oculos igitur dolentes vena humeralis<text:line-break/>aut etiam ex Ula orta in cubiti stexu fecatur et manife-<text:line-break/>stam celeriter utilitatem monstrat. Contra pleuram affe-<text:line-break/>ctam aut pulmonem aut septum transversum aut lienem<text:line-break/>aut hepar ventriculumque vena, quae per axillam ad cu-<text:line-break/>biti articulationem venit. Tres enim sunt modi venae<text:line-break/>sectionis ad cubitum, cum intus et extus et medio</text:span><text:span text:style-name="T7"> inter<text:line-break/></text:span><text:span text:style-name="T17">utrumque loco vena fecatur. Primus utilis est partibus<text:line-break/>instra coUum affectis, fecundus partibus supra postus, -stve</text:span></text:p>
      <text:p text:style-name="P2"><text:span text:style-name="T17">stt sucies, stve caput, tertius denique interdum ambas ha~<text:line-break/>bet divisus venas in anteriores manus partes extensus, in-<text:line-break/>terdum autem properanter iri eundem locum stmul</text:span><text:span text:style-name="T7"> tenden-<text:line-break/>tes, </text:span><text:span text:style-name="T17">articulationis stexumi]</text:span><text:span text:style-name="T7"> Terminum autem mittendi<text:line-break/>sanguinis Hippocrates coloris mutationem statuit, sed scire<text:line-break/></text:span><text:span text:style-name="T17">pai</text:span><text:span text:style-name="T7"> est, quicquid sanguinis in inflammatione [527] est, id<text:line-break/>ipsum magna vi caloris munire colorem; reliquum vero san-<text:line-break/>guinem persimilem in omnibus particulis permaneret tunc,<text:line-break/>enim Hippocrates de inflammatione, quae costas obsidet,<text:line-break/>loquebatur; quocirca si sanguis, qui teto corpore conti-<text:line-break/>netur, fit pituitosior, certe is, qui in- costa inflammata<text:line-break/>habebitur, erit rubicundior, si ille fuerit nrber, is qui<text:line-break/>in parte inflammatione obsessa est adustus ad nigritiem<text:line-break/>permutabitur; lividus autem medius est in'ea mutatione,<text:line-break/>quae a rubore ad nigritiem efficitur, atque -Iroc quideni<text:line-break/>esto signum ex Hippocratis sententia. Illud vero non est'<text:line-break/>nobis ignorandum, scopos, quum augentur, indicio esse</text:span></text:p>
      <text:p text:style-name="P2"><text:span text:style-name="T7">copiosiorem fieri evacuationem oportere; quum </text:span><text:span text:style-name="T21">non.au-<text:line-break/></text:span><text:span text:style-name="T7">gentur, tantum esse de copia evacuationis detrahendum,<text:line-break/>quantum illi sint imminutu </text:span><text:span text:style-name="T17">[Magnitudo autem morbi<text:line-break/>viriumque- robur primi venae sectionis sines, ratione 'om-<text:line-break/>nium</text:span><text:span text:style-name="T7"> , de </text:span><text:span text:style-name="T17">quibus antea dictum est, habita.]</text:span><text:span text:style-name="T7"> Adhibere, an-<text:line-break/>tem maxime animum debemus pulsuum mutationi, utpote<text:line-break/>quae, minime fallax signum sit; ac si vel in magnitudine<text:line-break/>vel ulla inaequalitate "commutentur, statim cessandum erit.<text:line-break/>Ac de hoc praesidii genere 'hactenus; qui scire quidpiam<text:line-break/>accuratius gestiat,, is totum librum nostrum, cujus inscri-<text:line-break/>ptio est: de curandi ratione perfanguinis missionem, le-<text:line-break/>gere poterit.. De...evacuatione autem, quae vomitu fit,<text:line-break/>quid opus est dicare?. Perspicuumenim est eam inter-<text:line-break/>durn accommodate, adhiberi iis, qui ..vomere soliti sunt,<text:line-break/>interdum vero consuetudinem esse intferrumpendam. Si<text:line-break/>igitur in ventriculum flava bilis confluat, homoque sit ea<text:line-break/>natura, ut amara bilis lu eo coacervetur, regioqne calida<text:line-break/>sit et vitam. laboriosam atque aerumnosam homo, degat,</text:span></text:p>
      <text:p text:style-name="P2"><text:span text:style-name="T7">is assuefaciendus ita est, ut bilem, priusquam cibum sn-<text:line-break/>mat, evomat; si vero malum inde ortum sic, quod mulo<text:line-break/>tum vini a balneo ante cibum velit bibere, tum et vo-<text:line-break/>mendi consuetudo-omittenda est. et de potus deque pastus<text:line-break/>copia est detrahendum. Ventriculus enim propterea factus<text:line-break/>imbecillis totius corporis redundantias-in ipsum confluen-<text:line-break/>tes excipit; interdum vero accommodatus est vomitus,<text:line-break/>ut humorem glutinosum eumque plurimum a ventriculo<text:line-break/>abstergamus; * -* * * ac'si quis sit, qui hujus-<text:line-break/>modi humorem continenter in ventriculo colligat, eum<text:line-break/>quoque vomere continenter oportet,- Contra vero si ven-<text:line-break/>triculus propter imbecillitatem continere ea, quae sumpta<text:line-break/>sunt, non poterit, vomitu non erit utendum et pauci cibi,<text:line-break/>iique stomacho idonei dandi erunt, ipsumqne medicamen-<text:line-break/>tis iis, quae foris superdantur, confirmabimus. Quoniam<text:line-break/>autem iis, qui difficulter ad vomitum impelluntur, non<text:line-break/>mediocre periculum imminet, ne et venula rumpatur et<text:line-break/>adfpectus offendatur et gurgulio ac stomachus dolore con-<text:line-break/>flictetnr et alia item incommoda patiantur, ideo medici</text:span></text:p>
      <text:p text:style-name="P2"><text:span text:style-name="T7">modos excogitarunt,, quibus modis homines vomere facile<text:line-break/>possint; proinde lu quibus excitare vomitum a coeno sine<text:line-break/>ulla molestia: volumus, iis narcissi bulbos una cum escn-<text:line-break/>lentis dabimus, quibus vescantur; hacque ratione fiet ut<text:line-break/>illi facile vomant. Valet’ etiam ad provocandum vomitum<text:line-break/>anagyri semen et glandis unguentariae carnis denarius</text:span><text:span text:style-name="T23">:</text:span><text:span text:style-name="T7"> ex<text:line-break/>aqua mulsa potui datus; hoc etiam saepe alvum subducit,<text:line-break/>atque adeo, ut jecur et lienem ex posca repurget. Vo-<text:line-break/>mitus autem multa commoda affert; nam et pituitam </text:span><text:span text:style-name="T17">eva-<text:line-break/>cuat,</text:span><text:span text:style-name="T7"> caput alloqui grave levat, totum 'corporis habitum<text:line-break/>agiliorem reddit; ac vetat ne is, qui nimio fe vino in-<text:line-break/>gurgitavit aut multa devoravit, offendatur. Caeterum qui<text:line-break/>sibi esse vomendum proposuerit, fpectare debet ne qui-<text:line-break/>bus vescitur aut acerba aut arida sint j uled tum dulciora,,<text:line-break/>tum liquidiora, tum denique aeriora, quarum rerum<text:line-break/>magnam copiam in nostris de simplicium medicamentorum<text:line-break/>facultatibus commentariis habebis explicatam; hujusmodi</text:span></text:p>
      <text:p text:style-name="P5"><text:span text:style-name="T7">autem sunt radicula, cruca, vetus salsamentum, origanum<text:line-break/>viride, modicum 'caepae' atque</text:span><text:span text:style-name="T23">-</text:span><text:span text:style-name="T7"> </text:span><text:span text:style-name="T17">porri;.!</text:span><text:span text:style-name="T7"> tum vero 'etiam<text:line-break/>ptisanae ex leguminibus confectae et quae meli mixtum ha-<text:line-break/>beant, ac lomenta fabarum et-carnes pinguiores. E-vinis<text:line-break/>deligenda funt dulciora; causa est,- .quia'ea magis fuper-<text:line-break/>fluitant,- ac. magis etiam si sint quam , consueverint di-<text:line-break/>- lotiora; </text:span><text:span text:style-name="T17">fsucilius nero quisque: sedens vomit, quam ere-</text:span></text:p>
      <text:p text:style-name="P4"><text:span text:style-name="T17">ctus.]</text:span><text:span text:style-name="T7"> i Non debet autem is, qui ad'vomitum incitatus<text:line-break/>est, cogi, ut omnia accurate vomat; sed i ubi fatis siteya-<text:line-break/>cuatus, cessandum , est, cumque tantum vomuerit, quan-<text:line-break/>tum esse consentaneum videatur, tum ventriculum, ceu<text:line-break/>vas quoddam; lavet aquae mulsae potu aut magna vi<text:line-break/>aquae et iterum vomat. Clysteribus autem saepenumero<text:line-break/>lu morbis utimur-, quum uti illis remediis non licet.<text:line-break/>Multis vero confici modis solent: alii enim molles funt,<text:line-break/>acres alii, molles ex aqua calida , ex aqua et oleo, com-<text:line-break/>mixtis et item ex lacte fiunt; hujus quoque generis est<text:line-break/>aqua, in qua alicam, tragum ficos.; lini semen malvamque</text:span></text:p>
      <text:p text:style-name="P2"><text:span text:style-name="T7">decoxeris; [sticcus </text:span><text:span text:style-name="T17">hordei excorticati, portulacae, plan-<text:line-break/>taginis, betae, panis, lenttcularum, rosurum]</text:span><text:span text:style-name="T7"> quibusdam<text:line-break/>anserinum, suillum, caprilium, hircinum gallinacemnque<text:line-break/>adipem adjungimus: sicut etiam butyrum, resinam tere-<text:line-break/>binthinam, rutam, cuminum, lauri baccas, anethum et<text:line-break/>quae sunt generis ejusdem. Acres constant ex muria,<text:line-break/>aqua marina, garo siluri, decoctione iridis, thymi, fatn-<text:line-break/>rejae, aristolochiae rotundae, cucumeris agrestis, absinthii,<text:line-break/>colocynthidis, cnici, veratri nigri, polypodii et mercuria-<text:line-break/>lis et ex vino' mulso cum sale et nitro et centaurii succo.<text:line-break/>Molles autem adhibentur iis, in quorum intestinis stercus<text:line-break/>durum insistit et quibus majus aliquod admovere remedium<text:line-break/>volumus, ut dropacem, sanguinis missionem aut chirurgi-<text:line-break/>cam actionem quandam; [acribus </text:span><text:span text:style-name="T17">utimur ad lateris dolo-<text:line-break/>res, gingivarum defluxiones, capitis dolorem, propensio-<text:line-break/>nem in fomnurn nimium, peripneumontam, anginam, ri-<text:line-break/>gorem, morbum comitialem, insaniam, coxendicis morbum,<text:line-break/>inflammationem oculorum et quum homo non nisi recta</text:span></text:p>
      <text:p text:style-name="P2"><text:span text:style-name="T17">cervice ducere spirttum potest, denique ad</text:span><text:span text:style-name="T7"> veternum,]<text:line-break/>Sed stercus aut supra aut infra continetur, id .quod ex<text:line-break/>his notis dignosces. Ergo si stercus propter affectionem,<text:line-break/>quae in superioribus sit partibus, contineatur, stomachi<text:line-break/>distentio aderit et dolores dorsi ac spiritus angustiae<text:line-break/>comitabuntur; si vero in jejuno et gracilibus intestinis<text:line-break/>cohibeatur, nausea, falivae copia, frequens circa umbili-<text:line-break/>cum. aestus aegrum afflictabit. At si colon intestinum male<text:line-break/>affectum sit, .flatus cohibentur, tormina violenta adsunt,<text:line-break/>lumbi gravitas sentitur, quae lassitudinis sensum invehit;<text:line-break/>quocirca fit ut clysteres sint ad multas res utiles, ut in ,<text:line-break/>extremo intestino aegrotante usu venit, itemque in cho-<text:line-break/>leris siccis, faolvulo, </text:span><text:span text:style-name="T17">colica, morbis renum, uteri, vesicae,<text:line-break/>lumbricis, afcaridibus, dysunteridj</text:span><text:span text:style-name="T7"> in saevitatibus intesti-<text:line-break/>norum, in alvi fluore, in crebra desidendi cupiditate et<text:line-break/>aliis permultis, quae nunc non funt nobis recensenda.<text:line-break/>Usus vero etiam quandoque postulat, ut ex aqua salsa<text:line-break/>clysterem paremus, ut quum ulcera intestinorum in dys-</text:span></text:p>
      <text:p text:style-name="P2"><text:span text:style-name="T7">enteria computrescunt, idque facimus, ut quicquid com-<text:line-break/>putruerit abstergamus; ac simul multas veluti squamas<text:line-break/>ulcerum educamus, quod quidem usque faciendum est,<text:line-break/>donec intestinum expurgatum sit; quod ubi factum erit;<text:line-break/>tum in clysteres medicamenta conjiciemus, quibus expur-<text:line-break/>gare quae supervacanea sunt possimus. Jam vero prae-<text:line-break/>ter clysteris usum, alia multa nobis suppetunt, quae et<text:line-break/>corpus et singulas ejus partes, 'ut caput et caeteras </text:span><text:span text:style-name="T17">eva-<text:line-break/>cuent ,</text:span><text:span text:style-name="T7"> hujusmodi sunt aut apopblegmatismi, quibus pituita<text:line-break/>educitur aut per nares expurgantia aut quae fuffumigatio-<text:line-break/>nes vocantur aut quae excitis lacrymis materiam inaniunt.<text:line-break/>Suffumigatio tamen non multis illa quidem prodest, sed<text:line-break/>iis solum, quorum thorax male affectus est; ac ne his<text:line-break/>quidem omnibus; siquidem non congruit iis, qui sputo<text:line-break/>sanguinis laborant, neque iis, quos morbus siccus in tho-<text:line-break/>race vexat. Apophlegmatistnus vero est post totius cor-<text:line-break/>poris purgationem accommodatus: ita etiam quae per na-<text:line-break/>res caput purgare dicuntur, eaque aut ex cyclamini fucco</text:span></text:p>
      <text:p text:style-name="P90">fiunt aut [528] betae aut triti elaterii aut cedriae aut<text:line-break/>aliorum, quae'hujusce sunt materiae. Eorum vero, qui-<text:line-break/>bus lacrymae cientur, usus est perexiguus, siquidem ea<text:line-break/>solum adhibemus, quum oculi diuturno sunt morbo ex--<text:line-break/>siccati; et quum palpebras' scabies obsidet. Reliqua au-<text:line-break/>tem sunt, quae per urinas evaeuant; quae non omnibus<text:line-break/>conveniunt, vitanda enim sunt in tabescentibus, propterea<text:line-break/>quod eos vaIde perturbant. ’ Caeterum ex iis, quae uri-<text:line-break/>nam cient, quaedam per os sumuntur, quo in genere<text:line-break/>funt; quae potui dantur, quaedam glandiculis scu renibus<text:line-break/>imponuntur; atque his utimur, quum lotii plena ad sum-<text:line-break/>mum vesica, ejicere ipsum non potest. De iis vero , quae<text:line-break/>sudorem alliciunt, deque balneis ac ceteris, in quibus est<text:line-break/>vis evacuandi , quae ipse uno nomine remedia vocat, non-<text:line-break/>est nunc opportunus dicendi locus: quarnobrem ad ea,<text:line-break/>quae deinceps sequuntur, accedemus.</text:p>
      <text:h text:style-name="P85" text:outline-level="2">XIII.</text:h>
      <text:p text:style-name="P111">Declinatui.</text:p>
      <text:p text:style-name="P91">Hoc etiam unum est medicinae faciendae genus: quum<text:line-break/>enim evacuare aut purgare femper non possimus, sitque<text:line-break/>infixum quid in parte, quod 'eam vexat, damus operam,<text:line-break/>id ut declinemus; ut neque parti molestiam afferat, neque<text:line-break/>eo in loco computrescat, quod quomodo sit faciendum<text:line-break/>ipse deinceps docet, quum haee subjungit.</text:p>
      <text:h text:style-name="P85" text:outline-level="2">XIV.</text:h>
      <text:p text:style-name="P3"><text:span text:style-name="T7">Derivatio in </text:span><text:span text:style-name="T17">caput, in obliqua, qua maxime repit aut<text:line-break/>revulsu in supernis deorsum; in infernis sursum;, aut<text:line-break/>exsiccare aut quibus inferiora; aut quibus superiora, aut<text:line-break/>eluitur i aut quibus lenietur.</text:span></text:p>
      <text:p text:style-name="P92">Derivatio est ejusdem generis cum evacuatione, quae<text:line-break/>fit per eam partem, quae fluxionem excipit; usu autem<text:line-break/>revulsionis prohibemus, ne vehemeutissimi .humorum efflu-<text:line-break/>xus confertius in partem decumbant, haecque sunt ab<text:line-break/>Hippocrate reperta communia cujuscunque immodicae eva-</text:p>
      <text:p text:style-name="P2"><text:span text:style-name="T7">cuationis remedia. jFit autem derivatio ad vicina loca,<text:line-break/>revulsio ad contraria; ut si quid per palatum vacuetur,<text:line-break/>ad nares derivatur, revellimus autem ad inferna: sicut<text:line-break/>etiam lu muliere quod per sedem perfluit, id per uterum<text:line-break/>derivamus; sursum vero revellimus. Medicus autem de-<text:line-break/>bet naturam imitari; </text:span><text:span text:style-name="T17">id</text:span><text:span text:style-name="T7"> ipsum vero ipsa facit persaepe,<text:line-break/>ut est in aphorismis conseriptutn. </text:span><text:span text:style-name="T17">St,</text:span><text:span text:style-name="T7"> inquit, </text:span><text:span text:style-name="T17">mulier<text:line-break/>sanguinem vomat, rnenstruaeque purgationes superveniant,<text:line-break/>morius sulvitur}</text:span><text:span text:style-name="T7"> quocirca nos quum menstruae purgatio-<text:line-break/>nes vehementius et confertim evacuantur et quum sanguis<text:line-break/>ex utero fluit, sursum revellere consuevimus, quod cucur-<text:line-break/>bitula maxima sub mammis • affixa, - facimus. Sanguinis<text:line-break/>vero ex naribus profluvium, inita ratione contraria, hoc<text:line-break/>est maximas cucurbitulas praecordiis adhibentes, cohibe-<text:line-break/>mus. Sic etiam cucurbitula defigenda occipiti est, ut<text:line-break/>materiam, quae in posteriore est parte et ad oculoS com-</text:span></text:p>
      <text:p text:style-name="P2"><text:span text:style-name="T7">portatur, revellamus, eademque ratione venam in fronte<text:line-break/>fecamus, ut materiam, quae in posterioribus cerebri par-<text:line-break/>tibus continetur, ad anteriores trahamus. Sic etiam si a<text:line-break/>nare dextra sanguis fluat, jecori affigenda cucurbitula<text:line-break/>est; si a sinistra, lieni; si ab utraque, visceribus utrisque<text:line-break/>admovendae funt, atque ad hunc modum in omnibus flu-<text:line-break/>xionibus tum revelles tum derivabis; ut quae per alvum<text:line-break/>fluunt, ea vel per urinas vel per uterum traducas; quae<text:line-break/>per urinam, ea vel per uterum vel per sedem, similique<text:line-break/>modo quae per uterum, ea aut per urinam vel per alvum<text:line-break/>transferas. In iis aulem, quae per oculos et aures et<text:line-break/>palatum fluunt, ea per neres derivantur; revelluntur au-<text:line-break/>tem, quae supra sunt omnia, deorsum; sicut in iis omni-<text:line-break/>bus, quae infra sunt, sursum fit revulsio; praeterea a<text:line-break/>dextris ad sinistra-et'a sinistris ad dextra; et ab internis<text:line-break/>ad externa et vicissim ab bis ad illa, lpfe enim in sexto<text:line-break/>de vulgaribus morbis libro cenfuit revellendum esse, si</text:span></text:p>
      <text:p text:style-name="P12"><text:span text:style-name="T7">non qua oportet, materia vergat; at si qua oportet, his<text:line-break/>aperire, quemadmodum singula vergant; ac nos jam ante<text:line-break/>didicimus, dicenda esse qua vergunt, per loca opportuna,<text:line-break/>avertendaque ac revellenda, quae non rite vergant; id<text:line-break/>ipsum autem facies , si humores ad cutem vergentes per<text:line-break/>ipfammet evacuabis. 1<text:tab/>* * * * Eodemque modo</text:span></text:p>
      <text:p text:style-name="P8"><text:span text:style-name="T7">si pars capitis posterior dolore affligatur, recfa vena in<text:line-break/>fronte secta, ut diximus, prodest; propterea quod non<text:line-break/>evacuat modo, sed etiam revellit; quum revulsio, utrno-<text:line-break/>nui, ad loca contraria fiat, ut exempli causa, in longi-<text:line-break/>tudine supra et infra; in latitudine vero hinc et inde,<text:line-break/>hoc est a dextris et a sinistris, in altitudine retro et<text:line-break/>ante; atque ita saepe diuturnae oculorum fluxiones suua-<text:line-break/>tae funt, ex partibus occipitis misso sanguine et cucur-<text:line-break/>bitulis admotis; ita etiam in libro de ulceribus scriptum<text:line-break/>comperies: </text:span><text:span text:style-name="T17">in omni,</text:span><text:span text:style-name="T7"> inquit,-ulcere, cui </text:span><text:span text:style-name="T17">ignis sucer super-</text:span></text:p>
      <text:p text:style-name="P2"><text:span text:style-name="T17">venit, purgandum corpus est, qua ulceri maxime prodest,'<text:line-break/>stve id per superna</text:span><text:span text:style-name="T7"> , sive per </text:span><text:span text:style-name="T17">inferna stat;</text:span><text:span text:style-name="T7"> ac nobis ean-<text:line-break/>dem observandam esse distinctionem tradit, ut sciamus,<text:line-break/>ad ea. loca materiam esse revellendam, ad quae maxime<text:line-break/>vergit; quare si vehementer fluxio feratur, eam ad con-<text:line-break/>traria revellemus, ut si in superioribus ulcus sit, per in-<text:line-break/>ferna purgemus; si in inferioribus consistat, superiorem<text:line-break/>ventrem evacuemus, quod si fluxio ipsa cesserit et in<text:line-break/>membro fixa sit, derivare, fuerit melius et quod translatio<text:line-break/>sit in propinquiora et quod 'tum accessio tum attractio<text:line-break/>e vicina parte promptior medicamento purganti fuppedite-<text:line-break/>tur; in quam etiam fententiam affirmamus venae fectio-<text:line-break/>nem remedio esse vehementi sanguinis profusioni; ac nos<text:line-break/>saepe id fumus experti, immodicam sanguinis fluxionem<text:line-break/>ita evidenter cohiberi; perspicuum autem est venam hu-<text:line-break/>meralem ejus brachii, quod recta via ei nari, e qua fan-<text:line-break/>guis large fluit, respondet, incidendam esse; sique ex utra-<text:line-break/>que nare profluat, utramque venam secandam; neque enim</text:span></text:p>
      <text:p text:style-name="P2"><text:span text:style-name="T7">evacuationis, sed revulsionis gratia venam incidimus; fe-.<text:line-break/>ctio tamen ante profluvium adhibenda est; atque Hippo-<text:line-break/>crates quidem jubet revulsionem esse ad 'contraria faci en- .<text:line-break/>dam; evacuationis vero gratiis, directo; et quaecunque<text:line-break/>sanguinis profluvia [529] directu fiunt, eam maximam<text:line-break/>afferre aegrotantibus utilitatem affirmat; . quae vero con-<text:line-break/>trario modo fiunt, tantum abesse ut prosint, ut etiam<text:line-break/>interdum laedant:' quod vires dissolvant nec ulla morbo<text:line-break/>afferatur levatio; siquidem neque in, liene turgente sanguis<text:line-break/>e dextra nare profluens, neque in jecore, si a sinistra<text:line-break/>erumpat, ullum usum perit; </text:span><text:span text:style-name="T17">fedi'</text:span><text:span text:style-name="T7">revulsio quibus directo<text:line-break/>adbibetur, evidentem utilitatem celeriter ostendit; contra-<text:line-break/>rio vero modo non item. Quamobrem quum humores<text:line-break/>intro vergunt, sunt extra revellendi, quum in posteriores<text:line-break/>paties sc recipiunt, tu eos in anteriores attrahes; quum<text:line-break/>huc, .tu contra, lu contrariam partem adduces, quumque<text:line-break/>morbus thoracem ac, stomachum petit, tunc manus ac</text:span></text:p>
      <text:p text:style-name="P2"><text:span text:style-name="T7">pedes adhibita vi funt vinculis excipiendi, ut quod mo-<text:line-break/>lestum est illuc revellatur; eodem quoque modo si redun-<text:line-break/>dantia ad caput aut ventrem feratur, medicamenta mor-<text:line-break/>dacia manibus pedibusque admota revellere contrariam in<text:line-break/>partem suieut, quin etiam si materia in os aut palatum<text:line-break/>aut gurgulionem fluat, erit ad nares derivanda usu medi- -<text:line-break/>carnentorum mordacium, quae per nares caput purgantia<text:line-break/>nominantur, quae vero ad oculos fertur, eam ad os per<text:line-break/>mordacia gargarifmata retrahes, lu'caeteris vero et per<text:line-break/>quae admovere oporteat remedium et quonam modo, ipse<text:line-break/>loci positus commonstrari atque id est quod ipse ait, in<text:line-break/></text:span><text:span text:style-name="T17">superioribus daorsum; in inserioribus sursumt</text:span><text:span text:style-name="T7"> fluentium<text:line-break/>enim adhuc humorum revulsio, eorum vero, qui jam par-<text:line-break/>tem occuparunt, derivatio medela esu Utrumque autem<text:line-break/>genus evacuationis jubet Hippocrates per communes venas<text:line-break/>esse faciendum, veluti in utero, ut dixi, revulsio erit, fi<text:line-break/>venam cubiti secueris aut cucurbitulas prope mammas<text:line-break/>affixeris aut manus 'calefeceris et fricueris et deligaveris;</text:span></text:p>
      <text:p text:style-name="P2"><text:span text:style-name="T7">derivatio autem -erit, si venas poplitis aut malleolorum<text:line-break/>incideris et cucurbitulas feminibus applicueris, ac si crura<text:line-break/>calefeceris, fricneris et ligamento exceperis, at si con-<text:line-break/>trarias partes fricueris, praesertim vero si id feceris, me-<text:line-break/>dicamentis adhibitis, qnae vim calefaciendi habeant, </text:span><text:span text:style-name="T17">re-<text:line-break/>vellens</text:span><text:span text:style-name="T7"> remedium admoveris, ut funt etiam naturales<text:line-break/>meatus oppositi, si adoperti sint. Itaque si dextra uteri<text:line-break/>pars male affecta sit, e dextro brachio dextroque crure<text:line-break/>mittendus sanguis erit, si in sinistra, tum e membris iis<text:line-break/>detrahes, quae illi recto tramite respondeant, si vero in<text:line-break/>supernis partibus quid inflammatione lentetur, ut in an-<text:line-break/>gina, inflammatione oculorum et iis omnibus, quae in<text:line-break/>capite funt, usn-venit, venas exteriores et quae ad recti-<text:line-break/>tudinem sitae sint, incides, liene autem inflammationem<text:line-break/>patiente, venam sinistrae manus internam secabis, esi jecur<text:line-break/>internam dextrae, artubus vero patientibus, evacuationem,<text:line-break/>sive revellere;sive derivare velis, a conjugibus faciendam<text:line-break/>Icito, nisi morbus sit diuturnus, propterea quod eo cafu</text:span></text:p>
      <text:p text:style-name="P2"><text:span text:style-name="T7">ab ipso affecto membro detrahere sanguinem oportet,- ita<text:line-break/>etiam in angina, venas, quae fub lingua sunt, incidimus,<text:line-break/>ubi nimirum corpus totum jam sit vacuum morbusque sit<text:line-break/>diuturnus, eademque ratione et lieni et jecori cucurbi-<text:line-break/>tulae affiguntur, sic aliud etiam quodvis membrum affe-<text:line-break/>ctum scarificamus, si non amplius confluere humores vi-<text:line-break/>deantur. Quoniam autem corporis partes quaedam spatia<text:line-break/>intus habent, quaedam extra, quaedam utrinque, quae-<text:line-break/>dam neutra ex parte, scire convenit quaenam exsiccan-<text:line-break/>dae sint, quae secus, atque ex simplicibus quidem arte-<text:line-break/>riae, venae ac nervi, qui in artubus sunt, intus habent,<text:line-break/>qui intra peritonaeum, utrinque; nervi autem, qui in<text:line-break/>artubus, neutra in parte, qui intra peritonaeum, al-<text:line-break/>terutra ex parte; visceribus vero omnibus fere ampla fpa-<text:line-break/>tia et intus et extra insunt; caro quoque, ut pulmonis,<text:line-break/>rara; contra vero renum densissima; post hanc jecoris,<text:line-break/>lienis vero cero, quae est densior carne pulmonis,. eo est<text:line-break/>quam jecoris rarior, in, his omnibus quae neutra in</text:span></text:p>
      <text:p text:style-name="P2"><text:span text:style-name="T7">parte habent spatia, quibus supervacaneam fluxionem </text:span><text:span text:style-name="T17">ex-<text:line-break/>cipiant, ea</text:span><text:span text:style-name="T7"> exsiccanda sunt, dicet suapte natura non ad-<text:line-break/>modum sicca fuerint, cujusmodi funt nervi, praecipueque<text:line-break/>ii, qui sint in artubus; fed quae intus et extra aliquid<text:line-break/>relaxare inflammationis possunt, ea non jam postulant,<text:line-break/>quae exsiccare valde possint, praesertim si laxam carnem,<text:line-break/>ut pulmo, habeant. Quaedam etiam sunt quae abluere<text:line-break/>oportet aut clysteribus aut medicamento, quod excire vo-<text:line-break/>mitum queat; qua vero exparte, superiorene an inferiore,<text:line-break/>hoc faciendum sit, nemo, opinor, ignorat, quatenus </text:span><text:span text:style-name="T17">vero<text:line-break/></text:span><text:span text:style-name="T7">progrediendum sit, ipsc mitigationem pro termino statuit.</text:span></text:p>
      <text:h text:style-name="P85" text:outline-level="2">XV.</text:h>
      <text:p text:style-name="P109">Ne humores effust intro revellantur, fed ejectionum viae<text:line-break/>siccentur.</text:p>
      <text:p text:style-name="P92">Aggressus est Hippocrates multos curationum modos<text:line-break/>nos docere, de quibus est in aliis ejus libris fcriptum</text:p>
      <text:p text:style-name="P2"><text:span text:style-name="T7">perfectius: ut de purgatione deque evacuatione et aliis<text:line-break/>est a nobis declaratum. Docuit enim derivandum esse,<text:line-break/>quum humor aliquis evacuationis indigens non coeperit<text:line-break/>per opportunum locum ferri, neque tanien admodum pro-<text:line-break/>cul ab opportuno, neque in eum, qui sit maxime contra-<text:line-break/>rius; fed si per urinam evacuari coeperit, vitiata vesica<text:line-break/>aut renibus, tunc praestat, per alvum derivare; deinceps<text:line-break/>vero post derivationem de revulsione agendum putavit;<text:line-break/>ut humorem non progredientem ducamus: si enim infe--<text:line-break/>stus humor excernatur; ac moderata sit evacuatio, sinen-<text:line-break/>dum est, ut fiat, neque ulla cura adhibenda, ac si immo-<text:line-break/>derata sit, aliquid a medico faciendum est, ut modo co-<text:line-break/>piam ejus nimiam cohibeat, modo ejus defectionem irritet.<text:line-break/>Itaque docet eos humores, qui ad cutem vergunt, per cu-<text:line-break/>tem esse evacuandos; propterea quod procul sane perdu-<text:line-break/>centur,, si eos in imas corporis partes revulseris, ut per<text:line-break/>alvum aut per vomitum evacuentur. Ipfe enim vocare</text:span></text:p>
      <text:p text:style-name="P2"><text:span text:style-name="T4">ίκχυμώμινα, ιχχυμώσιις</text:span><text:span text:style-name="T2">, ἐκχυμώματα, </text:span><text:span text:style-name="T17">effusu et effusiones<text:line-break/>et effusus humores.;</text:span><text:span text:style-name="T7"> solet eas excretiones et evacuationes,<text:line-break/>quae ex vasculis fiunt, quae quidem fieri folent, quum<text:line-break/>venae, quae in cute sunt, contunduntur, ac sanguis per<text:line-break/>ipsas contusae effunditur; is tamen non uno loco ita effu-<text:line-break/>sus statim in grumos coit; sed postquam effusio per </text:span><text:span text:style-name="T2">δια-<text:line-break/>πήδησιν </text:span><text:span text:style-name="T17">persultationem</text:span><text:span text:style-name="T7"> efficitur; si vero sanguis ita con-<text:line-break/>stiterit, locus pallescit ac nigrescit; propterea quod, fan-<text:line-break/>gnis in multas sit corporis partes diffusus,? quocirca ad-'<text:line-break/>hibenda diligentia est, ut priusquam nigrescat, curetur:<text:line-break/>quod faciemus, si sanguinem discutere conati erimus, quum<text:line-break/>ipsum aegre posse difcuti, ubi in grumos coierit, intelli-<text:line-break/>gamns. Caeterum quomodo, effusa curanda sint, tecta via<text:line-break/>ac scientia in methodo medendi perdiscere potuisti et<text:line-break/>item in iis libris, qui de medicamentis locorum conficien-<text:line-break/>dis conscripti a nobis sunt et tamen nunc quoque nonnulla<text:line-break/>afferentur. Partes igitur intimae corporis omnes, quae<text:line-break/>male affectae sint, valentiora postulant medicamenta, quam</text:span></text:p>
      <text:p text:style-name="P90">quarum in superficie morbus est; omnibus autem effusio-<text:line-break/>nibus evacuatio pro medela propofita est, quumque foras<text:line-break/>vergant, nullo pacto iutro eas retrahere fuerit consilium,<text:line-break/>idque ipse paulo ante nos docuit, educenda esse omnia,<text:line-break/>qua vergant, per loca commoda; proinde, iis, quae cale-<text:line-break/>facere eas ac modice siccare possint, utemur: nam quae<text:line-break/>valenter siccant, digerunt illa quidem inter [530] initia<text:line-break/>evidentius quam imbecilliora; sed tamen quosdam affe-<text:line-break/>ctus reliquias praeduras, quaeque curari vix possunt, re-<text:line-break/>linquunt. Medicamenta vero, quae humectant et calesa-<text:line-break/>ciunt et ea, qnae omnes laxantia solent appellare et ex<text:line-break/>iis quae ad siccius vergunt, neque tamen perspicue neque<text:line-break/>evidenter contrahunt, sunt omnium effusionum remedia.<text:line-break/>Quum vero totum id, quod effusum est, discussum sit,<text:line-break/>tibi integrum erit, rupta si qua erant, vehementius ex-<text:line-break/>siccare, ac deligatura conjungere.</text:p>
      <text:h text:style-name="P86" text:outline-level="2">XVI.</text:h>
      <text:p text:style-name="P3"><text:span text:style-name="T7">Perturbatio, </text:span><text:span text:style-name="T17">perfusio, ablutio, quibus ad sedem abscedit,<text:line-break/>unde exsolvitur aut medicamentum aut ulcus aut humor<text:line-break/>aliquis compactus aut pustulosa eruptio aut status aut<text:line-break/>cibi recrementum aut animalculum aut aestus aut alius<text:line-break/>quidam affectus.</text:span></text:p>
      <text:p text:style-name="P92">Multos curationis modos nos docet aut potius ad<text:line-break/>praedictos'aggregat, quibus utamur, quum quid sedi vel<text:line-break/>intestinis, praesertim recto, molestiam afferat'; affectus<text:line-break/>porro • causa esse potest aut abscessus aut medicamentum,<text:line-break/>hoc est quippam veneni vim habens; aut ulcus aut humor<text:line-break/>aliquis ibidem compactus et infixus aut exortus ali cujus<text:line-break/>rei et germinatio aut flatus illic contentus et cui transi-<text:line-break/>tus non pateat, ut prodire queat; aut cibus non confe-<text:line-break/>ctus aut exiguum quoddam animal ibi genitum, cujusmodi<text:line-break/>funt lumbrici et caetera hujusmodi parva animalia aut<text:line-break/>aestus vexans aut aliud mali genus; haec enim omnia</text:p>
      <text:p text:style-name="P90">irritatione, quam ipse turbationem vocat et infusione per<text:line-break/>sedem et ablutione vel curantur vel certe mitigantur, ac<text:line-break/>nos jam de his loquuti sumus in iis libris, qui sunt de<text:line-break/>locis affectis; neque opus est nunc longiorem orationem<text:line-break/>de eis instituere.</text:p>
      <text:h text:style-name="P85" text:outline-level="2">XVII.</text:h>
      <text:p text:style-name="P109">Consideranda haec sponte desinentia aut velut ab exustione<text:line-break/>excitatae pustulae, in quibus qualia laedant, aut pro-<text:line-break/>sint. Figurae, motus, elevatio, rursum depreststo, som-<text:line-break/>nus, vigilia, jactatio, oscitatio, horror, ut quae mo-<text:line-break/>lienda aut prohibenda praevertas.</text:p>
      <text:p text:style-name="P92">Quum aliquid sua sponte fit, id quomodo desinat<text:line-break/>fpectandurn est; nirum, inquam, morbum solvat, an vero<text:line-break/>alium affectum quendam pariat; an pullulas quasdam ex-</text:p>
      <text:p text:style-name="P2"><text:span text:style-name="T7">nitet, ut in aestu atque ambustis fieri consuevit, quo sane -<text:line-break/>casu est praeterea videndum, illane prosint aut noceant.<text:line-break/>Si enim utilitatem afferant, ea sic erunt sinenda nec ulla<text:line-break/>eis adhibenda curatio, si vero noceant, tum et prohibenda<text:line-break/>et curanda esse fcsto. Signa autem erunt haec: figurae<text:line-break/>corporis, faciei, oculorum, decubitus et uno verbo ipsius-<text:line-break/>met aegroti. Haec verba aliter quoque scripta comperiun-<text:line-break/>tur </text:span><text:span text:style-name="T17">-ad</text:span><text:span text:style-name="T7"> hunc modum: figurae ipsarum, ut hoc de pustulis<text:line-break/>dictum intelligamus, quo figuram ipsarum spectemus , la-<text:line-break/>taene illae sint, au rotundae, an globosae, an aliam figu-<text:line-break/>ram habeant: nam quae a calido humore gignuntur, eae<text:line-break/>tum citu judicantur, tum minime latae sunt, quae vero<text:line-break/>a frigido, eae et latae sunt et diutius perdurant. Quo-<text:line-break/>circa ah Hippocrate dictum est latas pustulas non adrno-<text:line-break/>dum pruritum excitare. Solent autem exoriri, quum<text:line-break/>natura partes imas corporis expurgat, ut nonnunquam<text:line-break/>per excretionem, ita per. decubitum ad cutem. Mea vero</text:span></text:p>
      <text:p text:style-name="P2"><text:span text:style-name="T7">sententia est, quaq hoc loco dicta sunt, in aegrotante esse<text:line-break/>accipienda: addit enim, </text:span><text:span text:style-name="T17">motio, sublatio</text:span><text:span text:style-name="T7"> et caetera , siqui-<text:line-break/>dem mentis torpor corporisque pigritia et propensio ad<text:line-break/>somnum et capitis gravitas, ac ructus acidi in ventre re-.<text:line-break/>dundantes, a pituita originem ducunt, sicut elevatio et<text:line-break/>subsidentia a flava atraque bile oriuntur, vigiliae autem<text:line-break/>a flava aut potius ah utraque bile excitantur. Atque ea<text:line-break/>quidem, quae ad somnum, quaeque ad vigilias pertinent,<text:line-break/>accurate fpectanda lunt, ut opportune adhibeantur, ut<text:line-break/>videamus, an in principio accessionis, an in statu, an<text:line-break/>denique in declinatione scmuum concedere par sit. Et-<text:line-break/>enim lu principio accessionis febris, quum humores et<text:line-break/>crudi et copiosi sint, somnus semper nocet, ut etiam no-<text:line-break/>xius est, quum abscessus ventrem vexat, causa est, quia<text:line-break/>calor intro se recipit et cum </text:span><text:span text:style-name="T17">eo</text:span><text:span text:style-name="T7"> sanguis quoque intro </text:span><text:span text:style-name="T17">re-<text:line-break/>currit,</text:span><text:span text:style-name="T7"> quumque eo tempore natura nihil adversus mor-<text:line-break/>bum agat, longior fit accessio. At si crudi quidem hu-</text:span></text:p>
      <text:p text:style-name="P2"><text:span text:style-name="T7">mores in aliquo sint, fed tamen pauci, sitqne virium ad-<text:line-break/>juncta imbecillitas, tunc somnus potius commodum quam<text:line-break/>damnum afferre solet; interdum etiam in ejusmodi somno<text:line-break/>splendores quidem e redundantibus excitati humoribus,<text:line-break/>oculis observantur. Anxietatem autem vocavit, quam<text:line-break/>plerique taedium sni nominant; ajunt enim, eos aegrotos<text:line-break/>anxios esse, qui decubitum ferre non possunt, sed formas,<text:line-break/>mutant, quia praesuns eis femper molesta sit; quod iis<text:line-break/>potissimum evenit, quibus in ore ventriculi propria quae-<text:line-break/>dam molesti humoris qualitas continetur, qui humor ne-<text:line-break/>que multus sit, neque in ventriculi spatio innatet, sed in<text:line-break/>ejus sit tunicis immersus. Oscitatio vero est veluti pan-<text:line-break/>diculatio, quam vel humor flatuosus vel flatus vaporosus<text:line-break/>in musculis contentus gignit. Horror autem est affectus<text:line-break/>pravorum humorum per cutem discurrentium. In extrema<text:line-break/>autem dictione jubet maturandum esse, si quid facien-<text:line-break/>dum vetandumve siti Dixit enim in aphorismis, </text:span><text:span text:style-name="T17">praeci-</text:span></text:p>
      <text:p text:style-name="P2"><text:span text:style-name="T17">pitem estsu occasionem,</text:span><text:span text:style-name="T7"> quocirca minime par est res agen-<text:line-break/>das in aliud tempus rejicere, ac socordes esse, fed ante-<text:line-break/>vertere atque accelerare.</text:span></text:p>
      <text:h text:style-name="P85" text:outline-level="2">XVIII.</text:h>
      <text:p text:style-name="P3"><text:span text:style-name="T17">Institutio vomitus, dejectionis aut sputi, muci, tufsts, ru-<text:line-break/>ctus , singultus, status, urinae,. sternutamenti, lacrima-<text:line-break/>rum, prurituum, vellicationum, contractuum,</text:span><text:span text:style-name="T7"> sitis, fa-<text:line-break/>mis, </text:span><text:span text:style-name="T17">repletionis, somnorum, laborum,</text:span><text:span text:style-name="T7"> otii </text:span><text:span text:style-name="T17">corporis,<text:line-break/>mentis, disciplinae, memoriae, vocis,</text:span><text:span text:style-name="T7"> silentii.</text:span></text:p>
      <text:p text:style-name="P92">AI orbi complures inveniuntur, ad quos tollendos aut<text:line-break/>omnia haec remedia aut certe eorum multa funt accom-<text:line-break/>modata, de quibus nos jam supra disseruimus. Inprimis<text:line-break/>autem vomitu utimur, quum magna glutinosorum [531J<text:line-break/>humorum copia ventriculo continetur, eamque abstergere<text:line-break/>convenit. Interdum etiam vomitus non confert, ut quum</text:p>
      <text:p text:style-name="P2"><text:span text:style-name="T7">ventriculus infirmus est et totius corporis excipit in fe<text:line-break/>redundantias; sed tum praecipue vomitum imperamus,<text:line-break/>quum flava bilis in ventriculum confluat et homo sit.<text:line-break/>suapte natura biliosus regioque sit calida et ipse sit ad<text:line-break/>vomendum assuetus, at quae per exitum gradiuntur, ea<text:line-break/>per infernas partes ducenda sunt, ut praeceptum apho-<text:line-break/>rssmique lententia servetur: quae </text:span><text:span text:style-name="T17">ducenda sunt,</text:span><text:span text:style-name="T7"> etc. Sic-<text:line-break/>ut </text:span><text:span text:style-name="T17">quae sursum repunt, per vomitum evacuanda sunt;<text:line-break/></text:span><text:span text:style-name="T7">ae de hoc ceu de signo ipse in libro praesagiorum verba<text:line-break/>fecit. Subjungit quoque alios curandi modos, ut per<text:line-break/>sputum, mucum, tussim et alios, quorum ipse mentionem<text:line-break/>fecit Atque e sputo quidem duplex oritur indicatio,<text:line-break/>prima colore, tenuitate ac crassitudine, morbi genus signi-<text:line-break/>ficat, altera indicat per sputum esse evacuationem facien-<text:line-break/>dam: quod effici a medicis folet per apophlegmatismos et<text:line-break/>ea, quae per nares caput purgant et catapotia quaedam,<text:line-break/>quae sub lingua continentur; de colore autem sputi, quod<text:line-break/>in morbis colorem contraxerit; hoc est quum rubrum.aut</text:span></text:p>
      <text:p text:style-name="P5"><text:span text:style-name="T7">cruentum aut viride sit aut alio quovis modo, affectum,<text:line-break/>ipse tum in praesagiis, tum vero etiam in libris de ra-<text:line-break/>• tione victus in morbis acutis loquutus est, his fere ver-<text:line-break/>bis: </text:span><text:span text:style-name="T17">sputum,</text:span><text:span text:style-name="T7"> inquit, in omnibus doloribus, qui </text:span><text:span text:style-name="T17">pulmonem<text:line-break/>costasque obsideant et cito et facile excreari debet, quod-<text:line-break/>que stavum est, admodum permixtum sputo apparere;<text:line-break/></text:span><text:span text:style-name="T7">nam flavum, quod sincerum sit, periculosum est, albuin<text:line-break/>vero et glutinosum et rotundum inutile censetur; li vero<text:line-break/>admodum viride est et spumeum, malum est, sed gravius<text:line-break/>est nigrum. In libro vero de victus ratione ad hunc<text:line-break/>modum scribit. Si, inquit, in dolore lateris continenti,<text:line-break/>quippe fomentis adhibitis fe non remittit, ac sputum non<text:line-break/>procedit, sed summe glutinosum fit, nec concoctum et<text:line-break/>quae sequuntur, in lateris enim morbo dolor sentitur,<text:line-break/>qui pungentis sensum invehit habetque respirandi difficul-<text:line-break/>tatem adjunctam et sputum colore insectum.; ideo ll san-<text:line-break/>guis sit biliosior, sputum erit aut flavum aut pallidum; si<text:line-break/>pituitosior, erit sputum spumeum et candidum, si magis</text:span></text:p>
      <text:p text:style-name="P2"><text:span text:style-name="T7">melancholicus, tqnc erit aut nigrum aut lividum; si nihil<text:line-break/>horum sanguis habeat, rubrum sputum rejicietur. * *<text:line-break/>* * Sunt enim ventriculo duo meatus dati, quaeque<text:line-break/>in ipso prava continentur, magis fluitant et evomuntur;<text:line-break/>quaedam per intestinum secedunt: ut quae per renes, ac<text:line-break/>vesicam transeunt, per urinam excernuntur, quae ex ce-<text:line-break/>rebro, ea potissimum per neres, interdum vero per pala-<text:line-break/>tum auresque evacuantur. Mucum vero etiam interdum<text:line-break/>aqueurn crudumque ridemus, quem prohibere oportet usu<text:line-break/>rerum, quae odoratui offeruntur et medicamentorum, quae<text:line-break/>per nares attrahuntur et eorum, quae imponi auribus fo-<text:line-break/>lent; cujus sune generis sunt gravedines, quas vocant;<text:line-break/>quas inter initia laedit sternutatio, quum nimirum crudi<text:line-break/>incoctique humores sint, fed neque etiam interdum rerum<text:line-break/>venerearum usus prodest; propterea quod vehemens quae-<text:line-break/>dam fit motio, quae replere caput consuevit, idque est<text:line-break/>affectui contrarium , quippe qui tranquillitatem et quietem</text:span></text:p>
      <text:p text:style-name="P2"><text:span text:style-name="T7">postulet et modicum calorem expetat, ut crudi humores<text:line-break/>coquantur, ac non fluant: quum enim jam cocti suerint<text:line-break/>humores fluxus cohibetur, atque evacuatio per sternuta-<text:line-break/>tiones fit; porro gravedinis </text:span><text:span text:style-name="T17">ac</text:span><text:span text:style-name="T7"> destillationis causa est ce-<text:line-break/>rebrum; quum veluti e similibus inter' fe particulis con-<text:line-break/>stans, in frigore intemperiem contraxit, ac destillationem<text:line-break/>quidem vocamus, quum excrementum in os defluit; gra-<text:line-break/>vedinem , quum in nares; raucitas vero destillationes fe-<text:line-break/>quitur, quum fauces humore imbutae fuerint. Si vero in<text:line-break/>* * * * Quum vero aut nulla ex parte complecti-<text:line-break/>tur'aut diminute aut vitiose tunc flatus fluctuationesque<text:line-break/>consequuntur; ac flatus quidem, quum et cibi flatui gi-<text:line-break/>gnendo sunt et ventriculus non vaIde frigidus sit; fluctua-<text:line-break/>tiones vero, quum in eo nihil est, quod verti in flatum<text:line-break/>queat aut quum sit vehementer perfrigeratus. De vitiosis<text:line-break/>autem ejus.motionibus, ut quaedam tremorem, quaedam<text:line-break/>palpitationem aut veluti fluctuationem convulsionemque<text:line-break/>afferant, est jam a nobis disputatum in eo libro, quem</text:span></text:p>
      <text:p text:style-name="P90">de symptomatum disserentia conscripsimus; nunc scire con-<text:line-break/>venit motum ventriculi, qui fere convulsionis speciem<text:line-break/>prae se fert, qui in singultu accidit, non esse convulsio-<text:line-break/>nem eam, quae solis accidere musculis consuevit, pro-<text:line-break/>pterea quod neque ventriculus, neque ejus gula musculus<text:line-break/>est; motio enim vitiosa quaedam expellentis facul latis,<text:line-break/>quae aliquid mulesti rejicere cupiat; proinde in vomitibus<text:line-break/>rejiciuntur ea, quae in ejus funt amplitudine; in singulti-<text:line-break/>bus vero ea, quae in ventriculi sunt corpore, sicut in<text:line-break/>tussi omnes ventriculi partes id, quod eis molestum est,<text:line-break/>expellunt; singultus autem ex nnnia inanitione aut reple-<text:line-break/>tione fieri ajnnt, qui. ex inanitione oriuntur, insanabiles<text:line-break/>funt; quos excitavit repletio, ii ab incidentibus abster-<text:line-break/>gentibusque ea, quae impacta sunt, medicamentis curan-<text:line-break/>tur. * * * * Convulsionem igitur, tremorem,<text:line-break/>palpitationem, rigorem, horrorem, singultum, tusses, ru-<text:line-break/>ctus, sternutationes et oscitationes esse motus vitiofos,</text:p>
      <text:p text:style-name="P90">jam est a nobis declaratum; simulqne ostensum eadem<text:line-break/>esse naturae opera, quae ab aliqua morbosa causa ad mo-<text:line-break/>tum violenter impellitur, caeterum vellicationes, singul-<text:line-break/>tns, tusses, sternutationes, pruritus, quaeque sunt.hujus-<text:line-break/>modi, si parva debiliaque sint, cessant, si'quis ea serat<text:line-break/>seque ab eis abstineat; molesta autem est sitis vel maxime,'<text:line-break/>eaque duabus de causis oritur, tum penuria hnmiditatis,<text:line-break/>cum caliditatis redundantia; sed primum genus aegre cu-<text:line-break/>ratur, alterum tollit acetum ex aqua epotum, ideo iis,<text:line-break/>qui noctu siti torquentur, convenit super dormire, pro-<text:line-break/>pterea quod concoquitur, ac descendit per somnum sitis<text:line-break/>causa, quaecunque ea fuerit , si enim ex potus penuria<text:line-break/>sitis orsa sit, curabis, esi potum dederis, si ex vini calore,<text:line-break/>aqua restinguetur. * . * * * Planum est enim<text:line-break/>contraria curari contrariis, ita famem curabis, si cibos<text:line-break/>offeras: ut expletio tollitur penuria et evacuatione: ut<text:line-break/>somnus vigilia, labor evacuitate laboris, quae vel ad</text:p>
      <text:p text:style-name="P2"><text:span text:style-name="T7">corpus vel ad animum vel mentem vel rationem vel ra-<text:line-break/>tiocinationem pertineat, itemque vox, hoe est sermo,<text:line-break/>silentio ' et vicissim .contra. </text:span><text:span text:style-name="T2">Γαώμην </text:span><text:span text:style-name="T7">vero nunc vocat in-<text:line-break/>telligentiam, quam* mentem atque animum communi no-<text:line-break/>mine homiues appellant. Eorum vero,. quae voce pro-<text:line-break/>feruntur, est ratio, qua et consequentia et repugnantia<text:line-break/>cognuscimus; quibus divisio et conjunctio et resolutio et<text:line-break/>demonstratio et caetera consimilia continentur. Quomodo<text:line-break/>autem mens idem quod rutelligentia et intellectio apud<text:line-break/>veteres significet, ejusque rei multa afferri possint testi-<text:line-break/>mouia, supervacaneum est memorare. Jam vero animi<text:line-break/>quoque affectiones sunt ira, tristitia, scd animus et ira disse-<text:line-break/>runt ah angore et tristitia in actionibus: in ira enim atque<text:line-break/>animo calor naturalis intenditur ac propagatur, hilisque<text:line-break/>tunc gignitur atque augetur; in tristitia vero atque angore<text:line-break/>contrahitur nativus calor et frigidus pituitosusque humor<text:line-break/>generatur, itaque cum in corpore frigidi pituitosique hu-<text:line-break/>mores redundant, tum non modo motione corporis, fed</text:span></text:p>
      <text:p text:style-name="P90">etiam agitatione mentis excitare, ac velut accendere nati-<text:line-break/>vum calorem oportet, qua in re iram, non tamen vehe-<text:line-break/>mentem corporis motionibus adjicies, ut calor propagetur<text:line-break/>et humores ad extimas partes expellantur, hoc enim jam<text:line-break/>est [532] a nobis in libro de morbis vulgaribus demon-<text:line-break/>stratum. Sed etiam in dolore capitis, quum mali causa<text:line-break/>est ejusmodi humor, qui mediocrem calorem postulet,<text:line-break/>icito in deligatione esse remedium, si vero humor aqueus<text:line-break/>sit, etiam sternutamentis adjuvetur; at contra si sit bilio-<text:line-break/>sus, excitandae sternutationes non sunt, propterea quod<text:line-break/>humor perturbatur et augetur. Quod vero ad loquelam<text:line-break/>et silentium pertinet, non est temere ab eo adjunctum<text:line-break/>Qdum enim vox sit motio instrumentorum respirationi<text:line-break/>inservientium, in multis morbis loqui , in multis silere<text:line-break/>prodest: ut in sputo sanguinis utile est neque clamare,<text:line-break/>neque vehementer spiritum ducere aut mittere; neque<text:line-break/>pulmonem, neque thoracem, neque asperam arteriam va-</text:p>
      <text:p text:style-name="P90">lenter movere. Urinam autem esse optimam ipse dixit,<text:line-break/>quum alba sunt fubsidentia, leniaque et aequalia, idque<text:line-break/>omni tempore, usque dum morbus sit judicatus, ita enim<text:line-break/>tutelam indicat et morbum fore brevem significat. De<text:line-break/>somno hoc est etiam ab Hippocrate conscriptum, esse no-<text:line-break/>bis natura comparatum, ut die vigilare assueti simus,<text:line-break/>noctu dormire, si hoc, immutetur, malum esse, pejusque<text:line-break/>censeri, si neque die, neque nocte quispiam dormiat,<text:line-break/>hujus rei afferre cauiam potest aut dolor aliquis aut labor<text:line-break/>aut animi aegritudo aut corporis affectus, quem, utrum<text:line-break/>curationem postulet, 'intueri maxime debemus.</text:p>
      <text:h text:style-name="P85" text:outline-level="2">XIX.</text:h>
      <text:p text:style-name="P109">Hystericae purgationes, supra prorumpentia ac tormina<text:line-break/>concitantia, pinguia, meraca, spumantia, calida, inor-</text:p>
      <text:p text:style-name="P2"><text:span text:style-name="T7">dacia, </text:span><text:span text:style-name="T17">aeruginosa, varia, ramentosa, suculenta, cruenta,<text:line-break/>status expertia, cruda, cocta, stcca, quaeque circum-<text:line-break/>stuunt, ferendi facilitas ac difficultas, spectanda est,<text:line-break/>priusquam periculum accedat, quaeque sedare non<text:line-break/>oporteat,</text:span><text:span text:style-name="T7"> i</text:span></text:p>
      <text:p text:style-name="P92">Hysteram plerique non medici Polum, sed etiam phi-<text:line-break/>losophi uterum appellarunt, eam, inquam, partem quam<text:line-break/>natura mulieribus ad concipiendum dedit. Equidem mul-<text:line-break/>tas hystericas feminas vini, quarum nonnullae ita jace-<text:line-break/>bant, ut sensus motusque expertes essent, pulsumque et<text:line-break/>languidissimum et minimum haberent aut certe nullum<text:line-break/>penitus habere viderentur, nonnullae vero et sentirent et<text:line-break/>moverentur, ac ratione integra sine noxa uterentur, vix<text:line-break/>tamen respirarent, nonnullae denique, quae artus contra-<text:line-break/>xissent. Uteri autem affectuum sunt multae differentiae,<text:line-break/>quas fere omnes in sexto de locis affectis recensui. Ex-<text:line-break/>titit autem quaestio a nonnullis allata, utrum omnes mu-</text:p>
      <text:p text:style-name="P2"><text:span text:style-name="T7">lieres ita affectae sint mortuae: quae sane absurda quaestio<text:line-break/>est, quum enim quaedam incolumes evaserint, perspicuum<text:line-break/>est, eas non esse mortuas. Sed, inquiunt, non respirant,<text:line-break/>respiratio autem a vita et vita a respiratione non separa-<text:line-break/>tur, ita quicunque vixit, omnino respirat, quique respirat,<text:line-break/>is etiam omnino nivit. Inire igitur hanc rationem possu-<text:line-break/>mus , exiguum eis relictum esse calorem ex arteriarum<text:line-break/>et cordis actione, quam peripirationem quidam vocant,<text:line-break/>sicut respirationem eam nominant, quae </text:span><text:span text:style-name="T17">a</text:span><text:span text:style-name="T7"> thorace et pul-<text:line-break/>mone efficitur. Quoniam vero in iis, quae ex utero suf-<text:line-break/>focantur, totum corpus est refrigeratum, ideo respiratio<text:line-break/>per os nullo modo efficitur, per arterias vero fit, sed<text:line-break/>haec quum, sit perexigua, sensum Iatet. Porro in hofce<text:line-break/>uteri affectus incidere mulieres propter menstruas purga-<text:line-break/>tiones tentatas aut propter femen probabile fuerit, quam-<text:line-break/>quam feminis retentio majorem habere vim ad laedendum<text:line-break/>corpus,, quam menstruae purgationes suppressae videtur,<text:line-break/>praesertim iis in corporibus in quibus semen Inapte na-</text:span></text:p>
      <text:p text:style-name="P2"><text:span text:style-name="T7">tura pejoris succi sit et copiosius ac vita in otio traduca-<text:line-break/>tur et eae mulieres frequentiore admodum concubitu prius<text:line-break/>uterentur’, deinde ex toto et confestim a pristino usu se<text:line-break/>abstinuerint. Haec autem symptomata quae hysterica no-<text:line-break/>minantur ad uterum tanquam ad radicem pertinent. Ac<text:line-break/>quidam arbitrantur uterum esse velut animal quod </text:span><text:span text:style-name="T17">gig-<text:line-break/>nendae</text:span><text:span text:style-name="T7"> prolis desiderio trahatur, proinde si privetur iis<text:line-break/>quae concupiscit totum, ab eo corpus laedi, atque hoc<text:line-break/>ipsum apud Platonem scriptum inveniri ajuut his fere<text:line-break/>verbis: qui autem, inquit, uterus </text:span><text:span text:style-name="T17">ac vulva in mulieribus<text:line-break/>appellatur, quum animal stt creandae prolis cupidum, st<text:line-break/>intempestive ac diutius vacans suuctu suerit, succensens<text:line-break/>aegre molesteque fert et in omnem corporis partem perer-<text:line-break/>rans ac spiritus vias obstruens nec sinens feminas munere<text:line-break/>sungi respirationis in extremam dubitationem conjicit at-<text:line-break/>que alios omnigenos morbos affert.</text:span><text:span text:style-name="T7"> Sed'hoc sciendum est,<text:line-break/>ut alibi demonstravimus, uterum neque animal esse, ne-<text:line-break/>que per corpus vagari, fed modo.fursirm, modo in latus</text:span></text:p>
      <text:p text:style-name="P90">retrahi, propterea quod spiritu impletur., itaque latitudo<text:line-break/>amplificatur, longitudo vero fit brevior ob eamque cau-<text:line-break/>sam sursum trahitur. Plenitudo autem ex menstruis pur-<text:line-break/>gationibus quae retentae sint oritur atque ita uteri vin-<text:line-break/>cula humore perfusa extenduntur, his porro extentis,<text:line-break/>uterus continui ratione simul contrahitur, itaque si aequa-<text:line-break/>liter ex omni parte trahantur, ipsorum commutatio in<text:line-break/>nullam partem propendebit. Si vero inaequaliter, ad par-<text:line-break/>tem vehementius trahentem extendentur. Vexat vero<text:line-break/>etiam interdum feminas fluor is quem muliebrem, nomi-<text:line-break/>nant idque sine ulla uteri affectione, quum universum<text:line-break/>corpus per uterum expurgatur et evacuatur, sicut etiam<text:line-break/>evacuari quandoque per renes sulet. Uteri autem inflam-<text:line-break/>matio ex multis excitatur causis,-ut ex ictu, ut ex men-<text:line-break/>struis suppressis, ut a. refrigeratione, ut ab inflatione, ut<text:line-break/>ex abortu, ut ex partu aegre edito. Inflammationem fe-<text:line-break/>quitur' acuta febris, capitiis ac sedis oculorum dolor, colli</text:p>
      <text:p text:style-name="P2"><text:span text:style-name="T7">convulsio, inclinatio in adversum, stomachi ex consensu<text:line-break/>dolor, tum' vero </text:span><text:span text:style-name="T17">os vulvae</text:span><text:span text:style-name="T7"> eonnivet, pulsus parvi crebri-<text:line-break/>qtte redduntur. Inflammatio vero </text:span><text:span text:style-name="T17">in abscessum</text:span><text:span text:style-name="T7"> transit,<text:line-break/>quo tempore inordinatae cum horrore accessiones mulieres<text:line-break/>invadifnt et exulceratur saepe uterus ex" difficili partu aut<text:line-break/>suetu extractu aut corrupto vel ab aeribus medicamentis<text:line-break/>aut a 'fluxu aut a ruptis abscessibus atque interdum </text:span><text:span text:style-name="T17">ia<text:line-break/></text:span><text:span text:style-name="T7">cancrum desinit, quin etiam scirrhum vulva contrahit aut<text:line-break/>duritiam aut inflationem, a quibus vexatur, quorum mor-<text:line-break/>horum remedia ego breviter subjungerem, nisi de eis saepe<text:line-break/>verba fecissem ac nunc non esset de irs loquendi locus,<text:line-break/>sicut neque de utero procidenti, </text:span><text:span text:style-name="T21">neque.de </text:span><text:span text:style-name="T7">eodem, quum<text:line-break/>ejus os occluditur, neque de aliis ejusdem morbis in prae-<text:line-break/>fentia dicendum est. * * * * Eas vero quae ex<text:line-break/>utero strangulantur quae sint frigidiores * * '* *<text:line-break/>admotis suminibus odoratis * * * * pulegii corna,</text:span></text:p>
      <text:p text:style-name="P94">* # * # artemisia, ruta * * * * acorum<text:line-break/>* * * * superdare autem convenit '« * * »</text:p>
      <text:p text:style-name="P90">tum ex rnyrrha et [533] quae crassitudinem incidant °</text:p>
      <text:p text:style-name="P13"><text:span text:style-name="T7">*<text:tab/>* * Si vero propter uteri humorem non possis<text:line-break/>* * * at ejus qui siccior sit $ * est a contrariis<text:line-break/>petenda curatio * * * * sed flatus qui uterum </text:span><text:span text:style-name="T17">ve-<text:line-break/>xent</text:span><text:span text:style-name="T7"> prohibet et auxilia quae admoventur repellit. *</text:span></text:p>
      <text:p text:style-name="P14"><text:span text:style-name="T7">*<text:tab/>* * quocirca oportet aliam curationis inire ra-<text:line-break/>tionem * * * # inutile esse plane perspicitur, sed<text:line-break/>et illud esse incommodum videtur quod aeruginosum, va-<text:line-break/>riiim aut cruentum aut ramentosum, * n # «<text:line-break/>quaeque boni et quae male consulenda sint, ab ipso per-<text:line-break/>disce. Sic enim scriptum reliquit: alvi, inquit, </text:span><text:span text:style-name="T17">excre-<text:line-break/>mentum optimum est quod molle est et consistens et eodem<text:line-break/>tempore quo in bona valetudine excernitur gt ad propor-<text:line-break/>tionem eorum quae ingeruntur. Si enim talis dejectio fit,<text:line-break/>inferiorem ventrem recte valere declarat;</text:span><text:span text:style-name="T7"> at si liquida<text:line-break/>fuerit, utile erit, ut sine stridore, neque frequenter, ne-<text:line-break/>que ex brevibus intervallis dejiciatur: creber enim desi-</text:span></text:p>
      <text:p text:style-name="P2"><text:span text:style-name="T7">dendi labor vigiliam parit, quum vero aeger affatim sae-<text:line-break/>peque dejicit, ne animus ipsum deficiat periculum esu<text:line-break/>In- his nos docuit, ut perspecta consistentia, quantitate<text:line-break/>et tempore-dejectionis quae optima sint alni excrementa<text:line-break/>cognoscamus. Ut autem excrementa liquida sint, causa<text:line-break/>est quia ex ventriculo, in jecur non sic facta distributio,<text:line-break/>vel quia de jecore aut liene aliquod excrementum in ipsum<text:line-break/>defluxerit, idque et bonum et malum este potest; ac bo-<text:line-break/>num quidem, si et jecur et lien et fotum denique corpus<text:line-break/>per jecur expurgetur, non bonum vero, quum symptoma<text:line-break/>est, propterea quod non recte sit facta distributio &amp; </text:span><text:span text:style-name="T2">-Ί*</text:span></text:p>
      <text:p text:style-name="P4"><text:span text:style-name="T7">*- nunc vero indicat, pessima, excrementa non modo<text:line-break/>a consistentia, quantitate ,et tempore quo dejiciuntur di-<text:line-break/>gnosci, sed ex colore, odore et sonitu qui cum eis- sit'<text:line-break/>conjunctus; ait enim: quod </text:span><text:span text:style-name="T17">valde liquidum est, edbwani<text:line-break/>dut pallidum aut'rubrum vehementer aut spumeum, prd-<text:line-break/>vum est, ficui etiam glutinosum, album, fubpallidum, lenai</text:span></text:p>
      <text:p text:style-name="P2"><text:span text:style-name="T7">causa est quia liquidum est cruditatis signum; album vero<text:line-break/>indicat, pallidum bilem in ventrem ex jecore non descen-<text:line-break/>dere; pallidum, magnam pallidae aeruginosaeque bilis co-<text:line-break/>piam admixtam esse; spumeum vero modo' indicabit fla-,<text:line-break/>tuosurn spiritum esse cum humore qni difficulter solvatur<text:line-break/>permixtum; modo vero. caloris copiam; exigua porro,<text:line-break/>tenax albaque dejectio erit colliquationis nota: quod ni-<text:line-break/>mirum pinguedo ab igneo calore, qui tamen non admodum<text:line-break/>malignus sit, liquefiat, quae vero fubpallida lenisque est,<text:line-break/>ejusdem est colliquationis indibium, sed significat pingue-<text:line-break/>dinem a vehementiore calore consumi aut quia pinguedo<text:line-break/>vetus aut semiputris existat. * * * * Praeterea<text:line-break/>ubi ait: * * * * Itemque quum subjungit, nigra,<text:line-break/>pinguia, livida, aerugluofa, foetida, planum est nigra eum<text:line-break/>colorem ab atra bile pura contraxisse, livida ab eadem,<text:line-break/>fed modica, pinguia autem dejiciuntur, quod pinguedo<text:line-break/>ab igneo calore simul colliquetur, foetida vero corrupte-</text:span></text:p>
      <text:p text:style-name="P2"><text:span text:style-name="T2">. , ' 'I</text:span></text:p>
      <text:p text:style-name="P94">lam subesse significant. * * * * proinde fit ut<text:line-break/>varia multorum * * * * affectuum sint indicia *</text:p>
      <text:p text:style-name="P92">* « * sinceras vero ipse dejectiones appellare<text:line-break/>consuevit, quae nulla sunt aquosa humrditate permixtae,<text:line-break/>folo humore qui vacuatur, sive is biliosus sit, sive me-<text:line-break/>lancholicus, sive porri colorem imitetur, sive bilis sit,<text:line-break/>quae aeruginosa nominatur, intestina pervadente: hujus-<text:line-break/>modi enim dejectiones exusiam esse omnem nativam hu-<text:line-break/>miditatem a calore febris indicant, usu vero etiam quan-<text:line-break/>doque venit,, ut sincera quae pallida aut flava aut fulva<text:line-break/>aut rufa aut aeruginosa aut nigra sint dejiciantur, sicut<text:line-break/>etiam praerubra illa est proluvies quae in jecoris affectio-<text:line-break/>nibus excernitur, quamobrem modo cruentae, modo prae-<text:line-break/>rubrae redduntur * * * * aut in secundo de<text:line-break/>vulgaribus morbis ostensum est * * * * indicans<text:line-break/>quoque, perinde ac ipsemet quempiam conspexerit, in quo<text:line-break/>natura impellente proruperit ad intestina et ventrem in-</text:p>
      <text:p text:style-name="P2"><text:span text:style-name="T7">feriorem. « </text:span><text:span text:style-name="T2">β </text:span><text:span text:style-name="T7">® ts plerumque enim hujusmodi<text:line-break/>dejectiones cum torminibus excernuntur, quum nimirum<text:line-break/>affectio in qua talia excernuntur prava fuerit» * * • *</text:span></text:p>
      <text:p text:style-name="P4"><text:span text:style-name="T7">* quo in loco de aqua mulsa disserit; ceterum fpu-<text:line-break/>mea alvi excrementa ac potius quae sunt magis quam par<text:line-break/>sit biliosa, ac magis etiam calida, educit ea mulsa quae<text:line-break/>magis pura est, quam quae aquea,: nam quo sincerior sit,<text:line-break/>eo majorem vim ad excernendum habet, baecque est bi-<text:line-break/>liosarum spumantiumque dejectionum causa. Mordacia<text:line-break/>autem excrementa duobus modis ad motum incitantur;<text:line-break/>uno quum ab ipso corpore sensibili impelluntur, utpote<text:line-break/>quod ejus quod alienum sit expellendi vim habeat, ut in<text:line-break/>commentariis de naturalibus facultatibus probatum est;<text:line-break/>altero quum veliemeutiore motu agitantur, quem vel<text:line-break/>exercitationibus vel frictione adipiscitur. Quae igitur sub-<text:line-break/>calida putriaque excrementa sunt, ea non modo horrorem,<text:line-break/>fed rigorem quoque et febrem afferre possunt, cruda vero<text:line-break/>ac tenuia, ut horrorem quidem et rigorem afferant, certe</text:span></text:p>
      <text:p text:style-name="P2"><text:span text:style-name="T7">febrem non accendunt, nisi notabilis quaedam copia<text:line-break/>utrisque accedat. * * * * propterea quod usu<text:line-break/>non venit, ut aegrotus praesertim morbo acuto habeat<text:line-break/>ventrem robustiorem, quam in naturali statu habuisset,<text:line-break/>quamquam quod cum morsu aliquo celeriter secedit, ne-<text:line-break/>que robur virium, neque imbecillitatem plane indicat, fed<text:line-break/>quod sine morsu aut aliquo alio fymptomate 'et opportuno<text:line-break/>tempore ad motum excitatur, id ipsum tres ventris sia-<text:line-break/>cnltates, alterantem, retinentem et expellentem valentes<text:line-break/>esse declarat, crudum vero alni excrementum erit tenue,<text:line-break/>ufperum, succi expers et quod eorum quae ingesta sint<text:line-break/>qualitatem servet, quod vero ex iis fit excrementis quae<text:line-break/>ex tuto corpore in ventrem confluunt, id rusum sine per-<text:line-break/>mixtione est; quod tum denique accidit, quum amarae<text:line-break/>bilis humor purus et copiosus in ventrem confluit. Vi-<text:line-break/>ride autem est aeruginofae indicium, ut nigrum est vel.</text:span></text:p>
      <text:p text:style-name="P2"><text:span text:style-name="T7">atrae vel sanguinis lu eo-loco perusti, si vero velut quid<text:line-break/>lividum in. excrementis appareat, nec quid tale aeger<text:line-break/>sumpserit, refrigerationem quandam et exstinctionem par-<text:line-break/>tiurn internarum indicabit, sicut etiam si pingue sit nec<text:line-break/>quid ejusmodi aeger comederit, est, ut dixi, colliquatio-<text:line-break/>nis nota et quod valde foetet, si hoc etiam ex cibo non<text:line-break/>proficifcatur, non mediocrem subesse corruptelam declarati</text:span></text:p>
      <text:p text:style-name="P4"><text:span text:style-name="T7">* * * * multae enim affectiones longius tetnptts<text:line-break/>lu quo concoquantur postulant periculumque multitudini-<text:line-break/>et copiae par afferunt: facilius enim simplex concoquitur<text:line-break/>affectio mluusque periculosum est quam multiplex peri-,<text:line-break/>culosa. Ceterum Hippocrates terminum- dejectionibus pro-<text:line-break/>scripsit facilitatem aut difficultatem tolerandi ut sciamus.<text:line-break/>quo in loco cessandum, in quo sucus j sic etiam in apho-<text:line-break/>rifmis cenfuit, quum ait: si qualia </text:span><text:span text:style-name="T17">purgari oportet, pur~<text:line-break/>gentur, confert et sucile ferunt f contraria difficulter.</text:span></text:p>
      <text:p text:style-name="P90">Nam si quae vexant evacuentur, aegroti facile ferent, si<text:line-break/>quid vero aliud evacuetur, ac non id quod molestum est,<text:line-break/>omnino necesse est eos id .moleste esse laturos. Turpe<text:line-break/>enim [534] medico est, si permittat aegrotum adire peri-<text:line-break/>culum prius quam id quod immodice circumfluit cohibeat<text:line-break/>et comprimat; quocirca jubet ut excrementa alvi perspi-<text:line-break/>ciamus, ac non solum qualitatem, sed etiam quantitatem<text:line-break/>contemplemur; tum tolerandi facilitatem et difficultatem<text:line-break/>et vires aegrotantis ac ceteras distinctiones de quibus nos<text:line-break/>jam saepe loquuti sumus diligenter attendamus.</text:p>
      <text:h text:style-name="P85" text:outline-level="2">XX.</text:h>
      <text:p text:style-name="P109">Maturatio, descensus eorum quae infra sunt, fluctuatio<text:line-break/>eorum quae supra et quae ex uteris feruntur et in au-<text:line-break/>ribus surdos i humoris concitatio, vastorum adapertio;<text:line-break/>vacuatio, calefactio, refrigeratio, intra, extra, horum<text:line-break/>quidem, illorum minime.</text:p>
      <text:p text:style-name="P5"><text:span text:style-name="T7">[Alvi autem </text:span><text:span text:style-name="T17">egestiones iis qui fefe laboribus exer-<text:line-break/>cent, quamdiu parum ederint parum que potaverint, mo-<text:line-break/>dicas ac duras ejste oportet; quae vero liquidiores sunt<text:line-break/>ut in transitu conformentur, hae sune sunt omnes deterio-<text:line-break/>res; at iis qui multum edunt multumque laborant, opor-<text:line-break/>tet transitum excrementorum mollem stccumque ejsc, st<text:line-break/>vero insuper homines subrem habeant aut alvi prostuvti<text:line-break/>repetierint eaque longn fuerint, penitus mala censentur,<text:line-break/>stve ea biliosa, stve pituitosa, sue cruda sinti]</text:span></text:p>
      <text:p text:style-name="P4"><text:span text:style-name="T7">Paulo post monebit, </text:span><text:span text:style-name="T17">concocta medicari oportere</text:span><text:span text:style-name="T7"> et<text:line-break/>supra etiam dixit, </text:span><text:span text:style-name="T17">maturationes intro aut suras aut quo<text:line-break/>decet vergere,</text:span><text:span text:style-name="T7"> idein momentum et eandem inclinationem<text:line-break/>humorum nunc innuit esse attendendam. Nam quae infra<text:line-break/>descendunt, si matura concoctaque sint, per infernas educi<text:line-break/>partes postulant; quae vero superfluitant, hoc est quae<text:line-break/>supra vergunt, per superiores; ceterorum est eadem ra-<text:line-break/>tio. Sordes autem aurium spectare oportet: comperies<text:line-break/>enim quorum aures destillatione laborent, modo liquore</text:span></text:p>
      <text:p text:style-name="P2"><text:span text:style-name="T7">quodam' tenui ac liquido, modo ceu purulento ac suetido,<text:line-break/>quum membra debilia et multum et pravum colligere ex-<text:line-break/>crementum consueverint. Nam et gravitates audiendi et<text:line-break/>surditates aut propter aliquam aurium particulam aut pro-<text:line-break/>pter nervum qui in eas a cerebro porrigitur aut propter<text:line-break/>cerebrum ipsum in ea parte laesum, unde nervus exori-<text:line-break/>tur, constare videntur aut etiam a tumore aliquo praeter<text:line-break/>naturam proficiscuntur qui in meatu exaltetur, quod ibi<text:line-break/>germen, quod tophi aut carnis speciem gerat, sit enatum,<text:line-break/>idque ex illis sit quae praeter naturam meatum obstruunt,<text:line-break/>e quorum numero sunt etiam sordes quae de more in au-<text:line-break/>ribus gignuntur. Orgafmum quoque alt esse attendendum:<text:line-break/>in plerisque enim aphorismis verbo </text:span><text:span text:style-name="T2">όργἀν, </text:span><text:span text:style-name="T7">hoc est </text:span><text:span text:style-name="T17">turgere<text:line-break/>et irritare,</text:span><text:span text:style-name="T7"> quum de iis agit humoribus qui sunt ad ex-<text:line-break/>cretionem paratissimi et </text:span><text:span text:style-name="T17">ad</text:span><text:span text:style-name="T7"> evacuationem properant, uti<text:line-break/>videtur, idque per translationem ab animantibus ad </text:span><text:span text:style-name="T17">ve-<text:line-break/>nerem</text:span><text:span text:style-name="T7"> concitatis, ut in sequenti commentario ostendemus,<text:line-break/>quum ea verba quorum initium est hoc, </text:span><text:span text:style-name="T17">concocta medi-</text:span></text:p>
      <text:p text:style-name="P2"><text:span text:style-name="T17">cari,</text:span><text:span text:style-name="T7"> interpretabimur. </text:span><text:span text:style-name="T17">Adapertio</text:span><text:span text:style-name="T7"> autem aut meatuum<text:line-break/>aut effiuxuum qui in toto funt corpore interdum nocet,<text:line-break/>interdum prodest; ac venae etiam in sanguinis eruptioni-<text:line-break/>•bus aperiuntur et reserantur et item quae supervacanea<text:line-break/>sunt adapertis vasis fluere folent, quo sane tempore in-<text:line-break/>spicienda evacuatio. est calorisque ac refrigerationis par-<text:line-break/>tium, praesertim extremarum, est habenda' ratio, ac con-<text:line-break/>siderandum extrinsecusne an intrinsecus au contra ducere<text:line-break/>conveniat et ubi hoc sit agendum, ubi secus:'“multa enim<text:line-break/>funt quae nec calorem nec refrigerationem postulant,<text:line-break/>mulsa vero contra. Id autem non modo in corporis par-<text:line-break/>tibus tibi pernoscendum est, sed in morbis quoque et<text:line-break/>symptomatis quae certe non te fugient, si nostros de cau-<text:line-break/>sis morborum et symptomatum perlegere libros volueris.<text:line-break/>Quae autem de alvi dejectionibus deque aliis hic dicun-<text:line-break/>tur in veteribus libris non reperiuntur.</text:span></text:p>
      <text:h text:style-name="P86" text:outline-level="2"><text:span text:style-name="T7">XX</text:span><text:span text:style-name="T9">I.</text:span></text:h>
      <text:p text:style-name="P109">Quutn insua umbilicum quae torquent suerint, ea tarda<text:line-break/>ac mollia tormina sunt, Votce versu contra.</text:p>
      <text:p text:style-name="P4"><text:span text:style-name="T7">Ut est ab ipso in aphorisuiis conscriptum , si citra<text:line-break/>febrem tormina adsint gennumque gravitas et doloi lum-'<text:line-break/>bormfa, inserna opus </text:span><text:span text:style-name="T25">(</text:span><text:span text:style-name="T7"> esse purgatione significant, ita hoc<text:line-break/>etiam loco ait, tormina tarda molliaqne esse, si partes in-<text:line-break/>fra umbilicum obsideant, contra vero sure, si a superio-<text:line-break/>ribus oriantur. Ceterum curanda sunt tormina, quum </text:span><text:span text:style-name="T17">eH<text:line-break/></text:span><text:span text:style-name="T7">morsibus quibusdam aut torminibus dissolutiones pro-<text:line-break/>veniunt.</text:span></text:p>
      <text:h text:style-name="P85" text:outline-level="2">XXII.</text:h>
      <text:p text:style-name="P3"><text:span text:style-name="T17">Quae per alvum secedunt, qua repunt , spumae expertia,<text:line-break/>cocta, cruda, frigida, foetida, sicca, humida, prave<text:line-break/>olentia.</text:span></text:p>
      <text:p text:style-name="P5"><text:span text:style-name="T7">De iis agit, quae fua sponte dejiciuntur: videndum<text:line-break/>enim est qua vergant, ac si per loca opportuna et ut<text:line-break/>oportet et qualja et quanta dejici opus est, permittendum<text:line-break/>ut egerantur, praesertim si non spumea et concocta [535]<text:line-break/>sint, siquidem natura tunc eadem per judicationem excer-<text:line-break/>nit, ac fortasse etiam id in die critico facit. Verum si<text:line-break/>cruda sint, tunc habe in memoria eas distinctiones qua-<text:line-break/>rum supra mentionem feci, hcc est facilitatem tolerandi<text:line-break/>et difficultatem. Sive enim cruda, sive frigida, sive foe-.<text:line-break/>tida, sive liquida, live sicca sint, aegrotus vero facile fe-<text:line-break/>rat, cohibenda non funt, at si ille aegre et difficulter<text:line-break/>toleret, supprimenda.</text:span></text:p>
      <text:h text:style-name="P85" text:outline-level="2">XXIII.</text:h>
      <text:p text:style-name="P109">Quae sitis prius non adfuit, neque ' aestus, neque alia<text:line-break/>causa, urina; nast humectatto.</text:p>
      <text:p text:style-name="P5"><text:span text:style-name="T7">Haec pro signis adhibuit n si enim sitis quae prius<text:line-break/>non adfuit, nunc infestum hominem habeat, adauctum<text:line-break/>esse calorem significat, praescrtim vero si neque aestus sit,<text:line-break/>neque ulla alia occasio subsit. Occasiones autem interdum<text:line-break/>Hippocrates vocat eas quae falso causae appelluntur; faepe<text:line-break/>etiam ita manifestas causas vocat Sic enim </text:span><text:span text:style-name="T17">hoc</text:span><text:span text:style-name="T7"> nomen<text:line-break/>usurpavit in quarto de ratione victus in morbis acutis<text:line-break/>libro. Quocirca, inquit, qui medicinam, facit debet ani-<text:line-break/>rnadvertere, ne ulla ipsum fugiat occesio. Adhibere quo-<text:line-break/>que animum urinae oportet ac magis, si prius nequq ta-<text:line-break/>lis neque tanta erat, itemque nasi humectationi, ut facias<text:line-break/>quod ipse nos nionet, iis quae nuper accidunt novo oc-<text:line-break/>curras consilio.</text:span></text:p>
      <text:p text:style-name="P15"><text:span text:style-name="T7">• zrrn 1<text:tab/>.</text:span></text:p>
      <text:h text:style-name="P85" text:outline-level="2">XXIV.</text:h>
      <text:p text:style-name="P3"><text:span text:style-name="T17">Projectionem et siccitatem ac Aon collapsum corpus, spi.<text:line-break/>ritum turbidum', hypochondrium, extrema, oculos male</text:span></text:p>
      <text:p text:style-name="P16"><text:span text:style-name="T17">affectos spectabis: Colaris mutatu,, pulsus, frigus,<text:line-break/>palpitationes, cutis durities, 'nendorum, articulorum,<text:line-break/>nocis, mentis’, figura voluntaria, pili, ungues, tolerandi<text:line-break/>facilitas aut secus et qualid oportet consideranda,<text:line-break/></text:span><text:span text:style-name="T7">q, </text:span><text:span text:style-name="T2">Ί </text:span><text:span text:style-name="T7">' .,q&lt;m -<text:tab/>- • • ;•<text:tab/>'<text:tab/>- ":C-</text:span></text:p>
      <text:p text:style-name="P4"><text:span text:style-name="T7">Veteres ac recentiores Hippocratis interpretes, quum<text:line-break/>nomen </text:span><text:span text:style-name="T17">'prnjeatidnis</text:span><text:span text:style-name="T7"> quid significet ignorariut,. multa quae,<text:line-break/>minime decebaf attulerunt. Glaucias enim et Heraclides<text:line-break/>Tarentinus itemque Zeuxis, qui primi lu omnes fere li-<text:line-break/>bros Hippocratis commentarios conscripserunt, projectio-<text:line-break/>nem esse perturbationem quandam putant, quum aeger<text:line-break/>consistere' usio in foco -non potest, sed modo huc, inodo<text:line-break/>illuc se jactat. Rufus Ephesius ac Sabinus inter juniores<text:line-break/>non hoc, sed quid gravius esse projectionem dixerunt;<text:line-break/>esse, inquam, mortiferum quoddam symptoma quod solet-<text:line-break/>evenire, quum quispiam inibi-est- ut se moriturum-opine-<text:line-break/>tur. Ineidit enim,inquiunt, in eum timor quidam ex</text:span></text:p>
      <text:p text:style-name="P90">iis profectus qiias ante gessit, -ut metus ac sollicitudinis<text:line-break/>plenus residatur: quo sane tempore nec cibum sumit nec<text:line-break/>potum, sed timet omnia, ac suspectum habet non medi-<text:line-break/>cum solum, sed eos etiam omnes qui adstant quique ope-<text:line-break/>ram illi suam praestant. Artemidorus cognomento Capito<text:line-break/>et Numesianus is qui explanationem in aphoristnos edidit,<text:line-break/>aliud de hoc nomine excogitarunt, quod et absurdum est<text:line-break/>et indignum, cujus nunc fiat mentio. Sed Capitonem ego<text:line-break/>ita sentire non miror, quippe quum alii permulti ejus<text:line-break/>errores inveniantur. At de Numesiano magna me cepit<text:line-break/>admiratio, quem et sapientem et prudentem ac- non deli-<text:line-break/>rum semper novi. Sed pessime omnium hunc locum Lycus<text:line-break/>explanavit. Is enim malevolentia in Hippocratem suffu-<text:line-break/>sus omnia illius cogitata omnesque sententias perverse<text:line-break/>interpretatus est. Jam vero neque Asclepiades, neque<text:line-break/>Diocles Carystius hanc vocem recte intellexerunt, neque<text:line-break/>enim esse corporis symptoma, quod, ad vires pertineat,</text:p>
      <text:p text:style-name="P90">sed mentis; quod ad animum referatur, putaverunt. Sed<text:line-break/>quis Lyci Macedonis insolentiam et Artemidori inscitiam<text:line-break/>itemque aliorum loquacitatem et absurdos sermones ferat?<text:line-break/>Ac ne nos quoque hujus culpae affines simus, jam quid<text:line-break/>projectionis nomen apud Hippocratem significet explice--<text:line-break/>mus. In primis igitur scire convenit, ei nunc esse de<text:line-break/>aegrorum decubitu sermonem institutum, quos in praela-<text:line-break/>giorum libro dixit, inveniri debere a medico in dextrum<text:line-break/>aut sinistrum latus in lecto jacentes, atque ita, ut totum<text:line-break/>corpus non siccum , sed humidum sit, ut eo in loco scri-<text:line-break/>ptum legimus; fupinos autem jacere, minus bonum cen-<text:line-break/>fet. Si quis vero declinis sit et a lecto ad pedes delaba.<text:line-break/>lur, gravius id erit; mortale vero est, si hians quis dor-<text:line-break/>mit, imbecillitatem enim significat. Quocirca oportet, ut<text:line-break/>ipse consulit, humidum jacere corpus, hoc est brachia et<text:line-break/>crura parum reducta esse, ut totum corpus jaceat extra<text:line-break/>figuras extremas constitutum, extremas autem figuras in-</text:p>
      <text:p text:style-name="P2"><text:span text:style-name="T7">telligo, in quibus longa extentio aut flexus sive artuum,<text:line-break/>sive spinae sint, quae nervis supra modum extentis fiunt.<text:line-break/>Haec autem egregii illi interpretes ignorant, qui verbo<text:line-break/>tenus se Hippocraticos nominant, sed si rem atque doctri-<text:line-break/>nam attendas, nihil esse aliud quam sophistae et solo<text:line-break/>nomine medici videbuntur. Scito igitur nunc projectio-<text:line-break/>nem appellari, quum quis modo hominis viventis decum-<text:line-break/>bere non potest, sed tanquam mortuum inanimumque cor-<text:line-break/>pus deorsum fertur: quum enim quis jacens ad pedes<text:line-break/>fublabitur, ut Hippocrates sensit, signum est virium ad<text:line-break/>extremam imbecillitatem perductarum; nou posse autem<text:line-break/>stare vel sedere vel exsurgere, est certe minus grave; sed<text:line-break/>projectum esse modo inanimi corporis., quum robur uni-<text:line-break/>versum est ex omni parte exsolutum et perditum, id cor-<text:line-break/>pus dicitur ab Hippocrate </text:span><text:span text:style-name="T2">ἐῤῥίφθαι</text:span><text:span text:style-name="T7">, hoc est projectum<text:line-break/>este et prostratum, ipseque affectus </text:span><text:span text:style-name="T2">ἔῤῥιψις, </text:span><text:span text:style-name="T7">hoc est vi-<text:line-break/>rium projectio nominatur. Proinde alio in loco dixit</text:span></text:p>
      <text:p text:style-name="P2"><text:span text:style-name="T17">corporis contentiones, artuum duritias at confractiones,<text:line-break/>quum diffolutus homo stt, in malis este</text:span><text:span text:style-name="T7"> habendas jut scia-<text:line-break/>mus, corpus neque contentum, neque laxatum, fed irn-<text:line-break/>rnoderate affectum esse debere: est 'enim perspicuum<text:line-break/>ipsum neque siccum neque humidum immodice esse opor-<text:line-break/>tere. Si vero sit, non erit ignorandum siccos aut humi-<text:line-break/>dos affectus in ipfo consistere, ac morbi sicci, qui in ar-<text:line-break/>teriis venisque versantur et ex linguae siccitate et ex to-<text:line-break/>tius corporis squalore cognofcuntur; sed in externis quo-<text:line-break/>que ulceribus siccae inflammationes oriuntur, quum nul-<text:line-break/>lus ex eis tenuis humor fluit, itemque oculorum inflam-<text:line-break/>rnationes faepenumero aridae funt, ac nihil inde excerni-<text:line-break/>tur; affectus quoque, quibus cerebrum obsidetur, quum<text:line-break/>nihil per nares et palatum repurgetur, sicci dicuntur.<text:line-break/>[536] De humidis contraria sentienda sunt, , quum de<text:line-break/>loeis affectis supervacanea excernuntur. Vide igitur num<text:line-break/>corpus projectum sit et prostratum aut squalidum aut hu-</text:span></text:p>
      <text:p text:style-name="P2"><text:span text:style-name="T7">midum aut siccum; at scito, remedia esse, ut ipfe docuit,<text:line-break/>a contrariis petenda. Deinde fpectandum est utrum tota<text:line-break/>moles corporis conciderit; mitior enim is morbus est, in '<text:line-break/>quo totus corporis habitus non collapsus sit, sed tamen<text:line-break/>in longius produci tempus consuevit. Quod ad spiritum<text:line-break/>turbidum attinet, non est recte dictum, neque ego id esse<text:line-break/>ab Hippocrate conscriptum arbitror, siquidem in ea edi-<text:line-break/>tione solum, quam in vulgus protulit Dioscorides, hoc<text:line-break/>verbum esse scriptum invenitur, ac fortasse est ab ipsomet<text:line-break/>interjectum. In nullo enim alio libro, qui verus Hippo-<text:line-break/>cratis sit, turbidum spiritum esse dictum comperies, non<text:line-break/>in praesagiis, non in libris de vulgaribus morbis, non in<text:line-break/>aphorismis, inon alibi denique. Dicimus quidem turbidam<text:line-break/>aquam urinamque turbidam, quae urinae jumentorum fi-<text:line-break/>milis sit; sed quid turbidus spiritus sit, cum ignotum est,<text:line-break/>tum vero nemo ita loquitur. Quidam vero ignari quid<text:line-break/>spiritus turbidus sit, aliud quid nec minus improprium,<text:line-break/>nec minus obscurum invexerunt; scribunt enim non </text:span><text:span text:style-name="T2">θολε-</text:span></text:p>
      <text:p text:style-name="P2"><text:span text:style-name="T2">ρὸν </text:span><text:span text:style-name="T7">turbidum, sed </text:span><text:span text:style-name="T2">θαλερὸν, παρἀ </text:span><text:span text:style-name="T4">τον </text:span><text:span text:style-name="T17">&amp;a)ditv, storHum,<text:line-break/>idque a verbo storendi dicunt: </text:span><text:span text:style-name="T7">fuit hoc Sabini inventum.<text:line-break/>Sed quid est quod ille non audeat? faciem quidem flori-<text:line-break/>datu quasi bono habitu coloreque perfusam ut dicat for-<text:line-break/>tasse aliquis, certe spiritum floridum nemo dixit, praeter<text:line-break/>eum, opinor, qui librum praedictionum adornavit. Sed<text:line-break/>nos perspicue novimus eum librum non esse Hippocratis<text:line-break/>verum, itaque videtur ah aliquo fuisse vox illa adscripta,<text:line-break/>tum a librario in contextum verborum translata. Verum<text:line-break/>haec negligenda parvique facienda funt, sicut ea omuia,<text:line-break/>quae ad verborum explicationes pertinent. Hypochondria<text:line-break/>vero utrum distenta laxave sint, an dolore'conflictentur,<text:line-break/>an alium morbi sensum afferant, ut ipse in libris de vul-<text:line-break/>garibus morbis saepe memoravit, spectare convenit. Sic<text:line-break/>utrum extrema calida an frigida, an alio modo affecta<text:line-break/>sint. Oculorum male affectorum est eadem ratio; viden-<text:line-break/>dum enim .est utrum concavi sint an prominentes, an</text:span></text:p>
      <text:p text:style-name="P5"><text:span text:style-name="T7">aliam quampiam subesse affectionem indicent. Quin etiam<text:line-break/>coloris mutationem, de qua supra dixi, non contemnes;<text:line-break/>color enim vel oh morbi malitiam vel vigilias aut aliud<text:line-break/>symptoma quoddam solet mutari. Etenim propositum esse<text:line-break/>debet, dandam esse operam ut unde id profectum sit<text:line-break/>dignoscas; ducto ex eo colore, qui praeter naturam in<text:line-break/>toto corpore cnjusque hominis sit exortus, argumento;<text:line-break/>tum e morbis, symptomatis, anni tempore, regione,<text:line-break/>aetate, statu coeli, natura aegroti, morbis grassantibus et<text:line-break/>victus ratione. Sed pulsus quoque totius corporis spe-<text:line-break/>ctandi sunt. Veteres autem non jam omnem motum ar-<text:line-break/>teriarum, sed eum solum qui sensibilis esset, atque ipsi<text:line-break/>homini prorsus vehemens, pulsum vocabant. Hippocrates<text:line-break/>primus motum arteriarum omnium, qualiscunque is esset,<text:line-break/>, pulsum appellavit. Age vero et refrigerationes et palpi-</text:span></text:p>
      <text:p text:style-name="P92">tationes et rigores et tremores considerandi funt, de qni-<text:line-break/>bus est in manibus nostrum integrum volumen, in quo et<text:line-break/>de convulsione et de iis quae generis ejusdem sunt disse-</text:p>
      <text:p text:style-name="P2"><text:span text:style-name="T7">ritur. Cutis autem modo durior, modo siccior redditur;<text:line-break/>interdum vero madores quidam et calidi vapores ab in-<text:line-break/>timis corporis partibus efferuntur; in quibusdam siccitas<text:line-break/>aut durities aut mollities diu perseverat; id quod iis po-<text:line-break/>tissimurn usu venit, qui se nimio labore fatigarunt aut<text:line-break/>.refrigerati sunt aut qui una cum lassitudine a sole exusti,<text:line-break/>sicut interdum etiam corporis gracilitas, oculorum cavitas<text:line-break/>et insueta quaedam coloris privatio apparent, quae solent<text:line-break/>esse communia eorum; qui quovis modo in sollicitudine<text:line-break/>curisque versantur. Articulis autem multa accidunt, quae<text:line-break/>omnia sunt a medico consideranda, idem de voce censen-<text:line-break/>dum ; vitiatur enim, quamvis actio naturae non tota sit<text:line-break/>omnino perdita. Non est autem idem vox, quod loquela<text:line-break/>et sermo, sed vox est munus vocalium instrumentorum,<text:line-break/></text:span><text:span text:style-name="T2">διάλεκτος </text:span><text:span text:style-name="T7">loquela eorum, quae ad sermonem pertinent,<text:line-break/>quorum omnium princeps est lingua, tum nares et labra<text:line-break/>et dentes. Vocalis vero instrumenta sunt guttur ac mu-<text:line-break/>sculi ipsum moventes, itemque nervi omnes, qui ad eos</text:span></text:p>
      <text:p text:style-name="P2"><text:span text:style-name="T7">vim a cerebro afferunt </text:span><text:span text:style-name="T17">avsujv.</text:span><text:span text:style-name="T7"> Sermonem vero non omne<text:line-break/>id quod proprie in sensum auditus cadit, neque id solum,<text:line-break/>quod ore emittitur, in quo genere ploratus, sibilus, fletus,<text:line-break/>tussis et hujusmodi continentur; sed folam hominum vo-<text:line-break/>cem, qua inter se colloquuntur, veteres appellabant.<text:line-break/>Multa quoque mala angere mentem solent, quae accurate<text:line-break/>intueri et in eis discernendis exercitatum esse oportet; ita<text:line-break/>etiam figurae, in quam sua sponte aut inviti aegroti se<text:line-break/>vertunt, esse peritum par esu Jam vero et pili et un-<text:line-break/>gues lividi et nigri quidpiarn indicant, quod non est con-<text:line-break/>temnendum. Quemadmodum scimus aduncos reddi ungues<text:line-break/>tabescentibus, quod carnes,, quibus utrinque infiguntur,<text:line-break/>colliquatae sint, quamobrem ipse in praesagiis dixit: si<text:line-break/></text:span><text:span text:style-name="T17">vero praeter gravitatem ungues digitique lividi</text:span><text:span text:style-name="T7"> sint, </text:span><text:span text:style-name="T17">mors<text:line-break/>est continuo exspectanda i</text:span><text:span text:style-name="T7"> perspectum enim habemus, li-<text:line-break/>vorem nobis indicare calorem nativum exstinctum este.<text:line-break/>Quoniam vero facilitas et difficultas tolerandi magnam</text:span></text:p>
      <text:p text:style-name="P2"><text:span text:style-name="T7">vim et ad mortem et ad sanitatem habet, ideo nobis eam<text:line-break/>in memoriam esse revocandum existimavit. Addidit etiam,<text:line-break/></text:span><text:span text:style-name="T17">qualia oportet,</text:span><text:span text:style-name="T7"> ut intelligamus utile esse, ut haec et<text:line-break/>quae his sunt similia facile feramus, id quod supra ad<text:line-break/>evacuationem transtulit; sive quum natura corpus expur-<text:line-break/>gat, sive quum nos medicamentum purgans, damus, humo-<text:line-break/>rum corpus vexantium fiat evacuatio.</text:span></text:p>
      <text:h text:style-name="P84" text:outline-level="1"><text:bookmark-start text:name="bookmark2"/><text:span text:style-name="T7">HIPPOCRATIS DE HUMORIBUS</text:span><text:bookmark-end text:name="bookmark2"/><text:span text:style-name="T7"><text:line-break/>LlBER ET GALENI IN EUM<text:line-break/>COMMENTARII TRES </text:span><text:span text:style-name="T8">II</text:span><text:span text:style-name="T2">.</text:span></text:h>
      <text:h text:style-name="P85" text:outline-level="2">I.</text:h>
      <text:p text:style-name="P3"><text:span text:style-name="T7">[537] </text:span><text:span text:style-name="T17">Signa haec sunt, odores corporis, orsis, dese-<text:line-break/>ctionis, auris, status, urinae, ulceris, sudoris, sputi,<text:line-break/>naris, cutis falsu aut sputum aut nasus aut lacrymae<text:line-break/>aut alvi humores,, omnino similia juvantia, laedentia*</text:span></text:p>
      <text:p text:style-name="P5"><text:span text:style-name="T7">Est hoc ab Hippocrate </text:span><text:span text:style-name="T17">'recte</text:span><text:span text:style-name="T7"> proditum, non modo<text:line-break/>communem omnium hominum naturam, fed etiam cujus-<text:line-break/>que propriam esse medico pernoscendam: ita enim fiet ut<text:line-break/>neque qualitatem neque quantitatem remediorum, quibus<text:line-break/>opus sit, neque etiam quomodo admoveri debeant igno-<text:line-break/>remus. Etenim ad aegrotos saepenumero accedimus, qui-<text:line-break/>bnscum prius, quum integra valetudine fluerentur, nulla<text:line-break/>nobis necessitudo intercessit; proindeneque quo colore,<text:line-break/>neque quo habitu, neque quo nativo calore essent aut<text:line-break/>quis eorum esset motus arteriarum plane icimus, ut de<text:line-break/>morbi magnitudine recte judicemus;, siquidem ei solum,<text:line-break/>qui naturalem statum accurate perspectum habeat, inte-<text:line-break/>grum est nosse quantum quisque naturae statum excesse-<text:line-break/>rit et ad quantum magnitudinis morbus pervenerit. Quum-<text:line-break/>que hoc ignoremus, ne omnino haereamus, ad, signa con-<text:line-break/>fugimus, quorum perfecta notitia nobis qui mites quique<text:line-break/>maligni morbi sint declarat. Hujusmodi autem signa aut<text:line-break/>spectabilia funt, hoc est vel in toto corpore, ac magis</text:span></text:p>
      <text:p text:style-name="P2"><text:span text:style-name="T7">etiam in ’ facie adspiciuntur; aut primum non ridentur,<text:line-break/>postea vero sub adspectum cadunt. Hujus autem generis<text:line-break/>snnt omnia quae ab urinis, alvi excrementis, sputo, su-<text:line-break/>doribus, fordibus aurium, muco et ab aliis omnibus tra-<text:line-break/>huntur; quae a corpore aut natura aut vi medicamenti<text:line-break/>extruduntur, alia vero solum audimus, quo in numero<text:line-break/>funt,, dolores, sollicitudines et cuncti mentis et intelli-<text:line-break/>gentiae ac sensuum morbi atque noxae. Volunt enim<text:line-break/>eam etiam tractationem, qua signa continentur, medici-<text:line-break/>nae partem esse, quandoquidem necessaria est ipsorum ad<text:line-break/>curationem adhibendam observatio. Quin etiam vel citra<text:line-break/>curationem necessarium est signa cognoscere, ut qui cu-<text:line-break/>rari possint quique non possint intelligas; ne si manum<text:line-break/>admoveas iis, qui sanari non queunt, in errorem rnduca-<text:line-break/>ris. Jam vero haec ipsa pars, quae ad signa pertinet, lu<text:line-break/>tria distribuitur, in cognitionem praeteritorum in con-<text:line-break/>templationem praesentium et praesagitionem, futurorum.<text:line-break/>Etenim praeterita symptomata itemque praesentia diligen-</text:span></text:p>
      <text:p text:style-name="P2"><text:span text:style-name="T7">ter ad morbi-causam inveniendam'intuemur, sed necesse<text:line-break/>etiam est nosse morsne an salus exspectanda sit. Cete-<text:line-break/>rum signa quaedam ejusdem sunt speciei aut generis, quae-<text:line-break/>dam neque eodem genere, neque eadem fpecie continen-<text:line-break/>tur. , Ejusdem sunt speciei quae in uno morbo contin-<text:line-break/>gant, cujusmcdi sunt quae sputo rejiciuntur, quae qui-<text:line-break/>dem signa sunt ejus affectionis, quae pulmonem, thoracem,<text:line-break/>asperam arteriam et instrumenta respirationis obsideat, ut<text:line-break/>morbi cerebri membranarum sunt ea quae per nares aut<text:line-break/>palatum excernuntur; quae porro neque ejusdem speciei,<text:line-break/>neque ejusdem sunt generis, nemo est qui nesciat; non<text:line-break/>omnes tamen qui explanationes conscribunt, norunt signa<text:line-break/>alia esse morbi propria, quae quia affectum indicant, ideo<text:line-break/></text:span><text:span text:style-name="T2">παθογνωμονικἁ </text:span><text:span text:style-name="T7">nominantur et ad praesagiendum accommo-<text:line-break/>data; alia vero inseparabilia, quamque de his non dubi-<text:line-break/>tamus , piopterea quod nullam nec propriam nec insepa-<text:line-break/>rabilern morbi notam perquiramus, verum illud indage-<text:line-break/>mus, salusne an mors aegroti exspectanda sit, tum omnia</text:span></text:p>
      <text:p text:style-name="P2"><text:span text:style-name="T7">et signa et symptomata, quae in corpore apparent, necesse<text:line-break/>est diligenter perpendere. Sunt etiam quaedam conco-<text:line-break/>ctionis et cruditatis signa, sicut quaedam salutis aut mor-<text:line-break/>tis; quaedam judicationis: ac concoctionis quidem crudi-<text:line-break/>tatisque signa sunt alvi excrementa, sputa et urinae; sa-<text:line-break/>lutis ac mortis sunt quae cum illis excernuntur et in<text:line-break/>'toto apparent corpore; judicationum vero non est unum<text:line-break/>proprium praecipuumque genus signorum, sed alio in<text:line-break/>tempore et in alio morbo erunt critica signa, in alio vero<text:line-break/>affectu aut alio morbi tempore erunt vel symptomata vel<text:line-break/>prava signa ac nullo modo critica. Quocirca Hippocrates<text:line-break/>in secundo de vulgaribus morbis . libro recte censuit cri-<text:line-break/>tica non judicantia partim mortalia esse, partitu difficuI-<text:line-break/>ter judicare. Ac signa quidem concoctionis _hona semper<text:line-break/>sunt, cruditatis non bona. Nam si capitis dolorem aut<text:line-break/>delirium aut respirationis difficultatem aut gravem sopo-<text:line-break/>rern subesse’ videas, in iis nihil firmum nec bonum nec<text:line-break/>malum praenoscere poteris, sicut nec etiam, si intuearis</text:span></text:p>
      <text:p text:style-name="P2"><text:span text:style-name="T7">sudores aut copiosam alvi aut lotii excretionem aut san-<text:line-break/>guinis e naribus aut ex utero aut haemorrhoidihus assiu-<text:line-break/>xionem, imo vero ne si tumores quidem fecundum aures<text:line-break/>aut alios abscessus perfpicias; causa est quia haec omnia<text:line-break/>et critica et non critica esse possunt, atque id quidem<text:line-break/>duobus modis, vel quod nullo modo vel quod male judi-'<text:line-break/>catronem faciant. AIterum vero genus est non modo signo-<text:line-break/>rum, quae critica sint, fed quae etiam causarum vim ha-<text:line-break/>beant,, hoc genere continentur vomitus, alvi dejectiones,<text:line-break/>urinae copia, sudores, sanguinis profluvia, tumores fecun-<text:line-break/>dum neres atque abscessus. Jam vero aliud quoque genus<text:line-break/>cornperies eorum,, quae uno eodemque tempore.et signa<text:line-break/>erunt et symptomata, hocque genus neque judicationem<text:line-break/>affert, neque aeque atque illud quod in coctionibus ver-<text:line-break/>satur, fidum est, neque omnino infidum; fed iu hoc [538]<text:line-break/>genere quaedam semper bona sunt, 'quaedam mala, quod<text:line-break/>ipse declaravit, quum dixit: </text:span><text:span text:style-name="T17">mentem constare recteque su<text:line-break/>ad ea quae afferuntur habere, bonum}</text:span><text:span text:style-name="T7"> facilis quoque re-<text:line-break/>spiratio et integritas pulsuum iu bonis habetur, ita etiam</text:span></text:p>
      <text:p text:style-name="P2"><text:span text:style-name="T7">facilis tolerantia et facies bene valentium faciei similis et<text:line-break/>decens decubitus et corporis aequalitas boni consulitur,<text:line-break/>horum contraria- in malis statuenda sunt; quae omnia sunt<text:line-break/>lu praelegiis ab. Hippocrate scripta divinitus,- Age vero<text:line-break/>signum a colore profectum non est despiciendum; siqui-<text:line-break/>dem color sanguini proportione respondet. . Sanguinem<text:line-break/>autem .nunc lutelligo humorem universum qui vnsculis in-<text:line-break/>est, in quo et pituita et biles et tenues liquores conti-<text:line-break/>nentur; hic enim, et melior et deterior efficitur, at is<text:line-break/>qui sanguis per exsuperantium appellatur, alium praeter<text:line-break/>rubrum colorem habere non potest. Ceterum Hippocra-<text:line-break/>tes- hoc loco non distinguit utrum signa bona sint an<text:line-break/>mala aut utrum nec bona nec mala aut utrum salutaria<text:line-break/>aut mortalia sint; quemadmodum in libro praesagiorum<text:line-break/>ac de morbis vulgaribus; neque etiam numeravit. omnia.<text:line-break/>Ait autem haec signa este, ut ea ne putes aut causas esse<text:line-break/>aut symptomata, atque ita falsus non recte medicinam<text:line-break/>facias. In primis autem statuit odores corporis, qua in</text:span></text:p>
      <text:p text:style-name="P2"><text:span text:style-name="T7">re fcire. convenit, lu omnibus rebus, fere mutuo consen-<text:line-break/>tire odoratum ac gustatum, non tamen in iis quae sua-<text:line-break/>vissimum odorem ex fe mittunt. Propterea quod ea tan-<text:line-break/>tum abest, ut gustantibus suavia sint, ut etiam non mo-<text:line-break/>dicam amaritudinem prae se ferant, ut in rosis cernitur.<text:line-break/>Porro odoris sensus lu cerebri ventriculis fit et rerum<text:line-break/>quae odore percipiuntur essentia est hujusmodi, ut vapo-<text:line-break/>rem. exhalet; quae enim defluunt e corporibus, aeri nos<text:line-break/>ambienti admiscentur; deinde per inspirationem in cere-<text:line-break/>brum comportantur sensumque movent, vaporum tamen<text:line-break/>differentiis non sunt imposita nomina. Ut enim dicamus<text:line-break/>qnidpiam odorem acidum aut aerem habere, certe vel<text:line-break/>austerum vel acerbum vel salsum vel amarum, ut in hu-<text:line-break/>moribus usu venit, non dicemus, sed hisce duabus appel-<text:line-break/>lationibus omnia comprehendemus, ut bene olentia aut<text:line-break/>graveolentia nominemus; quocirca e bene olentibus eduliis<text:line-break/>quaecunque computruerunt, quaeque nobis odore mole-<text:line-break/>stiam afferunt, ea quam primum rejicimus ac ne gustare</text:span></text:p>
      <text:p text:style-name="P2"><text:span text:style-name="T7">quidem tentarnus; jam eorum quae excernuntur et colo-'<text:line-break/>res praeter naturam et odores sequi morbos necessario,<text:line-break/>non opus est ostendere; si modo nihil tale fine intemperie<text:line-break/>proveniat. Nunc vero corporis totius et oris odor' qui-<text:line-break/>bnsdam?inest pravus fuapte natura; lu? quibusdam culpa<text:line-break/>vacat, in quibusdam vero ex negligeutia vitiatur, quod<text:line-break/></text:span><text:span text:style-name="T17">fe.</text:span><text:span text:style-name="T7"> nihil errare arbitrentur. Quanrobrem spectandum est<text:line-break/>sitne id enatura an praeter naturam et' causae indagan-<text:line-break/>dae; ini.ore exempli, gratia, an causam, tetrli odoris affeui<text:line-break/>rant gingivae putrescentes, ah vitiati dentes,'an ulcus quod<text:line-break/>os obsideat; an id'sic vitio stomachi; an; aliunde, oriatur;;<text:line-break/>eadem est aliarum ecrporispartium ratio,: quemadmodum,<text:line-break/>si lu auribus pus sit aut ulcus; itemque in sputo, urina<text:line-break/>et alvi, ex crementis. , Nam et urinar quae valde , foeteat<text:line-break/>quaeque, pinguis sit, quam oleosam vocant, perniciosa esu.<text:line-break/>Sputum </text:span><text:span text:style-name="T17">varo',</text:span><text:span text:style-name="T7"> quod in peripneumonia et pleulitide valde<text:line-break/>foetidum est, vehem enti-, dolore </text:span><text:span text:style-name="T17">aut</text:span><text:span text:style-name="T7"> difficultate respiratio-'<text:line-break/>nis conflictari homluem indicat, sicut etiam excretiones’</text:span></text:p>
      <text:p text:style-name="P2"><text:span text:style-name="T7">in febribus non intermittentibus lividae; cruentae foeti-<text:line-break/>daeqne malae funt : quae quidem plerumque fiunt hujus-<text:line-break/>modi eo modo, quo ex putridis ulceribus sanies profluit,<text:line-break/>nonnunquam vero ut pus ex* rnpto abfceflu prorumpit,<text:line-break/>Eodem modo est de vomitibus judicandum, foetor. enim<text:line-break/>eorum, quae vomitu, rejecta sint, praesertim, vero . quae<text:line-break/>atra .existant niorbi magnitudinem indicat , siquidemfoe-<text:line-break/>tida femper perniciosa 'sunt; quemadmodum ipse quoque<text:line-break/>lu libro praesagiomn ..memoravit. </text:span><text:span text:style-name="T17">Omnes,</text:span><text:span text:style-name="T7"> inquit, </text:span><text:span text:style-name="T17">sub-<text:line-break/>putridi foetidiquc oderas tn iis ornnibtis quae vomitte re-<text:line-break/>jecta, sunt, maliif". quocirca omnes foetidos adores </text:span><text:span text:style-name="T26">t</text:span><text:span text:style-name="T17"> r qui<text:line-break/>praeter naturam.. excitantur, sin sumpicrmmtum loccrrsunt<text:line-break/>habendi i</text:span><text:span text:style-name="T7"> post hos vero statuenda sunt,, quae in auribus,<text:line-break/>naribus, aliis et item-quaecunque partes propter aliquem<text:line-break/>affectum computrefcunt. Idem quoque ,lu ructibus -licet<text:line-break/>invenire, sive illi fumeam, sive acidam, sive virosam sive<text:line-break/>plscofam, sive aliam quamvis qualitatem referant. Cutis<text:line-break/>quoque salsa perfentifcitur, proptereaquod aegroti sudo-</text:span></text:p>
      <text:p text:style-name="P2"><text:span text:style-name="T7">rem in os profluentem nonnunquam gustant, a quo etiam .<text:line-break/>salivae qualitas.,immutatur.. Si'mili,quoque modo qua^ ex<text:line-break/>pulmone rejiciuntur et quae ex ventriculo evomuntur,<text:line-break/>aliis-acida, aliis falsa, aliis amula, aliis dulcia,, aliis au-<text:line-break/>sterafentiuutur.j;Quidam etiam medici et sudores e.t stem<text:line-break/>fordes aurium degustant, quod ex ullis conjecturamnquanr<text:line-break/>dani facere </text:span><text:span text:style-name="T17">fe.</text:span><text:span text:style-name="T7"> dicant, sicut alvi excrementorum foetor<text:line-break/>aut malam; concoctionem aut . humores, vitiatos indicat,<text:line-break/>Ita etiam lacrymae oriunturquum interdum natura su-<text:line-break/>pervacaneum humorem- expellit aut ipsum in oculorum<text:line-break/>glandulis deficientem procreat;; luterdupa. ,v,ero morbosam<text:line-break/>affectionem consequuntur. Narium autem humiditas ori-<text:line-break/>tur,,, quod excrementa, quae in cerebro collecta ,sint, ex-<text:line-break/>cernantur; aurium, quoque sordes fiunt natura cerebri<text:line-break/>excrementa repurgante. Salivae autem in ore generatio<text:line-break/>inter ea numeratur, quae a natura provide fieri dicuntur,<text:line-break/>sicut sputi ex fpectore pulmoneque rejectio. Verum et</text:span></text:p>
      <text:p text:style-name="P2"><text:span text:style-name="T7">ab alni excrementis et a vomitibus sumere utique signa<text:line-break/>poteria, si enim atra bilis in sputo; alvi excrementis aut<text:line-break/>vomitibus aut urina :appareat, ' mortale admodum signum<text:line-break/>esse'statuunt, posteam vero: sequitur-flava bilis, si sincera<text:line-break/>sit, at eeteri humores; si cum aliquo horum appareant,<text:line-break/>non ita noxii censentur; Nunc vero quemadmodum cibi<text:line-break/>excrementa mirabilem funt distributionem </text:span><text:span text:style-name="T25">y</text:span><text:span text:style-name="T7"> quod ad excre-<text:line-break/>tionem-pertinet, consequuta, ut in. libris’ de usu. partium<text:line-break/>dictum est, sic'etiam-quod ad flatum expellendum' perti-<text:line-break/>net, sive is per rectum' intestinum emittatur, sive per<text:line-break/>gulam; quem ructum nominant, quaedam naturae perspi;<text:line-break/>citur providentia, quum utrumque instrumentum, in quo'<text:line-break/>flatu; colligitur, ad ipsum extrudendum insurgat-; excer-<text:line-break/>nuntur enim flatus etiamsi ii in quibus insunt dormiant<text:line-break/>aut propensione itio somnum aut sopore aut veterno- aut<text:line-break/>delirio sint occupati, ldeo- nunc jubet ut in cunctis hu-<text:line-break/>moribus et excretionibus quae prosint quaeque noceant<text:line-break/>intueamur, ut quae nocent vitantes avertamus, quae jtr-</text:span></text:p>
      <text:p text:style-name="P90">vant arcessamus, inducamus et accipiamus, ut paulo post<text:line-break/>dicetur, nunc vero quod totius dictionis est reliquuin ex-<text:line-break/>plicabo.</text:p>
      <text:h text:style-name="P85" text:outline-level="2">II.</text:h>
      <text:p text:style-name="P3"><text:span text:style-name="T17">Insumnia qualia quis videat, spectanda et in fomnis quas<text:line-break/>faciant, an acute audiat et obsequi paratus stt mentis et<text:line-break/>rationis compos; </text:span><text:span text:style-name="T7">an aliis </text:span><text:span text:style-name="T17">fortiora pluraque stnt com-<text:line-break/>moda, quae servant, an omnia omnibus sensibus sen-<text:line-break/>tiant et ferant.</text:span></text:p>
      <text:p text:style-name="P92">Inter ea quae aliquam indicare corporis affectionem<text:line-break/>folent, insomnia numerantur. Quamohrem si quis lu fom-<text:line-break/>nis se videre incendium putet, hunc flava bilis vexat; si<text:line-break/>imber ei rideatur, scito frigidam humiditatem [539] re-<text:line-break/>dundare, ut si nivem aut glaciem aut grandinem rideat,<text:line-break/>pituita frigida inium infestum habet j qui vero fe in foe-</text:p>
      <text:p text:style-name="P2"><text:span text:style-name="T7">tido esse loco putet, corruptelam subesse humorum indis<text:line-break/>cabit.,;,ut cristae gallorum aut res quaedam fulvae, san-<text:line-break/>guinem redundare., significant, at si quis caliginosa videat<text:line-break/>aut tenebricosis in locis versari videatur, flatus in eo esse<text:line-break/>argumento erit. Tempus autem in quo insomnia fiunt,</text:span><text:span text:style-name="T25">z<text:line-break/></text:span><text:span text:style-name="T7">perquirendum est, utrum appareant in accessionis inva-<text:line-break/>sione, an lu statu,, an alio tempore; et utrum a cibo an<text:line-break/>sine ullo fumto cibo excitentur: nam qui "in ingressu ’ac-<text:line-break/>cessionis, quae cum liorroreaut rigore aut perfrictione<text:line-break/>fiat; fe sii ve conspergi existimet, id potius tempori-quam<text:line-break/>affectioni corporis erit acceptum referendum; at si quis in<text:line-break/>declinatione id intueatur, eo viso potius exsuperantium<text:line-break/>humorum frigiditatem indicari suspicaberis, idque magis<text:line-break/>si edulia pituitosa non- comederit; illi item qui se' versari<text:line-break/>in stercore videntur lu; somnis, foetidos in fe putrescen-<text:line-break/>tesque humores habent .aut etiam magnam stercoris co-<text:line-break/>piam lu intestinis continent; qui fe lu fuave olentibus esse<text:line-break/>locis palant, in contraria illorum sunt affectione corporis<text:line-break/>constituti; quibus quidem fit rebus ut somnia nobis in-</text:span></text:p>
      <text:p text:style-name="P2"><text:span text:style-name="T7">digentiatn et redundantianrret qualitatem humorum saepe<text:line-break/>indicenti Jam vero in morbis, ut in iis qui phrenitici<text:line-break/>sunt, ita perspicue et aperte somnia videntur, ut vel e<text:line-break/>somno propter visorum evidentiam exturbati exsiliant aut<text:line-break/>loquantur;' quae res- affectionem qua vexantur indicat,<text:line-break/>siccitas enim ipsa est vigiliarum causa facitque ut somnia<text:line-break/>.conspiciantur. .. Melancholicis ' quoque propter siccitatem<text:line-break/>visa in somnis prorsus evidentia apparent; sic etiam in<text:line-break/>bona valetudine evidentia fiunt insomnia iis • qui parcius<text:line-break/>comederunt; at qui sc aut cibis expleverunt aut vino in-<text:line-break/>gurgitarunt; iis ne vestigia quidem.somniorum, propter<text:line-break/>ipsorum obscuritatem relinquuntur. Omnes item affectus,<text:line-break/>qui cerebri humiditalem conjunctum habent, -comatosi<text:line-break/>somniculosique et visis vacantes sunt, fed quoniam sunt<text:line-break/>pituitae multa genera, scire convenit eam quae dulcis<text:line-break/>est somniculosos homines, eam vero quae, acida sit fame-<text:line-break/>licos reddere, sicut siticulosos,, cum pituita salsa praestat</text:span></text:p>
      <text:p text:style-name="P2"><text:span text:style-name="T7">ceteris et appetitum tolli, quum cruda abundat; quod<text:line-break/>autem ad somnos attinet, ex aliis quidem pituitae gene-<text:line-break/>ribus paulo supra naturae modum excitantur, at crudus<text:line-break/>humor non sucus quam pituita dulcis somniculosus aperte<text:line-break/>redditi Quum enim principium dentiendi humectatur ac<text:line-break/>refrigeratur, affectio comatula gignitur, sicut vigilia, quum<text:line-break/>idem exsiccatur et calefit; proinde biliosi ex utraque bile<text:line-break/>insomnes funt.. Quidam tamen comperiuntur, qui et<text:line-break/>somnia et auguria et portenta contemnant, at nos </text:span><text:span text:style-name="T17">prae-<text:line-break/>fata</text:span><text:span text:style-name="T7"> saepe nobis ab insomniis fuisse suppeditata habe-<text:line-break/>mus exploratum, atque etiam nos duobus infomniis evi-<text:line-break/>dentibus admonitos* ad arteriam, quae inter indicem<text:line-break/>nragnnmque dextrae manus digitum est, incidendam de-<text:line-break/>venisse ac jussisse tam diu fluere sanguinem, quam diu sua<text:line-break/>fponte profluxisset; quod ita nobis insomnium innuisset.<text:line-break/>Quin etiam alios plerosque fanavi, 'quum ex praescripto<text:line-break/>insomnii remedia adhibuissem; imo vero patris insomniis</text:span></text:p>
      <text:p text:style-name="P90">admonitus iu medicinae studium incubui., quocirca dili-<text:line-break/>genter intueri somnia oportet, ut et qualia in somnis vi—<text:line-break/>deantur et quid in iis fiat, intelligas, quo tum praesagire<text:line-break/>in posterum, tum vero medicinam recte facere perdiscas.<text:line-break/>Deinde videndum est an aeger acute audiat, siquidem<text:line-break/>surditas male esse affectum caput ostendit, eodemqne in-<text:line-break/>dicio est, cerebrum vexari. Solet autem surditas gigni,<text:line-break/>quod aliquis humor sit in audiendi meatibus infixus atque<text:line-break/>impactus; interdum vero etiam fit, quod audiendi facul-<text:line-break/>tas sit exstincta; quam sane in acutis turbulentisque mor-<text:line-break/>bis concidere conspicimus. Sciendum autem est signa<text:line-break/>quibus futurum morbum praesagimus, duplici differentia<text:line-break/>contineri, nos vero recordationis causa afferamus ea, quae<text:line-break/>a naturae statu variata sunt quantitatibus aut qualitatibus<text:line-break/>aut. temporibus aut fuismet formis; cujusmodi est intenta<text:line-break/>aut exfolusa ciborum appetentia aut quae non consueto<text:line-break/>tempore excitetur aut quae non confnetorum eduliorum</text:p>
      <text:p text:style-name="P2"><text:span text:style-name="T7">sit aut. ad excretionem cibi superfluitatum pertineat, quae<text:line-break/>vel plures vel hurnidiores vel duriores sint, sic etiam ap-<text:line-break/>petitus praeter consuetudinem potus copiosioris aut pan-<text:line-break/>cioris aut calidi aut frigidi,. itemque sudores plures aut.<text:line-break/>pauciores quam par-sit et torpor ad motiones aut gravi--<text:line-break/>tas eorum, qui se movere conentnr, aut vehemens exfo-<text:line-break/>lutio aut suppressio purgationum menstruarum aut major<text:line-break/>vel minor evacuatio, voluptas quoque in esculentis aut<text:line-break/>poculentis major aut minor quam prius, intelligentiae<text:line-break/>item hebetudo, quae fuapte natura non inesset; oblinio<text:line-break/>etiam insolita. Jam veto auditus, odoratus adspectusque<text:line-break/>hebetiores aut magis caliginosi sunt suturorum morborum<text:line-break/>notae; simili quoque modo quaecunque per nares aut pa-<text:line-break/>latum aut aures, quibus viis cerebrum expurgatur, aut in<text:line-break/>quantitate aut lu qualitate aut in temporibus variantur;<text:line-break/>praeterea vero morsus ventriculi aut in ejus ore aut in<text:line-break/>intestinis, quum alvus subducitur aut vomitus cietur aut<text:line-break/>urina excernitur, huc pertinet etiam capitis gravisas et<text:line-break/>dolor; similisque iatio gustatus habenda est, quum quid-</text:span></text:p>
      <text:p text:style-name="P2"><text:span text:style-name="T7">piam salsae aut amarae, aut alterius qualitatis speciem fa-<text:line-break/>cit, aut quum saliva talis esse videatur, ln odoratu au-<text:line-break/>tem, quum aliquam persentiscimus qualitatem et tamen<text:line-break/>nihil quod sensum odoratus movere queat, tunc adsit, lu<text:line-break/>auditu, cum sonos et strepitus ridemur audire et nihil<text:line-break/>adest hujusmodi. Sicut etiam in adspectu usu venit,<text:line-break/>quum multa eaque et nigra et rufa et flava et omnis ge-<text:line-break/>neris obversari oculis existimentur. In tractu quum quae-<text:line-break/>dam inaequalitas aut- crassities aut distentio aut gravitas<text:line-break/>totam corporis habitudinem occupare videantur, enunciare<text:line-break/>morbum solent. Quocirca intueri oportet, utrum quis-<text:line-break/>piam acutius an obtusius videat vel odoretur vel gustet<text:line-break/>vel magis minusve quam consueverit sensu tactus praedi-<text:line-break/>tus sit; au prornta quaedam vis adsit, ut homo audire<text:line-break/>atque inteliigere velit omnia et utrum omnibus sensibus<text:line-break/>sentiat. In his enim omnibus illud scire nos decet, si<text:line-break/>plura eaque valentiora tempore opportuno accidant, ea<text:line-break/>ad salutem; si vero majora et plura non sint opportuna,<text:line-break/>ea ad noxam invehendam reserri. Postremam omnium</text:span></text:p>
      <text:p text:style-name="P2"><text:span text:style-name="T7">ferendi facilitatem significavit; quum dixit: </text:span><text:span text:style-name="T17">et feram,<text:line-break/></text:span><text:span text:style-name="T7">nisi enim aegroti ea ferant, signa illa ad salutem esse non<text:line-break/>possunt.</text:span></text:p>
      <text:h text:style-name="P85" text:outline-level="2"><text:span text:style-name="T7">II</text:span><text:span text:style-name="T9">I.</text:span></text:h>
      <text:p text:style-name="P111">Ut odores, sermones, vestitus, figuras.</text:p>
      <text:p text:style-name="P92">Sicut in morbis, ita etiam in signis jubet odorum<text:line-break/>habendam esse rationem, utrum eos aegroti perferant,<text:line-break/>itemque sermonum; ac mentem adhibendam esse, ut qua-<text:line-break/>les sermones illi liabeant, intelligamus; oratio enim animi<text:line-break/>sensum aperit et tantum non est animi interpres; quin<text:line-break/>etiam decubitum, figuras ac totius corporis formam, ut<text:line-break/>jam supra diximus, spectare nos. oportet.</text:p>
      <text:h text:style-name="P86" text:outline-level="2">IV.</text:h>
      <text:p text:style-name="P3"><text:span text:style-name="T2">[540] </text:span><text:span text:style-name="T17">Atque haec facile, quae etiam fponte apparentia<text:line-break/>juvant.</text:span></text:p>
      <text:p text:style-name="P92">Quae sua sponte fiunt ac prosunt, ea facile ferunt,<text:line-break/>quae vero non prosunt, ea difficulter ferre solent; quem-<text:line-break/>admodum autem quae prosunt, saepenumero sponte sua<text:line-break/>eveniunt actum aegroti facile ferunt, ita etiam ipse hoc<text:line-break/>nobis consilii dat, ut ea quae natura facit imitemur.</text:p>
      <text:h text:style-name="P85" text:outline-level="2">V.</text:h>
      <text:p text:style-name="P3"><text:span text:style-name="T17">Et quum talia judicationem afferunt, ac tot et talia, ut<text:line-break/>status et urina, qualia, quanta et quando , quae vero<text:line-break/>contraria sunt, ea avertere iisque adversuri oportet.</text:span></text:p>
      <text:p text:style-name="P92">Indicationes sex modis fiunt: nam vel repente fit in<text:line-break/>sanitatem mutatio vel repente hominem perimunt vel</text:p>
      <text:p text:style-name="P90">utrumque'horum paulatinr vel per mixtionem contingit;<text:line-break/>ac paulatim quidem vel morbo senescente ac se remittente<text:line-break/>aut aegri viribus debilitatis; per mixtionem vero, quum<text:line-break/>aeger in deteriorem aut meliorem sit statum commutatus,<text:line-break/>ac deinceps usque ad perfectam solutionem aut mortem<text:line-break/>reliquum tempus totum adsumtum sit. Illud autem Icito,<text:line-break/>primam judicationem, quae est repentina in sanitatem<text:line-break/>mutatio, omnium animalium, quae dictae sunt, esse opti-<text:line-break/>mam; ex aliis vero quae in subitam mortem desinit, mala<text:line-break/>est; quae vero judicationes aliquam mutationem, non<text:line-break/>tamen perfectam morbi' solutionem afferunt; eae imper-<text:line-break/>fectae nominantur, sicut quae paulatim fiunt, non jam<text:line-break/>judicationes, sed solutiones appellantur. Ac crisis quidem<text:line-break/>fit omnino manifestis quibusdam excretionibus. aut absces-<text:line-break/>sibus notabilibus,. has autem excretiones et abscessus prae-<text:line-break/>cedit quaedam non exigua in aegrotantis corpore pertur-<text:line-break/>batio; etenim difficultas tolerandi et vigiliae et deliria et<text:line-break/>capitis aliarurnque multarum partium dolores accidunt</text:p>
      <text:p text:style-name="P2"><text:span text:style-name="T7">nonnullos vero sonitus aurium exercent et ipsi lacrimas<text:line-break/>inviti mittunt ipfisque urina retinetur et labrum concuti-<text:line-break/>tur et tremores oriuntur et rerum oblivio ac praesentium<text:line-break/>ignoratio eos capit, nec possunt in eodem situ decumbere<text:line-break/>et omnis generis evacuationes repente simul accidunt</text:span><text:span text:style-name="T17">; 'ea-<text:line-break/></text:span><text:span text:style-name="T7">que res non parvum adspicrentibus metum incutit. Hip-<text:line-break/>pocrates autem in libro praesagiorum multa nobis signa,<text:line-break/>quae judicationis modum indicent, scripta reliquit, quibus<text:line-break/>non pauca etiam in praedictionibus et in libris de rnor-<text:line-break/>bis vulgaribus sigillatim allata subjunxit, cujusmodi illud<text:line-break/>est: si'labrum </text:span><text:span text:style-name="T17">inferius quatiatur, suturum vomitum indi-<text:line-break/>cari ,</text:span><text:span text:style-name="T7"> et illud: </text:span><text:span text:style-name="T17">gravis sapor post capitis dolorem et sur-<text:line-break/>ditas repente oborta, Abfcejsuum secundum aures signa<text:line-break/>sunt.</text:span><text:span text:style-name="T7"> Ceterum in judicationis modo solum spectandum est,<text:line-break/>quo natura vergat, ut post oris ventriculi, morsum et ri- -<text:line-break/>gorern sequuturum esse vomitum; post respirationis diffi-<text:line-break/>cultatem et splendores,' qui oculis obvertantur, sanguinis<text:line-break/>profluvium e naribus. Si item alvi excrementa - neque<text:line-break/>biliosa, neque sincera sint, neque facile solvanturneque</text:span></text:p>
      <text:p text:style-name="P5"><text:span text:style-name="T7">copiosa urina sit multaque habeat subsidentia, planum erit<text:line-break/>morbum illuc vergere et per ea expurgari. Erit quoque<text:line-break/>medico integrum ab aetate, anni tempore</text:span><text:span text:style-name="T17">, regione et aegri<text:line-break/>natura judicationis signa capere,</text:span><text:span text:style-name="T7"> quamquam si per alvum fu-<text:line-break/>tura judicatio sit, non jam ullum ita clerum aut proprium,<text:line-break/>sicut in sanguinis profluvio et vomitu signum habetur; sed<text:line-break/>illam ita fore cognoscimus, quod judicationis signa adsint;<text:line-break/>quae vero aut vomitus aut sanguinis profluvium aut sudores<text:line-break/>indicant, non appareant; quin etiam si nihil horum subsit,<text:line-break/>etiam per liaemorrhoidas aut menstruas purgationes futura'<text:line-break/>sit;- ipsas praecedit non mediocris gravitas itemque dolor ac<text:line-break/>distentio lumborum ac notae quidem propriae communes-<text:line-break/>que modi judicationum sic distinguendae funt, ut nos in<text:line-break/>tertio de crisibus libro disseruimus.' Hippocrates antem<text:line-break/>in praesagiis nolas ejusmodi, quasi exempli causa, tradi-<text:line-break/>- dit iis, qui ejus intelligere verba possint; est tamen cum</text:span></text:p>
      <text:p text:style-name="P5"><text:span text:style-name="T7">violentia accessionum antevertere judicationes saepe cogit,<text:line-break/>id quod faciunt etiam varia aegrorum </text:span><text:span text:style-name="T17">in</text:span><text:span text:style-name="T7"> fe peccata et<text:line-break/>item errata medicorum, nec minus quae aegrotis vitio<text:line-break/>ministrorum et quae item extrinsecus accidunt. Quam-<text:line-break/>obrem existimare convenit, morborum solutiones, quae<text:line-break/>cum magno certamine et subito fiunt, febrium, quae ex<text:line-break/>calidis constant humoribus, proprias judicationes este;<text:line-break/>post has vero solutiones eurum affectionum, quae calidae<text:line-break/>ac facile mobiles sunt, easque partes obsident, quae<text:line-break/>principatum, tenent. Ephemerae vero et. hecticae febres<text:line-break/>et sine magna perturbatione et non subitas mutationes<text:line-break/>faciunt. Ubi autem aut facta jam est judicatio aut fit,<text:line-break/>ibi totum negotium est naturae permittendum ac nihil<text:line-break/>novi faciendum, ubi vero imperfecta fuit judicatio, ibi<text:line-break/>medicus addit quod restat. Illud etiam de judicatione<text:line-break/>scire nos decet, meliorem censeri eam, quae per evacua-<text:line-break/>tionem, quam eam quae per abscessum fiat, et eam quae<text:line-break/>noxium reduudantemque humorem, quam eam quae' alium</text:span></text:p>
      <text:p text:style-name="P2"><text:span text:style-name="T7">quemlibet evacuet; eam denique, quae recto itinere, quam<text:line-break/>quae Pecus; has porro excipit illa, quae junctam habet<text:line-break/>tolerandi facilitatam, tum ea quae concoctis humoribus<text:line-break/>et die critico fit, de qua in hoc commentario verba fient.<text:line-break/>Modum vero ac tempus ipse indicavit, quum dixit, tot<text:line-break/>et talia et quanta et quando;nam quod ait </text:span><text:span text:style-name="T17">quanta,</text:span><text:span text:style-name="T7"> sig-<text:line-break/>nificat quantitatem; quod vero dixit </text:span><text:span text:style-name="T17">talia,</text:span><text:span text:style-name="T7"> qualitatem<text:line-break/>eorum quae evacuantur, indicavit; quum vero </text:span><text:span text:style-name="T17">quando,<text:line-break/></text:span><text:span text:style-name="T7">innuit tempus, hoc. est diem, in quo fiat: si enim judica-<text:line-break/>tio fiat, tantaque-ac talia, quanta et qualia oportet, eva-<text:line-break/>cuentur et aegrotus facile toleret. Profecto tantum non<text:line-break/>perfecta vocatur judicatio; si contraria accidant, tunc<text:line-break/>danda opera est, ut ea prohibeamus eaque avertamus et<text:line-break/>ipsis adversemur; si vero natura non perfecte agat, vult<text:line-break/>hoc loco Hippocrates nos naturam jpfam adjuvare.</text:span></text:p>
      <text:h text:style-name="P86" text:outline-level="2">VI.</text:h>
      <text:p text:style-name="P3"><text:span text:style-name="T2">[541] </text:span><text:span text:style-name="T17">Quae propinqua et communia sunt affectibus, ea<text:line-break/>prima et maxime vitiantur.</text:span></text:p>
      <text:p text:style-name="P4"><text:span text:style-name="T7">Est a nobis dictum persaepe, cognoscendam ex disse-<text:line-break/>ctione esseoujusque partis naturam, qualisnam ea sit;<text:line-break/>tum vero actionem et qua sit cum propinquis societate<text:line-break/>conjuncta; id quod in situs ac positus numine 'continetur;<text:line-break/>nam si vesica distenta hominem non emittere urinam<text:line-break/>contingat ac citra ullum tumorem, qui vesicam obsideat,<text:line-break/>urina retineatur, certe necesse erit ut in tali urinae co-<text:line-break/>hibitione obstructio aut ureteres aut renes occupet; siqui-<text:line-break/>dem quae propinqua sunt et cum partibus aegris societate<text:line-break/>conjuncta, in affectus dolorisque consensum veniunt; pro-<text:line-break/>inde in intemperie spectare causas oportet, sintue illae<text:line-break/>totius corporis communes an partium nonnullarum pro-<text:line-break/>priae, quae per consensum aliam partem vexent; etenim</text:span></text:p>
      <text:p text:style-name="P2"><text:span text:style-name="T7">a capite * * * * a societate </text:span><text:span text:style-name="T17">vero</text:span><text:span text:style-name="T7"> quum vici-<text:line-break/>nis partibus, quod idem cum situ esse diximus, sinuitur<text:line-break/>indicatio; gibba jecoris per renes expurgari; cava per<text:line-break/>ventrem inferiorem, in liene alteram solam, esse super-<text:line-break/>vacanei evacuationem, * * * * quamvis 'particu-<text:line-break/>lam * * * * Rursus vero quaevis particula in<text:line-break/>proximas partes, ut crus iu femus tibiam et' pedem, item-<text:line-break/>que manus-iu brachium,'cubitum et summam manum di-<text:line-break/>vidatur; tum digiti in ossa, cartilagines, ligamenta, ner-<text:line-break/>vos, arterias, venas, membranas, carnes et alia permulta;<text:line-break/>quare spectare oportet propinquane membra sint, ut sinas<text:line-break/>utrum ipsa per se et- primo, an per consensum et com-<text:line-break/>munionem aliorum patiantur: proximae enim partes ma-<text:line-break/>gis quam ceterae laborant; ut si crus fractum sit, tibia<text:line-break/>magis itemque pes et genu vexatur quam vel manus<text:line-break/>vel brachium, ac magis etiam quam partes capitis,</text:span></text:p>
      <text:p text:style-name="P2"><text:span text:style-name="T7">nisi aliud qnidpiam accedat, ad quod adhibere animum<text:line-break/>oportet.</text:span></text:p>
      <text:h text:style-name="P85" text:outline-level="2"><text:span text:style-name="T7">VI</text:span><text:span text:style-name="T9">I.</text:span></text:h>
      <text:p text:style-name="P3"><text:span text:style-name="T17">Constitutionem autem spectato ex primis incipientibus,<text:line-break/>quidquid tandem excernatur, ex urinis</text:span><text:span text:style-name="T7"> qualesnam </text:span><text:span text:style-name="T17">fue-<text:line-break/>rint et quaenam stt corporis collapsto , coloris immuta-<text:line-break/>tio, spiritus imminutio et ceterae cum his victus ra-<text:line-break/>tiones.</text:span></text:p>
      <text:p text:style-name="P4"><text:span text:style-name="T7">Haec etiam ad judicationem pertinent, ut ea itidem<text:line-break/>quae sequuntur usque ad eum locum, </text:span><text:span text:style-name="T17">concocta; medicari<text:line-break/>et movere</text:span><text:span text:style-name="T7"> etc. De urinis autem illud didicimus </text:span><text:span text:style-name="T2">ζ </text:span><text:span text:style-name="T7">eas<text:line-break/>quae tenues, decolores paucaeque sunt aut crassae et pau-<text:line-break/>cae , pravas esse; sicut etiam crassas illas quidem, fed ta-<text:line-break/>men quae nulla aut plane exigua habent sedimenta, id-<text:line-break/>que eis accidit, propterea quod non bene subsideant; de<text:line-break/>pravis autem sedimentis in libro praesagiorum dictum esu</text:span></text:p>
      <text:p text:style-name="P2"><text:span text:style-name="T7">Scire autem convenit quodcunque signum concoctionis<text:line-break/>apparuerit, id nobis indicare morbum et brevem fore et<text:line-break/>' salubrem: cujusmodi nobis indicio est sputum in Iateris<text:line-break/>dolore; excrementum enim cujusque partis corporis quae-<text:line-break/>narn affectio partem ipsam vexet declarat, ac si conco-<text:line-break/>cturn sit, salubrem; si incoctum, morbosam esse.significat;<text:line-break/>in urinis vero quae sunt sanorum urinis quam simillimae<text:line-break/>et satis bene valere venas ostendunt, quae crudiores sunt,<text:line-break/>earundem imbecillitatem arguunt; quae maxime contra-<text:line-break/>riae urinis sanorum sunt,-, quum ipsae ex omni parte cru-<text:line-break/>dae sunt, tum vero magnam venarum omnium iinbecilli-<text:line-break/>tatem infirmitatemque significant. Quaecunque autem<text:line-break/>malitiam causae dominantis indicant, ut nigrae, </text:span><text:span text:style-name="T17">eae</text:span><text:span text:style-name="T7"> ad<text:line-break/>fummum perniciosae censentur, haecque tria genera signo-<text:line-break/>rum propriam cujusque concoctionem indicant;ac ventris<text:line-break/>quidem inserioris concoctionem significant excrementa se-<text:line-break/>cundum naturam prodeuntia, venarum, urinae, organo-<text:line-break/>rum vero respirationis solum sputu. Ceterum habeas in</text:span></text:p>
      <text:p text:style-name="P2"><text:span text:style-name="T7">memoria Hippocratem in, aphorisinis accuratu de urinis<text:line-break/>disseruisse; de iis vero, quae morbos acutos comitantur,<text:line-break/>in libro praesagiorum conscripsisse; nunquam autem usu<text:line-break/>venit ut signum concoctionis non boni quid significet;<text:line-break/>nam et sanguinis profluvia et sudores et parotides et alii<text:line-break/>abscessus, si opportune fiant, prodesse solent; si importune,<text:line-break/>nihil juvant. Quum vero signum concoctionis adest,,ser-<text:line-break/>vatum quidem iri hominem, sed non tamen prorsus judi-<text:line-break/>catum iri declarat; neque enim sive mutationem in morbo<text:line-break/>confestim factam, sive eam perturbationem, quae illum<text:line-break/>antecessit, judicationem intelligamus, signa concoctionis<text:line-break/>erunt necessario; quum illud exploratum habeamus, fieri<text:line-break/>posse ut morbus longiore temporis fpatio paulatim con-<text:line-break/>coquatur et ad perfectam folutlonem veniat. In fehriltus<text:line-break/>autem quoniam venosi generis affectus sunt, urinis prae-<text:line-break/>cipue mentem adhibebis, in morbis lateris, primum spu-<text:line-break/>tis, deinde urinis; quod lateris dolor febrem omnino jun-<text:line-break/>ctam habeat; in ventris affectionibus si febris absit, fola</text:span></text:p>
      <text:p text:style-name="P90">alvi excrementa inspicies, si febris adsit, etiam urinarum •<text:line-break/>ratio habenda esu- Censet- igitur hoc loco morbi consti-<text:line-break/>tutionem faciendam esse ex iis, quae excerni primum in--<text:line-break/>cipiant, ut ex urinis, si ita fors ferat, aut sputis aut alni<text:line-break/>excrementis aut vomitibus aut sanguinis profluviis e na-<text:line-break/>ribus aut etiam ex haemorrhoidibus. Addit etiam colla-<text:line-break/>psionem, hoc est quum totius corporis moles concidit, ut<text:line-break/>videas utrum corpus conciderit, quod ei accidit, quum<text:line-break/>aliqua lassitudine victum est et facultates quasi exsolutae<text:line-break/>sunt; quae res et vehementiam et malitiam morbi indicat;<text:line-break/>praesertim vero, si id in primis diebus contingat. Spe-<text:line-break/>ctandum enim est, an coloris nativi flos contabescat aut<text:line-break/>magna sit ejus facta mutatio et an spiritus diminuatur:<text:line-break/>hoc enim aegroti imbecillitatem et fere casum virium<text:line-break/>significati Alias autem victus - rationes vocat, quae haec<text:line-break/>consequuntur, hoc est utrum facile toleret an difficuller,<text:line-break/>utrum medico dicto audiens sit, utrum ea' fumat quae ei<text:line-break/>offeruntur eaque contineat. Adde vero et decubitum et</text:p>
      <text:p text:style-name="P2"><text:span text:style-name="T7">figuras et somnos et vigilias et insomnia turbulenta, quae-<text:line-break/>que ejusmodi non sint et item alia permulta quae ipse lu '<text:line-break/>libro praesagiorum memoravit.</text:span></text:p>
      <text:h text:style-name="P85" text:outline-level="2">VllI.</text:h>
      <text:p text:style-name="P3"><text:span text:style-name="T7">[542] </text:span><text:span text:style-name="T17">Id quidem sciendum, num quae prodeuntstnt simi-<text:line-break/>lia, transitus,</text:span><text:span text:style-name="T7"> urinae </text:span><text:span text:style-name="T17">per uteros, sputa per nares, oculi,<text:line-break/>sudor ex tuberculis, ex vulneribus, exanthematibus, quae<text:line-break/>sua sponte, quae per artem. Quod strnilia sunt inter<text:line-break/>se omnia, quae judicant.</text:span></text:p>
      <text:p text:style-name="P92">Iu eo libro qui de officina medici non secus quam<text:line-break/>hic censuit videndum esse, utrum similia an dissimilia sint.<text:line-break/>Si enim sint similia, movere ea non oportebit, si dissimi-<text:line-break/>lia, conandum est, ut ad similitudinem adducantur. Spe-<text:line-break/>ctandum est igitur, utrum quae decedunt sint similia;<text:line-break/>quia ita intelligitur, secundum naturam esse- omnia. Vel<text:line-break/>quod ait similia, significat omnia quae exeunt alius esse<text:line-break/>generis, ac tunc ad aliud non esse traducenda; aut simi-</text:p>
      <text:p text:style-name="P90">lia esse bene valentibus. Ipse enim plerisque rationibus<text:line-break/>nobis ossendit quomodo communia a propriis et similia a<text:line-break/>dissimilibus discernamus; haec enim triplex contemplatio,<text:line-break/>unum idemque potestate est; quae, inquam, propria et<text:line-break/>communia contemplatur, quaeque res, quae conseruntur,<text:line-break/>similesne inter se an dissimiles sint distinguit; et tertia<text:line-break/>quae quid in 'eis idem, quid alterum sit, videt: interdum<text:line-break/>enim appellamus similia ea quae aliud quod idem sit lu<text:line-break/>fe habeant, de quibus omnibus accurate dictum est a nio-<text:line-break/>bis in iis libris qui sunt de Hippocratis Platonisque de-<text:line-break/>cretis et in libro praesagiorum. Quibusdam placet simile<text:line-break/>duobus dici modis; uno quum simile intelligitur, quod<text:line-break/>nullo modo variat,' ut gemini Jovis filii dicuntur; altero,<text:line-break/>quum quid magis aut minus ad aliud accedit. Veteres<text:line-break/>tamen confuse et sine ulla distinctione vocabulum similium<text:line-break/>usurparunt-; similitudines autem perspicere oportet, pro-<text:line-break/>-pterea qqod dubitationes et erroris causias etiam praecla-<text:line-break/>ris medicis afferre solent, atque adeo ut non modo vul-<text:line-break/>gares medici, fed etiam praestantissimi lu similitudinibus</text:p>
      <text:p text:style-name="P2"><text:span text:style-name="T7">decipiantur. Itaque si diligenter quispiam aegroti naturam,<text:line-break/>quam ab ortu nactus est, cognoscat, tum sciat, quam ob<text:line-break/>causam nunc aegrotet, ex multis sermonibus, quos ipse<text:line-break/>paulatim animadverterit, evidentes similitudines et quae<text:line-break/>esse dissimilitudines videntur, sit contemplatus, itemque<text:line-break/>alia quae necessaria esse jam diximus, recte compererit,<text:line-break/>hic profecto curare optime poterit; quibus autem in rebus<text:line-break/>spectanda similitudo sit, ipse perspicue’ docuit. Connu-<text:line-break/>rneravit enim exitiis, id est alvi excrementa, itemque uri-<text:line-break/>nas et quae in mulieribus per uterum excernuntur; tum<text:line-break/>sputa eaque potius in lateris, dolore pulmonisque vitiis et'<text:line-break/>uno verbo in iis affectibus qui in organis respirationis<text:line-break/>infiderunt; tum quae per. nares evacuantur, quae ex ocu-<text:line-break/>lis exprimuntur, ut lacrimae et excrementum id quod in<text:line-break/>angulis oculorum solet consistere; sudorem denique vel<text:line-break/>unius partis vel corporis universi: haec enim omnia sig-<text:line-break/>nificare etiam concoctionem solent nec minus id faciunt,<text:line-break/>quae ex tuberculis quaeque ex pustulis et aliis tumoribus,<text:line-break/>qui praeter naturam in corpore sunt, effluunt et exeunt;</text:span></text:p>
      <text:p text:style-name="P17"><text:span text:style-name="T7">ut etiam quae ex vulneribus ulceribuequtt emanant.. In,<text:line-break/>his autem omnibus videnda funt quae sua sponte fiant,<text:line-break/>quaeque arte parentur, eaque comparanda luter se </text:span><text:span text:style-name="T17">ac</text:span><text:span text:style-name="T7"> di-<text:line-break/>ligenter expendenda, ut an judicationem faciant, videa-<text:line-break/>mus; deinde utrum similia sint an dissimilia et utrum<text:line-break/>omnia'an non, sed partim similia, quibus aeger leveturi<text:line-break/>aut magis conflictari videatur, • se<text:tab/>* tunc</text:span></text:p>
      <text:p text:style-name="P8"><text:span text:style-name="T7">enim ea pertinere ad judicationem intelligemus, secus,<text:line-break/>vero non item * * * haecque in libris der<text:line-break/>crisibus sunt recte a nobis explicata; nec par est ut nos<text:line-break/>brevitatis studiosi eadem in hunc locum transferamus.</text:span></text:p>
      <text:h text:style-name="P85" text:outline-level="2">IX.</text:h>
      <text:p text:style-name="P3"><text:span text:style-name="T17">Et</text:span><text:span text:style-name="T7"> quae </text:span><text:span text:style-name="T17">quvant, et quae laedunt ct quae liberant, ut illa<text:line-break/>quidem effugiens avertat, haec vero adseisuens adducat<text:line-break/>et suscipiat.</text:span></text:p>
      <text:p text:style-name="P5"><text:span text:style-name="T7">Haec verba conjuncte cum superioribus multi legunt,<text:line-break/>ut post illa: quae </text:span><text:span text:style-name="T17">judicant stmtlia este inter fe omnia,<text:line-break/></text:span><text:span text:style-name="T7">statirn addantur haec : </text:span><text:span text:style-name="T17">et quae prosunt et quae nocent etc.<text:line-break/></text:span><text:span text:style-name="T7">Verum sive conjuncte sive separarim legantur, nihil in-<text:line-break/>tererit; dat enim nobis hoc consilii, ut videamus, quae<text:line-break/>ex. iis quae abeunt prosint, quae noceant, quaeque a<text:line-break/>morbo aegrotum liberent; ut illa nitemus, quae nocent,<text:line-break/>haec arcessamus, quae prosiint, ea denique admoveamus<text:line-break/>et adsciscamus, quae liberent; in quam sententiam addit<text:line-break/>etiam haec quae sequuntur.</text:span></text:p>
      <text:h text:style-name="P85" text:outline-level="2">X.</text:h>
      <text:p text:style-name="P3"><text:span text:style-name="T17">Aliaque et jam eodem modo in cute, extremis partibus,<text:line-break/>hypochondriis, articulis, oculis, ore,- figuris,</text:span><text:span text:style-name="T7"> [543]<text:line-break/>famnis, </text:span><text:span text:style-name="T17">qualia judicent et quando talia machinari<text:line-break/>oporteat.</text:span></text:p>
      <text:p text:style-name="P5"><text:span text:style-name="T7">Utrum cutis humida an arida, an contenta, an laxa<text:line-break/>fit, considerandum est, ut ipfein libro praesagiorum in<text:line-break/>principio admonuit;' ita etiam utrum extrema sint </text:span><text:span text:style-name="T17">refri-<text:line-break/>gerata</text:span><text:span text:style-name="T7"> an calida aut alio quolibet modo affecta. Hypo-<text:line-break/>chondriorum est eadem ratio, nt videas, utrum gravitas<text:line-break/>an distentioraut aliquis dolor in eis sentiatur; ipse enim<text:line-break/>dixit: </text:span><text:span text:style-name="T17">optimum hypochondrium ejsu quod vacet' dolone<text:line-break/>molleque et </text:span><text:span text:style-name="T22">_aequabtle .su;</text:span><text:span text:style-name="T21"> </text:span><text:span text:style-name="T7">ac partes quidem abdominis<text:line-break/>quae crassiores sunt, eae etiam meliores censentur; quae<text:line-break/>macilentae, eae etiam pravae et nt signa et ut causae ha-<text:line-break/>bentur: sunt enim signa imbecillitatis partium extenuata-<text:line-break/>rum, causae vero, quod nec, in ventre ciborum concoctio<text:line-break/>nec in jecnie sanguis probe fiat; ad hoc accedit ut sia-<text:line-break/>rnm partium extenuatio non' sit' ad infernas purgationes<text:line-break/>tuta. De flatu autem hypochondriorum multa sunt a no-<text:line-break/>bis dicta: siquidem est tertia quaedam melancholiae diffe-<text:line-break/>rentia, ad monili comitialis similitudinem, quum a </text:span><text:span text:style-name="T17">veu-</text:span></text:p>
      <text:p text:style-name="P2"><text:span text:style-name="T7">triculo originem ducit, hancque affectionem medici qur-<text:line-break/>darn hypochondriacum flatuosumque morbum nominant;<text:line-break/>ac si prima symptomata circa ventriculum incipiant et<text:line-break/>ipsis adauctis melancholici affectus sequantur, profecto<text:line-break/>alvi dejectionibus, vomitibus, proba concoctione ructibus-<text:line-break/>que levabitur; symptomata autem sunt moestitia et metus.<text:line-break/>Praeterea ex hypochondriis febres quoque excitantur, qui-<text:line-break/>que absolute scripsit, </text:span><text:span text:style-name="T17">febres ex hypochondrio malignas<text:line-break/>esse,</text:span><text:span text:style-name="T7"> neque eas addidit distinctiones, quas in praesagiis<text:line-break/>Hippocrates fcriptas reliquit, aperte mentitur; quemad-<text:line-break/>modum est a nobis demonstratum in iis commentariis,<text:line-break/>quos in praedictiones confecimus; quaedam enim ipsarum'<text:line-break/>malignae, quaedam mites funt, ut in libris de locis affe-<text:line-break/>ctis docuimus. Idem est de articulis, oculis et ore intel-<text:line-break/>legendum, propterea quod multa contingunt quae judica-<text:line-break/>tionem futuram nunciant, ut in praefagiis et in libris de<text:line-break/>vulgaribus morbis didicimus. Multa autem a natura non</text:span></text:p>
      <text:p text:style-name="P90">fiunt, quae nos oportet machinari, ad quae noscenda rnag-<text:line-break/>nam adhibere diligentiam oportet, quando eadem etiam<text:line-break/>praeclaros medicos quique longissimo usu rerum periti et<text:line-break/>in medicina valde exercitati sint, fallere consueverint;<text:line-break/>quando autem ea facienda sint aut avertenda, docent ii;<text:line-break/>libri, quos de crisibus nos conscripsimus.</text:p>
      <text:h text:style-name="P85" text:outline-level="2">XI.</text:h>
      <text:p text:style-name="P3"><text:span text:style-name="T17">Ac praeterea quinam tales abfcestsus oriantur, quaenam<text:line-break/>juvent,</text:span><text:span text:style-name="T7"> cibis, </text:span><text:span text:style-name="T17">potionibus,</text:span><text:span text:style-name="T7"> odoribus, </text:span><text:span text:style-name="T17">visu, auditu, co-<text:line-break/>gitatione, fecefstbus, humoribus, calefactione, perstrictione,<text:line-break/>siccitatibus ; kumectando , siccando , unctionibus, iUitio-<text:line-break/>nibus, cataplasmatis, emplastris, inspersionibus, tum vero<text:line-break/>epithematis quae imponuntur. Figurae, frictio, medela,<text:line-break/>labor, otium, sumnus, 'vigiliae. Spiritibus superne,<text:line-break/>inferne, communibus, propriis, artistciostsj in accefsto-<text:line-break/>nibus neque praesentibus, neque futuris, neque pedum<text:line-break/>frigore, sed sm declinante deorsum morbo.</text:span></text:p>
      <text:p text:style-name="P5"><text:span text:style-name="T7">Fiunt morborum vicissitudines ad perniciem et ad<text:line-break/>judicationem tum pro morborum tum vero , pro locorum<text:line-break/>affectorum disserentia; nam quae in morbos leviores par-<text:line-break/>tesque ignobiliores fit, ea est salutaris; quae in graviores<text:line-break/>morbos ac loca praestantiora, perniciosa est. . Eadem est<text:line-break/>abscessuum ratio; qui per effluxum fiunt, meliores sunt;<text:line-break/>qui per decubitum, minus commodi censentur; atque ex<text:line-break/>eis qui longius ab affecto loco et in partes aegroti igno-<text:line-break/>biliores fiunt, boni sunt, horum contrarii mali; quam-<text:line-break/>obrem si magna sanguinis copia quoqUo modo excreta sit,<text:line-break/>in spe salutis esse nos decet; atque aeger per abscessum<text:line-break/>et per commutationem incolumis evadet: •’ differunt ehim<text:line-break/>haec inter fe, quod abscessus judicationem afferat, aegro-<text:line-break/>turnque omnibus liberet molestiis, commutatio vero, alia-<text:line-break/>rum accessionum-laborumque principium habeat , ut locus<text:line-break/>is corporis*, in quem noxiorum humorum' est facta coni-<text:line-break/>migratio, aliud 'etiam tempus adconcotiouem requirat.</text:span></text:p>
      <text:p text:style-name="P2"><text:span text:style-name="T7">Quum autem magna sit crudorum humorum copia, tum<text:line-break/>fieri abscessus Iolent, qui si exigui.sint., nihikplane ju-<text:line-break/>vant; si magni, eos ferre natura non potest. Itaque eo-<text:line-break/>rum, quae in ventre concoquuntur, exerementa, per ale<text:line-break/>vum dejecta cruditatem concoctionemque sua forma indi-<text:line-break/>cant; eorum quae in pectore ac pulmone, quae tussi ex-<text:line-break/>cernuntur; eqrum quae in cerebro, quae per nares edu-<text:line-break/>cuntur; eorum quae in venis, quae cum urinis effluunt.<text:line-break/>Ipfe autem plerisque in locis censet maturationes esse<text:line-break/>spectandas. Est autem perspicuum omnia quae moderata<text:line-break/>calefaciunt maturationes efficere, cujusmodi funt cibi,<text:line-break/>perfusiones et cataplafmata; frictio, quoque modica, bal-<text:line-break/>neum, hujus funt generis; ac nunc etiam mandat ut<text:line-break/>abfcessus. contemplemur, quocirca si ad ventrem excre-<text:line-break/>menta vergant, eis adjumento esse debebimus ufu clyste-<text:line-break/>rum, in quibus sit vis materiem illue attrahendi et item<text:line-break/>ufu eorum quae in tota victus ratione ad id ipsum ac-<text:line-break/>commodata censeantur; si ad renes ferantur, ufu eorum</text:span></text:p>
      <text:p text:style-name="P2"><text:span text:style-name="T7">quibus urina cieatur; si ad colon, acribus illud medica-<text:line-break/>mentis erit calefaciendum; qua in re illud non est igno-<text:line-break/>randum, cruda et incocta ad malos converti abscessus,<text:line-break/>quod in causa fuit ut praecedenti oratione dixerit, </text:span><text:span text:style-name="T17">qua-<text:line-break/>lia indicent,</text:span><text:span text:style-name="T7"> in hac vero scripserit, </text:span><text:span text:style-name="T17">qualia prosint;</text:span><text:span text:style-name="T7"> pro-<text:line-break/>pterea quod quae prosunt eae judicationem afferre et foI-<text:line-break/>vere morbum possunt, at quae nocent eae neque criticae<text:line-break/>funt neque morbum propellunt. Deinde veros modos<text:line-break/>adhibet, quibus fiant et ad bonum et ad malum termi-<text:line-break/>nentur. Praeterea docet, neque in ipsis accessionibus,<text:line-break/>dum adsunt, neque si mox futurae sint, prodesset absces-<text:line-break/>fus; si'tunc fiant; fed neque etiam .lu pedum frigore,<text:line-break/>verum quum morbus deorsum inclinat: in, illo enim *</text:span></text:p>
      <text:p text:style-name="P92">* * * ut in libris qui sunt' de methodo medendi<text:line-break/>exposuimus nec minus etiam in libris de crisibus^ [544]<text:line-break/>haec sumus perfequuti. Sed haec, ad aliquod memoriae<text:line-break/>lumen offerendum dicta sint nobis; tantam enim talemque</text:p>
      <text:p text:style-name="P90">afferunt utilitatem, ut neque me bis eadem scribere, ne-<text:line-break/>que eum qui cupiditate studioque doctrinae trahatur legere<text:line-break/>iterum pigere ullo modo debeat.</text:p>
      <text:h text:style-name="P85" text:outline-level="2">XII.</text:h>
      <text:p text:style-name="P3"><text:span text:style-name="T17">In accefstonibus per circuitui repentinis neque cibos dare,<text:line-break/>neque cogere oportet, sed ante judicationes de nppo-<text:line-break/>sttionihus auferre, '</text:span></text:p>
      <text:p text:style-name="P4"><text:span text:style-name="T7">Agit hoc loco de ratione nictus aegrotorum, quam<text:line-break/>rem ipse in libris de ratione nictus lu morbis acutis plane<text:line-break/>docuit, ac nos in commentariis in illos libros editis quid-<text:line-break/>quid ad eam rem pertineat, cumulate praestitimus. Lo-<text:line-break/>quitur autem de longis acutisque morbis: atque in acutis<text:line-break/>quidem, quorum status et judicatio intra primum quater-<text:line-break/>narium futura sit, modo vires robustae .sint, aegrum in<text:line-break/>perpetua inedia continebimus, exploratum enim habemus</text:span></text:p>
      <text:p text:style-name="P2"><text:span text:style-name="T17">in</text:span><text:span text:style-name="T7"> singulis morbis totam nictus rationis formam duobus e<text:line-break/>scopis duci, tum ex futuro totius morbi statu tum ex<text:line-break/>viribus aegroti, in quibus vero judicatio'primam hebdo-<text:line-break/>madem non sit superatura, si vires sint validae, fola aqua<text:line-break/>mulsa uti sufficiet. Si vero non jam satis viribus aegroti<text:line-break/>confidamus, ptisanae cremorem offeremus atque ut quis-<text:line-break/>piam accommodate possit sigillarim cibos dare, in hac<text:line-break/>oratione quoque declarat, quum monet cavendum esse<text:line-break/>ne quid in exacerbationibus demus, ut quum neque jam<text:line-break/>adsunt exacerbationes, neque jamjam sunt futurae, cibum<text:line-break/>praebeamus; sed quum declinant ac desinunt. Ceterum<text:line-break/>quonam potissimum modo futurum morbi statum praeuo-<text:line-break/>scat, in quo judicatio fit, in primo de crisibus libro di-<text:line-break/>ctum est, nunc vero id solum dicere convenit, a morbis<text:line-break/>ipsis declaratum iri et quam inter se proportionem serva-<text:line-break/>turae, sint accessiones et quae sit ipsorum conditio, ut in-<text:line-break/>ter febres intermittentes tertianam habere celerem judi-<text:line-break/>cationem ,• quotidianam vero longam; quartanam longio-</text:span></text:p>
      <text:p text:style-name="P2"><text:span text:style-name="T7">rem</text:span><text:span text:style-name="T2">; </text:span><text:span text:style-name="T7">inter continuas ardentem esse acutam; fumantes<text:line-break/>vero cum humoris succensi copia diuturniores, medias<text:line-break/>inter has . esse femitertianas. Quomodo autem has febres<text:line-break/>omnes in prima cognofcere invasione quispiam possit nos<text:line-break/>in fecundo de crisibus copiosissime docuimus; non est </text:span><text:span text:style-name="T17">au-<text:line-break/>tem opportunum</text:span><text:span text:style-name="T7"> ut quae jam aliis, in. locis recte dixi-<text:line-break/>mus huc transferamus et de eadem re loqui 'plerisque<text:line-break/>loeis saepe conemur; quocirca ad sententiam nobis propo-<text:line-break/>sitarn redeamus. Itaque victus ratio ad tria capita potif-<text:line-break/>simnm redigitur; ut quanta, ut qualia, ut quomodo des<text:line-break/>intelligas; quantum vero sit dandum alibi est declaratum,<text:line-break/>~ut in libris de ratione victus in morbis acutis et item<text:line-break/>in aphorisuris, ut quum ait; qui </text:span><text:span text:style-name="T17">augentur, plurimum uu-<text:line-break/>livi caloris habent i' itaque plurimi . alimenti indigent.<text:line-break/></text:span><text:span text:style-name="T7">Itemque in illo locor' </text:span><text:span text:style-name="T17">ventres hieme et vere sunt natura<text:line-break/>calidifstrnt et fornni longiststrni.</text:span><text:span text:style-name="T7"> Quamobrem his tempori-<text:line-break/>bus plura quoque, alimenta danda funt, de qualitate au-<text:line-break/>tem disseruit in aphorifmo, cujus initium est: </text:span><text:span text:style-name="T17">humidae</text:span></text:p>
      <text:p text:style-name="P2"><text:span text:style-name="T17">diaetae omnes febricitantibus prosunt.</text:span><text:span text:style-name="T7"> Denique vero de<text:line-break/>modo egit lu illo: </text:span><text:span text:style-name="T17">quibus semel aut iterum aut plura aut<text:line-break/>pauciora et particulatim</text:span><text:span text:style-name="T7">; dandum' </text:span><text:span text:style-name="T17">vero est etiam aliquid<text:line-break/>tempori, regioni , aetati et consuetudini;</text:span><text:span text:style-name="T7"> tum in eo. qui<text:line-break/>hunc aphorisrnum deinceps excipit et item in alio quem<text:line-break/>esse eundem cum eo, qui nunc estrin manibus, affirmati-<text:line-break/>mus, nisi quod lu uno aut duobus,.verbis differ t,ficenim<text:line-break/>se habet: </text:span><text:span text:style-name="T17">qui per circuitus exacerbantur, nihil dare • nec<text:line-break/>Cogere, fed</text:span><text:span text:style-name="T7"> .detrahere </text:span><text:span text:style-name="T17">de his quae offeruntur ante judica-<text:line-break/>tiones- oportet..</text:span><text:span text:style-name="T7"> In morbis autem qui ordine quodam in-i<text:line-break/>vadunt, ex ipsis exacerbationibus, quo praecipue tempore,<text:line-break/>dare cibum conveniat, cognoscere poterimus; at'si acces-<text:line-break/>siones quidem' fiant, non tamen statis circuitibus, neque<text:line-break/>ordine servato , in iie vix aut ne vix quidem verum et<text:line-break/>accommodatum cibi offerendi tempus inveniri potest; lu<text:line-break/>ns vero quae per circuitum redeunt ordinemque servant,<text:line-break/>vitare oportet,'ut diximus,'ne in principio demus;‘quo;<text:line-break/>ne, sicut in oratione superiore ipse ecnsuit, jam praesente</text:span></text:p>
      <text:p text:style-name="P2"><text:span text:style-name="T7">neve mox futura accessione aegrum alamnsi Dixit autem<text:line-break/>ante judicationes, si futuram esse judicationem suspicemur.<text:line-break/>Vel-potest etiam iutelligi perinde ac si dixisset, ante sta-<text:line-break/>tum: siquidem judicationes in statu morbi fieri solent,<text:line-break/>quod in</text:span><text:span text:style-name="T25">;</text:span><text:span text:style-name="T7"> libris de crisibus demonstratum esu- Erit igitur<text:line-break/>accommodatum et tutum, aegros in morbi declinatione alere.</text:span></text:p>
      <text:h text:style-name="P85" text:outline-level="2">XIII.</text:h>
      <text:p text:style-name="P3"><text:span text:style-name="T17">Quae judicantur et judicata sunt tntegre, neque</text:span><text:span text:style-name="T7"> movere,-<text:line-break/></text:span><text:span text:style-name="T17">neque innovare, stve medicamentis, stve aliis irritamen-,<text:line-break/>tis, sed stnere dportet.</text:span></text:p>
      <text:p text:style-name="P4"><text:span text:style-name="T7">Est ab Hippocrate haec pronunciata sententia,, inci-<text:line-break/>pientibus </text:span><text:span text:style-name="T17">morbis, st quid movendum videtur, move{ vigen-<text:line-break/>tibus varo praestat quiescere,</text:span><text:span text:style-name="T7"> propterea quod omnia sym-<text:line-break/>ptomata circa principia et fines imbecilliora sunt; cicca<text:line-break/>statum, valentiora; ,ac circa statum judicatio fere fit. Unde</text:span></text:p>
      <text:p text:style-name="P2"><text:span text:style-name="T7">planum est, nihil movendum nihrlque innovandum; - fi<text:line-break/>enim in judicatione quaedam fit turbatio tnagnaqne con--‘<text:line-break/>certatio esse solet, certe fequitur , ‘ut natura labore con-<text:line-break/>ssictata neque remedia neque medicamenta neque, irrita-<text:line-break/>menta ferre queat. Itaque quum fit judicatio, totum ne-<text:line-break/>gotium est naturae committendum, ut ne tu qnidpiaiiij<text:line-break/>molitus magis praegraves aut ad immoderatam evacuatio-</text:span><text:span text:style-name="T23">7<text:line-break/></text:span><text:span text:style-name="T7">netu irrites atque ita aegroto mortem afferas. Quum igi-'<text:line-break/>tur tibi sit propositum medicamentum dure, quod alvum<text:line-break/>subducat, </text:span><text:span text:style-name="T17">cave ne</text:span><text:span text:style-name="T7"> id facias in morbi exacerbationibus<text:line-break/>atque invasionibus et diebus iis itf quibus fieri judicatio-'<text:line-break/>nes</text:span><text:span text:style-name="T23">1</text:span><text:span text:style-name="T7"> solenti vis enim medicamenti corrumpitur, quod forte'<text:line-break/>humores sursum vergant et contra quum ut fieri evacua-<text:line-break/>tionem oporteat. Si vero necessitas urgeat, ut vacuare *<text:line-break/>cogaris in exacerbatione, tum scito per superiores par—<text:line-break/>tes esse evacuandam, ut per sanguinis profluvium aut vo-<text:line-break/>mitum aut quid hujusmodi; quum vero [545] exacerbatio<text:line-break/>desierit, tum per inferiora evacuabis, ut per urinam aut</text:span></text:p>
      <text:p text:style-name="P2"><text:span text:style-name="T7">per fedem et ejusmodi loca, quemadmodum esse accom-<text:line-break/>modatius videbitur. Idem esse post judicationem facien-<text:line-break/>dum inonet, praesertim si morbus judicatus </text:span><text:span text:style-name="T17">flt dnaprsu<text:line-break/>hoc est perfecte,</text:span><text:span text:style-name="T7"> in quam significationem usus eodem ad-<text:line-break/>verhio, est Hippocrates lu. secundo de ratione nictus in<text:line-break/>morbis acutis. Sed quod hic ait </text:span><text:span text:style-name="T2">ἀπαρτὶ, </text:span><text:span text:style-name="T7">in aphorifmis<text:line-break/>dixit </text:span><text:span text:style-name="T2">ἀρτίως, </text:span><text:span text:style-name="T7">hoc est </text:span><text:span text:style-name="T17">perfecte.</text:span><text:span text:style-name="T7"> Significat enim perfecte, ,<text:line-break/>ut dixi, et lutegre-et non. diminute, et absolute. Quare si<text:line-break/>perfecta judicatio sic facta aut fiat, jubet ut totum nq-<text:line-break/>gotium naturae permittamus ac nos nihil novi moliamur.<text:line-break/>Si vero non integre, sed •. diminute fiat judicatio, monet<text:line-break/>ut quod restat nos faciamus. Etenim, si. in aphorifmis pro<text:line-break/>verbo </text:span><text:span text:style-name="T2">ἀρτίως</text:span><text:span text:style-name="T7">, lioc est </text:span><text:span text:style-name="T17">nuper,</text:span><text:span text:style-name="T7"> scriptum esset </text:span><text:span text:style-name="T2">ἀπαρτὶ </text:span><text:span text:style-name="T7">aut<text:line-break/>integre et perfecte, certe nullus scrupulus injectus esset<text:line-break/>in animis interpretum de verbi </text:span><text:span text:style-name="T4">άφτίως</text:span><text:span text:style-name="T2"> </text:span><text:span text:style-name="T7">significatione con-<text:line-break/>troverfantibus.. Quidam enim volunt </text:span><text:span text:style-name="T2">ἀρτίως </text:span><text:span text:style-name="T7">significare<text:line-break/>in diebus </text:span><text:span text:style-name="T2">αρτίαις, </text:span><text:span text:style-name="T7">hoc est paribus, quod minime jverum<text:line-break/>est, quemadmodum eo ipso in loco a nobis explicatur.</text:span></text:p>
      <text:h text:style-name="P86" text:outline-level="2">XIV.</text:h>
      <text:p text:style-name="P8"><text:span text:style-name="T17">Indicantia in melius non statim appareant»</text:span></text:p>
      <text:p text:style-name="P92">Quod nit statim, significat hoc loco idem quod in<text:line-break/>principio; morbi porro principium intellipo totum illud<text:line-break/>tempus, in quo nondum sunt signa concoctionis, hac au-<text:line-break/>tem de significatione dictum est a nobis alio in loco.<text:line-break/>Quum enim morborum tempora divideremus, morbos<text:line-break/>ipsus ex principio, incremento, statu declinationeque con-<text:line-break/>stare affirmavimus, sed judicari lu principio nullus potest,<text:line-break/>hacque de re lu libris de crisibus est a nobis abunde con-<text:line-break/>fcriptum, quare quidquid ad hanc rem pertinet, ex illis<text:line-break/>libris qui velit perdiscat: ego enim totam illam' disputa-<text:line-break/>tionem, utpote quae longior sit, quam ut eam nunc per-<text:line-break/>sequar, huc transferre nequaquam volo, sed hoc solum<text:line-break/>memorabo, postquam natura ad excrellonem impellitur,<text:line-break/>perturbationem quandam notabilem in corpore excitari<text:line-break/>quae 'causam afferat; ut multa symptomata cum manife-</text:p>
      <text:p text:style-name="P2"><text:span text:style-name="T7">stissimis concoctionis signis appareant. Sed cave ne ligna<text:line-break/>concoctionis te fallant, quod ea esse judicationis signa pu-<text:line-break/>tes; propterea quod quae judicationis funt non statim,<text:line-break/>hoc est non, in morbi principio apparent nec sunt eaedem<text:line-break/>judicationis et concoctionis notae /neque enim usu venit,<text:line-break/>quin illae omnino vel bonam vel malam judicationem<text:line-break/>faciant; at signa concoctionis salutem quidem hominis<text:line-break/>ostendunt, non tamen per judicationem omnino servatum<text:line-break/>iri aegrotum declarant, propterea quod possit morbus lon-<text:line-break/>giore tractu temporis paulatim concoctus ad perfectam<text:line-break/>solutionem devenire; ceterum quomodo symptomata judi-<text:line-break/>cationis a signis concoctionis differant, in primo de crisi-<text:line-break/>bus aperuimus, quo in loco perfectae et non perfectae<text:line-break/>•concoctionis signa declaravimus. Etenim et perfectam<text:line-break/>esse concoctionem docui, quum in urinis fubsidet quid<text:line-break/>album, laeve, aequale et continuum, non perfectam vero,<text:line-break/>quum urina ex aquosa modice fubpallida sit facta. Ac<text:line-break/>signa quidem concoctionis nunquam male apparent, judi-</text:span></text:p>
      <text:p text:style-name="P2"><text:span text:style-name="T7">cationis vero quandoque male apparent eaque non in<text:line-break/>principiis, non in excrementis, fed in statibus debent<text:line-break/>apparere; quare neque sudores, saepe enim iteranda sunt<text:line-break/>ea, ex quibus summus ferri fructus potest, neque vomi-<text:line-break/>tus. neque alvi excrementa, neque parotides, neque san-<text:line-break/>guinis profluvia, quae in principio statimque apparuerint,<text:line-break/>morbum nuquam judicarunt, atque ab his quidem velut<text:line-break/></text:span><text:span text:style-name="T17">a causis</text:span><text:span text:style-name="T7"> expelli morbos homines credunt; pro signis<text:line-break/>vero , quibus haec indicentur, putant dementias, vigilias,<text:line-break/>graves sopores, dolores, lacrimas, respirandi difficultates<text:line-break/>aliaque hujus generis permulta, quae fi absque signis<text:line-break/>coctionis appareant, nolae pessimarum affectionum cen-<text:line-break/>fentur. Verum haec omnia et quae tanquam causae et<text:line-break/>quae tanquam signa judicationis sunt, ne statim, hoc est<text:line-break/>in primo tempore morbi appareant, si enim tunc appa-<text:line-break/>rebunt, profecto non boni quid, fed mali indicabunt, at<text:line-break/>quae concoctionem significant, etiamsi in prima primae</text:span></text:p>
      <text:p text:style-name="P90">accessionis hora appareant, certe , ea erunt aequi et boni<text:line-break/>consulenda.</text:p>
      <text:h text:style-name="P85" text:outline-level="2">XV.</text:h>
      <text:p text:style-name="P109">Concocta purgare ac movere oportet, non crttda; neque<text:line-break/>in principiis, nist turgeant, multa autem non turgent.</text:p>
      <text:p text:style-name="P4"><text:span text:style-name="T7">Expositis iis signis, quae concoctionem judicationem-<text:line-break/>que futuram indicant, de medicamentis propinandis dein-<text:line-break/>ceps disserit, ac nos optimus medicus docet, usum rnedi-<text:line-break/>cameutorum esse ad concoctos humores accommodatum,<text:line-break/>ad crqdos non item; nisi turgere eos sentiamus, </text:span><text:span text:style-name="T17">'ac</text:span><text:span text:style-name="T7"> ver-<text:line-break/>bum quidem turgendi proprie diei de animantibus folet,<text:line-break/>quae ad rerum- venerearum usum impelluntur,’ nunc<text:line-break/>vero est ad eos translatum morbos qui properant celeri-<text:line-break/>.lerque moventur; praecipue autem quum; sensus aegroti<text:line-break/>hominis ab inordinata humorum spiritusque agitatione<text:line-break/>quodammodo irritantur; quo sane casu tantummodo quis-</text:span></text:p>
      <text:p text:style-name="P2"><text:span text:style-name="T7">piam,</text:span><text:span text:style-name="T2">.</text:span><text:span text:style-name="T7">in' principio medicamentis convenientes, rationi et<text:line-break/>accommodate utetur; quippe qui motum humorum ac<text:line-break/>succorum in corpore redundantium ad facilius' attrahen-<text:line-break/>dum adjuvantem habeat, quod ea quae ex toto incocta<text:line-break/>funt, stabilia rnfixaque sint, ideoque vix. et difficulter<text:line-break/>trabi a medicamentis purgantibus queant; quumqne prae-<text:line-break/>dixisset, </text:span><text:span text:style-name="T17">concocta medicari</text:span><text:span text:style-name="T7"> oportet,-intulit, </text:span><text:span text:style-name="T17">non. cruda,<text:line-break/>neque in principiis i</text:span><text:span text:style-name="T7"> ,ut quum principium est,- crudum<text:line-break/>et incoctum morbum plerumque esse declararet. Quum<text:line-break/>enim in corpore sanguinis probi exigua sit copia et crudi<text:line-break/>humores sint admodum multi, tum nec venam secare nec.<text:line-break/>purgare nec exercere hominem oportet; imo vero neque,<text:line-break/>movere penitus, neque lavere convenit. Si quidem ve-<text:line-break/>nae sectiones probum sanguinem evacuant , et pravum, qui<text:line-break/>lu primis. potissimum venis quae in jecore et lactibus<text:line-break/>sunt colligitur, in totum corpus attrahunt; purgatio vero<text:line-break/>in iis et tormina . et, morins creat, itemque animi defe-<text:line-break/>ctiones, adde quod: nec, quidpism notabile. educit, quod</text:span></text:p>
      <text:p text:style-name="P2"><text:span text:style-name="T7">crudi: omnes humores</text:span><text:span text:style-name="T2">, </text:span><text:span text:style-name="T7">pigri et ad motum inepti'propter<text:line-break/>crassitudinem frigiditatemque sint, omnesque vias an-<text:line-break/>gustas obstruant, per quas id qnod purgando evacuetur<text:line-break/>comportari ad ventrem [54siJ oporteat; ex quo fit ut<text:line-break/>neque ipsi educantur et alios, ne evacuentur, impediant;<text:line-break/>quocirca ita affectis esculenta, poculenta ac medicamenta<text:line-break/>danda sunt quae sine insigni caliditate crassitudinem hu-<text:line-break/>morum extenuent, incidant atque conficlant; quamquam<text:line-break/>si quis abscessus urgeatur, qui ab hnmore bilioso aut me-<text:line-break/>lancholico aut etiam pituitoso exortus sit, vitare debet,<text:line-break/>ne humorem medicamento purgante diminuat, itemque<text:line-break/>quum anni' tempus admodum calidum sit abfcessusque co-<text:line-break/>stas obsideat, qui ex sangnine consuet, isque humor qui<text:line-break/>exsuperat in corpore sit biliosus, tunc omnino cavendnm<text:line-break/>est: humor enim sanguineus in bilem vertitur, id quod-<text:line-break/>cognoscitur ex eo quod aegrotus post sanguinis sputum<text:line-break/>rejicere biliosum sputum soleat, hoc idem faciei rubor<text:line-break/>interdum indicat, sicut alia quoque significant; ceterum</text:span></text:p>
      <text:p text:style-name="P90">in crudis omnino abstinendum a. purgatione, esu Recte'<text:line-break/>igitur censet Hippocrates medicari oportere concocta et<text:line-break/>non cruda, neque in principiis, nisi turgeant, hoc est<text:line-break/>nisi motus ad excretionem ipsa concitet, neque, ad unam<text:line-break/>partem adhuc ullam firmam inclinationem ac stationem<text:line-break/>habeat, sed humores ita contineat, ut moveantur, feran-<text:line-break/>tur et fluant. Ceterum de hac sententia in primi apho-<text:line-break/>rismorum libro, sicut etiam de lea quae deinceps sequitur<text:line-break/>agetur, quamvis in quibusdam exemplaribus aphorismorum<text:line-break/>non reperiantur. De ea vero quae sequitur jam supra<text:line-break/>loquuti sumus, ea autem est hujusmodi.</text:p>
      <text:h text:style-name="P85" text:outline-level="2">XVI.</text:h>
      <text:p text:style-name="P109">Quae ducere oportet, quo maxime repant, eo per loca<text:line-break/>convenientia ducenda sunt.</text:p>
      <text:p text:style-name="P92">In primo commentario, quum de locis ad evacuatio-<text:line-break/>nem peragendam accommodatis loqueremus, intestina,, ve-</text:p>
      <text:p text:style-name="P2"><text:span text:style-name="T7">sicam, uterum, cutem universam, stomachum, palatum<text:line-break/>naresque memoravimus. Quum igitur humores deorsum<text:line-break/>vergant, -si ad intestina tendant; tunc evacuatio'erit per<text:line-break/>sedem facienda, quum vero ad vesicam vergant, tum per<text:line-break/>ea, quibusnrina provocatur, ut in menstruis mulierum<text:line-break/>purgationibus per uterum evacuandum est; per sudorem si<text:line-break/>ad cutem-repant et per'vomitum, si sursum ferantur; ac<text:line-break/>tunc quidem, per stomachum, ut quum cerebrum expur-<text:line-break/>gamus per palatum, ac per nares in sanguinis profluvio.<text:line-break/>Illud autem sciendum est, nunc nobis hoc consilii dari,<text:line-break/>ducenda 'ea quae neque judicantur, neque nuper judicata<text:line-break/>funt; quae quidem eo ducenda funt quo natura vergat, ac<text:line-break/>videndum esse diligenter, ne inclinatio humorum noxio-<text:line-break/>rum in loca minus opportuna fiat; quo sane tempore<text:line-break/>tantum abest, ut ducere et naturam adjuvare debeamus,<text:line-break/>ut etiam prohibere ac revellere humores oporteat.</text:span></text:p>
      <text:h text:style-name="P86" text:outline-level="2"><text:span text:style-name="T7">XV</text:span><text:span text:style-name="T9">II</text:span><text:span text:style-name="T7">.</text:span></text:h>
      <text:p text:style-name="P18"><text:span text:style-name="T17">Quae prodeunt haud multitudine aestimanda sunt) fed,<text:line-break/>quamdiu prodeant</text:span><text:span text:style-name="T7">,' qualia </text:span><text:span text:style-name="T17">oportet et aeger sucile ferat^<text:line-break/>Ubi vero debilitare aut animi defectionem inducere<text:line-break/>oportet, donec id effeceris, cujus causu hoc stt, alio<text:line-break/>vertere aut stccdre aut kumectare aut revellere, st suf-<text:line-break/>ficere aeger pofstt. <text:tab/></text:span></text:p>
      <text:p text:style-name="P92">In omni genere evacuationum, ut jam antea monui-<text:line-break/>mus, judicandi ratio ducitur a tolerandi facilitate. Si<text:line-break/>enim magna vis atque copia evacuetur et tamen aegrotus<text:line-break/>fe levari non persentiscit, neque facile fert; plane con-<text:line-break/>stat, neque quod noxium est, neque quod redundat, sed<text:line-break/>quod naturae accommodatum est, evacuari ac vires dis-<text:line-break/>solvi; quocirca consulit, ne copiae eorum quae evacuan-',<text:line-break/>turi animum adhibeamus, sed iis ipsis quae excernuntur,<text:line-break/>utrum qualia oportet excernantur et tolerandi facilitatem ,<text:line-break/>attendamus, idque esse observandum, sive natura corpus</text:p>
      <text:p text:style-name="P90">expurget, sive nos medicamentum purgans demus, ac mo-<text:line-break/>lesti humores evacuentur. Ubi vero debilitare et ad animi<text:line-break/>defectionem usque evacuare opus est, id faciendum erit<text:line-break/>usque dum id sis cousequutns, quod voles, quo sane tem-<text:line-break/>pore tibi licebit aut alio vertere aut siccare aut humectare<text:line-break/>aut revellere, donec aeger sufficiat. Quoniam autem mul-<text:line-break/>tis modis animi defectio fieri solet, scito nunc intelligi<text:line-break/>defectionem eam oportere, quae ex magna, evacuatione fit.<text:line-break/>Cujus in febribus continentibus usus est maximus, nt in<text:line-break/>methodo medendi demonstravimus, itemque in maximis<text:line-break/>inflammationibus et doloribus vehementissimis, adhibenda<text:line-break/>tamen distinctio est, utrum hoc venae scctione au pur-<text:line-break/>gatione faciendum esse rideatur; habes autem distinctiones<text:line-break/>in libro de Venae sectione, perspicue explicatas. Jam vero<text:line-break/>in ea lassitudine, quam inflammationis speciem praeferre<text:line-break/>dicimus, nisi quis detractione sanguinis malo prius occur-<text:line-break/>rat, vehementissima febris statim accendetur: nam et fan-<text:line-break/>guis, in hujusmodi lassitudinibus calidissimus est et omnes</text:p>
      <text:p text:style-name="P2"><text:span text:style-name="T7">fere qui in eas inciderunt copiosissimam ejus evacuationem<text:line-break/>postulant et quamvis etiam sanguis mittatur, tamen pleri-<text:line-break/>que eorum lu febrem incidunt; quocirca non convenit<text:line-break/>parum ejus detrahere, fed et celeriter mittendus est et<text:line-break/>ad animi defectionem usque educendus,. siquidem nihil<text:line-break/>aliud impediat. Si vero bis eodem die detrahere sangui-<text:line-break/>nem velis, primum ita evacuabis, nt ne animi defectio-<text:line-break/>nem inducas; fecundo loco vero nihil est, quod animi<text:line-break/>defectionem afferre verearis; at si prima evacuatione ae-<text:line-break/>grotus exfolvatur, fecundam evacuationem ferre nullo<text:line-break/>modo poterit. De ardentissima autem febre nihil est, cur<text:line-break/>longiore oratione nunc differam, quando in nono methodi<text:line-break/>nullum inveniri majus aut praefentius remedium, quam<text:line-break/>evacuationem usque ad animi defectionem posse, demon-<text:line-break/>stravimus, quod idem in vehementissimis doloribus est in-'<text:line-break/>telligendurn; femper'tamen habenda ratio est virium </text:span><text:span text:style-name="T17">ae-<text:line-break/>grotantis,</text:span><text:span text:style-name="T7"> quod ipse significavit, quum dixit: </text:span><text:span text:style-name="T17">st fufsuare<text:line-break/>aeger pofstt,</text:span><text:span text:style-name="T7"> ut jam duae notae sint, facilitas nimirum</text:span></text:p>
      <text:p text:style-name="P2"><text:span text:style-name="T7">tolerandi et vires aegrotantis; ac si alterutra ipsarum non<text:line-break/>adsit, id neutiquam erit faciendum.</text:span></text:p>
      <text:h text:style-name="P85" text:outline-level="2">XVIII.</text:h>
      <text:p text:style-name="P3"><text:span text:style-name="T7">- [si47] - Er his </text:span><text:span text:style-name="T17">conjiciendum} sicca quidem erunt calida;<text:line-break/>humida vero frigida; 'quate vero alvum fabducunt,<text:line-break/>plerumque contraria.</text:span></text:p>
      <text:p text:style-name="P92">Haec, inquit, erunt propriae notae argumenta, ex<text:line-break/>quibus nosse poteris , utrum aegrotus sufficiat nec ne-et<text:line-break/>utrum evacuatio usque ad animi defectionem fiat; nam<text:line-break/>quae prius fuisse sicciofa sentiebas, nunc calida; quae,<text:line-break/>humida erant, nunc frigida esse videbis; quae vero alvmn<text:line-break/>subducunt, ejunt contraria; id tamen non femper, sed<text:line-break/>plerumque ita comperies. Vocat autem * * *, *<text:line-break/>Quibus alvus subducito., Propterea quod nisi contraria<text:line-break/>sint , natura eadem. superabit: fulvitur enim venter infe-<text:line-break/>rior, ac . multa eaque varia expellit * * * *</text:p>
      <text:p text:style-name="P90">excrementorum mutationes, quae multas humorum formas<text:line-break/>evacuant,^corpus ipsum accuratius expurgant; nisi forte<text:line-break/>aut colliquationis aut corruptelae signa adjuncta habeant,<text:line-break/>de quibus ipse in praesagiis loqnutus est lu illo loco, in<text:line-break/>quo fecit de pinguibus deque foetidis mentionem.</text:p>
      <text:h text:style-name="P85" text:outline-level="2">XIX.</text:h>
      <text:p text:style-name="P3"><text:span text:style-name="T17">Haec diebus imparibus farsum stunt, st et circuitus ei<text:line-break/>constitutio ex ipsa exacerbationibus talis exstiterit ; . plu-<text:line-break/>rima autem paribus diebus stunt deorsum. Sic enim<text:line-break/>etiam quae sponte eveniunt juvant, nist circuitus in die-<text:line-break/>bus paribus exacerbationes saciant, in hujusmodi autem<text:line-break/>paribus sursum</text:span><text:span text:style-name="T7"> 5 </text:span><text:span text:style-name="T17">stmpnrtbds deorsum; tales autem pauci<text:line-break/>sunt et tales etiam constitutiones difstcilius judicantur.</text:span></text:p>
      <text:p text:style-name="P92">Qui nostros de crisibus libros accurate perlegit, ei<text:line-break/>nihil opus est longiore oratione ad haec, de quibus agi-<text:line-break/>tur, intelligenda. In illis enim quae ad judicationes, quae</text:p>
      <text:p text:style-name="P2"><text:span text:style-name="T7">ad earum vacuitates, quae denique ad malas judicationes<text:line-break/>pertinent, scriptafunt omnia; illud item docuimus, quae<text:line-break/>paribus diebus exacerbantur, paribus judicari, quorum<text:line-break/>vero exacerbationes diebus imparibus fiunt, ea quoque<text:line-break/>imparibus judicari, adjunximus etiam judicationes iu<text:line-break/>exacerbationibus fieri</text:span><text:span text:style-name="T25">r</text:span><text:span text:style-name="T7">. propterea quod humores in illis<text:line-break/>vehementer moveantur, ac veluti ferventes aut per sun-<text:line-break/>guinis profluvium aut per sudores aut per vomitus aut<text:line-break/>per secessum aut per haemorrhoides aut per menstruas<text:line-break/>purgationes in mulieribus prorumpant; et quod natura eo<text:line-break/>tempore ad illorum excretionem impellatur et quod pressa<text:line-break/>pondere et male affecta ad humores excernendos irrite-<text:line-break/>tur et quod illis magis fusis noxia promtius expellantur<text:line-break/>faciliusque fiat judicatio; proinde dictum est mutationem<text:line-break/>quatuor modis effici, ad salutem, ad mortem, ad inclina-<text:line-break/>tronem in melius., ad eandem in pejus ruentem; itemque<text:line-break/>judicationem quae per evacuationem fit meliorem esse ea'<text:line-break/>quae per abscessum contingat; tum quae noxium potius</text:span></text:p>
      <text:p text:style-name="P90">quam quae alium quemlibet humorem evacuet; tertio eam<text:line-break/>quae directu et ex eadem parte, quam quae fecus. Ipfe<text:line-break/>autem, quod nos per rectitudinem dicimus, appellat di-<text:line-break/>recto,; praeterea vero eam quae cum tolerandi facilitate<text:line-break/>et cuuf coctione et die critico fiat. Siquidem haec omnia<text:line-break/>habere perfectum judicationem oportet. 'Ne sis tamen ne-<text:line-break/>scius, in febribus omnibus non simili modo dies nume-<text:line-break/>ruri; nam quod lu continuis unus dies potest, id ipsum<text:line-break/>facit,in intermittentibus accessio; et judicationes pro ac-;<text:line-break/>cessionum numeratione fiunt, ac nos etiam observavimus,<text:line-break/>iu tertianis et quartanis judicationes fieri non ad dierum,<text:line-break/>sed ad circuituum numerum. Id quod verum esse ipsu-<text:line-break/>met attestatur, ubi tertianam puram septem circuitibus<text:line-break/>judicari affirmavit; septima enim a principio accessio in<text:line-break/>decimum tertium diem incidit, in quo saepe judicatur,<text:line-break/>nec in quartum decimum, qui criticus est, extenditur.<text:line-break/>Quemadmodum autem acutorum morborum ipse dies quar-</text:p>
      <text:p text:style-name="P2"><text:span text:style-name="T7">tus decimus est terminus et peracutorum septimus, sic in<text:line-break/>intermittentibus tertiana febris feptiiuo circuitu termina-<text:line-break/>tnr; quocirca si judicatio in diebus imparibus accidat, per<text:line-break/>superiores partes fiet, si modo et circuitus et morbi con-<text:line-break/>stitutio in ordine accessionum taIis fuerit. Si vero in<text:line-break/>paribus per inferiores fiet, </text:span><text:span text:style-name="T17">. porro</text:span><text:span text:style-name="T7"> censet, eorum quae<text:line-break/>sponte eveniunt eandem esse rationem oportere, eaque<text:line-break/>prodesse, si accessiones paribus diebus ex circuitibus fiant;<text:line-break/>propterea quod in ejusmodi contrarium usu veniet; siqui-<text:line-break/>dem in paribus sursum, in imparibus vero deorsum;<text:line-break/>addit tamen paucas constitutiones inveniri tales et quae<text:line-break/>hujusmodi sunt, eas esse ad judicandum difficiliores, cujus<text:line-break/>rei causam nos in libris de diebus criticis exposuimus.</text:span></text:p>
      <text:h text:style-name="P85" text:outline-level="2">XX.</text:h>
      <text:p text:style-name="P3"><text:span text:style-name="T17">Quin etiam tempore ulterius progrejsu. stc. fieri necefsu est,<text:line-break/></text:span><text:span text:style-name="T7">velut ad </text:span><text:span text:style-name="T17">decimum tertium decimumque quartum diem;</text:span></text:p>
      <text:p text:style-name="P5"><text:span text:style-name="T17">ac decimo quidem tertio deorsum; decimo quarto vero<text:line-break/>surfumt stc enim ad Judicationem confert et quae</text:span><text:span text:style-name="T7"> ad<text:line-break/>vigesimum, </text:span><text:span text:style-name="T17">praeterea quae deorsum feruntur.</text:span></text:p>
      <text:p text:style-name="P4"><text:span text:style-name="T7">Quemadmodum jam diximus tum in libris de crisi--<text:line-break/>bus tum in iis qui sunt de criticis diebus , ea omnia<text:line-break/>quae ad hanc tractationem pertinent explicavimus; pro-<text:line-break/>inde hoc loco solum memorabo capita eorum quae in illis<text:line-break/>[548] sunt conseripta commentariis. Judicatio igitur est<text:line-break/>repentina in morbo commutatio; ea quatuor fit modis:<text:line-break/>nam vel est subita morborum liberatio vel magnam mu-<text:line-break/>talionem in meliorem statum vel mortem repente affert<text:line-break/>vel facit, ut aegrotus sit multo pejore iu statu. Judica-<text:line-break/>tio omnis eum- aliqua manifesta evacuatione vel abscessu<text:line-break/>siti ut paulo post dicetur. Criticos porro dies appellamus,<text:line-break/>in quibus hnjusmodi mutationes et fideles et plurimae<text:line-break/>fieri solent, quum in aliis diebus neque fideles, neque<text:line-break/>frequentes contingant. Hippocrates autem omnium bono-</text:span></text:p>
      <text:p text:style-name="P2"><text:span text:style-name="T7">rum inventor hosce dies indicavit et septimum dierum<text:line-break/>criticorum circuitum esse valentiorem reliquis dixit; et<text:line-break/>ab </text:span><text:span text:style-name="T17">eo</text:span><text:span text:style-name="T7"> secundum potestate esse quaternarium, quod septi-<text:line-break/>mum dividat in duas partes et quod judicationes per cir-<text:line-break/>cuitus septenarios futurae a quaternariis indicentur: quar-<text:line-break/>tus enim est septimi index, undecimus quarti decimi, hos<text:line-break/>vero dies ipse indices vocat. Hebdomadas vero sic nu-<text:line-break/>merari censet oportere, ut duae priores inter se vicinae<text:line-break/>per disjunctionem; tertia quae has sequitur per connexio-<text:line-break/>nem numeretur, ut prior in unum diem desinat-et ah alio<text:line-break/>incipiat secunda; tum vero tertia ab eodem incipiat., lu<text:line-break/>quem secunda desierat, quod lu causa est, ut vigesimus<text:line-break/>dies sit tertiae hebdomadis ultimus, quod etiam esse ve-<text:line-break/>rum comperiemus, quandoquidem etiam sextus malus<text:line-break/>nimirum judex deprehenditur. Quarnobrem Hippocrates<text:line-break/>diem quadragesimum, non quadragesimum secundum, esse<text:line-break/>criticum statuit, ita etiam sexagesimum et octogesimum,</text:span></text:p>
      <text:p text:style-name="P2"><text:span text:style-name="T7">non sexagesimum tertium, neque quartum octogesimum.<text:line-break/>In inurbis autem acutis intercidunt in-criticos hi: tertius,<text:line-break/>quintus et nonus,&gt; ac quandoque etiam sextus, malus ni-<text:line-break/>mirum index, quod aliquando cum fymptomatibus peri-<text:line-break/>culose judicet; horum autem omnium exempla tibi lu' li-<text:line-break/>bris de vulgaribus morbis poterunt suppetere, </text:span><text:span text:style-name="T17">sutll</text:span><text:span text:style-name="T7"> eos<text:line-break/>aegrotos hoc loco describere longum fuerit; ac tibi’ lute-<text:line-break/>grum est eam scntentiam quae ini libro praesagiorum lia-<text:line-break/>betur perlegere, cujus hoc est initium: </text:span><text:span text:style-name="T17">febres iisdem nu~<text:line-break/>mero diebuis judicantur, ex quibus homines tum servamur<text:line-break/>tum pereunt,</text:span><text:span text:style-name="T7"> et quae sequuntur. Quin etiam in secundo<text:line-break/>aphorrsuaorum multa sunt de criticis diebus monumentis<text:line-break/>consignata liturarum, ex quibus plane constat, tertiam<text:line-break/>liebdomadem per conjunctionem cum secunda numerari et<text:line-break/>quartum diem septimi indicem statui, - et septimum deci-<text:line-break/>mum vigesimi, tum explanari, quinam dies indices in<text:line-break/>universum sint, quique contemplatione digni ab Hippo-</text:span></text:p>
      <text:p text:style-name="P2"><text:span text:style-name="T7">crate censeantur. MuIta quoque alia comperies, quae ipse<text:line-break/>plerisque in libris conscripsit, quae omnia in unum,.nos<text:line-break/>volumen redegimus,- quod de criticis diebus inscribitur,<text:line-break/>ac qui praesagire in posteium, quid futurum sit, accurate<text:line-break/>velit, is et hoc opus et quod de .crisibus est perlegat<text:line-break/>oportet: res enim hujusmodi .tantum afferunt utilitati»,<text:line-break/>ut quum ego hanc contemplationem apud Eudemum phi-<text:line-break/>losophum, qni tres quartanas habebat, praedicens mo-<text:line-break/>nuissem, fore ut una earum quae certis diebus invadebat<text:line-break/>post tot circuitus primum sedaretur, quamque haec, de-<text:line-break/>pulsa esset, altera certo ' die discederet; ssmilique modo<text:line-break/>de, tertia praedixissem, haec ex arte, divinandi, non ex<text:line-break/>medica cognitione a me pronunciari contenderent; ac nos<text:line-break/>non modo in illo homine, sed etiam, quod deo appro-<text:line-break/>bante dictum .sit, lu nulla unquam praedictione offendi-<text:line-break/>mur. Quae quum ita se habeant, propositum nobis est<text:line-break/>explicare quaenam in hoc libro Hippocrates conscripserit.<text:line-break/>Igitur </text:span><text:span text:style-name="T17">quae ante tempus judicationis prodeunt hoc modo</text:span></text:p>
      <text:p text:style-name="P2"><text:span text:style-name="T17">fiant necejse est, ut in decimo tertio die per inseriores<text:line-break/>partes, ducantur i in quarto decimi» vero per superiores;<text:line-break/></text:span><text:span text:style-name="T7">id quod ad judicationem pertinet et ad ipsam est utile et<text:line-break/>accommodatum. Simili quoque modo quae die vigesimo<text:line-break/>fiunt, praeter ea quae deorsum feruntur; dictum est vi-<text:line-break/>gesimum criticum esse; quae autem inferius .vergunt, ea<text:line-break/>per inferiora adducenda sunt, ut ipse monuit; sed jam<text:line-break/>ad ea quae deinceps sequuntur, quae ipsa quoque ad ju-<text:line-break/>dicationem faciunt, transeamus.</text:span></text:p>
      <text:h text:style-name="P85" text:outline-level="2"><text:span text:style-name="T7">XX</text:span><text:span text:style-name="T9">I.</text:span></text:h>
      <text:p text:style-name="P3"><text:span text:style-name="T17">Multa autem purganda sunt eaque</text:span><text:span text:style-name="T7"> non </text:span><text:span text:style-name="T17">prope judicatio-<text:line-break/>nem, sed longius. In acutis autem raro multa ducenda<text:line-break/>sunt) in delastatis nero totum.</text:span></text:p>
      <text:p text:style-name="P92">Judicatio, ut dictum est, cum certamine notabilique<text:line-break/>perturbatione plerumque fit; perturbationis autem violen-<text:line-break/>tra naturam ea quae infesta funt etiam ante tempus cogit</text:p>
      <text:p text:style-name="P2"><text:span text:style-name="T7">extrudere: est enim virtus ipsa, qua aliena expelluntur<text:line-break/>ac tempus id agendi post finem ejus quae res alterat fa-<text:line-break/>cultatis; tunc enim obit functionem fuam omniaque fe-<text:line-break/>cundum naturam absoluta sunt quum illa ah actione de-<text:line-break/>sistit. Verum , cogitur interdum ea quae molesta sunt ante<text:line-break/>perfectam coctionem amoliri, sicut etiam interdum con-<text:line-break/>coctione jam; absoluta moratur et prae imbecillitate lente<text:line-break/>ad munus obeundum progreditur. Facultas igitur quae<text:line-break/>aliena expellit, ea est quae judicationes in morbis facit;<text:line-break/>proinde quum omnia ea, quae in animante, sunt, jam<text:line-break/>concocta sint, tunc optimae judicationes fiunt; prius au-<text:line-break/>tem expelli ac judicationem praevenire, malum est, pro-<text:line-break/>pterea quod cum iis quae noxia funt etiam utilia excer-<text:line-break/>nantur; id quod fieri solet, quum natura vel a medico<text:line-break/>vel ab iis quae corpore continentur irritetur, quamquam<text:line-break/></text:span><text:span text:style-name="T2">ηοή, </text:span><text:span text:style-name="T7">medicus solum afferre causam erroris possit, si quid<text:line-break/>mluus recte fecerit , fed etiam aegrotus et ministri et alia,<text:line-break/>quae proprie externa nominantur,, nt in ipso corpore of-</text:span></text:p>
      <text:p text:style-name="P2"><text:span text:style-name="T7">fendunt morbi causae et accessiones; ac si accessio sit,<text:line-break/>quae naturam stimulet, nullam quietem nullamque moram<text:line-break/>concedit, sed excitat movetque et tanquam ad pugnam<text:line-break/>provocat. Quemadmodum igitur natura pressa magna vi<text:line-break/>excrementorum et humorum infestantium cogitur saepe-<text:line-break/>numero: eos extrudere, idque malum est, si id antequam<text:line-break/>concocti humores sint et ante tempus judicationis faciat,<text:line-break/>ita nostrum erratum judicandum'est, si idem prope judi-<text:line-break/>eationem fecerimus; quocirca exspectandum est, uf lon-<text:line-break/>gius a judicatione id fiat, ut si natura nihil tunc fecerit,<text:line-break/>nos faciamus, quod non bonum sit, si prius expurges.<text:line-break/>Quod autem addit: </text:span><text:span text:style-name="T17">raro autem in acutis multa ducenda<text:line-break/>sunt,</text:span><text:span text:style-name="T7"> recte cenfuit: est enim explicata sententia, in mor-<text:line-break/>bis; acutis solum in principiis interdum utiliter adhiberi<text:line-break/>purgationem posse, sicut lu longis morbis femper est ex-<text:line-break/>spectanda mutatio j in. acutis vero etiam in principio me-<text:line-break/>dicamento' purgante uti possumus, si turgeant, idque erit</text:span></text:p>
      <text:p text:style-name="P2"><text:span text:style-name="T7">magna animadversione faciendum; siquidem non mediocre<text:line-break/>periculum impendet, si quis in morbo acuto male medi-<text:line-break/>cetur, debet enim mesticus, hoc attendere, ut aeger majo-<text:line-break/>rem fructum ex noxiorum humorum evacuatione ferat<text:line-break/>quam noxam, qua corpora a medicamentis purgantibus<text:line-break/>necessario- afficiuntur. Erit autem rnajoI utilitas, si omnis<text:line-break/>humor nrolestus cum tolerandi facilitate ac sine molestia<text:line-break/>evacuetur. Quum vero morbus non modo acutus sit, sed<text:line-break/>etiam vehementissimam [549] febrem adjunctam habeat,<text:line-break/>tunc multo magis ne purgans medicamentum demus vi-<text:line-break/>tandum erit, ac potius per venae sectionem facienda </text:span><text:span text:style-name="T17">eva-<text:line-break/>cuatio,</text:span><text:span text:style-name="T7"> ex qua minor quidem exisset quam ex purga-<text:line-break/>tione utilitas multo tamen sit futura securior, quum<text:line-break/>maximum a purgatione periculum immineat; praesertim<text:line-break/>vero si quis naturam aegroti non cognitam habuerit, qui-<text:line-break/>darn enim ita natura comparati sirnt ut aegre purgentur;<text:line-break/>quidam vero exiguo epoto medicamento copiofe purga n-<text:line-break/>tur; at si hominis naturam ignores, periculum est ne</text:span></text:p>
      <text:p text:style-name="P2"><text:span text:style-name="T7">aut major quam par sit sic t evacuatio aut ne omnino<text:line-break/>purgatio moveatur; aut si moveatur, ut ne tamen quod<text:line-break/>satis sit evacuetur: quae omnia maximam in morbis acutis<text:line-break/>noxam afferunt, quae res fecit ut ipse lu aphorismis<text:line-break/>hanc sententiam scriptam reliquerit: </text:span><text:span text:style-name="T17">in acutis morbis raro<text:line-break/>et in principiis purgante medicamento uti oportere.</text:span><text:span text:style-name="T7"> At-<text:line-break/>que id considerate admodum faciendum. In delassatis<text:line-break/>vero tutum ducendum est, quando vero id faciendum sit,<text:line-break/>attende ut intelligas. Quum sit duplex plenitudo, altera<text:line-break/>quae ad vires referatur et ad corruptelam facile perve-<text:line-break/>niat, atque etiam interdum partes quasdam petat et in<text:line-break/>eis tumores praeter naturam excitet, altura vero, ad effu-<text:line-break/>sionem pertineat, quae saepe in partes irruit et tumores<text:line-break/>praeter naturam creat, ac morbos comitiales venarum-<text:line-break/>que ruptiones efficit, conandum est.eam celeriter </text:span><text:span text:style-name="T17">eva-<text:line-break/>cuare,</text:span><text:span text:style-name="T7"> priusquam magnum aliquod in homine gignere-<text:line-break/>malum incipiat. Sed quomodo utrumque dignoscere ac</text:span></text:p>
      <text:p text:style-name="P94">»</text:p>
      <text:p text:style-name="P90">curare affectum oporteat, in libris de tuenda sanitate, co-<text:line-break/>piosius explicavimus, quocirca de eadem re nunc scribere<text:line-break/>supervacaneum existimo; igitur ad. ecnsequeutem transibo<text:line-break/>orationem, quae his fere verbis continetur;</text:p>
      <text:h text:style-name="P85" text:outline-level="2">XXII.</text:h>
      <text:p text:style-name="P3"><text:span text:style-name="T17">In febribus ad articulos et maxillas maxime abscejsus stunt,<text:line-break/>prope cujusque dolores ad superiorem partem magis et<text:line-break/>in totum. Si vero morbus lentus fuerit et deorsum se-<text:line-break/>ratur, infra etiam abscejsus stunt, maxime autem pedes<text:line-break/>calidi infra stgnistcant, f rigidi vero supra.</text:span></text:p>
      <text:p text:style-name="P92">Abscessus, inquit, lu febribus ad articulos maxillas-<text:line-break/>que fiunt maxime, idque accidit, quia, propter calorem<text:line-break/>febris magna copia humorum sursum in caput tollitur,<text:line-break/>quam postea inde ruentem glandulae maxillarum fusci-<text:line-break/>piunt, quemadmodum usu venit, quum e superioribus<text:line-break/>partibus in inguina et alas qnidplam descendit; febres au-</text:p>
      <text:p text:style-name="P2"><text:span text:style-name="T7">tem omnes quae ex lassitudine ortae sunt, proprium quen-<text:line-break/>dani calorem habent in articulis excitatum, unde nihiI<text:line-break/>mirabile fit, abscessus in articulos decumbere, quippe qui<text:line-break/>plus quam par fit laboraverint atque incaluerint. Id quod<text:line-break/>illis potissimum contingit, quibus plenitudo morbi causam<text:line-break/>attulit; ac magis, ut ipse ait, ad supernam partem, hoc<text:line-break/>est ad caput, propter eam causam quam attulimus.. At si<text:line-break/>deorsum morbus vergat,, tunc etiam abfcessus in partes<text:line-break/>infernas descendunt, cujus rei signum ipse statuit pedum<text:line-break/>calorem et frigus. Nam si pedes calidi sint, abscessum in<text:line-break/>partibus infernis fore indicant; causa est, quia humorum<text:line-break/>copia deorsum comportatur, Iocumque illum calore per-<text:line-break/>fundit; si frigidi sint, in supernis abscessum futurum sig-<text:line-break/>nificant, quod eo tempore omnia sursum ad caput feran-<text:line-break/>tur, extremaque praesertim pedes refrigerentur. Quo-<text:line-break/>modo autem supernas infernasque partes in corpore este<text:line-break/>debeamus inlelligere , ipse in sexto de morbis vulgaribus<text:line-break/>declaravit, cum ait,, an ea quoque quae infra jecur</text:span></text:p>
      <text:p text:style-name="P90">et supernis distributa sunt, ibi enim jecur esse terminum<text:line-break/>bmnrum supernarum infernarumque corporis partium sta-<text:line-break/>tuit, convexa enim ejus pars septo transverso annexa esu<text:line-break/>Itaque omnis quae supra, jecur sila sunt, eadem etiam<text:line-break/>supra Ieptum transversum sunt collocata, ut cor, pulmo,<text:line-break/>pectus,’ collum ac multo etiam magis caput, cetera om-<text:line-break/>nia infra lu corpore esse'voluit; ceterum abscessus in<text:line-break/>partibus superioribus ut plurimum difficiliores sunt; causa<text:line-break/>est, quia e partibus superioribus cum eodem affectu con-<text:line-break/>flictantur , majus periculum quam ab inferioribus impen-<text:line-break/>det. Perspicuum enim est, si. cor aut pulmonem aut ce-'<text:line-break/>rebrum inflammatio obsideat, mortiferum morbum esse, at<text:line-break/>si partes infra jecur- sitae inflammatione tententur, pauci<text:line-break/>admodum "inori solent, nisi male eis adhibeatur curatio;<text:line-break/>idque attestatur, quum ait, si autem ea, quae e superio-<text:line-break/>ribus partibusrin articulos infra decubuerunt, lufra um-<text:line-break/>bilicum 'constiterint, . bonum; si vero fupra , non pariter</text:p>
      <text:p text:style-name="P90">morbum solvunt, nisi fuppuraverint; eo enim in loco ha-<text:line-break/>bemus, abscessus qui in partes infra jtmbilicum decum-<text:line-break/>bunt bonos esse, qui supra non. bonos; aitque malitiam<text:line-break/>ipsiorum aliqua ex parte diminui, si tumores forte sup-<text:line-break/>puraverint. Qui porro morbi judicari per abscessum con-<text:line-break/>sueverint, Hippocratee ipse in praesagiis conscripsit..</text:p>
      <text:h text:style-name="P85" text:outline-level="2">XXIII.</text:h>
      <text:p text:style-name="P109">Quibus e morbis exsurgentibus statim sane in manibus aut<text:line-break/>,pedibus dolores oboriuntur, td iis abscejsus stunt.</text:p>
      <text:p text:style-name="P92">Qui ex morbo convalescunt, uou admodum robustas<text:line-break/>vires habent, quocirca si in laboribus versentur ac rnul-<text:line-break/>tas- vehementesque motiones obeant,-facile laeduntur, -ac.<text:line-break/>majorem etiam noxam sentiunt, si humores morbum effi-<text:line-break/>cientes, non bene sint expurgati et quaedam. fortasse re-<text:line-break/>liquiae adhuc adsint. Scimus enim quae' post judicatio-</text:p>
      <text:p text:style-name="P90">nem in morbis relinquuntur, recidivas excitare consue-<text:line-break/>visse. Itaque quum in eo statu aut manus aut pedes la-<text:line-break/>borarint aut dolore conflictentur, illuc irruere abscessus<text:line-break/>scribit. Labor enim causae rationem obtinet;, dolor signi;<text:line-break/>ac non mirabile est, ut' jam dixi , si major caliditas in<text:line-break/>parte accenditur ejusque imbecillitas augetur et tanquam<text:line-break/>via fit supervacaneis, nt abscessus gignatur. Hoc autem<text:line-break/>loco videtur tria abscessuum tempora constituere [550]<text:line-break/>unum in morbis, de quo egit oratione .superiore, alterum,<text:line-break/>dum aegroti convalescunt, de quo nunc disserit, tertium,<text:line-break/>quod morbos antecedit, de quo deinceps asi hunc modum<text:line-break/>loquitur.</text:p>
      <text:h text:style-name="P85" text:outline-level="2">XXIV.</text:h>
      <text:p text:style-name="P3"><text:span text:style-name="T17">Sed st qua pars ante morbum laboravit </text:span><text:span text:style-name="T4">ρ </text:span><text:span text:style-name="T17">ibi morbi sedes<text:line-break/>erit, ut 'accidit iis, qui Perinthi tufst et angina labo-<text:line-break/>rarunt: tujscs enim non secus ac febres abscejsus excitant.</text:span></text:p>
      <text:p text:style-name="P5"><text:span text:style-name="T7">Si antequam quispiam in morbum incideret, aliqua<text:line-break/>corporis pars laboraverit, timendum erit ne aliquis in-<text:line-break/>eam abscessus fiat; in omnibus enim morbis, qui prius<text:line-break/>per-excretionem non judicantur, iu iis abscessus decum-<text:line-break/>here in eas partes solent, quae prius laborarint: quum<text:line-break/>enim illae sint imbecilliores, etiam magis ac facilius hu-<text:line-break/>morum copiam excipiunt. Id quod in iis potissimum<text:line-break/>morbis intelliges, </text:span><text:span text:style-name="T17">in</text:span><text:span text:style-name="T7"> quibus futuros abscessus suspicabere;<text:line-break/>ipse vero rem exemplis declaravit eorum qui in Perinthia<text:line-break/>urbe tussem aut anginam passi erant, in quibus verisimile<text:line-break/>est abfcessus aut in cervice aut in pulmone aut etiam in.<text:line-break/>pectore exortos esse, quando tusses abfcessus tales faciant,<text:line-break/>quales etiam excitari a febribus folent.</text:span></text:p>
      <text:h text:style-name="P85" text:outline-level="2">XXV.</text:h>
      <text:p text:style-name="P109">Eadem quoque ratione contingit vel ab humoribus vel<text:line-break/>corporis colliquatione et animi affectionibus.</text:p>
      <text:p text:style-name="P91">Haec quoque de abscessibus dicta videri possunt, nt<text:line-break/>censeat ipsos a copia etiam humorum aut colliquatione<text:line-break/>corporis et item animi exoriri; quum enim sit humorum<text:line-break/>magna vis, ut non. possit omnis excerni, tunc in partem<text:line-break/>quandaul imbecilliorem fixa innitur; qnumque magna est<text:line-break/>humorum tenuitas et corporis raritas, tunc per eam per-<text:line-break/>spirationem, quae sensum nostrum fugit, corpora celerrime<text:line-break/>evacuantur, ut nisu occurras, facile colliquentur, quod<text:line-break/>idem in colliqnatione corporis ufu venit; atque in febri-<text:line-break/>bus quidem yehementissimrs colliquari saepe corpus con-<text:line-break/>cidereque et extenuari conspeximus, idque interdum plus<text:line-break/>quam per sit accidit aut propter febris magnitudinem aut<text:line-break/>propter morbi tempus aut propter aetatem aut etiam re-<text:line-break/>gionem aut anni tempus aut aeris constitutionem aut eva-<text:line-break/>cuationes, quae sub sensum cadunt, aut vigilias aut curas<text:line-break/>ani inediam aut immoderatos motus; nam et magnitudo<text:line-break/>et malitia febrium interdum graciles homines extenuatos-</text:p>
      <text:p text:style-name="P2"><text:span text:style-name="T2">- </text:span><text:span text:style-name="T7">que vel in primis diebus reddit, quemadmodum est ab<text:line-break/>ipso in libro praesagiorum de cadaverosa facie conscriptum ;,<text:line-break/>idem quoque morbi prolixitas facit, aetas quoque tum<text:line-break/>puerorum, tum eorum qui,ultima funt senectute., ac in<text:line-break/>pueris propter hnmiditatem et caliditatem plurimum fluit<text:line-break/>et corpus evacuatum extenuatur; lu iis vero qui summa<text:line-break/>sunt senectute propter virium imbecillitatem corpus colla-<text:line-break/>bitur. Jam vero ex anni partibus et regionibus et aeris<text:line-break/>constitutionibus planum est calidiores ac sicciores magis<text:line-break/>evacuare corpora, frigidiores ac hnmidiores ne cutis per-<text:line-break/>spiratione digeratur et inaniatur, prohibere.. Sed etiam<text:line-break/>sequi macies corporis sulet ex sanguinis eruptione, sudo-<text:line-break/>ribus, urinis, vomitibus et alvi dejectione nimia, item-<text:line-break/>que ex inedia, vigiliis, sollicitudinibus nec minus etiam e<text:line-break/>delirio , quum aegroti assidue exsurgunt. Quae vero col-<text:line-break/>liquatio proprie nominatur, plerumque fit, quod pinguedo<text:line-break/>aut etiam tenera caro propter malignam febrem collique-'</text:span></text:p>
      <text:p text:style-name="P2"><text:span text:style-name="T7">tur, quam sane ex urinis potissimum cognosces; sunt enim<text:line-break/>illae oleosae, eaeque principium colliquationis significant;<text:line-break/>quumque et in calore et iu consistentia quid veluti oleum<text:line-break/>sit, tum affectionis indicat statutu. Verum ne hujusmodi<text:line-break/>urinae in fraudem te conjiciant, propterea quod tales<text:line-break/>ferme excerni solent, quum renum pinguedo dissolvitur.<text:line-break/>Sed distinctiones allatae sunt ab Hippocrate, quum dice- •<text:line-break/>ret: </text:span><text:span text:style-name="T17">quibus subsidentia pinguia sunt et consurtim exeunt,<text:line-break/>in iis renum affectiones indicant;</text:span><text:span text:style-name="T7"> causa est, quia in reni-<text:line-break/>bus celeriter fit excretio, at in-pinguedine totius corporis<text:line-break/>non celeriter fed tarde. De his autem et de aliis omni-<text:line-break/>bus quae acutis malignisque morbis accidunt, Hippocrates<text:line-break/>in libro praesagiorum accurate disseruit; quocirca minime<text:line-break/>necesse est, pluribus </text:span><text:span text:style-name="T25">ea</text:span><text:span text:style-name="T7"> verbis persequi.</text:span></text:p>
      <text:h text:style-name="P85" text:outline-level="2">XXVI.</text:h>
      <text:p text:style-name="P111">Humores igitur, quibus anni temporibus efflorescunt, nasce</text:p>
      <text:p text:style-name="P112">oportet et quosnam in singulis morbos efstciant et quas-i<text:line-break/>nant in unoquoque, morbo affectiones pariant.</text:p>
      <text:p text:style-name="P92">Erat hoc. in libro de humoribus propositum nosse<text:line-break/>humorum naturam qui in humano insunt corpore et quo-<text:line-break/>nam tempore quisque domluetur et quot qualesque morbi<text:line-break/>ab humoribus gignantur; denique non ignorare quinam<text:line-break/>sint modi, morborum, quam , rem nos in tertio horum<text:line-break/>commentariorum explanabimus j nunc vero de humoribus,<text:line-break/>quum in principio omnia fere quae ad hanc rem perti-<text:line-break/>nent conscripserimus, pauca quaedam afferemus. Anni<text:line-break/>tempora differunt inter se humiditate, caliditate, frigidi-<text:line-break/>tate ac siccitate; ut hiems humiditate frigiditateque prae-<text:line-break/>stet ceteris; aestas caliditate ac siccitate; ver sit accurate<text:line-break/>in medio utriusque constitutum; autumni vero, non £551]<text:line-break/>est eadem ratio, fed frigus mane viget, meridie magnus<text:line-break/>calor, ad vesperam calor rursus in frigus commutatur; in</text:p>
      <text:p text:style-name="P2"><text:span text:style-name="T7">eo tamen sic. cum humido frigus calori dominatur, haec-<text:line-break/>que in anni temporibus fere comperies. In singulis vero<text:line-break/>temporibus proprius quidam humor exsuperat,' ut hieme<text:line-break/>pituita, vere sanguis, aestate bilis, autumno acida bi-<text:line-break/>lis. Morbi autem frequentes in omnibus anni temporibus<text:line-break/>infesti funt, ut verno tempore qui a melancholia oriun-<text:line-break/>tur, itemque insaniae, morbi comitiales, sanguinis proflu-<text:line-break/>via et alii permulti, quorum ipse et in aphorifmis et in<text:line-break/>libro de aere, aquis et lobis mentionem ferit: cujusmodi<text:line-break/>sunt anginae, gravedines, raucitates, tusses, leprae, im-<text:line-break/>petigines, vitiligines et ulceratae pustulae quam plurimae<text:line-break/>et pani et quaecunque articulos attingunt; per aestatem<text:line-break/>vero, quum ex his quidam, tum vero alii morbi vigent,<text:line-break/>ut continuae febres et ardentes et tertianae eaeque plu-<text:line-break/>rimae; quartanae </text:span><text:span text:style-name="T17">item -et</text:span><text:span text:style-name="T7"> vomitus et alvi profluvia et lip-<text:line-break/>pitudines et aurium dolores et oris ulcerationes et pii-<text:line-break/>dendorum corruptelae et sudores; autumno autem et multi</text:span></text:p>
      <text:p text:style-name="P2"><text:span text:style-name="T7">aestivi et quartanae febres et erraticae et lienis morbi et<text:line-break/>aqua inter cutem et tabes et levitas intestinorum et eorun-<text:line-break/>dem difficultas et coxendicis mala; itemque suspiria et<text:line-break/>volvulus et alia permulta; hieme lateris dolor, pulmonis<text:line-break/>inflammatio, gravedo, raucitas, tussis, dolor pectoris, co-<text:line-break/>starum, lumborum et capitis, vertigines et morbus atto-<text:line-break/>nitus. Ipse vero addit et morbos qui iu cujusque aetate<text:line-break/>exoriuntur, itemque eos qui ex victus ratione originem<text:line-break/>ducunt et qui. a regione et vitae institutis excitantur. Cen-<text:line-break/>sct autem, ut quibus temporibus humores floreant, intel-<text:line-break/>ligamus, qua de re ipsa ita scriptum reliquit: augetur,<text:line-break/>inquit, in </text:span><text:span text:style-name="T17">homine pituita hiemet</text:span><text:span text:style-name="T7"> tum causam addit: eius<text:line-break/></text:span><text:span text:style-name="T17">enim,,</text:span><text:span text:style-name="T7"> inquit, natura </text:span><text:span text:style-name="T17">maxime omnium eorum quae insunt<text:line-break/>in corpore hiemi respondet, est enim frigidifstma.</text:span><text:span text:style-name="T7"> De<text:line-break/>vere autem scribit haec; </text:span><text:span text:style-name="T17">vere autem pituita adhuc valens<text:line-break/>manet 'in corpore et sanguis augetur, </text:span><text:span text:style-name="T7">. Haec enim anni<text:line-break/>pars ei per naturam maxime respondet ; siquidem humidus<text:line-break/>calidusque esu Aestate validus adhuc sanguis est et bilis</text:span></text:p>
      <text:p text:style-name="P2"><text:span text:style-name="T7">in corpore sefe extollit et in autumnum pertinet; au-<text:line-break/>turnno exiguus sanguis gignitur, propterea quod autumnus<text:line-break/>est ei natura contrarius, prolude fit ut autumno paucis-<text:line-break/>simum sanguinis in homine gignatur; at bilis atra et<text:line-break/>copiosissima et valentissima autumho est; ac merito quidem<text:line-break/>humor hujusmodi est exortus, siquidem humores aestate<text:line-break/>prius assati erant; assatorum autem reliquiae, quum pri-<text:line-break/>mum exstinctus calor est, frigidae siccaeque redduntur;<text:line-break/>ac frigidae, quia exstinctus calor est; siccae, quia dum<text:line-break/>assarentur humor universus sit absumptus. Quod igitur<text:line-break/>ait, humores efflorescere, nihil aliud videtur significare,<text:line-break/>quam hunc vel, illum humorem superare ceteros, uti di-<text:line-break/>ximus, ut pituitam hieme, sanguinem vere, flavam aut<text:line-break/>pallidam bilem aestate, melancholicum humorem autumno.<text:line-break/>De morbis autem qui per anni tempora ac partes oriun-<text:line-break/>tur in tertio commentario disseremus. Iam vero illud<text:line-break/>etiam non esse nobis ignotum vult, ut quod in singulis<text:line-break/>morbis </text:span><text:span text:style-name="T2">παθἡματα </text:span><text:span text:style-name="T17">affectus</text:span><text:span text:style-name="T7"> sint, plane sciamus; quod ut</text:span></text:p>
      <text:p text:style-name="P2"><text:span text:style-name="T7">sit peripicunm, scire convenit,, omnem corporis affectio-<text:line-break/>nem quae de statu naturae </text:span><text:span text:style-name="T21">destex.it </text:span><text:span text:style-name="T7">aut morbum esse aut<text:line-break/>morbi causam censuri aut symptuma, quod etiam </text:span><text:span text:style-name="T2">πάθος<text:line-break/></text:span><text:span text:style-name="T17">ajscctus</text:span><text:span text:style-name="T7"> nomine appellatur, morbus autem est sanitati<text:line-break/>contrarius et ab utrisque affectus differt j quod enim cnn-<text:line-break/>que patitur quispiam, id affectus nomine appellandum est,<text:line-break/>quamobrem, ut ego quidem puto , factum </text:span><text:span text:style-name="T23">e</text:span><text:span text:style-name="T7">st ut fenfuum<text:line-break/>alterationes appellentur affectus; ut iu adfpectu quae a<text:line-break/>nigro, albo, flavo ceterisque coloribus proficiscuntur; </text:span><text:span text:style-name="T17">in<text:line-break/></text:span><text:span text:style-name="T7">tactu, quae a calore, frigore, humiditate, duritie, molli-<text:line-break/>tie et aliis omnibus quae funt hujus generis accidunt ;-<text:line-break/>idem in ceteris sensibus intelligendum esu Voluptatem<text:line-break/>quoque affectum appellamus; et omnino omnem motum<text:line-break/>qui ab alio in alio excitatur: motus enim ejus qui facit,<text:line-break/>actio est, at ejus qui ab illo quodammodo afficitur, afsc-<text:line-break/>ctus; unde apparet, affectum tum, cum sit mutatio-, alte-<text:line-break/>ratio et motio, gigni; id vero jam nos in libro de voca-</text:span></text:p>
      <text:p text:style-name="P90">bulis medicis demonstravimus , ac proprie quidem affectus<text:line-break/>nomine veteres omnes omnem motum externum signifi-<text:line-break/>caut ssqui tamen jam ab ipso nomine abutuntur, eas etiam<text:line-break/>affectiones quae ex affectu sunt genitae nec amplius sunt<text:line-break/>in motu, affectus nominant; affectio tamen neque diutur-<text:line-break/>nior, neque solutu difficilior est, quam habitus et tamen<text:line-break/>affectum esse idem fere est quod pati; et affectio ab af-<text:line-break/>fectu differt motione: nam quum cessavit; quod alterabat,<text:line-break/>ea quae in affecto permanet alteratio, est patientis affe-<text:line-break/>ctio; nomen vero affectionis inde est declinatum, quod<text:line-break/>modo quodam quis afficiatur; siquidem omnia quae in re-<text:line-break/>rum natura funt sive fana sive aegra sive neutra assi-<text:line-break/>ciantur,</text:p>
      <text:h text:style-name="P86" text:outline-level="2">XXVII.</text:h>
      <text:p text:style-name="P8"><text:span text:style-name="T7">Tum vero </text:span><text:span text:style-name="T17">corpus reliquum.spectandum est, ad quem mor-<text:line-break/>bum maxime natura vergit et quidnam Uen intumescens<text:line-break/>&lt; facit i horum etiam quiddam natura facit, ac colores<text:line-break/>fere deteriores sunt et corpora tument et st quid aliud<text:line-break/>stt, te in his exercere oportet.</text:span></text:p>
      <text:p text:style-name="P4"><text:span text:style-name="T7">Quemadmodum initio dixi, color morbum plerumque<text:line-break/>indicat, ideo ne lu morbis et habitu naturali fallamur,<text:line-break/>nobis consulit, ut quomodo totius corporis habitus natura*<text:line-break/>fe habeat cognoscamus; interdum enim colores deterio—<text:line-break/>res sunt, quam tu fortasse eos secundum naturam esse<text:line-break/>existimares, ac tunc etiam non bene valere hominem su-<text:line-break/>spicabere; quocirca corporis habitum nosse oportet, ut<text:line-break/>quam in partem morbi effectrix natura repat, non igno-<text:line-break/>res: plerique enim in morbum regium cadunt, quod male<text:line-break/>affectum jecur sit, interdum vero etiam secundum natu-<text:line-break/>ram tales sunt, propterea quod iu prima conformatione</text:span></text:p>
      <text:p text:style-name="P2"><text:span text:style-name="T7">male affecti sint, quod esse tibi planum debet, ne deci-<text:line-break/>piaris et eos aegrotare tum, quum sion aegrotant, existi-<text:line-break/>mes, atque eo quidem tempore aegrotis auxiliari convenit<text:line-break/>iis coloribus qui sint ipsorum colori persimiles, contra</text:span><text:span text:style-name="T23">r<text:line-break/></text:span><text:span text:style-name="T17">vero</text:span><text:span text:style-name="T7"> faciendum est in iis qui sanguinem conspuunt: ruber<text:line-break/>enim color provocare sanguinem videtur, siquidem humor<text:line-break/>omnis similibus admotis expurgatur, ut adhibitis contra-<text:line-break/>riis lutra corpus pelli consuevit. Ceterum quomodo scire<text:line-break/>ac dignoscere naturalem habitum oporteat, ipse unius ap-<text:line-break/>positione exempli declaravit, ut quidnam, inquit, lien<text:line-break/>intumescens facit: quemadmodum enim multiplices tumo-<text:line-break/>res ex liene male' affecto oriuntur, ita etiam facere ipse<text:line-break/>habitus potest: cujusmodi sunt vitia coloris, corporis,<text:line-break/>evacuationes ac reliqua genera affectionum, in quibus este<text:line-break/>exercitatum medicum oportet. Mulli autem praeter natu-<text:line-break/>rarn tumores obsidere lienem solent, ut duritia in parti-<text:line-break/>bus inferioribus, ut quidam sit rotundus, quidam [552]<text:line-break/>latus, quidam in longitudluem, porro autem qui a </text:span><text:span text:style-name="T17">parte</text:span></text:p>
      <text:p text:style-name="P2"><text:span text:style-name="T7">inferna durus est, qui deorium vergit, ideo ipsum </text:span><text:span text:style-name="T2">κατάῤ-<text:line-break/>ῥοπον </text:span><text:span text:style-name="T7">Hippocrates vocat, quia pravos humores quos in fe<text:line-break/>continet, in partes corporis inferiores propellit. Neque<text:line-break/>enim de liene dubitandum est, an quod sibi proprium est<text:line-break/>trahat et alienum secernat alteretque </text:span><text:span text:style-name="T17">.et</text:span><text:span text:style-name="T7"> contineat quid-<text:line-break/>qnid attrahere suapte natura potest: siquidem in iis com-<text:line-break/>mentariis qui funt a nobis de naturalibus facultatibus<text:line-break/>conscripti, quatuor facultates unicuique particulae quae<text:line-break/>nutrienda sit esse necessariae demonstravimus. Verum ta-<text:line-break/>men in excrementis secernendis errores committuntur,<text:line-break/>cujus rei triplex est causa: prima est partium ipsa expur-<text:line-break/>gantium imbecillitas, altera est angustia viarum, tertia est<text:line-break/>excrementi ipsius vitium. Praeterea- vero imbecillitatis<text:line-break/>causa est intemperies, angustiae vero obstructio aut aliquis<text:line-break/>instrumentorum tumor; tumorum vero causa est humorum<text:line-break/>destuxio quae in ipsum instrumentorum corpus irruit,<text:line-break/>obstructiones aut crassitudo aut tenacitas humorum aut</text:span></text:p>
      <text:p text:style-name="P2"><text:span text:style-name="T7">quid velpt germen ad natum; vitia autem excrementorum<text:line-break/>sunt multitudo, -crassitudo et tenacitas</text:span><text:span text:style-name="T17">, excrementa autem<text:line-break/></text:span><text:span text:style-name="T7">concoctionis quae in venis fit tria sunt , ut biliosum, ut<text:line-break/>melancholicum, ut serosum, biliosum nero vesica jecori<text:line-break/>adjuncta, expurgat melancholicum lien, serosum </text:span><text:span text:style-name="T17">renes,<text:line-break/></text:span><text:span text:style-name="T7">indeque fit nt in lienis vitiis color totius corporis ad<text:line-break/>nigrius vergat, prout ipsius imbecillitatis affectus postulat,<text:line-break/>quando haec est‘ei amatura tributa actio, ut melancholi-<text:line-break/>cum sanguinem jecore in se trahat eoque nutriatur. Ita-<text:line-break/>que ubi attrahendi vis quae in ipso est infirma sit facta, r<text:line-break/>tum Ianguis ex jecore prodiens impurus in totum corpus<text:line-break/>comportatur, ideoque color fit nigrior, interdum etiam<text:line-break/>illud excrementum animi defectiones et moestitias melan-<text:line-break/>cholicas, gignit, interdum vero vehementissimas ciborum<text:line-break/>appetentias excitat, saepe etiam aversionem, imo vero<text:line-break/>etiam cum fcirrhum contraxit, aquam inter cutem affert,<text:line-break/>jecore nimium in affectus consenfum perducto nec minus<text:line-break/>etiam idem male affectus diutius aut propter inflammatio-</text:span></text:p>
      <text:p text:style-name="P95">nem aut propter fcirrhurn ad nigriorem colorem conver-<text:line-break/>sus toti corpori vitia coloris impertitur, qua in re scire<text:line-break/>debes, album viridemque colorem nobis indicare absces-<text:line-break/>fum in jecore esse, viridem et nigrum in liene, album<text:line-break/>et «<text:tab/>* in pulmone, horum autem colorum for-</text:p>
      <text:p text:style-name="P8"><text:span text:style-name="T7">ma Iervatur, quum abscessus minime succensi sunt, sed<text:line-break/>ipse lien universi corporis colores vitiat ac deteriores fa-<text:line-break/>cit, quin-etiam ipse est femper jecore nigrior, praeser-<text:line-break/>tim vero lu iis' animantibus, quorum calidior est terupe-<text:line-break/>ratura atque siccior. Tu vero unum habes </text:span><text:span text:style-name="T17">a</text:span><text:span text:style-name="T7"> nobis com-<text:line-break/>positum de atra bile librum, in quo et haec et cetera,<text:line-break/>quae sunt hujus generis omnia continentur.</text:span></text:p>
      <text:h text:style-name="P85" text:outline-level="2">XXVI<text:span text:style-name="T28">II</text:span>.</text:h>
      <text:p text:style-name="P3"><text:span text:style-name="T17">Animi intemperantia in cibis, potibus, fomno, vigilia aut<text:line-break/>propter amores quosdam, ut tefscrarum; </text:span><text:span text:style-name="T7">aut </text:span><text:span text:style-name="T17">propter</text:span></text:p>
      <text:p text:style-name="P5"><text:span text:style-name="T7">artes aut </text:span><text:span text:style-name="T17">propter neceststtates laborum tolerantia et quo-<text:line-break/>rum ordinata est aut inordinata.</text:span></text:p>
      <text:p text:style-name="P4"><text:span text:style-name="T7">Tres sunt animi partes quibus ad voluntarium mo-<text:line-break/>tum incitamur, ‘atque has quidem omnes seu partes, seu<text:line-break/>facultates animi appelles, a quibus vita nostra guberna-<text:line-break/>tur, est jam a nobis. demonstratum, ut una'sit, qua ratio-<text:line-break/>cinamur, altera qua irascimur, tertia qua cupimus; item-<text:line-break/>que eas substantia inter fele differre ac multo etiam ma-,<text:line-break/>gis in differentibus esse, locis sitas, perspicuum esse arbi-<text:line-break/>tramur: omnes enim possunt cognoscere; partem animi<text:line-break/>qua cupimus .esse ab ea qua ratiocinamur diversam; nam<text:line-break/>et quum fame urgemur, impleri cibis expetimus, quum<text:line-break/>sitis urget, potus cupiditate ducimur, at in pueritia more<text:line-break/>brutorum saturitati operam damus, neque utrum profutn-<text:line-break/>rurn illusi sit aut nociturum consideramus. Quum autem<text:line-break/>in viros non solum </text:span><text:span text:style-name="T17">aetate,</text:span><text:span text:style-name="T24">:</text:span><text:span text:style-name="T17"> fed</text:span><text:span text:style-name="T7"> etiam ratione evaserimus,;<text:line-break/>saepenihil plane bibimus, quod potum esse nociturum</text:span></text:p>
      <text:p text:style-name="P2"><text:span text:style-name="T7">persuasum habeamus; saepe etiam minus quam cupiamus<text:line-break/>sumimus, si majore.sumptum copia noxam allaturum sit;<text:line-break/>saepe etiam pugnam ejus partis animi in qua mens et<text:line-break/>ratio elucet; quum ea quae cupiditate alitur, quum in '<text:line-break/>morbis, tum aliis plerisque conditionibus .spectamus, lu<text:line-break/>quibus nondum esse opportunum videtur, ut esurienti </text:span><text:span text:style-name="T17">ci-<text:line-break/>bus, sitienti</text:span><text:span text:style-name="T7"> potus offeratur nec eum qui riget calefacia-<text:line-break/>mus nec refrigeremus eum qui colore sit perfusus nec re-<text:line-break/>bus venereis utatur is qui ad eas incitetur; facultas enim<text:line-break/>quae in nobis est' rationis expers ad singula nos trahit<text:line-break/>quae cupimus.; ratio retrahit impetum lutempestivum ac<text:line-break/>cohibet. Et tamen quidam funt, qui unam esse animi<text:line-break/>substantiam velint; eam porro substantiam ajunt esse<text:line-break/>cujusque naturae perfectionem, si vero tale quidpiam est,<text:line-break/>virtus una erit: siquidem una est perfectio, atque ita lu<text:line-break/>animi parte in qua inest ratio scientiam esse virtutem erit<text:line-break/>necessarium; sique una fola pars animi quae rationis est<text:line-break/>compos insit lu nobis, nihil est cur multas virtutes re-</text:span></text:p>
      <text:p text:style-name="P2"><text:span text:style-name="T7">quiramus; si vero etiam iracundiam statuamus, ejus quo-<text:line-break/>que virtutem esse necesse erit: sic si ad has duas tertia<text:line-break/>quoque pars in qua cupiditates versantur accedat, tres<text:line-break/>subinde virtutes erunt et quarta idem-ex mutua harum<text:line-break/>relatione exorietur, atque ita diversa erit pars rationis,<text:line-break/>diversa pars cupiditatum, diversa denique </text:span><text:span text:style-name="T17">ea</text:span><text:span text:style-name="T7"> quae irarum<text:line-break/>aestu fluctuat, eritque una cujusque partis virtus propria;<text:line-break/>ut eam quae in parte quae rationis particeps est sapien-<text:line-break/>tiam aut prudentiam aut scientiam vocent; eam'quae lu<text:line-break/>parte' iracundiae versatur fortitudinem ; quae in cupidita-<text:line-break/>tum inest parte temperantiam. Quum autem foIa ratio<text:line-break/>in causa est, ut animus appetitione ducatur,- penes ipsam<text:line-break/>etiam est sedandae appetitionis facultas; si vero aut ira-<text:line-break/>cundia aut cupiditas ad ipsam accesserint; quae nimirum<text:line-break/>facultates funt expertes rationis et corporis gravisati per-<text:line-break/>similes,-illico non potest, ubi vult, consistere; progressu .<text:line-break/>tamen temporis, ut in currentibus usu venit, hoc fortasse<text:line-break/>confequetur; interdum vero etiam ratio cum affectu con-<text:line-break/>currit, ac tunc quae affectus facit ea comprobat ratio.</text:span></text:p>
      <text:p text:style-name="P2"><text:span text:style-name="T7">quod in intemperantibus perspicitur; qui jucundissimis<text:line-break/>rebus frui summum bonum esse existimant, quod ratio in<text:line-break/>animo ipsorum cupiditatem sponte sequatur, resistit vero<text:line-break/>etiam affectui ratio, quum homo voluptatis ejus quae<text:line-break/>proposita est non opinatur quidem honestam esse aut bo-<text:line-break/>nam delectationem, sed tamen a valenti quodam faculta-<text:line-break/>tis quae concupiscit motu ad ipsam attrahitur; quo loco<text:line-break/>si ratio superabit, is. homo et sui et suorum affectuum<text:line-break/>continens erit et nominabitur; si cupiditas </text:span><text:span text:style-name="T17">vincet,</text:span><text:span text:style-name="T7"> con-<text:line-break/>trario' nomlue appellabitur et impotens dicetur; quum<text:line-break/>vero a sola ratione ad usum rerum jucundarum [553]<text:line-break/>ducetur, ipsarum perceptionem non fractione, sed. usu<text:line-break/>metitus, is temperans vocabitur, sicut intemperans qui<text:line-break/>solum a cupiditate trahitur, quam etiam ratio consequa-<text:line-break/>tur; quocirca quam dormientibus ea pars animi quae men-<text:line-break/>tis et rationis particeps sit cupiditatibusque imperet sopita<text:line-break/>langueat; illa autem in qua veritas quaedam sit atque</text:span></text:p>
      <text:p text:style-name="P2"><text:span text:style-name="T7">agrestis immanitas, ut appellare Plato solet, quum sit<text:line-break/>immoderato' obstupefacta potu atque pastu, exsultat in<text:line-break/>sumno et jactatur quaeritque quomodo id ipsum, quod<text:line-break/>vult, consequatur, quo tenipore nihil est, quod non au-<text:line-break/>deat, quasi omnem verecundlam pudoremque exuerit:<text:line-break/>multa enim impure conatur ac trucidare aliquem videtur<text:line-break/>atque a nullo potus pastusque genere abstinere et omnia<text:line-break/>facere tetre cum temeritate atque impudentia; at qui sa-<text:line-break/>lubri et moderato victu quieti fe tradiderit, ea parte ani-<text:line-break/>mi quae mentis et consilii agitata est et bonarum cogi-<text:line-break/>tationum epulis feturata et ea parte animi in qua volu-<text:line-break/>ptates versantur nec inopia enecta nec satietate affluenti,<text:line-break/>ut conqniescat, neque tumultum ullum praestantissimae<text:line-break/>parti afferat aut laetitia ipsam perfundens aut moerore<text:line-break/>conficiens, sed sinat, ut ipsa per se sola atque pura con-<text:line-break/>sideret earumque rerum studio ducatur quas non novit,<text:line-break/>sive eae praesentes sint sive praeteritae sive suturae;<text:line-break/>illa etiam tertia pars in qua irarum existit ardor, sedata</text:span></text:p>
      <text:p text:style-name="P2"><text:span text:style-name="T7">ac restincta sit nec ulli infensa quiescat, atque ita duabus<text:line-break/>animi- partibus compressis, illa tertia pars rationis et men-<text:line-break/>tis eluceat seque acrem ad somniandum praebeat; tum<text:line-break/>veritatem maxime attingit, neque ei visa absurda occur-<text:line-break/>runt, atque haec quidem ex incontinentia intemperantia-<text:line-break/>que oriuntur. Sed quid attinet dicere celera mala et •<text:line-break/>item morbos qui ex ipsa originem ducunt? Innumerabiles<text:line-break/>sane sunt ferme et tot ut paucis explicari non possint,:<text:line-break/>nos enim perspectum habemus, morbos eos qui ex nimia<text:line-break/>omnium humorum copia exissent, hinc potissimum ex-<text:line-break/>oriri; et quum me ad ejusmodi homines quidam arcesse-<text:line-break/>resit, eo tempore feci omnia quaecunque ad bonam vale-<text:line-break/>tudinem esse necessaria existimabam ; deinde autem ineunto<text:line-break/>vere eos evacuare conatus fum; nonnulli etiam funt qui<text:line-break/>multas corporis partes imbecillas habant, ut caput, ut<text:line-break/>oculos, aut qui affectibus iis qui a vertigine oriuntur fa-<text:line-break/>cile corripi' folent J hi sunt a nobis evacuatione curati,<text:line-break/>quum tamen prius quid coacervari in eis soleret conside-</text:span></text:p>
      <text:p text:style-name="P2"><text:span text:style-name="T7">navissemus; nonnulli enim amarae bilis humorem copio-<text:line-break/>siorem , quam aliorum colligunt, aliis melancholicus, aliis<text:line-break/>pituitosus; in aliis ex aequo omnes coacervantur, in qui-<text:line-break/>bus-redundare sanguis dicitur. Equidem permultus curavi;<text:line-break/>qui multorum annorum spatio pedum doloribus per in-<text:line-break/>tervalla fuerant conflictati, quum in eis redundantem<text:line-break/>humorem in principio veris evacuassem aut sanguinem de-<text:line-break/>traxissem. .. Illud tamen sciendum est, </text:span><text:span text:style-name="T17">eos</text:span><text:span text:style-name="T7"> in tota rictus<text:line-break/>ratione esse moderatos oportere, qunin intemperantes, vi-<text:line-break/>nofos et abdomini datus sive purges sive sanguinem eis<text:line-break/>mittas, magnopere juvare non possis; intemperanter'enim<text:line-break/>viventes magnam crudorem humorum copiam celeriter<text:line-break/>coacervant, quorum ne aggredi quidem curationem opor-<text:line-break/>tet; .contra vero si'medico sint dicto audientes, maxime<text:line-break/>adjuvantur, si initio, veris evacuentur et ad salubrem vi-<text:line-break/>ctus rationem adducantur. Idem in morbo comitiali atto-<text:line-break/>nitaque et vertigine et sputo sanguinis et melancholia<text:line-break/>esse faciendum videtur. Utrum autem haec omnia ex in-</text:span></text:p>
      <text:p text:style-name="P2"><text:span text:style-name="T7">temperantia an vero ex alia causa profecta sint, spectare<text:line-break/>oportet;</text:span><text:span text:style-name="T23">r</text:span><text:span text:style-name="T7"> alias porro causias ipse commemorat: somnum,<text:line-break/>inquam, vigilias aut si propter rei ali cujus amorem, ut<text:line-break/>tesserarum aut artem aut necessitatem sit laborum toleran-<text:line-break/>tia. Quae sane causiae alterare corpus possunt, quemad-<text:line-break/>modum saepe usu venit ut</text:span><text:span text:style-name="T25">;</text:span><text:span text:style-name="T7"> propter vehementem vigiliam<text:line-break/>aut alimenti inopiam aut amorem talis fiat facies qualem<text:line-break/>esse 'cadaverosam descripsit Hippocrates; quod idem evenit<text:line-break/>propter lassitudines quasdam quae praecesserint itemque<text:line-break/>sollicitudines, praesertim vero si regio calida sit, tempus<text:line-break/>anni aestivum, caeli status calidus et siccus, ac multo<text:line-break/>magis si horno sit natura biliosiore; praeterea vero si quis<text:line-break/>ventriculi os habeat imbecillum, hujus habitus facile di-<text:line-break/>geritur et perspicatur. Hoc ipsum fit non solum propter<text:line-break/>famem et cibi inopiam ac vigilias, sed etiam propter alvi<text:line-break/>profluvium aut immodicam sanguinis evacuationem, quae<text:line-break/>vel ex naribus vel ex utero vel ex haemorrhoide" vel ex<text:line-break/>vulnere profluat; itemque propter vehementem tristitiam</text:span></text:p>
      <text:p text:style-name="P2"><text:span text:style-name="T7">aut, amorem , id qnod pulsus., quum primum visu est quae-<text:line-break/>dam, ex iis mulieribus . quae in domo funt indicat; siqui-<text:line-break/>dem.statim inaequalis et inordinatus redditur; ac paulo<text:line-break/>post, ubi illa..quae visa est discessit, in suum naturalem<text:line-break/>statum redit; is. 'enim pulsus turbulentam quandam in<text:line-break/>animo hominis factam esse perturbationem indicat. Eit<text:line-break/>etiam idem inaequalis, quum quaedam nunciantur, quod,<text:line-break/>aegroti iis ipsis quae adierunt perturbentur, sed hanc a<text:line-break/>pulsibus prosectam notitiam vel non habuit Hippocrates<text:line-break/>vel certe,non exercuit, quamquam ipse non amorem quem<text:line-break/>in mulierem quis habeat, sed aliarum rerum significare<text:line-break/>videtur, ut tesserarum et talorum:; funt enim quidam, qui<text:line-break/>tantum temporis in conviviis, talis tesserisque consumant,<text:line-break/>quantum vir probus ac virtutis studio ductus in bonis in-<text:line-break/>genuisque artibus ponere consuevit, atque in iis ipsis stu-<text:line-break/>diis non ita praeclaris tantum perseverant, ut et frigus<text:line-break/>vehemens et immodicum aestum perferant et eo tempore</text:span></text:p>
      <text:p text:style-name="P2"><text:span text:style-name="T7">vix quidpiam fentiant, imo vero et fame et siti euecan-<text:line-break/>tur et in, graves et insanabiles affectiones cadunt. .Ut<text:line-break/>autem hi amore talorum atque aleae vigilant noctesque<text:line-break/>diesque et celeris rebus omnibus carent, sic. qui in ar-<text:line-break/>tibus scientiisque versantur studio doctrinae cupiditateque<text:line-break/>scientiarum ducti multa sua sponte faciunt, quae et mor-<text:line-break/>£os et affectus in ipsis pariunt. Quid jam ego de bellicis<text:line-break/>rebus, de agricultura, de venatione, aut de terrestribus<text:line-break/>aut aquatilibus animalibus capiendis et uno verbo de omni<text:line-break/>genene venationis dicam ? haec enim ut magnum usum<text:line-break/>ad bonam valetudinem magnosque fructus asserant, tamen<text:line-break/>tot ac tantos labores ac timores et pericula habent ad-<text:line-break/>juncta, ut multa eaque terribilia et gravia perferre ne-<text:line-break/>cesse' sit; nam et vulnera et plagas pati et vigilare ef<text:line-break/>itinera conficere quum nollent et frigoris'aestusque inju-<text:line-break/>rias^ perferre et pluvias sustinere saepissime homines co-<text:line-break/>guntur. Alii etiam sunt, quos necesse est paupertate com-</text:span></text:p>
      <text:p text:style-name="P2"><text:span text:style-name="T7">pulsos et quia non ita ut reliqui rebus abundant, quod<text:line-break/>ipse significavit, quum dixit </text:span><text:span text:style-name="T17">aut propter necejsttatem ;<text:line-break/></text:span><text:span text:style-name="T7">quos, inquam, necesse est laborare atque in artibus ver-<text:line-break/>sari , ut telam texere et ferrariam exercere aut' in corio<text:line-break/>incidendo versari aut alias artes quae sordidae nominan-<text:line-break/>tur pertractare; alii vero non perpetuo haec faciunt, sed<text:line-break/>coguntur interdum, labores perferre aut famem aut frigus<text:line-break/>aut quidpiam aliud quod foris adveniat tolerare; quocirca<text:line-break/>scire oportet illudne ordinatum sit 'an vero inordinatum,<text:line-break/>hoc est utrum femper an ad alicujns spatium temporis<text:line-break/>patiantur; siquidem haec cognitio erit ad curandum mor-<text:line-break/>bum et ad praesagiendum accommodata.</text:span></text:p>
      <text:h text:style-name="P85" text:outline-level="2">XXIX.</text:h>
      <text:p text:style-name="P3"><text:span text:style-name="T7">fsisii] </text:span><text:span text:style-name="T17">Mutationes ex quibus</text:span><text:span text:style-name="T7"> ad </text:span><text:span text:style-name="T17">quae stant conside-<text:line-break/>randae.</text:span></text:p>
      <text:p text:style-name="P92">Aeris nos ambientis mutationes quaeque a nobis pau-<text:line-break/>latim fiunt 'periculosae non sunt, solas vero magnas ac</text:p>
      <text:p text:style-name="P2"><text:span text:style-name="T7">repentinas esse periculosas, quqd ad sanitatem pertinet,<text:line-break/>habemus exploratum, quamobrem cavendae sunt;, quae<text:line-break/>causa fecit, ut .ita,in aphorifmis scriptum reliquerit: tem-<text:line-break/></text:span><text:span text:style-name="T17">porum, inquit, mutationes maxime morbos pariant; et<text:line-break/></text:span><text:span text:style-name="T7">in anni temporibus magnae mutationes fiunt, ut has esse,<text:line-break/>quas alibi cavendas, monet, intelligamus. Ergo debemus<text:line-break/>admovere contraria, ut aeris inaequalitatibus occurramus,<text:line-break/>hoc est ut in humidis mutationibus corpus exsiccemus<text:line-break/>itemque humectemus iu siccitatibus, itemque calefaciamus<text:line-break/>ac refrigeremus, quum haec ambo postulare usus videbi-<text:line-break/>tur. Eadem quoque erit victus habenda 'ratio, ut ab<text:line-break/>exercitationibus ad otium paulatim et ab otio similiter ad<text:line-break/>exercitationes progrediamur; simili quoque modo in aliis<text:line-break/>omnibus idque ipse jubet in eo aphorismo, cujus hoc est<text:line-break/>initium: </text:span><text:span text:style-name="T17">multum ac repente vacuare vel replere vel cale-<text:line-break/>facere vel refrigerare aut omuino corpus movere, pericu-<text:line-break/>losum et quidquid nimium est, Ad naturae est inimicum;</text:span></text:p>
      <text:p text:style-name="P2"><text:span text:style-name="T17">paulatim varo quod sti</text:span><text:span text:style-name="T26">f</text:span><text:span text:style-name="T17"> tutum.</text:span><text:span text:style-name="T7"> Estigitur perspicuum,<text:line-break/>mutationes magnas repente praeter consuetudinem factas<text:line-break/>non modo aegrotis, sed fanis etiam non mediocrem noxas<text:line-break/>afferre; si quis exempli gratia qui prandere </text:span><text:span text:style-name="T2">ϋθη </text:span><text:span text:style-name="T7">consue-<text:line-break/>verit, prandium sumat, 'is totum corpus infirmum et grave<text:line-break/>perfentret ipfeque debilis et piger reddetur, 'quod vires a<text:line-break/>cibo-veluti a pondere quodam praegraventur; in iis vero<text:line-break/>qui prandere soliti sunt, si non prandeant; virium inesse<text:line-break/>imbecillitas perspicitur; propterea quod in ejusmodi mu-<text:line-break/>talionibus vires fuapte ratione infirmae-redduntur: </text:span><text:span text:style-name="T17">viscera<text:line-break/>quaqite,</text:span><text:span text:style-name="T7"> ut Hippocrates scriptum reliquit, eis pendere<text:line-break/>videntur, urina </text:span><text:span text:style-name="T17">calida patltdaque , stercus-exuritur, </text:span><text:span text:style-name="T24">:</text:span><text:span text:style-name="T17"> oculi<text:line-break/>concavi redduntur, tempora palpitant et extrema perfri-<text:line-break/>gerantur.</text:span><text:span text:style-name="T7"> Deinde vero, ut magnas mutationes esse caven-<text:line-break/>das,‘ maxime intelligamus, addit: </text:span><text:span text:style-name="T17">quum igitur iis quisuni<text:line-break/>adhuc sunt haec accidant, st per dimidium diei consuetam<text:line-break/>victus rationem mutent, certe planum est, nihil aut</text:span><text:span text:style-name="T7"> addi</text:span></text:p>
      <text:p text:style-name="P2"><text:span text:style-name="T17">aut detrahi utiliter poste.</text:span><text:span text:style-name="T7"> Tum subjungit: hoc </text:span><text:span text:style-name="T17">autem fatis<text:line-break/>magno</text:span><text:span text:style-name="T24">1</text:span><text:span text:style-name="T17"> argumento est, quod maximae mutationes tum na-<text:line-break/>turae, tum vero habitus nostri , potifstmum morbos pariunt.<text:line-break/></text:span><text:span text:style-name="T7">Itaque nihil est repente commutandum, at si qua fiat<text:line-break/>mutatio, tum ex qualibus in questa </text:span><text:span text:style-name="T17">flat,</text:span><text:span text:style-name="T7"> videndum erit,<text:line-break/>utrum paulatim an confestim, utrum in qualitate an lu<text:line-break/>quantitate, utrum in corporibus an in causis, an vero in<text:line-break/>signis; atque in corporibus, an in sanis an vero etiam<text:line-break/>aegrotis: siquidem sana corpora conservanda sunt, aegro-<text:line-break/>tis adhibenda medicina esu In signis vero quae ipsis ac-<text:line-break/>cidunt corporibus, ex quibus et corpora et ipsorum na-<text:line-break/>turae dignoscuntur. In causis denique, ex quibus sani-<text:line-break/>tatis, cusicdia perficitur. Quum autem hoc planum sit,<text:line-break/>fcito horum omnium esse differentias quatuor quae admo-<text:line-break/>ventur; quae educuntur; quae fiunt; quaeque extrinsecus<text:line-break/>incidunt. Quae admoventur funt cibi, potus'et medica-<text:line-break/>menta quaedam quae intra corpus sumuntur; itemque </text:span><text:span text:style-name="T17">aer<text:line-break/></text:span><text:span text:style-name="T7">quem spiritu ducimus. Quae fiunt sunt frictiones, deam-</text:span></text:p>
      <text:p text:style-name="P5"><text:span text:style-name="T7">balatrones,- gestationes, equitationes et omnes motiones.<text:line-break/>Causae vuro et multae, sunt et mullorum generum, quo-<text:line-break/>rum genere continentur etiam vigiliae, somni et res ve-<text:line-break/>nereae. Quae foris incidunt sunt haec, aer in primis,<text:line-break/>deinde balnea luunctionesque; haec enim omnia immutare<text:line-break/>statum nostri corporis et in qualitate et in quantitate<text:line-break/>possunt; atque in qualitate quidem, si calefaciant, si re-<text:line-break/>frigerent, si exsiccent, si humectent; in quantitate vero,<text:line-break/>si alant sique evacuent. Est autem duplex evacuatio, al-<text:line-break/>tera excrementorum, altera quum propria hominis sub-<text:line-break/>stantia defluit; quocirca attendenda est omnis mutatio, ut<text:line-break/>ex quibus in quae fiunt nos non lateat.</text:span></text:p>
      <text:h text:style-name="P85" text:outline-level="2">XXX.</text:h>
      <text:p text:style-name="P8"><text:span text:style-name="T7">' Ex moribus animi industria </text:span><text:span text:style-name="T17">aut quaerens aut meditans</text:span></text:p>
      <text:p text:style-name="P112">aut videns aut loquens aut quid aliud faciens, velut<text:line-break/>tristitiae,' iracundiae, cupiditates.,</text:p>
      <text:p text:style-name="P8"><text:span text:style-name="T7">Quatuor humores funt ad aptos mores gignendos ac-<text:line-break/>commodati. Etenim inores animi sequi temperaturam<text:line-break/>corporis, est jam .a nobis demonstratum, unusque exstat<text:line-break/>noster, hac de re libellus. Quod quum ita statutum sit,<text:line-break/>acies animi atque intelligentia a bilioso humore; constan-<text:line-break/>tia et firmitas a melancholico; simplicitas et stoliditas a<text:line-break/>sanguine gignetur; pituitae autem natura quarnin prima<text:line-break/>ciborum mutatione gigni necessario apparet, est ad mores<text:line-break/>conformandos inutilis ; convenire autem etiam mores re-<text:line-break/>gionibus, attestatus est in libro de aere, aquis et locis<text:line-break/>Hippocrates, ubi mores hominum temperatos lu regione<text:line-break/>temperata dixit: </text:span><text:span text:style-name="T17">plurimum,</text:span><text:span text:style-name="T7"> inquit, Asia </text:span><text:span text:style-name="T17">ab Europa dif-<text:line-break/>fert et quod ad rerum omnium quae ex terra prodeunt et<text:line-break/></text:span><text:span text:style-name="T7">quod ad hominum </text:span><text:span text:style-name="T17">naturas pertinet .• nam regia est regione</text:span></text:p>
      <text:p text:style-name="P2"><text:span text:style-name="T17">mitior et mores item hominum mitiores sunt; horum causu<text:line-break/>est annuit emp orum temperatura;</text:span><text:span text:style-name="T7"> deinde vero subjungit<text:line-break/>haec : </text:span><text:span text:style-name="T17">feritas autem et societatis vacuitas et iracundia in<text:line-break/>hujusmodi natura generantur;</text:span><text:span text:style-name="T7"> tum addit: qui </text:span><text:span text:style-name="T17">vero mon-<text:line-break/>tanam regionem, asperam, altam et aquosum habitant et<text:line-break/>apud quos mutationes anni temporum stunt, magna dif-<text:line-break/>ferentia est et ferae atque agresti immanitate imbutae na-<text:line-break/>turae non minus sunt.</text:span><text:span text:style-name="T7"> Et paulo post: </text:span><text:span text:style-name="T17">compedies</text:span><text:span text:style-name="T7">, inquit,<text:line-break/>et </text:span><text:span text:style-name="T17">surmas hominum et mores plerumque regionis naturam<text:line-break/>consequentes i</text:span><text:span text:style-name="T7"> ad summam </text:span><text:span text:style-name="T17">eo</text:span><text:span text:style-name="T7"> lu libro planissime docuit:<text:line-break/>non mores </text:span><text:span text:style-name="T17">folum, sed hebetudineni quoque animi,</text:span><text:span text:style-name="T7"> sicut<text:line-break/></text:span><text:span text:style-name="T17">aciem ingenii temporum temperaturas sequi.</text:span><text:span text:style-name="T7"> Jam vero<text:line-break/>ubi ait: </text:span><text:span text:style-name="T17">at ubi nuda regio est ac nive per hiemem op-<text:line-break/>primitur aut etiam a suls exuritur, ibi et duros et fortes<text:line-break/></text:span><text:span text:style-name="T7">[5.55] </text:span><text:span text:style-name="T17">et articulatos, robustos et hirsutos conspicies; acu--<text:line-break/>men quoque ad agendum accommodatum in hujusmodi<text:line-break/>natura et vigilantiam cognosces • erant quoque in ira et</text:span></text:p>
      <text:p text:style-name="P2"><text:span text:style-name="T17">moribus obstinati ac suae potius sententiae et agrestiores<text:line-break/>potius quam -mitiores.</text:span><text:span text:style-name="T7"> Platu quoque idem quod senex<text:line-break/>noster sensit; siquidem multum locis ipfe itidem et terrae<text:line-break/>habitationibus ad animi mores conformandos et ad intel-<text:line-break/>Iigentiarn prudentiamque comparandam tribuit, ut videre<text:line-break/>est in quinto de' legibus, in quo sic fere scriptum reliquitt<text:line-break/>nec </text:span><text:span text:style-name="T17">quemquam fugiat quod ad loca pertinet, ut meliores<text:line-break/>aut deteriores homines gigni pofstnt;</text:span><text:span text:style-name="T7"> quae quum dixisset,<text:line-break/>haec etiam ad illa subjecit: </text:span><text:span text:style-name="T17">quippe quum,</text:span><text:span text:style-name="T7"> inquit, alii<text:line-break/></text:span><text:span text:style-name="T17">varietate ventorum et turbine • difficiles ac protervi stnt,<text:line-break/>alii propter aquas, alti propter cibos, quos tellus submi-<text:line-break/>nistrat, qui et corpus melius aut deterius et animum 'quo-<text:line-break/>que non minus ita afficere plane queant.</text:span><text:span text:style-name="T7"> Quae quum ita<text:line-break/>sint, hominum mores cognoscendi funt, atque iis loco<text:line-break/>signorum uti debemus; ut enim signa quae in facie con-<text:line-break/>sistunt facillime, sic mores aegre cognoscentur. Praeterea<text:line-break/>vero mores omnium dignoscere nihil est quod fieri posse</text:span></text:p>
      <text:p text:style-name="P90">videatur; quocirca vix in paucis aliquibus haec non in-<text:line-break/>quirenda sunt, quippe quum interdum non magnum quid<text:line-break/>ipsa significare inveniamus, ut in decubitu; quandoque<text:line-break/>vero maximum, ut in modestis, si adspectum trucem vo-<text:line-break/>cemque habeant, crepitas quoque ventris vel dolorem vel<text:line-break/>delirium indicat in iis quos id facere. audientibus aliqui-,<text:line-break/>hus puderet; at, si praesentes nihil vereantur, nullius erit<text:line-break/>rei nota; quocirca hoc etiam loco mores aegrotantis at-<text:line-break/>tendendi sunt, sicut, etiam consuetudo illorum scienda est,<text:line-break/>qui proni 'lu ventrem cubant et natura eorum quibus<text:line-break/>dormientibus strident dentes aut oculis accurate 'non clausis<text:line-break/>dormiunt.: haee enim omnia, ubi naturam 'moresque ae-<text:line-break/>grotantis praenoris aut ab aliquo qui norit audieris, hunc<text:line-break/>usum afferent, , ut firmam dignotionem inde sumas, ac<text:line-break/>signa modo' bona, modo mala sint, quae sane praecognosci<text:line-break/>accurate non possunt, nisi aegrotantis hominis mores cog-</text:p>
      <text:p text:style-name="P90">nitos habeamus. Sic etiam est de pulsu judicandum. Usu<text:line-break/>enim venit interdum ut febricitantibus pulsus ad magni-<text:line-break/>tudinem attollatur neque tamen id propter febrem fiat,<text:line-break/>sed causa exterior quaedam id efficiat.. Hujus generis funt<text:line-break/>baluea aut cursus aut frictiones aut aliae motiones quae<text:line-break/>ad breve spatium temporis perdurant aut etiam vinum et<text:line-break/>alimentum, id quod in corpore diutissime permanet, quin<text:line-break/>etiam ab iracundia magnus simul et vehemens pulsus fieri<text:line-break/>solet; quae res non latebit peritum medicum in oculos et<text:line-break/>totam faciem intuentem; quosdam etiam comperias qui<text:line-break/>cohibere iram velint, in quibus praeter magnitudluern<text:line-break/>videre etiam est inaequalitatem, quam quidem majorem in<text:line-break/>iis qui anguntur quique erubescunt intuebere. Simili'<text:line-break/>quoque modo si quis in fole aut ad ignem sit calefactus,<text:line-break/>atque aliquo medicamento calefacienti sit inunctus. Ita-<text:line-break/>que quum is qui curationem adhibet non adest perpetuo,<text:line-break/>si aegroti verum dicere noluerint, certe causam explicatu<text:line-break/>afferre difficile est, imo vero praeter, ea quae diximus</text:p>
      <text:p text:style-name="P2"><text:span text:style-name="T7">quidam sunt tam medicamentorum amantes ac studiosi, ut<text:line-break/>vel interim dum absumus medicamenta calefacientia et<text:line-break/>naturam mirifice alterantia fumant, quod tu duobus distin-<text:line-break/>guere modis poteris, habita, inquam, temporis ratione et<text:line-break/>perspecta aegroti consuetudine et moribus: nam si aliud<text:line-break/>tempus sit praeter illud in quo fieri' solet exacerbatio,<text:line-break/>tum a medicamento calefaciendi potius quam ratione<text:line-break/>exacerbationis factam esse alterationem verisimile suerit.<text:line-break/>Si vero in tempore exacerbationis id fiat, tum invasionis<text:line-break/>impetu id accidere est verosimilius; a consuetudine vero<text:line-break/>et moribus aegrotantes sic deprehendes; quidam infoliti<text:line-break/>funt medicamenta sumere, funtque ad eam rem timidi;<text:line-break/>quidam soliti atque .adeo, ut nisi medicamenta fumant .plane<text:line-break/>neficire vitam ducere videantur. Ergo in iis qui. timidi<text:line-break/>sunt exigua suspicio est; lu consuetis bene magna; mores<text:line-break/>vero non parum ad cognitionem adjuvant: quibusdam<text:line-break/>enim est natura comparatum, ut insidias faciant et farni-<text:line-break/>liares in frandem impellant conenturque omnes homines<text:line-break/>coarguere, quasi nihil certi ac firmi </text:span><text:span text:style-name="T17">fcire</text:span><text:span text:style-name="T7"> queant; quidam</text:span></text:p>
      <text:p text:style-name="P2"><text:span text:style-name="T7">bonis sunt moribus et' aperte faciunt omnia n in his nulla<text:line-break/>causa est, cur quidquam esse clam factum suspiceris; in<text:line-break/>illis'</text:span><text:span text:style-name="T23">:</text:span><text:span text:style-name="T7">vero qui insidiari solent, suspecta tibi esse debebunt<text:line-break/>omnia et diligenter circumspicienda et distinguenda, sicut<text:line-break/>etiam adversus homines ineptos ingenio opus est atque<text:line-break/>prudentia. Quibus quidem sit rebus nt negligenda non<text:line-break/>sit puerorum educatio,' sed optimis illi sunt imbuendi mo-<text:line-break/>ribus; propterea quod si eorum natura eum fructum per-<text:line-break/>cipiat quem nostra pariet diligentia, iidem lu praestantes<text:line-break/>viros ac bonos evadent; si nobis non erunt dicto audien-<text:line-break/>tes, nos certe culpa vacabimus: alii enim ipsorum </text:span><text:span text:style-name="T17">vere-<text:line-break/>cundi</text:span><text:span text:style-name="T7"> sunt, inverecundi alii; alii studiosi honoris et ho-<text:line-break/>nefiatis, alii contra et honorem et decus despiciunt, ut<text:line-break/>alif timidi, alii audaces sunt aliique veraces, alii menda-<text:line-break/>ces. Etenim puerorum educatio est ei studio, quod plan-<text:line-break/>tis adhibemus persimilis: agricola enim nunquam faciet,<text:line-break/>ut rubus racemos ferat; causa est quia ipsius natura fuit<text:line-break/>ab initio talis, ne hujusmodi in ipsum perfectio caderet.</text:span></text:p>
      <text:p text:style-name="P2"><text:span text:style-name="T7">Vites quoque quae </text:span><text:span text:style-name="T17">suapte</text:span><text:span text:style-name="T7"> natura promptae et aptae sunt,<text:line-break/>quatenus in fe est, ut fructum serant, si colonus negligat<text:line-break/>soliqne naturae curandas relinquat, aut parvum aut certe<text:line-break/>nullum fructum ferent; idem in animantibus accidere<text:line-break/>animadvertimus; nam si equum erudieris , ipsum ad mul-<text:line-break/>tas res utilem habebis; ursum vero quamvis clim man-<text:line-break/>suefeceris, ejus tamen firmus habitus non erit. Mihi<text:line-break/>vero felici quodam fato contigit ut optimum humanissi-<text:line-break/>mumque patrem habuerim; qua vero ipse natura praedi-<text:line-break/>tus sim, dignoscere non postum: illud quidem scio, pa-<text:line-break/>trem meum in hoc studium incubuisse ut ego quam opti—<text:line-break/>mus et disciplinis omnibus quam ornatissimus evaderem.<text:line-break/>Atque haec quidem quae dicta sunt omnia nobis indicant<text:line-break/>mores esse studiose accurateque considerandos et habita<text:line-break/>eorum ratione de morbo faciendam esse conjecturam.<text:line-break/>Verum alii interpretes, lu quibus Glaucias est, haec verba<text:line-break/>aliter quam nos exponunt: nam ex moribus cognoscendi<text:line-break/>studium ac sedulitatem agendi et item odium rerum geren-<text:line-break/>darum. affirmant, ut vel hoc modo ingeniosos, pigros,<text:line-break/>segnes, tardos et celeres possimus dignoscere; ajuntque hoc</text:span></text:p>
      <text:p text:style-name="P2"><text:span text:style-name="T7">praeceptum ad medicinam non pertinere, quae sententia<text:line-break/>vera non est; quid enim significat quum addit haec: </text:span><text:span text:style-name="T17">aut<text:line-break/>‘quaerens aut meditans aut videns aut</text:span><text:span text:style-name="T7"> loquens aut </text:span><text:span text:style-name="T17">aliud<text:line-break/>quid suciens, fl</text:span><text:span text:style-name="T7"> id nobis ad morbum indicandum non est<text:line-break/>adjumento? An perspicuum est ex responsionibus posse<text:line-break/>cognosci quomodo aegrotantis mens fe habeat? itemque<text:line-break/>ex iis sermonibus quos habet aegrotus exstare potest ali-<text:line-break/>qua utilitas, ut praesentia dignoscamus et futura praesa-<text:line-break/>giamus? quin etiam e meditationibus et cogitationibus<text:line-break/>fructus percipitur: nam qui cogitabat quid suturum esset,<text:line-break/>si Atlas nollet caelum sustinere, certe instantis desipien-<text:line-break/>tiae signum nobis dedit, cujus etiam indicio est trux ad-r<text:line-break/>spectus et alia pleraque praeter mores' et consuetudinem<text:line-break/>facta, ad haec vero tristitiae-. veteres enim haec quinque<text:line-break/>vocant animi perturbationes, ut tristitiam, nt iram, ut<text:line-break/>excandescentiam, iit cupiditatem, ac metum. Ac multis<text:line-break/>de causis homines tristantur, alii mortuis filiis aut fami-<text:line-break/>liaribus aut cognatis 'aut amicis •, alii quod spectent veI se</text:span></text:p>
      <text:p text:style-name="P5"><text:span text:style-name="T7">ipsos solum malis affici aut patriam universam eversum<text:line-break/>iri, sed moerent etiam ii qui studio pecuniae ducuntur,<text:line-break/>quum eadem privantur, et cupidi honoris, quum gloria<text:line-break/>. spoliantur, et ut quisque cupidus est, ita illis rebus pri-<text:line-break/>vatus tristatur; sunt etiam* qui propter amorem in moero-<text:line-break/>rem [556] cadant et graciles reddantur, ut nos de eo<text:line-break/>qni divitis cujusdam rem familiarem tuebatur, osteudi-<text:line-break/>mus; quem etiam ad pristinam valetudinem, cognita morbi<text:line-break/>causa, quam primum revocavimus, sic etiam multos in-<text:line-break/>venies qui morum bonitate atque praestantia mites quieti-<text:line-break/>que sint, sed tamen .propter morbi vehementiam atque<text:line-break/>malitiam vehementer irascantur ac celeriter excandescant;<text:line-break/>atque haec quidem commutatio et mali magnitudinem no-<text:line-break/>hjs ipdicat et acutum esse morbum declarat; unde nobis<text:line-break/>et praesagiendi ratio,, et curationis modus suppeditatur.<text:line-break/>Ceterum de, cupiditatibus, quin saepenumero affectiones<text:line-break/>significent, nullo modo ambigendum est: si quidem et<text:line-break/>morsiim stomachi et interdqm absurdos humores quosdam<text:line-break/>ventriculo, contentos, qommonftrentj interdum vero </text:span><text:span text:style-name="T17">vitiata</text:span></text:p>
      <text:p text:style-name="P2"><text:span text:style-name="T7">ratio est, ut neque quid bonum, neque quid malum sit,<text:line-break/>queat agnoscere; quo quidem casu efficitur ut aegroti<text:line-break/>petant omnia et quidquid dederis rejiciant. Quoniam<text:line-break/>igitur affectibus quibusdam homines corripiuntur, qui<text:line-break/>cogitationis ac memoriae vim quasi obstupefaciunt aut<text:line-break/>somnos graves ac profundos invehunt, jure ac merito<text:line-break/>vult ut nos eos cognitos et perspectos habeamus; ad bos<text:line-break/>depellendos interdum utiles funt cogitationes, ut ipse<text:line-break/>quoque alibi docuit, excandescentiam esse ad bonos hu-<text:line-break/>mores creandos et ad naturalem habitum recuperandum<text:line-break/>accommodatam. Ego vero interpretes qui multis modis et<text:line-break/>aliter atque aliter hanc sententiam commutant satis ad-<text:line-break/>mirari non possum: si quis enim a vetere lectione vult<text:line-break/>discedere, is facere hoc ipsum debet aliqua probabili </text:span><text:span text:style-name="T17">ra-<text:line-break/>tione</text:span><text:span text:style-name="T7"> impulsus, sicut ego saepe demonstravi; nam veterem<text:line-break/>lectionem hanc fuisse quam attuli tum omnes veteres in-<text:line-break/>terpretes agnoscunt tum vero Zeuxis esse optimus testis<text:line-break/>ridetur; is enim quum Glauciam male haec verba inter-</text:span></text:p>
      <text:p text:style-name="P2"><text:span text:style-name="T7">pretantem reprehendit, nihil ei objicit, quod ad lectionem<text:line-break/>pertineat, at quia verbis negationem adjunxit, iu hoc<text:line-break/>ipso plane coarguit: ait enim eum fuisse animo dubio<text:line-break/>nec potuisse hanc explicare sententiam, nisi negationem<text:line-break/>addidisset; ac fu Hippocrates ad hunc modum scriptum re-<text:line-break/>, liquisset v ex </text:span><text:span text:style-name="T17">moribus animi industria; non quaerens aut<text:line-break/>cogitans</text:span><text:span text:style-name="T7"> et reliqua. Verum si agentibus licet negationes<text:line-break/>adjungere, profecto ita omnis corrumpi sententia poterit,<text:line-break/>neque ulla veterum opinio integra firmaque siervabitur.</text:span></text:p>
      <text:h text:style-name="P85" text:outline-level="2">XXXI.</text:h>
      <text:p text:style-name="P113">Quae ex casu accidunt animi molestiae aut adfpectu aut<text:line-break/>auditu contractae. <text:tab/></text:p>
      <text:p text:style-name="P92">Nunc agit de molestiis quae 'cusu proveniunt; stupra<text:line-break/>autem de iis disseruit quae in nobis insunt, itemque de<text:line-break/>cupiditatibus, de iracundia deque animi industria. Mole-</text:p>
      <text:p text:style-name="P90">silae autem quae ab externis causis proficiscuntur plerum-<text:line-break/>que adspectu aut auditu percipiuntur, velut quum quid<text:line-break/>terribile intuemur aut viro innocenti fieri injuriam; siqui-<text:line-break/>dem eo tempore indignamur et aegre ferimus; vel quum<text:line-break/>parentes defunctos aut etiam amicos videmus; aut quum<text:line-break/>hoc ipsum ad nos alii perferunt, propterea quod nuntii<text:line-break/>tristes et mali non minus quam nisa afferre nobis mole-<text:line-break/>stias consueverint; hoc enim fere fit, si quis cogitet ac<text:line-break/>videat jucunda et tristia, ejus animum paribus affici mo-<text:line-break/>dis ; nam et cogitare et videre quae jucunda sunt animum<text:line-break/>laetitia perfundit nativumque calorem dilatat; at tristia<text:line-break/>animo volvere eaque videre laedit 'animum nostrumque<text:line-break/>calorem constringit, eaque res terribilia formidinisque<text:line-break/>plena visa in somnis excitat.</text:p>
      <text:h text:style-name="P86" text:outline-level="2"><text:span text:style-name="T7">XXXI</text:span><text:span text:style-name="T9">I.</text:span></text:h>
      <text:p text:style-name="P109">Ut etiam corpora afficiuntur’, nam mola cum altera at-<text:line-break/>trita dentes stupescunt; circa cavum locum ambulanti<text:line-break/>crura tremunt, quum quis ea quibus opus habet mani-<text:line-break/>bus extollit, eae tremunt; serpens derepente conspectus<text:line-break/>pallorem virescentem induxit.</text:p>
      <text:p text:style-name="P92">Videndum est quomodo corpora affecta sint, ut,in-<text:line-break/>telligamus audacesne an timidi, homines sint, an 'facile<text:line-break/>in morbos cadant, anne quidvis facile patiantur: sunt<text:line-break/>enim quibus dentes ,stupescant,, si molas inter fe atteri<text:line-break/>audiant; alii vero propter rem quampiam visu terribilem<text:line-break/>pallescant. Stupor enim hic significat affectum solius<text:line-break/>oris quendam, qui non totum os, fed dentes gingivasque<text:line-break/>occupat, quem sane ne oratione quidem possis explicare,<text:line-break/>fed quum quidam et austeros et acidos cibos ingesserit,<text:line-break/>affectus vero aliquis sequatur qui dentes gingivasque ob-<text:line-break/>sideat, eundem exoriri in omnibus existimamus. Quum-</text:p>
      <text:p text:style-name="P90">que hic affectus ab acidis aut acerbis excitetur, ohserva-<text:line-break/>tum est portulacam esse medicamentum accommodatum,<text:line-break/>quamquam portulaca dentium stuporem a fluxione aut<text:line-break/>propter vomitum aut a serrae stridore aut ab attritu mo-<text:line-break/>lae excitatum nihil plane juverit; quocirca prius investi-<text:line-break/>ganda est stuporis dentium causa , tum adhibenda curatio.<text:line-break/>De tremore autem satis constat, ei qui prope locum prae-<text:line-break/>cipitem iter faciat, crura tremere: timor enim vires de-<text:line-break/>jicit; ita .etiam si quis sierpentem aliquem conspexerit, fu-<text:line-break/>giat, tremulus reddatur; quin etiam qui circa domiuum<text:line-break/>aut formidabilem judicem est toto corpore tremit et qui-<text:line-break/>dam, si eos coram rege loqui velis, ne vocem quidem<text:line-break/>non tremulam mittent. Quemadmodum igitur animi affe-<text:line-break/>ctus qui motricem facultatem debilitavit tremulas actiones<text:line-break/>reddit, ita corporis morbi qui viribus noxam afferunt in<text:line-break/>causa suut, ut tremoris, symptomata excitentur. Illud<text:line-break/>porro fciendurn est, ex iis motionibus quae citra volun-</text:p>
      <text:p text:style-name="P2"><text:span text:style-name="T7">tatem fiunt in- instrumentis voluntariis quae funt ad mo-<text:line-break/>tam comparata aliam appellari convulsionem, aliam pal-<text:line-break/>pitationem, aliam denique rigorem, quae inter se diffe-<text:line-break/>rant, ac de iis est a nobis in universum uno integro<text:line-break/>libro disputatum, ejus vero motus qui sit voluntarius ille<text:line-break/>quidem, fed non fecundum naturam; una est species quae<text:line-break/>nomine tremoris appellatur; de quo nunc est nobis pro-<text:line-break/>positum disserere. Tremor igitur sit non solum musculis<text:line-break/>ac nervis affectis, sed etiam naturalem statum retinenti-<text:line-break/>bus, id qnbd ipse quoque declaravit, quum ait: </text:span><text:span text:style-name="T17">quum<text:line-break/>quis ea quibus opus habet manibus extollit, eae tremulae<text:line-break/>redduntur</text:span><text:span text:style-name="T7">; [557] significat enim manus naturalem statum<text:line-break/>retinentes, idque fere fit, quum quis onus gravius quam<text:line-break/>vires ferre possint aut manibus sublatum aut humeris im-<text:line-break/>positum portare conetnr; quosdam enim robustissimos ju-<text:line-break/>venes videmus, qui quum praegrave onus ferunt tremuli<text:line-break/>redduntur, ac tum praecipue quum adscendere 'scalas </text:span><text:span text:style-name="T17">do-<text:line-break/>nantur.</text:span><text:span text:style-name="T7"> Jam fero’ etiam animi perturbationes, ut dixi,</text:span></text:p>
      <text:p text:style-name="P2"><text:span text:style-name="T7">trementes homines faciunt: causa est,' quia vires exsol-<text:line-break/>vunt, quod illi, aperte attestantur,, qui,aut.feram aut la-<text:line-break/>trones aut adversarios conspiciunt, ac nos jam in eo libro<text:line-break/>quem de, tremore, convnssione et</text:span><text:span text:style-name="T17">.rigore</text:span><text:span text:style-name="T7"> inscripsimus, tre-<text:line-break/>morem perpetuo ex virium imbecillitate gigni demonstra-;<text:line-break/>yimus. Quoniam autem hae interdum per fe ipsae infir-<text:line-break/>mae funt, interdum vero propter .animn affectum, ideo<text:line-break/>tres ipsarum causarum differentias, ut instrumentorum quae<text:line-break/>voluntaria sunt intemperiem; nt animi affectum, ut prae-<text:line-break/>gravans onus esse confirmavimus. Itaque ubi oritur </text:span><text:span text:style-name="T17">tre-<text:line-break/>mor nec</text:span><text:span text:style-name="T7"> metus, eum excitavit nec ejus causa fuit oneris<text:line-break/>gestatio, duorum alterutrum sit oportet, ut vel intempe-<text:line-break/>ries instrumentorum sit vel aliquod in corpore pondus,<text:line-break/>quod musculos aut nervos obsideat; scito etiam eandem<text:line-break/>esse timoris causam, quum quis derepente serpentem videt<text:line-break/>ac pallescit. Porro de significatione hujus nominis </text:span><text:span text:style-name="T2">χλω-<text:line-break/>ροΰ., </text:span><text:span text:style-name="T7">quod </text:span><text:span text:style-name="T17">pallidum</text:span><text:span text:style-name="T7"> aut </text:span><text:span text:style-name="T17">viride</text:span><text:span text:style-name="T7"> significat, jam saepe sumus<text:line-break/>loquuti, fed hoc interdum per consensum fit; velut non-<text:line-break/>nullos conspicimus qui si alii mingant aut alvum dejiciant</text:span></text:p>
      <text:p text:style-name="P2"><text:span text:style-name="T7">idem in se </text:span><text:span text:style-name="T17">a</text:span><text:span text:style-name="T7"> natura excituri sentiant, ita si quis in ocu-<text:line-break/>los quos lippitudo male afficiat intueatur, primum ejus<text:line-break/>oculi humore implentur; deinde vero si; acrius ac diutius<text:line-break/>inspiciat, ipse quoque eodem affectu corripitur: oculi enim<text:line-break/>affectum illum formidantes 'ideoque imbecilliores facti eo<text:line-break/>morbo facilius corripiuntur.</text:span></text:p>
      <text:h text:style-name="P85" text:outline-level="2">XXXllI.</text:h>
      <text:p text:style-name="P109">Timores, stcut pudor, moeror, laetitia, ira dltaque ejus-<text:line-break/>modi, ut obediant, unicuique nutem pari oris ad actio-<text:line-break/>nem accommodata itt his obedit, sudores, cordis palpi-<text:line-break/>tatio et ejusmodi facultates.</text:p>
      <text:p text:style-name="P92">Timores, inquit, naturalem habitum immutant et<text:line-break/>affectionem quandam afferunt, sicut etiam facit pudor,<text:line-break/>moeror, laetitia, ira et alia quae communi nomine per-<text:line-break/>turbationes appellantur: tale enim corpus reddunt, qualis<text:line-break/>una earum quaeque sit; quoniam autem quaeque ipsarum</text:p>
      <text:p text:style-name="P90">in corpus incidit, viribus debilitatis, ob eam causam in-<text:line-break/>vehere eundem affectum videtur, ac de iis copiosius est<text:line-break/>nobis in libris de Hippocratis Platonisque decretis dispu-<text:line-break/>tatum; et item 'deorsum uno in libello, cujus index est:<text:line-break/>de animi peccatis ac perturbationibus. Jam vero sudores<text:line-break/>et cordis palpitatio actioni corporis obediunt, ut etiam<text:line-break/>alia quae sunt hujusmodi: est enim palpitatio dilatatio<text:line-break/>quaedam praeter naturam quae omnibus partibus quae dis-<text:line-break/>tendi possunt accidere consuevit; hoc autem ideo ad-<text:line-break/>junxi, propterea quod nec ossa nec cartilagines unquam<text:line-break/>palpitant, causa est, quia distendi possunt. Cadit autem<text:line-break/>palpitatio non, modo in cor, sed etiam in ventriculum,<text:line-break/>vesicam,, uterum, intestina, jecur, lienem ac septum trans-<text:line-break/>versum; quum vero arteriis cordique accidit, tum alius<text:line-break/>quidam praeter pulsum motus in eis oritur. Ex quo ap-<text:line-break/>paret, hunc affectum neque voluntariae facultatis, neque<text:line-break/>organorum quae voluntati obediunt esse proprium, cujus-<text:line-break/>modi est tremor atque convulsio, fed eis corporibus orn-</text:p>
      <text:p text:style-name="P90">nibus.quae dilatari queunt accidit, illa porro non sua vi<text:line-break/>distenduntur, sed a substantia quadam quae intrinsecus lu<text:line-break/>ipsa influit. Haec autem substantia aut humor est aut.<text:line-break/>aerea natura quaedam.. Humorem esse repugnat palpi-<text:line-break/>tationis motus et ejusdem solutionis celeritas. Ergo ne-<text:line-break/>cessaric concludenda ratio est quandam aeream naturam<text:line-break/>suhesse, quae si exigua et subtilium esset partium, per<text:line-break/>corpus facile transflueret. Qui siero totam de hoc affectu<text:line-break/>tractationem scire desiderat, is nostrum de ea re librum<text:line-break/>percurrat.</text:p>
      <text:h text:style-name="P85" text:outline-level="2">XXXIV.</text:h>
      <text:p text:style-name="P8"><text:span text:style-name="T7">Quae </text:span><text:span text:style-name="T17">extrinj",ecu</text:span><text:span text:style-name="T26">s</text:span><text:span text:style-name="T17"> prosunt .aut nocent,. unctio, persusto, ilU-<text:line-break/>tto., cataplasmatum usus, lanarum deligatio et rerum<text:line-break/>earum quae su</text:span><text:span text:style-name="T26">n</text:span><text:span text:style-name="T17">t hujusmodi. Ac internae partes talb.<text:line-break/>bsis ,obediunt ' </text:span><text:span text:style-name="T26">ac</text:span><text:span text:style-name="T17"> non salum externae su quae intro usu<text:line-break/>sumuntur, sed etiam quae in lanis ab</text:span><text:span text:style-name="T7"> onili </text:span><text:span text:style-name="T17">succidis</text:span><text:span text:style-name="T7"> ad-</text:span></text:p>
      <text:p text:style-name="P2"><text:span text:style-name="T17">habentur et quod a rege nomen duxit cuminum videnti-<text:line-break/>bus et olfacientibus quae</text:span><text:span text:style-name="T7"> de </text:span><text:span text:style-name="T17">capite ducunt.</text:span></text:p>
      <text:p text:style-name="P92">His de rebus egit in iis quae supra dicta sunt Tlip-<text:line-break/>pocrates, nosqne easdem exposuimus; quocirca non jam'<text:line-break/>eadem-de eisdem afferenda sunt. Ceterum interna per-<text:line-break/>saepe externis obediunt et modo prodeste, modo' obesse'<text:line-break/>solent et cutis etiam colorem immutare non sucus, quam'<text:line-break/>quae intro assumuntur: si quis enim cuminum potui da-<text:line-break/>tum sumat, is pallidus reddetur, atque etiam hoc scitum<text:line-break/>est, multa non, solum hoc ipsum facere, si quis ea odo- ,<text:line-break/>retur, sed caput? quoque expurgare , cujusmodi sunt quae<text:line-break/>per nares caput purgantia, quaeque pituitam evocantia et<text:line-break/>lacrimas irritantia nominantur et alia item hujus generis.<text:line-break/>Quod vero alt et quod a rege nomen habet * * * *</text:p>
      <text:h text:style-name="P85" text:outline-level="2">XXXV.</text:h>
      <text:p text:style-name="P8"><text:span text:style-name="T7">[558] </text:span><text:span text:style-name="T17">Perturbant fermones, vox et hujusmodi.</text:span></text:p>
      <text:p text:style-name="P5"><text:span text:style-name="T7">Sic scribunt veteres interpretes , niea vero. sententia<text:line-break/>est, verbum perturbant esse- orationis superioris finem,<text:line-break/>ut,sic legatur : quae de capite ducunt, turbationem affe-<text:line-break/>runt;,tum subjungatur, sermones, vox et consimilia; ut:<text:line-break/>intelligamus sermonem quoque perturbare et item vocem<text:line-break/>magnam quae fubito missa sit et clamorem et alia similia<text:line-break/>quae hominibus nihil tale suspicantibus accidunt.</text:span></text:p>
      <text:h text:style-name="P85" text:outline-level="2">XXXVI.</text:h>
      <text:p text:style-name="P8"><text:span text:style-name="T7">Mammae, </text:span><text:span text:style-name="T17">geniturae, uterus, stgnui in aetatibus, insuffd-<text:line-break/>r.cationibus, in tufst et quae ad testiculos pertinent.</text:span></text:p>
      <text:p text:style-name="P96">'<text:tab/>.<text:tab/>v-v- . n. . : . t-<text:tab/>~.</text:p>
      <text:p text:style-name="P4"><text:span text:style-name="T7">Aetatis signa esse vult mammas, genituram et uterum<text:line-break/>quorum duo communia^viris ac mulieribus, ut genitura<text:line-break/>et mammae quodammodo; tertium est feminarum pro-<text:line-break/>prium , hoc est uterus. Etenim in mutatione aetatis,<text:line-break/>quum pueri in adulescentiam transeuut, ut femen genitale,<text:line-break/>iu eis gignitur et pili circum pudenda oriuntur, ita testi-</text:span></text:p>
      <text:p text:style-name="P19"><text:span text:style-name="T7">culi affatim augentur , sicut, mammae lu virginibus cre-<text:line-break/>fcunt ac simul .menstruae purgationes erumpunt et vox.<text:line-break/>praesertim in maribus immutatur. Inter mammas autem<text:line-break/>et uterum communio quaedam per venas, ut etiam cum<text:line-break/>testiculis intercedit et ob hanc naturae communionem<text:line-break/>quae in partibus cernitur humorum migrationes fiunt. Ita<text:line-break/>fit ut testiculus in tumorem elatus lu tussi vexatis ar-<text:line-break/>gumentum fit communionis, quae inter pectus, mammas,<text:line-break/>genituram et uterum intercedit; interdum vero fit ut<text:line-break/>qui diutius sine dolore costarum tussi vexantur, iis abf-<text:line-break/>cessus in testiculum fiat., Quemadmodum igitur in aetati-<text:line-break/>bus-inque tussibus, ita'etiam in suffocationibus usu venit.<text:line-break/>Etenim in suffocatione quae, ex utero fit tum sensus tum<text:line-break/>motus vacuitas est et pulsus languidus et parvus redditur<text:line-break/>et interdum pulsus ex. toto esse deperditus nideturj nin-<text:line-break/>terdum voce'privantur, aliis artus contrahuntur, quae<text:line-break/>propter frigiditatem fieri plane constat, ut nos in .libris<text:line-break/>de </text:span><text:span text:style-name="T17">locis</text:span><text:span text:style-name="T7"> affectis demonstravimus.<text:tab/>. .urnt/</text:span></text:p>
      <text:h text:style-name="P86" text:outline-level="2">XXXVII.</text:h>
      <text:p text:style-name="P3"><text:span text:style-name="T17">Quemadmodum terra arboribus, ita animantibus est ven-<text:line-break/>ter, alit, calefacit ac refrigerati refrigerat autem dum<text:line-break/>evacuatur; calefacit</text:span><text:span text:style-name="T7">, dum </text:span><text:span text:style-name="T17">impletur{ ut vero terra ster-<text:line-break/>corata kiernc calida est, ita etiam venter.</text:span></text:p>
      <text:p text:style-name="P4"><text:span text:style-name="T7">Apud Hippocratem est superior venter et inferior, ac<text:line-break/>quandoque veteres medici thoracem, superiorem ventrem<text:line-break/>nominantes, universum vas alimenti quod post septum<text:line-break/>transversum collocatum est ventrem inferiorem appellant;<text:line-break/>quandoque etiam ventrem superiorem vocant eum in quem<text:line-break/>cibos deglutimus; interdum vero ea quae post illum sunt<text:line-break/>omnia, ac ventrem quidem inferiorem nuncupant inter-<text:line-break/>duin sola intestina crassa, sed funt etiam qui solum colon<text:line-break/>inferiorem ventrem dici velint. Hoc vero Ioco non du-<text:line-break/>bium est quin ventrem inferiorem vocet- id vasculum<text:line-break/>folum quod alimenta excipit, in quo etiam concoctiones<text:line-break/>fiunt, cujus facultates, ' facta comparatione cum terra;</text:span></text:p>
      <text:p text:style-name="P2"><text:span text:style-name="T7">Hippocrates declarat. Ut enim arbores alimentum e terra<text:line-break/>per radices trahunt, ita omnes partes </text:span><text:span text:style-name="T17">a ventre per venas<text:line-break/></text:span><text:span text:style-name="T7">aluntur, ipfeque venter ad naturales actiones obeundas<text:line-break/>opus habuit nervis maximis a cerebro profectis, ut prae-<text:line-break/>stantiorem quam alia omnia fiensum nancisceretur. Omne<text:line-break/>autem animal in ambientem nos aerem per cutem digeri-<text:line-break/>tur </text:span><text:span text:style-name="T17">ac</text:span><text:span text:style-name="T7"> membra quae fub ipsa sunt prius vacuantur, 'quo-<text:line-break/>rum vis quae cum eis genita est alimentum trahit ah iis<text:line-break/>quae proxime aacedunt, ut id ipsum quod evacuatur refi-<text:line-break/>ciat;; deinde rursus illa ex iis quae sibi proxima sunt,<text:line-break/>tum quae tertio- in loco sita funt, ab iis quae propinqua<text:line-break/>sunt, atque ita sernper facta per continuum translatione<text:line-break/>ad venas in ventriculum pertinentes evacuatio pervenit.<text:line-break/>Hae vero alimentum ex ventriculo trahunt, sicut stirpium<text:line-break/>radices quae in terra d.emissae sunt, e tetra porro terra<text:line-break/>ipfa usque dum anni tempora suum statum servent stirpi-</text:span></text:p>
      <text:p text:style-name="P2"><text:span text:style-name="T7">bus paratum copiofumque alimentum subministrat; ac si<text:line-break/>quando propter nimium squalorem ejus humor exsiccescat,<text:line-break/></text:span><text:span text:style-name="T17">trate</text:span><text:span text:style-name="T7"> 'stirpes alimento, destitutae marcescunt; in animanti-<text:line-break/>hus autem natura ventriculum ceu alimenti penum est<text:line-break/>machinata, -cujusmodi terra ipsa esse stirpibus solet, ei<text:line-break/>quoque appetitum impertita est qui excitatur, quum pe-<text:line-break/>nuriae sensus exoritur, quum scilicet venae aliquid ab<text:line-break/>ipso ventriculo trahunt. Quemadmodum autem stirpes e<text:line-break/>terra humorem veluti exsugunt et emulgent, ita etiam<text:line-break/>partes omnes a ventriculo faciunt, nisi’ quod hoc: opus<text:line-break/>universum non animale, sed naturale censetur. In libris<text:line-break/>enim de facultatibus naturalibus docuimus vim quandam<text:line-break/>esse in ventriculo quae contineat ea quae sumpta sint et<text:line-break/>item alium quae excrementa rejiciat, et ante has omnes .<text:line-break/>esse ea quae alteret. Cui natura fensum eorum quae de-<text:line-break/>sunt adjunxit, ut vel hac ratione differret a stirpibus, ac<text:line-break/>stirpibus quidem ut aliae quatuor facultates quas modo</text:span></text:p>
      <text:p text:style-name="P2"><text:span text:style-name="T7">memoravimus maxime insint, aeque ac in animantibus,<text:line-break/>certe sensus eorum quae desunt ab ipsis abest:. Neque enim<text:line-break/>futurum erat ut per os alimentum sumerent, quum ter-<text:line-break/>ram veluti copiosi alimenti promptuarium habeant, cui<text:line-break/>inhaerent ipsaque illis alimoniam perpetuo suppeditet;<text:line-break/>animalibus vero praeterquam quod a </text:span><text:span text:style-name="T17">terra</text:span><text:span text:style-name="T7"> procul distant<text:line-break/>innatis' partium qualitatibus, hoc etiam attributum est ut<text:line-break/>motu voluntario cieantur ac locum ex loco commutent;<text:line-break/>itaque exiugere ex terra humorem non possint. Hoc au-<text:line-break/>tem est inter stirpes et. animantes' simsse [559] quod me-<text:line-break/>dullae ae quasi canali in' stirpibus proportione respondet<text:line-break/>vena cava' quae in animantibus inesu Ut enim ex sini-<text:line-break/>stro cordis ventriculo arteria oritur quae- esu omnium ar-<text:line-break/>teriarum quae in corpore animalis sunt veluti truncus,<text:line-break/>ita: a vena cava exoriuntur venae, veluti rami quidam a<text:line-break/>trunco ip totum corpus pertinentes. Ita etiam ventricu:-<text:line-break/>lus duas habet tunicas, sicut stirpibus natura corticem</text:span></text:p>
      <text:p text:style-name="P90">membranamque tribuit. Quando vero calefaciat et quando<text:line-break/>refrigeret, non secus quam terra, ipse aperte exposuit.</text:p>
      <text:h text:style-name="P85" text:outline-level="2">XXXVI<text:span text:style-name="T5">II</text:span>.</text:h>
      <text:p text:style-name="P3"><text:span text:style-name="T17">Arbores corticem</text:span><text:span text:style-name="T7"> tenuem </text:span><text:span text:style-name="T17">siccum habenti intrinsecus vero<text:line-break/></text:span><text:span text:style-name="T7">carne </text:span><text:span text:style-name="T17">sicca , sunae impuires, diuturnae et ex animan-<text:line-break/>tibus, testudines et quidquid est hujusmodi aetatibus,<text:line-break/>temporibus, annis similia animalia non atteruntur, st<text:line-break/>meUonbds moderate utantur, quemadmodum hydria,<text:line-break/>quod recens est, transmittit, quod inveteratum, retinet;<text:line-break/>stc ventriculus alimentum transmittit et faecem veluti<text:line-break/>vasculum retinet.</text:span></text:p>
      <text:p text:style-name="P92">Quod in stirpibus videtur, idem lu ventriculi tunicis<text:line-break/>apparet: exterior enim tunica magis carnosa est, interior<text:line-break/>vero magis membranofa. Haec porro fibras habet rectas</text:p>
      <text:p text:style-name="P2"><text:span text:style-name="T7">quae superne deorsum feruntur; exlerna vero obliquas.<text:line-break/>Hujus autem rei causam exposuimus in iis commentariis<text:line-break/>qui. sunt de usu partium. # se * su tu aetatibus<text:line-break/>autem, quemadmodum supra dixi, eandem habet rationem<text:line-break/>puec, quam ver in anni temporibus; eandem juvenis, quam<text:line-break/>aestas; eandem cujus aetas declinat, quum . autumnus;<text:line-break/>eandem denique senex, quam hierns. Sic etiam prima<text:line-break/>diei pars esu veri simllis, proxima aestati, tempus vesper-<text:line-break/>tinum autumno, hora ultima hiemi; - quod in causa est<text:line-break/>ut morbi4 autumnales acuti sint ac mortiferi et hora </text:span><text:span text:style-name="T17">ve-<text:line-break/>spertina</text:span><text:span text:style-name="T7"> vehementiores reddantur et in suis accessionibus<text:line-break/>evacuentur. Hippocrates vero eleganti comparatione qua-<text:line-break/>dam sententiam suam aperuit.</text:span></text:p>
      <text:h text:style-name="P84" text:outline-level="1"><text:bookmark-start text:name="bookmark5"/>HIPPOCRATIS DE HUMORIBUS<text:line-break/>LIBER ET GALENI IN EUM<text:line-break/>COMMENTARII TRES III.<text:bookmark-end text:name="bookmark5"/></text:h>
      <text:h text:style-name="P85" text:outline-level="2">I.</text:h>
      <text:p text:style-name="P3"><text:span text:style-name="T17">Modn morborum sunt hi; partim quidem congeniti sunt,<text:line-break/>quos interrogando licet cognoscere, partim a regione<text:line-break/>prostcifcuntur, </text:span><text:span text:style-name="T7">multis enim </text:span><text:span text:style-name="T17">sunt regionibus familiares,<text:line-break/>ac multi ipsus norunt f partim ex</text:span><text:span text:style-name="T7"> corpore et </text:span><text:span text:style-name="T17">victus ra-<text:line-break/>tione et morbi constitutione vel ab anni temporibus.</text:span></text:p>
      <text:p text:style-name="P92">Ut morbos tum dignoscas tum vero etiam recte<text:line-break/>cures, genera ipsiorum perfpecta esse maxime. conducit.</text:p>
      <text:p text:style-name="P2"><text:span text:style-name="T7">Quo slu genere illud' est ut scias, morbos esse quasdam<text:line-break/>actionum laesiones, atque ita unum esse genue' corporum,<text:line-break/>alterum actionum. Ac corporum quidem genus praece-<text:line-break/>dere actiones easque producere, illas vero sequi, ac si<text:line-break/>-statum naturalem corpora conservent, culpa vacantes na-<text:line-break/>turalesque existere ; ss praeter naturam corpora: affecta-sint,<text:line-break/>illas: autem nullas prorsus aut certe omnino impeditas.;<text:line-break/>ad haec tertium» genus accedit caularum quae affectiones<text:line-break/>gignunt; post hoc est item aliud quartum genus eorum<text:line-break/>quae insunt corporibus, sive ea naturaliter, sive praeter<text:line-break/>naturam affecta .sint, quae neque commodo neque lucom-<text:line-break/>modo esse actjonibussolent: velut exempli gratia, si color<text:line-break/>corporis ex diuturna mbra in sole; ex albo niger aut con-<text:line-break/>tra ex nigro albus -fiat, quod quis in umbra vitam duxe-<text:line-break/>rit, aut ruber lu lotis aut pallidus expavefactis rideatur;<text:line-break/>haec enim neque actio est neque affectio corporis, quae<text:line-break/>causa actionis sit, ac multo minus causa est quae affectus</text:span></text:p>
      <text:p text:style-name="P5"><text:span text:style-name="T7">praeter naturam afferat. Est vero symptoma quod varias<text:line-break/>corporum alterationes, sive illa facundum naturam’, -sive<text:line-break/>praeter naturam affecta sint, necessario consequitur. Ad<text:line-break/>haec omnia accedunt modi morborum .quos non minus<text:line-break/>quam quae'dicta sunt esse-nobis cognitos oportet. Vete-<text:line-break/>res hoc nomine </text:span><text:span text:style-name="T4">τρόπον</text:span><text:span text:style-name="T2"> </text:span><text:span text:style-name="T7">utuntur in duabus significationi-<text:line-break/>bus; interdum ad animi mores explicandos adhibent, in-<text:line-break/>terdum ut differentias et formas rei de, qua agitur signi-<text:line-break/>ficent: ut si quis dicat; modos victus rationis , is differen-<text:line-break/>tias aut formas ipsius indicabit, sicut febrium esse multos<text:line-break/>modos dicimus, ut earum differentias; aut species signifi-<text:line-break/>cernus. Hoc vero loco nomen </text:span><text:span text:style-name="T2">τρόπον </text:span><text:span text:style-name="T7">non significat mores<text:line-break/>animi, sed formas morborum; utrum vero [560] differen-<text:line-break/>tias aut formas aut species modo dicas,., nihil interesu<text:line-break/>-Sim quoque est ab ipso in libro de officina medici con-<text:line-break/>scriptum, lunis duas esse species, perinde ac si differentias<text:line-break/>et modos dixisset; quum fuerit hocin more positum in-<text:line-break/>’ stitutoque majorum, ut quae ex divisione rerum genera-</text:span></text:p>
      <text:p text:style-name="P2"><text:span text:style-name="T7">lium exoriuntur, differentias, species et modos appella-<text:line-break/>renti In eandem significationem illud quoque dictum est<text:line-break/>in primo de morbis vulgaribus, ubi scriptum est; sunt,<text:line-break/>inquit, modi, flatus et accessiones singularum harum fe-<text:line-break/>brium; planum enim est ibi species differentiasque signi-<text:line-break/>ficari, propterea quod statim subjungit, continuatim in-<text:line-break/>cipere aliquibus vehementissimam et paulatim usque ad<text:line-break/>judicationem fieri leviorem, quibusdam vero contra; in-<text:line-break/>terdurn quendain esse ex-' utraque conflatum modum; quae<text:line-break/>quidem accidunt omnibus febribus quae continuae funt et<text:line-break/>diuturnae et item aliis morbis omnibus qui et acuti sunt<text:line-break/>et longi. Cognoscimus autem modos morborum tum ex<text:line-break/>communi omnium natura, tum ex cujusque hominis pro-<text:line-break/>pria, itemque ex iis quae offeruntur et ex universa aeris<text:line-break/>nos ambientis constitutione et cujdsque regionis et ex<text:line-break/>consuetudine et victus ratione et institutis et aetate et<text:line-break/>accessionibus et alvi excrementis et urinis et vomitibus et</text:span></text:p>
      <text:p text:style-name="P2"><text:span text:style-name="T7">sudoribus et sputis; propterea vero ex rigore, frigore,<text:line-break/>tussi, sternutatione, singultu, aestu, flatu, sanguinis e na-<text:line-break/>ribus et haemorrhoidibus profluvio et abscessibus, .de qui-<text:line-break/>bus •omnibus deinceps- dissereturj praeterquam de communi<text:line-break/>omnium et de cujusque propria natur.a et. de-,fermonibu8<text:line-break/>et de abscessibus et inspmnii.s et, anni temporibus et,statu<text:line-break/>et alvi excrementis et urinis et vomitibus et sputis </text:span><text:span text:style-name="T17">et<text:line-break/></text:span><text:span text:style-name="T7">pudoribus et singultibus .et aliis plerisque de quibus supra<text:line-break/>copiose locuti sumus. Itaque ex .iis quae..offeruntur sup-<text:line-break/>petit, nobis praecognitio, si-quum illa prava sint aegrotis<text:line-break/>nihil se habeat deteri</text:span><text:span text:style-name="T17">as,,</text:span><text:span text:style-name="T7"> mediocris morbus censebitur, at<text:line-break/>si omnia ut par est fiant, aegrotus vero praeterquam, quod<text:line-break/>nullum' fructum ferat; vehementius conflictetur, pravns<text:line-break/>morbus judicabitur:• mihi enim faepe.numero vel ex obla-<text:line-break/>tis modos morborum dignofcere contigit. Regionem vero<text:line-break/>magnopere nobis esse- ad. praenotionem adjumenti ipfemet<text:line-break/>in libro de aere, aqnis et locis, apertissime declarat lu<text:line-break/>eo loco in quo docet</text:span><text:span text:style-name="T17">i,</text:span><text:span text:style-name="T7"> quinam. morbi </text:span><text:span text:style-name="T17">in</text:span><text:span text:style-name="T7"> singulis regioni-<text:line-break/>bus plurimum verfentur. * *..• * . * possumus enim</text:span></text:p>
      <text:p text:style-name="P2"><text:span text:style-name="T7">ex arte conjectura consequi, quales quantique humores<text:line-break/>redundent’ lu corpore. * •* * * ceterum vocant<text:line-break/>instituta ea omnia quae homines ant usu aut necessitate<text:line-break/>coacti faciunt, ut quae ad terram colendam aut ad stu-<text:line-break/>dium literarum - aut artem medicinalem aut philosophiae<text:line-break/>fcientiam aut ad- alias artes et actiones pertinent: nain<text:line-break/>qui in agro vitam degit aestivo tempore </text:span><text:span text:style-name="T17">et</text:span><text:span text:style-name="T7"> in fole suh<text:line-break/>dio et tenui diaeta utitur et laboribus fe tradit, is quan.-<text:line-break/>tum ad hanc visam" attinet amaram bilem potius quam<text:line-break/>pituitam coacervabit, ut qui in umbra otioque vivit et<text:line-break/>fele explet, pituitosum humorem potius colliget. *</text:span></text:p>
      <text:p text:style-name="P4"><text:span text:style-name="T7">* * * Nam et in libris de temperamentis et iri<text:line-break/>aphorisinis dictum est copiosius, hunc vero sufficiet dicere;<text:line-break/>non mediocrem utilitatem nos etiam ex, aetatis cognitione<text:line-break/>percipere * * *</text:span><text:span text:style-name="T23">J</text:span><text:span text:style-name="T7">- * aliud enim significat in prin--<text:line-break/>cipio accessionis refrigeratio, aliud si in declinatione<text:line-break/>oritur, sicut etiam, </text:span><text:span text:style-name="T17">si per</text:span><text:span text:style-name="T7"> totam exacerbationem perdu-<text:line-break/>rant, non bonum signum'suerit; Flatus autem lu genere</text:span></text:p>
      <text:p text:style-name="P97">fpirituum continentur, de quibus in praesagiis verba fe-<text:line-break/>cirnus. * * * *<text:tab/>. Differunt enim, ac sic nominant</text:p>
      <text:p text:style-name="P8"><text:span text:style-name="T7">eos morbos qui </text:span><text:span text:style-name="T17">in corpore diu permanent, ut ipse in<text:line-break/></text:span><text:span text:style-name="T7">aphorifmis declaravit, quum ait: maximam </text:span><text:span text:style-name="T17">partem fenes<text:line-break/>minus quam suae nes aegrotant} st vero diuturnis morbis<text:line-break/>corripiantur, cum .iis fere moriunturr</text:span><text:span text:style-name="T7"> Id autem perinde<text:line-break/>accipiendum est ac si dixisset, morbos simul nutritos; illi<text:line-break/>enim hujusmodi non funt , sed potius oriri in regione fo-<text:line-break/>lent,. quos </text:span><text:span text:style-name="T17">etiatn</text:span><text:span text:style-name="T7"> patrios in libro de aere, aquis locis et<text:line-break/>regionibus vocat; interdum etiam populares, ut hi ex al-<text:line-break/>tera parte communibus omnium et vulgaribus respondeant.<text:line-break/>Cujusque autem,, inquit, suturi temporis annique'statum<text:line-break/>et qui inorbi omnium communes aut aestate aut hieme<text:line-break/>sint civitatem invasuri, praedicet et item quum ait: </text:span><text:span text:style-name="T17">at-<text:line-break/>que hi quidem morbi sunt eis patrii, praeterquam quod,<text:line-break/>st quis morbus omnium communis ex mutatione temporum<text:line-break/>axistat i</text:span><text:span text:style-name="T7"> et item inferius quum subjungit: hic autem mor-<text:line-break/>bus </text:span><text:span text:style-name="T17">eis aestate et hieme connutrttus esu</text:span><text:span text:style-name="T7"> Ex quibus appa-</text:span></text:p>
      <text:p text:style-name="P2"><text:span text:style-name="T7">ret, morbum congenitum </text:span><text:span text:style-name="T17">et</text:span><text:span text:style-name="T7"> conmrtritum non eundem<text:line-break/>esse, ut diximus, sed * * * *</text:span></text:p>
      <text:h text:style-name="P85" text:outline-level="2">II.</text:h>
      <text:p text:style-name="P109">Regiones autem ad anni tempora male ajscectac tales mor-<text:line-break/>bos pariunt, quale suerit tempus, cui sunt similes; verbi<text:line-break/>gratia inaequales calor aut frigus eodem die quum ta-<text:line-break/>lia contigerint autumnales morbos in regione procreant,<text:line-break/>kaecquc ratio in ceteris tempestatibus servabitur.</text:p>
      <text:p text:style-name="P92">Quum, inquit, regiones male affectae sunt ad anni<text:line-break/>tempora, tales morbos pariunt qualia tempora suerint;<text:line-break/>atque, id quidem merito fit, neque enim temporum ap-<text:line-break/>pellationes, fed, temperaturae sunt morborum causae; •<text:line-break/>quum igitur hae a sua natura desciscunt, morbos quoque<text:line-break/>diverfos gigni necesse est. Quoniam autem tempora pro-<text:line-break/>priae temperaturae non appellationis ratione humores ad-</text:p>
      <text:p text:style-name="P2"><text:span text:style-name="T7">augent, ideo si aeris nos ambientis temperies immutetur,<text:line-break/>etiam humores necessario immutabuntur. Ut igitur tem-<text:line-break/>pora propriam sui temperaturam retinentia morbos' eos<text:line-break/>pariunt qui naturis temporum proportione respondeant;<text:line-break/>sic etiam morbi tempora praeter naturam immutata con-<text:line-break/>sequuntur. Itaque quum in aphorifmis legeris, morbos<text:line-break/>quorum aestivo tempore magnus proventus est febres con-<text:line-break/>tinuas, ardentes, ac maximam partem tertianas esse, in<text:line-break/>primis adhibe animum [561] ne male intelligas, quod<text:line-break/>aestatis quae praeter naturam sit mentionem Hippocrates<text:line-break/>fecerit, fed .potius quae suum ordinem modum que serva-<text:line-break/>verit. Ut enim hiems et totius anni partibus humidior<text:line-break/>a’c frigidior, ita ejus contraria esse aestas debet, ut siccif-<text:line-break/>sima calidissimaque sit; at contra si hiems sicca sit aestas-<text:line-break/>que humida succedat, certe tempora suam naturam non<text:line-break/>servabunt, proinde eo tempore morbi aestivi per aestatem<text:line-break/>non abundabunt, neque hiberni per hiemem , neque verni<text:line-break/>per ver, si ipsiim fuerit inaequale </text:span><text:span text:style-name="T17">'et</text:span><text:span text:style-name="T7"> non ordinem serva-</text:span></text:p>
      <text:p text:style-name="P2"><text:span text:style-name="T7">rit; eadem erit autumni ratio, neque enim, ut diri, pro-<text:line-break/>pter temporum nomina singuli morbi accidunt, ut tales<text:line-break/>aut quales sint, sed pro aeris qui nobis circumfluus est<text:line-break/>temperatura oriuntur; nam ut est hujus ipsius natura, ita<text:line-break/>etiam nos afficit, atque in hanc sententiam dictum ab<text:line-break/>Hippocrate est: </text:span><text:span text:style-name="T17">quurri ver simile autumno fuerit, tum au-<text:line-break/>tumnales exspectare morbos oportet;</text:span><text:span text:style-name="T7"> hiems autem humi-<text:line-break/>dam frigidamque habere cpnstitutionem quandam debet;<text:line-break/>aestas calidam et siccam; ver in medio utriusque est ac-<text:line-break/>curate constitutum, sed in autumno frigus mane, meridie<text:line-break/>vero magnus calor et rursus ad vesperam in frigus fit<text:line-break/>commutatio. Itaque si in alio anni tempore quam au-<text:line-break/>tumno inaequale fuerit et frigus et calor idque eadem<text:line-break/>die accidat, tunc autumnales morbi sunt exspectandi, ma-<text:line-break/>nifesta causa est: illa enim constitutio autumnali statur<text:line-break/>proportione respondet; quare haud mirabile est, si tales</text:span></text:p>
      <text:p text:style-name="P2"><text:span text:style-name="T7">morhr eo tempore oriantur, ac si anni tempora suam na-<text:line-break/>turam servarint, niltil tale quatenus ad anni tempora per-<text:line-break/>tinet unquam eveniet; quare tempus aestivum, quod cali-<text:line-break/>dum siccumque est, . magnam' affert febrium tertianarum<text:line-break/>copiam, ac'regio item calida et sicca majorem vim illarum<text:line-break/>febrium quam humida frigidaque producet. Sed aegro-<text:line-break/>tantis quoque temperatura ad hanc ipsam rem magnopere<text:line-break/>faciet, quod si victus ratione' calidiore siccioreque utatur,<text:line-break/>quae quidem posita est in pluribus laboribus, vigiliis, cu-<text:line-break/>ris, sollicitudinibus et cibis copiosioribus et bilis gignen-<text:line-break/>dae aptioribus, </text:span><text:span text:style-name="T17">is etiam</text:span><text:span text:style-name="T7"> se ipso biliosior fiet, atque ita<text:line-break/>nimirum siccior atque calidior, eadem et aliorum ternpo-<text:line-break/>rum ratio. Nam si vere non solum frigus, sed etiam<text:line-break/>humiditas domlnetur, profecto morbi hiberni abundabunt,<text:line-break/>idem est de aestate deque aliis temporibus existimandum.<text:line-break/>Neque enim tempora, fed qualitates sunt quae humores<text:line-break/>gignunt et humores ipsas qualitates pariunt: perspicimus</text:span></text:p>
      <text:p text:style-name="P90">enim iracundiam excitari maxime in quo bilis exsuperat<text:line-break/>et vicissim iu quo iracundia exsuperat in . eo biliosus hu-<text:line-break/>mores gigni. Sic etiam timor et animi demissio melan-<text:line-break/>cholicum humorem efficiunt et humor ipse melancholicus<text:line-break/>timorem animique demissionem parit; de ceteris idem est<text:line-break/>censendum.</text:p>
      <text:h text:style-name="P85" text:outline-level="2">III.</text:h>
      <text:p text:style-name="P8"><text:span text:style-name="T7">Alii quidem eb odoribus </text:span><text:span text:style-name="T17">coenosis aut palustribus.</text:span></text:p>
      <text:p text:style-name="P92">Duplex est genus causarum morbos efficientium: aliae<text:line-break/>enim foris adveniunt, aliae a nobis ipsis proficiscuntur.<text:line-break/>Atque ad noxas externas quaedam interdum nostrae par-<text:line-break/>tes insiriuae sunt, quaedam vero ad internas. Nam morbi<text:line-break/>nostra vi fiunt aut a plenitudine aut a malitis humorum;<text:line-break/>causae vero externae ideo corpora animantium laedunt,<text:line-break/>partim quod intemperiem quandam gignant, partim quod<text:line-break/>frangant aut incidant; nulla tamen res est quam vitare</text:p>
      <text:p text:style-name="P90">non possimus praeter aerem nos ambientem; is enim im-<text:line-break/>moderatius calefactus aut refrigeratus aut humidior aut<text:line-break/>siccior redditus nostram immutat naturam et symmetriam<text:line-break/>corporum quae sanitas est corrumpit; ac ceteris quidem<text:line-break/>causis neque perpetuo occurrimus, neque ipsae totum diem<text:line-break/>circa nos funt, at in aere morari femper ipsumque spi-<text:line-break/>ritu ducere oportet nec possunt corpora ad illius immu-<text:line-break/>tationem non simul et affici et immutari. Itaque medicus<text:line-break/>qui recte curaturus sit optimum vitiosnmque aerem cog-<text:line-break/>noscere debet, nt qui ex illo morbi fiant, qui secus, et<text:line-break/>qui vitandus aer sit aut non intelligat; ac de iis omnibus<text:line-break/>jam est a nobis in commentariis in librum de aere, aquis,<text:line-break/>locis, regionibus et habitationibus dictum. Nunc tamen<text:line-break/>quaedam etiam summatim recordationis causa afferemus.<text:line-break/>Aer igitur accurate purus esse optimus videtur; est au-<text:line-break/>tem hujusmodi qui neque e stagnorum aut paludum halitu<text:line-break/>sit perturbatus, neque ex profundo specu emissus, cujus-</text:p>
      <text:p text:style-name="P90">modi sunt quae cheiconia appellantur; haec enim ideo,<text:line-break/>quod aerem corrumpunt, morbos creant, idem facit is<text:line-break/>aer qui vitium ex cloacis magnam aliquam urbem expur-<text:line-break/>gantibus contraxit; itemque is pravus est qui ab aliqua<text:line-break/>corruptela aut fimc inquinatur, ut iste etiam qui propter<text:line-break/>ricinum stagnum' aut flumen nebulosus est; qui vero cavo<text:line-break/>in loco altis montibus est ex omni parte conclusus neo<text:line-break/>ullum perflatum recipit, suffocans putrisque censetur;<text:line-break/>quemadmodum autem omnibus aeque conducit nt optimum<text:line-break/>aerem spiritu ducant utileque est ut eo puer, juvenis et<text:line-break/>senex utantur, sic pravum vitare omnes decet, propterea<text:line-break/>quod aetates omnes laedit. Ceterum aer sole illustratus<text:line-break/>ab eo quem soI non attingit et ab umbrofo, itemque<text:line-break/>diurnus a nocturno differt; nam quem sol tangit, calidlor<text:line-break/>tenuiorque est; umbrosus vero crassior est; calidlor porro</text:p>
      <text:p text:style-name="P2"><text:span text:style-name="T7">ac tenuior corpora quo melius perflentur [efficit; frigi-<text:line-break/>dus et crassus contraria. Praeterea pejor est is qui in<text:line-break/>urbe est quam qui ruri habetur: causa est, quia urbanus<text:line-break/>aer non fecus quam qui convallibus cohibetur calidior<text:line-break/>crassiorque esu Sol enim aerem perflatu vacantem cale-<text:line-break/>faeit, motionis vero vacuitas crassum reddit, id quod aer<text:line-break/>pati videtur, quia multae' et omnis generis exhalationes<text:line-break/>ex urbe in ipsum fluunt; qui vero </text:span><text:span text:style-name="T17">puri aer est,</text:span><text:span text:style-name="T7"> quum<text:line-break/>tenuis purusque sit, homines cibi appetentiores facit et<text:line-break/>ut lueatus magis fluxiles sint et sensus vegetiores fiant et<text:line-break/>melius alantur homines meliusque concoquant; eum tamen<text:line-break/>aerem qui in hortis habetur vitare convenit, idque pro-<text:line-break/>pter cloacas quae latrinas plerumque in hortos repurgant<text:line-break/>et magnum quoque foetorem et halitum ex oleribus, </text:span><text:span text:style-name="T17">ar-<text:line-break/>boribus</text:span><text:span text:style-name="T7"> fruticibusque prodeuntem, qualis est quem brassica<text:line-break/>et carea et buxus mittunt, quorum vicinitas aerem cir-<text:line-break/>cumfluum vitiat. Quibus quidem fit rebus; ut Hippocra-</text:span></text:p>
      <text:p text:style-name="P2"><text:span text:style-name="T7">tes hoc loco censeat, cognoscendum este, quinam morbi<text:line-break/>ex odoribus coenosis aut palustribus oriantur : siquidem hi<text:line-break/>et vulgares et omnis generis morbos excitare consueve-<text:line-break/>rint; auctor enim [562] secundi de natura humana libri<text:line-break/>aerem communissimam morborum causam appellat nec mi-<text:line-break/>nus fere quam aer aqua efficit, quocirca ejus quoque<text:line-break/>naturam et qualitates praestat habere cognitas atque per-<text:line-break/>fpectas, quando funt quaedam purae, quaedam lutulentae,<text:line-break/>quaedam palustres: ut quaedam falsae, quaedam aluminis<text:line-break/>naturam reserunt, quaedam aeris aut alterius rei qualita-<text:line-break/>tes imitantur ;* copiosius autem est actum de his in libro<text:line-break/>de aere, aquis et locis; </text:span><text:span text:style-name="T17">ac</text:span><text:span text:style-name="T7"> plerumque morbi ex pravis<text:line-break/>aquis et quae aliquam habeant qualitatem proficiscuntur;<text:line-break/>quare praestantissima aqua debet omni prorsus vacare qua-<text:line-break/>litate et quod ad gustatum et quod ad odoratum pertineat<text:line-break/>et Inanissima item bibenti et pura videri et cito hypo-<text:line-break/>chondria permeare. Hippocrates ipse lenissimam praefert<text:line-break/>ceteris; eam cognosces quod cito calefiat citoque frigefiat;</text:span></text:p>
      <text:p text:style-name="P2"><text:span text:style-name="T7">hujusmodi autem funt quae hieme calidae, aestate frigi-<text:line-break/>dae, ut pessimae sunt quae aeque atque anni tempora vel<text:line-break/>frigidae sunt vel calidae; aestate enim calor extremam ter-<text:line-break/></text:span><text:span text:style-name="T17">rae</text:span><text:span text:style-name="T7"> partem adit, hieme vero ima petit, quod in causa<text:line-break/>ego esse existimo, ut quia fontes e profundissimis locis<text:line-break/>manant, omnes sint hiberno tempore calidissimi, aestivo<text:line-break/>frigidissimi. De aquis autem sponte nascentibus nihil opus<text:line-break/>est modo disserere; palustres vero foetidas aut in quibus<text:line-break/>absurdae qualitates insnnt, prius quam decoquendo immu-<text:line-break/>taris, ne offerto: aquam enim quae decoquitur, calor tu-<text:line-break/>tam aeque fundit et ad fecretionem aptam facit, nam dum<text:line-break/>refrigeratur, terreae partes innata gravitate descendentes<text:line-break/>in fundo vasis residebunt ac nos aqua in aliud vas sensim<text:line-break/>transfufa uti sine noxa poterimus. Aquae autem omnes<text:line-break/>quae e stagnis hauriuntur pessimae funt; habent enim ab-<text:line-break/>surdum odorem quendam perinde ac putrescentes, eaedem<text:line-break/>aestate, calidae sunt, hieme frigidae, quod est pravarum</text:span></text:p>
      <text:p text:style-name="P90">aquarum argumentum vel maximum. Solae autem palu-<text:line-break/>des Aegyptiae inter omnes quas ego quidem norim faln-<text:line-break/>bres sunt, propterea quod aqua hieme non putrescit,<text:line-break/>siquidem non supercalefit. Nilus vero, paludes per autum-<text:line-break/>num explens veterem aquam ejicit et novam invehit.<text:line-break/>Sunt etiam quaedam aquarum differentiae ex herbis quae<text:line-break/>in illis nascuntur profectae et a metallis contractae, ac<text:line-break/>metalla quidem in causa sunt ut aquae sint ad potum<text:line-break/>noxiae; herbae vero partim aquam vitiant, partim corri-<text:line-break/>gunt: nam et sium et nepeta et adiantum aquam bonam<text:line-break/>vitiant,- ei quae alloqui prava sit'impertiunt commodi<text:line-break/>quidpiam, atque hujusmodi aquae sunt ad mejendum<text:line-break/>aptiores; sicut etiam ab aliis herbis alias ducere qualita-<text:line-break/>tes possunt, a quibus veluti medicamentum quoddam com-<text:line-break/>mistam aquis comparetur.</text:p>
      <text:h text:style-name="P86" text:outline-level="2">IV.</text:h>
      <text:p text:style-name="P3"><text:span text:style-name="T7">Alii vero ab </text:span><text:span text:style-name="T17">aquis calculosi, lienosit alii </text:span><text:span text:style-name="T4">α </text:span><text:span text:style-name="T17">ventis tum<text:line-break/>bonis tum malis incipiunt.</text:span></text:p>
      <text:p text:style-name="P4"><text:span text:style-name="T7">Pravae aquae potus non modo calculum gignere, sed<text:line-break/>morbum etiam omnibus communem excitare potest, idque<text:line-break/>in exercitu quodam usu venisse memoriae proditum esu<text:line-break/>Ipse vero in libro de aere, aquis et locis ita de aquis<text:line-break/>fcribit: </text:span><text:span text:style-name="T17">quaecunque,</text:span><text:span text:style-name="T7"> inquit, </text:span><text:span text:style-name="T17">stagnantes stabilesque et</text:span><text:span text:style-name="T7"> pa-<text:line-break/>lustres </text:span><text:span text:style-name="T17">sunt, eas</text:span><text:span text:style-name="T7"> aestate </text:span><text:span text:style-name="T17">calidas et crastsus et foetentes esae<text:line-break/>necejse est; itemque decolores, pravas, biliosus, quippe<text:line-break/>quae non defluant, sed aqua pluvia sumper nova accedat<text:line-break/>folque durat; hieme vero concretas, frigidas ac prae nive<text:line-break/>glacieque perturbatas; qui vero eas bibunt eorum lienes<text:line-break/>sumper magni ventresque duri, tenues • ae calidi erunt»<text:line-break/></text:span><text:span text:style-name="T7">Praeterea addit:-ad haec, inquit, aqua inter cutem </text:span><text:span text:style-name="T17">plu,-<text:line-break/>rima, rnaximeque perniciosa exoriturf</text:span><text:span text:style-name="T7"> tum subdit: </text:span><text:span text:style-name="T17">quae</text:span></text:p>
      <text:p text:style-name="P2"><text:span text:style-name="T17">autem ex nivibus glacieque stunt,' pravae sunt omnes.<text:line-break/>Quum enim semel concretae sunt in pristinam naturam<text:line-break/>non amplius redeunt, imo vero earum levitas, dulcedoque<text:line-break/>excernitur et evanescit, quod vero turbidifstmum ponde-<text:line-break/>rostfstmumque tn ttr est tbt relinquitur, quae res sucit, ut<text:line-break/>eas res pejstrnas dicat.</text:span><text:span text:style-name="T7"> Haec autem subjungit: homines<text:line-break/>vero, inquit, </text:span><text:span text:style-name="T17">potifsimum calculis renumque doloribus et<text:line-break/>urinae stillicidio coxendicumque morbo corripiuntur her-<text:line-break/>niasque patiuntur, quum aquas cususque generis bibunt.<text:line-break/></text:span><text:span text:style-name="T7">De ventis autem aquas immutantibus haec sunt ab ipso<text:line-break/>conseripta: </text:span><text:span text:style-name="T17">huie autem vim adhibet boreas, . huic auster;<text:line-break/></text:span><text:span text:style-name="T7">de ceteris est eadem ratio. Calculi igitur non modo ex'<text:line-break/>aquis gignuntur, sed multis aliis de causie, atque iu pue-<text:line-break/>ris quidam volunt calculos fieri, quia propter vasorum<text:line-break/>exiguitatem meatus angustos adhuc habeant, quod tamen<text:line-break/>verum non est; ita enim potius oporteret calculos lu re-<text:line-break/>nibus eorum gigni, propterea quod transitus et viae re-</text:span></text:p>
      <text:p text:style-name="P90">num sint angusiae et non fieri in vesica, cujus lata cervix<text:line-break/>est; in iis autem qui progressa aetate jamfunt, causam<text:line-break/>calculis gignendis affert actionum imbecillitas crassorum-<text:line-break/>que humorum cruditas; in pueris vero in quibus est<text:line-break/>magna nativi caloris copia et validae sunt actiones, ma-<text:line-break/>teria crassa funditur et in renes comportatur et in vesi-<text:line-break/>cam facile percolatur; quia vero 'vesica, frigida est, ut-<text:line-break/>pote nervea et pauco praedita sanguine et quia est am-<text:line-break/>plissima in ea cavitas, ideo crassitudo in eam transmissa,<text:line-break/>ibi iterum cogitur et concrescit et concretionis hujusce<text:line-break/>principium accipit, quum in vesica diu commoratur; quin<text:line-break/>etiam crassa in pueris urina et edacitas et motiones a<text:line-break/>cibo, quum ludunt ac prestliunt, causae calculorum esse<text:line-break/>possunt. Jam vero usus casei et lactis, quod snapte na-<text:line-break/>tura crassum est ad gignendum lapidem aptissimus videtur;<text:line-break/>aliam quoque subjungere causam possumus, quae est hujus-<text:line-break/>modi: ex magna caloris copia quae lu pueris est materia<text:line-break/>in vaporem abiens, lapidem generat. Interdum etiam gra-</text:p>
      <text:p text:style-name="P90">vem dolorem homines sentiunt, atque ubi angor sit igno-<text:line-break/>rant, quamvis ille renes obsidere videatur; incertum enim<text:line-break/>est, utrum in colo an in renibus constiterit, interdum<text:line-break/>vero calculum qui dolorem afferebat solum esse excretum<text:line-break/>vidimus, interdum etiam cum cruore, abrasis nimirum<text:line-break/>iis corporibus per quae transierit, praesertim si lapis afper<text:line-break/>aut acutus fuerit; post haec aptem in urinis erunt sabu-<text:line-break/>losa subsidentia; at si colon patiatur, tunc neque sabulum,<text:line-break/>neque lapis, neque sanguis fubsidere invenietur, sed hu-<text:line-break/>mor quidam, quem nitreum Praxagoras vocabat, qui et<text:line-break/>colore et consistentia est vitro liquefacto persimilis. Et<text:line-break/>quoniam lien erat crassum et limosum humorem ad se<text:line-break/>attracturus, ideoque melancholicum exerementurn, quod<text:line-break/>suo pondere deorsum fertur in ipsum vergit et quandam<text:line-break/>veluti gulam ex fimis ipsius lienis partibus productam ve-<text:line-break/>nosum vas ad portas extendit, ut nihilominus jecur pur-<text:line-break/>getur, quam si prope ipsum lien esset collocatus: est enim</text:p>
      <text:p text:style-name="P90">veluti sanguinis limus quidam, qualis in vinis crassis sub-<text:line-break/>sidere solet, quam fecem nominant; quae si diutius reti-<text:line-break/>neatur in corpore nec per aliquem sensibilem aut occul-<text:line-break/>tum meatum excernatur, sed [563] mutetur ac compu-<text:line-break/>trescat, atra bilis accurate gignitur, verum ante quam<text:line-break/>haec generetur, lien illam veluti fecem sanguinis ad se<text:line-break/>trahit et jecur expurgat., hpcque melancholico humore<text:line-break/>lien ad sui nutritionem abutitur. Si quando igitur lien<text:line-break/>non ita recte jecur expurgaverit et sanguis multum hujus<text:line-break/>limi habeat, tunc illa quae nigra appellantur excrementa<text:line-break/>dejiciuntur; ac multi alii affectus atque etiam progressu<text:line-break/>temporis ii qui lienosi appellantur consequuntur. Lienosi<text:line-break/>enim sunt quorum lienes obsidet inflammatio nec ad na-<text:line-break/>turalem statum redeunt nec abit inflammatio, sed duritia<text:line-break/>in eis manet et nativus corporis calor immutatur; atque<text:line-break/>hi lienem habent natura imbecillum. Lien vero etiam<text:line-break/>vel lu molem assurgit vel intumescit vel inflammatione</text:p>
      <text:p text:style-name="P2"><text:span text:style-name="T7">tentatur. Verum quia dixit abfolute lienosi, merito exi-<text:line-break/>stit quaestio quosnam hic affectus velit 'intelligi. Scito<text:line-break/>autem hoc loco intelligendos esse omnes eos quos pravae<text:line-break/>aquae gignunt et qui ex illarum tum potione tum vero<text:line-break/>omni usu proveniunt et qui ex hisce causis atque occasio-<text:line-break/>nibus oriuntur et omnes qui ab affectibus lienis originem<text:line-break/>ducunt, cujusmodi funt aquae inter cutem, herniae, cal-<text:line-break/>culi, morbus regius et qui funt hujus generis, itemque<text:line-break/>scirrhi, inflammationes et omnino obstructiones ac colli-<text:line-break/>quationes. Quod vero subjungit i </text:span><text:span text:style-name="T17">alii a bonis ventis et<text:line-break/>malis incipiunt,</text:span><text:span text:style-name="T7"> habet hanc sententiam:' quosdam morbos<text:line-break/>esse qui originem a certis ventis ducuut. Qui vero boni<text:line-break/>aut mali venti sint, ipse deinceps docebit,' praeterquam<text:line-break/>quod in aphorismis multa de eis di.xit et in libris de<text:line-break/>vulgaribus morbis non pauca memoravit. Alii volunt illo<text:line-break/>nomine </text:span><text:span text:style-name="T2">πνενμάτων </text:span><text:span text:style-name="T7">non ventos significari, sed aerem<text:line-break/>quem spiritu ducimus et mittimus; in qua significatione<text:line-break/>dictum ab Hippocrate est, morbos tum a nictus ratione</text:span></text:p>
      <text:p text:style-name="P2"><text:span text:style-name="T7">tum a spiritu quem introducentes vivimus exoriri, id<text:line-break/>quod illis placet, quia saepe homines propter aeris inspi-<text:line-break/>rationem laedi solent, ut in locis quae charonia appellan-<text:line-break/>tur, accidere perspeximus; hoc tamen mihi non probatur:<text:line-break/>siquidem de aere dictum est superius; nunc enim aperte<text:line-break/>in ipso statim initio praeposuit hoc, alii ah aquis et ta-<text:line-break/>men ea quoque est vera sententia.</text:span></text:p>
      <text:h text:style-name="P85" text:outline-level="2">V.</text:h>
      <text:p text:style-name="P3"><text:span text:style-name="T17">Qualia suerint tempora, tales etiam morbi erunt et exr~<text:line-break/>his constitutiones; st tempora tempestive et ordinate<text:line-break/>progrediantur, morbos judicatu faciles pariunt Uverna-<text:line-break/>culi autem temporum morbi indicant mutationes.</text:span></text:p>
      <text:p text:style-name="P4"><text:span text:style-name="T7">Propria constitutionum elementa sunt jam a nobis de-<text:line-break/>monstrata et eadem in libro de aere, aquis et locis Hip-<text:line-break/>pocrates docuit: anni enim tempora qualitatibus, ut hu-</text:span></text:p>
      <text:p text:style-name="P2"><text:span text:style-name="T7">miditate, caliditate, frigiditate ac siccitate differunt, at-<text:line-break/>que hiemem alia tempora superare humiditate ac frigidi-<text:line-break/>tale ostensum est; aestatem caliditate ac siccitate; vere<text:line-break/>neutrum lu neutra repugnantiae parte excellere neque<text:line-break/>siccum humida, neqne calidum frigido, sed esse omnium<text:line-break/>totius diei ac noctis horarum similitudinem ac nullam<text:line-break/>magnam in illis fieri mutationem; autumno mane frigus,<text:line-break/>meridie aestum, vesperi frigus iterum vigere et tamen in<text:line-break/>ipso siccum humido et frigidum calido praestare, haecque<text:line-break/>est. temporum ordinem suum servantium constitutio, quae<text:line-break/>in annis pIerurnqae cernitur, atque homines eam muta-<text:line-break/>tionem quae paulatim fit vix. toto tempore persentiscunt;<text:line-break/>quod si ea fiat major, tum neque tempestive, neque ordi-<text:line-break/>nate anni tempora procedunt. Quaenam. autem sint </text:span><text:span text:style-name="T17">prae-<text:line-break/>dictarum</text:span><text:span text:style-name="T7"> qualitatum vires, ut tumiditatis, siccitatis, ca-<text:line-break/>liditatis et frigiditatis, docet ipse in aphorifmis, quum ait:</text:span></text:p>
      <text:p text:style-name="P2"><text:span text:style-name="T17">ex anni constitutionibus in universum siccitates sunt im-<text:line-break/>bribus salubriores et minus mortales.</text:span><text:span text:style-name="T7"> Imbribus enim morbi<text:line-break/>fere nascuntur hi, febres longae, alvi fluores, putredines,<text:line-break/>morbi comitiales attonitique et anginae; siccitatibus vero<text:line-break/>hi, tabidae lippitudines, articulorum dolores, urinae<text:line-break/>stillicidia: quae ab Hippocrate de ea differentia quae in<text:line-break/>humiditate siccitateque est dicta funt; de ea vero quae lu<text:line-break/>caliditate frigiditateque verfatur loquutus est, quum de<text:line-break/>aquilonibus austrinisque constitutionibus agit, de quibus<text:line-break/>paulo .post disseretur. Nunc vero quum primas constitu.*<text:line-break/>tionum vices didicerimus, </text:span><text:span text:style-name="T17">facta</text:span><text:span text:style-name="T7"> de omnibus iis quae ac-<text:line-break/>cidunt constitutionibus conjectura, debemus via et ratione<text:line-break/>progredi sic, nt qui morbi futuri sint et quomodo pro-<text:line-break/>hiberi possint, aut si jam constiterint, quomodo curandi<text:line-break/>sint inveniamus, neque in his rebus disquirendis </text:span><text:span text:style-name="T2">ήοη </text:span><text:span text:style-name="T7">est<text:line-break/>adhibenda diligentia, ut quod ad regionis naturam perti-<text:line-break/>net, intelligamus, propterea quod regio quoque aliud in-<text:line-break/>dicat, quod ad praenotionem morborum facit; sicut etiam</text:span></text:p>
      <text:p text:style-name="P90">cujusque natura, aetas, vitae institutum et victus ratio:<text:line-break/>humidae enim frigidaeque naturae etiam propterea exter-<text:line-break/>nas causas facilius iu eos morbos cadent quos humida<text:line-break/>frigidaque pariet constitutio, contrariae vero difficilius.<text:line-break/>Itaque si omnia anni tempora suam naturam servarint,<text:line-break/>morbos judicatu facillimos parient; sin secus, difficiles,<text:line-break/>hoc ess qui male judicabuntur: alterutrum enim, horum<text:line-break/>duorum continget vel ut judicationes cum periculosis sym-<text:line-break/>ptomatis conjunctae vel perniciosae sint vel hoc tertium<text:line-break/>accidat, ut recidivae fiant. De morbis autem patriis ac<text:line-break/>familiaribus habes quae ipse scripta reliquerit * * *</text:p>
      <text:h text:style-name="P85" text:outline-level="2">VI.</text:h>
      <text:p text:style-name="P109">Ut autem tempus variabit, ita similes aut disistrniles morbi<text:line-break/>erunt qui eo tempore oriuntur. Si vero similiter pro-<text:line-break/>cedat, morbi quoque hujusmodi erunt et ad talem mo-<text:line-break/>dum tracti, qualis est morbus regius autumnalis'i fri-<text:line-break/>gora enim ex caloribus et calor ex suigore.</text:p>
      <text:p text:style-name="P5"><text:span text:style-name="T7">Quomodo anni tempora varientur, ipse in libro ' de<text:line-break/>aefe, aquis et locis aperte demonstravit,, itemque in li-<text:line-break/>bris de morbis vulgaribus nec minus etiam in aphorifmis,<text:line-break/>veluti quum ait: </text:span><text:span text:style-name="T17">quum</text:span><text:span text:style-name="T7"> hiems </text:span><text:span text:style-name="T17">suualida</text:span><text:span text:style-name="T7"> [564] </text:span><text:span text:style-name="T17">aquilonoris-<text:line-break/>qua stat, ver pluvium et austrinum, tum aestate acutae<text:line-break/>febres, lippitudines et difficultates .intestinorum erunt.</text:span><text:span text:style-name="T7"> flit<text:line-break/>quum ait: si </text:span><text:span text:style-name="T17">hiems pluvia et austrina stt, ver suualidum<text:line-break/>et hibernum, mulieres quibus sub ver partus instat ex<text:line-break/>quavis occasione abortum faciunt.</text:span><text:span text:style-name="T7"> Et in' libro de vulga-<text:line-break/>rihus morbis hoc modo: </text:span><text:span text:style-name="T17">quum totus ille ductus ad au-<text:line-break/>strinum statum vergeret et cum fqudloribus juncsus escet;<text:line-break/></text:span><text:span text:style-name="T7">et quum subdit: quum </text:span><text:span text:style-name="T17">autem totus annus frigidus, humi-<text:line-break/>dus aquilonarisque suigset.</text:span><text:span text:style-name="T7"> Post has omnes constitutiones<text:line-break/>aliam valde inaequalem subjunxit quae in principio fri-<text:line-break/>gida humidaque, fuit; deinde austrina cum humilitatibus<text:line-break/>immoderatis juncta ab autumnali' aequinoctio usque ad<text:line-break/>vergiliarum occasum ; deinceps vero frigida, et sicca, in<text:line-break/>qua venti aquilones maximi per totam fere hiemem fpi-</text:span></text:p>
      <text:p text:style-name="P2"><text:span text:style-name="T7">rarunt; tum frigida et sicca usque ad caniculae exortum;<text:line-break/>inde magni aestus usque ad arciurum viguerunt, eirca<text:line-break/>quem pluvlae austrinae usque ad aequinoctium fuerunt,<text:line-break/>atque in ea frigidum et siccum superasse ceteras qualita-<text:line-break/>tes conscripsit. Licet etiam alias plerasque constitutiones<text:line-break/>in llbris de vulgaribus morbis quae inaequales fuerint<text:line-break/>conscriptas intueri, de quibus loqui non est hujus loci ac<text:line-break/>temporis, imo vero etiam in aphorifmis scriptum reliquit,<text:line-break/></text:span><text:span text:style-name="T17">temporum mutationes maxime morbos gignere</text:span><text:span text:style-name="T7">; addiditque<text:line-break/>magnas mutationes aut frigoris aut -caloris et alias ad<text:line-break/>harum proportionem idem efficere. Praeterea vero subdit<text:line-break/>haec de quibus est item supra dictum; </text:span><text:span text:style-name="T17">in anni tempori-<text:line-break/>bus, quum eadem die tnodo frigus modo ctdor viget, au-<text:line-break/>tumnales exspectare morbos oportet;</text:span><text:span text:style-name="T7"> in praesenti vero niti<text:line-break/>morbos similes aut </text:span><text:span text:style-name="T17">difstrniles ex temporum mutationibus<text:line-break/>oriri,</text:span><text:span text:style-name="T7"> deberent enim similes gigni, quatenus temporum<text:line-break/>postulat ratio; dissimiles vero qualis est mutatio atque va-<text:line-break/>rietas. Ipfe vero exempli causa, ut varietatem cognosce-</text:span></text:p>
      <text:p text:style-name="P2"><text:span text:style-name="T7">remus, autumnalem morbum regium proposuit: planum<text:line-break/>enim est morbum regium de numero eorum esse qui ae-<text:line-break/>state solent hominem invadere; itaque si autumnus talis<text:line-break/>sit, ut aestati proportione respondeat, in eo morbi aestivi<text:line-break/>vigebunt: gignet enim pallidam bilem, quam aestate vi-<text:line-break/>gere perspectum habemus; ea enim bilis quandoque in<text:line-break/>totum corpus diffunditur, idque ratione judicationis, prout<text:line-break/>ipse in aphorismis memoravit: </text:span><text:span text:style-name="T17">regius morbus ante diem<text:line-break/>septimum in malis habendus estj</text:span><text:span text:style-name="T7"> causa mali est, quia hic<text:line-break/>abscessus nobis indicat prohiberi, ne jecur bile expurge-<text:line-break/>tur, leamque per ventrem excerni, jecore nimirum obi<text:line-break/>structo aut inflammatione obsesso; hoc etiam symptoma<text:line-break/>fit viscere ipso male affecto aut quila fcirrhum aut quia<text:line-break/>inflammationem aut quia obstructionem patiatur, quorum<text:line-break/>duo postrema fieri derepente possunt. Quandoque vero<text:line-break/>alia quam jecoris affectio eundem affectum pariet, pro-<text:line-break/>pterea quod etiam citra judicationem atque ullam prorsus<text:line-break/>jecoris affectionem sanguinem bile in affectum ex qua-</text:span></text:p>
      <text:p text:style-name="P90">dam absurda corruptela perspicimus, qualem morsus fera-<text:line-break/>rum afferre solent, quam nos curare eo antidoto, quam<text:line-break/>theriacam vocamus, sicut alias medicamento quod bilem<text:line-break/>ducat purgare consuevimus.</text:p>
      <text:h text:style-name="P85" text:outline-level="2">V<text:span text:style-name="T6">II.</text:span></text:h>
      <text:p text:style-name="P109">Et st aestas biliosu stat biUsque aucta intus relicta stt,<text:line-break/>etiam aliquantulum lienosi stunt.</text:p>
      <text:p text:style-name="P4"><text:span text:style-name="T7">Bilis aestate augetur, propterea quod corpus praeter<text:line-break/>naturam aestivo tempore excalefit, id quod ipse in libro<text:line-break/>de natura humana conscripsit his fere verbis: </text:span><text:span text:style-name="T17">aestate,</text:span><text:span text:style-name="T7"> in-<text:line-break/>quit, </text:span><text:span text:style-name="T17">fanguis adhuc robur obtinet et bilis susu extollit in<text:line-break/>corpore et ufque nd autumnum manet; sanguis vero</text:span><text:span text:style-name="T7"> exi-<text:line-break/>guus redditur, </text:span><text:span text:style-name="T17">quod ei</text:span><text:span text:style-name="T7"> sit autumnus netura contrarius;<text:line-break/></text:span><text:span text:style-name="T17">bilis autem et aestivo temp</text:span><text:span text:style-name="T26">0re</text:span><text:span text:style-name="T17"> occupat corpus et autumno,<text:line-break/></text:span><text:span text:style-name="T7">si igitur bilis per aestatem aucta intus in autumno sit</text:span></text:p>
      <text:p text:style-name="P90">relicta, tunc morbi a bile exorti homines corripient et<text:line-break/>eorum ortum anni tempus nihil prohibebit, quum enim sit<text:line-break/>mutata constitutio, haud mirum est, si aliorum temporum<text:line-break/>morbi in illa moriantur.</text:p>
      <text:h text:style-name="P85" text:outline-level="2">VllI.</text:h>
      <text:p text:style-name="P109">Quum igitur et ver ita proceeserit, tum vere etiam morbi<text:line-break/>regii nascentur: hic enim motus est fecundum hanc spe-<text:line-break/>ciem tempori anni proximus.</text:p>
      <text:p text:style-name="P92">Quemadmodum autumno aestivi morbi oriuntur, quum<text:line-break/>autumnale tempus sit aestivo persimile, ita si veris pro-<text:line-break/>gressus sit statui aestivo similis, idem usu veniet. Ergo<text:line-break/>morbus regius ex bile aut flava aut pallida quae aestate<text:line-break/>redundat exortus, etiam vere proveniet, si modo illud<text:line-break/>tempus naturam aestatis ferverit: etenim vere sanguis au-<text:line-break/>getur, ac si corpus praeter naturam excalefiat, bilem</text:p>
      <text:p text:style-name="P20"><text:span text:style-name="T7">coacervabit, ex qua morbi aestivi proficiscuntur, hunc<text:line-break/>enim motum esse tempori anni, hoc est aestivo,' omnium<text:line-break/>dicit; nam aestas est luter ver et autumnum media lutent<text:line-break/>jecta et quum ver desinit, aestas incipit.,<text:tab/></text:span><text:span text:style-name="T25">:</text:span><text:span text:style-name="T7">.</text:span></text:p>
      <text:h text:style-name="P85" text:outline-level="2">IX.</text:h>
      <text:p text:style-name="P21"><text:span text:style-name="T7">At quum </text:span><text:span text:style-name="T17">aestas stt.verisimilis, 'sudores in febribus et fe-<text:line-break/>bres facilem et non peracutae, neque peraridae linguis<text:line-break/>stent. <text:tab/>~</text:span></text:p>
      <text:p text:style-name="P92">Est jam supra dictum, non appellationem, fed tem-<text:line-break/>peraturam anni temporum in causa esse, cur morbi orian-<text:line-break/>tur. Quum igitur tempora propriam naturam fervabnnt,<text:line-break/>tum morbi convenienter temporibus ipsis stati ac certi,<text:line-break/>[565] et ut convenit, fient; quum vero tempora de suo<text:line-break/>statu deflectunt, etiam morbi necessario de Ino curfu de-<text:line-break/>clinant, propterea quod statum temporis consequuntur.</text:p>
      <text:p text:style-name="P2"><text:span text:style-name="T7">Itaque sicut,dixit, quum versit aestati simile, tunc mor-<text:line-break/>bos aestivos exspectandos esse; sic modo, si aestas fiat<text:line-break/>veri similis; multos sudores in febribus fore: ver enim<text:line-break/>calidum humidumque est, neque quidquam in eo per<text:line-break/>ullam partem repugnantiae dominatur, ut neque sicco<text:line-break/>humidum praestet, neque calido frigidum; horum autem<text:line-break/>alterum, hoc est calidum in aestate est, aIterum hoc est<text:line-break/>humidum hiemi etiam tribuitur. Copiosi vere esse sudo-<text:line-break/></text:span><text:span text:style-name="T17">rea</text:span><text:span text:style-name="T7"> non possunt, nisi aer nos ambiens calidus sit, id<text:line-break/>quod et veri et aestati esse commune apparet; fed tamen<text:line-break/>varia ratione; ac nisi humiditas quaedam in corpore re-<text:line-break/>dundet, quod est: ab aestatis natura alienum, estque et<text:line-break/>veri et hiemi commune, ex quo fit ut in statu aestivo,<text:line-break/>qui sit vemo similis, copiosi sudores'merito dimanent: ae-<text:line-break/>stas enim quae secundum suam naturam procedat; quae<text:line-break/>quidem satis squalida esse consuevit, supervacaneas humi-<text:line-break/>ditates per halitum digerit, quae nimirum hieme vereque</text:span></text:p>
      <text:p text:style-name="P90">sint coacervatae; quae vero sit veri similis, ea propter ca-<text:line-break/>lorem ad extimas partes trahit; verum propter magnam<text:line-break/>vim hnmiditatis quae intus in corpore est copiosius reli-<text:line-break/>cta, id quod traxit,, discutere atque dissolvere in vaporis<text:line-break/>speciem non potest; ex quo sequi videtur ut humiditas,<text:line-break/>dum tota per aestatem in judicationibus excernitur, mul-<text:line-break/>tos sudores efficiat, eadem causa facit, ut morbi neque<text:line-break/>peracuti sint, quos alloqui esse acutos necesse esset, neque<text:line-break/>aridam linguam reddant: si quidem non est vehemens<text:line-break/>quidam calor, qualis in aestate esse solet, quando haec<text:line-break/>ipsa non suam, sed veris naturam servat; proinde fit nt<text:line-break/>neque adurat materiam, neque exsiccet, prout aestivus<text:line-break/>calor facit, qui etiam citra febrem linguam exsiccat.</text:p>
      <text:h text:style-name="P85" text:outline-level="2">X.</text:h>
      <text:p text:style-name="P109">Quum vero hibernum ver fiat et postremum hiemis tempus<text:line-break/>hiberni autem morbi et tujses et peripneumoniac et an-<text:line-break/>ginae existunt.</text:p>
      <text:p text:style-name="P5"><text:span text:style-name="T7">Merito dixit hibernos morbos fore verno tempore, si<text:line-break/>ver hibernum fuerit; eadem enim tibi suppetet aliorum<text:line-break/>temporum ratio, ut qualis sit mutatio, tales etiam morbi<text:line-break/>excitentur, atque hieme' quidem hi solent oriri, pleuriti-<text:line-break/>des, peripneumoniae, gravedines, raucitates, tusses et alia<text:line-break/>item permulta genera; , quocirca fi ver fuerit hibernum,<text:line-break/>convenienter quoque </text:span><text:span text:style-name="T17">ei</text:span><text:span text:style-name="T7"> tempestati morbi hiberni exissent,<text:line-break/>etenim hieme fiunt peripneumoniae et pleuritides, quod<text:line-break/>instrumenta respirationis propter vim frigoris laeduntur;<text:line-break/>oh eandem causam febres, dolores costarum, gravedines<text:line-break/>raucitatesque fiunt; nam ut illic instrumenta respirationis,<text:line-break/>ita hic caput frigus laedit. Ait vero illo item tempore<text:line-break/>anginas fieri, licet angina morbus autumnalis sit, quam-<text:line-break/>quam esse etiam vernus videtur, ut ipse in aphorifmis<text:line-break/>adnumeravit. </text:span><text:span text:style-name="T17">Vere,</text:span><text:span text:style-name="T7"> inquit, </text:span><text:span text:style-name="T17">insaniae, melancholiae, morbi<text:line-break/>comitiales, sanguinis profluvia, anginae, gravedines etc*<text:line-break/></text:span><text:span text:style-name="T7">Angina vero fit autumno ex humoribus biliosis in fauces</text:span></text:p>
      <text:p text:style-name="P2"><text:span text:style-name="T7">decumbentibus; vere autem ex humoribus pituitosioribus<text:line-break/>constat, quod excrementorum magna vis sit ad fauces<text:line-break/>comportata vel quod destillationes </text:span><text:span text:style-name="T17">a capite in</text:span><text:span text:style-name="T7"> faucibus<text:line-break/>impactae firmataeque sint.</text:span></text:p>
      <text:h text:style-name="P85" text:outline-level="2">XI.</text:h>
      <text:p text:style-name="P3"><text:span text:style-name="T7">Autumnus </text:span><text:span text:style-name="T17">quoque si non in tempore ac derepente hiber-<text:line-break/>narit, non afstdue tales morbos facit, propterea quod<text:line-break/>non in tempore incipiat, sed inaequaliter stati ideo etiam<text:line-break/>tempora judicatione vacantia et inconstantia stunt, quem-<text:line-break/>admodum morbi quoque, st praerumpant aut prius ex-<text:line-break/>cernantur aut intus relinquantur; recidivas quoque tem-<text:line-break/>pora faciunt, stcut et morbos ita pariunt.</text:span></text:p>
      <text:p text:style-name="P4"><text:span text:style-name="T7">Autumnus ab arcturi exortu sumit initium; oritur<text:line-break/>autem arcturus ante autumnale aequinoctium, sicut etiam</text:span></text:p>
      <text:p text:style-name="P2"><text:span text:style-name="T7">veris principium censetur aequinoctium, quod eo tempore<text:line-break/>accidit: finis est ortus vergiliarum; hunc vero ortum esse<text:line-break/>aestatis initium, sicut esse finem aestatis et principium<text:line-break/>autumni ortum arcturi, qui autumnale aequinoctium die-<text:line-break/>bus fere duodecim anticipat, perspectum habemus; quin<text:line-break/>etiam occasus vergiliarum est hiemis initium et autumni<text:line-break/>finis. Si igitur autumnus non in tempore, sed derepente<text:line-break/>hibernabit, hoc est ad-hiemis naturam verget hiemisque<text:line-break/>constitutionem nanciscetur, tunc morbi autumnales non<text:line-break/>assidue excitabuntur; causa est, quia in suo tempore non<text:line-break/>incepit, neque item opportpne. Ipse enim in primo de<text:line-break/>vulgeribus morbis ita scriptum reliquit: </text:span><text:span text:style-name="T17">in</text:span><text:span text:style-name="T7"> Thasio ante<text:line-break/>autumnum </text:span><text:span text:style-name="T17">frigora non in tempore, sed repente aquilone<text:line-break/>austroque multum spirantibus, humida et quae prius pro-<text:line-break/>ruperunt:</text:span><text:span text:style-name="T7"> nam propter humorum malitiam quae eo tem-<text:line-break/>pore est et propter inaequalem a'eris temperaturam, quar-<text:line-break/>tanae erraticaeque febres, lienes, aquae inter cutem,</text:span></text:p>
      <text:p text:style-name="P90">tabes, urinae stillicidia, levitates intestinorum et eorun-<text:line-break/>dem difficultates et coxendicum morbi et anginae et su-<text:line-break/>spiria et tenuioris intestini morbus et" comitialis et insa-<text:line-break/>nia; itemque dolor cordis, horror et uno verbo melan-<text:line-break/>cholici morbi oriuntur; qui sane omnes ex praedicta causa<text:line-break/>proveniunt atque ortum fere ex atra bile, ducunt, quae •<text:line-break/>nimirum aut ex flava nimium assata aut ex sanguine crasso<text:line-break/>facta sit;quando ipse quoque sit velut fex sanguinis quae- ,<text:line-break/>dam; erraticae vero febres propter inaequalem tempera-<text:line-break/>turam oriuntur, ut lienes magni ex melancholici humoris<text:line-break/>redundantia redduntur. Urinae stillicidium gignit siccitas<text:line-break/>et refrigeratio, siquidem vesica in mutationibus iis quae<text:line-break/>sine ordine et repente fiunt refrigeraturi [566] Coxendisi<text:line-break/>c.um. porro, dolores tum a malitia ' liumoruin' tum a refri-<text:line-break/>geratioiie potissimum excitari perspicuum jest; quia auteni<text:line-break/>tempora vacant judicatione suumque statum non servant,<text:line-break/>ideo asthmata tum propter motum ad- interlora tum pro-</text:p>
      <text:p text:style-name="P90">pter refrigerationem fiunt; sicut etiam probabile est in<text:line-break/>refrigeratione, inaequalitate, malitiaque temporis vitiari<text:line-break/>ventrem atque intestina; lienteriae, dyfenteriae et tenuio-<text:line-break/>res intestini morbi oriantur. Qnonlam autem calorem<text:line-break/>meridie et frigus mane et vesperi persentiscimus,, haud<text:line-break/>mirabile est, si comitiales morbi interdum lu hominem<text:line-break/>irruant; praesertim vero si cui ita sit natura comparatum,<text:line-break/>ut in hujusmodi morbum cadat. Insaniae autem morbi<text:line-break/>ah ea malitia quae in tenuibus humoribus biliosis inest,<text:line-break/>nasci solent; melancholici vero ah atra bile, cujus pro-<text:line-break/>ventus autumno colligitur. Jam vero nihil est, cur mi-<text:line-break/>reris, si propter temporis malitiam et temperaturae aeris<text:line-break/>nos ambientis inaequalitatem cordis dolores, horrores et<text:line-break/>hujusmodi alia per autumnum dominentur. Copiosius au-<text:line-break/>tem de morbis omnibqs. et_ symptomatis quae accidere<text:line-break/>autumno solent, disseretur in ea explicatione quae in se-</text:p>
      <text:p text:style-name="P90">cundum de vulgaribus morbis edetur; ipse vero nonnulla<text:line-break/>etiam in aphorifmis memoravit, quo in loco hoc quoque<text:line-break/>ostensum est, autumnum esse omnibus aetatibus, naturis<text:line-break/>regicnibusqne malum; inter ipsas tamen minus quam alias<text:line-break/>, eo tempore humidas et calidas laedi; quarnobrem morbi,<text:line-break/>inquit, judicatione vacantes iucoustantesque fiunt; nam<text:line-break/>quia opportuno tempore non fiunt, sed in repentinis mu-<text:line-break/>tationibus, ideo fit ut neque in tempore accommodato<text:line-break/>solvi explicarique possint; sed neque statis temporibus,<text:line-break/>neque tempestive, ut ipse loqui solitus esu Stata autem<text:line-break/>tempora ah ipso vocari scimus ea quae propriam tempe-<text:line-break/>raturam ordine sortiuntur atque ita etiam ipse annos sta-<text:line-break/>tos ac certos vocat in libro de aere, aquis et locis eos<text:line-break/>qui convenientes rationi procedant; ac si autumno fiant<text:line-break/>pluviae hiemsque moderata nec valde ferena nec frigore<text:line-break/>excedens et vere atque aestate imbres tempestivi fiant, sic,<text:line-break/>inquam, hunc annum fore saluberrimum verisimile ait</text:p>
      <text:p text:style-name="P2"><text:span text:style-name="T7">esse; quum vero tempora stati anni progressionem non<text:line-break/>servarent, tunc Hippocrates inconstantia vocat et morbos<text:line-break/>in ipsis exortos pari modo inconstantes nominat, ac supra<text:line-break/>eosdem difficiles judicatu, nunc vacantes judicatione in<text:line-break/>eandem fere sententiam appellat; nt e</text:span><text:span text:style-name="T25">OS n</text:span><text:span text:style-name="T7">on recte, fed<text:line-break/>male judicari lutelligamus, quod nihil aliud est quam ut<text:line-break/>vel cum malis symptomatis judicentur vel postea repe-<text:line-break/>taut; hujus porro malae judicationes aut recidivae causa<text:line-break/>est, quia prius prorumpunt aut prius excernuntur aut,in-<text:line-break/>tus relinquuntur, et quia praerumpunt et prius excernun-<text:line-break/>tur, ideo non judicantur, et quia intus relinquuntur,<text:line-break/>ideo repetunt; id autem ipse in libris de morbis vulgari-<text:line-break/>bus docuit, quum ait: </text:span><text:span text:style-name="T17">quae post judicationem relinquuur<text:line-break/>tur, recidivas faciunt; .pruvi enim humores in corpore<text:line-break/>relicti morbos pariunt et temporii progrejsu computre-<text:line-break/>suentes folent febres excitare.</text:span><text:span text:style-name="T7"> Quin etiam in praesagiis</text:span></text:p>
      <text:p text:style-name="P2"><text:span text:style-name="T7">ita scriptum comperimns: </text:span><text:span text:style-name="T17">subres 'quae neque salutaribus<text:line-break/>notis apparentibus, neque in criticis stnitae sunt diebus,<text:line-break/>fere repetunt:</text:span><text:span text:style-name="T7"> nam quae, sine ratione levata sunt ea so-<text:line-break/>lent repetere; licet hoc in die critico eveniat. Judicatio-<text:line-break/>nes vero ipsae in omnibus quidem diebus fiunt, sed ne-<text:line-break/>que pari numero dierum., neque ita fidae ac certae; dif-<text:line-break/>ferunt aptem, quod quaedam bonae, quaedam malae sunt<text:line-break/>et quaedam cum multis gravibusque conjunctae sympto-<text:line-break/>maribus et majore angore; quaedam statim in ipso initio<text:line-break/>et tuto. Ceterum quod ait, praerumpere, quod non op-<text:line-break/>portune quid fieri et judicationis tempus praevenire signi-<text:line-break/>ficat, malum est; siquidem cum noxiis humoribus boni<text:line-break/>etiam excernuntur, hoc autem usu venit, quia natura<text:line-break/>irritata sit vel ab externa causa quadam , ut a medico aut -<text:line-break/>aegrotante aut a ministris non recte aliquid molientibus;<text:line-break/>vel ab iis quae in ipso corpore continentur, cujusmodi<text:line-break/>sunt morbi aut causae aut exacerbationes; exacerbatio</text:span></text:p>
      <text:p text:style-name="P22"><text:span text:style-name="T7">enim naturam irritat et tanquam lacessit nec requiem ei<text:line-break/>nec' moram concedit, sed excitat et veluti ad pugnam<text:line-break/>provocat. , Quoniam igitur natura non sumper accommo-<text:line-break/>datis aptisque temporibus impulsa morbos judicat, fed<text:line-break/>saepe aliter ab aliis atque aliis causis stimulatur, ideo<text:line-break/>merito fit ut praerumpant humores nec perfecta fiat ju-<text:line-break/>dicatio; atque ubi hoc factum sit, ibi exspectare recidivas<text:line-break/>• oportet;, tempora enim a quibas fieri morbos ait recidi-<text:line-break/>vas afferre plerumque solent et morbi quoque in iis ex-<text:line-break/>orti temporibus proportione respondent. Itaque adhibere<text:line-break/>animum temporibus anni et iis mutationibus quae in ipfis<text:line-break/>fiunt accurate debes, ut morbos cito dignoscere et eosdem<text:line-break/>curare recte possis.<text:tab/>\</text:span></text:p>
      <text:h text:style-name="P85" text:outline-level="2">XII.</text:h>
      <text:p text:style-name="P82">Itaque insuper considerandum est, ut corpora se habeant,<text:line-break/>• quum ab anni tejnporibus suscipiuntur.</text:p>
      <text:p text:style-name="P5"><text:span text:style-name="T7">Hoc praeceptum est ad eam medicinae partem quae<text:line-break/>sanitatem tuetur et ad eam qqae morbos curat- accommo-<text:line-break/>datissimum; ad conservandam enim sanitatem facit, quia-<text:line-break/>temperatis corporibus aer temperatus est optimus; in qui-<text:line-break/>bus vero aliqua exsuperans qualitas dominatur, iis utilif-<text:line-break/>simus est aer qui exsuperanti qualitati ’ sit contrarius vel<text:line-break/>maxime, ut frigidus calidae, calidus frigidae; humidiori<text:line-break/>siccus,, sicciori vero quam par est tanto humidior, quanto<text:line-break/>illa sit quam moderata portio siccior; quo sane tempore<text:line-break/>victus ratio est temperaturae temporis contraria instituenda;<text:line-break/>in quo non ignorandum est ea quae similia sint magis<text:line-break/>nocere et temporis actionem adjuvare. Ad curationem<text:line-break/>vero morborum adjumento est, quia contraria sunt con-<text:line-break/>trariorum remedia. Itaque si tempus vernum corpus ali-<text:line-break/>cujus excipiat bonis praeditum humoribus, id etiam lu'<text:line-break/>optima sanitate conservabit; nihil ex sua natura novi </text:span><text:span text:style-name="T17">af-<text:line-break/>ferens ,</text:span><text:span text:style-name="T7"> id tamen neque aestas, neque autumnus, neque<text:line-break/>hiems faciet; haec enim tempora licet corpus purum et</text:span></text:p>
      <text:p text:style-name="P90">omni ex parte vacans culpa exceperint, tamen aestas pala<text:line-break/>lidam aut flavam bilem copiosiorem , quam par sit autum-<text:line-break/>nus atram bilem, hiems pituitam gignere consuevit; unde<text:line-break/>efficitur ut frigidae et humidae naturae sint optime ad<text:line-break/>aestatem comparatae; calidae et siccae ad hiemem, contra<text:line-break/>vero calidae et siccae male ad aestatem ; humidae vero et<text:line-break/>frigidae male ad hiemem affectae sint. Tres autem sunt<text:line-break/>omnes corporis constitutiones in rerum natura, optima,<text:line-break/>prava et aegrotans; fed optima'una est, aliarum duarum<text:line-break/>funt differentiae innumerabiles, propterea quod malae<text:line-break/>quaedam corporis constitutiones sunt quae iu tuto ani-<text:line-break/>mante habent intemperiem; quaedam vero in constructione<text:line-break/>partium inaequali; quocirca spectandum est, quomodo<text:line-break/>corpora affecta sint, quando anni tempora ipsa excipiunt,<text:line-break/>hoc est utrum bene au male affecta sint, et utrum perfecta .<text:line-break/>sanitate perfluantur, an vero nondum aegrotent, sed in eo<text:line-break/>sint, nt prope in morbum cadant; quum enim squalida</text:p>
      <text:p text:style-name="P90">siccaque tempora sunt, tunc .tantum abest, ut .[567] na-<text:line-break/>turae humidae quidquam a tali constitutione laedantur,<text:line-break/>ut etiam magnopere adjuventur; constitutiones autem om-<text:line-break/>nes quas Hippocrates literarum monumentis consignavit<text:line-break/>intelligere debemus intemeratis orbis terrae partibus ex-<text:line-break/>titisse, exceptis iis Thraciae locis quae a mari sunt re-<text:line-break/>mota, quae et humidiora et frigidiora quam cporteat, in<text:line-break/>commentariis in librum de aere, aquis et locis docuimus;<text:line-break/>et item Aegypti et Libyae regionibus calidis et siccis,<text:line-break/>demptis iis tractibus qui ad mare siti sunt; humiliores<text:line-break/>enim Thraciac ac Ponti regiones quae maritimae sunt,<text:line-break/>calidiore etiam sunt temperatura; lu Aegypto vero et<text:line-break/>Libya quae calidae sunt, ideo loca esse minus calida,<text:line-break/>quam quae a mari ad continentem recesserunt experti<text:line-break/>sumus, quia per aestatem ventis ah ursa perflata refrige-<text:line-break/>rantur. Qui vero accurate temperatum et mediam mundi<text:line-break/>zonam cognoscere velit, is ad partem eam .quae ad Cni-'<text:line-break/>dum et Co pertinet, mentem adhibeat eique adjungat</text:p>
      <text:p text:style-name="P2"><text:span text:style-name="T7">loca, quae ab iis insulis non longe recesserunt. Est etiam<text:line-break/>verisimile anni tempora in ea zona stata esse </text:span><text:span text:style-name="T17">et</text:span><text:span text:style-name="T7"> non<text:line-break/>morbosa; contraria vero sunt de iis quae </text:span><text:span text:style-name="T17">non</text:span><text:span text:style-name="T7"> sunt hujus-<text:line-break/>modi judicanda; proinde spectandum est, quomodo affecta<text:line-break/>corpora sint, quando ab anni temporibus excipiuntur.</text:span></text:p>
      <text:h text:style-name="P87" text:outline-level="2">ΧIII.</text:h>
      <text:p text:style-name="P8"><text:span text:style-name="T17">Austri auditum gravant, oculis caliginem inducunt, capi-<text:line-break/>• iis gravitatem concitant, membrorum torporem suciunt,<text:line-break/>-distolaunt; quum hic ventus dominatur, talia in morbis<text:line-break/>patiuntur ulcera glabra ac madentia; praesertim vero<text:line-break/>os, pudenda, aliaeque partes. Si vero aquilo, tujses,<text:line-break/>saucium asperitates, alvos duriores,</text:span><text:span text:style-name="T7"> urinae </text:span><text:span text:style-name="T17">difficultates,<text:line-break/>horrores, laterum pectorisque dolores, hoc autem domi-<text:line-break/>nante tales morbos mugis exspectare oportet.</text:span></text:p>
      <text:p text:style-name="P92">Ventorum aut spirituum aut flatuum, licet enim nt<text:line-break/>yelis eos "appellare, dlscipllua atque dignotio magnum</text:p>
      <text:p text:style-name="P2"><text:span text:style-name="T7">adores omnes praestare medico usum videtur; siquidem et<text:line-break/>ad .praesagia facienda conducit et ad curationem adhiben-<text:line-break/>dam utilis est vel maxime; quocirca non fuerit fortasse<text:line-break/>absurdum, si hoc loco mihi proposuero de ventis agere<text:line-break/>copiestus et accuratius, licet hoc ipsum in libro de aere,<text:line-break/>aquis et locis jam sit pertractatum; atque in commenta-<text:line-break/>riis in librum de vulgaribus morbis multis in locis sit<text:line-break/>nobis de hac re disserendum; tantam enim talemqne res<text:line-break/>ipsa utilitatem praebet, ut neque nobis grave videri de-<text:line-break/>beat, bis terve de eadem scribere, neque pigere studiosus<text:line-break/>mediciuaeque cupidos homines iterum legere. In primis<text:line-break/>autem est de essentia ventorum inter philosophos contro-<text:line-break/>versia. Anaximander </text:span><text:span text:style-name="T17">enim</text:span><text:span text:style-name="T7"> putat ventum esse fluxum<text:line-break/>aeris, cujus subtilissimae humidissimaeque partes </text:span><text:span text:style-name="T17">a</text:span><text:span text:style-name="T7"> sole<text:line-break/>motae consurnptaeque sint. Anaximenis opinio est, ventos<text:line-break/>ex aere et aqua gigni et impetu quodam ignoto violenter</text:span></text:p>
      <text:p text:style-name="P2"><text:span text:style-name="T7">ferri et celerrime sicut volatilia volare; Stoici de 'solis<text:line-break/>nominibus disputant: eum enim qui a tenebris et occasu<text:line-break/>flat, favonium; qui ab.,ortu sulis, subsolanum; qni a<text:line-break/>septentrione, aquilonem; qui a meridie asricum vocant.<text:line-break/>'Nunc vero narrare, ut aliis quod ad hanc rem pertinet<text:line-break/>alia placeant, mihi supervacaneum videtur, quum possim<text:line-break/>de ventorum natura vere disserere. Itaque scire convenit,<text:line-break/>halituum esse duo genera, quorum unus. humidus est,<text:line-break/>aridus aIter, atque ille quidem vapor appellatur; qui vero<text:line-break/>est aridus, is veluti fumus est, atque ut humor sine sicci-<text:line-break/>tate, </text:span><text:span text:style-name="T17">ita nec</text:span><text:span text:style-name="T7"> siccitas , sine humore constabit, haec tamen<text:line-break/>omnia ex materia in ipsis redundante dicuntur, quocirca<text:line-break/>halitus qui plus habet humoris, is pluviarum est princi-<text:line-break/>pium , aridus vero est flatuum origo et natura omnium;<text:line-break/>ex quo fit ut flatus sit aridus vapor; hoc autem loco mi-<text:line-break/>nime mirari debemus, si quidam existimarunt, eamdem<text:line-break/>esse naturam ventorum et imbrium, ducti nimirum ma-<text:line-break/>xima quae intercedit similitudine, eadem tamen non est,</text:span></text:p>
      <text:p text:style-name="P2"><text:span text:style-name="T7">ut quidam arbitrantur; eundem enim aerem si moveatur<text:line-break/>esse.ventum, si concrescat esse aquam affirmant; etenim<text:line-break/>absurdum fuerit, si aer is qui nos ambit, dum.motus cie-<text:line-break/>tur, flatus fiat et unde is motu pulsus ventus sit. Nam<text:line-break/>quia continenter, sed plus vel'minus et major vel mluor<text:line-break/>fieri halitus solet, femper nubes ac.flatus in singulis anni<text:line-break/>temporibus fiunt; quia vero interdum multis partibus ma-<text:line-break/>gis vaporosus, interdum vero aridus ac fumeus, ideo fit<text:line-break/>ut anni modo pluvii et humidi, modo ventosi et squalidi<text:line-break/>sintu terra enim post pluviam et suo' et a superno calore<text:line-break/>resiccata halitum, qui ventorum materia est, profundit;<text:line-break/>quumque hujusmodi secretio existit, tunc venti vigent;<text:line-break/>quibus ponentibus, quia calor femper secernitur et in sub-'<text:line-break/>lime fertur, vapor refrigeratus consistit et aqua efficitur,<text:line-break/>ceterum venti plurimi a septentrione et.meridie spirant;<text:line-break/>siquidem aquilones et austri flare plurimum, solent, causa<text:line-break/>est quia siol ea loca non adit, quum ad occasum ortum-</text:span></text:p>
      <text:p text:style-name="P90">que sumper feratur. Quum igitur ventus sit aeris fluens<text:line-break/>unda cum incerta motus redundantia ac nascatur,, quum<text:line-break/>fervor humorem invenit et impetus fervoris vim spiritus<text:line-break/>flantis exprimit, certe nubes ad latera cursus solis consi-<text:line-break/>stunt et quum sol accedit, humor exhalat ; quum recedit,<text:line-break/>adversam in partem, imbres hiemesque excitantur, atque<text:line-break/>ubi terra plurimas aquas recipit, ibi maximam vim hali-<text:line-break/>tuum gigni necesse est;ipse autem halitus est ventus, ideo<text:line-break/>merito fit ut a septentrione ac meridie plurimi venti<text:line-break/>oriantur qni a septentrione flant; aquilones qui a meri-<text:line-break/>die austri nominantur; haec autem non modo pulchrum<text:line-break/>atque honoratum, sed etiam utile est scire. Venti enim<text:line-break/>si sint ab ipsis habitationibus exclusi, non solum efficient<text:line-break/>corporibus integra sanitate utentibus salubrem locum, sed<text:line-break/>etiam si qui morbi ex aliis causis forte excitarentur qui<text:line-break/>aliis in locis difficulter curarentur, in his propterea quod<text:line-break/>exclusi venti sint, expeditius curari possint; morbi autem</text:p>
      <text:p text:style-name="P2"><text:span text:style-name="T7">qui difficulter curantur in regionibus quae ventis subjectae<text:line-break/>sunt, hi fuerint, gravedo, morbus articulorum, tussis,<text:line-break/>pleuritis, tabes, fluxus sanguinis et qui non detractione,<text:line-break/>fed potius adjectione curantur. Hippocrates vero alias<text:line-break/>affectiones numeravit, de quibus deinceps disseretur. Nunc<text:line-break/>vero illud obfcurum non est, flatus' a Iole comprimi et<text:line-break/>excitari; halitus enim imbecillos et exiguos tabefacit et .<text:line-break/>suo calore, qui est amplior, calorem halitus, qui minor est, -<text:line-break/>discernit ac dissipat; praeterea vero terram prius exsiccat<text:line-break/>quam affatim [568] fiat secretio, sicut magnus ignis exi-<text:line-break/>guam materiam deurit prius quam fumum excitet; quam<text:line-break/>ob rem circa exortum Orionis maxime venti proruunt uf-<text:line-break/>que ad etesias et prodromos, quod duabus de causis ufu<text:line-break/>venit</text:span><text:span text:style-name="T25">s</text:span><text:span text:style-name="T7">; vel quia halitus vi frigoris exstinctus sit aut quia<text:line-break/>ab aestu elanguefcat. Ceterum quatuor venti funt aliorum<text:line-break/>principes, eurus qui ab ortu folis, auster qui a meridie,<text:line-break/>favonius qui ab occasu folis, aquilo qui a septentrione</text:span></text:p>
      <text:p text:style-name="P2"><text:span text:style-name="T7">Spirat. Haec autem loca luter sie opposita funt magnam-<text:line-break/>que habent latitudinem, quamquam octo ventorum difsc-<text:line-break/>rentiae comperiuntur, si quidem inter austrum et ortum<text:line-break/>folis hibernum flat is qui euronotus nominatur; inter.<text:line-break/>hunc vero et verticem et hibernum occasum libonotus<text:line-break/>qui quidem omnes et humidi et calidi censentur, ideoque<text:line-break/>caput replent * *• * *• Sunt etiam aliae duae<text:line-break/>differentiae; quidam eniin venti universales sunt alii pro-<text:line-break/>prii locorum, qui etiam regionibus attributi vocantur,<text:line-break/>cujusmodi est is qui in Apulia flat atahulus nomine. Uni-<text:line-break/>versales autem sunt qui ubique locorum eodem nomine<text:line-break/>vocantur; qui ad loca pertinent naturam sequuntur loco-<text:line-break/>rum , a quibus spirant, ut qui a salubribus salubres, qui<text:line-break/>a morbosis morbosi siut et qui a-terra spirant sicclores,<text:line-break/>qui ab aquis, hnmidiores censeantur; et qui a mari, sa-<text:line-break/>lubres sint, maxime hieme et vere; aestate vero calidio-<text:line-break/>res quam par sit; qni </text:span><text:span text:style-name="T17">a</text:span><text:span text:style-name="T7"> fluminibus mittuntur sunt his</text:span></text:p>
      <text:p text:style-name="P2"><text:span text:style-name="T7">humidiores, sed hiberno tempore deteriores habentur,<text:line-break/>aestivo meliores, qui a stagnis utrisque absurdiores; pef-<text:line-break/>sirni autem sunt, qui e paludibus prodeunt; quini campis<text:line-break/>et terra quae recte perfletur meliores existimanto, ad<text:line-break/>summam omnes qui sunt locis attributi, suut universali-<text:line-break/>bus morbosiores; aquilones vero .saluberrimi, favonius ab<text:line-break/>occasu solis spirans humidus ac lenis, • minus tamen salu-<text:line-break/>bris quam aquilo, noti quoque ab oriente flantes sunt<text:line-break/>ad bonam valetudinem pravj. Itaque melior ventus' est.<text:line-break/>is, qui e magno mari flat; hunc vero in bonitate sequi-:<text:line-break/>tur, qui a montibus descendit, pejor qui a cloacis urbem<text:line-break/>et sordes expurgantibus, quique e stagnis et locis palustri-<text:line-break/>bus emittitur, inter hos medium locum tenet is qui ab<text:line-break/>aliis locis effunditur; planum est loca sublimia, quia<text:line-break/>undique adaperta sunt nec quidquam est quod flatus ar-<text:line-break/>ceat facilius perflari; prolude fit ut qui in illis vitam<text:line-break/>degunt fere fani vivant ; humilia vero minus salubria funt</text:span></text:p>
      <text:p text:style-name="P90">propter.calorem, praesertim vero aestate; et quia minus<text:line-break/>perspirent, quod regio sit humilior. Loca vero in qui-<text:line-break/>bus stagna ac paludes- sunt morbosa putantur: causa est<text:line-break/>quia omnis adjacens regio humida. redditur et aer qui iis<text:line-break/>locis continetur humidus crassusque est et multos halitus<text:line-break/>excilatp ac si quis aliunde fu ea loca se, recipiat, is gra-<text:line-break/>vibus morbis corripietur, ut etiam solet in occasu ortu-<text:line-break/>que Orionis propter mutationem contingere. Etenim mu-'<text:line-break/>tationes : .locorum non secus -quam temporum turbatio-<text:line-break/>nem propter ipsarum varietatem afferunt. Nunc autem<text:line-break/>ut quomodo venti siti sint et unde proficiscantur intelli-<text:line-break/>gamns, non erit fortasse ah instituto nostro alienum eos<text:line-break/>omnes forma quadam ut geometrae faciunt describere:<text:line-break/>num de eorum numero non jam inter omnes convenit;<text:line-break/>alii, enim este quatuor praecipuos volunt, tum alios lu-<text:line-break/>numeros statuunt, aliis octo esse placet, -aliis duodecim,<text:line-break/>alii itum quatuor et viginti commemorant. Revera autem<text:line-break/>si quis eos numeret, qui a locis,- fluminibus, paludibus</text:p>
      <text:p text:style-name="P90">stagnisque mittuntur, quam pIurirnos certe comperiet;<text:line-break/>nos vero in hac sorma orbem terrarum, ut cenfuit Era-<text:line-break/>tostheifee Cyrenaicus, in quatuor partes, in ortum, occa-<text:line-break/>sum, meridiem et septentrionem dividemus, ac principes<text:line-break/>veutos in iis collocabimus, tum alios statuemus qui inter<text:line-break/>illos quatuor erunt interjecti', quemadmodum inter eum<text:line-break/>qui subsolanus vocatur et austrum ad ortum, solis hiber-<text:line-break/>num ponemus eurum; inter austrum et favonium ad hi-,<text:line-break/>bernuni occasum africum; in favonium et aparctiam eum<text:line-break/>qui caurus nominatur, inter aparctiam et subsolanum aqui-</text:p>
      <text:p text:style-name="P90">lonem. Esto autem in aequa planitie centrum, ubi est<text:line-break/>Iitera a, gnomonis autem qui est litura r antemeridiana<text:line-break/>umbra, quae est p, ubi est b et a centro ubi est, a, didu-<text:line-break/>cto circino ad signum umbrae, ubi est li circulus duca-<text:line-break/>tur; tum [569] exspectanda est, dum minor fiat et ite-</text:p>
      <text:p text:style-name="P90">rum crescat et pomeridianam umbram quae est q, ante-<text:line-break/>meridianae parem faciat et lineam rotundationis, 'ubi est<text:line-break/>litera c contingat, tum a signo ubi est h et ab eo ubi<text:line-break/>est c circino decussarim describatur, ubi erit d, deinde<text:line-break/>per decussationem, ubi est d et centrum, linea ad extre-<text:line-break/>mum, in qua e et f literae erunt perducatur, haec linea<text:line-break/>meridianam septentrionalemque regionem indicabit; tunc<text:line-break/>circino totius rotundationis pars sexta decima (umenda<text:line-break/>est et centrum circini ponendum indicabit; tunc circino<text:line-break/>totius rotundationis, ubi est litera e et dextra sinistraque<text:line-break/>signandum, ubi g lr literae erunt; simili quoque modo in<text:line-break/>plaga septentrionali centrum circini ponendum est in linea<text:line-break/>septentrionali rotundationis, ubi est litera f et signandum<text:line-break/>dextra ac sinistra , ubi sunt literae i et k et a g et ad k<text:line-break/>ah h ad i per centrum lineae perducendae sunt, quare<text:line-break/>quod spatium erit a g ad h, id erit venti noti et meri-</text:p>
      <text:p text:style-name="P2"><text:span text:style-name="T7">dianae partis spatium;' quod vero erit ab i ad k erit<text:line-break/>septentrionis; reliquae partes, ut tres a dextris et tres a<text:line-break/>sinistris aequaliter dividantur, quae funt ad orientem, lu<text:line-break/>quibus literae l et rn ; ab occidente, in quibus sunt lite-<text:line-break/>n et </text:span><text:span text:style-name="T17">o,</text:span><text:span text:style-name="T7"> ab m ad o et ab 1 ad n perducendae sunt lineae<text:line-break/>decussatim, atque ita octo ventorum spatia in. circuitio-<text:line-break/>nem eruut aequalia. Tres igitur orientales venti funt,<text:line-break/>eurus qui ab aurora ruat, alter ab aestiVa et solstitiali<text:line-break/>meta venit. Aquilo, quem Homerus </text:span><text:span text:style-name="T2">αἰθρηγενετην, </text:span><text:span text:style-name="T7">quod<text:line-break/>caelum sudum reddat,, vocare consuevit , tertius est, qui<text:line-break/>ab oriente hiberno spirat, qui quum inter eurum et 'no-<text:line-break/>tum lit medius, euronotus appellatur, his oppositi sunt<text:line-break/>alii tres occidui: unus est argestes, quem etiam caurum<text:line-break/>aliqui nominant, qui adversus aquilonem; alter est favo-<text:line-break/>nlus qui adversus eurum flat; tertius a fricus, qui flere ad-<text:line-break/>versus euronotum videtur; meridies unum meridionalem</text:span></text:p>
      <text:p text:style-name="P2"><text:span text:style-name="T7">habere ventum dicitur, qui a sua natura nomen duxit,<text:line-break/></text:span><text:span text:style-name="T2">νότος </text:span><text:span text:style-name="T7">enim, hoc est auster, appellatur, quia nebulosus est<text:line-break/>atque humemus, septentrio quoque unum habet aparctiam;<text:line-break/>hujus rei causa est quia ortus et occasus commutatur,<text:line-break/>meridies vero et septentrio stabiles fixique sunt. Sol<text:line-break/>enim non femper eodem modo exoritur,- sed modo ortus<text:line-break/>aequinoctialis, quum sol eum circulum qui aequinoctialis<text:line-break/>dicitur conficit, modo solstitialis et brumalis vocatur,<text:line-break/>similiter occasus ejus modo aequinoctialis, modo sulstitia-<text:line-break/>lis, modo hibernus nominatur. Qui vero esse modo qua-<text:line-break/>tuori veutos volunt., ii Homerum auctorem habent, qui<text:line-break/>quatuor solum numeravit in his versibus: una eurus gra-<text:line-break/>viter spirans, zephyrusque notusque et boreas vestos vol-<text:line-break/>vunt ad litora fluctus. Qui mullos statuunt hanc con-<text:line-break/>jecturam ex illorum situ ac positu sumunt; perspectum<text:line-break/>enim habemus favonium ab occasu aequinoctiali flare, sub-<text:line-break/>folanum vero hujus contrarium ab ortu aequinoctiali.<text:line-break/>Ausuum porro a meridie aquilonem et aparctiam a fe-'</text:span></text:p>
      <text:p text:style-name="P90">ptentrione; ajunt. enim per tantum spatium atque inter-<text:line-break/>vallum non posse, hos .solos adversus .sefe flare, neque<text:line-break/>alios omnino ventos inveniri,' qui luter hos sint medii,<text:line-break/>id quod este verum videtur atque id ita confirmant, ab<text:line-break/>ortu aestivo flat caecias, cui contrarius est asticus, qui<text:line-break/>quidem ab aestivo occasu fiat, sicut ab' ortu hiberno flare<text:line-break/>eurus videtur,, qui est noto propinquus, , ex quo fif ut<text:line-break/>saepe flere euronotus dicatur, ei vero contrarius est arge-<text:line-break/>stes, qui ab aestivo occafu flat, hos . autem contrarios et<text:line-break/>per diametrum oppositos ajunt Inter argestem et apar-<text:line-break/>ctiam est is, quem thrasciam vocant, medius vero inter<text:line-break/>caeciam et aparctiam est is quem mefen nominant, est<text:line-break/>praeterea alius qui pboenicias appellatur. Quae quum<text:line-break/>ita sint, illud quoque praeterire quemquam non debet,<text:line-break/>eos ventos qui ab occasu flant esse frigidiores, qui ab<text:line-break/>ortu calidiores, propterea quod orientales diutius sub sole<text:line-break/>morantur, at eos qui ab occasu, quum sol citius desierit,<text:line-break/>tum vero serius etiam ad ea loca accedit, quam rem Hip-</text:p>
      <text:p text:style-name="P2"><text:span text:style-name="T7">pocrates quoque in libro de afire., locis et aquis scriptam<text:line-break/>reliquit. Si qua,. inquit, civitas ad ventos sita sit cali-,<text:line-break/>dos, hujusmodi sunt, quae luter hibernum ortum folis et<text:line-break/>hibernum occasum etc. Contrarii autem flare nou post-<text:line-break/>sunt, sed necesse est ut eorum alteruter ni alterius </text:span><text:span text:style-name="T17">com-<text:line-break/></text:span><text:span text:style-name="T7">pressus conquiescat; eos vero qui non sunt per diametron<text:line-break/>oppositi, nihil vetat simul spirare. Jam vero etiam lu<text:line-break/>contrariis'anni partibus venti contrarii stant maxime, ut<text:line-break/>circa autumnale, aequinoctium fiat asricus, circa solstitium<text:line-break/>favonius, circa blumam eurus, in alios vero ,incidunt<text:line-break/>eosque sedant aparctiae, thrasciae et argestae; hi enim<text:line-break/>saepe nubes dispellunt, ac caelum sudum reddunt, nisi<text:line-break/>forte usu veniat ut frigidi simul sint.; siquidem tunc se-<text:line-break/>reni esse non solent, humidi porro sunt asricus et </text:span><text:span text:style-name="T17">cae-<text:line-break/>das ;</text:span><text:span text:style-name="T7"> atque hic quidem serenus non est, quia lu fe ipsum<text:line-break/>reflectitur. Argestes et eurus sicci sunt; rnescs et apar-<text:line-break/>ctias nivosi; aparctias, thrascias et argestes grandinem<text:line-break/>gignunt; aestuosi auster, favonius et eurus. Sunt qui</text:span></text:p>
      <text:p text:style-name="P2"><text:span text:style-name="T7">austrum esse perpetuo: humidum putent; quod tamen non<text:line-break/>est; siquidem interdum ’ siccus videtur, r eumque plerique<text:line-break/>leuconotum vocant. Hippocrates quoque iu primo de vul-<text:line-break/>garibus morbis, quum primum statum recenseret, ita scri-<text:line-break/>psitt' quum,' inquit, totus hic dnetus esset austrinus et squa-<text:line-break/>lidus. Ac talis auster subinde est vehemens, ejusque mo-<text:line-break/>tus femper est perspicuus</text:span><text:span text:style-name="T23">1</text:span><text:span text:style-name="T7">;• alter est auster' qui lenis est<text:line-break/>atque in aere et 'nnbibus motum habet qui sensum fugiat;<text:line-break/>atque hic quidem est perpetuo calidus, at‘ qui leuconotus<text:line-break/>vocatur, interdum frigidus videtur, funt praeterea etesiae<text:line-break/>qui transeunt- ad occidentalis plagae incolas ex aparctia<text:line-break/>in thrascias, argestas et favonios; incspiuntque </text:span><text:span text:style-name="T17">a</text:span><text:span text:style-name="T7"> septen-<text:line-break/>trione et in eos qui procul abfuut desinunt« apud orien-<text:line-break/>tales vero usque ad subsolanum transeunt, atque hi flant,<text:line-break/>quum canis oritur et aestatis lenire aestum solent, ac<text:line-break/>quaedam quasi suffocatio-aestate esse solet, quum, aestas<text:line-break/>fuaple natura calida sit, nisi venti qui praecurrant, quos<text:line-break/>prodromos vocant et qui eonsiequuntur, quos etesias no-</text:span></text:p>
      <text:p text:style-name="P90">minant perflarent,- quos canis ortus; distinguit. Ventus<text:line-break/>autem, magnam saepe utilitatem aut damnum invehit;quia<text:line-break/>non femper conducit hominem aeri exponere, ut hleme<text:line-break/>prepter frigus, aestate propter calorem, itemque quia<text:line-break/>vitare ventos oportet; horum enim causa faepenumero-fit<text:line-break/>ut non modo in liberum aerem, 'verum etiam adjanuas<text:line-break/>'et ad fenestras qua ventus vehementer perflat, deducere<text:line-break/>aegrotum caveamus, in'illis autem potissimum ventos ca-<text:line-break/>vemus, in quibus nervos pati aliquid veremur, sicut etiam<text:line-break/>solem in putrescentibus vitamus, quum' ea ad sanguinis<text:line-break/>eruptionem esse apta videantur. Atque haec quidem de<text:line-break/>ventis generarim et speciatim dicta sint, nunc vero-par-<text:line-break/>ticulatim de austro deque aquilone et iis malis quae affe-<text:line-break/>runt dicendum esu Hi igitur venti contrariam habent<text:line-break/>temperaturam, nam aquilo siccus frigidusque est, auster<text:line-break/>calidus et humidus natura, quocirca ille absumit omnia<text:line-break/>quae in corpore sunt supervacanea instrumenta stabilit,</text:p>
      <text:p text:style-name="P2"><text:span text:style-name="T7">constringit ac cogit, animales naturalesque actiones me-<text:line-break/>liores facit, ut corpora ad apdiendum ad m0vendumque<text:line-break/>aptiora et coloratiora reddantur, fed alvum sistit, oculos<text:line-break/>mordet et antecedentes pectoris dolores irritat, auster<text:line-break/>vero majora advehit mala: nam corpora dissolvit; capiti<text:line-break/>gravitatem affert, difficultatem auditus parit, excitat ver-<text:line-break/>tigines quae morbum comitialem atque attonitum praece-<text:line-break/>dunt aliaque prava symptomata efficit, cujusmodi est diffi-<text:line-break/>cultas motionis in oculis ac toto corpore, alvum autem<text:line-break/>humectat, quarnobrem merito dixit austrum afferre gra-<text:line-break/>vem auditum, oculis caliginem offundere, caput praegra-<text:line-break/></text:span><text:span text:style-name="T17">var.e,</text:span><text:span text:style-name="T7"> torpentes ac languidos efficere. Solidae enim ,ani-<text:line-break/>xnantis partes actiones obeunt. Itaque illae plenae humo-<text:line-break/>rum pejus suis actionibus funguntur; neque admirabile<text:line-break/>cuiquam videri debet, [570] haec esse ab Hippocrate de<text:line-break/>austro memorata, si velit expendere quaenam sit ejus<text:line-break/>venti, ut dixi, natura: perspicuum enim est ipsum hu-<text:line-break/>inida calidaque natura esse, quae vero, sunt hujusmodi, ea</text:span></text:p>
      <text:p text:style-name="P90">vim replendi capitis habent-omnla, unde capitis gravita-<text:line-break/>tes gignuntur oculique caligine obducuntur; quum enim<text:line-break/>cerebrum liumidiorem constitutionem persentiscit, nunc<text:line-break/>voluntariae actiones deteriores necessario redduntur, atque<text:line-break/>hinc torpor ac veluti dissolutio et languor corporis exori-<text:line-break/>tur. Quum igitur auster viget, haec fieri confirmat, con-<text:line-break/>traria fere iu aquilonaribus constitutionibus contingunt.<text:line-break/>Ut enim auster torpentia facit corpora, ita aquilo ad rno-<text:line-break/>tum reddit promptiora, ut ille dissolvit, sic hic contenta<text:line-break/>efficit, nt ille hebetem auditum, sic aquilo auditum exa-<text:line-break/>cuit, ut ille alvum humectat, sic iste exsiccat, ut etiam<text:line-break/>auster caput gravat, ita aquilo excrementa consumens to-<text:line-break/>tum corpus levius redditi Addit autem, quum auster<text:line-break/>regnat, hominis pati ulcera madentia, praesertim vero in<text:line-break/>ore ac pudendis et aliis, partibus, idque verum est, cujus<text:line-break/>rei causa facile potest excogitari; quae enim putrescunt,<text:line-break/>ea vi caloris maxime putrescunt, cui rei adjumento est<text:line-break/>etiam humiditas, auster autem utramque qualitatem, hoc</text:p>
      <text:p text:style-name="P2"><text:span text:style-name="T7">est calorem liumiditatemque habet, meritu igitur fit ut<text:line-break/>homines in austrina constitutione hosce morbos patiantur,<text:line-break/>quin etiam locorum natura non parum facit, ut corru-<text:line-break/>ptelae in eis oriantur, nam et ori et pudendis magnam<text:line-break/>vim humiditatis natura tribuit et habent praeterea glan-<text:line-break/>dulas propinquas, quibus est natura comparatum, ut quae-<text:line-break/>cunque supervacanea funt in fe excipiant, imo vero pu-<text:line-break/>denda computrescunt sumper, quum aestas multo humi-<text:line-break/>dior aut ventis magis vacans aut magis austrina fuerit;<text:line-break/>nam ubi plurimum a statu naturali ad tumiditatem ac<text:line-break/>ventorum vacuitatem recessit, non modo genitalium, sed<text:line-break/>cujusvis etiam alterius partis corruptelas facit; talis sane<text:line-break/>fuit ea tempestas quam ipfe in tertio de morbis vulgari-<text:line-break/>bus descripsit his verbis: annus, inquit, </text:span><text:span text:style-name="T17">erat austrinus,<text:line-break/>pluvius, omnino ventis vacanst et item in</text:span><text:span text:style-name="T7"> fecundi libri<text:line-break/>initio: </text:span><text:span text:style-name="T17">carbones Cranoni erant aestivi, pluit per aestum<text:line-break/>largo imbre; hoc per totum contigit, praesertim sub</text:span></text:p>
      <text:p text:style-name="P5"><text:span text:style-name="T17">austro.</text:span><text:span text:style-name="T7"> Jam vero -mutationes', quae paulatim fiunt ac non<text:line-break/>sulum quae affatim eveniunt pudenda attingunt; siquidem<text:line-break/>ipsa de quavis levi causa solent putrescere; talia igitur in<text:line-break/>austrina tempestate homines patiuntur, aliis vero malis<text:line-break/>urgentur in .aqnilonari ; nam et tusses et fauces asperae<text:line-break/>et alvi duriores et urinae difficultates, horrorem inducen-<text:line-break/>tes et dolores costarum et, pectoris homines exercent, ac.<text:line-break/>tusses quidem ex organorum respirationis intemperie et<text:line-break/>faucium asperitate oriuntur; male enim afficiuntur fauces;<text:line-break/>quum aquilo spirat, propterea quod siccantur ac refrige-<text:line-break/>rantuf, ideoque asperae redduntur, quin etiam inferior<text:line-break/>^venter arida excernit, sic </text:span><text:span text:style-name="T17">a</text:span><text:span text:style-name="T7"> sicca constitutione coactus.</text:span></text:p>
      <text:p text:style-name="P92">Quoniam autem aquilo non modo siccat, fed etiam refri-<text:line-break/>gerat, idcirco vesica etiam laeditur, quamobrem urinae<text:line-break/>difficultas excitatur; nam partes exsangues facile a causis<text:line-break/>frigus invehentibus aliquid mali patiuntur, ac non modo<text:line-break/>idem frigus aquiloniis urinae difficultatem parit, sed etiam<text:line-break/>horrores et costarum pectorisque aut mammarum dolores.</text:p>
      <text:p text:style-name="P2"><text:span text:style-name="T7">Quum igitur is dominatur', tunc-magis quam;allas ex—<text:line-break/>spectare hujusmodi morbos oportebit. Id autem ipse vi-<text:line-break/>detur de vehementibus austrinis et aquiloniis constitutio-<text:line-break/>nibus velle inlelligi, quae longo tempore perdurarint,<text:line-break/>quod ipsis verbo illo </text:span><text:span text:style-name="T2">δυναστείαν </text:span><text:span text:style-name="T7">quod dominari significat<text:line-break/>indicavit, ut neque de ventis brevi tempore flantibus,<text:line-break/>neque de iis qui pluribus illi quidem diebus, sed tamen<text:line-break/>infirmiter spirent, sed de iis qui vehementer perflent ver-<text:line-break/>bum illud esse dictum intelligamus.</text:span></text:p>
      <text:h text:style-name="P85" text:outline-level="2">XIV.</text:h>
      <text:p text:style-name="P3"><text:span text:style-name="T7">&lt;Si magis exuberet, siccitates,'febres </text:span><text:span text:style-name="T17">consequuntur itemque<text:line-break/>imbres, ex quibus utique redundantiae inciderint</text:span><text:span text:style-name="T7"> et quo-<text:line-break/></text:span><text:span text:style-name="T17">modocunque fese habentia corpora ex alio anni tempore<text:line-break/>quid susceperint et quicunque tandem humor in corpore<text:line-break/>praevaluerit.</text:span></text:p>
      <text:p text:style-name="P5"><text:span text:style-name="T7">Hoc idem est accuratius lu aphorifmis conscriptum<text:line-break/>hoc fere modo: in </text:span><text:span text:style-name="T17">suualoribus scires acutae fiunt,;</text:span><text:span text:style-name="T7"> ait<text:line-break/>enim in squaloribus non multas, sed acutas febres fieri,<text:line-break/>siquidem humores magis biliosi redduntur et pauci morbi<text:line-break/>oriuntur, quod ipfe confirmavit, quum dixit-: </text:span><text:span text:style-name="T17">ex anni<text:line-break/>temporibus in universum saualorem sunt imbribus sulubrio -<text:line-break/>res et minus mortiferi,;</text:span><text:span text:style-name="T7"> in Iqualoribus enim supervacanei<text:line-break/>humores per halitum digeruntur; imbribus vero quaeri n-<text:line-break/>tus collecta sunt in corpore putrefcun.t, nisi quis ea quae<text:line-break/>quotidie congesta sint expurget exercitationibus, et balneis,<text:line-break/>siquidem siccis potius quam humidis tempestatibus vacuan-<text:line-break/>tur; quocirca squalores tanquam salubriores sunt imbribus<text:line-break/>praeferendi, licet febres acutas afferant. Quod vero ad-<text:line-break/>dit: </text:span><text:span text:style-name="T17">itemque ex imbribus,</text:span><text:span text:style-name="T7"> indicat febres, quoque sequi;<text:line-break/>quum humidae constitutiones sint, praefer tini vero si re-<text:line-break/>dundantlae excrementaque adsint et corpora malitiam ex</text:span></text:p>
      <text:p text:style-name="P2"><text:span text:style-name="T7">alio anni tempore et ex illo ipso statu contraxerint; tunc<text:line-break/>enim longae febres fere.fiunt, atque id merito; magna<text:line-break/>enim vis humiditatis quae concoctionem postulat, longioris<text:line-break/>temporis spatio concoquitur, proinde, longi morbi fiunt,<text:line-break/>ad hoc accedit etiam is quem ipse dicit humor redundans,<text:line-break/>qui frigidior pituitosiorque, quae vel una causa cogit, ut<text:line-break/>longiores etiam febres sint. Cujus autem modi suturi sint<text:line-break/>morbi, ipsc aperte non exposuit, innuit tamen, quum ait:<text:line-break/></text:span><text:span text:style-name="T17">et quomodocunque affecta</text:span><text:span text:style-name="T7"> sini </text:span><text:span text:style-name="T17">corpora,</text:span><text:span text:style-name="T7"> hoc est, nt facile<text:line-break/>a morbis corripiantur aut secus et quoscunque tandem<text:line-break/>habeant collectus humores in corpore, nam quales fuerint<text:line-break/>humores, tales erunt morbi, hac autem de re dictum est<text:line-break/>superius, neque eadem nunc iterare opiis est.</text:span></text:p>
      <text:h text:style-name="P85" text:outline-level="2">XV.</text:h>
      <text:p text:style-name="P109">Sed siccitates austrinae aqutlonaresquesunt; differunt enim<text:line-break/>et alia hoc modo, num et hoc magnum est: alius enim<text:line-break/>alio tempore atque in alia regione magnus est, ut ae-</text:p>
      <text:p text:style-name="P112">stas bilem, ver sanguinem pant; et alia tempora, ut<text:line-break/>stngulorwn fert natura.</text:p>
      <text:p text:style-name="P4"><text:span text:style-name="T7">Utrum siccum an squalidum an aquis vacans dicas,<text:line-break/>nihil interesse norunt omnes qui vel mediocriter sint in<text:line-break/>linguae, cognitione exercitati; funt autem siccitates non<text:line-break/>modo aquilonaree, sed etiam austrinae, quamvis [571]<text:line-break/>auster suapte natura humidos sit In primo autem de<text:line-break/>morbis vulgaribus libro austrinum caeli statum et eundem<text:line-break/>aquis vacantem descripsit, de quo ipse in eodem libro '<text:line-break/>extremo ita verba fecit: quum </text:span><text:span text:style-name="T17">autem,</text:span><text:span text:style-name="T7"> inquit, </text:span><text:span text:style-name="T17">tota iUa<text:line-break/>progrefsto ejstet austrina et fqualidaf</text:span><text:span text:style-name="T7"> ceterum hujusmodi<text:line-break/>tempestates multum a naturalibus differunt,.ac morbos qui<text:line-break/>varietati ipsorum proportione respondeant afferunt; imo<text:line-break/>vero etiam si humores variantur, nt qui aestate redundare<text:line-break/>consuevisset, is autumno aut vere exsuperet, tum morbi<text:line-break/>naturam humorum consequuntur, hocque ipse magnum<text:line-break/>quid este affirmat, ac nullo pacto negligendum; exemplo</text:span></text:p>
      <text:p text:style-name="P2"><text:span text:style-name="T7">autem rem totam declarat: </text:span><text:span text:style-name="T17">aestas,</text:span><text:span text:style-name="T7"> inquit, </text:span><text:span text:style-name="T17">bilem, ver san-<text:line-break/>guinem</text:span><text:span text:style-name="T7"> parit. In libro de natura hominis aperte de hu-<text:line-break/>luroribus disseruit deque iis temporibus in quibus vigent.<text:line-break/></text:span><text:span text:style-name="T17">Augetur,</text:span><text:span text:style-name="T7"> inquit, in homine </text:span><text:span text:style-name="T17">pituita hieme.</text:span><text:span text:style-name="T7"> Ipsa enim in-<text:line-break/>ter ea omnia quae insunt iu corpore suapte natura hiemi<text:line-break/>respondet: frigidissima enim est, itemque quum ait, vere<text:line-break/>sanguis augetur; tum causam addit, etenim frigus remit-<text:line-break/>titur et aquae succedunt: fangnis enim fusi his augetur.;<text:line-break/>de aestate autem habet haec: </text:span><text:span text:style-name="T17">aestate bilis se iri corpore<text:line-break/>extollit et in autumnum ufque pertinet} atra autem bilis<text:line-break/>quum plurima, tum nero etiam vehementijstma autumno<text:line-break/>esu</text:span><text:span text:style-name="T7"> Itaque si vere pituita sit, aestate vero atra bilis ant<text:line-break/>alius quidam humor, qui illius naturae non conveniat,<text:line-break/>tunc tales morbi orientur, qualis ille humor existat; quod<text:line-break/>ver ait et alia tempora, autumnum hiememque significat;'<text:line-break/>nam in hac pituita, ut dictum est, in illo atra bilis re-<text:line-break/>dundat.</text:span></text:p>
      <text:h text:style-name="P86" text:outline-level="2">XVI.</text:h>
      <text:p text:style-name="P3"><text:span text:style-name="T7">stlutationes </text:span><text:span text:style-name="T17">potifstmum morbos pariunt; praecipua autem<text:line-break/>maximae et in anni temporibus magnae mutationes et<text:line-break/>in aliis f quaedam sensim contingente progrestu stunt,<text:line-break/></text:span><text:span text:style-name="T7">atque </text:span><text:span text:style-name="T17">hujusmodi tempora sunt fecurijstrna, stcut etiam<text:line-break/>diaetae et frigus et calor maxime progreffu fenstm sucto,<text:line-break/>itemque aetates ita commutantur.</text:span></text:p>
      <text:p text:style-name="P4"><text:span text:style-name="T7">Hanc orationem habes in aphorifmis a nobis expli-<text:line-break/>catam , quo in loco et quas mutationes hic intelligere<text:line-break/>oporteat et quot modis haec variata scriptura sit osten-<text:line-break/>dimus. ' Ut igitur mutationes potissimum morbos pariunt,<text:line-break/>sic magnae mutationes in temporibus et item lu aliis re-<text:line-break/>bus quae in visa contingunt, si affatim ac .simul fiant,<text:line-break/>afferre morbos solent; quae vero progressu quodam et<text:line-break/>sensim et paulatim fiunt, non item, quin• etiam anni tem-</text:span></text:p>
      <text:p text:style-name="P2"><text:span text:style-name="T7">pora, diaetae, calor, - frigus maxime progressu quodam<text:line-break/>sensim facto et paulatim commutata securissima sunt, quod<text:line-break/>ipse quoque in libro de ratione victus lu morbis acutis,<text:line-break/>ubi de consuetudinis mutatione disseruit, plane declaravit.</text:span></text:p>
      <text:h text:style-name="P85" text:outline-level="2">XVII.</text:h>
      <text:p text:style-name="P3"><text:span text:style-name="T7">Naturae </text:span><text:span text:style-name="T17">quod ad anni tempora attinet, aliae ad aesta-<text:line-break/>tem, -aliae ad hiemem, bene aut male affectae sunt;<text:line-break/>aliae ad regiones,, aetates, diaetas et alias constitutio-'<text:line-break/>nes ‘bene aut male', aspectae suntt -morborum alii ad alios<text:line-break/>sunt bene 'aut male ajscctae. -</text:span></text:p>
      <text:p text:style-name="P4"><text:span text:style-name="T7">• Quae in commentariis de temperamentis dicta funt;<text:line-break/>nihil opus- est hnc: transferre; satis enim’ fuerit nesse,<text:line-break/>positum -esse, -unam.-sulam temperaturam temperatam ppti-<text:line-break/>mamque esse; intemperatas vero ac pravas octo, hasque<text:line-break/>aut simplices aufeompofitas yfimplices quatuor funt, ca-</text:span></text:p>
      <text:p text:style-name="P2"><text:span text:style-name="T7">lida, frigida, humida et sicca; compositae funt hae, calida<text:line-break/>ni sicca, humida et.calida, frigida et humida, frigida et<text:line-break/>sicca; priusquam de iis dico, quid naturae nomen signifi-<text:line-break/>cet, explicare decrevi. Natura igitur significat primam •<text:line-break/>substantiam quae omnibus corporibus quae generantur et<text:line-break/>corrumpuntur subjecta est; unde quibusdam philosophis<text:line-break/>nomen est dnctnm , ut naturales, yocati sint. Itaque illi<text:line-break/>qui de stirpibus herbisque conscribunt eornmque substan-<text:line-break/>tiam explicant, sensibilem ipsorum docerenaturam dicun-<text:line-break/>tur, nunc vero ipsc naturam appellat, quam nos tempe-<text:line-break/>raturarn .vocamus, qnae ex quatuor elementis, humido,<text:line-break/>sicco, calido et frigido; aut ex quatuor humoribus, san-<text:line-break/>guine, pituita et utraque bile conflata esu llauc autem<text:line-break/>naturam bene vel male affectam lasse vel ad, aestatem vel<text:line-break/>ad hiemem veI est regiones, aetates;, victus rationem et<text:line-break/>alia studia confirmat: ut humidae et frigidae naturae sunt<text:line-break/>optime </text:span><text:span text:style-name="T17">ad aestatem comparatae;</text:span><text:span text:style-name="T7"> calidae et siccae ad hie-<text:line-break/>mem, male vero ad aestatem , sicut frigidae et humidae</text:span></text:p>
      <text:p text:style-name="P90">male ad hiemern"; aliae naturae modice fe habent,'sicut<text:line-break/>calidae et humidae ad aestatem et hiemem; atque aestate<text:line-break/>quidem melius affectae sunt, quatenus humidae, et item<text:line-break/>melius hieme, quatenus calidae. Ita etiam in regionibus<text:line-break/>res se habet: humidae naturae ad siccas, siccae ad humi-<text:line-break/>das bene-sunt affectae; ealidae quoque et frigidae simili<text:line-break/>modo sunt bene ad contrarias affectae, eadem est aetatum<text:line-break/>ratio. Ut enim dies toti anno proportione respondet, ut<text:line-break/>ver matutino tempori, aestas meridiei, autumnus vesperae,<text:line-break/>hiems nocti similis sit; ita etiam aetas, nam puerorum<text:line-break/>aetas verisimilis est, florentium aestati, declinantium<text:line-break/>autumno, senum denique hiemi. Ita fit ut tempus con-<text:line-break/>simile prosit, dissimile noceat. Quod vero ait, alias con-<text:line-break/>stitutiones, significat aerem qui nos ambit: etenim mor-<text:line-break/>borum differentiae ex temperatura aeris nos ambientis<text:line-break/>fiunt pro cujusque natura et diaeta, quam quisque dum<text:line-break/>bene valeret ferverit. Diaetam autem hoc loco non in-</text:p>
      <text:p text:style-name="P2"><text:span text:style-name="T7">telligo eam solam quae in esculentis poculeutisque conii-,<text:line-break/>stit, sed in aliis etiam omnibus versatur, nt in otio, ne-<text:line-break/>gotio, balneis, rebus venereis, somno, vigilia et ceteris<text:line-break/>omnibus quae in hominum corporibus quovis modo </text:span><text:span text:style-name="T17">pos-<text:line-break/>sunt</text:span><text:span text:style-name="T7"> accidere, quae ipse uno nomine appellare instituta<text:line-break/>consuerit.</text:span></text:p>
      <text:h text:style-name="P85" text:outline-level="2">XVIII.</text:h>
      <text:p text:style-name="P3"><text:span text:style-name="T7">[372] </text:span><text:span text:style-name="T17">Morborum alii ad alios bene aut male affecti sunt<text:line-break/>et aetates ad tempora et regiones et diaetam et mor-<text:line-break/>borum constitutiones.</text:span></text:p>
      <text:p text:style-name="P92">Calidae naturae, aetati, anni tempori, constitutioni<text:line-break/>ac regioni familiares esse calidos morbos novimus, frigidis<text:line-break/>frinidos-aut siccioribus sicciores; humidiores humidioribus;<text:line-break/>quocirca si febris ardens aestate oriatur, non admodum<text:line-break/>admirabile fuerit, quando est ad illius temporis naturam<text:line-break/>comparata. At si hieme consistat, fcire convenit flue</text:p>
      <text:p text:style-name="P2"><text:span text:style-name="T7">maxima affectione constare eam eo tempore non posse;<text:line-break/>tunc enim nunquam aliter exorta esset., nisi causae vehe-<text:line-break/>mentia ac vi contrarium statum temporis superasset, quam-<text:line-break/>obrem in duabus febribus ardentibus, quorum par sit<text:line-break/>magnitudo, ea perniciosior est quae hieme existit, unde<text:line-break/>illusi non esse verum apparet, quod quidam dictitant, fa-<text:line-break/>miliarem esse aegro.tantis .naturae morbum qui sit tempe-<text:line-break/>raturae contrarius, perinde quasi aptus morbus dicatur.<text:line-break/>Adhibere igitur Hippocratis verbis mentem oportet, nt<text:line-break/>quum ait morbos </text:span><text:span text:style-name="T17">gffe</text:span><text:span text:style-name="T7"> bene affectos ad anui tempora in-<text:line-break/>telligamus, similia tempora valere ad morbos gignendos,<text:line-break/>contraria vero ad expellendos, sic etiam aetates naturae-<text:line-break/>que-affectae sunt , ut frigidae naturae ad ealida tempora<text:line-break/>et calidae ad frigida, liene sint .comparatae; et aetates<text:line-break/>quoque ut senum ad aestatem, florentium ad hiemem;"<text:line-break/>murini item atque aetates ad </text:span><text:span text:style-name="T21">regien.es </text:span><text:span text:style-name="T7">sunt comparatae;<text:line-break/>nam in calidis regionibus morbi calidi proveniunt et mi-<text:line-break/>nus periculum afferunt; et calidiores aetates in locis fri-</text:span></text:p>
      <text:p text:style-name="P2"><text:span text:style-name="T7">gidioribus salubrius degunt; in calidioribus, frigidiores,<text:line-break/>eademque in aliis qualitatibus est ratio. Jam vero et<text:line-break/>morbi et aetates ad ' victus rationem bene et male sunt<text:line-break/>affectae; ac de morbis quidem ipse multis in locis verba<text:line-break/>facit, ut qumn ait:-humida </text:span><text:span text:style-name="T17">diaeta febricitantibus conve-<text:line-break/>nit,</text:span><text:span text:style-name="T7"> et item i </text:span><text:span text:style-name="T17">victus tenuis et exquisitus in morbis quidem<text:line-break/>longis femper, in acutis vero, ubi non convenit, non est<text:line-break/>tutus; et</text:span><text:span text:style-name="T7"> deinceps : </text:span><text:span text:style-name="T17">in tenui victa aegroti peccant, proinde<text:line-break/>magis laeduntur.</text:span><text:span text:style-name="T7"> Et quum optimum utileque praeceptum<text:line-break/>nobis hoc aphorismo tribuiti quum </text:span><text:span text:style-name="T17">morbus,</text:span><text:span text:style-name="T7"> inquit, in<text:line-break/></text:span><text:span text:style-name="T17">statu stt, </text:span><text:span text:style-name="T7">tum </text:span><text:span text:style-name="T17">vel tenuifstmo</text:span><text:span text:style-name="T7"> victu </text:span><text:span text:style-name="T17">utendum;.</text:span><text:span text:style-name="T7"> tnm vero<text:line-break/>multa addit quae ad victus rationem in morbis, servan-<text:line-break/>dam pertineant, ut' ne ea commemorem quae ipse in libro<text:line-break/></text:span><text:span text:style-name="T17">de</text:span><text:span text:style-name="T7"> ratione vietus in morbis acutis et alibi fexceutis in<text:line-break/>locis conscripsit., Aetates porro non secus quam morbi<text:line-break/>sicniores ad humidiorem victus rationem, lurmidiores con -<text:line-break/>tra ad sicciorem funt bene comparatae; quoniam autem</text:span></text:p>
      <text:p text:style-name="P90">morborum, constitutionum et aliarum rerum male affe-<text:line-break/>ctarum medicamenta contraria funt, ideo contrariae ae-<text:line-break/>tates et rnorbi ad contrarias victus rationes bene, similes<text:line-break/>contra male affectae sunt, praeterquam si temperata aetas<text:line-break/>cuiu temperata victus ratione, itemque anni tempore et<text:line-break/>regione comparetur, quia eo casu similes a similibus bene<text:line-break/>afficiuntur : alitur vero secus fit. Eandem autem senten-<text:line-break/>tiam et iisdem fere verbis expressam in aphorifmis et a<text:line-break/>nobis explicatam poteris perlegere, quare jam ad ea quae<text:line-break/>fequuntur transitum faciamus.</text:p>
      <text:h text:style-name="P85" text:outline-level="2">XIX.</text:h>
      <text:p text:style-name="P3"><text:span text:style-name="T17">Atque in temporibus diaetae,- cibi ac potus, quales sint;<text:line-break/>nam hiems vacationem habet ab' actionibus et quae lu<text:line-break/>corpus ingeruntur, ea matura stmpliciaque requirit:<text:line-break/></text:span><text:span text:style-name="T7">hoc </text:span><text:span text:style-name="T17">enim etiam magnum est; osasoa laboribus est di-<text:line-break/>cata , sub insulationibus autem crebri sunt</text:span><text:span text:style-name="T7"> potus, </text:span><text:span text:style-name="T17">cibi<text:line-break/>inconstantes, vina, arborumsuaccae. -</text:span></text:p>
      <text:p text:style-name="P5"><text:span text:style-name="T7">Diaetam cibosque ad potns offerre debemus, quum<text:line-break/>morbi constitutio ac, tempus postulat, nec dare quum haec<text:line-break/>contra judicare videantur; nam si quis in statu morbi<text:line-break/>dare quidpiam velit, is non animadvertit, sc naturam<text:line-break/>quae prius magna vi in concoctionem humorum morbum<text:line-break/>facientium* illo tempore incumbebat avertere atque ad<text:line-break/>aliam concoctionem attrahere, atque hoc est perpetuor<text:line-break/>verum in iis morbis, in quibus diaeta omnino et cura-<text:line-break/>tione nitimur atque considimus. Tempora autem ipse di-<text:line-break/>stinguit, sed. non omnia, siquidem hiemem modo partem-<text:line-break/>que aestatis commemorat. In aphorismis autem de hieme<text:line-break/>deqne vere Io qualus est, quum ait: </text:span><text:span text:style-name="T17">ventres hieme et vere<text:line-break/>natura</text:span><text:span text:style-name="T7"> calidijsimi </text:span><text:span text:style-name="T17">et fomni longifstmi.</text:span><text:span text:style-name="T7"> His igitur tempo-<text:line-break/>ribas plus cibi dandam est, siquidem plus nativi caloris<text:line-break/>habent, quare majorem alimenti copiam requirunt.' Ergo<text:line-break/>non solum ait, hieme plus cibi dandum esse, quia etiam<text:line-break/>homines plus expetunt, sed causam quoque adjungit, quia,<text:line-break/>inquam, plus nativi caloris inest in corpore somnique</text:span></text:p>
      <text:p text:style-name="P2"><text:span text:style-name="T7">longissimi funt; quae res facit ut homines facilius quod<text:line-break/>sumpserunt concoquant; illa porro funt hujusmodi, pro-<text:line-break/>pterea quod hieme et vere calidissimi ventres sunt, quo-<text:line-break/>niam enim per hiemem nativus calor propter circumstans<text:line-break/>frigus refugit et in partes intimas corporis fe recipit,<text:line-break/>per aestatem vero ad cognatum calerem extenditur, ideo<text:line-break/>accidit ut illo tempore propter frigus augeatur, in hoc<text:line-break/>vero propter aestum digeratur. Est enim Hippocratis </text:span><text:span text:style-name="T17">fen-<text:line-break/></text:span><text:span text:style-name="T7">tentia corpora animantium cum ieris nos ambientis con-<text:line-break/>stitutionibus affici, ut dum illius temperatura sicca est<text:line-break/>ipfa quoque siccata sint, dum illa est humida, ipfa sint<text:line-break/>hiimecta; ita etiam calefacta in calidis </text:span><text:span text:style-name="T17">aeris</text:span><text:span text:style-name="T7"> constitutioni-<text:line-break/>bus et, refrigerata in frigidis habeantur. Ut vero aer<text:line-break/>nos ambiens calidus sit, quem calorem aestivo tempore<text:line-break/>habet, in causa est sol, qui prope ad verticem nostrum<text:line-break/>pervenit et longiorem diem facit, frigoris quoque quod<text:line-break/>hieme viget idem S0I auctor est, neque hoc mirabile est;<text:line-break/>obliquus enim humilisque et exiguo spatio temporis supra</text:span></text:p>
      <text:p text:style-name="P2"><text:span text:style-name="T7">terram latus cursum suum conficit, ac -longiores noctes<text:line-break/>efficit, quod non parum ad [5.73] concoctionem conferre<text:line-break/>nemo est qur ignoret. Ceterum ipse alias etiam causas<text:line-break/>attulit, quia, inquam, hiems vacationem habet ab actio-<text:line-break/>nibus et quae in corpus ingeruntur matura sinrpliciaque<text:line-break/>sunt, quae omnia faciunt ne natura alio divertatur et ad<text:line-break/>aliud quidpiam conficiendum distrahatur, fed maxime et<text:line-break/>sine ullo impedimento in concoctionem eorum quae fumpta<text:line-break/>sint incumbat, aestate autem contra fit itemque autumno,<text:line-break/>ut ipse in apherisrnis docuit: </text:span><text:span text:style-name="T17">aestate,</text:span><text:span text:style-name="T7"> inquit; et </text:span><text:span text:style-name="T17">autumno<text:line-break/>cibos serunt difficillime, hieme facillime, vere minus}</text:span><text:span text:style-name="T7"> id.<text:line-break/>quod propter ante dictam causam usa venit, quia, inquam,<text:line-break/>hieme nativus calor est copiosior et alimento indiget,<text:line-break/>ideo plura etiam danda sunt et omnes alimenti copiam<text:line-break/>hieme facile ferunt, difficulter aestate, propterea quod na-<text:line-break/>tivus calor qui alimenta concoquit et conficit est exiguus.<text:line-break/>Quamobrem si hieme raro quidem, sed tamen multa ali-</text:span></text:p>
      <text:p text:style-name="P2"><text:span text:style-name="T7">menta offerre velis, non errabis, aestate verone univer-<text:line-break/>fum multumque des, modis omnibus cavendum esu Ex<text:line-break/>aliis duobus anni temporibus autumnus aestatem consequi-<text:line-break/>tur, ver hiemem, nec difficile est causam invenire; nam<text:line-break/>autumno corpora refrigerari, cogi ac densari, vere laxari<text:line-break/>et rara fieri incipiunt. Simili quoque modo ab aetate,<text:line-break/>consuetudine et a regionibus quispiam dandi cibi ae, potus<text:line-break/>indicationes sumpserit; haec enim singula vires aut im-<text:line-break/>becillas aut robustas et corpus aut plethoricum aut indi-<text:line-break/>gens aut malis humoribus resertum reddunt. Quod vero<text:line-break/>ipse ait: in autumno, </text:span><text:span text:style-name="T17">contrario nomine opponitur iis<text:line-break/>quae in hieme, dicta sunt;</text:span><text:span text:style-name="T7"> hoc'enim, tempore cibi simpli-<text:line-break/>ces sunt, hoc vero inconstantes, et item fructus arborum<text:line-break/>et vina, nisi forte </text:span><text:span text:style-name="T2">ὸπώραν </text:span><text:span text:style-name="T7">appellat medium aestatis, quod<text:line-break/>tempus Graeci </text:span><text:span text:style-name="T2">ῶραν </text:span><text:span text:style-name="T7">nominant. Quamquam hoc nomine<text:line-break/>appellant etiam autumnum,'hiemem et ver,-per excellen-<text:line-break/>tiam tamen </text:span><text:span text:style-name="T2">ῶραν </text:span><text:span text:style-name="T7">nuncupant eam anni partem, in qua</text:span></text:p>
      <text:p text:style-name="P90">fructus, quos horaeos vocant, ad maturitatem perveniunt:<text:line-break/>Porro ordo temporum, ut ipse persaepe in libris de vul-<text:line-break/>garibus morbis et qui lu his rebus principem locum'te-<text:line-break/>nent conscripserunt, est hujusmodi. Qrtus vergiliarurn est<text:line-break/>aestatis initium, post quas 'caniculae ortus oporam quam<text:line-break/>vocant inchoat, quam secundam aestatis partem quidam<text:line-break/>statuunt; post eam areturus fuo exortu autumni facit ini-<text:line-break/>tium, deinde occasus vergiliarurn dat hiemi .principium;<text:line-break/>quam excipiens aequinoctium veri initium'tribuit, ex quo<text:line-break/>fit,-ut in oporissiut insolationes et vina; nam mora in<text:line-break/>fole cogit ut saepe homines bibant, quod etiam ad agen-<text:line-break/>dum impellunt opora et actiones; ceterum vinorum sunt<text:line-break/>multa genera, inter quae ea; quae aquea nominantur, per-<text:line-break/>exiguum corpori alimentum praebent, crassa et fulva<text:line-break/>multum alunt, ac multo- etiam magis nigra, aquea autem<text:line-break/>per urinas facillime -secedunt, propterea quod lota fere<text:line-break/>quam:celerrime prius ad jecur subvehantur, quam quid-</text:p>
      <text:p text:style-name="P2"><text:span text:style-name="T7">quam per alvum descendat; alia vero omnia; ex.quibus<text:line-break/>manifestum quid subit per ventrem, fecedunt ad; propor-<text:line-break/>tionem temporis quo nutriunt. Jam vero multae vigiliae<text:line-break/>ex biliosic excrementis proveniunt, quamobrem et pin«<text:line-break/>guedo et tenera cara eclliquatur et sanguis ipse corrunu-<text:line-break/>piturt etenim ex continua * * , * * . imo vero<text:line-break/>ad haec omnia valde.erufit accommodata balnea et frit<text:line-break/>ctienes; ninaa quidem</text:span><text:span text:style-name="T25">;j</text:span><text:span text:style-name="T7">nraxime ad vigilias valebunt, siquill<text:line-break/>dem hae nop modo, lu morbis autedictis, sed etlami in<text:line-break/>febribus, molestae esse folent,; qnooirca praeter auxilia<text:line-break/>quae adscripsi hoc perquam admirabile compertum est,<text:line-break/>cujus ego persaepe periculum feci et. nunquam * *</text:span></text:p>
      <text:p text:style-name="P4"><text:span text:style-name="T7">*. * Eo igitur tempore,quo se quieti ae-fomna<text:line-break/>tradere homines solebant, crura , et mantis </text:span><text:span text:style-name="T17">excipere</text:span><text:span text:style-name="T7"> vin--<text:line-break/>culis oportet, tum jubemus ut excitentur, ecsque palpem<text:line-break/>bra? aperire </text:span><text:span text:style-name="T17">et</text:span><text:span text:style-name="T7"> conniverecognnns, donec sint abunde<text:line-break/>fatigati, tum repentu vincula solvimus, lucernam anseri--</text:span></text:p>
      <text:p text:style-name="P2"><text:span text:style-name="T7">mus ac mullam quietem imperamus, per diem vero alia<text:line-break/>multa esse ad hanc’rem accommodatui lu;libris methodi<text:line-break/>demonstravimus, de quibus ' * *•*;&gt;*'</text:span></text:p>
      <text:h text:style-name="P85" text:outline-level="2">XX.</text:h>
      <text:p text:style-name="P8"><text:span text:style-name="T7">Quemadmodum, </text:span><text:span text:style-name="T17">autem, ex-, anni teinporibns morbos, con-<text:line-break/>sectare datur, ita quandoque, etiam ex'niorbisrnquas. et<text:line-break/>pentof, fitstfcitates </text:span><text:span text:style-name="T26">(</text:span><text:span text:style-name="T17">et .dguilanareiretraustrisias- coitstituj-<text:line-break/>tiones licev -pruesugira in ptsterurn f '. Koc enim ei sater<text:line-break/>- grum i erit sucsrjequi proienmrrecie didicerit unde<text:line-break/>stjiaec consideranda sint, veliiii et leprae quaedam et<text:line-break/>circa articulos dolores, ubi suturae sunt aquae; pruni*<text:line-break/>sum-excitnnt. et alsuhususmoduso m. io</text:span><text:span text:style-name="T7"> </text:span><text:span text:style-name="T2">:..Β..η?.η,</text:span></text:p>
      <text:p text:style-name="P4"><text:span text:style-name="T7">Aquae vel morbofae sunt vel salubres, ideo r ex eis<text:line-break/>bona et mala esse proventura verisimile est, palustres igi-<text:line-break/>tur, stabiles.;, lacnstres aestate calidas. esse crassaeque et<text:line-break/>foetentes necessir.est, ut jpfe in libro de aeris, aquis .seb</text:span></text:p>
      <text:p text:style-name="P2"><text:span text:style-name="T7">locis docuit; quo lu loco etiam causam attulit his verbis </text:span><text:span text:style-name="T2">ί<text:line-break/></text:span><text:span text:style-name="T17">quia,</text:span><text:span text:style-name="T7"> inquit, non </text:span><text:span text:style-name="T17">defluunt, sed aqua pluvia femper </text:span><text:span text:style-name="T4">ηουα<text:line-break/></text:span><text:span text:style-name="T17">accedit sulque adurit, -ideo decolores, pravae ac biliosae<text:line-break/>sunt nece spatio, hieme vero</text:span><text:span text:style-name="T7"> concretae, </text:span><text:span text:style-name="T17">frigidae ac prae<text:line-break/>nive glacieque garturlratae .ac proinde maxime</text:span><text:span text:style-name="T7"> pttuitofaa.<text:line-break/>Quae quum dixisset,.,morbos etiam ex iis profectos sub-<text:line-break/>junxit: quique, amjuity .eas bibunt, eorum lienes femper<text:line-break/></text:span><text:span text:style-name="T17">magni ac pleni ventresque duri et tenues-st calidi sunt<text:line-break/>humeri, claviculae et~facies extenuata ;</text:span><text:span text:style-name="T7"> tum,addit: </text:span><text:span text:style-name="T17">ven-<text:line-break/>tresque et supernos et infernos habent aridifstmos,</text:span><text:span text:style-name="T7"> hoc est<text:line-break/>thoracem et universum alimenti vas quod infra septum<text:line-break/>transversum est et intestina. Deinceps vero haec quoque<text:line-break/>adjecit: </text:span><text:span text:style-name="T17">praeterea vero et aqua inter cutem plurima ma-<text:line-break/>ximeque perniciosu oritur atque aestate difficultates inte-<text:line-break/>stinorum plures, alvique profluvia et quartanae stebnes<text:line-break/>diuturnae excitantur.</text:span><text:span text:style-name="T7"> Quae quum, de aestate dixisset, delusi<text:line-break/>ceps de hieme scripsit ad hunc fere modtlln: </text:span><text:span text:style-name="T17">hieme-,</text:span><text:span text:style-name="T7"> in-</text:span></text:p>
      <text:p text:style-name="P2"><text:span text:style-name="T7">quit, </text:span><text:span text:style-name="T17">peripneumonlae et lnsuniae</text:span><text:span text:style-name="T7"> [574] morbi, </text:span><text:span text:style-name="T17">juniores<text:line-break/>invadunt i seniores vero febres ardentes i idque propter<text:line-break/>ventris duritiam exercentj mulieribus oedemata molesta<text:line-break/>sunt albaque pituitae vix in utero concipiunt ac difficulter-<text:line-break/>pariunt.</text:span><text:span text:style-name="T7"> Ad haec vero subjunxit etiam alia: </text:span><text:span text:style-name="T17">pueris,</text:span><text:span text:style-name="T7"> in-&gt;<text:line-break/>quit, </text:span><text:span text:style-name="T17">herniae, viris varices ulceraque tibiarum praecipue<text:line-break/>oriuntur; ex quo stt ut hujusmodi naturae esae longaevae<text:line-break/>non pofsuit. .</text:span><text:span text:style-name="T7"> De altero vero aquae genere scripsit haec.:<text:line-break/></text:span><text:span text:style-name="T17">fecundo loao censentur quarum fontes e petris scatent<text:line-break/>easque durasesee necejse est aut ubi aquae calidae sunt<text:line-break/>aut in.quibus .ferrum aut aes aut argentum aut sulphur'<text:line-break/>aut alumen aut bitumen aut nitrum gignitur.</text:span><text:span text:style-name="T7"> Quae om-<text:line-break/>nia vis caloris efficit, quocirca et. ad usum et ad bonam<text:line-break/>valetudinem hujusmodi . aquas' vituperat; praestantissimas<text:line-break/>autem putat eas quaecunque e sublimibus locis et colli-<text:line-break/>bus terreis manant:; causa est, qula et dulces et albae<text:line-break/>funt et hieme calidae, aestate frigidae; eas vero laudibus<text:line-break/>ornat maxime quarum defluxiones ad ortum solis prae-;</text:span></text:p>
      <text:p text:style-name="P2"><text:span text:style-name="T7">fertitn '.aestivum..erumpuut, quod necesse -sit, eas fplendi-<text:line-break/>das esse stravi odore praeditas et leves; damnat falsas,<text:line-break/>indomitas durasque, </text:span><text:span text:style-name="T17">litpote</text:span><text:span text:style-name="T7"> ad potum.luutiles </text:span><text:span text:style-name="T17">ac</text:span><text:span text:style-name="T7"> noxias;<text:line-break/>aqua, pluvia levissima dulcissimaquelest., itemque tenuissima<text:line-break/>et limpidissima; Quamobrem merito, ait : ut. </text:span><text:span text:style-name="T17">ex anni temre<text:line-break/>paribus sucimus Se morbis- conjecturanti. Ita etiam ex mor~<text:line-break/>bis</text:span><text:span text:style-name="T7"> .nos </text:span><text:span text:style-name="T17">praenoscere aquas saturas et alia poste.</text:span><text:span text:style-name="T7"> ;Nam nt'<text:line-break/>est apud Hippoeratein conscriptum, calculi maxime gignun-<text:line-break/>turret renum; vitia homines corripiunt et lotium aegre<text:line-break/>et coxendicum dolor: suboritur et herniae fiunt, quum<text:line-break/>aquas cujusque, generis bibunt et ex magnis fluminibus<text:line-break/>hauriunt, in quae'alii fluvii ingrediuntur et e lacu, in<text:line-break/>quem multae defluxiunes derivant. Jam venti quoque<text:line-break/>aquas variant maxime;, nam aliis aquilo; aliis auster vires<text:line-break/>adjfmgit, idcirco in hujusmodi necesse est limum et are-<text:line-break/>nam in vafculis.- sublidere atque ex harum potu morbos<text:line-break/>antedictos exoriri.; . ne yieio hoc de onmihus esse, aquis<text:line-break/>dictum existimemus, addit haec: </text:span><text:span text:style-name="T17">quorum igitur seentet fa-</text:span></text:p>
      <text:p text:style-name="P2"><text:span text:style-name="T17">cile stuit sunusque est et vesica non fervida,</text:span><text:span text:style-name="T7"> ac vesicae<text:line-break/>cervix non admodum simul ardescit, ii facile mingent ac<text:line-break/>nihil lu vesica coacervabitur; at quorum venter fervidus<text:line-break/>est, vesicam quoque idem pati necesse est; propterea quod<text:line-break/>cum supra suam naturam sit excalefacta, ejus cervix in-<text:line-break/>flamrnatione excipitur; his autem conflictata malis urinam<text:line-break/>non emittit, sed lu se ipsa concoquit et adurit, quodque<text:line-break/>ejus tenuissimum est excernitur, quod vero purissimum<text:line-break/>est permeat ac mingitur; at quod crassissimum turhidissi-<text:line-break/>mumque est id coacervatur ac concrescit; ac primum qui-<text:line-break/>dem parum, deinde vero magis. Atque haec quidem ipse,<text:line-break/>de morbis qui ex aquis oriuntur memoravit, ut ex illa-<text:line-break/>rum usu genera morborum cognoscamus. Quomodo autem<text:line-break/>ex anni temporibus idem nobis notum sit, non omisit<text:line-break/>ipse, quin paucis exponeret: st, inquit, lu asiris orienti-<text:line-break/>bus </text:span><text:span text:style-name="T17">occidentibusque signa ax ratione stent, stque in au-<text:line-break/>tumno pliiat atque hiems moderata</text:span><text:span text:style-name="T7"> sit, </text:span><text:span text:style-name="T17">ut neque valde<text:line-break/>clemens, neque sua suigore modum illius temporis excedat.</text:span></text:p>
      <text:p text:style-name="P2"><text:span text:style-name="T17">ac vere et aestate pluviae tempestivae decidant, tunc veri-<text:line-break/>simile est annum sure saluberrimum ; at st hiems sicca<text:line-break/>aquilonartsque stt, ver pluvium et austrinum, aestas sola<text:line-break/>febres lippitudinesque afferat necejsc est. Quum enim ae-<text:line-break/>stus derepente accedat terraque adhuc humida et propter<text:line-break/>vernos imbres et propter, austrum stt, </text:span><text:span text:style-name="T7">tunc </text:span><text:span text:style-name="T17">necefsttas co-<text:line-break/>git aestum</text:span><text:span text:style-name="T7"> a terra humecta et </text:span><text:span text:style-name="T17">calida et a sale urente<text:line-break/>ejse conduplicatum.</text:span><text:span text:style-name="T7"> Paulo vero post haec etiam habet,<text:line-break/>ut acutissimae febres omnes homines, praesertim pituito-<text:line-break/>sos invadent, verisimile etiam est difficultates intestinorum<text:line-break/>affligere et mulieres et eos quorum natura est humidior;<text:line-break/>si vero cicca ortum’canis et pluvia et tempestas accedant<text:line-break/>etesiaeque spirent, spes est morbos sedatum iri autum-<text:line-break/>numque salubrem fore; sin secus et pueri et mulieres<text:line-break/>periclitantur, ne de vita excedant, senibus hoc pericnium<text:line-break/>minime imminet; tnm vero addit: </text:span><text:span text:style-name="T17">at st hiems austrina,<text:line-break/>pluvia clemensque suerit, ver aquilonare et suualidum et<text:line-break/>hibernum,</text:span><text:span text:style-name="T7"> in primis ait mulleres partum abjicere et quae</text:span></text:p>
      <text:p text:style-name="P2"><text:span text:style-name="T7">foetum in lucem edunt eas puerulos imbecillos morbosus-<text:line-break/>que parere; homines vero lippitudinibus siccis et difficul-<text:line-break/>tatibus intestinorum corripi, ac nonnullos destillationibus<text:line-break/></text:span><text:span text:style-name="T17">a</text:span><text:span text:style-name="T7"> capite in pulmones; quamobrern fieri posse videtur, ut<text:line-break/>quis habita ratione temporum et eorum cognita mutatione<text:line-break/>possit futuros morbos praedicere.; quemadmodum Hippo-<text:line-break/>cratem fecisse et novimus et monuimus; pluviae autem<text:line-break/>futurae multis modis cognoscuntur ut a luna, velut Ara-<text:line-break/>tus cecinisse ridetur his versibus:</text:span></text:p>
      <text:p text:style-name="P111">Quum vero tncedtt sublimi Cynthia cornu.<text:line-break/>Tum segnes borea campi spirante vigebunt ;<text:line-break/>Sin prono, terris pluvium denunciat austrum.</text:p>
      <text:p text:style-name="P8"><text:span text:style-name="T7">Hippocrates vero ait: </text:span><text:span text:style-name="T17">arcturo exoriente pluviam cum ven-<text:line-break/>tis frigidis plerumque decidijsu.</text:span><text:span text:style-name="T7"> Scribit vero efiarn haec,<text:line-break/>pluviae/inquit, </text:span><text:span text:style-name="T17">multae, continuae, lenes, ut quum auster<text:line-break/>stat,</text:span><text:span text:style-name="T7"> ltaque si verum est, corpora animantium cum aere</text:span></text:p>
      <text:p text:style-name="P2"><text:span text:style-name="T7">nog ambiente immutari, certe per imbres lmmidiora, per<text:line-break/>squalores sicciora reddentur; ad quod accedit, ut per im-<text:line-break/>bres humores frigidiores pituitofioresque fiant, sicut' vi-<text:line-break/>cissim per squalores magis biliosi efficiantur, qtiae, res<text:line-break/>facit ut admirari uoa debeamus, si dolores circa articu-.<text:line-break/>Ios oriantur, quum pluviae suturae sunt, itemque leprae<text:line-break/>quas cutem obsidere atque affligere perspectum habemus;<text:line-break/>sicut etiam scabiem, vitiligines albas et nigras et impeti-<text:line-break/>ginem et myrrnecla et verrucas et cetera quae sunt hujus<text:line-break/>generis. Ceterum lepra ex humore gignitur melancholico<text:line-break/>non secus quam scabies et morbus qui elephas nominatur,<text:line-break/>atque his conjunctus pruritus est: nam illoti et sordidi<text:line-break/>et quos cruditas exercet et qui cibis mali succi vescun-<text:line-break/>tur pruritu conflictantur; multoque magis scabiosi ac le-;<text:line-break/>prosi propterea quod lu his affectibus humor est et co-<text:line-break/>piosior et crassior et plurimum in cute .manet; quocirca<text:line-break/>quum pluviae futurae funt, leprae pruritum excitant et</text:span></text:p>
      <text:p text:style-name="P90">dolores articulorum hominem vexant et alia hujus gene-<text:line-break/>ris usu venire consueverunt.</text:p>
      <text:h text:style-name="P85" text:outline-level="2">XX<text:span text:style-name="T5">I</text:span>.</text:h>
      <text:p text:style-name="P3"><text:span text:style-name="T7">Et quae </text:span><text:span text:style-name="T17">pluviae tertio quoque aut singulis diebus aut pen<text:line-break/>alios circuitus et ajfiduae contingunt.</text:span></text:p>
      <text:p text:style-name="P92">Negat hoc loco Hippocrates, pluvias eodem modo in<text:line-break/>terram decidere; quod etiam verum est, fed monet ut<text:line-break/>rideamus ac cognoscamus, quae tertio quoque die aut<text:line-break/>singulis diebus aut quarto aut quinto aut alio quodam die<text:line-break/>aut quae- continuae futurae funt. * * * *</text:p>
      <text:h text:style-name="P85" text:outline-level="2">XXII.</text:h>
      <text:p text:style-name="P3"><text:span text:style-name="T7">[575] Et venti quidam per multos dies </text:span><text:span text:style-name="T17">stant ei inter su<text:line-break/>oppositi spirant., alii per pauciores et Udem per circuso<text:line-break/>tum'. Haec autem habent cum temporum constitiitionil.<text:line-break/>bus similitudinem , fed talia brevius.</text:span></text:p>
      <text:p text:style-name="P5"><text:span text:style-name="T7">Ventos ita esse positos diximus, ut alii ab ortu so-<text:line-break/>lis, alii ab occasu, alii a septentrione, alii denique a me-<text:line-break/>ridie perflent; supra enim docuimus, eurum contra favo-<text:line-break/>nium flare, aquilonem, contra austrum et vicissim hos<text:line-break/>contra illos; sic etiam facere alios qui medii sunt inter<text:line-break/>illos interjecti, aliqui item potius per diem, aliqui per<text:line-break/>noctem spirant, ut alii per circuitum quendam, alii se-<text:line-break/>cus; atque alii diutius, alii brevius. Itaque ubi plus ali-<text:line-break/>qui spirarint, tunc aeris nos ambientis constitutionem<text:line-break/>immutabunt ac sibi similem reddent; </text:span><text:span text:style-name="T23">1</text:span><text:span text:style-name="T7"> quum vero minus,<text:line-break/>tum non admodum immutabunt, sed usque dum perflave-<text:line-break/>rint; nam si auster dominetur, ut ipse ante dixit, austrina<text:line-break/>erit constitutio, si aquilo, aquilonaris, aliorum est eadem<text:line-break/>ratio. Si vero ventus per circuitum spiret, constitutio<text:line-break/>erit magis inaequalis et in tali caeli statu plures multo<text:line-break/>morbi orientur; praeterquam enim quod venti mullas at-<text:line-break/>que omnis generis mutationes infuere faciunt, hoc ^cce-</text:span></text:p>
      <text:p text:style-name="P2"><text:span text:style-name="T7">diti/etiam quod i ventorum varietas '.corpora animantium<text:line-break/>immutat; atque id est quod ipfe scriptum reliquit; </text:span><text:span text:style-name="T17">mu-<text:line-break/>tationes temporum maxime morbos ,&lt;</text:span><text:span text:style-name="T7"> ..lioet est immutationes<text:line-break/>temperaturae temporum morbos excitant: cujusmodi sunt<text:line-break/>magnae mutationes frigoris, caloris, tumiditatis, siccitatis,<text:line-break/>ventorum, aut quuin - vacuitas ventorum est aut etiam<text:line-break/>aliarum rerum multarum, quae este hujusmodi videntur.</text:span></text:p>
      <text:h text:style-name="P85" text:outline-level="2">XXXIII.</text:h>
      <text:p text:style-name="P109">Si vero annus taljs diutius suerit, qualem constitutionem<text:line-break/>fecerit, certe Jales quoque'morbi diutius erunt}. ac^st<text:line-break/>graviores fuerint, maximi quoque morbi stc erunt et<text:line-break/>comrnuntfstmi et ad longifstmurn spatium ' temporis.</text:p>
      <text:p text:style-name="P92">Merito haec adjunxit; ut enim breviores mutationes<text:line-break/>faciunt; ut breviores ac minores similitudines consequan-<text:line-break/>tur, sic ex longioribus mutationibus diuturniores simili tu-</text:p>
      <text:p text:style-name="P5"><text:span text:style-name="T7">dines cum illis constitutionibus et ex majoribus majores<text:line-break/>consequuntur et ad longissimum temporis spatium perda-<text:line-break/>rim st; cetera perfpicna frtnt, praesertim ei 'qui, aphorifmum<text:line-break/>eam perlegerit ;cniusi hoc initium </text:span><text:span text:style-name="T17">.efttspqualoribus acutde<text:line-break/>sub rei siuntj</text:span><text:span text:style-name="T7"> ah si annus talis diutius fuerit et reliqua, un</text:span></text:p>
      <text:h text:style-name="Heading_20_2" text:outline-level="2">XXIV.</text:h>
      <text:p text:style-name="P8"><text:span text:style-name="T17">-Ex primis pluviis, ubi post multum siccitatem sutura plu~<text:line-break/>via est, licet</text:span><text:span text:style-name="T7">: hydropes praedicere, . et. ubi. </text:span><text:span text:style-name="T17">taliarpaxsa<text:line-break/>signa in ventorum quiete in mutatione apparuerint.<text:line-break/>Colligenda igitur sunt stuae tn qualibus aquis aut ven-<text:line-break/>^' 'tii morbi stgnistcant et audiendus esust quis novit, .qiiod<text:line-break/>• tali hieme' prttegrefsu tale ver. mit/aestas</text:span><text:span text:style-name="T7"> erit.. ....</text:span></text:p>
      <text:p text:style-name="P4"><text:span text:style-name="T7">Aquam luter cutem esse frigiduiu humidumque mor-<text:line-break/>bum </text:span><text:span text:style-name="T17">et</text:span><text:span text:style-name="T7"> ex frigidorum humidorumque succorum nasci re-<text:line-break/>dundantia perspectum .habemus, sed oritur etiam dx ni-<text:line-break/>mia'pravorum humorum copia. Haec, enim omnia .genera<text:line-break/>morborum in alio atque alio corpore; ac non sclumaqjratn</text:span></text:p>
      <text:p text:style-name="P2"><text:span text:style-name="T7">inter cutem 'afferre-potest;' non igitur'</text:span><text:span text:style-name="T23">5</text:span><text:span text:style-name="T7"> Sbsutdum^esc u cgg<text:line-break/>.primis pluviis t quiim" diuturiia^isicieftas fjainolatftdeefldrii,<text:line-break/>hoc sumere ,’ ut nile aqua inter ' cutem futsira -praedieiasi<text:line-break/>Quidam autem' funt. atque ind uis Erafisttatus ' </text:span><text:span text:style-name="T17">itr</text:span><text:span text:style-name="T7"> primis^<text:line-break/>qtii existiment,, nulla alia ratidne oriri aquam lutei'cutem<text:line-break/>posse, nisi -quod viarum angustia stinguis ultra per jecsif-<text:line-break/>procedere prohibeatur </text:span><text:span text:style-name="T23">f</text:span><text:span text:style-name="T7">nee' posse ipsani pxcitari” vitio' lie-<text:line-break/>•nis aut alterius membri;-sulli sumper ex scirrho qui* jecur<text:line-break/>obsideat. Et lethen quotidie uideinus, ex diuturnis‘hae-<text:line-break/>morrhoidibus' suppdessis</text:span><text:span text:style-name="T23">:</text:span><text:span text:style-name="T7"> vel iinmbsiica-etacuatione' asi dxt-<text:line-break/>tremam refrigefatiofiem'hominem diiuonte, huiife ipsum<text:line-break/>inbrbum oriri;"mulieres quoque</text:span><text:span text:style-name="T23">:</text:span><text:span text:style-name="T7"> perfeela menstruae 'pur-<text:line-break/>gatibnis cessatio et'item immodica ejusdem profusio, quum<text:line-break/>interdum ipsarum-uteri- sanguinem vehementer profundunt<text:line-break/>in hunc morbum perduxit, lmo vero' etiam 'fluor qui<text:line-break/>muliebris appellatur in hunc affectum quandoque termi-<text:line-break/>navit. Contra vero hanc sententiam nos alibi copiosius<text:line-break/>disseruimus, nunc vero minime opportunum est, quem-</text:span></text:p>
      <text:p text:style-name="P23"><text:span text:style-name="T7">quam.reprehendere, sed potius ostendendum est, unum<text:line-break/>liydropum copiam .lbumoris tenuis lu tota thoracis inferna<text:line-break/>regione acervare, quam interdum • pungentes humorem<text:line-break/>ipsum evacuamus.; alter vero hunc ipsum locum non aqua;<text:line-break/>fed statu plenum habet ..et </text:span><text:span text:style-name="T17">fete</text:span><text:span text:style-name="T7"> omnes superiores partes<text:line-break/>in eo intumescunt;, h.uncqne tympanium a.'tympani simili-<text:line-break/>tudine </text:span><text:span text:style-name="T17">vodanf;</text:span><text:span text:style-name="T7"> alius autem totum habitum pituitae ple-<text:line-break/>num habet, quem nonnulli hyposarcidlon nominant. Ce-<text:line-break/>terum quo in loco sit collecta aqua ,in</text:span><text:span text:style-name="T25">;</text:span><text:span text:style-name="T7"> hoc morbi genere<text:line-break/>etsi dictum est . nebis in quintu de locis ’ affectis, non<text:line-break/>tamen fuerit alienum hoc quoque loco exponere. * *<text:line-break/>* *<text:tab/>[576] Aliis autem signis et ventorum vacuita-</text:span></text:p>
      <text:p text:style-name="P94">tibus, et aeris nos ambientis mutationi adbibere mentem<text:line-break/>oportet, siqnidein .haec ad, futura praedicenda conferunt<text:line-break/>vel maxime. .«,«**</text:p>
      <text:h text:style-name="P86" text:outline-level="2">XXV.</text:h>
      <text:p text:style-name="P3"><text:span text:style-name="T17">Colorei non sunt similes in anni temporibus, neque in<text:line-break/></text:span><text:span text:style-name="T7">. aquilonaribus, neque in </text:span><text:span text:style-name="T17">austrinis constitutionibus, neque<text:line-break/>in aetatibus^ neque etiam quispiam fecum, neque alius<text:line-break/>cum alio collatus. Considerandi autem colores sunt dx<text:line-break/>iis quae praesentia quiesuentiaque ejse. novimus et aeta-<text:line-break/>tes similes temporibus estsu et colore at modo. &gt;</text:span></text:p>
      <text:p text:style-name="P4"><text:span text:style-name="T7">In aphorifmis quoque scriptum est: </text:span><text:span text:style-name="T17">aquiloniis consti-<text:line-break/>tutionibus corpora, cogi, strrnarique et expeditiora colora-<text:line-break/>tioraque .reddere.</text:span><text:span text:style-name="T7">, Planum enim est colores multis de causis<text:line-break/>immutari, ut in primo commentario docuimus.. Nam mul-<text:line-break/>tantur vel propter humores qui a forma naturali recesse-<text:line-break/>runt vel qui in imas corporis partes; reversi sunt vel qui<text:line-break/>veluti ad cutem funt attracti. ..Sunt vero etiam inausae<text:line-break/>quaedam quae humores , ad tales motus talesque affectus<text:line-break/>impellunt, ln his autem statuendae funt animi perturba-.</text:span></text:p>
      <text:p text:style-name="P2"><text:span text:style-name="T7">tiones et aeris nos ambientis in calorem et frigus muta-<text:line-break/>tiones, de quibus Hippocrates hoc loco verba facit, itern-<text:line-break/>que affectiones corporis, in quo sanguis veI calidior insit<text:line-break/>vel frigidior vel parcior vel ecpiosior vel foras prolusus<text:line-break/>vel intro retractus; omnis praeterea malitia succorum<text:line-break/>totius corporis colorem immutat, ut -rn morbo regio,<text:line-break/>aqua inter cutem, elephantiasi et lienis ac jecoris vitiis<text:line-break/>usu venit; idem lu quavis particula licet intueri, prae-<text:line-break/>iertim in iis vitiis colorum, qnae oculorum judicio dig-<text:line-break/>-nofcuntur; sive -haec totum corpus sive particulam quan-<text:line-break/>dam obsideant; atque in toto quidem corpore, ut in ar-<text:line-break/>quatis, ut diximus, res sc habet et jecoris lienisque mer-<text:line-break/>his et hydropibus; lu particula quapiam, quemadmodum<text:line-break/>in lingua sole color alienus saepe conspicitur; tum vero<text:line-break/>in particulis quae propter abscessum vel nigricant vel li-<text:line-break/>vent. Simili quoque modo in multis tumoribus praeter<text:line-break/>naturam, ut in carbunculis, igne sacro, herpete, gau-<text:line-break/>graena naturales colores immutantur. • Jam vero nativum</text:span></text:p>
      <text:p text:style-name="P2"><text:span text:style-name="T7">quoque colorem variant vitiligines quae albae quaeque ni-<text:line-break/>grae appellantur et quae sunt hujus- genetis; licet etiam<text:line-break/>faepenumero colorum mutationes in cruribus aut in facie<text:line-break/>aut in toto superno corpore aut toto imo intueri. Equi-<text:line-break/>dem hominem vidi quem vipera momorderat, in quo tu-<text:line-break/>tus color immutatus, ut porri colorem referret conspicie-<text:line-break/>hatur;. qulu </text:span><text:span text:style-name="T17">etiam</text:span><text:span text:style-name="T7"> vel citra hanc causam et sine ulla oh-<text:line-break/>stmctione aut inflammatione aut fcirrho jecoris humores<text:line-break/>hujusmodi vitio afficiuntur, 'ut totum 'corpus simile herbis<text:line-break/>candenti pallore infectis fiat; interdum colore sit plumbeo<text:line-break/>aut etiam magis fusco., interdum alias colorum proprieta-<text:line-break/>. tes habeat, quas nosse medicum oportet; quemadmodum<text:line-break/>ego, quum Stesianum multis praescntibus vidissem, ut<text:line-break/>primum in cubiculum in quo decumbebat ingressus sum,<text:line-break/>dixi ipsum habere abscessum non in jecore, ut plerique -<text:line-break/>ex aliis medicis arbitrabantur, sed in imis musculis qui<text:line-break/>pus jam contraxerant, in medio spatio, eorum musculorum<text:line-break/>qui per transversum incedunt et eorum obliqui ab infer-</text:span></text:p>
      <text:p text:style-name="P2"><text:span text:style-name="T7">nisfursum feruntur. Tu autem nosti me alios plerosque<text:line-break/>notasse ac morbos quibus conflictabantur ex folo colore<text:line-break/>cognovisse, ste quibus jam in libris meis suo loco men-<text:line-break/>tionem feci. Quocirca nihil opus est de eis nunc agere<text:line-break/>copiosius. Ipse autem admonet, (pectemus ea quae jam<text:line-break/>nobis sint perspicua et ea ex quibus jam peritiam nauli<text:line-break/>sumus in iis hominibus qui noti nobis sunt; utrum prae-<text:line-break/>sentia sint praeteritis similia an vero aucta imininutave<text:line-break/>sint-; atque utrum idem sit color an immutatus, et utrum<text:line-break/>aetas similis parque sit anni tempori et colore morbi<text:line-break/>modo. Sic etiam jubet in praesagiis, ut in faciem et<text:line-break/>naturalem-colorem intueamur ac tunc periculum imminere<text:line-break/>existimemus, quum.a naturali statu multum recessit; mi-<text:line-break/>nus vero quum hoc'parum esse factum invenimus; si enim<text:line-break/>ipse sibi nulla in re similis comperiatur</text:span><text:span text:style-name="T23">0</text:span><text:span text:style-name="T7">,, scito eum ad<text:line-break/>extremum periculum esse perductum, ac bene cum illo<text:line-break/>agetur, si evadere mortem poterit; si vero superstes fue-<text:line-break/>rit, ea profecto erit diuturnior affectio, idque ipse erin-</text:span></text:p>
      <text:p text:style-name="P24"><text:span text:style-name="T7">firmavit, quum dixit: </text:span><text:span text:style-name="T17">cum toto corpore mutationes acci-<text:line-break/>dunt,</text:span><text:span text:style-name="T7"> et si corpus refrigeretur ac vicissim calefiat vel color '<text:line-break/>alius ex alio oriatur, morbi longitudinem significat. Sed<text:line-break/>de his hactenus. Ad sequentes autem dictiones transeamus,<text:line-break/>ut huic commentario finem commode et opportune &gt;im-<text:line-break/>ponamus.<text:tab/>,</text:span></text:p>
      <text:h text:style-name="P85" text:outline-level="2">XXVI.</text:h>
      <text:p text:style-name="P3"><text:span text:style-name="T17">Qui haernorrlioldes habent ii neque </text:span><text:span text:style-name="T22">pleuriti.de, </text:span><text:span text:style-name="T17">neque pul-<text:line-break/>monis inflammatione, neque phagedaena, neque furun-<text:line-break/>culis, neque termintbii,. surtafsts vero neque lepra ac<text:line-break/>fortafsts neque vitiliginibus corripiuntur.</text:span></text:p>
      <text:p text:style-name="P92">Haemorrhoides quamvis omnes homines omnemque<text:line-break/>aetatem et omni in tempore anni vexare queant, tamen<text:line-break/>revera sunt affectus aetatis declinantis proprii non secus<text:line-break/>quam melancholiae; fiunt enim ab atra bile quae ad ve-</text:p>
      <text:p text:style-name="P2"><text:span text:style-name="T17">nas</text:span><text:span text:style-name="T7"> Pedis uberius cumnlatiusque decumbit; quocirca quum<text:line-break/>melancholicis et vitio renum laborantibus superveniunt,<text:line-break/>cnrare eas solent, quod non solum </text:span><text:span text:style-name="T23">1</text:span><text:span text:style-name="T7"> ratione evacuationis,<text:line-break/>sed etiam humoris qui evacuator, qualitate faciunt; effun-<text:line-break/>dere enim crassum sanguinem humoris melancholici ple-<text:line-break/>num solent, qualem nos fecem-iir-vino appellamus. Ita-<text:line-break/>que quum haemorrhoides .veluti.fecem sanguinis evacuent,<text:line-break/>merito fit ut melancholiam curent;- haec autem evacua-<text:line-break/>tio tantam vim habet, ut qui soliti funt per-eam partem<text:line-break/>eyacuari, fi totam excretionem cohibere velint atque ita<text:line-break/>ut ne una quidem haemorrhois aperta fervetur, periculum -<text:line-break/>fubeaut, ne [577] postea multos insanabilesque morbos,<text:line-break/>praesertim vero aquam inter culem et tabem patiantur;<text:line-break/>hujus rei causa esu quia venae illae propter plenitudinem<text:line-break/>in sede aperiantur et, ad ipfas sanguis suculentus et me-<text:line-break/>lancholicus a jecore rejicitur; si quis igitur hanc viam<text:line-break/>illi praecluferit, tum fcirrhum jecur contrahet, tum mul-</text:span></text:p>
      <text:p text:style-name="P2"><text:span text:style-name="T7">titudine ac crassitudine.gravatum reddetur; unde ejus ca-<text:line-break/>lor paulatim. minuetur et quasi exstinguetur; atque ita<text:line-break/>bonum generare, sanguinem non poterit. - Perspicuum au-<text:line-break/>tem est aquam inter cutem frustrata fanguinis procrea-<text:line-break/>tione effici; propter eandem vero cohibitionem tabes fit,<text:line-break/>quinn jecur plenitudinem i</text:span><text:span text:style-name="T23">n</text:span><text:span text:style-name="T7"> venas pulmonis protrudit et<text:line-break/>vafculum inibi ruptum est; his porro , morbis homines li-<text:line-break/>berantur, si haemorrhoides superveniant nat etiam si una<text:line-break/>adaperta fit conscrvata, qua sane ratione scimus etiani<text:line-break/>melancholiam, interdum varicum beneficio fedatam 'esse,<text:line-break/>idque ob eandem causam evenisse; sunt enim varices ver<text:line-break/>nurum quae in cruribus, et femoribus funt,., dilatationes<text:line-break/>a crassi», et melancholico sanguine factae, quo in partas<text:line-break/>ignobiliores detruso fit melancholiae folutio. Maximus<text:line-break/>enim ex hac evacuatione functus existit, ac, nisi hos com</text:span><text:span text:style-name="T25">r<text:line-break/></text:span><text:span text:style-name="T7">mentarios te rogante ac discedere properante celeriter nt<text:line-break/>brevibus conscribendos recepissem , .inulta sane eaque est-</text:span></text:p>
      <text:p text:style-name="P2"><text:span text:style-name="T7">mirabilia mihi suppeterent, quae de haemorrhoidibus af-<text:line-break/>ferrem atque exponerem; nunc vero cum sim coactus,<text:line-break/>hanc- explicationem paucorum dieruin curriculo conficere<text:line-break/>unum folum exemplum subjungam. Eram Romae primum<text:line-break/>qnuin, ut tu scis,- ceteri omnes mini insidiabantur; erat,<text:line-break/>etiam vir quidam praeclarus ac fortunatus L. Martius, qui<text:line-break/>quotannis incidere' in melancholiam 'consueverat; erat<text:line-break/>porro admirabile’‘videre dementiam simul? et inscitiam et<text:line-break/>telneritatem- illorum medicorum, quibus eo tempore cmicti<text:line-break/>principem locum tribuebant; alii enim pituitosos, alii hi-<text:line-break/>liosus humores evacuabant; at Lucius quum nihil prosi-<text:line-break/>ceret nec meliusculus esse inciperet, ac de me esset ad<text:line-break/>ipsum perfatum, statim me advocandum'cenfuit, ut ego<text:line-break/>quoque et de origine et de curatione morbi dissererem.<text:line-break/>Ego vero accessi et ex folo colore feci de noxio humore<text:line-break/>conjecturam ipsumque esse melancholicum cognovi'; itaque<text:line-break/>eum ipsum evacuavi; et statim Lucius est melancholia li-<text:line-break/>beratus; hoc praeterea illi consilii dedi,‘uf singulis annis<text:line-break/>-verno tempore, ac si opus etiam fuisset, autumno idem</text:span></text:p>
      <text:p text:style-name="P90">faceret, eique recepi fore ut postea eodem morbo non<text:line-break/>corriperetur; quod quum-fecisset, meam vocem ex aureo<text:line-break/>Apollinis tripode missam etiam hodie praedicat. Ea autem<text:line-break/>evacuatio fit aut venae sectione aut medicamento aut<text:line-break/>haemorrhoidibus reseratis, id quod etiam tutius est; ex<text:line-break/>quo fit ut cum haec evacuatio sit alicui confueta, tum<text:line-break/>vero suppressa, existere melancholia soleat; ac si quis id<text:line-break/>parvi faciat nec prius corpus expurget, eum symptomata<text:line-break/>hujusce affectus persentiscere necesse sit. Sed consequun-<text:line-break/>tur ea etiam omnia quae ipse memoravit, ut abscessus, .<text:line-break/>morbus attonitus, convulsio, insania aut alii affectus,<text:line-break/>quorum nulla possit inveniri levatio, quum humor me-<text:line-break/>-lancholicus plus vel adustus vel putris redditus malignam<text:line-break/>acrimoniam contraxerit. Ceterum conferre haemorrlroidas<text:line-break/>ei quem atra bilis occupat non jam omnes norunt, quam-<text:line-break/>vis hoc Hippocrates aperte doceat, sed illi soli ab ipsu<text:line-break/>didicerunt, qui in ejus libris sunt vere legitimeque ver-<text:line-break/>sati, quomodo haemorrhoides varicesque. gignantur ac non</text:p>
      <text:p text:style-name="P2"><text:span text:style-name="T7">femper opus esse has 'ipfas prohibere, quum jam consti-<text:line-break/>terint, scd quandoque simul adjuvandum esse aut qnnin<text:line-break/>natura quietem agit, ei totum esse negotium </text:span><text:span text:style-name="T17">eomnaitten-<text:line-break/></text:span><text:span text:style-name="T7">dum, quando sic fore utile videatur; quj enim haec, di-<text:line-break/>dicernnt, tantum abest ut haemorrheidas ante tempus<text:line-break/>cuiare festinent, ut vel ipsi eas quae penitus non sunt<text:line-break/>efficere studeant; ac quis tandem ignorat plerosque -in<text:line-break/>melancholiam insaniamque hisce excretionibus inscitia me-<text:line-break/>dicorum suppressis incidisse? Alii dolore lateris, alii re-<text:line-break/>num vitiis correpti funt, aliis accidit ut sanguinem </text:span><text:span text:style-name="T17">'e<text:line-break/></text:span><text:span text:style-name="T7">ventriculo vomerent aut ex pectere tussi, rejicerent, aut<text:line-break/>paraplegia aut aqua inter cutem oppressi interirent; quo-<text:line-break/>cicca servandae haemorrhoides sunt, utpole quae melan-<text:line-break/>cholicos affectus cnreut. Enimvero ejus melancholiae<text:line-break/>quae jam constiterit maximum est lu haemorrhoidibus re-<text:line-break/>medium; futuram vero eaedem prohibenti; ideo fuit ipsius<text:line-break/>fententia haec: </text:span><text:span text:style-name="T17">melancholicis haemorrhoides supervenientes<text:line-break/>bono suntf</text:span><text:span text:style-name="T7"> itemque haec: </text:span><text:span text:style-name="T17">inspuis st vaidcesaut haemor-</text:span></text:p>
      <text:p text:style-name="P2"><text:span text:style-name="T17">rkoides supervenerint, insuniae sulutio.</text:span><text:span text:style-name="T7"> Melancholias igi-<text:line-break/>tur atque insanias ex haemorrboidibus levari evidenter<text:line-break/>constat, atque adjumento esse liaemorrhnidas, apertas; no-<text:line-break/></text:span><text:span text:style-name="T17">cere</text:span><text:span text:style-name="T7"> vero quae suppressae sint, et aperiendas esse, si clau-<text:line-break/>dantur, atque id est quod ipse libro sexto de vulgaribus<text:line-break/>morbis scriptum reliquit: </text:span><text:span text:style-name="T17">atrae salis ut simile per hae-<text:line-break/>morrhoides profluat.</text:span><text:span text:style-name="T7"> Scire tamen convenit non femper<text:line-break/>boni consulendum este, ut sanguis per infernas partes ex<text:line-break/>haemorrhoidllius effluat, fed tum denique quum nigra ex-<text:line-break/>cernuntur et quum hominis natura multum humoris hujus-<text:line-break/>modi 'accumulat; alloqui </text:span><text:span text:style-name="T17">natura</text:span><text:span text:style-name="T7"> non est tali evacuatloni<text:line-break/>assuefacienda, quippe quae utrumque excessum periculo-<text:line-break/>sum habeat et quum sanguis ultra modum excernitur et<text:line-break/>quum et tuto cohibetur. Nam in immodica evacuatione<text:line-break/>veremur ne homo derepente moriatur aut hydrops fiat<text:line-break/>aut malum habitum contrahat,, contra vero iis qui ex co-<text:line-break/>hibitis haemorrhoidibus sanguinem coacervant, secare ver-<text:line-break/>nam oportet, ne in inagnum aliquem , morbum; cadant;</text:span></text:p>
      <text:p text:style-name="P2"><text:span text:style-name="T7">fieri enim potest ut apti sint ad magnum quempiam af-<text:line-break/>fectum contrahendum </text:span><text:span text:style-name="T2">, ηοη</text:span><text:span text:style-name="T7">dum tamen adhuc propter </text:span><text:span text:style-name="T17">eva-<text:line-break/>cuationem</text:span><text:span text:style-name="T7"> ex haemorrhoidibus quidquam patiantur. Ve-'<text:line-break/>rum non femper nobis scopi suppeditant ut sanguinem<text:line-break/>detrahere tuto possimus; quamobrern in quarto de ratione<text:line-break/>victus in morbis acutis' scriptum est unam haemorrhoida<text:line-break/>femper esse relinquendam.. Recte igitur ab Hippocrate<text:line-break/>dictum est: eos 'qui </text:span><text:span text:style-name="T17">haemorrboidas habent neque dolore<text:line-break/>dateris, neque peripneumonia, neque phagedaena, neque<text:line-break/>suruncuUs, neque terminthis corripit</text:span><text:span text:style-name="T7"> causa est quia vitio-<text:line-break/>sitas humorum, ex qua hujusmodi morbi oriuntur, per hae-<text:line-break/>morrhoidas excernitur. Phagedaenas autem nunc vocat<text:line-break/>ulcera exedentia, quae omnia femper majora deterioraque<text:line-break/>redduntur, atque ea ita veteres appellabant; quidam vero<text:line-break/>postea ipfa distinguere conati funt et quaedam chironia<text:line-break/>et quaedam Telephia, quaedam etiam phagedaenas nomi-<text:line-break/>narunt; nos vero phagedaenas vocamus omnia ulcera.</text:span></text:p>
      <text:p text:style-name="P90">quae subjectam carnem corrumpunt, quum vero in su-<text:line-break/>perficie aut in ipsa cute consistunt, herpetes nuncupamus,<text:line-break/>_ut carbunculus dicitur ulcus crustam excitans cum magna<text:line-break/>partium vicinarum inflammatione. Furunculos porro vo—<text:line-break/>cat eos qui ex similibus humoribus veluti rari generantur.<text:line-break/>Sunt autem per universum corpus duplices, alii duri et<text:line-break/>qui aegre concoquuntur, alii pituitosi, hi autem interdum<text:line-break/>febrem accendunt ipsique in magnitudinem attolluntur et<text:line-break/>'in pus commutantur. Terminthi vero funt eminentiae in<text:line-break/>cute consistentes, rotundae, colore ex nigro et viridi, simi-<text:line-break/>les ciceris fructui. De- verbis autem quae lu extrema<text:line-break/>oratione scripta sunt incertum est, fcribendumne sit, ne-<text:line-break/>que aliis, an vero neque alphis, quum ntrumque sit huic<text:line-break/>loco accommodatum, quando alphi quoque, hoc est vitili-<text:line-break/>gines, ex humorum vitio quod in cute sit, quemadmodum<text:line-break/>etiam de lepra planum est, oriuntur.</text:p>
      <text:h text:style-name="P86" text:outline-level="2">XXVII.</text:h>
      <text:p text:style-name="P3"><text:span text:style-name="T2">[578] </text:span><text:span text:style-name="T17">Intempestive tamen curati frequentibus ejusmodi<text:line-break/>morbis non multa post correpti sunt, iisque ita perniciosis.</text:span></text:p>
      <text:p text:style-name="P4"><text:span text:style-name="T7">Est jam a nobis ante dictum, eos qni singulis annis<text:line-break/>et quodam temporum'circuitu aut per multos dies evacua-<text:line-break/>tione haemorrhoidurn vexantur, neque eam evacuationem<text:line-break/>quam primum compescere, neque omnes auferre haemor-<text:line-break/>rhoides oportere, sed si quis curare eas velit, id ipsum<text:line-break/>efficere aut venae sectione aut medicamento corpus </text:span><text:span text:style-name="T17">eva-<text:line-break/>cuare' ac</text:span><text:span text:style-name="T7"> nunquam omnes adimere, imo potius, ut con-<text:line-break/>fueta fiat excretio, unam relinquere. Ipse autem ait, eos<text:line-break/>medicos et importune et male curare, qui neque venae<text:line-break/>sectione, neque medicamento alvum subducente, neque<text:line-break/>exercitationibus evacuationem moliuntur, sed omnes simul<text:line-break/>oblatas volunt nec ullam relinquunt.</text:span></text:p>
      <text:h text:style-name="P86" text:outline-level="2">XXVIll.</text:h>
      <text:p text:style-name="P111">Et quicunque alii absuestsus, ut ststulae, aliorum medela sunt.</text:p>
      <text:p text:style-name="P4"><text:span text:style-name="T7">De abfcessibus actum est copiosius in secundo in prae-<text:line-break/>fagia commentario, nec decet ut quae illic mea quidem<text:line-break/>sententia recte dicta sunt, huc transferamus, quin etiam<text:line-break/>de eisdem supra prolixa habita est oratio et deinceps ha-<text:line-break/>bebitur; exemplum autem fupponit, quod esse remedium<text:line-break/>aliorum scribit, </text:span><text:span text:style-name="T17">ut ststulae.</text:span><text:span text:style-name="T7"> Est' autem fistula, sinus qui<text:line-break/>fere ex abscessibus constat, ita enim appellatur per trans-<text:line-break/>lationem </text:span><text:span text:style-name="T17">a</text:span><text:span text:style-name="T7"> fistulis arundinum .ductam, ac si lu os fistula<text:line-break/>desinat, sine opera chirurgi curari nullo modo potest, fe-<text:line-break/>cus vero potest; si vero ad os ufque perveniat et pro-<text:line-break/>gressu temporis squama sua sponte ut etiam os abfcedat,<text:line-break/>tum medicamenta proderunt. Si vero in os non desinat,<text:line-break/>tum medicamentis iis quae callos adimunt et in quibus<text:line-break/>agglutinandi vis inest curabitur; quemadmodum nos in<text:line-break/>libro de ratione curandi ad GJauconem docuimus. In</text:span></text:p>
      <text:p text:style-name="P2"><text:span text:style-name="T7">hanc porro significationem'hoc nomen accepifHippocrates<text:line-break/>alio in loco, quum ait: </text:span><text:span text:style-name="T17">quibus ex pulmonis inflammatione<text:line-break/>abscejsus circa aures stunt et in partibus infernis suppu-<text:line-break/>rantur, ac ststulnm efficiunt,- ii sunefcunt.</text:span><text:span text:style-name="T7"> Quo in loco<text:line-break/>verbo </text:span><text:span text:style-name="T2">συριγγοῆνται</text:span><text:span text:style-name="T7">, hoc est fistulam efficiunt, usus est, ut<text:line-break/>oblongas cavitates significaret, in corporibus animantium<text:line-break/>exortas quae musicis instrumentis quae fistulae ab omnibus<text:line-break/>appellantur similes funt; ab his enim, sicut etiam ab hae-<text:line-break/>morrhoidlbus redundantia humorum in'corpore animantis<text:line-break/>collectorum expurgatur, ac plerique non secus quam ex<text:line-break/>haemorrhoidum excretione hujus evacuationis beneficio<text:line-break/>integra valetudine perfluuntur. Ut igitur neque oscitan-<text:line-break/>ter neque sine magna 'diligentia curare haemorrhoidas<text:line-break/>,oportet, ita ne fistulas quidem: necesse enim est ut hu-<text:line-break/>mores suppressi et dolores et morbos pariant, eosque<text:line-break/>ejusmodi, cujusrnodi sint humores qui redundent; non<text:line-break/>igitur alienum;.a ratione est quod dixit:, fistulas esse alio-<text:line-break/>rum morborum remedia, sicut de haemorrhoidibus loquehs</text:span></text:p>
      <text:p text:style-name="P90">affirmavit, eos in quibus illae essent neque lateris dolore,<text:line-break/>neque pulmonis iusiannnatione, neque ceteris corripi<text:line-break/>morbis posse. ,</text:p>
      <text:h text:style-name="P85" text:outline-level="2">XXIX.</text:h>
      <text:p text:style-name="P3"><text:span text:style-name="T17">Quae sedare consueverunt quum postea apparent, ea prius<text:line-break/>oborientia impedimenta ab iis liberant; aliis autem<text:line-break/>societates.</text:span></text:p>
      <text:p text:style-name="P92">Quemadmodum quae ab Hippocrate sunt liturarum<text:line-break/>monumentis recte ac saepe cum demonstratione, perspicui-<text:line-break/>tate et opportunis distinctionibus consignata utilem nobis<text:line-break/>doctrinam afferunt, ita nihil docere nos possunt illa quae<text:line-break/>ita disjuncta dissolutaque sunt, ut multa eorum qi«ae in<text:line-break/>hoc libro comperiuntur, et tamen plerisque hominibus fua-<text:line-break/>deri non potest ut ea sola scripta quae clara sunt per-<text:line-break/>legant, quae vero non sunt hujusmodi, ea relinquant iis<text:line-break/>qui ea conscripserunt. Si enim nullam illi curam im-</text:p>
      <text:p text:style-name="P90">penderunt, ut nos ea quae ipsi scripserunt intellrgerenms;<text:line-break/>par etiam esse censeo, ut neque nos in studio tum per-<text:line-break/>quirendi tum divinandi quae ab ipsis dicantur diligenter<text:line-break/>versemur, quamquam illa contemnenda et parvi plane<text:line-break/>momenti sunt quae de verbis servata rerum veritate dif-<text:line-break/>putantur. Si vero res evertantur, hujusmodi quoque<text:line-break/>scripturae nobis sugiendae sunt. Sed tamen non debemus<text:line-break/>existimare hujus culpae affinem esse Hippocratem, neque<text:line-break/>hujus difficultatis auctorem; sicut neque etiam aliarum<text:line-break/>multarum quas in ejus libris invenimus, sed potius libra-<text:line-break/>rios; qui quum verborum fenteutiam non intelligant, ne-<text:line-break/>que artis medicae sint periti, alia pro aliis saepe deseri-<text:line-break/>bant quae n'eqne conjuncta inter se sint neque ullam ha-<text:line-break/>bere sententiam rideantur. Etenim in his verbis quae‘<text:line-break/>modo sunt in manibus admirabile est omnium interpretum,<text:line-break/>varietatem, quae non solum in scriptura verborum, sied<text:line-break/>etiam in sensu versatur intueri. Dioscorides enim putat<text:line-break/>hoc loco verba fieri de haemorrhoidibus, ut Hippocrates</text:p>
      <text:p text:style-name="P2"><text:span text:style-name="T7">dicat, verisimile et verum etiam esse, si excretlo per hae-<text:line-break/>morrhoidas superveniens solvit morbos de quibus dictum<text:line-break/>est; hoc quoque verum esse,' eandem, si prius fiat, im-<text:line-break/>pedire ne illi morbi oriantur; et verbum </text:span><text:span text:style-name="T2">ἐπιφαινόμενα,<text:line-break/></text:span><text:span text:style-name="T7">acuta antepenultima pro </text:span><text:span text:style-name="T2">ἐπιφαινομένα </text:span><text:span text:style-name="T7">cum tono in pen-<text:line-break/>ultima intelligit, ut sit superveniens haemerrhois; sic<text:line-break/>etiam illud </text:span><text:span text:style-name="T2">προγενόμενα, </text:span><text:span text:style-name="T7">i. e. prius fit, ipscque verbum<text:line-break/></text:span><text:span text:style-name="T17">liberant 'non</text:span><text:span text:style-name="T7"> scribit, sed mutat in verbum </text:span><text:span text:style-name="T17">prohibet, ac<text:line-break/></text:span><text:span text:style-name="T7">cetera quae sequuntur habere non videtur. [579] Arte-<text:line-break/>midorus autem quid sibi velit nec vivam si scio; multa<text:line-break/>enim ita confusa itaque ahfurda et aliena affert, ut ne-<text:line-break/>ipse quidem, ut mea fert opinio, quidquam illorum intel-<text:line-break/>ligat. Ait autem jubere Hippocratem dandam nobis esse<text:line-break/>operam nt quae post apparent, hoc est quae post morbum<text:line-break/>aliquem apparent, postquam constiterint, sedemus; deinde<text:line-break/>vero expellamus ea quae prius facta fuerint et fenteutiam<text:line-break/>omnino distorquet, multaque adjicit qnae, ut dicebam,<text:line-break/>ignota funt omnibus. Sabinus verba ita scripta habuit:,<text:line-break/>considerandum in quibus facta liberat; alii vero in libris</text:span></text:p>
      <text:p text:style-name="P2"><text:span text:style-name="T7">antiquissimis ita fuisse scriptum attestantur: </text:span><text:span text:style-name="T2">σκῆψις </text:span><text:span text:style-name="T7">in<text:line-break/>quibus facta solvit, in </text:span><text:span text:style-name="T23">e</text:span><text:span text:style-name="T7">i</text:span><text:span text:style-name="T23">S</text:span><text:span text:style-name="T7"> eadem antea facta prohibet, et<text:line-break/></text:span><text:span text:style-name="T2">σκῆψιν </text:span><text:span text:style-name="T7">pro - abscessu intelligunt, ut sit haec Hippocratis<text:line-break/>sententia. ‘ In quibus morbis abscessus qui fiunt possunt<text:line-break/>morbos solvere, si prius fiant, prohibent ne morbi postea<text:line-break/>sint. Si vero scribas non </text:span><text:span text:style-name="T2">σκῆψις, </text:span><text:span text:style-name="T7">sed </text:span><text:span text:style-name="T2">σκέψις, </text:span><text:span text:style-name="T7">ita hanc<text:line-break/>lententium poteris accipere ut dicat consideranda este<text:line-break/>omnia, in quibus quae fiunt liberent; ac sciendum, si<text:line-break/>haec prius fiant, prohibere ne illa oriantur, ut hoc prae-<text:line-break/>ceptum sit ad consilium dandum accommodatum et lusu-<text:line-break/>per ad curationem valeat, ut quum talia' quaedam quae<text:line-break/>prohibere futuros morbos possunt ante morbos facta sint,<text:line-break/>ea non cures prius quam usum praestiterint utilitatemque<text:line-break/>attulerint, ac fortasse vetus haec scriptura fuit, deinde<text:line-break/>vero quum primus librarius erravisset, inde et rnterpre-<text:line-break/>tum dlscordia et sententiae obscuritas est confequuta.</text:span></text:p>
      <text:h text:style-name="P88" text:outline-level="2">XXX.</text:h>
      <text:p text:style-name="P78"><text:span text:style-name="T17">Suspecti ad- excipiendum loci aut dolore aut gravitate<text:line-break/>aut ob aliud quiddam liberant aut aliis societates.</text:span></text:p>
      <text:p text:style-name="P4"><text:span text:style-name="T7">Quatuor sunt in nostro corpore naturales facultates,<text:line-break/>ut. in commentariis de facultatibus naturalibus demonstra-<text:line-break/>tum est; prima est attractrix, secunda retentrix, tertia<text:line-break/>expultrix, quarta alteratrix. Ut enim quaelibet pars vim<text:line-break/>habet quae sunt ei propria attrahendi, sic etiam aliena<text:line-break/>excernendi; duplex, autem est id quod alienum est tum<text:line-break/>quantitate tum qualitate, non omnis tamen particula<text:line-break/>eodem modo affecta est ad ea quae irruunt excipienda </text:span><text:span text:style-name="T17">et<text:line-break/></text:span><text:span text:style-name="T7">ad ea quae infestant rejicienda, sed carnes ac glandulae<text:line-break/>quum alias tres facultates habent imbecillas, tum vero<text:line-break/>solam alterantem haussita multo ceteris partibus minorem -<text:line-break/>possident; post glandulas sequitur pulmo, qui quoniam<text:line-break/>corpus laxum habet et tres facultates lufirmas, ideo., est</text:span></text:p>
      <text:p text:style-name="P2"><text:span text:style-name="T7">fluxioni excipiendae promptissimus; deinde lien, tum ce-<text:line-break/>rebrum vel aeque ut illi vel etiam magis aptum ad exci-<text:line-break/>piendam fluxionem. Sed ad ea quae excepit ejicienda,<text:line-break/>hoc illis praestat, quod magnos ventriculos habet qui de-<text:line-break/>clivibus meatibus evacuantur; quocirca videmus persaepe<text:line-break/>lu glandulas et carnes comportari fluxiones in iis in qui-<text:line-break/>bus sicec instrumenta, hoe est pulmo, lien et cerebrum<text:line-break/>sunt carnoso genere robustiora: haec, causa fecit ut licet<text:line-break/>aliqua pars non gravetur ab- iis humoribus qui lu ipfa<text:line-break/>continentur, ab iis tamen qui ex aliis partibus in ipsam<text:line-break/>irruunt gravari plane queat; ac si excrementa quaedam<text:line-break/>habeat lu qualitate praeter naturam, ad eorum excretio-<text:line-break/>nem per venas 'quae lu ipso sunt ceu per canales insur-<text:line-break/>gat. Si vero id qund influit pravus sanguis sit sive alius<text:line-break/>humor, tunc necesse est ut in aliquam propinquam par-<text:line-break/>tem perveniat. Qui quum ibi constiterit, aut concoquetur<text:line-break/>aut corrumpetur aut neutrum horum fiet, fed lu aliam<text:line-break/>partem quampiam dilabetur; lutn ex illa in aliam trans-</text:span></text:p>
      <text:p text:style-name="P2"><text:span text:style-name="T7">fluet idque semper fiet usque dum lu aliquam hujusmodi .<text:line-break/>decumbat, quae amplius </text:span><text:span text:style-name="T17">in</text:span><text:span text:style-name="T7"> aliam propellere quod in sua<text:line-break/>redundat non possit, quae res illis potissimum accidere<text:line-break/>partibus sulet, quarum vis expellens imbecilla est, atque,<text:line-break/>etiam magis, si vicinae partes robustiores siuti tunc enim<text:line-break/>pars infirma repellere id quod molestum est lu propin-<text:line-break/>quas, quae propter virium robur illud non'excipiunt, non<text:line-break/>potest; imo vero illae paries utpote robustiores id ipfum<text:line-break/>remittunt et contra repellunt. Itaq'ue humores ex aliis<text:line-break/>loris lu alia commigrant, qui translati gignere morbos<text:line-break/>sulent; multis autem de causis morbos pariunt, ipsc vero<text:line-break/>dolorem ac gravitatem memoravit, ac propter dolorem<text:line-break/>morbi fiunt, quum membrum dolore conflictatur, lu quod<text:line-break/>commigrantes humores decumbunt, propter gravitatem<text:line-break/>vero quum humores gravantes ferri ab ipsa particula non<text:line-break/>possunt, atque ita quidem morbus generatur. Interdum<text:line-break/>vero idem facit medicamentum acre aut frictio aut calui<text:line-break/>quis suris adveniens, sicut etiam vehementes quaedam</text:span></text:p>
      <text:p text:style-name="P5"><text:span text:style-name="T7">animi motiones, ut iracundia et metus eandem afferre<text:line-break/>causam videntur. Fiunt etiam hae migrationes propter<text:line-break/>naturae membrorum communionem, ut scimus inter mam-<text:line-break/>mas et uterum communionem intercedere; quocirca in<text:line-break/>suxtu de vulgaribus morbis ita scriptum comperies: si pa-<text:line-break/>pillae mammarum </text:span><text:span text:style-name="T17">et rubrum earum pallidum stt, r&gt;asuu~'<text:line-break/>lum aegrotat</text:span><text:span text:style-name="T7">; ac merito quidem affecto utero simul etiam<text:line-break/>nrammae quid patiuntur; siquidem natura ambas has par-<text:line-break/>- tes ad unius operis ministerium est machinata, ideo ipsas<text:line-break/>per vafa conjunxit et venas atque arterias in hypochon-<text:line-break/>dria totumque hypogastrium deduxit, deinde iis quae a<text:line-break/>partibus infernis sursum feruntur conjunxit, a quibus ve-<text:line-break/>nae ad uterum fcrotumque perveniunt. Haec autem com-<text:line-break/>munio per haec vasa facta est, ut quum foetus in utero<text:line-break/>augeretur ac conformaretur, communes venae illi foli ab<text:line-break/>utrisque alimentum affunderent, quum vero in lucem edi-</text:span></text:p>
      <text:p text:style-name="P5"><text:span text:style-name="T7">tus sit, rurfus totum alimentum mammis afflueret. Nunc<text:line-break/>vero ut inter uterum ac mammas societas est, sic in sini-<text:line-break/>strum testiculum et sinistram uteri partem vasa quaedam<text:line-break/>perveniunt quae in renem e directo situm inferuntur. Et<text:line-break/>testiculus tumefactus in tussientibus indicat ei cum marn-<text:line-break/>rnis, pectore, genitura et utero societatem intercedere.<text:line-break/>Est etiam ori ventriculi cum corde societas, quamobrem<text:line-break/>veteres os ipsius, ducto ab iis symptomatis quae indu-<text:line-break/>cere videntur nomine cor appellarunt; non enim solum nt<text:line-break/>syncopis cardiacis, ita et stomachicis quidam corripiuntur,<text:line-break/>sed etiam convulsionibus, soporibus, morbis comitialibus<text:line-break/>et melancholicis, atque omnes hi affectus consentientibus<text:line-break/>ei ceteris partibus in eo fiunt; quocirca in libris de locis<text:line-break/>affectis docuimus, nos adhibere animum accurate debere<text:line-break/>iis morbis qui per consensum in ea parte, exoriuntur; de<text:line-break/>qua parte habeatur oratio, eosque distinguere ab illis qui<text:line-break/>prima ratione partium nascuntur, quod non difficulter</text:span></text:p>
      <text:p text:style-name="P2"><text:span text:style-name="T7">discernet is qui sit in notionibus quas nos tradidimus. di-<text:line-break/>ligenter versatus. Scire autem convenit hanc ipsam di-<text:line-break/>ctionem esse in tertia libri scxti de vulgaribus morbis<text:line-break/>parte conscriptam, ut frrnt etiam ceterae omnes quae<text:line-break/>deinceps ad finem usque consequuntur, 'non tamen eisdem<text:line-break/>expressae verbis, nam Rusus aliter, aliter Sabinus., aliter<text:line-break/>denique Artemidorus, qui Capito [sigo] cognomento dice-<text:line-break/>batur conscripsit. Rusus enim sic in veteribus libris fcri-<text:line-break/>ptarn esse hanc sententiam memorari </text:span><text:span text:style-name="T17">alterius loci loca<text:line-break/>excipientia aut dolore aut gravitate : aut diia re quadam<text:line-break/>liberantur;</text:span><text:span text:style-name="T7"> et sequentis oratiunis hoc esse initium vult;<text:line-break/></text:span><text:span text:style-name="T17">diversae societates,</text:span><text:span text:style-name="T7"> ut Hippocratem ad aliud sceietatis ge-<text:line-break/>nus pertransissie lutelligamus. Sabinus autem haec con-<text:line-break/>junxit omnia et fequentis dictionis hoc principium fecit:<text:line-break/></text:span><text:span text:style-name="T17">propter propensionem.</text:span><text:span text:style-name="T7"> Artemidorus rursum sic scribendum<text:line-break/>cenfnit : </text:span><text:span text:style-name="T17">aut aliis secundum societates.</text:span><text:span text:style-name="T7"> Nos vero cum jam<text:line-break/>scntentiam exposuerimus, de yeiere scriptura .nihil, am-<text:line-break/>pliur habemus quod afferamus; ideo ad ea quae fequun-</text:span></text:p>
      <text:p text:style-name="P2"><text:span text:style-name="T7">tur transibimus, ut nihil non explicatum habeas. ' Nosti<text:line-break/>enim tu quoque, </text:span><text:span text:style-name="T17">in</text:span><text:span text:style-name="T7"> omnibus fere Hippocratis libris nihil<text:line-break/>esse quod perdiscere queant illi qui artis percipiendae<text:line-break/>studio ducuntur, praeter ea quae ego fusa et perpetua<text:line-break/>oratione in medicis lucubrationibus exposui, ut etiam qui<text:line-break/>hebeti tardoque ingenio sunt, assequi ea quae dicuntur<text:line-break/>possint; puderet autem me haec dicere, nisi prius quae<text:line-break/>ad medicam artem accommodata sunt omnia sere pertra-<text:line-break/>ctassem, actu me verum dicere plane scires.</text:span></text:p>
      <text:h text:style-name="P85" text:outline-level="2">XXXI.</text:h>
      <text:p text:style-name="P109">Ob inclinuiionem non amplius sanguis prodit, sud juxta<text:line-break/>humoris cognationem talia inspuunt.</text:p>
      <text:p text:style-name="P94">Sanguis multis de causis fluit et per inulta Ioca<text:line-break/>cernitur, nasu et fecta vena hoc primum evenit et item,<text:line-break/>arteria reserata; tunc enim tenuem flavumque sanguinem<text:line-break/>tenui multoque spiritui commixtum arteria ejaculatur, si</text:p>
      <text:p text:style-name="P2"><text:span text:style-name="T7">contracto jam aneurysmate sit convulnerata, iisque sau-<text:line-break/>guis est eo qui venis continetur calidior. Jam vero e<text:line-break/>naribus quoque sanguis prorumpit; qua in re scis, me<text:line-break/>quandoque praedixisse sanguinem eo die e dextra nare<text:line-break/>prorupturum, quod quum esset factum, ceteri medici qui<text:line-break/>aderant hoc magnopere admirabantur nec tamen erat dif-<text:line-break/>ficile id praesagire et tamen plerisque medicis non modo<text:line-break/>difficile, sed nelsieri quidem posse videbatur, quippe qui<text:line-break/>haec duo considerare non possent, et unde naturae motus<text:line-break/>agatur et quam in partem, ut quae deficiunt adjuvemus<text:line-break/>et quae immoderate feruntur coerceamus; quae res fecit<text:line-break/>ut nos</text:span><text:span text:style-name="T25">c</text:span><text:span text:style-name="T7">modo ex dextra, modo e sinistra nare fluxurum<text:line-break/>esse sanguinem, certa veraque scientia praedixerimus. Ce-<text:line-break/>terum ex gula ac stomacho sanguinem vomitu, rejectari<text:line-break/>fere inter medicos constat, sicut cum tussi ex organis re-<text:line-break/>sipirationis rejici solet, atque ut ex ore simplici exspui-<text:line-break/>tione, sic ex faucibus et screatu expellitur; erosa et jam</text:span></text:p>
      <text:p text:style-name="P90">vena persaepe sanguis affatim tussiendo ejicitur, ut quum<text:line-break/>aliquod grave pondus in thoracem ceciderit, copiosa fiat<text:line-break/>cum tussi sanguinis profusio. Si vero spumosum quidpiam<text:line-break/>simul educatur, signo erit excretionem e pulmone fieri,<text:line-break/>quam medici optimi aut insanabilem aut certe vix, sanabi-<text:line-break/>lem esse censuernnt, at in thorace non admodum difficile<text:line-break/>est difrupta vasa a quibus sanguis exfpuitnr conglutinare.<text:line-break/>Quemadmodum autem sanguis ex thorace pulmoneque ex-<text:line-break/>spuitur, ita ex gula ventriculoque evomitur, ex renibus<text:line-break/>mingitur, ex intestinis dejicitur. Saepe etiam a capite<text:line-break/>quasi emungitur, licet neque dolor adsit, neque gravitas<text:line-break/>capuf vexet, neque plaga ibi sit accepta. Considerandum<text:line-break/>igitur est utrum hirudo aliqua illic adhaereat ac sangui-<text:line-break/>nis fluxum efficiat, sicut etiam cnror epota hirudine ex<text:line-break/>ventriculo interdum evomitur. Ego enim multos medicos<text:line-break/>novi qui affectiones eas in quibus sanguis excernitur dig-<text:line-break/>noscere ac distinguere non valerent, at quae ex haemor-</text:p>
      <text:p text:style-name="P2"><text:span text:style-name="T7">rhoidibus fit, ne aegrotos quidem latet; cruenta vero quae<text:line-break/>desuper ad sedem descruntur, alia statim a principio ve-<text:line-break/>niunt; alia ubi tale aliquid praecesserit. Si repente mul-<text:line-break/>tum sanguinis dejicitur, adapertum esse vasis osculum<text:line-break/>cognosces, ex jecoris autem infirmitate, ac plurimum ve-<text:line-break/>lut carnium dilutum excernitur ac quandoque purns san-<text:line-break/>guis non multus, quandoque cum flava bile commixtus,<text:line-break/>quandoque velut fex sanguinis. Nunc vero minime opus<text:line-break/>est exponere sanguinem quoque ex utero et aliis quibus-<text:line-break/>dam partibus fluere et quomodo malo consulendum sit, si<text:line-break/>in febribus non intermittentibus prodeat, id enim ipse<text:line-break/>docuit, quum ita scriptum reliquit: </text:span><text:span text:style-name="T17">exscreationes in febri-<text:line-break/>bus non intermittentibus lividae, cruentae, foetidae, bHio-<text:line-break/>sue, omnes malae.</text:span><text:span text:style-name="T7"> Quum igitur sanguis ex multis loeis<text:line-break/>excernatur, si per nares aut ex ventriculo aut a capite<text:line-break/>aut ab utero aut a feste aut a jecore aut a renibus aut a<text:line-break/>vesica vulnerata aut alia parte quadam inelsa aut vafe</text:span></text:p>
      <text:p text:style-name="P2"><text:span text:style-name="T7">rupto aut alio modo male affecto excretus ad alias partes<text:line-break/>repat. Planum est ipsum non jam per priorem locum<text:line-break/>evacuari, ut si ex jecore in renes evacuetur, tum in<text:line-break/>thoracem aut in pulmonem vertatur; nunc enim neque<text:line-break/>cum urina exit, neque per alvum secedit, sed exspui so-<text:line-break/>let, ac si humor pituitosus sit, spumeus erit sanguis,-si<text:line-break/>biliosus, tunc sangiiis flavus exibit et in aliis pro, humo-<text:line-break/>ris affinitate continget. Alii vero nomen </text:span><text:span text:style-name="T2">ῥοπήν,,ηοο </text:span><text:span text:style-name="T7">est.<text:line-break/></text:span><text:span text:style-name="T17">propensionem</text:span><text:span text:style-name="T7"> in </text:span><text:span text:style-name="T2">τροπήν, </text:span><text:span text:style-name="T7">hoc est </text:span><text:span text:style-name="T17">verstoncm</text:span><text:span text:style-name="T7"> vertunt; quo-<text:line-break/>rum sententia est, sanguinem verti multis modis, ut in<text:line-break/>melancholicum, nt in biliofum, nt in pituitosum,. sicut<text:line-break/>in rubrum colorem, quum major est puri sanguinis quam<text:line-break/>aliorum humorum copia. Si ita scriptum sit, verum etiam<text:line-break/>erit quod ajunt et Hippocratis accommodatum sententiae,<text:line-break/>siquidem aegroti exspuunt talia persaepe et interdum non<text:line-break/>ita facile est humores qui sputis confusi sunt discernere,<text:line-break/>nisi quis sit in arte exercenda diu multumque versatus.</text:span></text:p>
      <text:h text:style-name="P88" text:outline-level="2"><text:span text:style-name="T7">XXXI</text:span><text:span text:style-name="T10">I.</text:span></text:h>
      <text:p text:style-name="P3"><text:span text:style-name="T7">Esi interdum </text:span><text:span text:style-name="T17">opportune sanguinem detrahi iis, qui hujus-,<text:line-break/>modi sunt i in altis vero, ut in iis, non par esa</text:span></text:p>
      <text:p text:style-name="P92">In primo horum commentariorum multos esse mit-<text:line-break/>tendi Ianguuiis scopos diximus, ac primos esse eos qui<text:line-break/>morbi magnitudinem ac robur virium attingunt, iis omni-<text:line-break/>bus observatis quae ibi jam dicta sunt. Quum igitursan-<text:line-break/>guis copiosior sit in quibusdam eorum de quibus ante<text:line-break/>facta est mentio, hoc consilium dat, detractionem utilem<text:line-break/>fore; praesertim vero si non in alium quempiam humo-<text:line-break/>rem insigniter convertatur. Si vero verius sit, non erit<text:line-break/>facienda detractio, quocirca non fuerit fortasse abfurdum<text:line-break/>in superiore sententia, si versionem, non propensionem<text:line-break/>scribamus.</text:p>
      <text:h text:style-name="P88" text:outline-level="2"><text:span text:style-name="T7">XXXll</text:span><text:span text:style-name="T10">I.</text:span></text:h>
      <text:p text:style-name="P8"><text:span text:style-name="T7">[581] Impedimentum certe </text:span><text:span text:style-name="T17">in cruenta exspuentibus tem-<text:line-break/>. pus anni, pleuritis, bilis.</text:span></text:p>
      <text:p text:style-name="P4"><text:span text:style-name="T7">Haec sententia magnam interpretibus molestiam attu-<text:line-break/>lit, siquidem alii atque alii ipsam et scribunt aliter et ex-<text:line-break/>ponunt. Ego vero nolo hoc loco in nugis aliorum recen-<text:line-break/>sendis ac redarguendis immorari, imo potius ad finem<text:line-break/>mini esse properandum propofui. Sententia autem horum -<text:line-break/>verborum esse liaec • videtur. Adhibendam esse mentem<text:line-break/>iis qui sanguinem exspuunt, utrum sanguis mittendus sit'<text:line-break/>secta vena au secus j nam habita cruenti sputi ratione<text:line-break/>vena esset omnino incidenda, sed sectionem prohibet anni<text:line-break/>tempus aut pleuritis aut bilis, hoc est humor biliosus qui<text:line-break/>redundet ih corpore; perspicuum enim est sub canem<text:line-break/>venam non secari, neque-etiam si homo sit admodum bi- '<text:line-break/>liosus. </text:span><text:span text:style-name="T17">Quod'vero</text:span><text:span text:style-name="T7"> ad pleuritidem pertinet, esse contro-</text:span></text:p>
      <text:p text:style-name="P2"><text:span text:style-name="T7">verium videtur; propterea quod si morbum attendas venae<text:line-break/>Pectionem postulat; ipsa tamenuion semper id exigit, nisi<text:line-break/>alia quoque adsint quaecunque sanguinis detractionem iu-<text:line-break/>dicant, de quibus jam saepe in nostris libris disseruimus.<text:line-break/>Interdum enim pleuritis placida est ac mitis, neque ne-<text:line-break/>ceste est saqgninem mittere, etiam si homo sanguinem<text:line-break/>exspuqt, fed aliis retnediis ad pleuritidem accommodatis<text:line-break/>curare morbum prodest; quocirca probabile est, venae<text:line-break/>lectionem prohiberi in iis qui sanguinem exspuunt, si<text:line-break/>anni tempus valde calidum sit, si homo sit natura biliosa<text:line-break/>et si iuorbns lateris adsit, quum is qui cruenta eripuit<text:line-break/>propter pleuritidem id facit, quod nimluum. parva mitis-<text:line-break/>que pleuritis existat.. Scito autem non modo detrahen-<text:line-break/>dum esse fanguinem iis qui sanguinem sputo rejiciunt,<text:line-break/>fed etjam iis qui rejecerunt et modo curati sunt; praefer-,<text:line-break/>tim si eam in partibus thoracis ac pulmonis </text:span><text:span text:style-name="T2">κατασκευήν,<text:line-break/></text:span><text:span text:style-name="T7">structuram habeant, ut si vel plusculum sanguinis colli-</text:span></text:p>
      <text:p text:style-name="P90">gatur, rursus aut osculum vasis aperiatur aut rumpatur,<text:line-break/>his etiam si nullum symptoma sit in corpore, vena se-<text:line-break/>canda est ineunte vere, sicut etiam iis qui facile in mor-<text:line-break/>bum comitialem atque attonitum cadunt et item iis quos<text:line-break/>facile ab aliis corripi morbis sciamus, ut nos saepe ad-<text:line-break/>monuimus, ubi etiam causam subjunxit.</text:p>
      <text:h text:style-name="P85" text:outline-level="2">XXXIV.</text:h>
      <text:p text:style-name="P26"><text:span text:style-name="T7">puibus circa </text:span><text:span text:style-name="T17">crisin juxta aures exorta tubercula minime<text:line-break/>suppurarunt, iis subsistentibus reversio fit, ac pro reci-<text:line-break/>divarum ratione, dum reversione judicantur, rursum<text:line-break/>attolluntur ac permanent, quemadmodum febrium re-<text:line-break/>versiones in simili circuitu, in his spes est ad articulos<text:line-break/>abscedere. <text:tab/></text:span></text:p>
      <text:p text:style-name="P92">Nihil est cur explicari a molestiis possimus, si vele-<text:line-break/>res scripturas hujus loci et varius interpretum superiorum</text:p>
      <text:p text:style-name="P5"><text:span text:style-name="T7">sententias explanationesque afferre voluerimus. Hi enim<text:line-break/>omnes fere, Glaucias, Heraclides et Sabinus tum in le-<text:line-break/>ctione, tum iu expositione inter se differunt. Lycus vero<text:line-break/>quomodo ipse quoque de hac fententia disserat, non sat<text:line-break/>scio. Satyrus porro et Eicianus, quibus ego doctoribns<text:line-break/>usus sum probabiliorem explanationem attulerunt, quorum<text:line-break/>sententiam nos sequuti mentem veteris magistri, quoad<text:line-break/>ejus fieri a nobis poterit, breviter dilucideque exponemus.<text:line-break/>Tumores, inquit, qui </text:span><text:span text:style-name="T2">οἰδἠματα </text:span><text:span text:style-name="T7">vel </text:span><text:span text:style-name="T2">ἐπάρματα </text:span><text:span text:style-name="T7">dicuntur qui<text:line-break/>prope aures judicationis tempore nati nec suppurati eva-<text:line-break/>nefcunt, facere recidivam solent; facta autem recidiva,<text:line-break/>tumores iterum augentur et pro ratione recidivatum ju-<text:line-break/>dicantur et iis ita affectis abscessus quosdam in articulos<text:line-break/>futuros exspectandum. est; quod praecipue in diuturnis<text:line-break/>morbis ufu venit. Atque haec quidem est Hippocratis de<text:line-break/></text:span><text:span text:style-name="T23">z</text:span><text:span text:style-name="T7"> tumoribus aut de parotidibus explicatu sententia. De ve-</text:span></text:p>
      <text:p text:style-name="P81"><text:span text:style-name="T16">ferum autem interpretum dissensione hoc tantum habeo<text:line-break/>dicere; in primis de scriptura, quum aliqui sic legunt,<text:line-break/></text:span><text:span text:style-name="T20">hoc subducto,</text:span><text:span text:style-name="T16"> aliqui vero sic</text:span><text:span text:style-name="T27">r</text:span><text:span text:style-name="T20">his sublatis,</text:span><text:span text:style-name="T16"> aliqui denique<text:line-break/>ad hunc modum: ex </text:span><text:span text:style-name="T20">his fit recidiva i in</text:span><text:span text:style-name="T16"> veteribus libris<text:line-break/>quos quidem nos vidimus sic scriptum esse: * * * *<text:line-break/>Veteres autem scripturas non decet pio cujusque arbitrio<text:line-break/>et ut sors ferat immutare, nisi velit quis omnia veterum<text:line-break/>decreta ad hunc modum pervertere et infirmare, quod<text:line-break/>Dioscorides et Capito et qui illorum sunt studium aemu-<text:line-break/>lati; maxime videntur fecisse; * * * * ipse enim<text:line-break/>hoc usurpat vel simpliciter et absolute vel proprio ad-<text:line-break/>juncto nomine, ut in libris de vulgaribus morbis. *</text:span></text:p>
      <text:h text:style-name="P85" text:outline-level="2">XXXV.</text:h>
      <text:p text:style-name="P3"><text:span text:style-name="T17">Urina crajsu,</text:span><text:span text:style-name="T7"> alba'-, </text:span><text:span text:style-name="T17">qualis Archigenis erat in febribus<text:line-break/>lafsttudine</text:span><text:span text:style-name="T7"> obortis </text:span><text:span text:style-name="T17">quarto dia, interdum abfcejsuque U-</text:span></text:p>
      <text:p text:style-name="P2"><text:span text:style-name="T17">berat, st praeterea fanguis etiam a naribus, abunde co~<text:line-break/>pioseque stuat.</text:span></text:p>
      <text:p text:style-name="P4"><text:span text:style-name="T7">Unici exempli appositione in Archigene docet, eos<text:line-break/>qui ex lassitudinibus- in febrem inciderunt, quum febris<text:line-break/>[582] ex magna erassorunf pravorumque humorum copia<text:line-break/>constat curari ac sanescere, si evacuatio per urinas fiat;<text:line-break/>quocirca dixit, </text:span><text:span text:style-name="T17">urina crajsta. Si vero</text:span><text:span text:style-name="T7"> etiam excretlo in<text:line-break/>critico die inceperit, fideliorem </text:span><text:span text:style-name="T17">ac</text:span><text:span text:style-name="T7"> firmiorem fore morbi<text:line-break/>solutionem, sperandum' erit.; quin etiam morbus sedabitur,<text:line-break/>si sanguis e naribus profluat, sed attendenda est ea quam<text:line-break/>adjunxit distinctio; sic enim loquiturs si abunde copiosie-<text:line-break/></text:span><text:span text:style-name="T17">que stuati</text:span><text:span text:style-name="T7"> perinde ac si neque copiose,, neque abunde et<text:line-break/>non tantum quantum opus sit fluxerit, non sit futura<text:line-break/>morbi solutio. Indicat enim in quem casuri morbum sint<text:line-break/>qui neque excretione urinae, neque sanguinis profusione<text:line-break/>judicantur, quum.• nomen abscessus adjungat, propterea<text:line-break/>quod in hujusmodi hominibus abscessum afferre morbus</text:span></text:p>
      <text:p text:style-name="P2"><text:span text:style-name="T7">consueverit, quem tamen excitare lu iis non potest qui<text:line-break/>jam- urinae aut sanguinis e naribus, evacuatione sint judi-<text:line-break/>cati. Celerum hoc loco omissa interpretum dissensione^<text:line-break/>quae in horum verborum lectione: versatur </text:span><text:span text:style-name="T25">r</text:span><text:span text:style-name="T7"> assequentem<text:line-break/>sententiam quae est earum qua» hoc- libro de humoribus- </text:span><text:span text:style-name="T23">z<text:line-break/></text:span><text:span text:style-name="T7">continentur ultima pertransibo.</text:span></text:p>
      <text:p text:style-name="P94">XXXVIr</text:p>
      <text:p text:style-name="P3"><text:span text:style-name="T7">Cui </text:span><text:span text:style-name="T17">intestinum in dextra parte- dolebat et arthritico nsu<text:line-break/>fectu correptus est, quietior erat;</text:span><text:span text:style-name="T7"> quum </text:span><text:span text:style-name="T17">autem kic su-<text:line-break/>natus suit </text:span><text:span text:style-name="T26">f</text:span><text:span text:style-name="T17"> magis- doluitr</text:span></text:p>
      <text:p text:style-name="P4"><text:span text:style-name="T7">Dissensio quae in verbis cernitur, quum eadem sien-<text:line-break/>t enti a servatur, omittenda est; quum- sensum immutat,<text:line-break/>non est plane contemnenda, ut hoc loco fieri videmus.<text:line-break/>Antiquior enim lectio est haec: cui </text:span><text:span text:style-name="T17">intestinum in dextra<text:line-break/>parte et arthriticus factus est;</text:span><text:span text:style-name="T7"> altera vero hujusmodi:<text:line-break/></text:span><text:span text:style-name="T17">alterum in dextra parte arthritico affectu suctum est,</text:span><text:span text:style-name="T7"> ut<text:line-break/>ex priore lectione intelligamus, hic verba fieri de iis</text:span></text:p>
      <text:p text:style-name="P2"><text:span text:style-name="T7">quibus intestinum dolet aut distenditur; ex posteriore<text:line-break/>vero agi de altero eorum oedematum quae secundum au-<text:line-break/>res oriuntur, de quibus supra dixit Sed qui fieri pote-<text:line-break/>rit, ut qui dolore articulorum vexatur a tumore qui fe-<text:line-break/>cundum aures consistat levetur? Fuerit igitur fortassis<text:line-break/>probabile ut dolores articulorum coli intestini dolore<text:line-break/>qui vehementior est leventur; ita enim est apud eum in<text:line-break/>aphorifmis conscriptum: in doloribus simul </text:span><text:span text:style-name="T17">excitatis, non<text:line-break/>eundem tamen locum obsidentibus, vehementior alterum<text:line-break/>obscurat.</text:span><text:span text:style-name="T7"> Non desunt qui haec de intestino quod caecum<text:line-break/>vocant dicta esse arbitrentur; mea vero sententia est mi-<text:line-break/>nime par esse, ut quurn mulsa quae ad rerum contempla-<text:line-break/>tionern et ad artem exercendam accommodata sunt co-<text:line-break/>piose nobis suppetant, in quibus utiliter ac laudabiliter<text:line-break/>versari possimus; in obscuris et aenigmatum similibus ora-<text:line-break/>tionibus diutius versemur.</text:span></text:p>
      <text:h text:style-name="P84" text:outline-level="1"><text:bookmark-start text:name="bookmark7"/>GALENI IN HIPPOCRATIS PRAE-<text:line-break/>DICTIONUM LIBRUM I. COM-<text:line-break/>MENTARIUS I.<text:bookmark-end text:name="bookmark7"/></text:h>
      <text:h text:style-name="P85" text:outline-level="2">Prooemium.</text:h>
      <text:p text:style-name="P1"><text:span text:style-name="T7">Non equidem Herophili sententiam,<text:line-break/>qui praenotionem a praedictione certo et incerto distrn-<text:line-break/>guere conatur, probare oportet; praenoscimus siquidem<text:line-break/>modo utroque et praedicimus veluti' et caetera omnia<text:line-break/>omni in arte. Imbres siquidem siccitatesque et frigora et<text:line-break/>aestus et ventos et ventorum tranquillitates qulbusdam<text:line-break/>ex signis praenoscunt tum navium rectores tum rustici,<text:line-break/>atque interdum quidem tum exacte tum </text:span><text:span text:style-name="T17">certo,</text:span><text:span text:style-name="T7"> interdum</text:span></text:p>
      <text:p text:style-name="P2"><text:span text:style-name="T7">et ad probabilem usque exspectationem. De signis autem<text:line-break/>hujusmodi cum alii plerique tum Aratus in libri eorum<text:line-break/>quae in </text:span><text:span text:style-name="T17">aere</text:span><text:span text:style-name="T7"> conspiciuntur calce scripsit. At quonam<text:line-break/>quis pacto sutura praedicere valebit, nisi ea praecognove-<text:line-break/>rit? ' Quod sane demonstravit etiam Hippocrates in exor-<text:line-break/>dio prognostici, ita scribens: </text:span><text:span text:style-name="T17">praenoscens enim et prae-<text:line-break/>dicens apud aegrtrt.</text:span><text:span text:style-name="T7"> Praenotio</text:span><text:span text:style-name="T23">1</text:span><text:span text:style-name="T7"> aatem lu anima est nestra ;<text:line-break/>praedictio vero eorum, quae sunt praecognita, per vocem<text:line-break/>efficitur; constatque non alia quidem in anima nos opi-<text:line-break/>nari , alia vero praedicere. Caeterurn quonam pacto li-<text:line-break/>ber inscribatur caeteris qui opera artis non • valde cura-<text:line-break/>verint pervestigandum relinquentes, quae in libris singu-<text:line-break/>lis sunt conscripta, ipsi contemplemur, quomodo in aliis<text:line-break/>quoqne fecimus., quae antea exposuimus, aliis quidem di-<text:line-break/>stinctiones aliquas necessarias a scriptore praetermissas<text:line-break/>adjicientes,, alia vero non esse universalia demonstrantes<text:line-break/>quamvis dictionis charactere formave tanquam de ejus-<text:line-break/>modi auctor disserere videatur.</text:span></text:p>
      <text:h text:style-name="P86" text:outline-level="2">I.</text:h>
      <text:p text:style-name="P27"><text:span text:style-name="T17">Qui foporati -sunt' in principiis cum capitis, lumborum,<text:line-break/>, - hypochondrii et cervicis dolore, vigilantes</text:span><text:span text:style-name="T7">, - num phre-<text:line-break/></text:span><text:span text:style-name="T17">nitici sunt? Nasus in his dstillans perniciosum tum.<text:line-break/>alias tum st quarto die coeperit. ,<text:tab/>......</text:span></text:p>
      <text:p text:style-name="P4"><text:span text:style-name="T7">Plurima veterum exemplaria verbo </text:span><text:span text:style-name="T17">phrenitici</text:span><text:span text:style-name="T7">, ,yer-<text:line-break/>bum </text:span><text:span text:style-name="T17">existant</text:span><text:span text:style-name="T7"> non habent adjectum-. Hinc, exorta est<text:line-break/>quaestio utrumne eos, qui ita habent quis, jam phreniti-<text:line-break/>cos appellabit,: an, sure exspectabit. Adjecto vero verbo<text:line-break/></text:span><text:span text:style-name="T17">existant</text:span><text:span text:style-name="T7"> atque in hunc modum simul scripta oratione,<text:line-break/>phreniticine. existant? quaestio est an qui ita affecti<text:line-break/>sunt jam phrenitici sint vel non sinti, Quaestioni autem<text:line-break/>ejusmodi jam et alia quaedam non momentanea annectitur<text:line-break/>quaestio, quam et de febrilium accessionum principio ;mo-<text:line-break/>verunt. Nempe in illis rationi consentaneum esse vide-<text:line-break/>tur non postea venturam praecognoscere nos accessionem;<text:line-break/>sed incipientem jam dignoscere, ex alteratione pulsuum.</text:span></text:p>
      <text:p text:style-name="P2"><text:span text:style-name="T7">Quoniam vero nondum insignem acceperit magnitudinem<text:line-break/>ut aegro quidem tanquam dicenda conspicue videatur, a<text:line-break/>nobis vero nt tanquam jam facta cognoscatur; quae res<text:line-break/>eodem Ie modo habet ac cognitio planturum recens e<text:line-break/>terra ortarum quas rusticus quidam' vel qui in plantis<text:line-break/>omnibus dignoscendis est peritus, confestim internofcit,<text:line-break/>caeleris vero incognitae manent. Agros siquidem herbae<text:line-break/>germinatione simillimas saepius ferte conspicimus; quas<text:line-break/>nos quidem non internoscimus, rustici vero</text:span><text:span text:style-name="T23">r</text:span><text:span text:style-name="T7">internoverunt;<text:line-break/>quidnam scilicet ex his herba sit, quid triticum nuper<text:line-break/>enatum,' quid,,hordeum; quid zea et quidnam aliorum<text:line-break/>unumquodque. Ad hunc quoque modum ree habet in<text:line-break/>arboribus, nempe et eas quum omnibus suis partibus ah-<text:line-break/>folutae funt, universi'cognoscimus'; quum vero incipiunt,<text:line-break/>enasci;omnino a paucis cognoscuntur. Sermo igitur hic</text:span><text:span text:style-name="T23">f<text:line-break/></text:span><text:span text:style-name="T7">veluti admodum probabilis recipiendus est.. Sed deinceps<text:line-break/>est inquirendum, quidnam per phrenitim oporteat’ intelli-<text:line-break/>gere. Nempe Hippocrates lu libris epidemiorutn, ut lu</text:span></text:p>
      <text:p text:style-name="P2"><text:span text:style-name="T7">eorum docuimus commentariis, continuam eam, quae cum<text:line-break/></text:span><text:span text:style-name="T17">acuta febre est, dementiam, phrenitin appellare videtur,<text:line-break/></text:span><text:span text:style-name="T7">continuam autem dixi, quianonnunquam in vehementium<text:line-break/>febrium vigoribus desipientiae superveniunt, sed in decli-<text:line-break/>nationibus confestim sedantur. </text:span><text:span text:style-name="T2">,Αίαίνεσθαι </text:span><text:span text:style-name="T7">siquidem, </text:span><text:span text:style-name="T17">insu~,<text:line-break/>Are,</text:span><text:span text:style-name="T7"> omnes homines dicunt eos, qui desipiunt citra fe-t<text:line-break/>brem</text:span><text:span text:style-name="T2">, φρενιτίζειν </text:span><text:span text:style-name="T7">vero, qui cum febre id patinntur; quod<text:line-break/>vero ln scbris vehementis vigore accidit, appellant et<text:line-break/></text:span><text:span text:style-name="T2">παρακόψαι </text:span><text:span text:style-name="T7">et </text:span><text:span text:style-name="T2">παραχθῆναι </text:span><text:span text:style-name="T7">et </text:span><text:span text:style-name="T2">παρἀληρῆσαι </text:span><text:span text:style-name="T7">et </text:span><text:span text:style-name="T2">παραφρονῆσαι’<text:line-break/></text:span><text:span text:style-name="T7">phrenitin vero non, appellant, • nisi febriat aeger et con-<text:line-break/>tinue deliret. Continuitate igitur dementiae, quodque<text:line-break/>simul cum febre fiat, phrenitin agnoscemus, nihilo vero<text:line-break/>rnluus phreniticos esse dicimus, quicunque comatosi quum<text:line-break/>sint, non Iapiunt, sed delira loquuntur atque a praefen-<text:line-break/>tibus expergefacti stupefactis similes videntur. Sic itaque<text:line-break/>et in epidemiorum tertio ita ait: nullus autem phreniti-<text:line-break/>corum </text:span><text:span text:style-name="T17">vehementer insanivit, ut in altis, fed alia quadam<text:line-break/>veternosa in surnnurn delatione capite gravati rnorieban-</text:span></text:p>
      <text:p text:style-name="P2"><text:span text:style-name="T17">tur.</text:span><text:span text:style-name="T7"> Sermonem itaque hunc tanquam maxime probabilem<text:line-break/>recipio, vocariqne omnes ab Hippocrate phreniticos exi-<text:line-break/>stimo, qui. mente laesi continue fuerint , quo modo et qui<text:line-break/>insaniunt sola febre ah his discrepantes. Sed quoniam<text:line-break/>his magna ex parte insit ut palpebris apertis vigilent,<text:line-break/>ob id quam plurimi medicorum vigiliam etiam hujusmodi<text:line-break/>inter ea, quae - phr eniti dem indicant scripserunt. Dixi,<text:line-break/></text:span><text:span text:style-name="T17">hujusmodi,</text:span><text:span text:style-name="T7"> quoniam et cum comate vigiliae fiant, ut Hip-<text:line-break/>pocrates ipse in epidemiorum tertio ostendit inquiens:<text:line-break/></text:span><text:span text:style-name="T17">prehendebat autem eos vel coma continuum non somnicu-<text:line-break/>losum vel 'pervigilium laboriosum.</text:span><text:span text:style-name="T7"> Ut. coma sit lu som-<text:line-break/>num delatio, nequeuntibus, qui ab hoc occupantur sym-<text:line-break/>ptomate, vigilantium munia obire, sed tum palpebras<text:line-break/>claudere cupientibus tum dormire fperantibus. Contingit<text:line-break/>autem interdum horum quibusdam, ut clausis paIpebris<text:line-break/>dormire nequeant, sed plurimum vigilent, quod Hippo-<text:line-break/>crates </text:span><text:span text:style-name="T17">coma non suinnolentum</text:span><text:span text:style-name="T7"> appellavit. De eo autem,<text:line-break/>quod per vocabulum coma significatur librum, habes in-</text:span></text:p>
      <text:p text:style-name="P2"><text:span text:style-name="T7">tegrum nostrum, in quo pluribus testimoniis Hippocratem<text:line-break/>cataphoram omnem, coma appellare demonstravimus. Quo<text:line-break/>fit ut in praescntia eosdem comatosos et vigilantes dici<text:line-break/>mirum non sit. Si enim comatosi quidem, sed absque<text:line-break/>vigiliis fuissent, non quaesiisset, phreniticosne eos vocare<text:line-break/>oporteat vel jam existentes vel futuros. Perpetuo siquidem:<text:line-break/>ita me audias ob ea, quae primam rerum omnium gene-<text:line-break/>rationem, non solarum affectionum praegrediuntur. Jam<text:line-break/>vero' si nervosae partes male cum vigilia sine comate in-<text:line-break/>ter morbi initia affectae fuissent nec ita quidem quaesi-<text:line-break/>visset, an phreniticos eos appellare opus sit. Nempe qui<text:line-break/>sine vigilia comatosi existant, nullo pacto sunt phrenitici j’<text:line-break/>at qui fine comate pervigilant, si id per initia cum prae-<text:line-break/>dictarum partium dolore perpessi fuerint, necessario phre-<text:line-break/>nitici existunt. Si vero vigilia comati annexa fuerit, am-<text:line-break/>biguitatem res habet atque ob id in oratione </text:span><text:span text:style-name="T2">ἄρα </text:span><text:span text:style-name="T7">con-<text:line-break/>junctionem, id est </text:span><text:span text:style-name="T17">ne,</text:span><text:span text:style-name="T7"> adjecit; quam accentu circumflexo<text:line-break/>pronunciamus, quum de quibusdam rebus dubitamus.</text:span></text:p>
      <text:p text:style-name="P90">Quod autem et in. sequentibus memoria tenere commodum<text:line-break/>existit, id semel intellectum perpetuo habere in promptu<text:line-break/>debemus; et quae propter causarum externarum aliquam<text:line-break/>facta sint et quae morbi, ratione superveniant distinguen-<text:line-break/>tes. Nam si quis ubi contente ambulaverit vel alia ex<text:line-break/>actione lassitudinem senserit vel et una cum bis exustus<text:line-break/>fuerit, simul febrire coeperit, capite item dolere et lum-<text:line-break/>bis,.hypochondrio et cervice, nullam magnam profecto ex<text:line-break/>his accepturum te veI ad futurarum vel jam natarum af-<text:line-break/>fectionum discretionem speraveris notam. Verum si abs-<text:line-break/>que externa causa praedictas partes infestaverint dolores;<text:line-break/>si vigiliae quidem aegro contigerint absque ea, quae in<text:line-break/>somnum fit, delatione, deliraturum eum sperabis. Quod<text:line-break/>si una cum comate conjungantur,- tunc diem unum exspe-<text:line-break/>ctes, lu quo- motionem morbi dignoscas oportet. - Phre-<text:line-break/>nitis siquidem, quae exquisita est et nulli alteri morbo .<text:line-break/>permiscetur, fit quum bilis flava locum, in quo princeps<text:line-break/>animae pars residet, prehenderit; lethargus vero quum</text:p>
      <text:p text:style-name="P90">locum eundem humectarit perfuderitque pituita; nam quae<text:line-break/>partibus in aliis ex bile et pituita noxae cerebrum ipsum<text:line-break/>ad sympathiam trahere possunt, hae continuae non sunt;<text:line-break/>quoties igitur uterque humor cerebro molestus fuerit, pre-<text:line-break/>hendunt contraria hominem symptomata, ita ut tum vigi-<text:line-break/>let tum leniter in somnum deferatur. Quum vero et ad<text:line-break/>somnum defertur simul et desipit., mixtam ipsi permanere<text:line-break/>affectionem est putandum. Nonnunquam et in horum al-<text:line-break/>terurn res ita deflexit, ut vel bilis vel pituita superior<text:line-break/>sit, aegerque reddatur aut phreniticus exquisite aut lethar-<text:line-break/>gicus. Ego vero, quoties ad finem usque tum desipien-<text:line-break/>tia , tunc coma persistunt, affectionem hanc ex phreni-<text:line-break/>tide et lethargo mixtam appello, quidam typhomaniam<text:line-break/>vocaverunt, ut et in libro de morbis ab Hippocrate scri-<text:line-break/>ptum esu In tertio vero epidemiorum, ut paulo ante<text:line-break/>dixi, phreniticos omnes appellat, qui continue desipiunt<text:line-break/>cum febre. Iam reliquum est ut quaeramus quam ob<text:line-break/>causam dictionis principio dixerit, qui comatosi inter ini-</text:p>
      <text:p text:style-name="P2"><text:span text:style-name="T7">tia fiunt, in calce autem tum alias, tum si qparto coe-<text:line-break/>perit die. Nempe principii nomen indicat quidem et pri-<text:line-break/>mum morbi insultum, indicatque et eum, qui secundum<text:line-break/>latitudinem ad tertium usque vel quartum extenditur diem;<text:line-break/>indicat praeterea et primum morbi tempus, quum mor-<text:line-break/>bum in quatuor partes dividentes constare ex principio,<text:line-break/>incremento, statu et declinatione pronnnciamus. Quod<text:line-break/>autem haec nomine principii significentur , in primo de<text:line-break/>crisibus est demonstratum. Nunc autem , in ' quo significatu<text:line-break/>'dictum hoc nomen sit consideremus. Arbitror equidem<text:line-break/>Hippocratem in prima dictionis parte principium dixisse<text:line-break/>morbi totius insultum, ’ qui secundum latitudinem ihtelli-<text:line-break/>gitur, in calce autem quum ait, tum alias, tum si quarto<text:line-break/>'coeperit die, dicere tunc incipere praedicta sola sympto-<text:line-break/>mata , aegro jam quatuor ante diebus febre correpto, ut<text:line-break/>in eo, quod secundum latitudinem sumitur, principio ge-<text:line-break/>nerentur tum coma, tum vigilia, tum partium 'nervosarum<text:line-break/>dblores. Nempe primo vel fecundo die prae copia sun-</text:span></text:p>
      <text:p text:style-name="P2"><text:span text:style-name="T7">guinis, qui propter bilis permixtionem acrimoniam quan-<text:line-break/>dam mordacem habeat, potest reddi idem aeger tum co-<text:line-break/>matosus tum vigilans gravatu quidem ob -sanguinis co-<text:line-break/>piam cerebri facultate, sed a bile ufque adeo, irritata,- ut<text:line-break/>somnus inhibeatur. Quarto vero die copia jam imminuta<text:line-break/>et praesertim si medicus eam vacuare praeverterit, atque<text:line-break/>acrimonia cocta desinere utrumque symptoma;: tum coma<text:line-break/>tum vigilias, par esu Si tergo,: quo-tempore cessasse de-<text:line-break/>buerunt, ea fieri videantur, bilem vel pituitam cerebrum<text:line-break/>invasisse.; non sanguinis copiam,-id commonstrat. De po-<text:line-break/>tentla autem quarti diei 'in libris de diebjus</text:span><text:span text:style-name="T23">;</text:span><text:span text:style-name="T7"> decretoriis est<text:line-break/>dictum, quum inibi mentem Hippocratis explicaremus,<text:line-break/>quomodo et in. prognostici commentariis;nempe hunc ait,<text:line-break/></text:span><text:span text:style-name="T17">indicem septimi cfsu,</text:span><text:span text:style-name="T7"> quod est; eam habere naturam nt<text:line-break/>qualisnam septimus futurus sit indicet. Quum ergo signum<text:line-break/>malum quarto'apparuerit'die, malus-necessario -septimus<text:line-break/>est futurus; si vero salubre et bonum; septimus bonus</text:span></text:p>
      <text:p text:style-name="P90">erit, nam proportione virtutis signi tum magis tum mi-<text:line-break/>nus vel bonum vel malum fore septimum sequens esu<text:line-break/>Quae autem signa magis minusque tum perniciosa tum<text:line-break/>salutaria existunt in prognostico ostensum est. Septimum<text:line-break/>igitur, proportione quarti magis minusque tum bonum<text:line-break/>tum malum fieri continget. Quum itaque stillatio e na-<text:line-break/>ribus femper malum signum sit, absolutissima morbi mali-<text:line-break/>tia significatur, si quarto fiat die; videtur siquidem natura<text:line-break/>collectam in cerebro abundantiam conata esse ut expel-<text:line-break/>leret, sed non potuisse. Talium autem signorum genus<text:line-break/>deterrimum esse constat; nempe quae vel tubercula vel<text:line-break/>pustulae ex imo ad cutem enata recurrerunt, gravissima<text:line-break/>omnium existunt, sudores quoque, qui coeperunt quidem,<text:line-break/>fed protinus cessaverunt, pravi sunt; dejectiones item et<text:line-break/>quae per haemorrhoidas vel in mulieribus per uterum<text:line-break/>vacuantur; omnia siquidem haec deteriora his sunt, quae</text:p>
      <text:p text:style-name="P90">nullo apparent pacto, si ubi coeperint cessent. Contingit<text:line-break/>enim interdum coquentem adhuc contristantia naturam<text:line-break/>nondum ad horum expulsionem excitari; in illis vero,<text:line-break/>quae coeperunt quidem, sed protinus desierunt, apparet<text:line-break/>veluti excitatio quaedam, conante natura excernere, quae<text:line-break/>molesta sunt, atque ita ob imbecillitatem, quod propo-<text:line-break/>suerat., perficere nequeunto,</text:p>
      <text:h text:style-name="P85" text:outline-level="2">II.</text:h>
      <text:p text:style-name="P3"><text:span text:style-name="T7">Alvi </text:span><text:span text:style-name="T17">proluvies admodum rubra malum quidem in omni-<text:line-break/>bus morbis, non minime vero in praedictis.</text:span></text:p>
      <text:p text:style-name="P92">Signorum singulorum vires docet in prognostico Hip-<text:line-break/>pocrates; vultque in calce libri, viribus dicturum signo-<text:line-break/>rum aestimatis perpensisqne, id est inter se collatis, fieri<text:line-break/>ita praenotionem. Nempe signorum quaedam speciei ejus-<text:line-break/>dem existunt; quum autem ejusdem speciei dico, quasi et</text:p>
      <text:p text:style-name="P2"><text:span text:style-name="T7">ejusdem </text:span><text:span text:style-name="T17">generis</text:span><text:span text:style-name="T7"> jam dixerim ita me audias, alia vero ne-<text:line-break/>que genus habent idem neque fpeciem. Speciei ergo ejiis-<text:line-break/>dem sunt, quae in, una aliqua fiunt-affectione. Quae<text:line-break/>quidem per sputa excernuntur, affectionis tum' pulmonum,<text:line-break/>tum thoracis tum asperae arteriae, tum gutturis atque, ut<text:line-break/>in summa dicam, respirationi subservientium instrumen-<text:line-break/>torum signa sunt, horum autem ipsorum, quae et iu re- '<text:line-break/>spiratione vitium per se et primum contraxerunt, nam<text:line-break/>ab his separantur, quae per consensum afficiuntur. Ce-<text:line-break/>rebri quoque et membranarum ipsum tegentium, quonam<text:line-break/>afficiantur modo, signa sunt, per ea quidem, quae excer-<text:line-break/>nuntur, quae per nares et palatum vacuantur, per fun--<text:line-break/>ctionum vero laesionem quae in. cataphoris vel vigiliis<text:line-break/>vel desipientiis vel convulsionibus vel totius corporis tre-<text:line-break/>moribus visuntur. Si quis igitur simul tum .desipiat tum<text:line-break/>convellatur, _ quod- affectio ea gravior sit quam alterum<text:line-break/>illorum duntaxat fuerit, liquido' constat omnibus; pari<text:line-break/>modo si difficulter spirans protinusret nigra exspuet. Sed<text:line-break/>forsan haec'non recte inter se. quis, permiscuerit juxta</text:span></text:p>
      <text:p text:style-name="P2"><text:span text:style-name="T7">eam, quae in libris esse debet doctrinam; sufficit enim<text:line-break/>cujuslibet virtutem recensere, permissa discentis arbitrio -<text:line-break/>omnium in aegrotantibus contemplatione. . Signorum au-<text:line-break/>tem diversi generis,,connexio prorsus inutilis est et quum<text:line-break/>in libris scribitur et quum in exercitationem per eam,<text:line-break/>quae sermonibus sit conventionem venit.,. Nempe definita<text:line-break/>cujusque simplicium virtute satis est postea semel dunta-<text:line-break/>xat dicere, quod dixit Hippocrates, perpendendas scilicet<text:line-break/>signorum vires conserendasque. inter se, ut de aegrota n-<text:line-break/>tibus quippiam enunaletur. , Si quis autem signum malum<text:line-break/>esse, urinas nigrac dixerit, adjeceritque et pejus esse; , si<text:line-break/>nigra quoque exspuerit et deinceps hoc rursum pejus,, </text:span><text:span text:style-name="T25">;</text:span><text:span text:style-name="T7">si<text:line-break/>et,-nigra dejecerit atque si inter initia.id,contigerit; prae-<text:line-break/>terea et pejns adhuc;esse;, si quarto id fuerit die;: adje-<text:line-break/>ceritque et. his., tum quodin.. exordio prognostici est scri-<text:line-break/>ptum , tum faciem illam., quam privatirn cadaverofam me-<text:line-break/>dici appellant;, yatram </text:span><text:span text:style-name="T17">fape</text:span><text:span text:style-name="T7"> signorum permixtionem scri-<text:line-break/>pferit. Nullus siquidem ita emens est nt non intelligat</text:span></text:p>
      <text:p text:style-name="P90">minus male eum habere, cujus pulmonem vel thoracem<text:line-break/>morbbsa urget affectio; deterius vero eum; cujus partem<text:line-break/>utramque fatigat; sicuti et adhuc deterius, quem una cum<text:line-break/>his ventris exercet affectio; atque adhnc deterius, 'quem<text:line-break/>vel jecoris vel cerebri affectus premit.' Quae igitur uni-<text:line-break/>versi vel non scripta nurunt, ea frustra lemereque scri-<text:line-break/>buntur; nisi qnis vel chartas vel tempus perdere volue-<text:line-break/>rit, quod perpetua fervari memoria velim. Sed adinsti-<text:line-break/>tutum redeamus. Capite dolentibus non absque ratione<text:line-break/>lumborum dolores cervicisque et hypochondrii adjecit;<text:line-break/>nempe pluribus generis ejusdem simul factis signis non<text:line-break/>folum fpecies vel genus affectionis compertius erit, verum<text:line-break/>quoque et magnitudo ipsius dignoscetur. Quum autem de-<text:line-break/>stpientiae coma adjunctum fuerit, eaque cerebrum, male<text:line-break/>habere demonstrent, securior nostra erit cognitio, videbi-<text:line-break/>turque affectio major. Quum vero et 'e naribus stillatio<text:line-break/>accesserit, jam non securiorem cognitionem* esse dixerim,<text:line-break/>fed fcientificam et certam, quum'signa victam a morbo</text:p>
      <text:p text:style-name="P2"><text:span text:style-name="T7">cerebri facultatem commonstrent. Quod si et quarto die<text:line-break/>factum esse id adjectum fuerit, certissime ita cerebrum in<text:line-break/>magna quidem este affectione constabit, sed perniciose<text:line-break/>hominem habere. Quibus si adjecerit quis frigidum cum<text:line-break/>e naribus, tum ex ore exspiratum, perniciosum quidem<text:line-break/>in omnibus est, non minime autem in'praedictis, et </text:span><text:span text:style-name="T17">ve-<text:line-break/>rum</text:span><text:span text:style-name="T7"> quidem aliquid enuntiabit, fed doctrinae qua liber<text:line-break/>pollere debet supervacaneum. Quo modo et si his adje-<text:line-break/>cerit nigra sputa, nempe et haeei quidem mala sunt, sed<text:line-break/>alteram a praedictis commonstrant affectionem, veluti et<text:line-break/>urinae; nam et liae si nigrae fuerint, vitiosam praestant<text:line-break/>notam, affectionem tamen aliam ostendunt. In progno-<text:line-break/>stico igitur feorsum signorum singulorum virtus declaratur;<text:line-break/>atque eorum quae affectionem unam indicant, concursus<text:line-break/>aliquando est scriptus, ut i</text:span><text:span text:style-name="T23">n</text:span><text:span text:style-name="T7"> exordio quidem in ea facie,<text:line-break/>quae- mortem portendit; infra vero in suppurationibus,<text:line-break/>hydropibus et aliis quibusdam;in hoc autem libro saepius<text:line-break/>lu una diversi generis signorum concursione complura fu-</text:span></text:p>
      <text:p text:style-name="P2"><text:span text:style-name="T7">pervacue implicantur. Valde rubens igitur proluvies,<text:line-break/>quae in jecoris sit. affectionibus, perperam; hoc in loco<text:line-break/>cerebri vitiis adjuncte;,est; est sane et ;ea perse nqn sio-<text:line-break/>num signum, jecorisfci licet imbecillitatem, ostendens; fed<text:line-break/>adjecta, cerebri, affectioni,, duas ob ynienter affectiones<text:line-break/>periclitari hominem praenunciabrt. . Sed quidnam </text:span><text:span text:style-name="T17">hoc?<text:line-break/></text:span><text:span text:style-name="T7">Nam si pleuritis et, peripneumonia uno fiant tempore,, pe-<text:line-break/>riculosius id existit quam si. horum, alterum duutaxat<text:line-break/>factum sit; nec minus si praefer haec; dysenteria quqqtjec<text:line-break/>aeger vexetur aut quaevis alia eum .his oboriatur affectio,<text:line-break/>Sed nemo </text:span><text:span text:style-name="T21">permrxtion.es </text:span><text:span text:style-name="T7">hujusmodi in libris docet., Ven-<text:line-break/>tris autem proluviem . valde rubentem appellat, tenuium<text:line-break/>substantia tumiditatum&gt; dejectiones,ut., si quis ventrem<text:line-break/>sanguine conspersum aqua abluerit aquamque excreverit,;<text:line-break/>sin..et biliosa dicitur proluvies, . quum. quod, ex,cernitur,<text:line-break/>tale apparet, quasi ex aqua et pauca hile mixtis fiat. Im-<text:line-break/>becillitas autem retentrieis facultatis est hepatis, atque nt<text:line-break/>plurimum languificae, symptoma c.onritatur; hoc autem ex-</text:span></text:p>
      <text:p text:style-name="P5"><text:span text:style-name="T7">crementis, quae vomuntur proportione respondet. Nam<text:line-break/>quum ventris concoctio inculpata suerit, nullum lymptoma<text:line-break/>hujusmodi subscquitur; quum vero ob copiam vel.corru-<text:line-break/>ptiouem vel et superfluas humiditates non valde utiles in<text:line-break/>ore ventris relietas gravatus venter ad horum excretio-.<text:line-break/>nem insurgit, vomitum facit. Tale qnippiam et quutn<text:line-break/>sanguis in jecore generatur contingit; atque ob id cruen-<text:line-break/>tae interdum fiunt dejectiones, interdum autem et impense<text:line-break/>rubens proluvies,.- aquoso scilicet simul et cruento ichore<text:line-break/>ex hepate in venirem confluente; vel modico sanguine<text:line-break/>tum acri tun/ rnardente et velut semicocto tenuibus et<text:line-break/>aquosis humiditatibus permixto, atque colorem illis prae-<text:line-break/>bente.</text:span></text:p>
      <text:h text:style-name="Heading_20_2" text:outline-level="2">III.</text:h>
      <text:p text:style-name="P82">Densue linguae asperae et aridae 'phreniticae.</text:p>
      <text:p text:style-name="P91">Scriptum esse asperae, non densae erat melius. .Jiam<text:line-break/>quum lingua connatam tum ex vasis tum ex glandulis,<text:line-break/>qnas salivam fundentes appellant, humiditatem habeat;<text:line-break/>primus quidem ipsius defectus densam eam facit; major<text:line-break/>veto afperam, immoderatior autem siccitas perrumpit eam<text:line-break/>non. fecus quam pinguem terram diutini squalores; qua-<text:line-break/>propter ut lingua sicca simul et densa sit fieri non potest.<text:line-break/>Melius est igitur, ut retuli, afperam scribere. Quare al-<text:line-break/>turum est e duobus; nempe aut scriptor neglectirn enun- ’<text:line-break/>ciavit, aut qui primus adscripsit dictionem corrupit. Ta-<text:line-break/>lis vero lingua siccitatis immoderatae nota est; quo fit ut<text:line-break/>et ardentibus superveniat febribus. Hocque docuisse ei<text:line-break/>qui secundum prognostici legem ad doctrinam accedit fue-<text:line-break/>rit satis; nam qui difcit, siccam linguam ratione eadem<text:line-break/>fieri intelligit tum in hujusmodi febribus tum in phreni-<text:line-break/>tico; siquidem et phrenitica affectio, quam flava hilis pa-<text:line-break/>rit, calida et sicca est. Praestat igitur mea sententia</text:p>
      <text:p text:style-name="P2"><text:span text:style-name="T7">dictionem corruptam esse affirmare, quomodo et alias mul-<text:line-break/>tas ita corruptas esse demonstravimus apud plerosqae me<text:line-break/>superiores veteres, non medicos modo, verum quoque et<text:line-break/>philosophos et grammaticos et rhetoricos. Sunt tamen<text:line-break/>ex libri expositoribus qui hoc ipsum defendere sint </text:span><text:span text:style-name="T17">co-<text:line-break/>nati ,</text:span><text:span text:style-name="T7"> linguas densas dici, quae deusam efficerent vocem<text:line-break/>affirmantes; nempe voces quasdam ita appellari ajunt, </text:span><text:span text:style-name="T17">a<text:line-break/></text:span><text:span text:style-name="T7">quibus qui eas proferunt, </text:span><text:span text:style-name="T2">δασυστόμονς, </text:span><text:span text:style-name="T7">id est densi oris<text:line-break/>appellitari dicunt. Voces ergo hujusmodi cum sicca lin-<text:line-break/>gua phreniticas'esse ajunt, perinde quesi scriptor dicere<text:line-break/>non potuisset, densae voces cum sicca lingua phreniticae.<text:line-break/>Sed pro vocibus linguam dicere extraneum est; nempe-et<text:line-break/>hoc pacto quis dixerit tum graves tum acutas, tum<text:line-break/>parvas tum magnas linguas, ubi vel gravem vel acutam<text:line-break/>vel magnam vel parvam indicere vocem voluerit. Adde<text:line-break/>quod neque voces ullas densas appellari audierim, quem-<text:line-break/>admodum nigras et albas audivi, per metaphoram quibus-<text:line-break/>dam ita appellantibus^ proinde nec noni quidem quasnam</text:span></text:p>
      <text:p text:style-name="P5"><text:span text:style-name="T7">vocent densas. Raucas quidem et nigras in libro de voce<text:line-break/>propter vocalium, instrumentorum humiditatem fieri ostendi.<text:line-break/>Densas vero si alias quasdam praeter has dicant, explicare<text:line-break/>debuerunt; et si ex his aliquas voces, sane ejusmodi ob<text:line-break/>humiditatem potius, non ob siccitatem fiunt; sicuti tum<text:line-break/>acutae tum clangentes ob vocalium instrumentorum, quae<text:line-break/>circa guttur sita sunt, ariditatem. Caetenim linguam non<text:line-break/>vocis, fed loquutionis instrumentum esse constat; atque<text:line-break/>ob id, quum ea patitur, balbutiem blaesitatemqne in lo-<text:line-break/>r quinionibus fieri contingit et non raucam habere vocem<text:line-break/>vel nigram; cujus generis esse quosdam suspicor eas exi-<text:line-break/>stimare quas ipsi appellant densas. Ego enim; ut retuli,<text:line-break/>neminem qui ita vocaret audivi; tametsi plerosque medi-<text:line-break/>cos audiverim dicentes palpebras densas, quae asperitatem<text:line-break/>quandam exiguam haberent, sicuti est densa lingua ; nempe<text:line-break/>absolutas densitates in palpebris non amplins densitates<text:line-break/>appellant, sed asperitates; proportione igitur linguae </text:span><text:span text:style-name="T17">aspe-<text:line-break/>ritati</text:span><text:span text:style-name="T7"> haec respondent.</text:span></text:p>
      <text:h text:style-name="P88" text:outline-level="2"><text:span text:style-name="T7">I</text:span><text:span text:style-name="T10">V.</text:span></text:h>
      <text:p text:style-name="P109">In perturbatis vigilantibus urinae decolores, nigrae, susu<text:line-break/>pensa ferentes' cum sudoribus phreniticae.</text:p>
      <text:p text:style-name="P4"><text:span text:style-name="T7">Soloeco in&lt; dictione participant non paucae libri'hujus<text:line-break/>orationes, ut</text:span><text:span text:style-name="T23">:</text:span><text:span text:style-name="T7"> &lt;&gt;b eam rem jure’suspicati quidam sint li-<text:line-break/>brum Hippocratis noneesse; ob sermonis enim, brevitatem<text:line-break/>rejectus erat is ‘qui bleumochlicis liber; quamvis et ex<text:line-break/>iis .sit quos Hippecratis -esse fatemur, neque folum' ille,<text:line-break/>fed et is qui estaphorifmotum; qui quamquam maxima<text:line-break/>cum' brevitate entrncrentur; non tamen &gt; quod soloeci par-<text:line-break/>ticeps sit in- ipsis -reperias; adde quod enunciatlones adeo<text:line-break/>excellunt, ut plane dicant gravem ejns libri autorem esse.<text:line-break/>Praesens vero liber alienam’ in multis orationibus habet<text:line-break/>emrnciationem; ut quum in praesenti dictione de urinis<text:line-break/>ait; ” nempe hoc pacto improprie: dictum est suspensae;<text:line-break/>quum quae urinis invehuntur dici ita debeant; notr nri-<text:line-break/>nae ipsae. Ob eam causam nonnulli permutata dictione</text:span></text:p>
      <text:p text:style-name="P2"><text:span text:style-name="T7">ita sicripferunt: urinae in </text:span><text:span text:style-name="T17">turbulentis, vigilibusque decolo-<text:line-break/>res, nigris suspensu</text:span><text:span text:style-name="T7"> Sed procul dubio repetitur et in<text:line-break/>ea scriptura soloecismus, etsi quam maxime vitare ipsum<text:line-break/>videantur, qui dictionem permutant; nempe haec oratio,<text:line-break/>fulssime petentes, manifestam ad urinas relationem habet.<text:line-break/>Hae. igitur ipsae et phreniticae dicuntur/id est phrenitin<text:line-break/>vel significantes vel facientes; quod faqiant, non consen-<text:line-break/>taneum videtur; quod significent non vacat ratione.<text:line-break/>Quod si significent phrenitidem cum effectrice causa qua-<text:line-break/>damtenus communicare significant. Demonstratum autem<text:line-break/>est nigras urinas ob ferum bilis atrae una cum excremen-<text:line-break/>tis aquosis emissum procreari. Gemina vero bilis atrae<text:line-break/>existit generatio; </text:span><text:span text:style-name="T17">nempe:</text:span><text:span text:style-name="T7"> vel flava bile- supra modum ad-<text:line-break/>usta vel crasso sanguine, supra modum autem assatur pro-<text:line-break/>pter vehementem caliditatem. Jure ergo in febribus, quae<text:line-break/>cauti appellantur et phrenitidibus tales mejuntur, quum<text:line-break/>tum calidae tum siccae affectiones ejusmodi existant. In-<text:line-break/>ter urinas autem quae per se totas nigrae suut deteriores</text:span></text:p>
      <text:p text:style-name="P2"><text:span text:style-name="T7">his habentur, quae enaeorema duntaxat nigrum habent.;<text:line-break/>in praesenti tamen dictione, neque hoc aperte distinctum<text:line-break/>est, an urinas totas nigras dicat, an sola enaeoremata.<text:line-break/>Vult autem dictionis hujus auctor quicnnque fuerit urinas<text:line-break/>hujusmodi, quum in turbulentis vigilibusque apparuerint,<text:line-break/>phrenitiden indicare; ut turbulentos eos lutelligamus, qui<text:line-break/>praeter rationem- turbantur, quod offensa leviter mente<text:line-break/>fieri consuevit; adaucta vero hujusmodi, quae exigua </text:span><text:span text:style-name="T17">fue-<text:line-break/>rat,</text:span><text:span text:style-name="T7"> offensa non </text:span><text:span text:style-name="T17">perturbati</text:span><text:span text:style-name="T7"> </text:span><text:span text:style-name="T2">ταραχώδεις </text:span><text:span text:style-name="T7">simpliciter, fed jam<text:line-break/></text:span><text:span text:style-name="T2">παραφρονοΰντες </text:span><text:span text:style-name="T17">desipientes,</text:span><text:span text:style-name="T7"> tum dicuntur tum funt. De<text:line-break/>vigilia autem quid attinet dicere quod;ex phreniticis fym-<text:line-break/>ptomatis unum sit? Supervacaneum praeterea in dictione<text:line-break/>est verbum hoc </text:span><text:span text:style-name="T17">decolores</text:span><text:span text:style-name="T7"> in urinis quum per nigras _con-<text:line-break/>significatum sit. Quod vero dictum est lu sudoribus osten-<text:line-break/>dit quidem sudores circa caput fieri, prae copia ipsum<text:line-break/>conflictari indicantes;. sitque inter caetera et hoc phreni-<text:line-break/>ticum. signum; improprie tamen enunciatum est, quum<text:line-break/>qnidnam intelligere oporteat excogitare nequeamus, ubi</text:span></text:p>
      <text:p text:style-name="P90">dicitur in sudoribus an urinae; quamquam’ipsa totius enun-<text:line-break/>ciationis sequela hoc videatur maxime verisimile intellectu;<text:line-break/>an affecta corpora; an praeter haee et affectiones. Sed<text:line-break/>quovis modo quis intellexerit, quod enunciatio impropria<text:line-break/>non sit effugi non potest. Omissa igitur ea quovis modo<text:line-break/>habuerit scripta consideremus. Vigiliae igitur et pertur-<text:line-break/>bationes aegrotantium revera sunt phreniticae ; urinae vero<text:line-break/>et sudores nullo pacto. Nempe quomodo succi tum arte-<text:line-break/>riarum tum venerum habeant urinae indicant; signavero<text:line-break/>phrenitica . cerebri ostendunt affectionem. Pari modo fu-<text:line-break/>dores aliarum quarundam affectionum notae existunt; de<text:line-break/>quibus mentionem saepius fecimus, non tamen cerebri<text:line-break/>affectionem sufficienter monstrare possunt. Sunt sane non-<text:line-break/>nulli ex iis qui librum hunc exposuerunt, qui ex Tcriptis<text:line-break/>in libris epidemiorum aegris desipientes colligant, quibus<text:line-break/>aliquod habere contigit eorum quae hic referuntur tum<text:line-break/>symptomatum tum signorum vel in dejectionibus vel uri-<text:line-break/>nis vel vomitibus vel sudoribus vel pustulis vel sputis vel</text:p>
      <text:p text:style-name="P2"><text:span text:style-name="T7">partem aliquam infestantium; quum sane talia signa phre-<text:line-break/>nitica non sint, quamquam aegris et ex necessitate insint,<text:line-break/>fieri siquidem non poterat ut talis vel non talis urina<text:line-break/>in his ,pon inveniretur. Pari modo et de sputis dejectio-<text:line-break/>nihusque et caeteris omnibus est dicendum. Si igitur in<text:line-break/>aegro quopiam dejectio ejusmodi vel tale aliud quippiarn<text:line-break/>una cum signis phreniticis visum suerit, atque deinde </text:span><text:span text:style-name="T17">ae-<text:line-break/>ger</text:span><text:span text:style-name="T7"> phreniticus' reddatur, perperam quis ea omnia phre-<text:line-break/>nitidis indicatoria esse pronunclaveriti Necesse est enim<text:line-break/>ut propriis morborum signis alterum e duobus insit; nempe<text:line-break/>ut vel perpetuo vel folis contingant ; quum autem neque’<text:line-break/>Dolis insint neque perpetuo propria illorum non sunt.<text:line-break/>Ob eam causiam phreniticorum signorum ea sunt certissima'<text:line-break/>quae perpetuo et solis insunt phreniticis. Deinde ab his'<text:line-break/>quae perpetuo quidem,.fissi non solis; quae insuis </text:span><text:span text:style-name="T17">tracta-'<text:line-break/></text:span><text:span text:style-name="T7">tionibus distincte sunt tradita a nobis, demonstratumque<text:line-break/>neque'in urinis neque in dejectionibus neque in sudori-<text:line-break/>bus neque in sputis neque in vomitibus phrenitica esse</text:span></text:p>
      <text:p text:style-name="P2"><text:span text:style-name="T7">signa. Consueverunt autem </text:span><text:span text:style-name="T17">libri’ interpretes</text:span><text:span text:style-name="T7"> prapemodum<text:line-break/>omnes, ut dixi, adnotare lex epidemiis aegros neque solum<text:line-break/>in praesenti dictione verum quoque et similibus huic om-<text:line-break/>nibus. Eam ob causam qui sese eorum aemulos praestant,<text:line-break/>ii apud aegros quotidie multa quidem effutiunt; sed quan-<text:line-break/>tum ad praenotionem attinet idiotis conspiciuntur similes;<text:line-break/>nempe quod in omnibus prognosticis speciei morborum<text:line-break/>signis in affecturum locorum methodo exercitati esse de-.<text:line-break/>beant est perpetuum, ale ea autem methodo a me suor-<text:line-break/>sirrn scriptum est,, veluti et de iis quae judicationes signi-<text:line-break/>ficant. In quibus parum exercitati quidam veterum libros<text:line-break/>exponere audent plane ignorantes quod bonum enarra-<text:line-break/>torem oporteat esse idoneum prius judicare quae bene et<text:line-break/>quae perperam ab autore dicta sunt, ne </text:span><text:span text:style-name="T17">iis</text:span><text:span text:style-name="T7"> quae perpe--<text:line-break/>ram dicta funt, patrocinatus opinionem vel ignorantiae<text:line-break/>vel contentionis reportet. Verum quoniam non in hac<text:line-break/>dictione folum, fed etiam per librum totum inserunt,<text:line-break/>quos ex epidemiis collegerunt aegros, praesentem sermo-</text:span></text:p>
      <text:p text:style-name="P5"><text:span text:style-name="T7">nem totum ad finem usque perducere satius esse arbitror.<text:line-break/>Quod fi qnis prolixitatem moleste tulerit, proprium di-<text:line-break/>ctionis hujus sermonem, non libri totius communem esse<text:line-break/>existimans, ubi a nobis audierit quonam pacto exposito-<text:line-break/>ribus quidem in omnibus fere dictionum expositionibus<text:line-break/>quas perperam in medium asserunt, non prolixus modo,,<text:line-break/>- sed ediscentibus etiam </text:span><text:span text:style-name="T17">jpfls</text:span><text:span text:style-name="T7"> nocuus sermo fit; quae' vero,<text:line-break/>a me nunc semel dicta et commodissima sint et dicendo-<text:line-break/>rum omnium brevem compendiofamque faciant explana-<text:line-break/>tionem; .desinet certe prolixitatem incusare,, habebitqne<text:line-break/>mihi gratiam tum ob eorum quae ostensa sunt utilitatem<text:line-break/>tum ob eorum quae dicentur brevitatem. Erit autem ser-<text:line-break/>mo tanquam in exemplo, phrenitidis, sed morborum om-<text:line-break/>nium communis. Quoniam igitur phrenitica signa omnia<text:line-break/>methodo invenire proposuimus ab affectionis notione ex-<text:line-break/>ordietnur; nempe quod optimum omnium; dicendorum<text:line-break/>principium sit rei quae inquiritur, notio in: libris de de-<text:line-break/>monstratione est ostensum. Quum ergo phrenitin morta-</text:span></text:p>
      <text:p text:style-name="P2"><text:span text:style-name="T7">les omnes eam appellitent affectionem, in qua </text:span><text:span text:style-name="T2">φρενας </text:span><text:span text:style-name="T7">men-<text:line-break/>tem laesam</text:span><text:span text:style-name="T23">:</text:span><text:span text:style-name="T7"> esse videant, quam intellectum et lutelligen-<text:line-break/>tiam etiam vocant; prius qua corporis in parte animae<text:line-break/>intelligentia sit invenire oportet; id quod primum in libris<text:line-break/>de Hippocratis et Platonis placitis demonstravimus; quare<text:line-break/>ab ipsis nunc exorsi summatim quandam velut epitomen<text:line-break/>eorum quae in libro de affectis locis descripta sunt recen- •<text:line-break/>feamus. Necesse etenim dico esse ut affectio sive 'quum<text:line-break/>incipit sive quum absoluta jam est, ex functionum partis<text:line-break/>affectae noxa et </text:span><text:span text:style-name="T17">ex iis quae in ea</text:span><text:span text:style-name="T7"> apparent reperiatur,<text:line-break/>dixi autem et ante exordientis affectionis, notas progno-<text:line-break/>stica signa esse ejus quae jam completa est. Qui igitur<text:line-break/>cerebri naturaliter habentis munia noverit, is ex offensa<text:line-break/>horum primum quod perpessum sit., deinde qealisnam is<text:line-break/>morbus sit invenire valebit; inventa autem a nobis sunt<text:line-break/>haec, arbitraria ftmctio,. intelligentia, sensus et memoria.<text:line-break/>Offensae-igitur heram cerebrum- ipsum tali vexari -malo,</text:span></text:p>
      <text:p text:style-name="P2"><text:span text:style-name="T7">qualis fuerit offensae'fpecies demonstrabunt ; verbi gratia<text:line-break/>functionum arbitrariarum instrumenta musculi existunt.<text:line-break/>Fiunt autem hae tum iis 'qui per manus-cruraque agunt mu-<text:line-break/>nera; tum iis. qui caput spinamque movent; atque iis qui<text:line-break/>loquuntur, vociferantur et respicant; demonstrata est enim<text:line-break/>et haec functio primum motionis initium habere per ner-<text:line-break/>vos a cerebro ad thoracis musculos- pervenientes. Quum<text:line-break/>igitur functio quaedam ex dictis laesu esse ridebitur, in-<text:line-break/>quirendnm est tibi an affectio ea propria sit eorum, qui<text:line-break/>functionem hanc obeunt musculorum </text:span><text:span text:style-name="T17">an</text:span><text:span text:style-name="T7"> ob eam, quae a<text:line-break/>principio in ipsos procedit virtutem offensa haec oriatur.<text:line-break/>Deinde si laesam ob eam quae a principio est facultatem,<text:line-break/>esse inveneris, morbum quempiam qui principium infestet,<text:line-break/>reperiendum esse puta, si quae apparet offensa non' levis<text:line-break/>fuerit incrementumque effatu dignum habuerit,. verbi<text:line-break/>gratia, nt scimo conspicuus fiat, ubi thoracis musculi a<text:line-break/>quibus respiratio perficitur affectione vacuaverint, perve-<text:line-break/>stiga num quaedam caeterarum partium, per quas fpiritus</text:span></text:p>
      <text:p text:style-name="P2"><text:span text:style-name="T7">in refpirationibus tum intro tum foras feratur affecta sit;<text:line-break/>nam si nullam </text:span><text:span text:style-name="T17">es</text:span><text:span text:style-name="T7"> his laesam inveneris, cerebrum 1-aefum<text:line-break/>esse existimabis. Ut, autem et res exquisite definiatur,<text:line-break/>considera quoque et quae una cum thorace moveantur<text:line-break/>partes; nempe et eas respirationem laedere in libro de<text:line-break/>difficultate spirandi est demonstratum. Si ergo hae omnes<text:line-break/>plane morbi expertes inventae fuerint, tunc difficultatis<text:line-break/>spirandi speciem inspice, quamnam scilicet cerebri, affe-<text:line-break/>ctionem indicare possit; quomodo, ut exemplum integrum<text:line-break/>sit, ait in prognostico Hippocrates: </text:span><text:span text:style-name="T17">spiritus frequens qui-<text:line-break/>dem stgnistcat dolorem aut inflammationem, quae partes<text:line-break/>supto' transversu superiores sutigett magnus vero et ex<text:line-break/>longis intervallis delirium.</text:span><text:span text:style-name="T7"> Vocat autem spiritum ex lon-<text:line-break/>gis intervallis etiam rarum, ut in commentariis de diffi-<text:line-break/>cultate spirandi ostendimus; nam magnus et rarus pfo-<text:line-break/>prium simul et inseparabile desipientiae est signum; de-<text:line-break/>monstravimus quoque et in libris epidemiorum omnes<text:line-break/>quibus magna et rara respiratio fuerit desipuisse.' Si quis</text:span></text:p>
      <text:p text:style-name="P90">igitur in urinis vel dejectionibus vel sputis vel vomitibus<text:line-break/>vel Jludoritms vel aliorum quopiam signum aliquod de-<text:line-break/>monstrare possit, quod seorsum desipientiae soli proprium<text:line-break/>insit; vel si non soli quidem, ab ea tamen inseparabile;<text:line-break/>jure id phrenitica inter signa collocaverit.' Si vero neque<text:line-break/>ex rei natura demonstrationem aliquam expromere .possit,<text:line-break/>neque in libris epidemiorum; desipientiis omnibus inesse<text:line-break/>vel perpetuo; vel si non perpetuo, saltem his solis osten-<text:line-break/>dere queat; non rationabiliter signum hujusmodi inter<text:line-break/>phrenitica, constituithoc siquidem unum duntaxat asserere<text:line-break/>potest, quod phreniticis quibusdam adfuisse visum sit. Eae-<text:line-break/>dem vero ratione eontraria phreniticis signa esse intelli-<text:line-break/>ginms. Jam age ponamus risus a nobis phreniticos, quo-<text:line-break/>rum aliis supprimi alvum, aliis plura quam naturae .ju-<text:line-break/>stum sit excerni contigerit; nempe et cum signis phreni-<text:line-break/>ticis scribat aliquis alvi suppressionem, deinde existimet<text:line-break/>aliquis hujus rei testimonium esse eos, phreniticos, quibus<text:line-break/>alvus suppressa sic Nam si. protervus quidam lu, ,,fuis</text:p>
      <text:p text:style-name="P90">enunciationibus suppressam alvum phreniticum esse lignum<text:line-break/>Pcriplerit, potest sane et alter qui etiam protervus sit<text:line-break/>fermoni non subscribere , eosque asserere phreniticos esse,<text:line-break/>quibus perturbatam alvum conspexerit; Sane quum Hip-<text:line-break/>pocrates in epidemiis fcribat omnia quae aegris contin-<text:line-break/>gunt necesse est, quo modo in phreniticis ita et peripneu-<text:line-break/>monicis et anginosis aliisque omnibus, ut his quidem si<text:line-break/>alvus fuppressa sit vel.fluat, una cum propriis morbi in-<text:line-break/>diciis et haec fcribat; expositores vero ea morbi esse signa<text:line-break/>existiment, non cognoscentes alia quidem esse pathogno-<text:line-break/>monica prognosticaque morbi propria; alia vero et inse-<text:line-break/>parabilia; veluti paulo ante dixi in ea, quae magna et<text:line-break/>rura est respiratione. At quum de his non dubitamus,<text:line-break/>quod nullum inquiramus proprium vel inseparabile morbi<text:line-break/>indicium, sed an perniciose salubriterve aeger habeat,<text:line-break/>tunc, necessaria consideratio ipsi erit omnium, quae in<text:line-break/>corpore apparent, signorum et symptomatum. Continen-</text:p>
      <text:p text:style-name="P2"><text:span text:style-name="T7">tur autem in his et quae judicationes praemonstrant. Sed<text:line-break/>rursus orationem ad principium revocantes dicamus, quo-<text:line-break/>modo auctor in proposita dictione: urinae in </text:span><text:span text:style-name="T17">turbulentis<text:line-break/>vigilibusque decolores, nigrae, sublime petentes atque in<text:line-break/>sudoribus phreniticae,</text:span><text:span text:style-name="T7"> propria et inseparabilia phrenitidis<text:line-break/>signa scripsit, quum inquit, in turbulentis vigilibusque;<text:line-break/>non inseparabilia vero neque ei suli propria, quum ait<text:line-break/>atque in sudoribus; quamquam sudor, quum affectum </text:span><text:span text:style-name="T17">oc-<text:line-break/>cupaverit</text:span><text:span text:style-name="T7"> locum una cum praedictis demonstrare possit.<text:line-break/>Quae de urinis dicta, sunt a phreniticis quidem separata<text:line-break/>sunt; sed ad inspiciendum utrum perniciose an salubriter<text:line-break/>aeger habuerit conducunt. Imo vero quum ad aegros in-<text:line-break/>troducirnur, primum inveniri convenit an laborante uno<text:line-break/>ex principiis tribus vel duobus vel etiam omnibus aeger<text:line-break/>perniciose aegrotet; vel principiorum quidem nullum af-<text:line-break/>fectum sit, sed qnippiam eorum quae ab horum aliquo<text:line-break/>enata sunt vel quovis modo societate conjuncta obstricta-<text:line-break/>que. </text:span><text:span text:style-name="T17">Si</text:span><text:span text:style-name="T7"> ergo quum in turbulentis vigilibusque urinas</text:span></text:p>
      <text:p text:style-name="P2"><text:span text:style-name="T7">inspicis, nullum in ipsis pravum signum rideatur, neque<text:line-break/>etiam in pulsibus, nempe et id dignotionis exactissimae<text:line-break/>gratia adjecisse est necesse, nihilo quidem minus ita affe-<text:line-break/>ctum hominem phreniticum fieri.'posse contingit, ubi phre-<text:line-break/>nitidis signa huic assuerint; verum inter hos periclitantur<text:line-break/>minus, qui principes facultates reliquorum duorum prin-<text:line-break/>cipiorum illaesae habent. Haec ut dixi semel a me sint<text:line-break/>dicta; totoque libro memoria non excidant velim, ne sae-<text:line-break/>pius ea cogar.repetere.</text:span></text:p>
      <text:h text:style-name="P85" text:outline-level="2">V.</text:h>
      <text:p text:style-name="P111">Insomnia quoque in phreniticis conspicua.</text:p>
      <text:p text:style-name="P4"><text:span text:style-name="T7">Satyrus Quinti discipulus, quem ante Pelopem habui<text:line-break/>praeceptorem, dictionem hanc ita exposuit: </text:span><text:span text:style-name="T17">eorum quae in.<text:line-break/>phreniticis conspicue videntur atque ab ipsis.stunt, quae-<text:line-break/>cunque et cerni et jieri nobis videntur revera non existunt,<text:line-break/>sud insurnnia omnia conspicua.</text:span><text:span text:style-name="T7"> Quod ergo et alii quidam</text:span></text:p>
      <text:p text:style-name="P2"><text:span text:style-name="T7">e lomno turgentes obambulent dormientes quidem, fed<text:line-break/>apertos vigilantium instar oculos habentes in multis 'est<text:line-break/>narratum scriptumque. Si vero talia sint quae at phreni-<text:line-break/>ficis fiunt, luter ea quae nobis manifesta non sunt repo-<text:line-break/>nuntur. Sed quovis modo verum </text:span><text:span text:style-name="T21">ihoc. su, </text:span><text:span text:style-name="T7">ita tamen exii<text:line-break/>posuisse nihil ad praenotionem contulerit. Si vero ego<text:line-break/>antecedentia phreniticorum infomnia conspici dico eviden-<text:line-break/>ter- ita ut exturbensur </text:span><text:span text:style-name="T17">e</text:span><text:span text:style-name="T7"> somno exsilientes vel Ioqnentee<text:line-break/>propter nisorum confpicuitatem, praenotioni morbi hujus<text:line-break/>adjumentum id confert; nempe siccitas ipfa vigiliae causa<text:line-break/>est et conspicuitatis summorum. Sie fane" et melancholi-<text:line-break/>cis ob siccitatem prorsus conspicua videntur in ' somnis<text:line-break/>phantasmata; atque ex fanorum genere, his quidem.qui<text:line-break/>jejune parciusqne sunt cibati somnia conspicua fiunt; re-<text:line-break/>pletis-vero temulentilque;ita ut sine risis esse videantur,<text:line-break/>phantasmatibus propter obscuritatem parvitatemque ita. ef-<text:line-break/>fluentibus, ut ne reliquias quidem et vestigia in memo-<text:line-break/>ria relinquant; sic et affectiones quae cum cerebri humi-</text:span></text:p>
      <text:p text:style-name="P2"><text:span text:style-name="T7">ditate fiunt comatosae sunt, somniculosae et sine, visis.<text:line-break/>Pravus itaque est eorum sermo qui neque somnium phre-<text:line-break/>niticis videri conspicuum putant, quod utique, ut dicunt,<text:line-break/>ii veluti fornm» destituti sunmia prorsus non videant. Pri-<text:line-break/>mum siquidem prompte illud assumunt, solos videlicet eos<text:line-break/>morbos qui cum. suis magnitudinibus abfoluti sint propriis,<text:line-break/>nominibus appellari, refutantes non parum sermonem eum<text:line-break/>qui inter initia a nobis distus est; nempe quod, nullum<text:line-break/>futurum pathema a medicis praenuscatur; verum eorum<text:line-break/>quae jam principium quidem generationis habent, sed<text:line-break/>nondum multis propter parvitatem cognita sint., facta ab<text:line-break/>artificibus cognitio, idiotisque pronunciata, praenotio apud<text:line-break/>illos exiilit ita ut et phrenitici jam ab artificibus cogno-<text:line-break/>scantur affectione in cerebro nuper consistente'; postea vero<text:line-break/>etiam si quis non permiserit jam phreniticos appellari eos,<text:line-break/>qui nohdum confpicue delirant, tamen quod phrenitici<text:line-break/>fient, praenoscere ex insomniis est possibile; ut dici </text:span><text:span text:style-name="T17">ia</text:span></text:p>
      <text:p text:style-name="P90">praesenti dictione potuerit, in futuris phreniticis fomhia<text:line-break/>antecedentia omnibus his conspicua rideri.</text:p>
      <text:h text:style-name="P85" text:outline-level="2">VI.</text:h>
      <text:p text:style-name="P109">Screatus frequens, st sane quoddam etdliud signum affue-<text:line-break/>rit, sunt phrenitica.</text:p>
      <text:p text:style-name="P4"><text:span text:style-name="T7">Commodius forsan erat,-'si sermoni adjectum, fuisset,'<text:line-break/>nullo per eum exeunte sputo. Nam st quid exspueretur,,<text:line-break/>quomodo in distillationibus interdum' usu evenit,; ob, id<text:line-break/>quod in </text:span><text:span text:style-name="T17">os</text:span><text:span text:style-name="T7"> confluit per foramina, qqae in nares perve-<text:line-break/>niunt, fieri id consuerit. Contingit autem et aliquando<text:line-break/>frequens hujusmodi screatus, ubi respirandi facultas, ex-<text:line-break/>ternum quipplam attraxerit, ipsisque qni secundum fora-.<text:line-break/>mina sunt meatibus vel adhaeserit vel impactum fuerit.</text:span><text:span text:style-name="T25">;<text:line-break/></text:span><text:span text:style-name="T7">Sed quod antea dixi propter eos qui vel negligentius vel<text:line-break/>simplicius citra distinctionem enarrant, quaecunque in</text:span></text:p>
      <text:p text:style-name="P5"><text:span text:style-name="T7">hujusmodi doctrinis dicuntur, qnod ea omnia fectufis ex-<text:line-break/>ternis dicantur meminisse oportet. Ob eam: igitur causam<text:line-break/>screatus, qui ex arbitrariis functionibus una existit, fre-<text:line-break/>quens redditur, oblaesa. ratione quomodo et arbitraria alia<text:line-break/>quaevis functio. Nonnulli quidem cum strepitu flatum<text:line-break/>excernunt, qui quum extra morbum sunt, summopere sibi<text:line-break/>cavent, ne id agant, idque praesertim si quis audiat; alii<text:line-break/>manum absque ratione movent vel crus aut quidvis aliud<text:line-break/>s simile faciunt </text:span><text:span text:style-name="T17">vel</text:span><text:span text:style-name="T7"> dicunt. Communi igitur ratlone fun-<text:line-break/>ctionum voluntariarum omnium praeter rationem vel ex-<text:line-break/>superantium vel deficientium phrenitica inter signa fcreatio<text:line-break/>annumeratur, quamquam non usque adeo valens sit, ut<text:line-break/>vigilia et potissimum quae turbulenta existit; nempe pro-<text:line-break/>pria haec phreniticorum esu Turbulenta autem existit ut<text:line-break/>dixi quum'per visiones vel exclamant vel exsiliunt et vix ,<text:line-break/>familiares agnoscunt.' Bene itaque in screatione adjecit:<text:line-break/>et </text:span><text:span text:style-name="T17">st aliud quoddam signum adfuerit,</text:span><text:span text:style-name="T7"> .nempe signum hoc,<text:line-break/>quod parum momenti habeat, alia quae subscribant pniro-</text:span></text:p>
      <text:p text:style-name="P28"><text:span text:style-name="T7">cinenturque expostulat. Quando igitur, frequens screatio<text:line-break/>contigerit et ob glutinosum, sputum.,; quod in canalibus a<text:line-break/>naribus ad os pertingentibus infarctum sit, ut ea delira-<text:line-break/>turis quibusdam propter calidam et. siccam, cerebri .affe-<text:line-break/>ctionem pariter obtingat impossibile non esu Quod autem<text:line-break/>in orationis calce dictum est non .singulariter phreniticum,<text:line-break/>fed pluraliter phrenitica, vel ad signa vel, ad morbos pror-<text:line-break/>sus referetur; modo vero utroque absurdam facit enun-<text:line-break/>ciationem. , eruiiri; -<text:tab/>'</text:span></text:p>
      <text:h text:style-name="Heading_20_2" text:outline-level="2"><text:span text:style-name="T7">VI</text:span><text:span text:style-name="T10">I.</text:span></text:h>
      <text:p text:style-name="P3"><text:span text:style-name="T7">pui in </text:span><text:span text:style-name="T17">hypochondrio refrigerata febre ardores relinquun-<text:line-break/>tur tum alias tum in sudoribus malum,</text:span></text:p>
      <text:p text:style-name="P92">Secure protulit refrigerata febre, non enim vere di-<text:line-break/>xisset Iedate; 'nempe in praecipuis manet partibus quam-<text:line-break/>quam in superficie placata suerit. Febrire siquidem exi-</text:p>
      <text:p text:style-name="P2"><text:span text:style-name="T7">stiniamus non eum modo, qui in cute et superficie exte-<text:line-break/>rsuri igneam habet caliditatem, verum etiam et hoc ma-<text:line-break/>gis eos, qui in corporis imo et visceribus eam continent.<text:line-break/>Letalis igitur </text:span><text:span text:style-name="T25">5</text:span><text:span text:style-name="T7"> ceusus interna quidem esftorret ; externa<text:line-break/>vero mediocriter -quidem calefacit. ' Febrem similem' rer<text:line-break/>censuit’ Hippocrates' in</text:span><text:span text:style-name="T23">4</text:span><text:span text:style-name="T7"> aphorifmisiiijuunitinquit:: </text:span><text:span text:style-name="T17">st"id su~<text:line-break/>brenon intermittente frigida exteriora- suerint et-interna'<text:line-break/>exurantur, stiimqua'aeger liabuerit;</text:span><text:span text:style-name="T7"> letulri*-'Caeterumquum<text:line-break/>orationem hanc lu sudoribus dicere consueverit interdium<text:line-break/>de iis qui ex capitis thoracisque sedibus oriuntur sudori-<text:line-break/>ribus; interdum quoque et de iis qui per totum corpus,<text:line-break/>sed exigui effluunt; utrum in praesentia dixerit signum<text:line-break/>bonum non est. Nempe qui per,,.totum corpus ita. sunit<text:line-break/>sudores sed exigui,, quod, non flammeam.illam quae hypo-<text:line-break/>chondriurn fatigat, solvant calisiitatem, ob id boni non<text:line-break/>sunt^ nempe etiam lroni-sunt, qui fn </text:span><text:span text:style-name="T25">5</text:span><text:span text:style-name="T7">supecioribus. oriun-<text:line-break/>tur partibus, qumn. geminam ob .causam, fiant,, neque, ob<text:line-break/>vel languentem vel, prae copia gravatam, facultatem.</text:span></text:p>
      <text:h text:style-name="P86" text:outline-level="2">VllI.</text:h>
      <text:p text:style-name="P111">Fraedebilitatorum desipientiae pefstmae, nt et Thrafynonti.</text:p>
      <text:p text:style-name="P4"><text:span text:style-name="T7">Pessimae piaedebilitatorum desipientiae ita sunt, ut<text:line-break/>nullum ex ipsis sanari speraveris; .fed de-iis iutelligendum<text:line-break/>desipientiis; quae ex&gt; sapientiscinnmebis "partis morbofa<text:line-break/>affectione fiunt. Temporariae siquidem aliae, quaedam ah<text:line-break/>externis eveniunt causis, ut ex carbonum caliditate, val<text:line-break/>vini potione vel domo calcis . servauterqualitatem; noxiae<text:line-break/>enim ac periculosae tales funt si praedebilitatis accidant ;<text:line-break/>sed letales plane sunt eorum qui ex phrenitica cerebri<text:line-break/>affectione desipiunt. Nempe magnitudluemi.quandam: ;in<text:line-break/>virtutis debilitate ostendit nomen </text:span><text:span text:style-name="T2">προὲξαδυνατησάντων </text:span><text:span text:style-name="T7">prae-<text:line-break/>debilitatorum propter adjectam </text:span><text:span text:style-name="T2">ἐξ </text:span><text:span text:style-name="T7">praepositionem nomini<text:line-break/>huic </text:span><text:span text:style-name="T2">προαδυνατησάντων</text:span><text:span text:style-name="T7">quod etiam per se sufficientem<text:line-break/>virtutis laesionem ostendit; atque in exemplaribus quibus-</text:span></text:p>
      <text:p text:style-name="P2"><text:span text:style-name="T7">dam ita fcriptum reperitur. Non folum autem desipien-<text:line-break/>tiae virtutem expostulant robustam, ut aeger sufficere morbi<text:line-break/>coctioni possit; verum quoque' et peripneumonia et pleu-<text:line-break/>ritis et angina et graves aliae affectiones id desiderant.<text:line-break/>Praecedit autem et ex abundanti desipientiam tum vigilis<text:line-break/>quae virtutem non minus exsolvit quam sensibiles evacua-<text:line-break/>tionee, tum qui iu motionibus multis inordinatisque com-<text:line-break/>mittitur error; quod lentem dicitur; ut et Thralynonti;<text:line-break/>commentarium magis quam opus id decet ; neque enim lu<text:line-break/>prognostico aphofismisque : et libris de fracturis articulis-<text:line-break/>que, neque in libro de victus ratione in morbis acutis,<text:line-break/>neque,in libro, de capitis vulneribus,• .ullo pacto :uorninis<text:line-break/>meminisse videtur, sicuti neque lu aliis, praeterquam lu li-<text:line-break/>biis epidemiorum; in quibus duntaxat propositum est ge-<text:line-break/>neratim tradita per ea confirmare, quae particulariter lu<text:line-break/>unoquoque morbo videntur.</text:span></text:p>
      <text:h text:style-name="P86" text:outline-level="2">IX.</text:h>
      <text:p text:style-name="P111">Phreniticae vehementer affectiones tremulae desinunt. .</text:p>
      <text:p text:style-name="P4"><text:span text:style-name="T7">Adverbium </text:span><text:span text:style-name="T2">νεανικῶς </text:span><text:span text:style-name="T7">pro. </text:span><text:span text:style-name="T2">γενναίώς </text:span><text:span text:style-name="T7">vel </text:span><text:span text:style-name="T2">σφοδρῶς </text:span><text:span text:style-name="T7">vel<text:line-break/></text:span><text:span text:style-name="T2">ἰσχυρῶς, </text:span><text:span text:style-name="T7">id est generose vel vehementer vel valide dixit.<text:line-break/>In medio autem horum nominum phrenitica et trementia<text:line-break/>ordinatum potest, quantum ex ordine, est, cum; utroque,<text:line-break/>enunciari, sed ss secundum rei veritatem sermo pendatur,<text:line-break/>non potest cum hoc nomine trementia ordinari, fieret<text:line-break/>siquidem talis sensus. Phreniticae affectiones lu tremorem<text:line-break/>vehementem finiri consueverunt; quod i manifeste falsum<text:line-break/>existit, quum solas vehementissimas phrenitidas consequa-<text:line-break/>tur'hoc symptoma. Nempe nervorum imbecillitates pro-<text:line-break/>pter affectionis siccitatem phreniticis diutissime insunt.; ex-<text:line-break/>foluta autem virtute: tum vigiliis tum motionibus multis,<text:line-break/>simul vero et nervis supra modum resiccatis;tremores fiunt.</text:span></text:p>
      <text:h text:style-name="P86" text:outline-level="2">X.</text:h>
      <text:p text:style-name="P109">In capitis doloribus aeruginost vomitus eum surditate et<text:line-break/>pervigilio citam insuniam stgnistcantt, .</text:p>
      <text:p text:style-name="P4"><text:span text:style-name="T7">Si-generationem humorum cum aliorum tum atrae<text:line-break/>bilis lu memoria , tenueris, quod aeruginosi vomitus pro-<text:line-break/>gressu ad nigrum humorem essent mente concipere. difficile<text:line-break/>non est; nempe, atram bilem ex flava' supra' modum assata<text:line-break/>et.crasso sanguine fieri novisti.' Elava autem 'bilis quum<text:line-break/>supra modum astatur, primum quidem, lu aeruginosum<text:line-break/>migrat succum, deinde .nigrum; supra modum autem assa-<text:line-break/>tur propter febris magnitudinem. Quum igitur stava nilis<text:line-break/>in phreniticis affectionibtts cerebrum’, prehenderit,, febris-<text:line-break/>que, vehementia-, assatum- hunjc succnmemelancholicum. red-<text:line-break/>diderit, propter- atrae. hilis, malignitatem vehementes alunt<text:line-break/>insaniae, quas furiosas—lu- libris - epidemiorum appellavit<text:line-break/>Hippocrates. Aeruginofus igitur humor sive per vomitum<text:line-break/>sive per ventrem inferiorem sive per sputa siverper uri-</text:span></text:p>
      <text:p text:style-name="P2"><text:span text:style-name="T7">nas apparuerit, et. succum., ex, quo ortumluibetetmor-v<text:line-break/>bumvehementertum.calidumtum.siccum esse demonstra.-/<text:line-break/>bit.&gt;p At qtfum perspicuum -non sit quantum ex humere,<text:line-break/>est, qui; vacuatur an is progenitus sit non affecto prae—<text:line-break/>cipud aliquo .locer, andpnlueipe aliqua parte phlegmonemi<text:line-break/>erysipelatosain- habentec cctnjuiictis id'dinimscitur.distinguim<text:line-break/>tmquei symptomatis.. .Namitet ob '.jecurniiarphlegmone, af-<text:line-break/>fectum, .aeruginosius generatur .succus. cujus nunc, anenti niti,-<text:line-break/>Per communionem igitur alidrnm symptomatum, quae<text:line-break/>praedictarum: cum particularum tum affeetioHum propria-<text:line-break/>suut dighotio ipsorum facienda esu Nam .et vigilia et.<text:line-break/>oapitistdolor.jetsur ditas .morbum .iminapitezesse demon-,<text:line-break/>strant. Graviter autem.affecto cerebro'ventris .os excitari<text:line-break/>ad voniitum novimus; nempe de his dictum saepius. Ra-<text:line-break/>tione igitur optima homo hitr ex sicca et calida capitis<text:line-break/>intemperie. propter flavae bilis fupra modum astatae re-<text:line-break/>dnndantiam vehementer insanieti Cito autem id fiet nim</text:span></text:p>
      <text:p text:style-name="P2"><text:span text:style-name="T7">propter affectionis magnitudinem, tum propter speciem<text:line-break/>redundantis ihumoris,- Nam'quae ex frigidis vel crassis:<text:line-break/>vel lentis.' vel omnino difficulter mobilibus affectiones.<text:line-break/>oriuntur, tardius, hae ad vigorem adscendunt. Verum quae i<text:line-break/>ex tenuibus substantia et temperie calidis et qualitate mor-<text:line-break/>dacibus procreantur non multum hae cunctantur.; sicuti:<text:line-break/>neque quae Philisto scripto lu tortio* epidemiorum factu<text:line-break/>funt, quem vomuisse quidem biliosa-pauca, flava primum,<text:line-break/>mox aeruginosa plura, deinde simul accidisse homini sur-<text:line-break/>ditatem., atque demum vehementer insanivisse eum pro-<text:line-break/>nuntiavit. Recte igitur nunc </text:span><text:span text:style-name="T2">ηόη </text:span><text:span text:style-name="T7">solum quod infament<text:line-break/>ita affecti, verum quoque et quod vehementer insanient<text:line-break/>ostendit, quum verbum hoc </text:span><text:span text:style-name="T2">ἑκμαίνει., </text:span><text:span text:style-name="T7">adjecit, quodmag-<text:line-break/>nae desipientiae indicatorium existit.</text:span></text:p>
      <text:h text:style-name="Heading_20_2" text:outline-level="2">XI.</text:h>
      <text:p text:style-name="P109">In acutis faucnim partes dolentes strigosae pardae et suf-<text:line-break/>focantes , quum aeger hiaverit, non facild as tum co-</text:p>
      <text:p text:style-name="P112">gere tum claudere poststt, deliria portendunt. Ese his<text:line-break/>phrenitici ac perniciose laborant.</text:p>
      <text:p text:style-name="P4"><text:span text:style-name="T7">Quod ex fymptomatis hujusmodi phrenitis interdum<text:line-break/>oriatur, quodque si sit, prorsus perniciosa sit, recte est- pro-<text:line-break/>nunciatum. Neque tamen quod ex dictis symptomatis<text:line-break/>necessario futura sit phrenitis intellexeris; nihil enim eo-<text:line-break/>rum quae affectum cerebrum, commonstrant concurfui ad-<text:line-break/>jacet.- Ex quo autem aeger is male in faucibus absque<text:line-break/>tumore aliquo praeter naturam affectus quum hiaverit,<text:line-break/>prompte tum maxillam reducere tum os aperire nequeat,<text:line-break/>conjicere quis possit principium nervorum aliquando af-<text:line-break/>fectum esse.. Nempe ut in conspicuis nobis partibus </text:span><text:span text:style-name="T17">affe-<text:line-break/>ctiones</text:span><text:span text:style-name="T7"> . exordium aliquod sumunt" et non universim </text:span><text:span text:style-name="T17">totae<text:line-break/></text:span><text:span text:style-name="T7">vel inflammantur „vel oedema vel erysipelata contrahunt;<text:line-break/>sed lu uno aliquo harum loco; ita et siis, quae -in imo<text:line-break/>corpqris positae funt fieri est verisimile, Quum igituri ce-<text:line-break/>rebrurn ipsum magnitudinem insignem habeat,</text:span><text:span text:style-name="T23">1</text:span><text:span text:style-name="T7"> innltasque</text:span></text:p>
      <text:p text:style-name="P2"><text:span text:style-name="T7">neryqrum -propagines phlegmonem ipsius alias ab. aliis ea-<text:line-break/>rum primum exordiri par. est; qua vero parte membrum<text:line-break/>affectum fuerit, ea et nervorum propagines affectae, mu-'<text:line-break/>siculos quibus inseruntur movere non possunt. Quum igi-<text:line-break/>tur. maxillam inferiorem musculi quidem alii- aperiant,<text:line-break/>alii vero. c.laudanti, quum in aperientium musculorum, ner-<text:line-break/>vis, affectio, suerit,. dissimilter aperiunt;rubi . .vero in iclau-<text:line-break/>dectjum,, non : facile claudunt. At quum .fieri possit uj<text:line-break/>foli ip.si.j.muleiili interdum absque nervorum principlo sint<text:line-break/>afifectiiqqucd.phrenitis. praedicta. symptomata subsequatur;<text:line-break/>necesse non esu. Neque enim quod, ipsum, maxime addu-<text:line-break/>xit, ut , affectum, esse musculorum principium suspiceretur;<text:line-break/>est aulem hoc locorum quae in faucibus funt gracilitas,<text:line-break/>inter necessaria censetur ; sierit siquidem potest, ut, faucium<text:line-break/>muscnli inflammatione laborantes.-strangulationis efficiant<text:line-break/>fympt0ma,/nequeunti tamen videri, etiam. si plurimum quis<text:line-break/>ec, aperuerit.-. &gt; jSi igitur absque-horum iusiammatione-prae*<text:line-break/>dicta,stant symptomata^ inspiciendum estanfolorum mu-</text:span></text:p>
      <text:p text:style-name="P90">seniorum maxillam inferiorem moventium propria quae-<text:line-break/>damsit' affectio;’ nam si neque hi neque qui lu . gutture<text:line-break/>existunt aliquatenus affecti fuerint, ratione optima lae-<text:line-break/>sum esse nervorum principium quis pronunciaverit. Quod<text:line-break/>si ob principium nervorum oborta .sint hujusmodi sym-<text:line-break/>ptomata, gravissimam esse talem affectionem rationi .conso-<text:line-break/>num est, adeo ut "et convulsionem secuta, suerit; nempe<text:line-break/>eas musculorum quae oh principium' fiunt tensiones, con-<text:line-break/>vulsionem sequi didicimus. • Non feci autem in eo quem<text:line-break/>percurri fermone mentionem eorum, qui angina ex , colli<text:line-break/>vertebris in anteriorem partem luxatis' corr.ipiuntur,tum<text:line-break/>quod raro contingat affectio tum quod gutturis musculi<text:line-break/>tunc quoque simul inflammari mihi videabtur.</text:p>
      <text:h text:style-name="P85" text:outline-level="2">XII.</text:h>
      <text:p text:style-name="P3"><text:span text:style-name="T17">Jn phreniticis per- initia moderatum esae ; ,sed crebro per,-<text:line-break/>mufari malum id est; sputatio quoque malumr</text:span></text:p>
      <text:p text:style-name="P5"><text:span text:style-name="T7">Nihil, quod phrenitidi peculiare sit sermo hjc habet;<text:line-break/>nempe et in caeteris affectionibus si, permutetur clementia,<text:line-break/>vires vinci a'morbo significatur.' Adjecit autem in prin--<text:line-break/></text:span><text:span text:style-name="T17">cipio,</text:span><text:span text:style-name="T7"> quia nec forsan alias fore potest; nempe, in princi-<text:line-break/>pio permutationes assiduas videmus, non autem quum morbi<text:line-break/>protracti fuerint.. , Coutinguntque haec ex ratione in his<text:line-break/>affectibus qui’ ex copia vel qualitate fiunt pravorum hu-<text:line-break/>morum in aliam alias partem, interdum quidem.lu prin-<text:line-break/>cipem, interdum vero in ignobilem transmigrantium. Qui<text:line-break/>igitur lu.principes partes confluxus fiunt clementiam cor-<text:line-break/>rumpunt;, qui vero in. ignobiles,, quo maxime tempore<text:line-break/>medicis ad infestantium vel inopia vel qualitate humorum<text:line-break/>vacuationes procedendum sit ostendunt, quod sane morbo-<text:line-break/>rum omnium, ut dixi, commune existit. Caeterum sputa-<text:line-break/>tio et propter os ventriculi ex humiditate imbecillo nu et<text:line-break/>propter cerebrum, humiditatibus. refertum oritur; ex, qui-<text:line-break/>bus nonnihil et in os confluit, lacrymae tenui quae ex<text:line-break/>inflammatis oculis manat simile. Nunc ergo quod phre-</text:span></text:p>
      <text:p text:style-name="P2"><text:span text:style-name="T7">niticis sputationem fieri ait, cerebri male affecti, id est<text:line-break/>repleti, signum existit.</text:span></text:p>
      <text:h text:style-name="P85" text:outline-level="2">XIII.</text:h>
      <text:p text:style-name="P29"><text:span text:style-name="T17">In phreniticis alba dejectio malum; quemadmodum et Ar-<text:line-break/></text:span><text:span text:style-name="T7">checrati. An et </text:span><text:span text:style-name="T17">his torpor succedat? Rigor in his<text:line-break/>pefstmum.</text:span></text:p>
      <text:p text:style-name="P4"><text:span text:style-name="T17">Qaod</text:span><text:span text:style-name="T7"> albae dejectiones et ob : ciborum colorem fiant<text:line-break/>liquido, constat; .videmus..siquidem: eos qui lac solum lu-<text:line-break/>gesserunt vel panem purum vel chondrnm vel lupi una<text:line-break/>vel tale, quippiam dejectionem habere albam, si his com-<text:line-break/>parentur, qui lenticulam ederunt vel brassicas vel deco-<text:line-break/>ctum leporinum sanguinem vel jus nigrum eorum, quae<text:line-break/>cuin mulsa conficiuntur fapa.„. At certe iis qui alba in-<text:line-break/>gesserunt edulia, flavae bilis quiddam adveniens dejectio--<text:line-break/>nem colorat, ita, ut . ingestis pallidior efficiatur. Quum<text:line-break/>igitur medicum quempiam audieris dicentem; albas, esse</text:span></text:p>
      <text:p text:style-name="P2"><text:span text:style-name="T7">ictericorum dejectiones , ad naturales eas comparare et ad<text:line-break/>collationem harum sermonem ipsi esse oportet. Atque quo<text:line-break/>modo plerique alii medici dejectiones in ictericis </text:span><text:span text:style-name="T17">albas<text:line-break/>fieri</text:span><text:span text:style-name="T7"> dixerunt, ita et nunc in phreniticis dixit; quasi eas<text:line-break/>prorsus flava carere bile dixerit. Fit autem id quum ea<text:line-break/>non amplius in ventrem confluat, sed una cum sanguine,<text:line-break/>qui inruuiversum corpus distribuitur sursum fertur; idque<text:line-break/>vel propter adstrictionem quandam ejus, qui bilem ad<text:line-break/>ventrem defert canalis, veluti in morbo regio laborantis<text:line-break/>nsu evehit; vel propter vehementem ardorem, qui in su-<text:line-break/>perioribus jecoris partibus existens fauguinem una-eum'<text:line-break/>bile suriuin rapit, i Priore igitur-modo delata in totum'<text:line-break/>eorpus bile cerebrum laeditur</text:span><text:span text:style-name="T17">, jam</text:span><text:span text:style-name="T7"> et antea bile</text:span><text:span text:style-name="T23">:</text:span><text:span text:style-name="T7"> ipfa af-<text:line-break/>fectum ; posteriore' modo bilis distributio non folum 'causa<text:line-break/>noxia; verum quoque;et caliditatis multae, quae in ipso<text:line-break/>esse demonstratur signum erit. Oratio autem haec -ut Ar-'</text:span></text:p>
      <text:p text:style-name="P2"><text:span text:style-name="T7">checrati, operi 'quidem non admodum convenit, ut. retuli,<text:line-break/>sed. commentarium .magis deeet et potissimum quando scri-<text:line-break/>ptor le ipsum admonere voluerit. ; Inter ea quae eonie-<text:line-break/>quenter dictu sunt oratio haec, an et inibis-.turpor: fiat?<text:line-break/>Videtur mihi adferipla' esse perinde atque Archecrates ita<text:line-break/>affectus fuerit; sied non congruenter- quissem, quoniamnoh<text:line-break/>perpetuo dicif debei e in luis segnitiem- demonstrant - tum<text:line-break/>experientia tum ratio. Nempe ignavia ex' frigidis crassis-<text:line-break/>que et glutinosis'et: omnino moveri contumacibus . humo-<text:line-break/>ribus et non ex 'calidis tenuibusque et acribus, cujutsmodi<text:line-break/>est flava bilis fieri consuevit; nisi'aeger morti ita pro-<text:line-break/>pinqnus fuerit, ut ob exstinctionem virtutis jam. conquie-<text:line-break/>scat ; nempe desidia hujusmodi non propter humorem, sed<text:line-break/>propter victuris exstinctionem facta est; fieri autem nequit;<text:line-break/>ut qui ita desides facti sint, sedventursp estque id symptoma<text:line-break/>commune omnium ob immoderatam- intemperiem morien-<text:line-break/>tiurn et non proprium phreniticorum. Si igitur torpor<text:line-break/>Arebecrati factus sit, hac occasione factus est atque pror-</text:span></text:p>
      <text:p text:style-name="P2"><text:span text:style-name="T7">fus obiit; non quod alba dejecerit torpore vel morte ac-<text:line-break/>cita, fed propter morbi'magnitudinem, cujus signum alba<text:line-break/>dejectio fuit. Rigorem vero ipsis contingere pessimum<text:line-break/>non simpliciter est lutelligendum; nempe et interdum cri-<text:line-break/>ticus rigor super </text:span><text:span text:style-name="T17">' apparet</text:span><text:span text:style-name="T7"> phreniticis '• morbum sudoribus<text:line-break/>solvens; sed sane rigorem perniciosum' dici eo tempore est<text:line-break/>existimandum quo alba excernunt. Nempe in libris de<text:line-break/>crisibus in morbo crudo crisin bonam fieri uon posse est<text:line-break/>demonstratum; crudus autem est in quo una cum sanguine<text:line-break/>bilis sursum fertur quocunque ternpore id fiat; magieque<text:line-break/>quum tale quiddam ex igneae caliditatis in cerebro col-<text:line-break/>lectae immoderatione contingit.</text:span></text:p>
      <text:h text:style-name="Heading_20_2" text:outline-level="2">XIV.</text:h>
      <text:p text:style-name="P8"><text:span text:style-name="T7">Ufente ob </text:span><text:span text:style-name="T17">melancholiam , oberrantibus, quibus tremores su-<text:line-break/>. perveniunt, malignum.</text:span></text:p>
      <text:p text:style-name="P79"><text:span text:style-name="T7">Melancholicam ecstasin mentis motionem oberratio-<text:line-break/>nemque intelligere oportet vehementem.et ferinam, quae<text:line-break/>irrigante cerebrum assata flava bile oritur; nempe et ex<text:line-break/>hoc commentario permutari eam in nigram didicimus.<text:line-break/>Quum igitur talem ob .affectionem tremor fiat, vehemen-<text:line-break/>ter exsiccatos ostendit nervos, atque ob id hominem le-<text:line-break/>taliter habere. qN.on recte ergo enunciavit, quum dixit,<text:line-break/>malignum, nam quodfumme perniciosum existit symptoma<text:line-break/>aliam exigebat appellationem. Qui ergo ex atra hile alente<text:line-break/>aberrantem, superveniente tremore certo moriturum assir-<text:line-break/>mat non fallitur, morbos autem malignos appellamus,<text:line-break/>quicunque periculum minantes fpem salutis non adununt.<text:line-break/>Melius igitur erat scriptam concursionem, dici vel perni-<text:line-break/>ciosam vel mortiferam- vel quiddam hujusmodi. </text:span></text:p>
      <text:h text:style-name="Heading_20_2" text:outline-level="2">XV.</text:h>
      <text:p text:style-name="P111">Insanientes acute in febrem relapst cwn sudare phrenitici stunt.</text:p>
      <text:p text:style-name="P5"><text:span text:style-name="T7">Consonantia alienam talem dicimus enunciationem;<text:line-break/>sed obscura hujus intelligentia ideo fit, quod nomina lu-<text:line-break/>ter se omnia tum conjungi tum separari possunt. Com-<text:line-break/>ponuntur siquideiu imo'sali haec modo, </text:span><text:span text:style-name="T17">mente oberrantes<text:line-break/>acute;</text:span><text:span text:style-name="T7"> deinde altero principio </text:span><text:span text:style-name="T17">supesifebrientes acute.</text:span><text:span text:style-name="T7"> Rur-<text:line-break/>sus quoque </text:span><text:span text:style-name="T17">'et</text:span><text:span text:style-name="T7"> alia est orationis hujus', cimi </text:span><text:span text:style-name="T17">sudore</text:span><text:span text:style-name="T7"> com-<text:line-break/>positio, quae aliquando quidem praecedenti, aliquando vero<text:line-break/>et sequenti coordinatur. -Potest enim et fta dictio - legi,<text:line-break/></text:span><text:span text:style-name="T17">superfejjrientas cum sudare,</text:span><text:span text:style-name="T7"> deinde ‘altero principio phre-<text:line-break/>nitici sianf; potest etiam etqui haec scripsit; quod cum<text:line-break/>sudore phrenitidi hi fiunt enunciare. Constat itaque quod<text:line-break/>femper dico-, nihil obscuras enunciationes docere; siquidem<text:line-break/>nos exeogitata verifate</text:span><text:span text:style-name="T23">;</text:span><text:span text:style-name="T7">eam’“dletiuni, quae rationem ad-<text:line-break/>mittere potest,r aeeommodare oportet 'aut temporis pluris<text:line-break/>murn conterere nihilque addifcere; quatenus enim singulis<text:line-break/>dictionibus ab auctore acceptis veritas accommodanda no-<text:line-break/>bis est, eatenus juvamen quoddama nobis dictioni accc-<text:line-break/>dit periclitanti, ne videatur vitiosa, caeterum nihil ab ea</text:span></text:p>
      <text:p text:style-name="P2"><text:span text:style-name="T7">docemur. Quamquam vero haec'ita habeant, videaturque<text:line-break/>conspicua esse obscurorum inutilitas, non pauci tamen li-<text:line-break/>bentius in obscuris quam manifestis versantur operibus.<text:line-break/>Nemo, igitur expositionis prolixitatem mihi obiiciat, sed<text:line-break/>irrationabile accuset eorum desiderium, qui libros hujus-<text:line-break/>modi legunt alacriter. Nempe quod invitus, ad horum ex-<text:line-break/>planationes veniam familiares mei omnes noverunt et po-<text:line-break/>tissimum qui me ad </text:span><text:span text:style-name="T17">ea</text:span><text:span text:style-name="T7"> qifae nunc scribuntur incitaverunt.<text:line-break/>Quum igitur librum hunc perperam omnes exposuerint,<text:line-break/>aggressus sum </text:span><text:span text:style-name="T25">;</text:span><text:span text:style-name="T7"> et; ipse expositionem, ab.iis persuasus qui<text:line-break/>me impulerunt; a qua rursus incipientes dicimus; siqui-<text:line-break/>dem simul conjunxerimus et,mente aberrantes ,et. adver-<text:line-break/>bium acute; deinde silentio facto dicamus, supersebrientes<text:line-break/>cum sudore et deinceps phrenitici fiunt, talem faciemus<text:line-break/>expositionem.Sed primum,, quidem lectionum .omnium<text:line-break/>commune dubium consideremur., Nam mente .aberrantes<text:line-break/>acule;dixit.per eecrdia,. quos in,calce dictionis phreniti-<text:line-break/>cos fieri dixit; tanquam mente, aberrantes ,non jam phrec</text:span></text:p>
      <text:p text:style-name="P2"><text:span text:style-name="T7">niticr existant.. Distrahi ergo dictionem- dicimus per ver-<text:line-break/>bum supersebrientes, quod ostendit prius eos, qni mente<text:line-break/>aberrarunt, acute febrientes postea desinere; deinde rur-<text:line-break/>sum ex recidiva febrire cum sudore; hos itaque phreniti-<text:line-break/>cos fieri ait; quod phrenitici quidem fient ex vehementi<text:line-break/>ea, quae, ipsis lante facta est desipientia, quam per oratio-<text:line-break/>nem mente aberrantes indicavit, arbitratus; ex eo vero,<text:line-break/>quod cuin- sudore recidiva fiat confirmans suspicionem;<text:line-break/>quoniam tales febrium invasiones sive ab initio sive'eum<text:line-break/>recidiva- fiant 'plenitudinem significare nobis constati Quo-<text:line-break/>niam igitur quae -ex humoribus vel quantitate vel quali-<text:line-break/>tate superflua an- corpore-colliguntur fluere' in- affectos<text:line-break/>locos consueverunt; affectum autem suerat cerebrum, non<text:line-break/>enim mente muti fuissent acute si superscbrlerint et prae-<text:line-break/>sertim icuuosudore; ratione"sane optima phreniticos ita<text:line-break/>fore est- sperandum. Nota- siquidem • tota sicrmn- affectio<text:line-break/>ita evadet quae talis est, Copia bilioforumc acrium-picte-</text:span></text:p>
      <text:p text:style-name="P2"><text:span text:style-name="T7">nus ab initio ad cerebrum fluente mente moveri' cuipiam<text:line-break/>contingit; quae si rurfus aliam in partem-transfluat, desi-’<text:line-break/>nit mentis motio; si vero ‘ hi fuperfebrierlut, cum sudore<text:line-break/>in affectum locum recurret biliciorum copia </text:span><text:span text:style-name="T17">sata</text:span><text:span text:style-name="T7"> ut phre-<text:line-break/>nitici .fiant. Si vero adverbium acute nomini superfe-<text:line-break/>brientes composuerimus , talis erit sermo : mente aberran-<text:line-break/>tes deinde" desinentes'et 'rursiim superfebrlerftes acute cum<text:line-break/>sudore phrenitici fiunt. Sed praedictio tum haec tum<text:line-break/>antadicta, qiiod perpetuum sit non habet, sed quod maxima<text:line-break/>ex parte sit, veluti et aliae multae. Verfim si orationi<text:line-break/>•huic cum sudore orationem hanc phrenitici fiunt coniun-<text:line-break/>xeriuuis, sermo secundum alteram earum, quae in capite<text:line-break/>enarrationis dictae sunt, lectionem talis erit, fecundum<text:line-break/>priorem 'quidem : </text:span><text:span text:style-name="T17">mente' aberrantes acute, deinde superfe-<text:line-break/>brientes phrenitici cum'sudore stunt ;</text:span><text:span text:style-name="T7"> secundum vero alte-<text:line-break/>ram : </text:span><text:span text:style-name="T17">mente aberrantes deinde acute superfebrientes phre-<text:line-break/>nitici cum sudore sutiit.</text:span><text:span text:style-name="T7"> Potest quidem' et’qui haec fcri-<text:line-break/>psit talem aegrum vidisse,,,sed quod saepius praedictum sit</text:span></text:p>
      <text:p text:style-name="P90">non habebit. Multa vero et alia ex bis, quae in hoc li-<text:line-break/>bro scripta sunt,-non magna ex parte fiunt-, quum auctor<text:line-break/>quidem hujus libri nonnullos tales aegros viderit, non-<text:line-break/>dum vero cognoverit an id quodfemper sit an quod magna<text:line-break/>ex parte habuerint. Nempe ex cbscrvalione magis, non<text:line-break/>ex peculiari affectionum conditione, auctor has enuucia-<text:line-break/>tiones velle facere est visus. Qui.autem medicam fpecu-<text:line-break/>lationem, ita congerit, is non centum, sied mille annis opus<text:line-break/>habet;. atque, ob id parvam liumilemque eam plurimum<text:line-break/>adadxit Hippocrates, iis . quae' et ex historia didicit et ipse<text:line-break/>inspexit logicam adiiciens censuram. Ex multis igitur<text:line-break/>opus Hippocratis librum hunc non esse quis existimaverit;;<text:line-break/>multa siquidem loquitur,, quae empirice composiiit nec<text:line-break/>theoremata ad universale rationabiliter reducere valens,:</text:p>
      <text:h text:style-name="Heading_20_2" text:outline-level="2"><text:span text:style-name="T7">XV</text:span><text:span text:style-name="T10">I.</text:span></text:h>
      <text:p text:style-name="P109">Phrenitici pauculum, bibentes leni strepitu quum turbantur,<text:line-break/>tremuli.</text:p>
      <text:p text:style-name="P5"><text:span text:style-name="T7">..Non hi strepitum lentantes sed quos strepitus tentat<text:line-break/>dicere erat melius. Quod vero dicitur verum existit;<text:line-break/>nempe °b strepitus tumultuantur, non secus quam timidi,<text:line-break/>quum magnum aliquod tonitruum derepente audierint<text:line-break/>vel, suram aliquam propius conspexerint. Prorsius item<text:line-break/>paucibibae sunt phrenitici quamquam affectionem habeant<text:line-break/>calidam et siccam, ita ut et linguam prae multa siccitate<text:line-break/>asperam habeant; fed docuit nos Hippocrates mentem his<text:line-break/>aegrotare lu eo aphorifmo, qui ita habet.: </text:span><text:span text:style-name="T17">quieunque parte<text:line-break/>aliqua corporis dolent, atque ut plurimum .dolores non-<text:line-break/>sentiunt, hi smens aegrotat.</text:span><text:span text:style-name="T7"> Praeterea in tertio epidemiq-.<text:line-break/>rum ubi de pestifero agit statu, de phreniticis idem inquit:,<text:line-break/>valde autem hi sine, siti erant. Non autem phrenitici otn-<text:line-break/>nes tremorem incurrunt sed qui deterrime habent,.ut dictum<text:line-break/>etiam est supra. Quidam y.ero qui </text:span><text:span text:style-name="T2">βραχυπόπαι</text:span><text:span text:style-name="T7">, </text:span><text:span text:style-name="T17">parum<text:line-break/>suspicantes,</text:span><text:span text:style-name="T7"> scripserunt, volunt iutelligi metuentes ea quae<text:line-break/>maxime sunt exigua; ajuntque rei huic fidem facere quod<text:line-break/>dicitur, </text:span><text:span text:style-name="T2">ψόφου καθαπτόμενοι, </text:span><text:span text:style-name="T7">id est </text:span><text:span text:style-name="T2">ταραττόμενοι, </text:span><text:span text:style-name="T7">turbati.</text:span></text:p>
      <text:p text:style-name="P2"><text:span text:style-name="T7">propterea quod ea quae maxime exigua sunt, </text:span><text:span text:style-name="T4">υποτοποΰν-<text:line-break/></text:span><text:span text:style-name="T17">rai,</text:span><text:span text:style-name="T7"> id </text:span><text:span text:style-name="T2">εΛ.ύποπτεύούσι, </text:span><text:span text:style-name="T17">suspicantur. '</text:span></text:p>
      <text:h text:style-name="P85" text:outline-level="2">XVII.</text:h>
      <text:p text:style-name="P3"><text:span text:style-name="T17">Ex vomitu sustidiosu vox clangens oculique surdes haben-<text:line-break/>tes tnsuniam portendunt; ut Herrnozy.gae uxori</text:span><text:span text:style-name="T7">, qqae<text:line-break/>vehementi </text:span><text:span text:style-name="T17">insunta acute correpta muta obiit.</text:span></text:p>
      <text:p text:style-name="P92">Si aestivo tempore per vehementissimum aestum, [via<text:line-break/>pulverulenta proficiscentes quosdam videris resiccatis ita<text:line-break/>-oculis ut pulvere' pleni videantur, eosque animo fueris<text:line-break/>complexus, quid praefens dictio indicare velit lutelliges;<text:line-break/>nempe id eorum quae in ea dicuntur maxime proprium<text:line-break/>existit, commune nimirum et tabescentium et vehemen-<text:line-break/>tissima phrenitide laborantium ; neque ei cognitu difficile;<text:line-break/>qui ex tabescentibus unum aliquando etiam conspexerit.<text:line-break/>Nempe tabescentibus colliquatum est id omne quod' tum<text:line-break/>in facie tum in temporibus, carnofurn existit, factis una</text:p>
      <text:p text:style-name="P2"><text:span text:style-name="T7">et cavis admodum oculis? Phrenitici vero absque his ocu-<text:line-break/>lum habent pulverulentum. Praeterea phreniticis adspe-<text:line-break/>ctus audax feroxque; marcescentibus timidus existit. Vo-<text:line-break/>rnitus autem fastidinsus commune- quidem symptoma tali-<text:line-break/>bus est phreniticis cum malignis quibusdam febribus, </text:span><text:span text:style-name="T17">ve-<text:line-break/>lati</text:span><text:span text:style-name="T7"> et vox clangorofa. 'Fit autem hujusmodi vomitus ex<text:line-break/>humore tum bilioso' tum mordenti; vox vero clangorosa<text:line-break/>propter siccitatem voci asservientium instrumentorum, ut<text:line-break/>lu commentariis de'voce ostendimus. Quum igitur phre-<text:line-break/>niticis haec obtigerint, ferine desipiunt; quod idem cum<text:line-break/>vehementer vult significare;- fitque tum propter humoris<text:line-break/>malignitatem tum . propter immoderatam siccitatem; quo-<text:line-break/>fit ut et muti evadant.</text:span></text:p>
      <text:h text:style-name="P85" text:outline-level="2">XVI<text:span text:style-name="T29">II</text:span>.</text:h>
      <text:p text:style-name="P115">In ardente febre st aurium, tinnitus cum visus hebetudine<text:line-break/>suerit proveneritque in naribus gravitas, mente ex me-r<text:line-break/>lancholia aberrant. <text:tab/>'</text:p>
      <text:p text:style-name="P5"><text:span text:style-name="T7">Febris ardens-tum ob alias causas tnm propter- cere-.<text:line-break/>bri inflammationemaeque fit; nempe et huic succedit ex<text:line-break/>propriis phrenitidis signis continua desipientia. Ex ea<text:line-break/>vero quae in capite redundat humiditate fpiritus statuo-<text:line-break/>ins procreatur, quapropter et aurium tinnitus fiunt ;• pari<text:line-break/>modo caligo quum crassus quidam humor vel fpiritus ocu-<text:line-break/>Ios invadit. Naribus praeterea ingruens humoris copia<text:line-break/>sensum gravitatis in ipsis facit/ Probabile est autem et<text:line-break/>nonnunquam dictorum-symptomatum concursionem propter<text:line-break/>assiduam fieri febrem ex biliosa materia, quae per venas<text:line-break/>fertur; inibique est eondita; </text:span><text:span text:style-name="T17">a</text:span><text:span text:style-name="T7"> qua statuo fi spiritus ad ca-<text:line-break/>put mittuntur,: adque aures et oculos atque ad nares hu-<text:line-break/>moris copia. Quod si flava bilis quodammodo exusta sive<text:line-break/>in capite sive in toto corpore fuerit, ad id quod melan-<text:line-break/>cholicurn magis est vergit, atque hinc in cerebrum ipsum<text:line-break/>emittitur; ob idque mente ex melancholia moventur.</text:span></text:p>
      <text:h text:style-name="P86" text:outline-level="2">XIX.</text:h>
      <text:p text:style-name="P3"><text:span text:style-name="T17">Desipientiae. cum voce clangente Unguaequa convulsiones<text:line-break/>tremulae et vocas ipsue tremulae evadentes, mentis in-<text:line-break/>dicant alienationem, duritiesuue his. perniciosa.</text:span></text:p>
      <text:p text:style-name="P4"><text:span text:style-name="T7">Quamquam ex phrenitide, qnae calida et sicca est af-<text:line-break/>fectio, desipientis 'proficiscatur; atque ex' ipsius siccitate,<text:line-break/>quae asperae arteriae communicata est, vox clangosa fiat,<text:line-break/>veluti et ex humilitatibus imbibitis 'rauca; non tamen<text:line-break/>propria phrenitidis existunt, nempe et aliis in morbisre-<text:line-break/>periuntur et,non perpetuo simul phrenitidi insunt. Tre-<text:line-break/>mor igitur linguae aceidit debilitata propter siccam prae-<text:line-break/>diclae affectionis intemperiem animali facultate; convuli-<text:line-break/>siones verti siccitatem musculorum ipsius una cum capite<text:line-break/>affectorum ’ consequuntur; sicuti et vox obtremiscit proo<text:line-break/>pter infirmitatem, quae ab horum-contracta est intempe-<text:line-break/>rie. Praedicta autem haec omnia symptomata, quae ob<text:line-break/>siccitatis capitis intensionem fiunt, mentis motionem fieri</text:span><text:span text:style-name="T23">1</text:span></text:p>
      <text:p text:style-name="P90">indicant.. Universis autem hisin duratis perniciositm pro-<text:line-break/>pter immoderatam eam, quae in cerebro facta est, siccitatem.</text:p>
      <text:p text:style-name="P8"><text:span text:style-name="T7">• s , .</text:span></text:p>
      <text:h text:style-name="P85" text:outline-level="2">XX.</text:h>
      <text:p text:style-name="P111">Linguae tremulae signum non constantis mentis.</text:p>
      <text:p text:style-name="P4"><text:span text:style-name="T7">Dixi saepius linguas ob facultatis animalis imbecilli-<text:line-break/>tatem contremiscere, estqne signum </text:span><text:span text:style-name="T2">ηοη </text:span><text:span text:style-name="T7">constantis mentis<text:line-break/>quod ex phrenitide fiat; patiente siquidem cerebro calida-<text:line-break/>que existente affectione quiescere non potest. Nempe ut<text:line-break/>frigidi est tum stabilia tum difficile mobilia tum immobi-<text:line-break/>lia ea efficere, in quibus moram facit, sic.calidi movere<text:line-break/>femper et </text:span><text:span text:style-name="T2">ηοη </text:span><text:span text:style-name="T7">sinere quiescere. Ostensurus igitur Hip-<text:line-break/>pocrates qualisnam capitis, affectio sit, non constantem<text:line-break/>mentem nominavit. Non est autem hic tremor linguae<text:line-break/>peculiare phrenitidis' signum, fed per sympathiam com-</text:span></text:p>
      <text:p text:style-name="P90">patientium alteri cuidam primum patienti vel propter vi-<text:line-break/>cinitatem vel propter societatem quae in ea sunt partium. '</text:p>
      <text:h text:style-name="P85" text:outline-level="2">XXI.</text:h>
      <text:p text:style-name="P116">In biliosa stncerifque dejectionibus fpumosu efflorescentia<text:line-break/>malum tum alias tum ei qui lumbis ante doluerit et<text:line-break/>desipuerit.<text:tab/><text:tab/></text:p>
      <text:p text:style-name="P92">Quod spuma tum propter frigiditatem tum propter<text:line-break/>caliditatem fiat indicium faciunt tum venti in aquis ipsis<text:line-break/>spumam concitantes, tum esservefcens ea quae in lebete<text:line-break/>est caliditas. In biliosis igitur dejectionibus spumosa ef-<text:line-break/>florefcentia veluti flos fuperne incumbens bilis hujusmodi<text:line-break/>fervorem non modicum ostendit. Sed lumbis ante dolent,<text:line-break/>propterea quod bilis per intestina penetrans acris sit et<text:line-break/>mordax; tali siquidem excremento per intestina deducto<text:line-break/>translatoque non lumbos modo, verum quoque et reliquas<text:line-break/>partes dolores subsequuntur.</text:p>
      <text:h text:style-name="P86" text:outline-level="2">XXII.</text:h>
      <text:p text:style-name="P8"><text:span text:style-name="T7">Rari </text:span><text:span text:style-name="T17">in his laterum dolores delirium stgnistcant.</text:span></text:p>
      <text:p text:style-name="P4"><text:span text:style-name="T7">Imperfecte hoc pacto Jndistincteque prolata de late-<text:line-break/>rum doloribus oratio obscuritatem non vulgarem efficit.<text:line-break/>Nos vero qui obscure ab eo 'dicta perspicue docere omni<text:line-break/>opeaffectamus explanationem attingemus. Dolor rarus in<text:line-break/>lateribus progignitur, quum spiritus quidam flatuosus in<text:line-break/>ipsis procreatur; nempe is tum extenuatus tum discussus<text:line-break/>dolorem sedat;* deinceps, rursus procreatus alter dolorem<text:line-break/>ipsum inaugebit; quomodo si rarus fiat dolor, desipientiam<text:line-break/>non significat. Quum vero latus inflammatum fuerit </text:span><text:span text:style-name="T17">ei<text:line-break/></text:span><text:span text:style-name="T7">interdum quidem continue dolorem fentit aeger, interdum<text:line-break/>vero et per intervallum mentem aegrotare indicat. Hoc<text:line-break/>itaque non plane est signum desipientiae.</text:span></text:p>
      <text:h text:style-name="P86" text:outline-level="2">XXIII.</text:h>
      <text:p text:style-name="P111">Vods interceptiones eum singultu peststmurn.</text:p>
      <text:p text:style-name="P82">- •— - — - . • • ’ .&gt;</text:p>
      <text:p text:style-name="P4"><text:span text:style-name="T7">Vocis privationes'fiunt quidem et propter voci inser-<text:line-break/>vientiurn instrumentorum laesionem et propter principium<text:line-break/>nervorum affectum. Singultus autem est veluti convulsiva<text:line-break/>quaedam oris ventriculi affectio, quod ex humorum-copia<text:line-break/>gravatur vel mordetur vel propter frigiditatem contrista-<text:line-break/>tur. Quam ergo vocalium instrumentorum laesionem sub-<text:line-break/>sequutus est singultus?' Relinquitur</text:span><text:span text:style-name="T23">1</text:span><text:span text:style-name="T7">'itaquenut copiam<text:line-break/>humidi tatis, quae vocis privationem procreavit, in os ven-<text:line-break/>tris defluxisse aut quod acris sit aut frigida.</text:span></text:p>
      <text:h text:style-name="P85" text:outline-level="2">XXIV.</text:h>
      <text:p text:style-name="P3"><text:span text:style-name="T17">Cum exsolutione vocis interceptiones pefstmurn. In vocis<text:line-break/>defectione.spiritui veluti his qui strangulantur promptui:<text:line-break/>malum; an et</text:span><text:span text:style-name="T7"> tale </text:span><text:span text:style-name="T17">delirium</text:span><text:span text:style-name="T7"> portendat?'</text:span></text:p>
      <text:p text:style-name="P5"><text:span text:style-name="T7">Strangulantur jure optimo quoniam aeris copia non<text:line-break/>sit; estque ipsi, consuetudo ut talem, spiritum apparentem<text:line-break/>dicati Videntur autem omnes. qui talem inspirant inspi-<text:line-break/>rationem scapulas movere totas, ita ut per vestimenta<text:line-break/>motio conspicuo appareat; tanquam valide ipsi superiori-<text:line-break/>bus thoracis partibus operentur. Non igitur absque ra-<text:line-break/>tione hoc in loco talem spiritum promptum appellavit,<text:line-break/>quem in secundo epidemiororn dixit sublimem; promptum<text:line-break/>quidem quoniam prompte,. id est tum parate tum facile<text:line-break/>his, qui aegrum cernunt, videtur; quoniam et nos ipsi<text:line-break/>consuevimus abfconditis et non apparentibus promptum<text:line-break/>opponere; sublimem vero vocavit quoniam qui ita respi-<text:line-break/>rant sublimes thoracis partes movere videntur. Potest<text:line-break/>sane respiratio hujusmodi et. propter respirationi destina-<text:line-break/>torum.instnimentcrum fleri angustiam et ob affectum ner-<text:line-break/>vorum principium; quod si laesum fuerit; magnam efficere<text:line-break/>respicationem </text:span><text:span text:style-name="T17">recte</text:span><text:span text:style-name="T7"> Hippocratem existimare ostendimus.<text:line-break/>Quum ergo possit et vocis privatio contingere, tum ipsis</text:span></text:p>
      <text:p text:style-name="P2"><text:span text:style-name="T7">vocalibus instrumentis laesis tum oh affectum nervorum<text:line-break/>principium, pariterque spiritus promptus , incertum erat<text:line-break/>quantum ad haec 'an futurum esset ut desiperent; atque<text:line-break/>ob eam rem ambigue protulit;, an </text:span><text:span text:style-name="T17">et tale delirium por-<text:line-break/>tendat?</text:span><text:span text:style-name="T7"> Quod vero malum signum sit non ut dubitans,<text:line-break/>sed ut certo sciens pronunciavit. Si enim non affectu<text:line-break/>nervorum principio, sed oblaesic tum respirationi tum voci<text:line-break/>deputatis organis talis respiratio cum vocis privatione<text:line-break/>facta sit, periculum </text:span><text:span text:style-name="T2">ήοη </text:span><text:span text:style-name="T7">qualecunque affert, quum qui ita<text:line-break/>affecti sint celeriter strangulentur.</text:span></text:p>
      <text:h text:style-name="P85" text:outline-level="2">XXV.</text:h>
      <text:p text:style-name="P109">Quae pauco tempore feroces stunt desipientiae, ferinae<text:line-break/>sunt; nac folum st pauco tempore fiant.</text:p>
      <text:p text:style-name="P92">Non solum si pauco tempore fiunt, feroces desipientiae<text:line-break/>farinae sunt, forsan dixerit quispiam orationem vitio ver-</text:p>
      <text:p text:style-name="P90">tens existimans eas desipientias, quae multo tempore fe-<text:line-break/>roces funt, magis esse ferinas quain illae quae pauco tem-<text:line-break/>pore funt. Sed neque ut has cognoscamus opus habemus;<text:line-break/>eas vero quae pauco tempore fiunt feroces, deinde desi-<text:line-break/>nunt, suspectas haberi adinouet, ipsisque tanquam non re-<text:line-break/>dituris haud fidendum esse. Nam quae in calidis febri-<text:line-break/>bus fiunt desipientiae ferocitatem non habent, spd phre-<text:line-break/>niticis appellatis desipientiis id inelli Talis igitur poten-<text:line-break/>tia sermo erit; quum videris quempiam cuin ferocitate<text:line-break/>desipientem, etsi paulo post sedetur, cognosces mentem<text:line-break/>ejus non febris ratione laesam esse, sed quia phrenitica<text:line-break/>subalitur affectio, quae post adaucta ferina tibi videbitur.<text:line-break/>Ferinas autem desipientias vocat in quibus aegri calci-<text:line-break/>trant, pedibus feriunt, mordicus impetunt, et excandescunt,<text:line-break/>eos qui ingrediuntur tanquam hostes existimantes.</text:p>
      <text:h text:style-name="Heading_20_2" text:outline-level="2"><text:span text:style-name="T7">XXV</text:span><text:span text:style-name="T10">I.</text:span></text:h>
      <text:p text:style-name="P111">Jactationes cum perfrictione non febris experti superiori-</text:p>
      <text:p text:style-name="P112">bus partibus parce sudanti phreniticae, ut et Aristago~<text:line-break/>rae, atque etiam pernicidsuer</text:p>
      <text:p text:style-name="P4"><text:span text:style-name="T7">Nonnulla quidem, ut et antea dixi, incipieutium mor-<text:line-break/>borum indicia certa sunt; </text:span><text:span text:style-name="T17">~afia~</text:span><text:span text:style-name="T7"> autem magna quidem ex<text:line-break/>PUni sifeniir Asi WtHi prope .eccedeutla ; alia vero etsi<text:line-break/>uon PniP.n quidem.acceddnbs uouofamen.jjam: longe rece-<text:line-break/>dun|, alia praeterea ambigua etalialbis.jam inferiora;<text:line-break/>Dequibus quumfcrinijtjsinterdnmefese addubitare consitus<text:line-break/>tur </text:span><text:span text:style-name="T25">&amp;</text:span><text:span text:style-name="T7"> interdum quoque,et pominatim,. mentionem aegrorum<text:line-break/>facit, in quibus- talecsieri., conspexit;.. sicut et nnnc omnia<text:line-break/>quae, percurrit symptoma.ta </text:span><text:span text:style-name="T25">;</text:span><text:span text:style-name="T7">aliarum qnoque funt febrium ;<text:line-break/>psirecitin certe? et .ex</text:span><text:span text:style-name="T25">;</text:span><text:span text:style-name="T7"> ipsis,fieri est possibile et potissimum<text:line-break/>propter partium fnperiornm, sudores. , Quod autem sales<text:line-break/>affectiones sive phrenitin inferant, sive ium perniciosae sinf,<text:line-break/>his constat qui non </text:span><text:span text:style-name="T21">incurio.se </text:span><text:span text:style-name="T7">hucusque .dicta intellexerunt<text:line-break/>atque.,eorum meminere quae .lu prognostico; recensentur.</text:span></text:p>
      <text:h text:style-name="P88" text:outline-level="2"><text:span text:style-name="T7">XXVI</text:span><text:span text:style-name="T10">I.</text:span></text:h>
      <text:p text:style-name="P30"><text:span text:style-name="T17">Crebrae in phreniticis</text:span><text:span text:style-name="T7"> permutationes </text:span><text:span text:style-name="T17">convulsionem de-<text:line-break/>nuntiant.<text:tab/>„</text:span></text:p>
      <text:p text:style-name="P4"><text:span text:style-name="T7">Supra quidem clementiam in. iis qui circa morbi ini-<text:line-break/>tia permutantur non bonum signum esse dixit, nunc’vero’<text:line-break/>de quorum agat permutationibus explanare proposiiit. Pof-<text:line-break/>sunt siquidem et symptomata viribus contraria invicem<text:line-break/>transmigrare; ut i'n</text:span><text:span text:style-name="T23">:</text:span><text:span text:style-name="T7">Tequentibus' ipse dixit': fammae </text:span><text:span text:style-name="T17">cor-<text:line-break/>poris partes' st celeriter in utramque conditionem'tdansudnt,<text:line-break/>malum i sttisque hujusmodi mala.</text:span><text:span text:style-name="T7"> Nempe ,in utramque'<text:line-break/>conditionem: intelligere oportet, in summis quidem corsi<text:line-break/>poris partibus* nt vehementer calefiant, delude rursum re-<text:line-break/>frigescant valide; in siti vero</text:span><text:span text:style-name="T23">!</text:span><text:span text:style-name="T7"> ut vehemens sit et post<text:line-break/>paulo prorsus restinguatur. Non idem autem cum hoc est<text:line-break/>clementiam cito, transmutari, nempe lu illo ex bono ad<text:line-break/>pravum est transitus et rursus ex illo ad naturalem ha-<text:line-break/>bitum fit regressus; in nunc vero proposita dictione ex</text:span></text:p>
      <text:p text:style-name="P2"><text:span text:style-name="T7">pravis symptomatis ad prava ostenditur permutatio. Per-<text:line-break/>mutationes autem hujusmodi ex migrantibus' fiunt humo-<text:line-break/>ribus; nempe firmatos stabilitosqne una in parte species<text:line-break/>una symptomatis tum naturae partis tum'humoris virtuti<text:line-break/>peculiaris confequitur. Atqui quod phrenitis in ipsis per-<text:line-break/>duret, ex eo firmatum'-in capite eum; qui affectionem pa-<text:line-break/>rit, humorem quis: fuerit suspicatus. Vere igitur in ce-<text:line-break/>rebro ipso transfluxio est, alias in alia ’quapiam ipsius,<text:line-break/>parte orta, speciem quidem affectionis servans, fed pro<text:line-break/>parte affecta symptomata ipsa permutans. 'Et fane libri'<text:line-break/>hujus auctor nunc de hujusmodi permutationibus agit, ut<text:line-break/>scilicet- vel floccos evellentes Vel festucas colligentes in<text:line-break/>quiete multa,-post paulo exsiliant vel etiam quippiam vio-<text:line-break/>lentius agant, deinde rursus conquiescant; aut ekternurn<text:line-break/>quippiam quod praesens non sit inculent, quomodo et<text:line-break/>expelli jubent tibicinas tibicinasque, • quamquam- ex his<text:line-break/>adsit nemo. Ut enim floccos evellere et festucas colligere<text:line-break/>sensus videndi est offendiculum, ita hoc audiendi. Eit quo-</text:span></text:p>
      <text:p text:style-name="P90">que et in olfactu; symptorna non dissimile, quum scilicet<text:line-break/>grave olentes quosdam odores qui non adsunt accusant.<text:line-break/>Sunt qui incumbens quippiam sustolli jubent, tanquam<text:line-break/>grave admodum vel calefaciens vel mordens vel refrige-<text:line-break/>rans portent, sensu tactus in hujusmodi symptomatis ob-<text:line-break/>laeso. Quod igitur libri hujus auctor permutationes fym-<text:line-break/>ptcmatum . permanente phrenitide culpet consentaneum,<text:line-break/>esu. Vidimus siquidem faepenumero tales dementias per-<text:line-break/>petuo quidem delirante adhuc aegro, sed modis fecundum<text:line-break/>universa functionum animalium genera , variante. Quo<text:line-break/>autem modo in sensitivis .percurri, ita iu ratione, mente,,<text:line-break/>memoria et cogitatione permutationes phreniticis fieri vi-<text:line-break/>demus, ita ut nunc excandescant nunc laetentur desipien-::<text:line-break/>tes ipsi vel studiosa quadam detineantur cogitatione. .Nempe<text:line-break/>et rhetorem quum desiperet meditantem audivi, gramma-<text:line-break/>ticumque librum legere putantem Bacchylidion vel Sap-<text:line-break/>phicon.;, alium arithmeticum vel geometram, theoremata</text:p>
      <text:p text:style-name="P2"><text:span text:style-name="T7">fuae artis narrantem. Si igitur haec graviter casteque<text:line-break/>proferentes post paulo turpia obscoenaqne commemorent,<text:line-break/>quod in epidemiis turpia loqui vocavit, permutatio haec<text:line-break/>non ex vitiosis ad clementia, fed ex pravis ad prava esu<text:line-break/>Quo pacto audacissimi interdum tempore aliquo visi desi-<text:line-break/>pientes, post paulo timidi et perterriti videntur. .Talia<text:line-break/>siquidem cicca ipsus videntur symptomata, ita,ut inter-<text:line-break/>dum ne horrendissima quidem timeant, interdum vero et<text:line-break/>minimis perterreantur. Talium permutationum exemplum<text:line-break/>scripsisse mihi 'videtur et in sequenti dictione, quum in-<text:line-break/>quit: </text:span><text:span text:style-name="T17">mictus in non admonitis perniciosi.</text:span><text:span text:style-name="T7"> Imaginare ita-'<text:line-break/>que mihi et aegrum aliquem dictas permutationes omnes<text:line-break/>habuisse et circa urinas et circa alia, quibus memoria in<text:line-break/>nonnullis offenditur; imaginator item et in sensibilibus<text:line-break/>repraesentationibus vicissim offensas fieri; pari modo et lu-<text:line-break/>tellectualibus • in tali causa quidem in cerebro existit;" sed<text:line-break/>alias alium ipsius locum infestat quod transfluit. Demon-</text:span></text:p>
      <text:p text:style-name="P2"><text:span text:style-name="T7">stravimus autem transfluxiones hujusmodi fieri, unaquaque<text:line-break/>partium suscipientium in alteram a sese quod supervacuum<text:line-break/>est expellente. Si igitur ex alia cerebri parte in aliam<text:line-break/>defluens qui contristat humor ah omnibus rejiciatur, ut<text:line-break/>enatis ab ipso nervis aliquando obrepens convulsionem<text:line-break/>inferat est verisimile; nempe affectionem hanc a repletione<text:line-break/>et inanitione fieri dixit Hippocrates.</text:span></text:p>
      <text:h text:style-name="P85" text:outline-level="2">XXVI<text:span text:style-name="T29">II</text:span>.</text:h>
      <text:p text:style-name="P3"><text:span text:style-name="T17">Quae urinae non recordantibus nec admonitis effluunt per-<text:line-break/>niciosae. Num et ab his mejuntur, ac fi sedimentum<text:line-break/>conturbaveris ?</text:span></text:p>
      <text:p text:style-name="P92">De phreniticis quod dicitur intellige. Comparat fi<text:line-break/>quidem auctor mejentes ex praesentium admonitione cum<text:line-break/>iis, qui absque illa mejunt ; qui sane, neque matellam pe-<text:line-break/>tunt, sed cifra ordinem rationemqne urinam in lectum<text:line-break/>effundunt. Quod igitur longe hi deterius habeant quam</text:p>
      <text:p text:style-name="P2"><text:span text:style-name="T7">qui nullo pacto nisi admoniti urinam excernunt liquere<text:line-break/>arbitror; in his enim servatur naturalium intellectus fun-<text:line-break/>ctionum una, quum urinam in lectum excernere aversen-<text:line-break/>tur, in illis autem periit et ea. Quod autem in fine ora-<text:line-break/>tionis adjacet ubi; inquit, excernaturne et his tanquam<text:line-break/>subsidentiam returbaveris? ob id adjecisse arbitror, quod<text:line-break/>talem urinae speciem in uno vel duobus ita mejentium<text:line-break/>conspexerit. Quum igitur ex rei natura fieri non possit<text:line-break/>ut indicative universaliter hoc pronnncietnr, neque prae-<text:line-break/>ter hoc probabile quippiam experimento ipso habuerit,<text:line-break/>propterea quod res ipsa raro visa sit, jure conjunctionem<text:line-break/>dubitandi </text:span><text:span text:style-name="T2">ἄρα </text:span><text:span text:style-name="T7">i. e. num adjecit. Audebimus itaque nos uni-<text:line-break/>versaliter pronunciare, ut antea in aliis fecimus, quod<text:line-break/>copiae crudorum humorum, qui vel coquuntur vel in fla-<text:line-break/>tum versi sunt, talis urinae species fymptoma sit et non<text:line-break/>phrenitidis; verum et. hoc phreniticis aliquando fieri pot-</text:span></text:p>
      <text:p text:style-name="P90">est et non fieri, veluti et symptoma aliud quoddam eorum<text:line-break/>quae phrenitidi neque propria neque contraria existunt.</text:p>
      <text:h text:style-name="P85" text:outline-level="2">XXIX.</text:h>
      <text:p text:style-name="P111">Palpitantes per totum an. voce capti intereant?</text:p>
      <text:p text:style-name="P92">Conflat quod et hic palpitantem aliquem viderit vel<text:line-break/>toto corpore yel quavis parte, non etenim liquet utrum<text:line-break/>dicat oratio haec per totum * deinde aegrum proxime<text:line-break/>mortem voce privatum videns neque empirice neque lo-<text:line-break/>gice. quod vocis privatio palpitationem de necessitate fe-<text:line-break/>quatur, reperire valens ob id quaerens et addubitans ser-<text:line-break/>moni conjunctionem an adjecit. Nos sane rursum et. in<text:line-break/>praesentia pronunciabimus palpitationem, quatenus demon-<text:line-break/>stratum est, flatuosum ob spiritum fieri congesto ob frigle<text:line-break/>ditatem flatuoso spiritu. Quum igitur corpus totum pal-<text:line-break/>pitaverit , fieri potest ut qui ita affectus sit propter frigi-<text:line-break/>ditatem voce destitutus pereat, non amplius musculis qui</text:p>
      <text:p text:style-name="P90">laryngem movent aut iis qui lu eos prorunt nervis suo.<text:line-break/>fungi munere quentibus. Quare ut hi per totum corpus<text:line-break/>palpitantem motum habeant intelligere est melius; neque<text:line-break/>enim ut cuivis parti voci asservientes partes compatiantur,<text:line-break/>experientia demonstravit neque rationi est consentaneum.</text:p>
      <text:h text:style-name="Heading_20_2" text:outline-level="2">XXX.</text:h>
      <text:p text:style-name="P3"><text:span text:style-name="T7">Quum </text:span><text:span text:style-name="T17">crebrae in phreniticis cum perfrigeratione sputa-<text:line-break/>tiones stunt, nigra revomuntur.</text:span></text:p>
      <text:p text:style-name="P92">Quoniam nihil aliud suspicari liceat per vocem fpu-<text:line-break/>tare significari quam saepius spuere vel os ipsum assidue<text:line-break/>sputo plenum, esse, ob id tum ego tum caeteri omnes, qui<text:line-break/>librum exposuerunt,' ita intelleximus. Adde .quod et os<text:line-break/>ipsum vomituris sputo tenui plenum esse videatur, propter<text:line-break/>tunicae communitatem, quae una est, ori toti interno con-<text:line-break/>tinua faucibnsque et stomacho et , ventriculo. Hinc fit ut</text:p>
      <text:p text:style-name="P2"><text:span text:style-name="T7">labrum inferius interdum concutiatur, ventris ore ad vo-<text:line-break/>xnitum excitato nempe labii concussio tunicam eam, quae<text:line-break/>ab ore in ventrem extenditur tum morderi tum vellicari<text:line-break/>tum concuti ostendit. In his igitur qui fuam affectionem<text:line-break/>recensere possunt eardiogmus, id est </text:span><text:span text:style-name="T17">cordis suu stomachi<text:line-break/>morsus,</text:span><text:span text:style-name="T7"> futuri vomitus signum exiguum non est; dolent<text:line-break/>praeterea et hi capite et atra quaedam ante oculos ohfer-<text:line-break/>vantur;- quo fit ut in prognostico dictum-sit: si </text:span><text:span text:style-name="T17">quis per<text:line-break/>febreni non letalem ait se capite dolere .et atrum quip-<text:line-break/>piam ante oculos cernere, stomachi quoque morsus ltuic<text:line-break/>advenerit, biliosus aderit vomitus. In phreniticis vero qui<text:line-break/>affectionem sermone</text:span><text:span text:style-name="T7"> aperire nequeunt, falis iis </text:span><text:span text:style-name="T17">quae cer-<text:line-break/>nimus praenotionem adstrulrnus.</text:span><text:span text:style-name="T7"> Cernimus autem in phre-<text:line-break/>niticis tenue substantia sputum maxime idoneum ut vo-<text:line-break/>mitum indicet; non enim alias in phrenitide, quae siccus<text:line-break/>morbus est, in qua et saepius lingua siccissima est, super-<text:line-break/>fluere in ore ipso videretur tenuis humiditas; perfrigera-</text:span></text:p>
      <text:p text:style-name="P90">tio. autem huic adveniens vomendi humoris, qualitatem<text:line-break/>ostendit; Quod ergo &lt;ob sputationem vomitus fiet, quod-'<text:line-break/>que ob persrigerationem nigra revomentur licet praenosceret</text:p>
      <text:h text:style-name="Heading_20_2" text:outline-level="2">XXXI.</text:h>
      <text:p text:style-name="P31"><text:span text:style-name="T17">Surditas et urinae non substderaes praerubrae cum suspen-<text:line-break/>sis mentis emotionein portendunt. His icterum obprosu<text:line-break/>malum. Mala vero et ictero sutuitas' succedens.,- hos<text:line-break/>quidem voce privari, verum sentientes esae contingite<text:line-break/>Quum et arbitror his</text:span><text:span text:style-name="T7"> alvus prorumpit, </text:span><text:span text:style-name="T17">ut HerddPPd<text:line-break/>contigit ac mortuus esu<text:tab/>,<text:tab/>;»'•</text:span></text:p>
      <text:p text:style-name="P92">Dixi antea quod in quibus morbis neque ohscrvatiu-<text:line-break/>nem iu multis aegris habebat, neque certam naturae rei<text:line-break/>indicationem in his .consuevit homines nominatim perilrin-<text:line-break/>gere, in quibus symptomata conspexit;- aut de his ubili-<text:line-break/>bet enarrationem fecit, pervestigare adhuc et addubitare</text:p>
      <text:p text:style-name="P2"><text:span text:style-name="T7">fese fatetur quatenus veritatem habeat. Videtur igitur et<text:line-break/>nunc quae in praeIenir- ‘recensentur dictione- symptomata<text:line-break/>in quodam'confpexisse: Hermippo,-'qui et mente aberraiat<text:line-break/>et morbo regio sueratinorreptus ; onm</text:span><text:span text:style-name="T23">r</text:span><text:span text:style-name="T7"> siifditate et urinis<text:line-break/>praerubris non subsidentibns. Surditas autem unum est<text:line-break/>ex signis, quae cerebrum affectum indicant. Praerubrae<text:line-break/>vero .urinae"' a subrubentibus; qunt\lu "prognostico diutur-*<text:line-break/>nitatis, non periculi signa esse pretminciavit, discrepant.<text:line-break/>Quas vero -alias intelligat 'quis praerubras quam quae </text:span><text:span text:style-name="T17">a<text:line-break/></text:span><text:span text:style-name="T7">cunctis vocantur eruentae, quales -lu 'nephriticis multis<text:line-break/>excernuntur"? quas,si indicare voluerit, analogum quipplam<text:line-break/>significant ei quod antea est dictum. ' Ventris valde rubens<text:line-break/>proluvies. Quo igitur modo ventris valde rubram prolu-<text:line-break/>viem- affecto-Jecore'fieri'dixiniusj it^ praeiubram urinam<text:line-break/>ex renibus suo perperam fungentibus mqhere effici ait-<text:line-break/>inamus. In urina' vero -sulrsidentiae qiiivatm; curnF qua<text:line-break/>crassiora quaedam tota urinarum substantia sublime'peten-i<text:line-break/>tia appareant, perturbationem in venis esse demonstrant.</text:span></text:p>
      <text:p text:style-name="P2"><text:span text:style-name="T7">una. cum caliditate praeter naturam non pauco acervato<text:line-break/>flatuoso spiritu.; Ut; igitur in dicto, symptomatum con-<text:line-break/>cursu delirare aegrum contingens est, sic et non necessa-<text:line-break/>rium; nempe signorum permixtio non omnium ejusdem<text:line-break/>generis existit. Surditas etenim caput affectum indicata<text:line-break/>praerubrae urinae renes; privatio subsidentiae et. sublime<text:line-break/>petentia, primum quidem </text:span><text:span text:style-name="T17">&gt;et</text:span><text:span text:style-name="T7"> per fe crudorum humorum in<text:line-break/>venis perturbationem significant; per accidens vero et ad<text:line-break/>desipientiae generationem conserunt. Quod autem postea<text:line-break/>scriptum est, morbum’regium his malo esse, verumqub-<text:line-break/>dem est; sed quod signorum diversi generis concursiones<text:line-break/>facere lu talibus disciplinis non oporteat supra est demon-<text:line-break/>stratum. Praeterea quod ex morbo regio mala sit fatui-<text:line-break/>tas dictum est antea quum ubi in phreniticis dixisset;<text:line-break/>dejectio alba malum subintulit , an et ex his veternus<text:line-break/>fiat? Nempe sermonem in alias transfert voces, pro alba<text:line-break/>quidem dejectione quae ictericorum peculiare symptoma</text:span></text:p>
      <text:p text:style-name="P2"><text:span text:style-name="T7">est affectionem ipsam commemorans; pro veterno vero<text:line-break/>‘fatuitatem. Hos</text:span><text:span text:style-name="T23">:</text:span><text:span text:style-name="T7">'igitur; inquit,- voce quidem privari, sed<text:line-break/>sentientes contingit.' ' Qui autem in acutis morbis sine<text:line-break/>voce fiunt, quidam horum non fentiuut, propter principii,<text:line-break/>affectionem utrisque ipsus sequentibus fymptomatis; alii<text:line-break/>duntaxat voce privantur; atque horum quidam laesis quo-<text:line-break/>que et aliis omnibus, quae ex arbitrio sunt functionibus,<text:line-break/>alii sola voce oblaesa. Si igitur tum vocis tum functio-<text:line-break/>num aliaium oblaesio"fiat, principii nervorum affectio est,<text:line-break/>si vero solius vocis, -solorum voci-inservientium organo-<text:line-break/>rum. Sed in praedicta concursione, quum jam prope mor-<text:line-break/>tern ventum sit, aphoniae consequitur symptoma. Quod<text:line-break/>item in orationis fine dicitur venterque, arbitror, his pro-<text:line-break/>rumpit, ut Hermippo factum est et obiit, ita' auctorem<text:line-break/>dixisse probabile est, quoniam neque saepius symptoma<text:line-break/>hoc praesentem concursionem sequi viderit neque ratione<text:line-break/>inveniri potuerit.</text:span></text:p>
      <text:h text:style-name="P86" text:outline-level="2">XXXll.</text:h>
      <text:p text:style-name="P111">Surditas in acutis et turbulentis consectaria malum.</text:p>
      <text:p text:style-name="P92">Fit surditas et ob humorem quendam in auditoriis<text:line-break/>meatibus impactum infarctumque . nihil quod malignum<text:line-break/>sit habens. Fit quoque interdum emortua audiendi facul-<text:line-break/>tate , quam in acutis • tnrbulentisque morbis contingere<text:line-break/>cernimus; quam nunc-pronuntiavit malum esse symptoma,<text:line-break/>neque adjecit conjunctionem an, neque nomen ipsum ae-<text:line-break/>groti, quoniam certo de tali symptomate prouunciare licet.</text:p>
      <text:h text:style-name="Heading_20_2" text:outline-level="2"><text:span text:style-name="T2">ΧΧΧ</text:span><text:span text:style-name="T3">III.</text:span></text:h>
      <text:p text:style-name="P3"><text:span text:style-name="T17">Tremulae, obscurae et contrectabiles desipientiae valde<text:line-break/>phreniticae i utDidymarcho in</text:span><text:span text:style-name="T7"> Co.</text:span></text:p>
      <text:p text:style-name="P92">Fit et talis quaedam desipientiae species non' raro,<text:line-break/>ut aeger quietus jaceat neque solum non tumultuose ex-</text:p>
      <text:p text:style-name="P2"><text:span text:style-name="T7">clamet exsiliatque nt' antea, sed neque prorsus loquatur,<text:line-break/>neque figuram decubitus permutet; saepiusque qui ita affe-<text:line-break/>cti sunt familiaribus.praebent opinionem, quod mos sint,<text:line-break/>si quod fiat silentium,, dormituri. • Clausis itaque fenestris<text:line-break/>conquiescunt custodes, tempusque in his interdum lon-<text:line-break/>gum conterunt dormire aegruer, quod neque loquatur nte-<text:line-break/>que moventur arbitrati, aegro</text:span><text:span text:style-name="T23">1</text:span><text:span text:style-name="T7"> ipso non dormiente et 'ma-<text:line-break/>nus quiete moveute non secus quam' qui per levem contrec-<text:line-break/>talionem aliquid vel tangere vel invenire volunt. Delude<text:line-break/>his ita fe habentibus quidam clausis palpebris haec agunt; .<text:line-break/>-et si quis accedens cum eis loquatur, quidam neque pror-<text:line-break/>sus oculos aperiunt; alii.posteaquam aperuerunt aut paulo<text:line-break/>post clauserunt aut immotos fervant. Alii neque si quis<text:line-break/>eos inclinaverit vel stimulaverit, palpebras aperiunt. De<text:line-break/>phreniticis hujusmodi- Hippocrates in tertio epidemiorum<text:line-break/>ita scripsit: </text:span><text:span text:style-name="T17">nullus vero phreniticorum vehementer insuni-.</text:span></text:p>
      <text:p text:style-name="P2"><text:span text:style-name="T17">vit, veluti aliis usu venit; sed alia quadam veternosa ca-<text:line-break/>taphora capite gravati peribant.</text:span><text:span text:style-name="T7"> . Caeterum hos ipsos in<text:line-break/>praesenti dictione phreniticos obfcuros nominavit, perinde<text:line-break/>atque multis cognitu difficiles dixisset neque idiotis solum<text:line-break/>verum quoque et medicis. Nempe solos illos opinantur<text:line-break/>esse phreniticos, qui exclament vel exsiliant, Hippocrate<text:line-break/>mente oblaesus ita appellante, tametsi in quadam cata-<text:line-break/>phora perpetuo fuerint. Desipientia igitur una-cum coi-<text:line-break/>mate statim ab initio aliquando, simul invadit; nempe in<text:line-break/>libro de comate apud Hippocratem, ad idem utrasque ap-<text:line-break/>pellationes, tum cataphorae tqm comatis referre ipsum'de-<text:line-break/>monstravimus. Atqui tales phrenitides’ quietis obscurita-<text:line-break/>tem non habent;; fed obscura, nt dictum nunc est, phre-<text:line-break/>nitidis species </text:span><text:span text:style-name="T23">ex</text:span><text:span text:style-name="T7"> procedente tempore efficitur; omnesque<text:line-break/>quos ita affectus viderim, languidum durumque et angu-<text:line-break/>sium et exiguum habuerunt pulsum, ita ut quies fieri<text:line-break/>ipsis fatigata virtute conjiciatur, qui scilicet validius mo-</text:span></text:p>
      <text:p text:style-name="P2"><text:span text:style-name="T17">veri- nequeant.</text:span><text:span text:style-name="T7"> Quidam horum nt manus quiete pacate-<text:line-break/>que movent, sic et brevissime loquuntur; id quod multos<text:line-break/>latet solisque illis patescit, qui propiores facti susc in eos<text:line-break/>inclinaverunt; funt autem qui aurem prope faciem ipfov<text:line-break/>rum deponere tentent ut manifeste audiant. Praeterea<text:line-break/>manuum motio his exigua et tremula existens multos etiam<text:line-break/>latet folis his qui diligenter inspiciunt conspicua. Hoc<text:line-break/>igitur arguit virtutem horum languere atque hecticam<text:line-break/>quandam esse affectionem phrenitidis veluti febrium ea-<text:line-break/>rum , quas ob id hecticas appellamus. Sed de his dictum<text:line-break/>est in commentariis de differentiis febrium atque in libris<text:line-break/>de methodo medendi, praeterea et in libro de marasmo,<text:line-break/>folidas animalis partes prehendisse tales febres, non ex<text:line-break/>putredinofo humore fieri indicantes. Phrenitide igitur<text:line-break/>ipsa ex bilioso sincco generationem habente, quum is in<text:line-break/>cerebrum decubuerit, principio, quidem qualitate ipsius</text:span></text:p>
      <text:p text:style-name="P2"><text:span text:style-name="T7">nondum toti cerebri corpori permixta tumultuosae fiunt<text:line-break/>desipientiae;, procedente vero tempore simile quippiam<text:line-break/>contrahitur lanis, quae a tinctoribus appellatis tincturam<text:line-break/>accipiunt; nempe et hae vix eluibiles redduntur </text:span><text:span text:style-name="T2">ηοη </text:span><text:span text:style-name="T7">se-<text:line-break/>cus quam quae proprium ab initio colorem habenti Ta-<text:line-break/>lis igitur cerebri veluti tinctura desipientiam hecticam,<text:line-break/>habet;"atque ob id affectio horum, ut febrium; hecticarum<text:line-break/>prava est; quas quidem, quum incipiunt constitui, vix- folvj.<text:line-break/>exquisite vero constitutas abfolutasque sulvinon amplius<text:line-break/>posse demonstravimus. Recte igitur pronunciaturn est </text:span><text:span text:style-name="T17">ta-<text:line-break/>les</text:span><text:span text:style-name="T7"> desipientias phreniticas esse. Dictionem hanc veluti<text:line-break/>et alias quasdam medicorum praetercurrentes expositores<text:line-break/>lu sophisticis quaestionibus cunctantur; voco autem, ut sci-<text:line-break/>tis, fophistica, quae nihil ad melius sanandum conferunt.<text:line-break/>Talia autem non pauca et in expositionibus reperinntur;<text:line-break/>quorum nonnulla ab eo quod sanationi commodat reces-<text:line-break/>serunt magis, alia vero minus, quomodo profecto et cau-<text:line-break/>sam pervestigare, ob quam in calce praefentis dictionis</text:span></text:p>
      <text:p text:style-name="P2"><text:span text:style-name="T7">adjecit: ut </text:span><text:span text:style-name="T17">Didymarcho in Cos</text:span><text:span text:style-name="T7"> nempe in eo qui praece-<text:line-break/>dit sermone quod auotor nominatim aegros lu illis adferi-<text:line-break/>bat. dictionibus, in quibus non audet fei de qua agit, unum<text:line-break/>quippiam quod commune sit universaliter pronunciare., est.<text:line-break/>demonstratum. Nuuc autem verum dicere videtur de onr-<text:line-break/>nibusrta habentibus universaliter pronuncians, non tan-<text:line-break/>quam dubius, fed tanquam valde pefsuastrs. Adjecit au-<text:line-break/>tem sermoni, valde “phreniticae,, tanquam simpliciter phrei<text:line-break/>niticae dicere potuisset. Videtur autem mihi testimonium<text:line-break/>Permoui adscripsifle aegroti nomen, quod multos non idio-<text:line-break/>tarum, modo; verum etiam et medicorum lu talibus falli<text:line-break/>contingat. Imo et de quodam aliquando quis mihi quae-<text:line-break/>stionem movit ita -desipiente neque hunc perniciosa habere<text:line-break/>neque prorsus phreniticum esse existimans,, et forsan huic<text:line-break/>qui prorrheticum hoc scripsit • talis quaepiam dubitatio<text:line-break/>cum aliquo facta est, ideoque nominatim aegrum memoravit.</text:span></text:p>
      <text:h text:style-name="P86" text:outline-level="2">XXXIV.</text:h>
      <text:p text:style-name="P8"><text:span text:style-name="T17">Ex rigore torpores non vnlde</text:span><text:span text:style-name="T7"> apud siefa </text:span><text:span text:style-name="T17">existunt.</text:span></text:p>
      <text:p text:style-name="P94">' vrirv.v t - . - ll .</text:p>
      <text:p text:style-name="P4"><text:span text:style-name="T7">Haud scio cur libri hujus auctor- orationibus in mul-<text:line-break/>tis aliena utatur dictione; qui interdumvab affectibus.' ad<text:line-break/>affectos homines pertranscat,- interdum vero et ab affectis<text:line-break/>ipsis ad affectus. Praefatus igitur: et -nunc; ex ‘ rigore </text:span><text:span text:style-name="T17">de-<text:line-break/></text:span><text:span text:style-name="T7">sidiae, subintulit,' non valde apud se existunt; quum dicere<text:line-break/>potuisset, ex rigore desides non sini admodum constant.<text:line-break/>Quod ergo: inquit tale lest: quum rigorem» eonsequetur<text:line-break/>desidia ignaviaque; hi noir-admodum incolumi rmente exi-<text:line-break/>siunt; nempe corpus veh eme uter refrigeratum ex </text:span><text:span text:style-name="T17">ed,</text:span><text:span text:style-name="T7"> quod<text:line-break/>contingit ostenditur? Constat autem qitod totius corporis<text:line-break/>intemperiem magnam consequitur mentis 'laesio , affecto<text:line-break/>non Iecus: quam totmn tcorpus' cerebro. </text:span><text:span text:style-name="T23">5</text:span><text:span text:style-name="T7"> auto-</text:span></text:p>
      <text:h text:style-name="P88" text:outline-level="2">XXXV.</text:h>
      <text:p text:style-name="P111">Dolores circa umbilicum palpitantes habent quidem aliquid<text:line-break/>mentis efferatum, sub judicationem vero his-spiritus<text:line-break/>. cumulate aurn vehementi contenstode prodit. Surae quo-<text:line-break/>que dolares 'in. his mentis alienationem significant.</text:p>
      <text:p text:style-name="P4"><text:span text:style-name="T7">Quidam, uonrsolum </text:span><text:span text:style-name="T2">ἄλιςί, </text:span><text:span text:style-name="T7">id est fatis, quod </text:span><text:span text:style-name="T2">ἀθρόον,<text:line-break/></text:span><text:span text:style-name="T7">id. est simul, totum nui versimque 'significat, scribunt; verum<text:line-break/>quoque . e.t multum verbo/</text:span><text:span text:style-name="T2">ἄλις.</text:span><text:span text:style-name="T7">adjiciunt; alii </text:span><text:span text:style-name="T2">γόνω </text:span><text:span text:style-name="T7">per </text:span><text:span text:style-name="T2">γ<text:line-break/></text:span><text:span text:style-name="T7">scribunt, et non-per </text:span><text:span text:style-name="T2">τ τόνφ, </text:span><text:span text:style-name="T7">adjiciuntqne </text:span><text:span text:style-name="T2">γόνω </text:span><text:span text:style-name="T17">suaife,</text:span><text:span text:style-name="T7"> to-<text:line-break/>tam dictionem.talem facientes,, </text:span><text:span text:style-name="T2">γόνω εἴκελον διέρχεται,. </text:span><text:span text:style-name="T7">id<text:line-break/>est geniturae similis prodit;, alii pro.-fpiritus</text:span><text:span text:style-name="T2">"φλὲγμα;ρΐ-<text:line-break/></text:span><text:span text:style-name="T7">inita; scribunt; Palpitationem, ergo flatuoso a spiritu pro-<text:line-break/>ficisci demonstravimus. Ideo fecundum septum transver-<text:line-break/>sum collectus laedit nonnihil et nuentem, propterea. quod<text:line-break/>nervosis partibus principium compati assuevit; quum vero<text:line-break/>aliam quandam earum quae inibi funt, partium occupa-<text:line-break/>verit, mens quidem incolumis manet, fed critice his pi-</text:span></text:p>
      <text:p text:style-name="P2"><text:span text:style-name="T7">tuita multa cum tensioiie, 'id est curnt vehementi cupidi-<text:line-break/>tate, qualis </text:span><text:span text:style-name="T17">‘su fdnafiata &amp;eri fofefi</text:span><text:span text:style-name="T7"> -deorsum agit. .Tales<text:line-break/>tensiones evenite consueverunt ex crassis lentisque humo-<text:line-break/>ribus, vix ad' internas inteurnorum sestW commeantibus.<text:line-break/>In exemplaribus' quibusdam non est -scriptum’ per ‘ </text:span><text:span text:style-name="T2">τ’τό^ώ<text:line-break/></text:span><text:span text:style-name="T17">stispgiTat </text:span><text:span text:style-name="T4">τσ! </text:span><text:span text:style-name="T17">Mivoipevov,</text:span><text:span text:style-name="T7"> fed </text:span><text:span text:style-name="T2">ρετ“γ </text:span><text:span text:style-name="T7">faiap </text:span><text:span text:style-name="T2">εἴκελον</text:span><text:span text:style-name="T7">sienitdrae<text:line-break/></text:span><text:span text:style-name="T17">stmile i fl</text:span><text:span text:style-name="T7"> verti vel siststantia Vei colore vel utroque‘velit<text:line-break/>geniturae simile essesiudd </text:span><text:span text:style-name="T17">vactiatrso</text:span><text:span text:style-name="T7">-non,constat uniris. Qui<text:line-break/>autem a Praxagora.vitreus appellatur- hninorniquod vitro<text:line-break/>susc similis sit, ejusmodi est ut maximos tensivos inserat<text:line-break/>dolores, quum per intestinorum meat tunicas; est autem<text:line-break/>temperamento omnium qui in corpore generantur humo-<text:line-break/>rum frigidissimus. Quod autem ex crassioribus humoribus<text:line-break/>spiritus flatuosus oriatur, id etiam antea audivisti, quum<text:line-break/>de palpitatione ageremus. Non tamen qui suram infestant<text:line-break/>dolores, desipientiam in ipsis indicant. Unde fit ut qui<text:line-break/>dictioni opem praestant subaudiri velint, absque ratione</text:span></text:p>
      <text:p text:style-name="P2"><text:span text:style-name="T7">derepente occultati; citantque scriptum in tertio- epide-<text:line-break/>miorum aegrum, qui. in Dealcis, horto jacebat, in quo<text:line-break/>praefatus Hippocrates... quod .genibus . et tibiis doluerit,<text:line-break/>sedatis ipsis conseqnutam </text:span><text:span text:style-name="T17">ait</text:span><text:span text:style-name="T7"> desipientiam. Sed dixi an-<text:line-break/>tea expositiones faciendas non esse per talium aegrorum<text:line-break/>citationem; omnia siquidem </text:span><text:span text:style-name="T17">'i</text:span><text:span text:style-name="T7"> omnium .signa hac.. ratione<text:line-break/>erunt. Praeterea surae dolores mentis perturbationem, in-<text:line-break/>-dicatuios, quod fefe occultaverint, quum in. oratione non<text:line-break/>sit appositum ejusmodi cessasse dolores, absurdissimam ha-<text:line-break/>liet enarrationem. Nam hoc pacto liceret </text:span><text:span text:style-name="T25">(</text:span><text:span text:style-name="T7">quidquid. vel-<text:line-break/>lemus,, in contraritim -trahere, ut- si,.et capitis dolorem<text:line-break/>scriptum alicubi invenerimus non qui existit, sed'qui pla-<text:line-break/>catus sit audire- oporteat; tussim item et. fpirandi difficul-<text:line-break/>tatem, aurium etiam strepitum atque quodcuuqne aliud.</text:span></text:p>
      <text:h text:style-name="P84" text:outline-level="1"><text:bookmark-start text:name="bookmark9"/>GALENI IN HIPPOCRATIS PRAE-<text:line-break/>DICTIONUM LIBRUM I. COM-<text:line-break/>MENTARIUS II.<text:bookmark-end text:name="bookmark9"/></text:h>
      <text:h text:style-name="P85" text:outline-level="2">XXXVI.</text:h>
      <text:p text:style-name="P3"><text:span text:style-name="T17">Si quid sin urina innatartt, difstpato femoris dolore deli-<text:line-break/>rium</text:span><text:span text:style-name="T7"> portendit, et que circa aurium </text:span><text:span text:style-name="T17">suititus talia existunt.</text:span></text:p>
      <text:p text:style-name="P92">Multa quidem in libro toto carent perspicuitate, fed<text:line-break/>quem sensum . habeant deinceps videamus. Si occultato,<text:line-break/>ut interpretes dicunt , coxarum, dolore quippiam in urina<text:line-break/>fufilime petierit, nos securius certiusque de futura desi-</text:p>
      <text:p text:style-name="P2"><text:span text:style-name="T7">pientia pronunciabimus. Non tamen verum est quod di-<text:line-break/>cunt, si tanquam universale proferatur; nempe enaeorema<text:line-break/>optimum est tum album tum laeve tum aequale. Non<text:line-break/>est igitur simplieitemlicendum futuram nsse.. desipientiam,<text:line-break/>si quippiam in urina sublime petierit-, occultato coxarum<text:line-break/>dolore , sed si enaeorema pravum fueriti 'Neque hoc sa-<text:line-break/>tisfacit, sed si aliquod et unum deliriiisignum simul cum<text:line-break/>dictis apparuerit. Nam fieri potest nt si delapsus in co-'<text:line-break/>xam humor recurrerit, pars quaedam alia capite inferior<text:line-break/>eo.necepto ipfa quidem afficiatur, caput vero laedi inhi-<text:line-break/>llieat, si coxae doloi appaiere desierit ' atque' enaeoremh<text:line-break/>comparuerit capite nihil patiente; 'qudniam est urina in-<text:line-break/>culpata quae enaeorema non habet.. Sola quidem una est<text:line-break/>inculpata, quae-colore quidem fubflavo mediocriter fuerit<text:line-break/>et substantia moderata, quae fcilicet tum crassae tum te-<text:line-break/>nuis urinae medium obtinet. Ego sane quae lu libro in-<text:line-break/>“distincte prolata sunt atque ob id legentes offensura per-</text:span></text:p>
      <text:p text:style-name="P2"><text:span text:style-name="T7">petuo distinguo; . nam quae indistincta 'est expositoribus<text:line-break/>doctrina, novitios ea laedit magis quam,juvat. Virtutem<text:line-break/>siquidem,expositionis existimant esse,; si scripta omni.ope<text:line-break/>omnique pacto, etiam si conspicue falsa fuerint, defendant.<text:line-break/>Quod ubi. in manifestis confpicuisqne studiose; faciant,<text:line-break/>multo utique magis in obscuris absconditisque nihil. ipsis<text:line-break/>curae est veritatis. Quod in fine dictionis dictum, est:et<text:line-break/>quae circa aurium sonitus talia existunt, bene: per se Scri-<text:line-break/>ptum fuisse sine urinarum consideratione, ut fermo parti-<text:line-break/>cularis esset quem paulo ante universalem dixi; nempe<text:line-break/>dolores coxae, si qui. eos fecit humor recurrerit, possunt<text:line-break/>aliquando desipientiam inferre,, si ad caput humor perve-<text:line-break/>nerit. Adscenfus igitur humoris ad caput signum erunt<text:line-break/>ea quae in eo apparent symptomata; quo e numero' ha-<text:line-break/>bentur et sonitus. Scribunt autem nonnulli et quae in<text:line-break/>vesica talia;ajunt siquidem orationern lianc ostendere non<text:line-break/>folum consideranda esse urinarum enaeorernata tanquam<text:line-break/>delicii signum, verum quoque et si aliud quippiam tale</text:span></text:p>
      <text:p text:style-name="P2"><text:span text:style-name="T7">videatur ex his quae ex vesica excernuntur, tanquam ri-<text:line-break/>tra hoc affirmare, quod scriptor enunciare hoc pacto vo-.<text:line-break/>luerit nequeuntes. </text:span><text:span text:style-name="T17">Praesurtimque st urina enaeorema ha-<text:line-break/>buerit et quaecunque alia in ea fiunt desipientiae stgna.<text:line-break/></text:span><text:span text:style-name="T7">Rursus et in praesentia memoria tenere tirones ipfos opor-<text:line-break/>tet, nullum in urinis esse signum quod delirium porten-<text:line-break/>dat. Nempe hae 'partium hepatis renumque </text:span><text:span text:style-name="T17">et</text:span><text:span text:style-name="T7"> vesicae<text:line-break/>affectionem indicant, vasorumque sanguinem continentium<text:line-break/>et facultatis succos generantis tum robur tum imbecillita-<text:line-break/>tem; affectionum vero cerebri alia' sunt tum symptomata<text:line-break/>tum signa, de quibus antea audivisti.</text:span></text:p>
      <text:h text:style-name="P85" text:outline-level="2">XXXVII.</text:h>
      <text:p text:style-name="P3"><text:span text:style-name="T17">In alvo liquida lajsttudine laboranti, caput dolenti, stticu-</text:span><text:span text:style-name="T26">f<text:line-break/></text:span><text:span text:style-name="T17">losu, vigilanti, obscure</text:span><text:span text:style-name="T7"> loquenti, </text:span><text:span text:style-name="T17">impotenti; quibus talia<text:line-break/>sunt, mentis emotio metuenda esu</text:span></text:p>
      <text:p text:style-name="P5"><text:span text:style-name="T7">Liquida alvus; -ita&gt; autem appelletur-in qua liquida<text:line-break/>dejiciantur, et lassitudinis sensus, 'qui scilicet aegro" fit,<text:line-break/>morbosa quidem sunt symptomata; </text:span><text:span text:style-name="T17">sed</text:span><text:span text:style-name="T7"> delirium non por-<text:line-break/>tendunt, si quae ante dicta simt memoria non exciderint;<text:line-break/>ubi quonam pacto singulorum morborum signa atque alia<text:line-break/>omnia, quae in aegri corpore appareant, cognoscere opor-<text:line-break/>teat percurrimus. Quaedam enim, sunt; nt morborum sin-<text:line-break/>gulorum differentiae inter se separentur; alia vero ut fin-<text:line-break/>gularnm affectionum mures cognofcantur vel futura cogno-<text:line-break/>scatur crisis, qualisnam futura sit et quando. De singulis<text:line-break/>porro tum symptomatis tum signis ita docendum esse<text:line-break/>ostendimus, quomodo Hippocrates in prognostico fecit, sin-<text:line-break/>gulorum vires per se edocens aut cum pluribus ejusdem<text:line-break/>generis; quo -modo libri hujus auctor capite dolentes com-<text:line-break/>inemoravit vigilesque et ohfcuros. niNam si obscuros dici<text:line-break/>intellexerimus eos qui obscure loquuntur, propter voca-<text:line-break/>lium organorum offensam, quam ex nervorum vitio.con-</text:span></text:p>
      <text:p text:style-name="P90">traxerunt vel propter mentis laesionem, tria ejusdem ge-<text:line-break/>neris erunt signa.' : Dolor quidem capitis fere locum affe-<text:line-break/>ctum demonstrabit; vigilia vero quae in diversis cerebri<text:line-break/>affectionibus fiunt, 'vigiliam somnumque: et vigilias corna-<text:line-break/>que cognoscenti ostendet. De asaphia, quam obscuritatem<text:line-break/>diximus, quo sensu lutelligentihus'delirium portendat nu-<text:line-break/>per egi. Haec, igitur vel genere vel specie ves quovis<text:line-break/>modo, quis appellare voluerit, inter phrenitica. connume-<text:line-break/>rantur signa. At quoniam , phreniticam affectionem maxime<text:line-break/>siccam cernimus, quaecunque siccitatis symptomata in vi-<text:line-break/>cinis capiti instrumentis aut quamcunque cum eo habeant<text:line-break/>societatem existunt, ea quoque et futuram desipientiam<text:line-break/>coindicaut. Quo signorum in geneie lu praesentis dictio-,<text:line-break/>nis morbo dictum .est sitis. Lassitudo' autem quod multis<text:line-break/>modis fiat, ut in commentariis de tuenda valetudine de-<text:line-break/>monstratum est, nihil aliud nobis manifesti indicat. Quum<text:line-break/>enim lassitudo, quae ulcerosum sensum habet ob mordaces<text:line-break/>acresqne humores fiat.; quae tensivum ob. copiam quae</text:p>
      <text:p text:style-name="P2"><text:span text:style-name="T7">phlegmonosum ob utrumque;usi sane ea vel ulcerosa vel<text:line-break/>phlegmonosa fuerit, ad spem desipientiae generandae quip-<text:line-break/>piam conferet; si tensiva nihil. Sic et. alvus liquida bile<text:line-break/>quidem flava sincera exeunte vel et ex colliquamentis, de<text:line-break/>generatione phreniticae affectionis quippiam coindicabit;<text:line-break/>magisque si spumosae fuerint dejectiones. Quum' vero<text:line-break/>non adjecta sit in dictione exeuntium qualitas, sed dicta<text:line-break/>simpliciter alvus liquida, nihil ad morbi hujus praenotio-<text:line-break/>nem ex ea assumere valebimus. Nempe ut antea dictum<text:line-break/>est post propria affectionis signa, quaecunque generis in<text:line-break/>quo affectio est indicatoria existunt, ea quippiam indica-<text:line-break/>bunt. Primum siquidem non affectionis ipsius indicatoria<text:line-break/>talia existunt; fed generis iu quo affectio continetur, quae<text:line-break/>calida </text:span><text:span text:style-name="T17">et sicca est. Quoniam vero</text:span><text:span text:style-name="T7"> unumquodque genus<text:line-break/>speciebas familiare est, ad praecognitionem specierum con-<text:line-break/>feret, si signorum generis propriorum quaedam apparue-<text:line-break/>rint. Verbum autem impotentia in dictorum signorum</text:span></text:p>
      <text:p text:style-name="P2"><text:span text:style-name="T7">concursione adjectum, nihil prorsus ad affectionis delirii<text:line-break/>praecognitionem affert auxilii, sicuti neque ad magnitudi-<text:line-break/>nis ipsius cognitionem.- Nempe, inquiens, ut hi mente<text:line-break/>moveantur spes est, delirii quidem affectionem fore osten-<text:line-break/>dit , non tamen hanc vel parvam vel magnam. Unde igi-<text:line-break/>tur magnitudinem ipsius accepit? Neque enim aerugino-<text:line-break/>fus neque niger vomitus factus videtur, non urina non<text:line-break/>dejectio talis/sicuti neque alia quae ecstafeos, id est com-<text:line-break/>motionis mentis, signa prius recensuit. Non igitur dictam<text:line-break/>nuper fyndromen lu phrenitin finituram speramus et pe-<text:line-break/>riculosam phrenitin, propterea quod verbum impotentia<text:line-break/>adjecit; talem autem sequi phrenitin ut mente moveatur,<text:line-break/>neque ipse sperabis neque alteri praedicere audebis. Ta-<text:line-break/>lis siquidem fleri quandoque potest; fed praenotio non ex<text:line-break/>his quae raro contingunt signis fit, sed ex his quae con-<text:line-break/>tinua funt vel maxima ex parte veritatem habent. Vo-<text:line-break/>Iumus siquidem lu praedictionibus ipsis perpetuo, si fleri<text:line-break/>possit, voti compotes esse, ita ut si quis octies animi scn-<text:line-break/>tentia frustretur, his vero ei succedat ex voto, is quam</text:span></text:p>
      <text:p text:style-name="P5"><text:span text:style-name="T7">idiota abjectior et contemptibilior sit. Potest siquidem<text:line-break/>idiota de aegris pronuuclans sumper quod 'evenit, si sae-<text:line-break/>pius assequatur quod velit, vera loqui vel falsa.</text:span></text:p>
      <text:p text:style-name="P8"><text:span text:style-name="T7">XXXVI</text:span><text:span text:style-name="T30">II</text:span><text:span text:style-name="T7">.</text:span></text:p>
      <text:p text:style-name="P3"><text:span text:style-name="T17">Exsudantes ac potifstmum. circa caput sin acutis submoleste<text:line-break/>ferentes malum , tum alias tum, in urinis nigris; turbi-<text:line-break/>dus quoque et in his fpiritus malum.</text:span></text:p>
      <text:p text:style-name="P4"><text:span text:style-name="T7">Perniciosa quidem et absque lallis est nigra urina,<text:line-break/>verum si et illa adjecta fuerint; praecognitionem valde<text:line-break/>augebunt. Sed. quidnam indicet turbidus spiritus inter<text:line-break/>obscura, collocare oportet; et potissimam quod </text:span><text:span text:style-name="T17">n</text:span><text:span text:style-name="T7">eque i»<text:line-break/>prognostico neque in aphorisinis neque i in legitimo aliti<text:line-break/>libro spiritum turbidum dixerit, quemadmodum urinam.<text:line-break/>- Sed quaenam urina sit. turbida non- nos-modo ex iis, qlii&gt;<text:line-break/>turbidas aquas perpetuo dicunt intelligimus, verum quo-<text:line-break/>que et Hippocrates ipse docuit, quum inquit; tanquam</text:span></text:p>
      <text:p text:style-name="P2"><text:span text:style-name="T7">sedimentum returbaveris,' assimilat quoque et eam jumen-<text:line-break/>torum urinis; non &gt; tamen quid per spiritum turbidum in-<text:line-break/>telligere oporteat liquet; qnoniam nullus dicat ut aquam<text:line-break/>turbidam ita et aerem turbidum; nisi quis vapore plenum<text:line-break/>intellexerit, quomodo expositores quidam hujus orationis<text:line-break/>intellexerunt. Quo etenim pacto sudorem in syncope fo-<text:line-break/>ras effundi conspicimus, ita effluvium humiditatum in iis<text:line-break/>qui intus divaporantur, aegris internum' fleri dicunt; at-<text:line-break/>que ob id per exspirationem vaporem effundi perquam<text:line-break/>multum, idque :turbidum scriptum esse. Si vero', ut inon-<text:line-break/>nulli, primam syllabam non per </text:span><text:span text:style-name="T2">ο θολερὸν, </text:span><text:span text:style-name="T7">sed per a<text:line-break/></text:span><text:span text:style-name="T2">θαλερὸν </text:span><text:span text:style-name="T7">scripseris, non amplius qualisnam sit spiritus </text:span><text:span text:style-name="T2">θα-<text:line-break/></text:span><text:span text:style-name="T4">λερὸς</text:span><text:span text:style-name="T2"> </text:span><text:span text:style-name="T7">conjectura est colligendum. Faciem enim </text:span><text:span text:style-name="T2">θαλερὰν<text:line-break/></text:span><text:span text:style-name="T7">forsan quis intellexit veluti bene habitam et bene co-<text:line-break/>loratam; sed quidnam significet spiritus </text:span><text:span text:style-name="T2">θαλερὸς, </text:span><text:span text:style-name="T7">nosse non<text:line-break/>est,, nisi vehementer magnum indicare voluerit. Nominum<text:line-break/>siquidem alienus usus causam praebet iis qui volunt, quo-</text:span><text:span text:style-name="T23">:<text:line-break/></text:span><text:span text:style-name="T7">quo pacto evenerit, intelligendi. Proinde quidam: per </text:span><text:span text:style-name="T2">ο</text:span></text:p>
      <text:p text:style-name="P2"><text:span text:style-name="T7">scriptum </text:span><text:span text:style-name="T2">θολερὸν, </text:span><text:span text:style-name="T7">grave olentem intellexerunt ut.aliioran-<text:line-break/>cum; alii rursus</text:span><text:span text:style-name="T25">;</text:span><text:span text:style-name="T7">turbatum ut.difficaltatenrnspirandi. ab eo<text:line-break/>significari velint, veluti ac si ita dixisset:, jpirandi </text:span><text:span text:style-name="T17">quaque<text:line-break/>difstcnltai</text:span><text:span text:style-name="T7"> in his </text:span><text:span text:style-name="T17">nulla.</text:span><text:span text:style-name="T7"> Neque tarnen</text:span><text:span text:style-name="T25">r</text:span><text:span text:style-name="T7"> libri siujns </text:span><text:span text:style-name="T17">aoctog<text:line-break/></text:span><text:span text:style-name="T7">posse simpliciter spirandi difficultatem indicare videtur,<text:line-break/>scd unam .quandam ejus differentiam,; siye.</text:span><text:span text:style-name="T25">;</text:span><text:span text:style-name="T7">enim per.a<text:line-break/></text:span><text:span text:style-name="T2">θαλ.ερὸν,,^ </text:span><text:span text:style-name="T7">sive per o </text:span><text:span text:style-name="T2">•θολερὸν </text:span><text:span text:style-name="T7">scriptum .sit,, videtur ,ea </text:span><text:span text:style-name="T17">ap-<text:line-break/>pellatione</text:span><text:span text:style-name="T7"> speciem unam difficultatis spirandi; non simpli-<text:line-break/>citer difficultatem spicandi omnem indscare yoliiisse. ,</text:span><text:span text:style-name="T25">c</text:span><text:span text:style-name="T7"> ...</text:span></text:p>
      <text:h text:style-name="P85" text:outline-level="2">XXXIX.</text:h>
      <text:p text:style-name="P109">Praeter vacuittionis tasurum rationem impotentiae, non<text:line-break/>existente vastorum vacuati one, malum.</text:p>
      <text:p text:style-name="P94">rian.Quod dicitur,ppstue.qbicurnm.,est, neque ipsius capsa<text:line-break/>inventu est difficilis; nempe quod dicitur, tale est: invali-<text:line-break/>dos imbecillosqne in actionibus-sicuti plurimum vacuatos</text:p>
      <text:p text:style-name="P2"><text:span text:style-name="T7">in periculo esse existima, si nulla in ipsis facta fuerit in-<text:line-break/>signis </text:span><text:span text:style-name="T23">:</text:span><text:span text:style-name="T7">' vacuatio."</text:span><text:span text:style-name="T23">i9</text:span><text:span text:style-name="T7">;Nam si facul tas sine - ulla manifesta • va-<text:line-break/>uuatib ne‘imbecilla’ fuerit, gravantem </text:span><text:span text:style-name="T23">;</text:span><text:span text:style-name="T7"> estendit oopiam vel<text:line-break/>unius? piifidipioruni* intemperiem. Qdum^voro tria sint,<text:line-break/>ut• 'didiristi, prrncipia; cerebrum quitlein functionum earum<text:line-break/>q&amp;teb&amp;c vulhnsate^oiifiirtirr; 'coU vitaliutn' iiijipenatarum;<text:line-break/>jecttrT vero %aruin-quae alimoniae 'inserviunt, quas et hatu-<text:line-break/>rales “Vdoasit; ' natirralia facultatisvitalisque imbecillitati<text:line-break/>deterrima’ est</text:span><text:span text:style-name="T23">:</text:span><text:span text:style-name="T7"> etniifo' boniinem follii; ’ nempe et una'cum<text:line-break/>ea quae a cerebro</text:span><text:span text:style-name="T23">7</text:span><text:span text:style-name="T7"> est iconfestim ensolvitni;'quae si astr-<text:line-break/>ciatur, non protinus cor ipfum laeditur. Sed de hujus-<text:line-break/>modi cunctis lu multis mostris lucubrationibus didicisti.</text:span></text:p>
      <text:h text:style-name="P85" text:outline-level="2">XL.</text:h>
      <text:p text:style-name="P109">Alvi interceptae sed parva, nigra. Caprinis stercoribus stmt-<text:line-break/>' did dd necesusttdtern dejicientes sc nasus in his sunguinem<text:line-break/>' fanddns malum.</text:p>
      <text:p text:style-name="P5"><text:span text:style-name="T4">Σττυράϋονς</text:span><text:span text:style-name="T2"> </text:span><text:span text:style-name="T7">vocant caprarum dejectiones;- sunt autem<text:line-break/>hae siccae atque id quod excernitur, - propria circumficri-<text:line-break/>ptione rotundum circumductumque existit. Quum igitur<text:line-break/>quis hoc pacto sicca et circumducta dejecerit in spiras<text:line-break/>'voluta- appellantur; fiuntque talia et quod plusculo tem-<text:line-break/>pore retineantur mt propter copiam igneae calidi tatis. Si<text:line-break/>igitur praeterquam quod talia existant, nigra quoque' fue-<text:line-break/>rint, flagrantem ardentemque circa medium corporis affe-<text:line-break/>ctionem esse declarant; atque ob id mala existunt. Ser-<text:line-break/>moni adjectum est </text:span><text:span text:style-name="T17">et per mares eruptio stat malum; ve-<text:line-break/>lati</text:span><text:span text:style-name="T7"> lu aliis multis dictionibus scribente qdod multorum<text:line-break/>commune est tanquam proprium auctore; quod sermone<text:line-break/>uno universali doctrinam comprehendere non- possit. Est<text:line-break/>autem commune in ipsis tale. Bilis yacuationem multam<text:line-break/>tanquam quassationem vehementem atque multis in mor-<text:line-break/>his commode suctam non sustinent praesiccati neque rigo-<text:line-break/>rem neque alvi exeretionern neque sudores neque paroti-<text:line-break/>das insignes vel quempiam decubitum alium. Ita enim</text:span></text:p>
      <text:p text:style-name="P90">eos qui in epidemiis facti sunt, -abscessus incusamus vel<text:line-break/>minores, ut dixi; tanquam nihil' jUvantes, vel majores<text:line-break/>tanquam sustineri nequeant. Sanguinis itaque eruptiones<text:line-break/>hoc modo non ferunt, qui ante sunt arefactis Talis au-<text:line-break/>tem est praedicta affectio, quum ne uni-qnidem per morbi<text:line-break/>initia, lu spiras circumducta exeant excrementa; neque ea<text:line-break/>simpliciter sed cum medici diligentia et operatione vel per<text:line-break/>clysterem vel per glandem j nempe haec oratio ad necessi-<text:line-break/>tatem tale quippiam ostendit.</text:p>
      <text:h text:style-name="Heading_20_2" text:outline-level="2"><text:span text:style-name="T7">XL</text:span><text:span text:style-name="T11">I.</text:span></text:h>
      <text:p text:style-name="P32"><text:span text:style-name="T17">Quibus lumborum dolor diuturnus: cum aestu sustidiofo, hi<text:line-break/>st exsudent; malum, scrn et his tremores stunt? Sed<text:line-break/>et vox ut inrigdra consuicnn.</text:span><text:span text:style-name="T7"><text:tab/>t</text:span></text:p>
      <text:p text:style-name="P92">Rurius concursio; dictorum symptomatum ex proprio<text:line-break/>constat intuitu, non logica est; atque ob id ipsa 'quoque<text:line-break/>de hoc addubitans inquit an et his tremor fit? Malam</text:p>
      <text:p text:style-name="P2"><text:span text:style-name="T7">vero ait concursionem de ea re. non dubitans quod- lum-<text:line-break/>borum dolor una cum aestu fastidioso: diutius _ maneat:<text:line-break/>sudatiuncula autem 'his adveniens certiorem efficit prae-<text:line-break/>cognitionem. Sive namque sudorem erigunm totu fieri<text:line-break/>corpore ab </text:span><text:span text:style-name="T2">ἐφιδρώσεως </text:span><text:span text:style-name="T7">nomine significari intellexerimus,<text:line-break/>signum bonum non est, quum ab eo et si non lumborum<text:line-break/>dolorem, certe fastipiofum aestum solvi oportebat; sive<text:line-break/>sudores eos qui circa thoracem caputque fiunt intellexe-<text:line-break/>rimus, quod perpetuo hi mali sint constat, facultatis im-<text:line-break/>becillitatem vel in his - partibus copiam indicantes, Ob<text:line-break/>haec quidem omnia praedicta signorum concursio mala esu<text:line-break/>Quum vero- mullae lu lumbis, sint pernis; non liquet, ex<text:line-break/>auctoris verbis quaenam afficiatur, in qua dolor diu per-<text:line-break/>severet et aestus fastidiosus non desinat, sed signis aliis<text:line-break/>dijudicare convenit. Si igitur .renes fuerint affecti; scis<text:line-break/>horum affectiones per urinas cognoscendas esse; si vero<text:line-break/>aliquis vel eorum qui inibi funt vel dor.falis medullae</text:span></text:p>
      <text:p text:style-name="P90">musculorum passus fuerit, jam tibi et cum alio adjecto<text:line-break/>signo constat; nempe affecta dorsali medulla sensus torpo-<text:line-break/>ris erit .in his partibus, quae ex ea affecta enascuntur.<text:line-break/>Didicisti autem ex dissectione nervorum dorsalis medullae<text:line-break/>et qui ah unaquaque vertebra euasicantur nervi et partes<text:line-break/>corporis, ad quas-dispertiantur. Si igitur signum"aliquod<text:line-break/>affectae dorsalis medullae^ tibi adfuerit, tum tremorem tum<text:line-break/>allam omnem nervorum affectionem fore exfpecsa, quas<text:line-break/>inter una existit tremulae vocis oblaesio. Nempe oratio<text:line-break/>haec ut lu rigore, vocem tremulam indicat.</text:p>
      <text:h text:style-name="Heading_20_2" text:outline-level="2">XLII.</text:h>
      <text:p text:style-name="P109">Extrema corporis quae ad utraqua contraria cito permu~<text:line-break/>tantur malum; sttis quoque hujusmodi, malum.'</text:p>
      <text:p text:style-name="P4"><text:span text:style-name="T7">Quidnam cum praescripta dictione praesentem anne-<text:line-break/>ctunt; atque ob id eam cum conjunctione </text:span><text:span text:style-name="T17">autem,</text:span><text:span text:style-name="T7"> hoc<text:line-break/>scribunt pacto: </text:span><text:span text:style-name="T17">extrema autem corporis, st celeriter in</text:span></text:p>
      <text:p text:style-name="P2"><text:span text:style-name="T17">utramque conditionem permutentur, rnnlurn.</text:span><text:span text:style-name="T7"> Sed quae in<text:line-break/>ea dicuntur, " ab ante dicta concursione distinguuntur.;<text:line-break/>qirapropter -et scriptor, qui cum illis ea scripsit., veluti<text:line-break/>et.multa </text:span><text:span text:style-name="T21">alialuter . se </text:span><text:span text:style-name="T7">conjunxit, quamquam nullam ha-<text:line-break/>beant communitatem. Nos igitur horum expositionem<text:line-break/>scorsum moliri oportet. Nam si summae • corporis partes<text:line-break/>facile lu utramque permutentur.conditionem, malum signum<text:line-break/>esu Summae corporis partes pestes sunt; manus, aures et<text:line-break/>nasus, quae et in- his, quae cum-frigore fiunt, accessionum<text:line-break/>invasionibus ,primae omnium frigescunt. Quod autem<text:line-break/>oratio haec in ' utramque conditionem caliditatem : dicat<text:line-break/>et frigiditatem; liquido constat omnibus; . Quum igitur fe-<text:line-break/>cundum naturam habemus, temperatethabent summae cor-<text:line-break/>poris partes,-nulla repentina facta in his mutatione. Nam<text:line-break/>tametsi quam maxime .hieme frigidae et aestate calidae<text:line-break/>fuerint, paulatim tamen talem assequuntur permutationem;<text:line-break/>non celerem quidem nec usque adeo validam, ut vel hieme<text:line-break/>similiter .'glacie refrigerentur vel aestate iis, quae ab igne</text:span></text:p>
      <text:p text:style-name="P2"><text:span text:style-name="T7">multo calefacta sint assimilentur. In morbis autem summe<text:line-break/>-malignis permutatio harum hora una ad contraria efficitnr,<text:line-break/>interdum quidem ut tanquam hieme perfrigelcant, inter-<text:line-break/>dum vero tanquam aestate calescant. Id autem contingit,<text:line-break/>quum proprlam caliditatem non habuerint, atque a febrili<text:line-break/>calefiant; quae a corporis medio . incipiens, flammaeque<text:line-break/>similis .corpus totum depascens extrema concalefacit; quae<text:line-break/>et quum tranfpiraverit, statim ea refrigescunt, exstincta na-<text:line-break/>turali caliditate. ' Sitis quoque hujusmodi, . inquit, mala<text:line-break/>est; ubi verbum hujusmodi quod eam.dicat, quae celeri-<text:line-break/>ter lu :contraria ; permutatur, veluti deefummis dictum est<text:line-break/>-partibus, nemo, ignorat, r Permutatio. aut,</text:span><text:span text:style-name="T17">sitis</text:span><text:span text:style-name="T7"> ad contraria<text:line-break/>fit, quum paulo ante sitiens confestim sine,.siti reddatur;<text:line-break/>et rursum post paulo sitiens erit, non desinente fcilicet<text:line-break/>siticulosa affectione;...fieri: siquidem ,non potest mt aeger<text:line-break/>paulo ante valenter exsiccatus, ita. persecte humectetnr ut<text:line-break/>sine siti fiat. . Quidnam. ergo est quod f nvj.ta affectis nonr<text:line-break/>tingit? Sane quod, his .qui toto die totaque. nocte, in-</text:span></text:p>
      <text:p text:style-name="P2"><text:span text:style-name="T7">terdum nullo pacto secernunt urinam. Prius siquidem<text:line-break/>neque corporis affectiones mens aegri consequnta est, coI-<text:line-break/>lectaque. urina nondum valenter vesicam distendit; at po-<text:line-break/>steaquam mens conscquuta est et vesica impleta, ob haec<text:line-break/>ambo sensit affectionem aeger. Quo igitur modo id 'desi-<text:line-break/>pientiae est signum, sic et quod in siti dictum est; quum<text:line-break/>aegri quidem sitiendi affectionem femper habeant, sed non<text:line-break/>sentiant, donec eorum anima sensu praedita magis redda-<text:line-break/>tur et sitiendi assertio ad summum augeatur. Summarum<text:line-break/>igitur corporis partium ad contraria permutationem ma-<text:line-break/>lum esse putandum, utpote quae caloris nativi imbecilli-<text:line-break/>tatem ostendas et ejus qui praeter naturam est robur.<text:line-break/>Sitis vero permutationem languorem quidem sensificae fa-<text:line-break/>cultatis, robur vero siticulosae affectionis.</text:span></text:p>
      <text:h text:style-name="P85" text:outline-level="2">XL<text:span text:style-name="T37">III</text:span>.</text:h>
      <text:p text:style-name="P8"><text:span text:style-name="T7">Ex moderato sierox </text:span><text:span text:style-name="T17">responsio malum.</text:span></text:p>
      <text:p text:style-name="P91">Sermone hoc generalior existit alius qui non solum<text:line-break/>hunc continet, verum et alios quosdam non paucos. Omne<text:line-break/>siquidem quod praeter naturam propriam malum, genus<text:line-break/>horum est atque multorum aliorum sermonum. Cui,enim<text:line-break/>proprie natura composita estj is non solum, quum incom-<text:line-break/>positus desipit, perniciose affectionem habere demonstrat,<text:line-break/>verum quoque et cum ferocitate respondens prope ad. phre-<text:line-break/>nitidem accessit; cui vero vice versu responsio in feroci<text:line-break/>natura composita est, ut is vel in cataphoram vel lethar-<text:line-break/>gum venturus sit spes est.</text:p>
      <text:h text:style-name="P85" text:outline-level="2">XLIV.</text:h>
      <text:p text:style-name="P111">Vox acuta, his hypochondria intro trahuntur.</text:p>
      <text:p text:style-name="P92">Secundum naturam sane dicendum erat, quibus in<text:line-break/>morbis vox acuitur, trahuntur his hypochondria ad inter-<text:line-break/>nam sedem. Sed nescio quo modo oblectatur libri hujus<text:line-break/>auctor ita enunciationibus alienis. Relicto igitur de hac</text:p>
      <text:p text:style-name="P2"><text:span text:style-name="T7">re studio ad eorum quae dicuntur lutelligentiam veniamus;<text:line-break/>quae neque ipsa universalis est, ut aliae multae eorum<text:line-break/>quae- in hoc libro dicuntur, vera tamen ita enuncietur,<text:line-break/>quod plerisque, qui lu morbis vocem mittunt acutam, ad<text:line-break/>internam sedem trahantur hypochondria. Nempe </text:span><text:span text:style-name="T17">id ver-<text:line-break/></text:span><text:span text:style-name="T7">bum </text:span><text:span text:style-name="T17">lipiarat</text:span><text:span text:style-name="T7"> significat neque quod hypochondrium ipfum<text:line-break/>propria quadam affectione intro accurrat, fed quod interna<text:line-break/>magis ipsum trahant. Nempe septum transverfum sym-<text:line-break/>ptomatis ejusmodi causa est-, quum vel inflammatur vel<text:line-break/>arescit propter igneam caliditatem, vel a membrana costas<text:line-break/>succingente retrahitur; quum rursus et ea ipsa ob phle-<text:line-break/>gmonem et ob siccitatem tendatur. Suntque ex medicis<text:line-break/>plerique, qui. retractum hypochondrium inter ea, quae<text:line-break/>simul cum phrenitide assident, scripferunt; nam plerique<text:line-break/>phrenitici ita affici videntur; sed praesens oratio retrahi<text:line-break/>hypochondria non dicit, sed est interna trahi. Tu autem<text:line-break/>si verum prorfus loqui lubet, ex dimidio utrumque com-<text:line-break/>pones dicesque, intro sursumque trahi hypochondrium</text:span></text:p>
      <text:p text:style-name="P2"><text:span text:style-name="T7">neque immerito id fieri propter obliquum septi transversi<text:line-break/>situm. Incipit enim ab ossis pectoris, quod sternum ap-<text:line-break/>pellatur, extremo; atque hinc sensim oblique defcendens<text:line-break/>tum intro tum infra ad lumbos pervenit, ita ut plurimum<text:line-break/>quidem totius ipsius substantiae profundis hypochondriis<text:line-break/>subjaceat, supernum vero principium altius sit. Ob haec<text:line-break/>igitur ad internam fupernamque sedem trahi videtur. '<text:line-break/>Quod si haec inter se comparaveris, plus intro quam sur-<text:line-break/>sum transpositum esse tibi videbitur. Relicta itaque ea,<text:line-break/>quae praeter naturam ob instrumentorum siccitatem phle-<text:line-break/>gmonemque musculorum acuitur, voce quoniam angina<text:line-break/>haec affectio vocetur de ea quae aliis in morbis acuitur,<text:line-break/>voce pronunciavit inquiens, his hypochondria intro tra-<text:line-break/>huntur. Vocem itaque acutam ex vocalium instrumento-<text:line-break/>rum angustia in commentariis de voce demonstravimus;<text:line-break/>atque ob </text:span><text:span text:style-name="T17">id tum</text:span><text:span text:style-name="T7"> spadones tum pueri tum mulieres vocem<text:line-break/>reddunt acutam; in febribus vero siccitas horum angu-<text:line-break/>stiam efficit.</text:span></text:p>
      <text:h text:style-name="P86" text:outline-level="2">XLV.</text:h>
      <text:p text:style-name="P111">Oculus hebescens pravum, et stxus et caliginosus malum.</text:p>
      <text:p text:style-name="P4"><text:span text:style-name="T7">Oculns hebescens sicuti caliginosus tum ipsi aegro<text:line-break/>tum videntibus fit manifestus; aegro quidem, quum non<text:line-break/>amplius conspicue videt quomodo antea in hebescentibus<text:line-break/>conspectibus; quemadmodum in caliginosis praeter id,<text:line-break/>quod obluse respicit, adhuc per quandam caliginem videre<text:line-break/>putat; vocant autem </text:span><text:span text:style-name="T2">ἀχλύν, </text:span><text:span text:style-name="T7">aeris turbationem, quae me-<text:line-break/>dium tum nubis tum nebulae habet crassamentum, ita ut<text:line-break/>quam nebula quidem inanis concreverit, quam nubes vero<text:line-break/>minus. Fit autem tale in oculis pathema et non paqcis<text:line-break/>qui febre carent,, veluti et </text:span><text:span text:style-name="T2">αμανρωσις, </text:span><text:span text:style-name="T7">quae obscura im-<text:line-break/>hecillaque instrumentorum fensio existit sine turbamenti<text:line-break/>apparitione; jam vero et laborantibus multis. Est autem<text:line-break/></text:span><text:span text:style-name="T2">ἀμαύρωσις </text:span><text:span text:style-name="T7">turbido adspectu generalior; nempe quum in<text:line-break/>utroque obscure cernatur, aegris - quidem ipsis fensio ve-</text:span></text:p>
      <text:p text:style-name="P90">luti turbationis cujnsdam iu caliginosis conspectibus eve-<text:line-break/>nit; extrinsecus vero ridentibus oculus hebescens nullam<text:line-break/>humidi praeter naturam habeie videtur consistentium;<text:line-break/>periit autem ex eo tum splendidum tum lucidum, quod<text:line-break/>in acute videntibus oculis inest. Hebescentes item mor-<text:line-break/>tuorum oculis similes existunt; multisque morientium at-<text:line-break/>que adhuc tamen viventium tales oculi videntur, veluti<text:line-break/>et his quos extrema habet senectus; caliginosi vero non<text:line-break/>omnibus, sed solis iis quibus turbidum in pupilla vide-<text:line-break/>tur humidum,. quod sanitatis tempore tum lucidum tum<text:line-break/>albicans erat. Ex dictis itaque affectiones oculorum utras-<text:line-break/>que pravas esse manifesto liquet,; fixus vero oculus pro-<text:line-break/>pter moventium oculos musculorum immobilitatem fit;<text:line-break/>immobilitas autem ea propter omnium ipsius musculorum<text:line-break/>vel resolutionem vel aequam et quae in neutram partem<text:line-break/>vergat tensionem proficiscitur; vel propter exactam mo-<text:line-break/>ventis musculos facultatis imbecillitatem. Talis couslitu-<text:line-break/>tio ei' qua oculi in gyrum vertuntur ex adversio pugnat;</text:p>
      <text:p text:style-name="P2"><text:span text:style-name="T7">nempe instabiles funt non secus, quam qui equum ap-<text:line-break/>pellatum habet, ita ut nunquam conquiescant; contra a'u-<text:line-break/>tem fixi nunquam moventur. Si igitur causas, talis con-<text:line-break/>stitutionis oculorum intellexeris, constat et eas pravas esse.<text:line-break/>Scribunt aliqui in dictione et fixum caliginosum malum,<text:line-break/>caliginem quandam concrevisse in oculis volentes ex affe-<text:line-break/>ctionis tum siccitate tum caliditate.</text:span></text:p>
      <text:h text:style-name="P85" text:outline-level="2">XLVI.</text:h>
      <text:p text:style-name="P111">Vox acuta dangorosu malum.</text:p>
      <text:p text:style-name="P92">Nonnulli quidem clangorosa, alii querula plorabun-<text:line-break/>daque scribunt. Quod autem clangorosa vox fiat, quum<text:line-break/>siccitas vocalium organorum intenditur,- est demonstratum.<text:line-break/>Plorabunda vero secundum eandem noscitur intensionem,<text:line-break/>sed difficilior quam clangorosa existit, quanto majorem<text:line-break/>indicat affectionem.</text:p>
      <text:h text:style-name="P86" text:outline-level="2">XLVII.</text:h>
      <text:p text:style-name="P109">Dentium stridor perniciosum, quibus non. est per sunitatent<text:line-break/>ajsuetusf suffocatio quoque in his pefstmum.</text:p>
      <text:p text:style-name="P92">Quum libri hujus auctor memorare non consueverit<text:line-break/>quae in prognostico scripta sunt, nunc tamen de stridore<text:line-break/>dentium mentionem fecit, adjecitque in fine quod 'suffo-<text:line-break/>catio in his valde mala sit. At quum didiceris quonam<text:line-break/>pacto stridor dentium procreetur, quonam item modo suf-<text:line-break/>focatio, nihil in hac etiam dictione fusius recensere est<text:line-break/>necesse, nempe ex illis universa ipse cognosces.</text:p>
      <text:h text:style-name="P85" text:outline-level="2">XLVllI.</text:h>
      <text:p text:style-name="P111">Probus faciei color et vultus vehementer tristis malum.</text:p>
      <text:p text:style-name="P92">Quod saepius fallat coloratior facies, putentque hanc<text:line-break/>vel fangninis per nares eruptionis criticae veI abscessuum<text:line-break/>post aures significatoriam esse, ob id jure etiam si cum</text:p>
      <text:p text:style-name="P2"><text:span text:style-name="T7">multa tristitia fiat, malum esse signum fcripsit. Fieri fi-<text:line-break/>quidem nequit .ut aegri ita bene colorentur nt qui optime'.<text:line-break/>valent pro ea quidem quae in illis est affectione , sed ob<text:line-break/>caliditatem multam impense rubros ipsos factos et bene<text:line-break/>coloratis, similes yideri relinquitur. Quod autem valde<text:line-break/>rubrum ,est, id ad melancholiam idoneum esse ait in epi-<text:line-break/>demiorum secundo; cujus signum nroestitia .existit; atque<text:line-break/>ni mulle ipsi adfuerit, multo magis. Quum itaque florida<text:line-break/>quidem apparuerit facies, aeger autem valde tristis fuerit,<text:line-break/>quaedam in cerebro valde calida affectio esse videtur quae<text:line-break/>sanguinem exurit; eamque ob causam bilem atram ut de-<text:line-break/>monstratum est gignit. Sed forsan alienum non erit, ut<text:line-break/>quaedam per totum librum sensu carentia simpliciter com-<text:line-break/>memoravi, ita et , nunc faciam scribamque ex enarrationi-,<text:line-break/>bus sensu et intelligentia carentibus aliquam gratia exem-<text:line-break/>pli. Neque sane eum qui primus de his dixit sum admi-<text:line-break/>ratus; commune siquidem id omnium est vitium, ut quo-</text:span></text:p>
      <text:p text:style-name="P2"><text:span text:style-name="T7">modo filios ita .et quae ab illis excogitantur diligant; nisi<text:line-break/>quis valde securus Aefopi fabulam ' perpetua in memoria<text:line-break/>habuerit, quae duas nos gestare manticas ait, anteriorem<text:line-break/>quidem vitiorum alienorum plenam, posteriorem nostrorum’;<text:line-break/>atque ob id delicta aliorum videre nos, nostra vero non<text:line-break/>cernere; is etenim solus ad verorum cognitionem scfe<text:line-break/>exercebit. Non igitur; ut dixi, eum qui primus exposi-<text:line-break/>tionem scripsit demiroi, sed eos qui dicta prius inepte<text:line-break/>laudant; quomodo et nunc quidam laudibus extollit eo-<text:line-break/>rum explicationem, qui intelligendum esse ajunt faciei<text:line-break/>quidem bonum colorem in aegrotantis ipsius, colore ; moe-<text:line-break/>stitiam vero multam-iu medico colorem bonum praeter<text:line-break/>naturam ut signum malum cernente. Nam si id docere<text:line-break/>voluisset prorrhetici auctor, ita dixisset: </text:span><text:span text:style-name="T17">faciei color bonus<text:line-break/>valde moestum'signum medico}</text:span><text:span text:style-name="T7"> aut si non ita : - </text:span><text:span text:style-name="T17">faciei co-<text:line-break/>lor bonus valde moestum </text:span><text:span text:style-name="T24">:</text:span><text:span text:style-name="T17"> reddit medicum,•</text:span><text:span text:style-name="T7"> neque ad hoc<text:line-break/>in fine postea adfcripsisset., malum. Abfurdum siquidem<text:line-break/>admodum atque ab oinui intelligentia alienum dicere.</text:span></text:p>
      <text:p text:style-name="P90">faciei colorem bonum valde moestum signum medico ma-<text:line-break/>lum vel r urium .hoc pacto, faciei color bonus valde moe-<text:line-break/>stum reddit medicum et est signum malum. Nempe vel<text:line-break/>id moestum residit medicum et signum est malum vel<text:line-break/>malum esse colorem bonum duntaxat dictum sat fuerit;<text:line-break/>sed ut utrumque simul dicatur fieri nequit. Adde quod<text:line-break/>etiam conjunctio et apposita clare indicat in aegroto haec<text:line-break/>ambo contigisse, tum coloratam faciem tum vehementem<text:line-break/>tristitiam. Ut ergo quis praetermissa hujus lectionis in-<text:line-break/>dicatione, ad id quod recensetur veniat, falsus est 'eorum<text:line-break/>qui exposuerunt, sermo. Non enim de necessitate color<text:line-break/>faciei bonus valde moestum reddit medicum, sed interdum<text:line-break/>laetiorem quam antea reddit, quum scilicet faciei colo-<text:line-break/>rem bonum vel sanguinis eruptionis vel abscessuum post<text:line-break/>aures criticorum .signum • esse speraverit. Si itaque di-<text:line-break/>ctione ipfa summe tum ambigua tum obscura existente<text:line-break/>talia quaedam excogitarent, venlam hi a nobis mereren-<text:line-break/>tur; sed quoniam rem commodissimam clare distinguens<text:line-break/>docet, quando sane quidem bonum exisset signum bene</text:p>
      <text:p text:style-name="P2"><text:span text:style-name="T7">colorata facies, quando vero non bonum, quisnam ipsis<text:line-break/>ignosceret? Sicuti et his qui praesentem sermonem de<text:line-break/>mutua </text:span><text:span text:style-name="T21">inter.se </text:span><text:span text:style-name="T7">transmutatione boni faciei coloris et moe-<text:line-break/>stitiae esse dicunt. Existimant siquidem, quum haec sibi<text:line-break/>invicem succedunt, quando scilicet colore bono desinente<text:line-break/>aeger valde moestus reddatur, rursusque et moestitiam<text:line-break/>illam subsequatur color bonns, difficile signum esse, ac si<text:line-break/>• ambo simul esse nequeant vel ipse de contrariis antea<text:line-break/>non dixerit, mutuam lu sese transmutationem nonthonum<text:line-break/>signum esse; inibi siquidem generatio aIterius tollit alte-<text:line-break/>rius essentiam-, quo fit ut simul esse nequeant; sed quod<text:line-break/>moestitia simul cum colore bono consistat, non est im-<text:line-break/>possibile. Si igitur quae in unaquaque oratione ab ali-<text:line-break/>quibus perperam diota sunt redarguamus, commentario-,<text:line-break/>rum prolixitatem non pauci incusabunt; si vero .non re-<text:line-break/>prehensa praetermittamus, jam-postea erunt qui auditam<text:line-break/>peregrinam expositionem tanquam a me praetermissam<text:line-break/>vitio vertant, et maxime quum expositionis tum vitium</text:span></text:p>
      <text:p text:style-name="P90">tum virtutem nondum discernere queant. Quum ergo<text:line-break/>fieri non possit ut incusationem devitemus, qua vel su-<text:line-break/>pervacue sermonem protrahamus vel, utile quippiam prae-<text:line-break/>termiltamus, ad alterum divertam, quod lecturis scriptas a<text:line-break/>me explanationes commodius fore credidi.</text:p>
      <text:h text:style-name="P85" text:outline-level="2">XLIX.</text:h>
      <text:p text:style-name="P111">Dejectiones in spumosus stncerasaue desinentes exacerbant.</text:p>
      <text:p text:style-name="P4"><text:span text:style-name="T7">Causa cur qui librum exposuerunt ut multas dictio-<text:line-break/>nes alias, ita et hanc perperam obaudierunt, non npvi.<text:line-break/>Nempe quum ipse dixerit desinentes, expositionem hi </text:span><text:span text:style-name="T17">fa-<text:line-break/>ciant</text:span><text:span text:style-name="T7"> dejectionum spumosarum sincerarumque;- at idem<text:line-break/>non est aut cui talia dejiciuntur exacerbandum morbum,<text:line-break/>aut cui desinent dejectiones in talia. Pravae, igitur affe-<text:line-break/>ctionis signa sunt Spumosae, et sincerae si memoria tenue-<text:line-break/>rimus dejectiones sinceras appellari quae duntaxat unum</text:span></text:p>
      <text:p text:style-name="P2"><text:span text:style-name="T7">qui excernitur, humorem caeteris impermixtum habent';<text:line-break/>non . ess tamen ut talia excernentibus morbus exacerbetur<text:line-break/>necesse, quum fieri-possit ut conquiescat paulatim cocta<text:line-break/>affectione, lu qua talia excernebantur. Qqando igitur<text:line-break/>necesse est ut morbus exacerbetur ? Quum scilicet deje-<text:line-break/>ctiones praeter id quod non cessent, in spumosas quoque<text:line-break/>sincerasque permutabuntur; nempe hae aliis 'quae ante<text:line-break/>excernebantur deteriores,, .exacerbandum morbum indicant.</text:span></text:p>
      <text:p text:style-name="P33"><text:span text:style-name="T7">rj rr .<text:tab/>'ii<text:tab/>:———;<text:tab/>'<text:tab/>-</text:span></text:p>
      <text:h text:style-name="P85" text:outline-level="2">L.</text:h>
      <text:p text:style-name="P34"><text:span text:style-name="T17">Urinarum in morbis acutis ex resuigeratione interceptiones<text:line-break/>impefstmae.</text:span><text:span text:style-name="T7"><text:tab/>. v-irtrq<text:tab/>Jt</text:span></text:p>
      <text:p text:style-name="P92">Morbi acuti ex calidiore materia ortum habent. Si<text:line-break/>ergo,.urinarum retentio ex vesicae refrigeratione fiat, ma-<text:line-break/>lum; nempe ex tali intemperie fecretricis, quae in vesica<text:line-break/>est, facultatis factam imbecillitatem vel sensus ob refrige-<text:line-break/>ratum ipsius nervum privationem, nervumque ipsum, quod</text:p>
      <text:p text:style-name="P90">contristat haud quaquam .sentire ostendit f refrigeratio 'au,-,<text:line-break/>tem vesicae fit dissoluto ab eo qui praeter naturam est<text:line-break/>naturali vesicae calore. Sed forsan quis objecerit, quam<text:line-break/>ob causam, si febris tutum occupaverit corpus, vesica refri-<text:line-break/>gerata est? Quaestionem fane diluit partis aptitudo; non<text:line-break/>enim omnia naturam eandem'pariter .sortita sunt.</text:p>
      <text:h text:style-name="P85" text:outline-level="2">L<text:span text:style-name="T37">I</text:span>.</text:h>
      <text:p text:style-name="P111">Perniciosa stne signis levantia mortem stgnistcant.</text:p>
      <text:p text:style-name="P4"><text:span text:style-name="T7">Sine signis inquit, vel excretionis vel concoctionis;<text:line-break/>non autem aliud docet quam universale illud in apbo-<text:line-break/>risrnis ita scriptum:' quae </text:span><text:span text:style-name="T17">non ex ratione levant, suis si-<text:line-break/>dendum non est; neque valde formidanda mala, quae prae-<text:line-break/>ter rationem eveniunt.</text:span><text:span text:style-name="T7"> Praesens siquidem dictio ab uni-<text:line-break/>verIali recedens, eorum quae universali subjecta sunt,<text:line-break/>quippiam edocet, de perniciosis siquidem duntaxat pro-<text:line-break/>nunciat, non de pravis omnibus; neque enim prorsus quid-</text:span></text:p>
      <text:p text:style-name="P90">quid pravum fuerit, mox idem, et perniciofum existit.<text:line-break/>Demonstravimus siquidem in prognostico malorum signorum<text:line-break/>differentias non paucas- dictas esse,-lu quibus Hippocratem<text:line-break/>ipsum, ex nominum propriorum adjectione magnitudinem<text:line-break/>horiim indicare ostendimus.- De pravis igitur, simpliciter<text:line-break/>et non perniciosis nosse id duntaxat satis est, non esse his<text:line-break/>fidendum, si absque, signis desierint; redibunt siquidem, sed<text:line-break/>non tollent hominem. Quae vero eo pravitatis devene-<text:line-break/>runt ut et inter perniciosa censeantur,, quod haec quidem<text:line-break/>mediocriter pravis infida magis sint, nequeantque secure<text:line-break/>et cuur fiducia sine manifestis signis sedari, in libris de<text:line-break/>crisibus est latissime a me demonstratum. Nem pe ubi ta-<text:line-break/>lra tractu temporis laesionem habitualem indissolubilem-<text:line-break/>que confecerint, revertentur, pro malitiae suae magnitu-<text:line-break/>dine, periculi magnitudinem afferentes. Nam causae ali-<text:line-break/>quae eorum quae in corpore procreantur potentia, vir-<text:line-break/>tuteque tum virus rabidorum canum tum letalia ea ,me-<text:line-break/>dicamenta repraefentant, quae et fi in affecto loco nullum</text:p>
      <text:p text:style-name="P2"><text:span text:style-name="T7">protinus quod notabile fit pariant symptoma, post qua-<text:line-break/>tuor tamen vel sex menses vel longinquiorem 'temporis<text:line-break/>moram hominem perimunt. Scimus autem nonnullos et<text:line-break/>a cane rabido morsos, qui postea tum aquas formidave-<text:line-break/>runt tum 'interierunt, a primo principio, in quo morsi<text:line-break/>fuerant, post duos vel tres vel quatuor vel multo plures<text:line-break/>menses. Novi sane et' quendam qui exactu anno eum in-<text:line-break/>currit affectum quem hydropbobutn, id est </text:span><text:span text:style-name="T17">aquae timorem^<text:line-break/></text:span><text:span text:style-name="T7">vocant; de quo medicis omnibus summa in solidis ani-<text:line-break/>malis/partibus siccitas fieri videbatur, atque una adaucta<text:line-break/>naturalis caliditas in igneam conversa. Affectionem hanc<text:line-break/>caninum virus perit longo tempore, hoc est paulatim;<text:line-break/>atque ob id immedicabilior existit, quod partium solida-<text:line-break/>rum substantia lu aliam transeat conditionem; veluti in<text:line-break/>vitiliginibus, leucis appellatis, fieri consuevit, nempe et<text:line-break/>altius descendit haec praeter naturam affectio. Quum au-<text:line-break/>tem haec alterent quidem solida corpora, sed nondum al-<text:line-break/>teraverunt, simul ut vacuata funt, solidorum quoque al-</text:span></text:p>
      <text:p text:style-name="P2"><text:span text:style-name="T7">teratio cessat</text:span><text:span text:style-name="T17">; interdumque die uno, interdum vero</text:span><text:span text:style-name="T7"> citius<text:line-break/>etiam ad naturalem red.eunt habitum. Nempe quum </text:span><text:span text:style-name="T17">affe-<text:line-break/>ctio</text:span><text:span text:style-name="T7"> fit et nondum facta est, breviter feparata efficiente<text:line-break/>ipsam causa sedatur; si vero completa ea • fuerit, etiam si<text:line-break/>vacuata fuerint quae affectionem procreaverint humida,<text:line-break/>nihil in sanationis ratione amplius existit. Simile enim<text:line-break/>.quippiam contingit, quemadmodum in lignis' evenit, quae<text:line-break/>proxime mollem ignem sunt apposita ; calefiunt siquidem<text:line-break/>valde, sed nondum inuruntur; quae si prius ab igne sepa—<text:line-break/>raveris quam inuri incipiant, celeriter contractam calidi-<text:line-break/>tatem deponunt; si vero tantum in se exceperint, ut lu-<text:line-break/>uri incipiant, etiam si ab igne tollantur, nihilo minus<text:line-break/>inuruntur. Quod si lignum humidum in ignem eundem<text:line-break/>conjiciatur, </text:span><text:span text:style-name="T2">ηοη </text:span><text:span text:style-name="T7">protinus accenditur, nt si vel stuppam<text:line-break/>vel calamum siccum vel ellychnimn conjeceris, et si post<text:line-break/>paulo lignum hujusmodi sustuleris, brevi post intervallo,<text:line-break/>deponet eam, quam ab igne contraxerat, alterationem. Non<text:line-break/>est igitur absirrdum, ut talis in corpore paulatim progeni-.</text:span></text:p>
      <text:p text:style-name="P2"><text:span text:style-name="T7">tus sit humor, qualis est et rabientium canum et medica-<text:line-break/>mentorum tractu temporis longiore corrumpentium, ita<text:line-break/>ut plerosque medicos lateant. Quomodo in eo qui ob<text:line-break/>lassitudinem, ut videbatur, moderatissime’febriit,-qui post<text:line-break/>quartum diem urinam secrevit substantia quidem tenuem,<text:line-break/>sed colore nigram, ut in utroque eam, quae ex' pauco<text:line-break/>atramento scriptorio aquae multae diluto consurgit mixtu--<text:line-break/>ram representaret; atque modo alio, si non atramentum<text:line-break/>ipsum dilutum intellexerimus, certe eam quae a multis<text:line-break/>fuligo appellatur, quam </text:span><text:span text:style-name="T2">ἄσβολον </text:span><text:span text:style-name="T7">appellant Graeci. Visus<text:line-break/>est aeger hic quarto die bene habere ita, ut sequentibus<text:line-break/>diebus lavaret;</text:span><text:span text:style-name="T23">1</text:span><text:span text:style-name="T7"> deinde die septimo vesperi, quum febrire<text:line-break/>coepisset, tabefactus obiit. Docetur autem in praefenti<text:line-break/>dictione id, quod optimis medicis opem affert, non vulga-<text:line-break/>ribus; neque enim perniciosorum morborum signa hi no-<text:line-break/>verunt. [Adolescens praeterea quidam excernebat cum fe-<text:line-break/>bre imbecilla rubidam proluviem non paucam ; saepiusque<text:line-break/>die uno nocteque cum tepida febre; qui hinc moderatius</text:span></text:p>
      <text:p text:style-name="P90">habere est vifus, ita ut tertio die a febre immunis este<text:line-break/>videretur. Ego itaque urinas ipsius, quae tum tenues tum<text:line-break/>albae inster aquae essent, conspiciens; jecoris infirmita-<text:line-break/>tem ,permanere conjeci, praecepique ut occurrerent huic<text:line-break/>idoneis tum epithematis tum esculentis et ratione nivendi<text:line-break/>univerfa. Deridens vero me medicus quidam a Thessalo<text:line-break/>edoctus, qui non solum ipse nunquam urinas contempla-<text:line-break/>tus erat, sed et contemplantes fullones appellabat, prohi-<text:line-break/>buitj ne homini praesidium ferretur, sola post inanitio-<text:line-break/>nem refectione utendum- esse inquiens; fed morbus septi-<text:line-break/>mo a principio die superveniens patuit omnibus esse he-<text:line-break/>paticus. Talia igitur omnia, quae vaIde utilia funt, prae-<text:line-break/>termittunt expositores, tempusque interdum circa dictiun-<text:line-break/>cuIas nullo pacto utiles conterunt.</text:p>
      <text:h text:style-name="P88" text:outline-level="2"><text:span text:style-name="T7">LI</text:span><text:span text:style-name="T11">I.</text:span></text:h>
      <text:p text:style-name="P3"><text:span text:style-name="T17">In acutis biliosis albicantes, spumosae et circum biliosue<text:line-break/>dejectiones malum f malum quoque et urinae hujusmodi;<text:line-break/>an et</text:span><text:span text:style-name="T7"> his </text:span><text:span text:style-name="T17">jecur dolore ajsactum ?</text:span></text:p>
      <text:p text:style-name="P4"><text:span text:style-name="T7">Quod saepius jam et antea dictum est, dicam et nunc.<text:line-break/>Qui librum hunc composuit, videtur quidem, ejusdem cum<text:line-break/>magno Hippocrate esse " artis ; fed ipso longe est inferior,<text:line-break/>atque ob id quidam librum hunc Draconis Hippocratis,<text:line-break/>alii Thessali esse putaverunt.' Duo siquidem magni Hip-<text:line-break/>pocratis filii suisse perhibentur, Draco et Thessalus, quo-<text:line-break/>rum utriusque rursus filius Hippocrates, Sive igitur ab<text:line-break/>horum altero sive ab alio quodam scriptus ssit liber; sive<text:line-break/>qui scripsit, priusquam Graecis publicaret, obierit,' perve-<text:line-break/>stigare supervacuum videtur; nam quae de ipso dicta nunc<text:line-break/>sunt, sufficiunt. At legentes conquirere intelligentiarn eo-<text:line-break/>rum, quae dicuntur; studeant, fitque gemina inquisitio, id</text:span></text:p>
      <text:p text:style-name="P90">quod ab ipso dicatur, tum ad librorum Hippocratis con-<text:line-break/>fessorum tum ad rerum veritatem referentibus nobis. Et<text:line-break/>nunc sane quod proponitur'ita investigabimus, quod au-<text:line-break/>ctor plerumque symptomata implicet, quorum uniuscujus-<text:line-break/>que vires per se in prognostico didicimus. Nempe quod<text:line-break/>dejectiones tum albicantes tum spumosae malae sint, dictum<text:line-break/>est in libro illo. Quod praeterea minus periclitentur,<text:line-break/>quorum naturae convenit morbus, ex aphorismis constat;<text:line-break/>quare quibus non convenit, hi magis periclitantur. Bilio-<text:line-break/>sae igitur dejectiones et biliosa vesicae exerernenta cum<text:line-break/>biliosis hominibus et morbis familiaritatem habent et co-<text:line-break/>gnationern; non biliosa autem et albicantia his praeter<text:line-break/>naturam funt atque ob id prava censentur. Spumosa<text:line-break/>vero dejectio naturis omnibus mala esu Quae si tantum-<text:line-break/>modo in oratione dicantur, nulla oborietur quaestio; ve-<text:line-break/>rum si adjeceris circumbiliofa, maximam movebis quaestio-<text:line-break/>nem; quo etenim pacto fieri potest ut albicantia simul et<text:line-break/>biliosa dejiciantur? Vitiatam equidem et hanc dictionem,</text:p>
      <text:p text:style-name="P2"><text:span text:style-name="T7">veluti et alias multas, existimo; nempe commodius fuit<text:line-break/>nt in ea scriberetur non circumbiliofae, vel omnino<text:line-break/>omissa fuisset haec dictio circumbiliosae. Si vero dictio-<text:line-break/>nem tanquam vitio carentem existimare cogimur, e duo-<text:line-break/>bus alterum ut sit oportet; nam vel uno tempore albi-<text:line-break/>cantia, in altero circumbiliosa, dejici est putandum; vel<text:line-break/>si tempore uno secerni utraque quis asserere voluerit,<text:line-break/>albicantia quidem tum constantium tum durorum excre-<text:line-break/>mentorum colorem indicabunt; circumbiliofa vero, ea<text:line-break/>quae circa ipsa sunt, bilem substantia tenuem habere,<text:line-break/>Consueverunt autem tales excretiones circumcoloratas<text:line-break/>appellare. Urinae autem permisceri quidem hoc pacto<text:line-break/>non possunt, sed in his alterum eorum, quae dicta sunt,<text:line-break/>vel alterum intelligere est necesse; atque utraque esse<text:line-break/>mala, et albicans et circumbiliosum. In urinis autem<text:line-break/>circum biliosum, quod superflue biliosum est, de necessi-<text:line-break/>tate est intelligendnm; neque' enim fieri potest ut quo-<text:line-break/>modo in 'dejectionibus circumbiliosa cum albicantibus</text:span></text:p>
      <text:p text:style-name="P2"><text:span text:style-name="T7">fieri posse retuli, ita et in urinis intelligatur.. Qnod au-<text:line-break/>tem in 'flue dictionis Ieriplnm esi, an et'his jecur dolore<text:line-break/>affectum? recre est diclurnr nempe aliis dolorosum fit et<text:line-break/>aliis non propterea qnod haec ob tum phlegmonem tum<text:line-break/>obstructionem • tum inflammatoriam quandam affectionem<text:line-break/>et per ventrem et perveficam excernantur. Sed de ta-<text:line-break/>libus omnibus una cum" peculiaribus demonstrationibus in<text:line-break/>nostris tractationibus'diximus; ut neque nunc singulis in<text:line-break/>dictionibus physicas audire demonstrationes conveniat, scsi<text:line-break/>sulis his, quae nit ipsis demonstrata funt, unumquemque<text:line-break/>contentum esse oporteat.</text:span></text:p>
      <text:h text:style-name="Heading_20_2" text:outline-level="2">LIII.</text:h>
      <text:p text:style-name="P3"><text:span text:style-name="T7">Si </text:span><text:span text:style-name="T17">vocis interceptiones 'su febribus convulstvo modo</text:span><text:span text:style-name="T7"> ob-<text:line-break/>ortae mentis alienationem cum </text:span><text:span text:style-name="T17">silentio afferant, per-<text:line-break/>niciosum.</text:span></text:p>
      <text:p text:style-name="P92">Quamquam' vetera omnia exemplaria ita scripta sint,<text:line-break/>librique interpretes omnes hoc pacto recipiant, quidam</text:p>
      <text:p text:style-name="P2"><text:span text:style-name="T7">tamen ex iis,, qui tum heri tum- nudius tertius nati sunt,'<text:line-break/>in eam quae expositu ipsis facilis fit, tranfcribunt dictio-<text:line-break/>nem. Ego vero, etv», qui de expositione dubitans vi-,<text:line-break/>tiaram esse'dictionem suspicetur et ad.id quod verum ap--<text:line-break/>pareat, transcrlbat, non increpo; sed quod expositionem:<text:line-break/>faciat; ut ipse tranfcribere est ausus perinde atque ab ini-'<text:line-break/>tlo ita scriptum sit, increpatione dignum esse arbitror/<text:line-break/>Quum vero plurimis in dictionibus fecerint id nonnulli,<text:line-break/>malam ipsorum in omnibus adulterationem memorare Iom-<text:line-break/>gum esse.puto. Quo autem modo et alia mulla hoc toto<text:line-break/>libro scripta semel aut bis annotavi, ita et hoc. . Dicta<text:line-break/>igitur a me sunt haec, propter' eos, qui. prorsus a prae-<text:line-break/>Ienti oratione auserunt verba haec duo, cum silentio per--<text:line-break/>niciosum. Ego autem sensum talem esse autumo. Si in<text:line-break/>febre vocis privationes, quae convulsivo modo fiunt,.'de-,<text:line-break/>sinant in eam quae cum silentio'iiij-ecstasin, perniciosum;<text:line-break/>perniciosum autem vel pathema vel symptoma subaudire,<text:line-break/>oportet, libri auctore ita ex consuetudine ennnciaute.</text:span></text:p>
      <text:p text:style-name="P2"><text:span text:style-name="T7">Nomen igitur </text:span><text:span text:style-name="T17">atyri,</text:span><text:span text:style-name="T7"> id est- </text:span><text:span text:style-name="T17">cum silentio,</text:span><text:span text:style-name="T7"> in casu dandi est<text:line-break/>intelligeudum et cum verbo </text:span><text:span text:style-name="T2">ὲξίστανται, </text:span><text:span text:style-name="T7">id est </text:span><text:span text:style-name="T17">mente mo-<text:line-break/>ventur,</text:span><text:span text:style-name="T7"> cousiruendum ordinandumqne. In casu autem<text:line-break/>dandi intellectum non amplius hoc significat solum, si in<text:line-break/>mentis motionem transeant, cum silentio valde malum;<text:line-break/>nam rursus eum nomini silentio verbum, perniciosum sub-<text:line-break/>jecisse constat; quod sane intelligendum pro latenter et<text:line-break/>obscure vulgo. Quum ergo vocis interceptiones multis<text:line-break/>fiant modis, ut dictum est, nunc eam, quae convulsivo<text:line-break/>modo fit, in eam quae cum silentio efficitur, ecstasin de-<text:line-break/>sinere ait. Sed quorumnam convulsivum modum intelli— ,<text:line-break/>gernus? Dixerit quis vocalium instrumentorum, quae tum<text:line-break/>quod resoluta sunt tum nullo'pacto, a voluntate movean-<text:line-break/>tur, interceptionis vocis causa, existunt. Ab his ergo<text:line-break/>affectionibus convulsivam distinguens inquit: si </text:span><text:span text:style-name="T17">in febri-<text:line-break/>bus vocis interceptiones convulsivo modo.</text:span><text:span text:style-name="T7"> Non hae igitur<text:line-break/>cum tumultu et clamore, non enim vociferari, possunt<text:line-break/>qui voce funt destituti, fed cum silentio lu ecstasin per-<text:line-break/>veniunt ; et nulla sane quaestio est, quonam modo cum</text:span></text:p>
      <text:p text:style-name="P2"><text:span text:style-name="T7">silentio mente moveantur, qui nullo pacto vocem emit-<text:line-break/>tere possint. Unde igitur, inquiunt, mente aberrantes eos<text:line-break/>cognoscimus? Ridiculam admodum interrogantes interro-<text:line-break/>gationem,- folisquesiis interrogari dignam, qui nunquam<text:line-break/>aegros mente laesos conspexerint. Nempe et si uon lo-<text:line-break/>quantur, quod stomesticos convenienter ipsi non videant,<text:line-break/>neque quum interrogentur, affectionem dicant vel scripto<text:line-break/>vel nutibus; quod'item motus ostendant a ratione alienos<text:line-break/>exsilientes vel inordinate convulsi, haec desipientiam ipsu-<text:line-break/>rum indicant; et si valenter horum affectio excedat, jam<text:line-break/>non desipientiam simpliciter, sed ecstasin, id est </text:span><text:span text:style-name="T17">insaniam,<text:line-break/></text:span><text:span text:style-name="T7">jure appellamus.</text:span></text:p>
      <text:h text:style-name="P85" text:outline-level="2">LIV.</text:h>
      <text:p text:style-name="P111">Vods ex dolore interceptiones, cum cruciatu letales.</text:p>
      <text:p text:style-name="P4"><text:span text:style-name="T7">Verbum </text:span><text:span text:style-name="T2">δυσθάνατοι, </text:span><text:span text:style-name="T7">id est </text:span><text:span text:style-name="T17">difficiles ad moriendum,<text:line-break/></text:span><text:span text:style-name="T7">modo qui tardius moriuntur, modo qui cum dolore signi-</text:span></text:p>
      <text:p text:style-name="P90">Seat, quod optima ratione in praesenti oratione dicitur;<text:line-break/>et maxime quia vocis interceptionem hujusmodi in ante-<text:line-break/>cedente dictione memoravit; nempe convulsio doloris<text:line-break/>plena est affectio.</text:p>
      <text:h text:style-name="P85" text:outline-level="2">LV.</text:h>
      <text:p text:style-name="P111">Fjebres ex hypochondriorum doloribus malignae.</text:p>
      <text:p text:style-name="P92">Orationem hanc sive libri hujus auctor sive alius<text:line-break/>scripserit; non laudo; nisi etenim distinguatur, bifariam<text:line-break/>falsa est, qnod et gemina indigeat distinctione. Quum<text:line-break/>ergo non paucae in hypochondriis sitae sint partes, febres<text:line-break/>non sunt ex omnibus his malignae; sed ex septo trans-<text:line-break/>verso, ventriculo, et jecore; scimus quoque et musculos<text:line-break/>quosdam qui inibi jacent, si inflammentur, febrem accen-.<text:line-break/>dere. Quin .imo neque ubi in jecore vel ventre vel septo<text:line-break/>transverso phlegmone oriatur, febris haec continuo ma-<text:line-break/>ligna est; sed acuta forfan fuerit, quamquam ne hoc qui-</text:p>
      <text:p text:style-name="P90">dem perpetuo, nondum vero maligna. Quod autem neque<text:line-break/>acutam perpetuo fieri dicam testatur experientia et ratio<text:line-break/>demonstrat, ab externis- inflammationibus conspicuam re-<text:line-break/>portans fidem. Nam quum inflammationum magnitudinem<text:line-break/>perpetuo febris ex proportione sequatur, ut in hypochon-<text:line-break/>driis non perpetuo partem aliquam ex praecipuis valen-<text:line-break/>ter inflammari est necesse, sic neque febrem inferri acu-<text:line-break/>tam. Orationem igitur his dimitto, qui et false dictorum<text:line-break/>causias salsas tanquam veras pronunciant. Ego vero, ut<text:line-break/>retuli,' neque veterum cuiquam patrocinari neque illis<text:line-break/>pertinaciter contradicere proposui; sed quae vere tum<text:line-break/>fieri tum apparere in aegris vidi, ea iis, qui medicum<text:line-break/>exercent artem, narrare.</text:p>
      <text:h text:style-name="Heading_20_2" text:outline-level="2"><text:span text:style-name="T7">LV</text:span><text:span text:style-name="T11">I.</text:span></text:h>
      <text:p text:style-name="P111">Sitis praeter rationem suluta in acutis malum.</text:p>
      <text:p text:style-name="P5"><text:span text:style-name="T7">Est et hic sermo pars illius universalis, qui omnia<text:line-break/>non ex ratione levantiaprimum quidem suspecta esse<text:line-break/>ait; deinde et periculosa saepius, qniim et ea ipfa quae<text:line-break/>praeter rationem levant symptomata, periculosa exissent.<text:line-break/>Dictus autem et alius quidam in aphorifmis universalis<text:line-break/>ferino, lu quo et id, quod nunc dicitur, est pronuncia-<text:line-break/>tum: qui etenim </text:span><text:span text:style-name="T17">parte aliqua corporis dolent et magna<text:line-break/>ex parte dolorem non sentiunt, his mens aegrotat.</text:span><text:span text:style-name="T7"> Quod<text:line-break/>igitur in acutis morbis sitim praeter rationem solvi signum<text:line-break/>malum sit, declarat abunde quae praeter rationem fit<text:line-break/>folutio; quod vero mentis laesio significetur ex eo patet,<text:line-break/>quod aeger manentem adhuc affectionem non sentit, quam-<text:line-break/>quam affectio doloris expers non siti Quodnam autem<text:line-break/></text:span><text:span text:style-name="T2">παραλόγως, </text:span><text:span text:style-name="T7">id est </text:span><text:span text:style-name="T17">praeter rationem,</text:span><text:span text:style-name="T7"> indicet, tametsi fae-<text:line-break/>pius plerisque in locis dixerim, non perperam tamen et<text:line-break/>in praesentia dicetur. Quum igitur neque per vomitum,<text:line-break/>neque per sudorem, neque per dejectionem neque etiam<text:line-break/>per abscessum critirirm solvi sitim contingat; non quod</text:span></text:p>
      <text:p text:style-name="P90">affectio sedata fuerit, fed quod sensus hebetatus fuerit; id<text:line-break/>si fiat, signum bonum non est. Quod si et lingua sicca<text:line-break/>manente, uriniiijue 'erudis' existentibus silis tollatur, cer-<text:line-break/>tius adhuc malitiam affectionis dignoveris; atque adhub<text:line-break/>si medicus nihil itum refrigerantium tum humectantium<text:line-break/>exterius adhibuerit; quandoquidem talia in acutis morbis<text:line-break/>magis sitim non tollere, fed mitigare nata funt. Prorsus<text:line-break/>autem in acutis morbis malum, si sitis perfecte tollatur.<text:line-break/>Atque haec, quae nuper dicta sunt, in exemplo ejus,<text:line-break/>quae praeter naturam est, solutionis memoria teneri ve-<text:line-break/>lim, ne saepius eadem audire tibi opus sit.</text:p>
      <text:h text:style-name="P85" text:outline-level="2">LVII.</text:h>
      <text:p text:style-name="P111">Sudor multus cum febribus acutis oboriens malus.</text:p>
      <text:p text:style-name="P92">Ad nomen multus mentem potissimum converte,<text:line-break/>quonlam saepius qui in acutis morbis assidue sudant me-<text:line-break/>diocriter, quamquam cunctentur quidam trahantque, non</text:p>
      <text:p text:style-name="P35"><text:span text:style-name="T7">tamen moriuntur.. Si vero multus fuerit sudor, qui fe-<text:line-break/>'brem non solvat, quini aegri virtus citu exsolvetur, li-<text:line-break/>quido ostendit.<text:tab/>~~7<text:tab/>.<text:tab/>—</text:span></text:p>
      <text:h text:style-name="P85" text:outline-level="2">LVIII.</text:h>
      <text:p text:style-name="P111">Atque urinae laboriosae malum.</text:p>
      <text:p text:style-name="P92">In non paucis exemplaribus urinae coctae scriptum<text:line-break/>est; libriqne interpretes ita scriptum norunt; nisi quod<text:line-break/>Rusus vir Ephesius veteres scripturas observare conatus,<text:line-break/>hoc in loco Zeuxidem increpet, tum vetustissimum em-<text:line-break/>piricum tum qui'in'omnes Hippocratis libros commenta-<text:line-break/>ria scripsit, his usus verbis: Zeuxis autem, si utique et<text:line-break/>ipsius meminisse oportet, quum diu effugisset inscitiae<text:line-break/>opinionem, hic aperuit; obviam enim vitio factus in<text:line-break/>ipso immoratus eil. Vult enim urinas coctas scriptas esse<text:line-break/>ut purulentas et pravum continentes crassamentum, ne-<text:line-break/>quaquam quod hae inter praelautissima numerarentur au-</text:p>
      <text:p text:style-name="P2"><text:span text:style-name="T7">xilis conspicatus. Haec Rusus non ingenero se adversus<text:line-break/>Zeuxin scripsit, yitlatm» qeidetfi'sicripluram, qua urinae<text:line-break/></text:span><text:span text:style-name="T17">coctae</text:span><text:span text:style-name="T7"> scribatur, asserens, atque huic urinae, /quae cum<text:line-break/>labore, excernuntur, praeferens. Qui scripturam </text:span><text:span text:style-name="T2">πεπονα<text:line-break/></text:span><text:span text:style-name="T7">recipiunt, hi nonnulla quidem tum improbabilia tum<text:line-break/>memoratu indigna effutiunt; sed probabile quiddam, quod<text:line-break/>vulgne in errorem pellere possit, hocest: videtur siquidem<text:line-break/>dicere Hippocrates :. </text:span><text:span text:style-name="T17">criticorum non judicantium alia leta-<text:line-break/>lia, alta dtfstdlem suciunt judicationem.</text:span><text:span text:style-name="T7"> Ob eam causam<text:line-break/>et coctas urinas, ubi morbum non solvunt, non'bonum<text:line-break/>esse signum ait. Ignorant autem hi judicatoria quidem<text:line-break/>ab Hippocrate appellari tum symptomata tum signa, quae<text:line-break/>judicationem indicant vel ex sese etiam faciunt; ut est<text:line-break/>Ianguleis eruptio, per ventrem vacuatio, urinarum copia,<text:line-break/>sudores, vomitus, tuenstrua, haemorrhois, parotides, col-<text:line-break/>lectiones et quodcunque aliud, quorum alia coctionis signa<text:line-break/>existant, de quibus in primo epidemiorum ait: </text:span><text:span text:style-name="T17">coctiones<text:line-break/>celeritatem portendunt judicationis securamque sanitatem.</text:span></text:p>
      <text:p text:style-name="P2"><text:span text:style-name="T7">Quin et lu prognostico de urinis ipse scripsit: urina </text:span><text:span text:style-name="T17">optima<text:line-break/>est, fi quod substdet album suerit, taeva-et aequale per<text:line-break/>totum tempus, donec morbus judicetur; 'securitatem enim<text:line-break/>morhumque brevem sure ostendit.</text:span><text:span text:style-name="T7"> Tibi aulern, qui in epi-<text:line-break/>demiorum libris morborum enarrationem legeris, conflat<text:line-break/>nullum ex iis, qui mortem obierunt, coctas urinas excre-<text:line-break/>visse. Caeterum te' Iatere non debet exemplaribus in mul-<text:line-break/>tis simpliciter scriptum esse, urinae etiamnum coctae, non<text:line-break/>adjecto, nomine malae, nempe paulo post tum his tum<text:line-break/>deinceps dictis urinis adjectum est nomen malae...</text:span></text:p>
      <text:h text:style-name="P85" text:outline-level="2">LIX.</text:h>
      <text:p text:style-name="P3"><text:span text:style-name="T7">Rubrae </text:span><text:span text:style-name="T17">quoque ex</text:span><text:span text:style-name="T7"> his </text:span><text:span text:style-name="T17">efstorefcentiae retentae ac aerugi-<text:line-break/>nosus malae i parvas quoque, veluti stillas apparere<text:line-break/>malum.</text:span></text:p>
      <text:p text:style-name="P5"><text:span text:style-name="T7">De urinis jam dictis est sermo, sed claritatis gratia<text:line-break/>copulanda snnt haec,- ut tuta dletlo talis fiat: urinae<text:line-break/></text:span><text:span text:style-name="T17">etiamnum laboriosae et rubrae ex his efflorescendae st<text:line-break/>retinentur et aeruginosus, malae.</text:span><text:span text:style-name="T7"> Oratio autem haec ex'<text:line-break/>his vult significare ex urinis quae cum labore excernun-<text:line-break/>tur et non ex coctis; nunquam enim ex coctis urinis<text:line-break/>efflorescentiae colore rubrae neque aeruginosae</text:span><text:span text:style-name="T23">1</text:span><text:span text:style-name="T7"> fuperve-<text:line-break/>niunt. Verbum si retinentur adjectum est talibus urinis,’<text:line-break/>vel quod aegre excernantur vel quod prorsus detinean-<text:line-break/>tur indicans. Sed forsan quis dixerit fieri non posse<text:line-break/>ut cujusnam coloris sint cognoscatur, si retinentur; </text:span><text:span text:style-name="T17">ve-<text:line-break/>rum.</text:span><text:span text:style-name="T7"> quum talia prius minxerint et post retentionem ex-<text:line-break/>creta fuerint, ubi vel aegri vi expresserint vel arte sua<text:line-break/>medici provocaverint, atque una cognitis tum colore tum<text:line-break/>.retentione quisquis ita excerni dixerit, nequaquam men-<text:line-break/>tietur. Ex eo autem quod sermoni adjectum sit, atque<text:line-break/>exigua parvaque velut stillae superapparentia, adhuc qno-<text:line-break/>que coloris ipsorum notitia evidentior erit et retentionis</text:span></text:p>
      <text:p text:style-name="P5"><text:span text:style-name="T7">veritas. Volo autem ut memoriae mandes quae de sub-<text:line-break/>rubentiluis urinis in prognostico dlcta- Jlut his verbis</text:span><text:span text:style-name="T23">7</text:span><text:span text:style-name="T7">:<text:line-break/>urina </text:span><text:span text:style-name="T17">subrubens st suent, fedimentumque tum subrubrum<text:line-break/>tum laeve, haec priore quidem diuturnior, sed valde su~<text:line-break/>lubris.</text:span><text:span text:style-name="T7"> Subrubrens igitur urina, cujus meminit in pro-<text:line-break/>gnostico, a praerubra, de qua nunc agit, valde distat. Nempe<text:line-break/>quod praerubra ex incoctis sit, 'supra ostendi; subruben-<text:line-break/>tem vero commendat quidem tanquam salubrem, sed diu-<text:line-break/>“turnioris temporis signum esse ait. Quod vero rubens<text:line-break/>urina lu medio tum praerubrae tum subrubentis consti-<text:line-break/>tuta medium tum laudis tum vituperii obtineat palam<text:line-break/>est omnibus,</text:span></text:p>
      <text:h text:style-name="P85" text:outline-level="2">LX.</text:h>
      <text:p text:style-name="P3"><text:span text:style-name="T17">stsumitus quoque eum varietate malum tum alias tum st<text:line-break/>prope inter se prodeant.</text:span></text:p>
      <text:p text:style-name="P36"><text:span text:style-name="T4">. </text:span><text:span text:style-name="T17">i</text:span><text:span text:style-name="T7"> ,;.s '<text:tab/>« .</text:span></text:p>
      <text:p text:style-name="P4"><text:span text:style-name="T7">Permutaverit quis interpretationis abfurditatem, qua<text:line-break/>libri auctor delectari videtur, erit autem sermo talis- </text:span><text:span text:style-name="T17">vo-<text:line-break/>mitus</text:span><text:span text:style-name="T7"> quoque cum varietate eorum quae .vomuntur mae<text:line-break/>lurn signum existit tum alias tum ubi quae vomuntur pro-<text:line-break/>pius, id, est non multo post .tempore scsc consequantur.<text:line-break/>Atque propter adjectum illud </text:span><text:span text:style-name="T17">cum varietate,</text:span><text:span text:style-name="T7"> eorum, quae<text:line-break/>voinuntur mentionem fecit; neque, enim. omnium quae lu<text:line-break/>prognostico dicuntur, videtur meminisse, nisu quis adji-'<text:line-break/>cete maluerit. Nempe, in prognostico de vomitibus ita<text:line-break/>scriptum repentur: si </text:span><text:span text:style-name="T17">vero quod vomitur porri aolorem<text:line-break/>repraesentet vesclsoefis.uel nigrum suerit, quicunque horum<text:line-break/>fuerit color, malum este est existimandum} st .colores om~<text:line-break/>nes idem homo vomuerit,</text:span><text:span text:style-name="T7"> valde </text:span><text:span text:style-name="T17">perniciosum existit.</text:span><text:span text:style-name="T7"> Clare<text:line-break/>quidem in prognostico dicta'sunt haec, varietatem eorum<text:line-break/>quae vomuntur, accusante Hippocrate; quod affectiones<text:line-break/>multas in. aegri corpore, quae pravae-sint, demonstret At<text:line-break/>in praesenti dictione, ut modo dixi-, adjectum est redun-<text:line-break/>dautes praeter naturam lu corpore humores continenter</text:span></text:p>
      <text:p text:style-name="P2"><text:span text:style-name="T7">vicissim evomi. Quod autem qui continenter vacuantur<text:line-break/>deteriores iis sunt qni 'intermittunt- enixis-patet. Pleri-<text:line-break/>que vero eorum qui librum hunc exposuerunt, dictionem<text:line-break/>unam ex omnibus conficiunt, quae ante dicta sunt, ab<text:line-break/>hoc principio: </text:span><text:span text:style-name="T17">sudor multus, st cum febribus acutis fiat,<text:line-break/>malus;</text:span><text:span text:style-name="T7"> copulata esse omnia volentes* ad usque orationem<text:line-break/>hanc, tum aliae tum si propius fele consequantur, ut in<text:line-break/>aegro uno concursionem scriptorum in medio nuper dicti<text:line-break/>principii et finis hujusce praesentis dictionis comprehen-<text:line-break/>scrum existiment» Eierique potest nt hoc sensu ab au-<text:line-break/>ctore libri conjuncta fuerint pfaedicta haec symptomata;<text:line-break/>nempe et ex dissimilibus genere concursiones interdum fa-<text:line-break/>cere videtur.</text:span></text:p>
      <text:h text:style-name="P85" text:outline-level="2">LXI.</text:h>
      <text:p text:style-name="P3"><text:span text:style-name="T17">Quaecunque in diebus judicatoriis cum anxietate abfque<text:line-break/>sudore perfrigerantur malum., st quae ex his insuper<text:line-break/>riguerint, mala sunt.</text:span></text:p>
      <text:p text:style-name="P5"><text:span text:style-name="T7">Quod concursionem orationis hujus ex his uoeralave-<text:line-break/>ritniquise'seorsum-ab Hippocrate dicta</text:span><text:span text:style-name="T23">1</text:span><text:span text:style-name="T7"> fiunt;‘irestio' igno-<text:line-break/>rat; nempe quod anxietas'feiripei tnaIa’ sif^pai-i 'simdoet<text:line-break/>perfrigerationes tanquam consequentes malae sunt. Quod<text:line-break/>vero omnia, quae'criticis diebus apparent, caeleris fide-<text:line-break/>lioraalnt, ab ipso Hippoetale 'didicimus; hoc autem iu<text:line-break/>loco anxietati perperam adjacet, </text:span><text:span text:style-name="T17">subsumascidota ;</text:span><text:span text:style-name="T7"> nempe<text:line-break/>anxietas cum sudore non' mala esse videbitur, aut si est<text:line-break/>nihilominus, imo mala magis. Non solum anteni fuper-<text:line-break/>Vacue oratio'haec absqiie sudore adjectu videbitur, venum<text:line-break/>quoque </text:span><text:span text:style-name="T17">et'</text:span><text:span text:style-name="T7"> irr detrimentum ' librum legentium, qui eam,<text:line-break/>quae'sine sudore esi;' dnxietateur </text:span><text:span text:style-name="T17">ad,</text:span><text:span text:style-name="T7"> quae </text:span><text:span text:style-name="T23">;</text:span><text:span text:style-name="T7">dum'Tud0r^ ’est,<text:line-break/>maligniorem esse existimabunt. Praeterens quod in sute<text:line-break/>orationis dicitur, atque ex his supervenientes rigores malli<text:line-break/>falsum est simpliciter ita dictum,, ut nunc dictum est; nisi<text:line-break/>ut anxietati, ita et rigori adjectum sit, absque sudore,<text:line-break/>magisque rigori tum familiaris tum conmitstla, adjectio exi-<text:line-break/>siit; nam quae sine sudore anxietas est, minus mala est;</text:span></text:p>
      <text:p text:style-name="P90">rigor vero sine sudore majus malum; nam si criticus ri-<text:line-break/>gor ex anxietate fiat, morbum solvit, supervenientibus<text:line-break/>sudoribus vel vomitionibus commodis vel alvo subducta.</text:p>
      <text:h text:style-name="P85" text:outline-level="2">LXII.</text:h>
      <text:p text:style-name="P111">Vomitiones sincerae atque fastidiosae malae.</text:p>
      <text:p text:style-name="P92">Composita funt rursus hoc in loco signa duc ex iis,<text:line-break/>quae ab Hippocrate mala esse dicta sunt; nempe et quum<text:line-break/>universaliter sinceras humorum vacuationes et fastidium<text:line-break/>omne in morbis mala esse doceret, didicimus. Non folum<text:line-break/>igitur vomitiones sincerae et fastidiosae malae funt; verum<text:line-break/>quoque et dejectiones et sputa et urinae et quidvis aliud,</text:p>
      <text:h text:style-name="P85" text:outline-level="2">LX<text:span text:style-name="T37">I</text:span>II.</text:h>
      <text:p text:style-name="P111">•Sopor an ubique malus?</text:p>
      <text:p text:style-name="P5"><text:span text:style-name="T7">Ambiguitatem nobis movet dictio,' quia significatum<text:line-break/>ex voce </text:span><text:span text:style-name="T2">κάρου</text:span><text:span text:style-name="T7">, id est </text:span><text:span text:style-name="T17">saporis,</text:span><text:span text:style-name="T7"> non clare dictum sit. Ne-<text:line-break/>que enim quum ex liberaliore vini potu soporatum quem-<text:line-break/>piam dicamus, ut Plato in convivio de Poro dixit, mor-<text:line-break/>bosam ullam affectionem ostendimus ; foporem autem quem<text:line-break/>quis interpretando dixerit oratione longiore, profundum<text:line-break/>aegreque excitabilem somnum, hic videtur significare nou<text:line-break/>bonum. Praeterea quaestio non parva de morboso sopore<text:line-break/>oborta est, an eandem genere eausam habens cnm eo, qui<text:line-break/>oh vini potionem obortus est, difficilem solutionem assum-<text:line-break/>pserit , an alterum genus causae existat. Jure igitur' am-<text:line-break/>bigit . densopore quaerens, an omnino esse malum existi-<text:line-break/>mandum sit, an interdum et bonum et medium inter ea,<text:line-break/>quae bona et quae mala dicuntur. Si enim, et profun-<text:line-break/>dus et excitatu difficilis somnus sopor intelligitur, nullam-<text:line-break/>que genere dissidentem affectionem fopormorbosus habeat,<text:line-break/>erit fane aliquando.fopor bona tum causa tum signum.<text:line-break/>Vidimus enim in aegris quibusdam, qui tribus vel qua-</text:span></text:p>
      <text:p text:style-name="P2"><text:span text:style-name="T7">tuor .deinceps .diebus vigiles permanserant, difficilem ex-<text:line-break/>citatu somnum 'supervenientem, qni prorsus nocte dieque<text:line-break/>perseverans ..magnum attulit auxilium; saepius quoque.at<text:line-break/>lu infantibus somnum ejusmodi supervenientem non unq<text:line-break/>die solum, verum quoque et duobus ex ordine diebus,<text:line-break/>magno ipsis suisse commodo conspexi. Si vero morbosi<text:line-break/>soporis, alia- genere fuerit affectio, somnum profundum a<text:line-break/>care discrepare, asseremus, atqne: quod foporosum sit, ubi-<text:line-break/>que malum esse.</text:span><text:span text:style-name="T23">1</text:span><text:span text:style-name="T7"> Demonstravimus autem vigiliae quidem<text:line-break/>fieri propter tum siccitatem tum. ealiditatem primae fen-<text:line-break/>tientis partis, id est cerebri; sumnum vero ex contrariis,<text:line-break/>quum scilicet ex humidi utilis copia gravetur corpus, quo-<text:line-break/>inodo ex crapula, profundus sum nus oritur, quem foporem,'<text:line-break/>si luhet, appellare potes. Non discrepante autem affe-<text:line-break/>ctione, in. nomine solum controversia .est. Quum vero<text:line-break/>cerebrum ob. pituitam tum humectetur .tum refrigeretur,<text:line-break/>in lethargicis affectionibus coma eritss quod et ipsum, si<text:line-break/>lubet, foporem. appellare poteris. Sunt qui ubi- aeger</text:span></text:p>
      <text:p text:style-name="P2"><text:span text:style-name="T7">tum inotu tum,.seusu tempore aliquo privatur, etiam si<text:line-break/>vel stimulee vel ferias vel inclamites,. foporem appellant;<text:line-break/>qualis in quibusdam visitur, ubi temporalibus lu museu-<text:line-break/>lis vehementer percussi fuerint. Videtur quoque saepius<text:line-break/>et in febrilium morborum accessionibus, lu quibus neque<text:line-break/>stimulantes neque ferientes nedum'inclamitantes sentiunt<text:line-break/>aegri. Si ergo pathema ejusmodi quis foporem appella-<text:line-break/>verit, difficilem vero’'.excitatu constitutionem et coma </text:span><text:span text:style-name="T17">et<text:line-break/></text:span><text:span text:style-name="T7">cataphoram; tertius laniem ab ipsis sum nuor profundum;<text:line-break/>cujus primum,meminimus; nunquam quod coma bonum<text:line-break/>sit, nedum qiiod sopor, dicere oportet. Si vero quis de.<text:line-break/>recensitis affectionibus dubitaverit, alias eas esse affirmans<text:line-break/>vel non; ut ego nuncdieo; in re controversus erit, si<text:line-break/>vero, ut dictum est, fieri eoneesserit, nominibus aliter<text:line-break/>ufus lu-his folumcacnohis dissidebit, eholeo</text:span></text:p>
      <text:h text:style-name="P85" text:outline-level="2">LXIV.</text:h>
      <text:p text:style-name="P111">Ignorantia cum rigore malum; malum quoque et oblivio.</text:p>
      <text:p text:style-name="P5"><text:span text:style-name="T7">Sive cum rigore in gignendi casu sive post rigorem<text:line-break/>in casu accusandi scriptum sit, non admodum dissident<text:line-break/>inter se sermonis utriusque intelligentiae; nam cum rigore<text:line-break/>ignorantia et oblinio victum calorem nativum ab ea, quae<text:line-break/>symptomatica est, refrigeratione indicant. Quod enim non<text:line-break/>cognoscant familiares neque factorum recordentur, ex </text:span><text:span text:style-name="T17">ce-<text:line-break/></text:span><text:span text:style-name="T7">rebri refrigeratione enasci id constat. Patetque utrumque<text:line-break/>p.er se malum symptomata esse et si ambo simul fiant, ge-<text:line-break/>rninari pravitatem.</text:span></text:p>
      <text:h text:style-name="P85" text:outline-level="2">LXV.</text:h>
      <text:p text:style-name="P8"><text:span text:style-name="T17">Ex rigore pcrfrtgerattones </text:span><text:span text:style-name="T4">ηοη </text:span><text:span text:style-name="T17">recalescentes malae.</text:span></text:p>
      <text:p text:style-name="P37"><text:span text:style-name="T7">Inopiam caloris nativi extinctionemque talis refrige-<text:line-break/>ratio indicat.<text:tab/>~</text:span></text:p>
      <text:h text:style-name="P88" text:outline-level="2"><text:span text:style-name="T11">L</text:span><text:span text:style-name="T7">XVI.</text:span></text:h>
      <text:p text:style-name="P111">Sudantes ex perfrictione-recalescentes malunt; in his late-<text:line-break/>rum aestus ecum dolore et rigor superveniens: malum.</text:p>
      <text:p text:style-name="P4"><text:span text:style-name="T7">Recalescentes nune intelligere oportet eoe, qui rur-<text:line-break/>sus febricitant. Sermo autem talis est: si in morbo quis,<text:line-break/>posteaquam sudaverit, frigidior quidem protinus quam </text:span><text:span text:style-name="T17">na-<text:line-break/>turae</text:span><text:span text:style-name="T7"> conveniat fiat, rursusque febricitet; non fine peri-<text:line-break/>culo afficitur. Quod autem et id ipsum malum sit, cuivis<text:line-break/>patet. Connectit autem huic, veluti et lu aliis sympto-<text:line-break/>mata quaedam, quae diversas comitantur affectiones; la-<text:line-break/>teris siquidemaestus dolorosus signum est phlegmones, quae<text:line-break/>partem eam infestet, ob quam febricitavit; si vero et ri-<text:line-break/>gor ipsis supervenerit, suppuraturam exspecta phlegmonem.<text:line-break/>Quo autem modo fieri potest ut ex latere phlegmone ob-<text:line-break/>sesso aeger rursum febriat, sic et ex pulmone ex hepate<text:line-break/>vel ventre velqnavis alia parte. Particularis igitur sermo</text:span></text:p>
      <text:p text:style-name="P38"><text:span text:style-name="T7">et is est non universalis, praeterea et secundum composi-<text:line-break/>tiunem dissimilis generis signorum.</text:span></text:p>
      <text:h text:style-name="P85" text:outline-level="2">LXV<text:span text:style-name="T37">II</text:span>.</text:h>
      <text:p text:style-name="P8"><text:span text:style-name="T17">Aestuosi rigores quadamtenus perniciosi et stammea cum<text:line-break/>- .sudare facies sin</text:span><text:span text:style-name="T7"> his </text:span><text:span text:style-name="T17">mala , ex' bis- posteriorum partium<text:line-break/>. refrigeratio conaulstoaejn arcefstt.,</text:span></text:p>
      <text:p text:style-name="P4"><text:span text:style-name="T7">Sive </text:span><text:span text:style-name="T2">κανματιόδεις, ι. </text:span><text:span text:style-name="T7">e. </text:span><text:span text:style-name="T17">aestuosi,</text:span><text:span text:style-name="T7"> prima syllaba per<text:line-break/>« et-m scriptum suerit, sive </text:span><text:span text:style-name="T2">κωματώδεις, </text:span><text:span text:style-name="T17">pomatost,</text:span><text:span text:style-name="T7"> ^&gt;er </text:span><text:span text:style-name="T2">ω,<text:line-break/></text:span><text:span text:style-name="T7">di Sicilem gravemque verbum utrumque indicat affectionem.<text:line-break/>Nam qui universaliter de rigore intellexerunt, perpetuo<text:line-break/>eos meminisse oportet quod in tertiana vel in quartana<text:line-break/>eveniens talium: febrium peculiare est symptoma... In<text:line-break/>morbis vero postea apparens, si crisin non intulerit.; de-<text:line-break/>terrimum existit. Scis etenim, quod judicatoriorum noa<text:line-break/>judicantium quaedam letalia sint etrquaedam difficilis ju-<text:line-break/>dicii. Rursum huic symptomata alia conjunxit affectio-</text:span></text:p>
      <text:p text:style-name="P2"><text:span text:style-name="T7">num,' quae non necessario cum rigore fluntr </text:span><text:span text:style-name="T25">z</text:span><text:span text:style-name="T7"> Dictum au-<text:line-break/>tem antea quod quanto plura’ periculosa homini fiant<text:line-break/>symptomata, tanto fideliorem in eo efficiant praedictionem;<text:line-break/>quomodo si et signorum salubrium multa appareant, eo<text:line-break/>certior sit salutis axipeclatio. Non ignoramus autem quod<text:line-break/>etiam sine rigore flammea cum sudore facies malum est<text:line-break/>signum, quoniam’ et unum ex judicatoriis fudor sit. Quum<text:line-break/>igitur uou judicaverit, malignitatem morbi ostendit. Ex<text:line-break/>his mutem refrigeratis posterioribus partibus convulsionem<text:line-break/>non ahfque ratione fperaveris, quoniam et partes nervo-<text:line-break/>fae sint et frigus convulsionem pariat.</text:span></text:p>
      <text:h text:style-name="P85" text:outline-level="2">LXVIII.</text:h>
      <text:p text:style-name="P39"><text:span text:style-name="T17">Parum sudantes vigilet, recalescentes malam.<text:line-break/></text:span><text:span text:style-name="T7">stt .</text:span></text:p>
      <text:p text:style-name="P92">Si quod de ita complicatis dictum est memoria non<text:line-break/>excidit, non est quod amplius nostra indigeatis explica-</text:p>
      <text:p text:style-name="P40"><text:span text:style-name="T7">tione. Nempe talia omnia subjacent tantulo huic uuiver-<text:line-break/>fali: </text:span><text:span text:style-name="T17">judicatoriorum non judicantium quaedam letalia ei<text:line-break/>qudedarn difstcilis sunt judicii.<text:tab/>•</text:span></text:p>
      <text:h text:style-name="Heading_20_2" text:outline-level="2">LXlX.</text:h>
      <text:p text:style-name="P8"><text:span text:style-name="T17">E</text:span><text:span text:style-name="T18">x</text:span><text:span text:style-name="T17"> lumborum recursu oculi perversio malum.</text:span></text:p>
      <text:p text:style-name="P4"><text:span text:style-name="T7">. Fieri non potest ut aliud quippiam intelligatur quam<text:line-break/>quod .'lumborum doloribus ad superiorem transeuntibus<text:line-break/>regionem., principium quoque nervorum affici contingit,<text:line-break/>cujus fympto&gt;ma est oeniorum perversio. -Nam quae a ce-<text:line-break/>rebro nervorum propaginein assumunt partes, quum spi-<text:line-break/>nalis medulla talem </text:span><text:span text:style-name="T2">ηοη </text:span><text:span text:style-name="T7">patitur affectum, suas affectiones<text:line-break/>demonstrant. Hic autem ferrno iis similis est, quae lu<text:line-break/>prognostico ita dicta sunt: qui eum </text:span><text:span text:style-name="T17">febre circa lumbos et<text:line-break/>infernas sedes stunt</text:span><text:span text:style-name="T7"> dolores, si </text:span><text:span text:style-name="T17">septum transversum relictis<text:line-break/>insternis regionibus attigerint, letales admodum existunt.</text:span></text:p>
      <text:h text:style-name="P86" text:outline-level="2">LXX.</text:h>
      <text:p text:style-name="P3"><text:span text:style-name="T17">Dolor ad pectus firmatus cum torpore malum; hi sub orta<text:line-break/>febre exaestuantes acute intereunt.</text:span></text:p>
      <text:p text:style-name="P4"><text:span text:style-name="T7">Miscuit rursus hoc in loco duarum affectionum syrn-<text:line-break/>ptornata. Dolor etenim pectori insitus, i. e. firmatus et<text:line-break/>aegre solubilis, thoracis indicat phlegmonem, torpor vero<text:line-break/>cerebri humiditatem vel frigus vel utrumque. Quod air-<text:line-break/>tem in talibus sermonibus omnibus meminisse te oportet<text:line-break/>conjunctionis disiunctive significantiis, cuivis patere potest.<text:line-break/>Non est tamen necesse, ita affectos, si caustici acute fiant,<text:line-break/>mori; si utique nomen </text:span><text:span text:style-name="T2">καυστικοὶ </text:span><text:span text:style-name="T7">idem quod velut arden-<text:line-break/>tes significat. Quidam vero torporem movendi difficul-,<text:line-break/>tatem corporis, intellexerunt; nempe quod saepius dixi,<text:line-break/>in obscuris et luce carentibus dictionibus cuipiam ut lu-<text:line-break/>het intelligere conceditur.</text:span></text:p>
      <text:h text:style-name="P88" text:outline-level="2"><text:span text:style-name="T7">LXX</text:span><text:span text:style-name="T12">I.</text:span></text:h>
      <text:p text:style-name="P3"><text:span text:style-name="T31">Q</text:span><text:span text:style-name="T7">ui </text:span><text:span text:style-name="T17">nigra revomunt, cibos aversantur, deliri sunt, ad pu-<text:line-break/>bem nonnihil dolent,. oculum ferocem miit clausum ha-<text:line-break/>bent, eos medicamentis purgare non oportet, pernicio-<text:line-break/>sum enim esu</text:span></text:p>
      <text:p text:style-name="P4"><text:span text:style-name="T7">Quod hi omnes perniciose habeant, ut in </text:span><text:span text:style-name="T23">1</text:span><text:span text:style-name="T7"> fine di-<text:line-break/>ctionis retulit, verum est sicuti et quod eos non oporteat<text:line-break/>medicari, quod est purgate; saepius enim jam demonstra»<text:line-break/>tum est de hoc dici medicari. Hic autem sermo illi dis-<text:line-break/>similis non esu </text:span><text:span text:style-name="T17">-Corde vulneratis promittenda curatio non<text:line-break/>est, morientur enim. Sive igitur</text:span><text:span text:style-name="T7"> fingula ea, quae in di-<text:line-break/>ctione continentur, seorsum quis iutelligat, pravae asse-<text:line-break/>ctionis signa ea funt; sive multa quoque simul, aequo<text:line-break/>perniciosa fuerint. Quod ergo primo dicttun est, revo-<text:line-break/>mere nigra inter perniciosissima censetur signa, etlarn si<text:line-break/>absque aliis solum fuerit. Deinde scriptum est </text:span><text:span text:style-name="T2">ἀπόσιτοι,<text:line-break/></text:span><text:span text:style-name="T7">quod est </text:span><text:span text:style-name="T2">ἀνόρεκτοι, </text:span><text:span text:style-name="T7">i. e. </text:span><text:span text:style-name="T17">cibos averfantes,</text:span><text:span text:style-name="T7"> quod quamquam</text:span></text:p>
      <text:p text:style-name="P2"><text:span text:style-name="T7">minus, quam illud malum existat, verum tamen et ipsum<text:line-break/>malum; Pari-modo</text:span><text:span text:style-name="T2">'παρἀφοροι, </text:span><text:span text:style-name="T7">quod est </text:span><text:span text:style-name="T2">παρανοοΰντες </text:span><text:span text:style-name="T7">et<text:line-break/></text:span><text:span text:style-name="T2">παραπαίοντες, </text:span><text:span text:style-name="T7">i. e. deliri. Verum oratio haec, parum in<text:line-break/>pube dolentes, neque luculenta existit, neque qui librum-<text:line-break/>exposuerunt idem censuefunt. Quidam enim utramque<text:line-break/>feorsum explicantes nomine pubis pubertatis aetatem in-<text:line-break/>tellexerunt',, parum vero dolentes, unum et ipsum ex<text:line-break/>symptomatis, quorum catalogum fecit. "• Alii autem lu pube*<text:line-break/>parum dolentes de parte dictum esse ajunt, lu qua vesica<text:line-break/>sita- est,- vult siquidem partem eam graviter esse affectam<text:line-break/>ostendere, fed eos desipere, quod exiguam habent a prin-<text:line-break/>cipio ipso- sensionern. Deinceps autem duo alia scripsit-<text:line-break/>symptomata, manifeste phrenitica, ferocem inquam oculum<text:line-break/>et clausum, duo siquidem sunt haec, quamquam de parte<text:line-break/>una dicuntur. Potest quidem alterum ipsorum per fe so-<text:line-break/>lum constare, ut oculus ferox quidem interdum • existat,<text:line-break/></text:span><text:span text:style-name="T2">ηοη </text:span><text:span text:style-name="T7">tamen clausus, interdum vero clausus quidem, non<text:line-break/>tamen et ferox claudi, 'siquidem oculorum palpebras con-</text:span></text:p>
      <text:p text:style-name="P2"><text:span text:style-name="T7">tingit vel propter convulsivam claudentium oculos muscu-<text:line-break/>lorum tensionem yel propter aperientium imbecillitatem.<text:line-break/>Qui igitur ita affectos medicari ingreditur, is indoctus est<text:line-break/>et artis medicinalis plane inscius, neque sane, qui non<text:line-break/>medicari consulit, sapiens est, nec vero quod hi perniciose<text:line-break/>habeant nosse magnum quippiam existit. Nullam itaque<text:line-break/>artificiosam speculationem, quae libro digna sit, nos docet<text:line-break/>dictio; quomodo nos universaliter docuit in aphorifmis<text:line-break/>una, lu qua inquit: </text:span><text:span text:style-name="T17">in acutis morbis raro et in princi-<text:line-break/>piis medicamentis purgantibus uti,</text:span><text:span text:style-name="T7"> atque alia in qua di-a<text:line-break/>citur: in acutis medicari, </text:span><text:span text:style-name="T17">st turgeant, eodem die.</text:span><text:span text:style-name="T7"> Haec<text:line-break/>siquidem medico insigni digna sunt, ut in horum expli-<text:line-break/>catjone. demonstravimus. Quae vero nunc dicuntur su-<text:line-break/>pervacua.; nullus etenim ita;affectos purgare ingreditur, ut<text:line-break/>dictio ostendit., cum </text:span><text:span text:style-name="T17">hoc,</text:span><text:span text:style-name="T7"> quod procedente morbo fieri<text:line-break/>haec commonstret et non circa principia, quando in acu-<text:line-break/>tis solum purgandi est occesio.</text:span><text:span text:style-name="T25">r</text:span></text:p>
      <text:h text:style-name="P86" text:outline-level="2">LXX<text:span text:style-name="T38">II</text:span>.</text:h>
      <text:p text:style-name="P3"><text:span text:style-name="T7">Neque eos qui </text:span><text:span text:style-name="T17">intumescunt, tenebricosa vertigine labo-<text:line-break/>rant, levi motu dejiciunt, cibum aversantur, decolores,<text:line-break/>purgare oportet.</text:span></text:p>
      <text:p text:style-name="P4"><text:span text:style-name="T7">Ac si libri fcriptor luculentum quippiam promere sit<text:line-break/>veritus, ita tum propria tum perspicua nomina pertran-<text:line-break/>siens aliis uti studio.;sibi habet. Nempe si per orationem<text:line-break/>hanc </text:span><text:span text:style-name="T17">in errando deficientes,</text:span><text:span text:style-name="T7"> hos significare voluerit, qui<text:line-break/>quamquam quiete, leviterque moveantur, forti tamen animi<text:line-break/>deliquio corripiantur, is per nomina, quae nunc' dico<text:line-break/>clare explicare poterat.. Praeter haec quoque satius erat<text:line-break/>ita universum quod medicis omnibus est confessum et<text:line-break/>noh minime idiotis notum dixisse, imbecillas habentes<text:line-break/>vires medicari non oportere. Nempe ex eo quod intu-<text:line-break/>mescant sintque vertiginosi, quod est si in motionibus<text:line-break/>obtenebrentur, purgatione indigere videbuntur, qui per</text:span></text:p>
      <text:p text:style-name="P90">praefentem significantur dictionem, ex eo vero quod vi-<text:line-break/>res collapsae sint, vacuatiouem non ferent*</text:p>
      <text:h text:style-name="P85" text:outline-level="2">LXXI<text:span text:style-name="T38">II</text:span>.</text:h>
      <text:p text:style-name="P109">Neque in febre st saporati stnt, prostratos purgare oportet;<text:line-break/>perniciosum enim.</text:p>
      <text:p text:style-name="P4"><text:span text:style-name="T7">Prostratos in hac dictione rursirs propter obscuritatem<text:line-break/>dicere maluit, quoniam clare dicere potuisset exsolutos.<text:line-break/>Subjacent etenim hi universali sermoni omnibus plane<text:line-break/>cognito; quis enim non novit aut quis non dixit exfo-<text:line-break/>Iutus purgandos non este? Supervacue igitur est adje-<text:line-break/>ctum verbum comatulos, bifariam scripta prima fyllaba<text:line-break/>et per </text:span><text:span text:style-name="T17">h</text:span><text:span text:style-name="T7"> et </text:span><text:span text:style-name="T2">ω </text:span><text:span text:style-name="T7">et per x et e et </text:span><text:span text:style-name="T17">v.</text:span><text:span text:style-name="T7"> Quum enim in con-<text:line-break/>fesso sit nullum exsolutorum medicari oportere, licebit<text:line-break/>nobis hinc unumquemque affectum assignando mille par-<text:line-break/>ticulares sermones conficere.</text:span></text:p>
      <text:h text:style-name="P86" text:outline-level="2">LXXIV.</text:h>
      <text:p text:style-name="P3"><text:span text:style-name="T17">Cordis dolor -cum hypochondrio distento ddlorque</text:span><text:span text:style-name="T7"> capitis<text:line-break/></text:span><text:span text:style-name="T17">malignum et suspiriosum aliquid. An repente hi mo-<text:line-break/>riantur? ut in Dyfodei huic et urinae fermentatae erant<text:line-break/>vehementer et faciet vehemens rubor.</text:span></text:p>
      <text:p text:style-name="P98">‘ Quod quaerat an , sicut’ vidit haec in Dysode acui-<text:line-break/>der e,<text:tab/>ita de ipsis universaliter pronunciare conveniat</text:p>
      <text:p text:style-name="P8"><text:span text:style-name="T7">necne clere ostendit. De. talibus autem, antea dixi, quum<text:line-break/>ostenderem, quae in uno affectu fiunt symptomata, com-<text:line-break/>mode continuo inter fe ordine doceri, quae vero in di-<text:line-break/>versis non recte copulari, quum nulla quae artificiosa sit<text:line-break/>doctrina ex eorum miscella fieri soleati In aegris itaque<text:line-break/>utilissimum est omnia contemplari, nihilque praetermittere,<text:line-break/>quod utrumque fecit Hippocrates tum in prognostico tum<text:line-break/>lu aphorismis,' praenotiones per universalia efficiens; in<text:line-break/>epidemiis vero quae aegris contigerunt omnia scribens,„</text:span></text:p>
      <text:p text:style-name="P2"><text:span text:style-name="T7">docentur quoque et in his ipsis libris quaedam citra ae-<text:line-break/>grotantium mentionem 'universalia. In hoc vero prorrhe-<text:line-break/>tico saepius confusa est doctrina, his omnibus quae lu<text:line-break/>aegris videntur, unam ,</text:span><text:span text:style-name="T17">in</text:span><text:span text:style-name="T7"> congeriem reductis, quamquam<text:line-break/>in diversi generis affectibus fiant, quomodo et nunc in<text:line-break/>Dyfode inquiens cordis, hoc est oris ventriculi dolor cum<text:line-break/>hypochondrio contento, et capitis dolor, adjecit et fuspi-<text:line-break/>riosum; .deinde post haec in dictionis caIce et urinae fer-<text:line-break/>mentatae erant </text:span><text:span text:style-name="T4">βιαίως</text:span><text:span text:style-name="T17">, </text:span><text:span text:style-name="T7">nam </text:span><text:span text:style-name="T4">βιαίως</text:span><text:span text:style-name="T2"> </text:span><text:span text:style-name="T7">sermoni adjectum esu<text:line-break/>nt hic instigemus, au fermentatas vehementer urinas fa-<text:line-break/>ctas dicat, </text:span><text:span text:style-name="T2">βιαίως </text:span><text:span text:style-name="T7">pro </text:span><text:span text:style-name="T2">σφοδρῶς </text:span><text:span text:style-name="T17">vehementer,</text:span><text:span text:style-name="T7"> accipiendo,<text:line-break/>an cum adverbio </text:span><text:span text:style-name="T2">βιαίως </text:span><text:span text:style-name="T7">sublutelligere oporteat, excretae,<text:line-break/>ostendente auctore urinas tum aegre tum cum violentia<text:line-break/>excerni. Quin, etiam in oratione dictum est, fermentatae,<text:line-break/>qnod neque in prognostico nictum est neque in libris epi-<text:line-break/>demiorum. Praeterea jam quum omnia percurrerimus, ni-<text:line-break/>hil amplius nobis accedit, fed quia explicare lustituimus,<text:line-break/>de fermentatis quoque dicamus. Quum igitur in terram</text:span></text:p>
      <text:p text:style-name="P2"><text:span text:style-name="T7">acetum acre effusum fuerit, protinus intumescens, sursum<text:line-break/>quasdam, terrae pasttus,simul tollit,,, fitque compositum<text:line-break/>quoddam ex terrestri; substantia et aceti humiditate et ex<text:line-break/>facto vaporoid: spiritu, Simile rei linic oontingit, quum<text:line-break/>atra bilis in terram effusa fuerit, nempe in utroque Ipi-<text:line-break/>rituosa quaedam'mullo evidenter fiieri videtur,, ei similis<text:line-break/>quae; in fervente musto apparet. Simile quoque et in pa-<text:line-break/>nibus quotidie fieri videtur; quum’ enim, remixta aquae<text:line-break/>tritici farina mixto, illis et fermento .mediocriter mace-<text:line-break/>rari permsserint, fiermentatio fieri videtur, fula simul et<text:line-break/>intumescente quae fermentatur substantia,. Quapropter<text:line-break/>et urinae quae fermentantur ut prorsus crassitiem nota-<text:line-break/>bilem habeant oportet; deinde et in ea levem quandam<text:line-break/>effervescentiumquodque pars spirituosa motionem nacta,<text:line-break/>tumorem habeat- majorem , quam quum excerneretur ha-<text:line-break/>bebat. ' Qnod auteiu urinae ejusmodi fiant perturbatis agi-<text:line-break/>tatisque crudis .humoribus,, in -commentariis de crisibus<text:line-break/>didicimus.. Praeterea.ante, dietps aeger forsan non multo</text:span></text:p>
      <text:p text:style-name="P99"><text:tab/>««• uuliuv ' -d;<text:tab/>&gt;<text:tab/>.</text:p>
      <text:p text:style-name="P8"><text:span text:style-name="T7">post repente defunctus quaestionem scriptori movit, an<text:line-break/>omnes ita affectos repente morituros dicere oporteat necne.<text:line-break/>Constat vero et quodam pactu nos respondere oporteat ita<text:line-break/>interrogautibus, ut pronnnciavit scriptorr </text:span><text:span text:style-name="T17">an hi repente<text:line-break/>moriantur</text:span><text:span text:style-name="T7">: respondebimus enim verisimile esse hominem<text:line-break/>mori repente strangulatam, nempe id ex asthmate signifi-<text:line-break/>catur. Sed quaenam suerit affectio-, lu qua efficitur hoc<text:line-break/>symptoma, est divinandum, quod nihil fuerit loquutus<text:line-break/>auctor. * Nempe 'et eb flatus pituitaeque multae ex ca-<text:line-break/>pite in pulmonis bronchia per afperam arteriam delapsum<text:line-break/>atque ex pleuritide in </text:span><text:span text:style-name="T17">ea</text:span><text:span text:style-name="T7"> translata </text:span><text:span text:style-name="T17">et</text:span><text:span text:style-name="T7"> pure multo propter<text:line-break/>affectionem aliam rnedium instrumentorum duorum occu-<text:line-break/>pante locum,' --asthmatica acuta oritur fpirandi difficultas,<text:line-break/>crebrescente admodum respiratione et valde sesc dilatante<text:line-break/>thorace. Quum igitur fuerit talis difficultatis spirandi<text:line-break/>species, rubens jure optimo residetur faciesU Si vero et<text:line-break/>capitis dolor simul fuerit, nil miri,si valde rubens fuerit.</text:span></text:p>
      <text:p text:style-name="P90">omnes siquidem in morbis ejusmodi capitis dolores cum<text:line-break/>caliditate mulsa fieri qonsueverunt. . ..</text:p>
      <text:h text:style-name="P85" text:outline-level="2">LXXV.</text:h>
      <text:p text:style-name="P109">Cervicis dolor malum quidem in omni sebre, sed pejstmum<text:line-break/>quibus insania speratur,,</text:p>
      <text:p text:style-name="P92">Particulare et hoc quoque tanquam universale scrf-<text:line-break/>psit. Nam si dolor vel propter affectum cerebrum vel<text:line-break/>spinalem medullam vel ipsas cerebri membranas oriatur,<text:line-break/>malum est signum; si vero affectis quae extrinsecus circa<text:line-break/>vertebras jacent, partibus enascatur, malum non est. In<text:line-break/>quibus autem insaniae spes est, quaenam affectio deterior<text:line-break/>esse potest quam ,ea quae cum insania existit?</text:p>
      <text:h text:style-name="P85" text:outline-level="2">LXXVI.</text:h>
      <text:p text:style-name="P117">Febres eum comate, lufsttudine, ldcis enUgsue, vigiliis et<text:line-break/>levibiis suddnbus malignae.</text:p>
      <text:p text:style-name="P91">Ex supra dictis manifesta funt, quae hic dicuntur,<text:line-break/>nempe catalogum 'malorum symptomatum efficiunt, nullam-<text:line-break/>que ut simul fiant habent necessitatem.</text:p>
      <text:h text:style-name="Heading_20_2" text:outline-level="2">LXXVII.</text:h>
      <text:p text:style-name="P3"><text:span text:style-name="T7">Crebri ex </text:span><text:span text:style-name="T17">dorsa horrores frequentes. celeriter recidentes,<text:line-break/>molesti; urinae interceptionem dolorem inferentem si-<text:line-break/>gnificant.</text:span></text:p>
      <text:p text:style-name="P4"><text:span text:style-name="T7">Praefinita in , verbo molesti” priore dictionis parte<text:line-break/>fecundam efficere licet;, urinae interceptionem dolorem<text:line-break/>inferentem indicant, quasi ita-dixerit:.. ex, </text:span><text:span text:style-name="T17">dorsa frequen-<text:line-break/>tes horrores, celeriter recidentes molgsti .sunf i</text:span><text:span text:style-name="T7"> atque</text:span><text:span text:style-name="T25">(</text:span><text:span text:style-name="T7">.adhuc<text:line-break/>urinae interceptionem, quod est suppressionem, indicant.<text:line-break/>Sed melius est quod uribarnmi retentio ex dictis omni-<text:line-break/>bus significetur protulisse.-Constat siquidem . vidisse </text:span><text:span text:style-name="T17">ae-<text:line-break/>grum</text:span><text:span text:style-name="T7"> quendam affecta dorsalis, medulla,, quae in lpmbis<text:line-break/>est vel membranis, quae.circa ipsam sunt, vel utroque</text:span></text:p>
      <text:p text:style-name="P90">delude affectus participatione urinarum interceptionem do-<text:line-break/>lorosam habuisse ; nempe quod qurceleriter recidunt hor-<text:line-break/>rores molesti, ex dictarum partium phlegmone fiant ve-<text:line-break/>risimile est.</text:p>
      <text:h text:style-name="Heading_20_2" text:outline-level="2">LXXVII<text:span text:style-name="T38">I</text:span>.</text:h>
      <text:p text:style-name="P82"><text:span text:style-name="T36">Qui cum jactacione et fine vomitu </text:span>exacerbantur , male<text:line-break/>habent.</text:p>
      <text:p text:style-name="P8"><text:span text:style-name="T7">Tlebuit auctor adjecisse an nausearent necne; quidam<text:line-break/>enim nauseant et non vomunt; alii 'fastidio correpti nun-<text:line-break/>quam naufeaverunt, quos per praesentem dictionem signi-<text:line-break/>ficare mihi videtur. Bifariam enim quum jactatione pre-<text:line-break/>mantur aegri uno modo, quum facultas a corpore </text:span><text:span text:style-name="T17">grava-<text:line-break/>tur,</text:span><text:span text:style-name="T7"> nullamque figuram facile fuftinevj.alfero modo quum<text:line-break/>os ventris a pravis mordetur humbrihus, priores perni-<text:line-break/>ciofe afficiuntur, nauseabundi, scnt posteriores.</text:span></text:p>
      <text:h text:style-name="P88" text:outline-level="2">LXXIX.</text:h>
      <text:p text:style-name="P8"><text:span text:style-name="T17">Pe</text:span><text:span text:style-name="T18">rf</text:span><text:span text:style-name="T17">rigerati</text:span><text:span text:style-name="T18">o</text:span><text:span text:style-name="T17"> cum duritie signum pemjciosum,</text:span></text:p>
      <text:p text:style-name="P4"><text:span text:style-name="T7">Duobus modis corpora indurantur, interdum quidem<text:line-break/>quum in imo tota vehementer refrigerantur, interdum<text:line-break/>quum valenter exsiccantur. Refrigeratio autem, si ita vio-<text:line-break/>lenta fuerit; ut tuta omnino- refrigerentur corpora indtr-<text:line-break/>rescantque exstinctionis signum .existit; si vero et siccita-.<text:line-break/>item-acceperint, nomine utroque signum grave est. </text:span><text:span text:style-name="T17">Quod<text:line-break/>st in folis accefstonibui id Jiat, moderatius indicat malum;<text:line-break/>st diutius permaneat, majus i st vero perpetuo,prope mors esu</text:span></text:p>
      <text:h text:style-name="P85" text:outline-level="2">LXXX.</text:h>
      <text:p text:style-name="P3"><text:span text:style-name="T7">Ab -alvo </text:span><text:span text:style-name="T17">tenuia non sentienti prodire , ei qui</text:span><text:span text:style-name="T7"> apud </text:span><text:span text:style-name="T17">fe stt<text:line-break/>malum, ut hepatico.</text:span></text:p>
      <text:p text:style-name="P92">Bene fecit auctor quum adjecit ut hepatico; nempe<text:line-break/>et nos tenuia excrementa morsu carentia hepaticis non-</text:p>
      <text:p text:style-name="P2"><text:span text:style-name="T7">nullis fieri narravimus, quamquam talla excrementa magna<text:line-break/>ei parte. mordeant; Videtur igitur lu hisecel non gene-<text:line-break/>rari biliosus humores e obcaloris qui in hepate est imbe*<text:line-break/>cillitatem vel non defluere adintestina. Sis vero proprie<text:line-break/>orationem non sentienti aegro intellexerimus, dixerimus*<text:line-break/>que nunc ab auctore factnrn esse sermonem de iis, quae<text:line-break/>involuntarie excernuntur et non de morsu carentibus, ab-<text:line-break/>surdum quippiam continget. Nempe quum duobus modis<text:line-break/>involuntarie excernat aeger aut quod mens aegrotet aut<text:line-break/>quod partes per quas excretio fit, minime sentiant; quod<text:line-break/>mens quidem non aegrotet explicavit, inquiens, si </text:span><text:span text:style-name="T17">apud Je<text:line-break/>fuerit ,</text:span><text:span text:style-name="T7"> hoc est cognoverit et sapuerit; reliquum vero non<text:line-break/>verisimile existimandum ; frustra enim lu fermone dixerit<text:line-break/>de excrementis, tenuia, quum partes insensibiles in om-<text:line-break/>nibus, quae per ipsas transeunt, insunfibiliter fe habeant;<text:line-break/>nullumque aliud in 'dictione scriptum sit symptoma, quod<text:line-break/>nervorum affectum- indicare possit. -Nempe haec oratio,<text:line-break/>ut-hepatico , aliis quidem tenuibus-excrementis juncta'essie</text:span></text:p>
      <text:p text:style-name="P42"><text:span text:style-name="T7">potest; nervorum vero noxam luferre per sympathiam non<text:line-break/>potest, .quod.folum.: tuntu cerebro<text:tab/>splualii medullae</text:span></text:p>
      <text:p text:style-name="P43"><text:span text:style-name="T7">nervorum prapaginesi eondolerertvideantur. Neque, enim<text:line-break/>fyrnpathiam hujusmodi; hepatirjsubcedere vidimus, neque<text:line-break/>id natura commonstrat visceris, quod minimos .nervos<text:line-break/>obtineat.</text:span></text:p>
      <text:h text:style-name="Heading_20_2" text:outline-level="2">LXXXI.</text:h>
      <text:p text:style-name="P111">Vomitus exigui, biliost, malum,, tum alias tum. st pervia<text:line-break/>. gilia supervenerint , nasus in his stillans perniciosum.</text:p>
      <text:p text:style-name="P8"><text:span text:style-name="T7">.. i. Excerni pauca in aegris unum quoddam, ex signis est,<text:line-break/>quae ex toto pravitatem habent, sive sanguis per neres<text:line-break/>excernatur sive deorsum per ventrem ; sive per vomitus<text:line-break/>tale quippiam quod superfluum sit excernatur; idem et in<text:line-break/>fudoribus est et iis quae per uterum excernuntur; nihil<text:line-break/>etenim eorum, quae, decretoria .existunt; exigue secerni<text:line-break/>.convenit.• Sed quae ita vacuantur, omnia duor.um alte-<text:line-break/>rum subeunt; nam vel quod non, queant tolerari ob cor</text:span></text:p>
      <text:p text:style-name="P2"><text:span text:style-name="T7">piam ab affectis effunduntur partibus vel imbecillitatem<text:line-break/>ostendunt naturae, quae proponit quidetu superflua </text:span><text:span text:style-name="T17">excer-<text:line-break/>nere,</text:span><text:span text:style-name="T7"> fed nequit. Hoc igitur universali intellecto parti-<text:line-break/>cularia invenire oportet, idque est, quod nunc de biliosis<text:line-break/>pronunciatur, cui adjecta est ex signis propriis vigilia,<text:line-break/>quae biliosos consequitur humores et non pituitosos, nempe<text:line-break/>eataphorae lu talibus fiunt et non vigiliae- Quum igitur<text:line-break/>pituitosi exiguum vomatur, longiusque et tardius solito<text:line-break/>dormire videantur, ex cataphoricis morbis quempiam ex-<text:line-break/>specta, servans in memoria aphorllmum illum: </text:span><text:span text:style-name="T17">sumnuset<text:line-break/>vigilia, utraque, st modum excedant, malum.</text:span></text:p>
      <text:h text:style-name="P85" text:outline-level="2">LXXXll.</text:h>
      <text:p text:style-name="P3"><text:span text:style-name="T7">Quibus </text:span><text:span text:style-name="T17">ex partu</text:span><text:span text:style-name="T7"> alba </text:span><text:span text:style-name="T17">purgamenta retinentur cum febre,<text:line-break/>surditas oboritur et acutus lateris dolor, hae perniciose'<text:line-break/>' insaniunt.</text:span></text:p>
      <text:p text:style-name="P100">Quod item nunc dicitur veluti et quod antea est<text:line-break/>dictum, atque alia multa quae in hoc libro scripta sunt,<text:line-break/>universalibus subjecta sunt theorematis. Non enim in<text:line-break/>albis solum, si eorum,, quae a partu vacuantur, retentio<text:line-break/>fiat, prava est tum causa tum nota, verum quoque in ble<text:line-break/>llosis et sanguine ipso nempe lochia purgatio est, atque<text:line-break/>etiam ex nominis ratione purgatio alienorum, quae ge-<text:line-break/>stationis uteri tempore in venis acervata sunt, absumpto<text:line-break/>quidem in foetus alimentum utili qui in ipsis erat san-<text:line-break/>guine, fed permanente vitiosiore, qui singulis mensibus<text:line-break/>antea-per uterum excernebatur. Quum igitur is vacuatus<text:line-break/>non fuerit a mulieris puerperio aut uterum ipsum in '<text:line-break/>phlegmonem agit magnam aut ad superiorem aliquam se-<text:line-break/>dem vectus, parti excipienti proprium affectum perieti-<text:line-break/>lumque infert; ad quam autem pervenerit, mox apparen-<text:line-break/>tia symptomata indicabunt, quomodo et nunc tum thorax<text:line-break/>tum caput vitiosum sanguinem ab utero sursum delatum<text:line-break/>exceperunt.<text:tab/>•</text:p>
      <text:h text:style-name="P86" text:outline-level="2">LXXXlll.</text:h>
      <text:p text:style-name="P44"><text:span text:style-name="T2">Ιή </text:span><text:span text:style-name="T7">fabribus </text:span><text:span text:style-name="T17">ardentibus cum aliqua persuigeratione et aqueis<text:line-break/>biliostsque dejectionibus crebris, oculorum distortio,<text:line-break/>stgnum</text:span><text:span text:style-name="T7"> malum tum alias </text:span><text:span text:style-name="T17">tum st stupore prehensi deti-<text:line-break/>neantur.<text:tab/><text:tab/>'</text:span></text:p>
      <text:p text:style-name="P4"><text:span text:style-name="T7">Rursus hoc in loco malorum tum signorum tum fym- '<text:line-break/>ptornatum catalogum fecit, quorum "singula seorsum et<text:line-break/>per se ab Hippocrate prava esse didicimus, in morbis<text:line-break/>quidem febrem ardentem, in .dejectionibus vero aquosae<text:line-break/>bilis excrementa. Signorum autem malorum, quae oculis<text:line-break/>obvenire solent, unum existit et perversio. , De caloche -<text:line-break/>quid dicere attinet? Si igitur signorum pravorum.nomina<text:line-break/>omnia recensere voluit, longe plura praetermisit quam<text:line-break/>recensuit. Si vero .tanquam congeriem unam, non - sunt<text:line-break/>generis ejusdem quae dicta sunt. Nam febris ardens cum<text:line-break/>refrigeratione, gravissimum ,est symptoma; quae .vero de-<text:line-break/>jiciuntur et plane omnia quae in oculis, contingunt, di-<text:line-break/>versi haec funt generis:- catoche vero generis alterius fym-.-</text:span></text:p>
      <text:p text:style-name="P2"><text:span text:style-name="T7">ptomatum existit: palpebrarum perversiones rursus alterius<text:line-break/>funt differentiae. -</text:span></text:p>
      <text:h text:style-name="P85" text:outline-level="2">LXXXIV.</text:h>
      <text:p text:style-name="P8"><text:span text:style-name="T17">Repentinae apoplexiae salute fupersubrienti diutine perni-<text:line-break/></text:span><text:span text:style-name="T7">' citfae; </text:span><text:span text:style-name="T17">quale quiddam pastus est Nurnenii stlius.</text:span></text:p>
      <text:p text:style-name="P4"><text:span text:style-name="T7">Declaravit quidem et hic sese ex aegro uno ad uni-<text:line-break/>versalem pervenire enunclationem unaque ex consuetis<text:line-break/>quippiam circa dictionem facit. Nam sulute supersebrienti<text:line-break/>dixit, a, propriis nominibus discedere constituens, ut cu-<text:line-break/>riosarum expositionum materiam sophistae haberent. Porro<text:line-break/>et in hoc loco sunt, qui in apoplecticis adverbium </text:span><text:span text:style-name="T2">λελν-<text:line-break/>μένως </text:span><text:span text:style-name="T7">pro </text:span><text:span text:style-name="T2">μετρίως, </text:span><text:span text:style-name="T7">id est mediocriter, intelligant, alii<text:line-break/>transferunt lu proprie dictas paraplegiae, in quibus ad<text:line-break/>partium aliquarum immobilitatem fenfusque privationem<text:line-break/>decumbit morbus. Nempe et has apoplexiae nunc dixisse<text:line-break/>volunt per abusum; postea quum hae bifariam fiant, ut</text:span></text:p>
      <text:p text:style-name="P2"><text:span text:style-name="T7">Erasistratus in commentariis de resolutione ait, nam hae<text:line-break/>articulos contrahunt contenduntque, aliae vero exsolvunt<text:line-break/>laxantque, speciem paraplegiae in nervosorum corporum<text:line-break/>exsolutione ,et relaxationeconsistentem ab eo nunc dici<text:line-break/>ajunt. Sed in talibus omnibus nervosi generis affectibus,<text:line-break/>quum ob pituitosos et frigidos fiant humores; ut sunt<text:line-break/>tum apoplexiae tum paraplegiae , febris calida superve-<text:line-break/>niens non modico adest juvamento. Quae igitur in apho-<text:line-break/>rifmis dicta,sunt; hic- hos docet: </text:span><text:span text:style-name="T17">febrem scilicet a con-<text:line-break/>vulsione steri melius, quam a febre convulsionem.</text:span><text:span text:style-name="T7"> Item':<text:line-break/>si ebrius </text:span><text:span text:style-name="T17">quisquam repente obmutuerit, convulsus moritur,<text:line-break/>nisi febris prehenderit vel ubi in horam, qua crapulae<text:line-break/>solvuntur, venerit, loquatur.'</text:span><text:span text:style-name="T7"> Accidit itaque ut dictio<text:line-break/>ostendit, Numenii filio,,quod oborta apoplexia, non acuta'<text:line-break/>et calida, fed debilis et diuturna subsecuta febris nihil<text:line-break/>profuerit.</text:span></text:p>
      <text:h text:style-name="P86" text:outline-level="2">LXXXV.</text:h>
      <text:p text:style-name="P3"><text:span text:style-name="T7">Ex lumborum </text:span><text:span text:style-name="T17">dolore ad</text:span><text:span text:style-name="T7"> os ventriculi </text:span><text:span text:style-name="T17">recursiones febriles<text:line-break/>cum horrore, aquofaq tenuia et multa revomentes, mente<text:line-break/>aberrantes, tioce prnsatae, nigra vomentes, moriantur.</text:span></text:p>
      <text:p text:style-name="P4"><text:span text:style-name="T7">Congesta sunt et hoc loco prava et multa sympto-<text:line-break/>mata atque una inepte pronunciata. Nam recursiones<text:line-break/>dixit et vomentes et mente aberrantes, ubi aegros et vo-<text:line-break/>mentes et. mente aberrantes .dicere debuisset. Tu </text:span><text:span text:style-name="T17">vero,<text:line-break/></text:span><text:span text:style-name="T7">qui symptomatum singulorum vires novisti, non magno<text:line-break/>negotio invenies ad quantum periculum aeger veniat; hoc<text:line-break/>vero- rn fine prognostici sufficienter admonuit Hippocrates.</text:span></text:p>
      <text:h text:style-name="P85" text:outline-level="2">LXXXVI.</text:h>
      <text:p text:style-name="P111">Oculi clnusto in acutis mala.</text:p>
      <text:p text:style-name="P4"><text:span text:style-name="T7">Jam supra inter plurium signorum acervationes, quas<text:line-break/>syndromas empirici vocant, oculi clausionem scripsit. Sunt</text:span></text:p>
      <text:p text:style-name="P2"><text:span text:style-name="T7">qui, </text:span><text:span text:style-name="T2">κατάκλασιν </text:span><text:span text:style-name="T25">q</text:span><text:span text:style-name="T7">pec. </text:span><text:span text:style-name="T2">α </text:span><text:span text:style-name="T7">et uon </text:span><text:span text:style-name="T17">xtasusutotv,</text:span><text:span text:style-name="T7"> per </text:span><text:span text:style-name="T2">ει </text:span><text:span text:style-name="T7">scribant,<text:line-break/>non,, magno sane circa atuborum significata .existente discri-<text:line-break/>mine ; vult enim, osseusiere palpebram yel confractam vel ,<text:line-break/>clausam ; in quo duorum alterum,, nam . vel robur cou;<text:line-break/>tentionemque claudentium ,ipsain partium vel imbecillita-<text:line-break/>tem aperientium, sequitur affectio.</text:span></text:p>
      <text:h text:style-name="Heading_20_2" text:outline-level="2">LXXXV<text:span text:style-name="T6">II.</text:span></text:h>
      <text:p text:style-name="P3"><text:span text:style-name="T17">Num </text:span><text:span text:style-name="T22">anxie. su </text:span><text:span text:style-name="T17">jactantibus non vomentibus et lumbos do-<text:line-break/>lentibus, ferociter deliraverint, spes stt nigra per alvum<text:line-break/>prodire?</text:span></text:p>
      <text:p text:style-name="P92">Ad hoc, quoque prompte tibi respondemus quod non<text:line-break/>omnibus , ied.quibusdam id erit, ut supra-est demonstratum;</text:p>
      <text:h text:style-name="P85" text:outline-level="2">LXXXVllI.</text:h>
      <text:p text:style-name="P45"><text:span text:style-name="T17">Fauces dolentes, graciles cum jactatione strangulant erque<text:line-break/>acute perniciosuei ^'<text:tab/>•.<text:tab/>. ’<text:tab/>• '</text:span></text:p>
      <text:p text:style-name="P5"><text:span text:style-name="T7">Memineris velim ejus orationis;’ quae in prognostico<text:line-break/>est, hoc* principio': </text:span><text:span text:style-name="T17">anginae gravifstrnae sunt et celerrime<text:line-break/>enecant, quae neque in faucibus neque in cervice coni<text:line-break/>spicuum quippiani ltabent, plurimum vero doloris susurunt,<text:line-break/>ac spirandi, quae non</text:span><text:span text:style-name="T7"> nisi </text:span><text:span text:style-name="T17">recta cervice stt, difficultatem.<text:line-break/></text:span><text:span text:style-name="T7">Nenipe hinc viri docti 'interpretationem rerum earum quas<text:line-break/>promit, comparare puteris cupi interpretatione errantis<text:line-break/>in concursionibus propterea, quod eas ad universale re-<text:line-break/>ducere nequeat. 'Nam Hippocrates et ’nomen affectionis<text:line-break/>prius dixit let differentias omnes continuata‘fefie recen-<text:line-break/>suit a gravissima earum . exorsus, cujus nunc ’ dictionem<text:line-break/>annotavi. . Qui vero librum hunc scripsit, primum qui-<text:line-break/>dem peccavit, fauces, strangulantes in quiens,-quum angina<text:line-break/>strangulans dicere debuisset. Neque enim est dicendum<text:line-break/>quod parte affecta.pro affectu sit abusus; primo enim ne-<text:line-break/>qne ita affectis affectae quippiam sunt fauces,.ut. Hippoy<text:line-break/>crates ostendit gravissimas inquiens esse, anginas,.quae ne-<text:line-break/>que in faucibus neque in collo conspicuum quid efficiunt;</text:span></text:p>
      <text:p text:style-name="P2"><text:span text:style-name="T7">qui, autem prorrheticum hoe scripsit', aita </text:span><text:span text:style-name="T17">suunes isoldntes<text:line-break/>graciles,'neatpe:vox..'</text:span><text:span text:style-name="T4">'ίσχνφ</text:span><text:span text:style-name="T17">,- id</text:span><text:span text:style-name="T7"> est grariler; rdennputest<text:line-break/>quod nihil conspicuum habere. Adjenit mosio hoc frustra,<text:line-break/>•amf jactatione,»quod: alterius symptomatum generis exi-<text:line-break/>stis; delude et, verbum strangulantes^: Qui quidem' librum<text:line-break/>hunc scripsit, indistincte et communiter</text:span><text:span text:style-name="T23">:</text:span><text:span text:style-name="T7"> est loquutus.'<text:line-break/>.Hippocrates vero proprio differentiae nomine appellavit,<text:line-break/>-ihqnlens orthopnoeam inferre ipsas, i Vocant autem cum<text:line-break/>-ipsu. tum caeteri omnes orthopnoeam 'istam, difficultatis<text:line-break/>spirandi speciem, in'qua jacentes suffocantur et vixqTecto<text:line-break/>thorace sufficiunt nulli rei innixo dorso. Nam quum<text:line-break/>aspera arteria principium a gutture habens in pulmonem<text:line-break/>dividatur; quoties quidem thoracem, cum collo recte ex-<text:line-break/>tendimus, arteriam ipsam dilatari contingit, atque etiam,<text:line-break/>quae ex ea in’ pulmqnes distribuuntur, propagines omnes;<text:line-break/>atque interirn regionem augeri eis internam. Oh id sane<text:line-break/>et lu peripneumoniis orthopnoea fit et in appellatis asth-</text:span></text:p>
      <text:p text:style-name="P2"><text:span text:style-name="T7">maticis affiectibns;,- oli.tid ipsumr et lu gravissima angina,<text:line-break/>lu .qua phlegmone obsessi .interni-. mnsculi . gutturis; viam<text:line-break/>respirationis intercludunt, . intenditur autem et hujusmodi<text:line-break/>affectio cubantibus, suscipiente augmentum angustia. Prae-<text:line-break/>terea et anginarum differentias alias in' prognostico scripsit<text:line-break/>Hippocrates-, tum evidentissime tum accuratissime </text:span><text:span text:style-name="T17">ia</text:span><text:span text:style-name="T7"> ea li-<text:line-break/>,bmLparte, -iniqua dieta a .me nunc recensetur dictio.; In<text:line-break/>hoc autem prerrssetico fet si • faucium: saepius meminit, liti<text:line-break/>bri; iauctor ,nibil .'tanwm. nUs&gt;;' qaed-:manifestum articula-<text:line-break/>tumque. .sit, de his, qui inibi sunt, morbis docuit. .</text:span></text:p>
      <text:h text:style-name="P85" text:outline-level="2">LXXXIX.</text:h>
      <text:p text:style-name="P41"><text:span text:style-name="T17">Quibus spiritus sunsum trahitur, vox autem suffocans, est<text:line-break/></text:span><text:span text:style-name="T26">:</text:span><text:span text:style-name="T17"> ^.etivertcbra fntrorconstdet, kis in sate velut cemtnahensu<text:line-break/>euguspiam spiritsts-.nedditiir,.</text:span><text:span text:style-name="T7"> . 'iiijv -u -.<text:tab/>• ;m-.</text:span></text:p>
      <text:p text:style-name="P2"><text:span text:style-name="T2">- - </text:span><text:span text:style-name="T7">De spirandi difficultate commentarios scripsi, quot lu<text:line-break/>singulis ipsarum differentiae omnes .sint demonstrans.;<text:line-break/>quaenam item causae &lt;cniusque effectrices et quid signifi-<text:line-break/>eare natae ,siut. Demonstravi quoque et in-eisdem eam-<text:line-break/>inentariis eas, quae ab Hippocrate ,lu degittimis ipsius li—<text:line-break/>bris dictae suut, spirandi difficultates, neque Pane diffe-<text:line-break/>reutiam ullam reperi, qna spiritus retrahitur, .neque ab,<text:line-break/>Hippocrate didici, atque ob eam causam; qnodnam diffi-<text:line-break/>cilis respirationis genus: dicat libri auctorvpervestigavj.<text:line-break/>Sunt fane et alsae iduae orationis hujus scripturae., qua-<text:line-break/>rmu haec quidem significat, ab altera parum quidem voce<text:line-break/>evarlaus, -sed intellectu eodem. Nempe: in iea, vooern<text:line-break/></text:span><text:span text:style-name="T2">ἀνέλκεται, </text:span><text:span text:style-name="T7">id est </text:span><text:span text:style-name="T17">retrahitur:,</text:span><text:span text:style-name="T7"> litera </text:span><text:span text:style-name="T2">ω </text:span><text:span text:style-name="T7">interjacet post duas<text:line-break/>primas'stiteras « et;v ut dictio- talis sit; </text:span><text:span text:style-name="T17">'repiibiks spiritus<text:line-break/></text:span><text:span text:style-name="T2">ἄνω ἕλκεται;, </text:span><text:span text:style-name="T7">id est </text:span><text:span text:style-name="T17">.sursum trahitur,</text:span><text:span text:style-name="T7"> 'valde reuedemtes,<text:line-break/>Recenticres autem iquidam </text:span><text:span text:style-name="T2">ἀνέρχεται </text:span><text:span text:style-name="T7">scribunt, nullo .ex<text:line-break/>antiquioribus agnosueutescripturam, de 'qua quidem oirca<text:line-break/>finem -agemus, de prioribus vero, quae tumccrturum tum</text:span></text:p>
      <text:p text:style-name="P2"><text:span text:style-name="T7">confessorum, sunt considerabimus, de quibus qui quod pro-<text:line-break/>babile esset diceret ne unum quidem reperi; alios 'vero<text:line-break/>palam conviciantes, quemadmodum eos, qui in vocem<text:line-break/></text:span><text:span text:style-name="T2">ἀνέρχεται </text:span><text:span text:style-name="T7">transcripserunt, siquidem quasi priores scriptu-<text:line-break/>rae sine praesidio essent, ad transcribendas eas accesserunt.<text:line-break/>Videtur autem mihi auctor spiritum retrahi vel sursum<text:line-break/>trahi dicere, quem fuperius tum promptum tum -subli-<text:line-break/>mem dici asserui ; quum videlicet thorax inter inspirandum<text:line-break/>partibus superioribus magnam efficit respirationem, ita ut<text:line-break/>scapulae moveri'videantur et quam ob causam qui suffo-<text:line-break/>cantur, omnes lioc respirent pacto, demonstravi.. De iis<text:line-break/>item qui strangulatione afficiuntur non propter pulmonis<text:line-break/>angustiam, neque propter musculorum gutturis inflamma-<text:line-break/>tionem, fed propter eorum , qui gutturi quidem et stoma-<text:line-break/>cho subjacent; anterioribus autem partibus spinalium mu- ,<text:line-break/>sculorum superjacent; tum supra in hoc ipsu prorrhetico<text:line-break/>libro recensui tum in iis quibus secundum epidemicrum<text:line-break/>librum exposui, ubi inquit: </text:span><text:span text:style-name="T17">erant autem angina subor an-</text:span></text:p>
      <text:p text:style-name="P2"><text:span text:style-name="T17">~tlnm affectiones ejusmodi} cenlvicis vertebrae ad sinterma<text:line-break/>vertebantur, aliis quidem magis, aliis vero minus exte-<text:line-break/>riusque cervix evidentem ostendebat cavitatem, doloremque<text:line-break/>qui hac parta tangebatur, sentiebat. - Erat etiam cuidam<text:line-break/>sub ea vertebra, quam dentem nominant, sud non adeo<text:line-break/>est acuta.</text:span><text:span text:style-name="T7"> Quod autem vertebram secundam totam a partu<text:line-break/>dentem appellavit vel solam ipsius propaginem illam, quam<text:line-break/>nonnulli dentisormem, alii plane dentem, qnod canino<text:line-break/>denti appellato similis quodammodo videatur, constat om-<text:line-break/>nibus. Quia autem ubi dixerat: </text:span><text:span text:style-name="T17">erat autem duiddm sub<text:line-break/>ea vertebra quam dentem nominant;</text:span><text:span text:style-name="T7"> .adjecit:,</text:span><text:span text:style-name="T23">1</text:span><text:span text:style-name="T7"> </text:span><text:span text:style-name="T17">quod. </text:span><text:span text:style-name="T4">ηοη<text:line-break/></text:span><text:span text:style-name="T17">similiter acuta est i</text:span><text:span text:style-name="T7"> ostendit qui haec scripsit vertebram<text:line-break/>hanc periculum non similiter inserre acutum; veluti et<text:line-break/>quum in aphorismis puerorum affectiones recensens dixit:<text:line-break/></text:span><text:span text:style-name="T17">vertebrae, quae in occipitio, ad interna luxationes;</text:span><text:span text:style-name="T7"> non<text:line-break/>aliam intelligere oportet vertebram^ quam eam quae dicta<text:line-break/>est. Quum enini adjacentes partibus anterioribus musculi<text:line-break/>vel inflammati vel quovis modo lutensi vertebram totam</text:span></text:p>
      <text:p text:style-name="P46"><text:span text:style-name="T7">adde,traxerint; posterior' sedes cava magis videtur, com-<text:line-break/>primi turautem guttur et ob id strangulantur aegri. Talis<text:line-break/>autem angina rerissinae cernitur. . .Nunc ,igitur vertebra<text:line-break/>ipsa, intro fugere dicta esu .Periculum autem affectus<text:line-break/>per propositam dictionem est demonstratum, quum inquit ;<text:line-break/></text:span><text:span text:style-name="T17">iis i.n sute veluti contrahenins rcujuspiam spiritus .espcitur,<text:line-break/></text:span><text:span text:style-name="T7">In :finp:;autem quum ,moriuntur significati; velut vero con-<text:line-break/>trahentis., qnod monentibus his । convulsi va efficiatur respi-<text:line-break/>-ratio., 'vehementer- quidem trahente thorace , tspiritu vero<text:line-break/>rviarn: sufficientem non habente, sed per angustum foramen<text:line-break/>violenter. inspirato. :;Id igitur et </text:span><text:span text:style-name="T17">ex.</text:span><text:span text:style-name="T7"> voce </text:span><text:span text:style-name="T2">ιἀι«εχεται </text:span><text:span text:style-name="T7">-qui-<text:line-break/>dam .significari putantes scripserunt,. quibus fpiritus </text:span><text:span text:style-name="T2">ἀνέχε-<text:line-break/>ται, </text:span><text:span text:style-name="T7">id/est cohibetur.</text:span></text:p>
      <text:h text:style-name="P85" text:outline-level="2">XC.</text:h>
      <text:p text:style-name="P109">Caput ddlented, cum cntodlie delirantes, intercepta alvo,<text:line-break/>oaitlo'suro cientes et storeseentes, opisthotono corripiuntur.</text:p>
      <text:p text:style-name="P5"><text:span text:style-name="T7">Supra demonstravimus xiruin 'hunc 'signorum diversi<text:line-break/>generis cuncursiones, quas lu aegro une vel duobus coni,<text:line-break/>spexerit; scribere ;- atque-oh eam </text:span><text:span text:style-name="T17">rem</text:span><text:span text:style-name="T7"> faepenumero coU*<text:line-break/>junctionem /an’ adjicit, quam isi et in </text:span><text:span text:style-name="T23">f</text:span><text:span text:style-name="T7">hac dictione adjecisa<text:line-break/>fet,-satius fecisset dicendo:' an </text:span><text:span text:style-name="T17">opisthotono corripiuntur?<text:line-break/></text:span><text:span text:style-name="T7">Nempe capitis dolor caput ipsum affectum ostendit, </text:span><text:span text:style-name="T2">κατό-<text:line-break/></text:span><text:span text:style-name="T7">fu,; vero cum cauicheycerebr umipsum, quomodo et ver-<text:line-break/>butn' delirantes. Demonstratum -est quoque antea fymptq-<text:line-break/>mata’ hujusmodi nequaquam ‘contralersaesse, quo'paeto<text:line-break/>existimant quidam fieri nen-'posse 3affdrestteie nt aeger ca-<text:line-break/>tocho staborett simul etimente vacillet. Sed de his antea<text:line-break/>egi, quum primam -'omniumenarravi ditkionem, -atque eam<text:line-break/>tibi dissituri*</text:span><text:span text:style-name="T17">aremitliaie, obfcunaey-biandaeq^e at^comiracnn-<text:line-break/>"bilev ‘desipientiae, valde phreniticae</text:span><text:span text:style-name="T7"> ; quocirca -nihil amplius<text:line-break/>3e his' dicendmn iuisictui, 'isatiasque est exponeretraliqtta<text:line-break/>duo haec quae prae'scnti </text:span><text:span text:style-name="T23">:</text:span><text:span text:style-name="T7">in dictrene salit adfcripta, unum<text:line-break/>quidem -quo -ait </text:span><text:span text:style-name="T17">t- 'intsercapfa alvo,</text:span><text:span text:style-name="T7"> alterum- vero quo' dicr-<text:line-break/>stur,- </text:span><text:span text:style-name="T17">oculo ferdci.</text:span><text:span text:style-name="T7"> -Nempe alvua intercepta, hoc -est re-</text:span></text:p>
      <text:p text:style-name="P2"><text:span text:style-name="T7">tenta, affectionis cerebri signum proprium non est, auget<text:line-break/>tamen et deteriorem, ipsum redditi -. Qratio vero oculer fer<text:line-break/>roci, de necessitate concursioni adjecta est; nam quod ca-<text:line-break/>toche correpti; proprie: appellati tensos apertusque habeant<text:line-break/>oculos; norunt tum Archigenes, tum Philippus,; non</text:span><text:span text:style-name="T17">sut<text:line-break/></text:span><text:span text:style-name="T7">comatosi et cataphorici clausos; in his siquidem humiditas<text:line-break/>affectionis causa, est nervorum dissolvens firmitatem, robur-<text:line-break/>que; in illis vero propter siccitatem tensio oritur, r, Quis<text:line-break/>dam- etiam exnostria. condiscipulis, quum assiduo disci-<text:line-break/>-plinarum studio se fatigaret, malo hoc correptus est. Ja-t<text:line-break/>jffithat enim veluti lignum prorsusl iusiexus, rigidusque at-<text:line-break/>que extensus, videbalurque </text:span><text:span text:style-name="T17">oculis apertis nos</text:span><text:span text:style-name="T7"> ita intueri,<text:line-break/>ut ne.conniveret quidem, nihil tamen loquebatur. la<text:line-break/>quoque tempore eodem, quae loqueremur, audire se dir<text:line-break/>ixit; quamquam, non evidenter plareque, nonnulla, item et<text:line-break/>memoria tenens referebat, praefe.ntesque omnes fefe cpny<text:line-break/>-fpicere dixit, ita ut quorundam actiones recordatus ex-<text:line-break/>poneret, sed neque loqui posse, neque membrum ullum</text:span></text:p>
      <text:p text:style-name="P2"><text:span text:style-name="T7">moverei . Quare in dicta concursione exoritur ambiguitas,<text:line-break/>quonam modo adjectum sit, delirantes. Nam quod in ea<text:line-break/>dictione dicitur; </text:span><text:span text:style-name="T17">tremulae, obscurae et contrectabiles de-<text:line-break/>sipientiae i</text:span><text:span text:style-name="T7"> non prorsus immotos esse eos, qui ita affecti<text:line-break/>funt significat, quemadmodum sane neque eos qui. in.co-<text:line-break/>mate, delirant: at in catuchis; lu quibus nulla prorsus<text:line-break/>adest motio, nec delirium •cognosci potest. Forte igitur<text:line-break/>vidit catoches speciem, ut immotum quidem et concretum<text:line-break/>corpus totum esset, exiguum tamen homo quippiam lo-<text:line-break/>qneretur, unde dignosci poterat desipientia; yel desipien-<text:line-break/>tiam, veluti ducem </text:span><text:span text:style-name="T23">:</text:span><text:span text:style-name="T7"> subseqmJta- est catoche, scribendum-<text:line-break/>que secundum, eam expolitionem</text:span><text:span text:style-name="T17">: capite dolentes, cum</text:span><text:span text:style-name="T7"> ca-'<text:line-break/></text:span><text:span text:style-name="T17">toche delirantes.</text:span><text:span text:style-name="T7"> Fieri etiam potest, ut secundum' primam'<text:line-break/>ipsius constitutionem loquentibus' ipsis declararetur desi-<text:line-break/>pientia ;completavero catoche • non amplius loquerentur</text:span><text:span text:style-name="T23">1<text:line-break/></text:span><text:span text:style-name="T7">aegri, florescentes’vero vocavit - eos,; ut par est,, sicut<text:line-break/>paulo ante impense rubentes nominavit; quod scetpitis: lu</text:span><text:span text:style-name="T23">1</text:span></text:p>
      <text:p text:style-name="P2"><text:span text:style-name="T7">capite una cum caliditate collectae signum fuerit; huic et<text:line-break/>antecedens capitis doler atque ab hoc, feqnens in poste-,<text:line-break/>riorem partem inflexio corporis a convulsione, fed et liaec<text:line-break/>quidem in ipsorum generationem quispiam prius signum,<text:line-break/>acceperit, pesterius vero interceptam alvum, femper capi-<text:line-break/>tis symptomata, exacerbantem-</text:span></text:p>
      <text:h text:style-name="P85" text:outline-level="2">XCI.</text:h>
      <text:p text:style-name="P3"><text:span text:style-name="T17">In oculorum perversione febriculosa, lajsata,, rigor , per-<text:line-break/>niciosus et camatost in his malum.,</text:span></text:p>
      <text:p text:style-name="P4"><text:span text:style-name="T7">Demonstravimus , etiam supra libri hujus auctorem<text:line-break/>permiscere invicem gravia fymptomata, de quorum singu-<text:line-break/>lis per fe dicendum semel erat, quum quaties plura in-<text:line-break/>ter fe permisceantur, gravius aegris quidem ex ipsis, </text:span><text:span text:style-name="T17">pe-<text:line-break/>riculum</text:span><text:span text:style-name="T7"> reddi,, nobis vero certiorem effici praenotionem,<text:line-break/>intelligere valeamus. Nihil igitur uovi nunc.dictum est,,<text:line-break/>nempe, quonam in affectu perversio ocniorum: fiat,j, quae-</text:span></text:p>
      <text:p text:style-name="P2"><text:span text:style-name="T7">nam itein lassitudinum differentiae </text:span><text:span text:style-name="T17">ei</text:span><text:span text:style-name="T7"> quando rigorem com-<text:line-break/>mode apparere oporteat, praeterea qualenam coma sit: et<text:line-break/>quaenam cerebri affectio ipsum pariat.,.- didicimus.</text:span></text:p>
      <text:h text:style-name="P85" text:outline-level="2">XCII.</text:h>
      <text:p text:style-name="P109">Insubribus ad hypochondrium dolores sine voce,, st sudore<text:line-break/>non solvuntur, maligni, his ad coalas dolores eum ar~<text:line-break/>dente febre et st alvus affatim proruperit, peruieiosam..,</text:p>
      <text:p text:style-name="P4"><text:span text:style-name="T7">Dubitationem legentibus pariunt non obscurae, dictio-<text:line-break/>nes modo.,, verum quoque et ex perspicuis, quae ccutra<text:line-break/>evidenter apparentia pronunciantur quaedam modo utro-<text:line-break/>que ambiguitatem inferunt; in quo, genere praescns dictio<text:line-break/>collocatur; exsuperat tamen in ea., quod. quae in. ipfa<text:line-break/>dicta sint, minime his consentiant, quae in aegris cer-<text:line-break/>nuntur. Prompte igitur talem quendarn sermonem osten-<text:line-break/>dere praeiens dictio videtur. </text:span><text:span text:style-name="T17">In febribus ad hypoesoom-<text:line-break/>dria dolores cum vocis privatione, sudore st .solvuntur,, me-</text:span></text:p>
      <text:p text:style-name="P2"><text:span text:style-name="T17">ligni.</text:span><text:span text:style-name="T7"> At quum falsum esse videatur ut solutiones cum<text:line-break/>sudore malignae dicantur, in hoc ipso primo ambiguitas<text:line-break/>quaedam nos occupat. Nam quae absque ullo auxilio vel<text:line-break/>artis vel naturae cessaverunt affectiones, quod infidam ha-<text:line-break/>beant solutionem in confesso est, quae vero cum tali quo-<text:line-break/>dam, qualis 'nunc sudor dictus est, non firmiter solutae<text:line-break/>esse videntur, contrario- siquidem prorsus modo, quoties<text:line-break/>sudore vel aliquo alio naturae auxilio non solvantur, mor-<text:line-break/>bus malignus existimatur. Atque ob eam rem probabili-<text:line-break/>ter quis deficere in ea dictione negationem </text:span><text:span text:style-name="T17">non,</text:span><text:span text:style-name="T7"> ajebat,<text:line-break/>atque ab eo qui primus librum transcripserat praetermisi,<text:line-break/>sam, quomodo et alia multa multoties in multis libris<text:line-break/>nemo negat, alia quidem praetermissa, alia vero permu-<text:line-break/>tata esse, quum nullus postea erratum ausus fuerit emen-<text:line-break/>dare. Verus siquidem erit sermo, si ita scripserimus</text:span><text:span text:style-name="T17">in<text:line-break/>febnbus ad hypochondria dolores</text:span><text:span text:style-name="T7"> sine </text:span><text:span text:style-name="T17">voce sudore st non<text:line-break/>sulvuntur, maligni,</text:span><text:span text:style-name="T7"> Sed plerique' hominum relictis tum<text:line-break/>claris tum notis aenigmatice pronunciatis oblectantur.</text:span></text:p>
      <text:p text:style-name="P2"><text:span text:style-name="T7">Sunt etiam qui patrocinari manifestis erratis specimen<text:line-break/>fapjentiae arbitrentur, eorum instar, qui'apud tribunalia<text:line-break/>rhetoris obeuntes munus manifeste vel caedis vel talis<text:line-break/>cujuspiam flagitii convictus a justa liberant poena, judices<text:line-break/>ipsus, quum fermpnum' rudes suerint et subdolas eorum<text:line-break/>astutiae ignoraverint, decipientes et mente vacillare </text:span><text:span text:style-name="T17">facien-<text:line-break/>tes f</text:span><text:span text:style-name="T7"> sic fanenonnulliin praesenti oratione sine </text:span><text:span text:style-name="T17">voce</text:span><text:span text:style-name="T7"> pro<text:line-break/>sine </text:span><text:span text:style-name="T17">sermone</text:span><text:span text:style-name="T7"> dici putaverunt, quia sermo in vocis genere<text:line-break/>sit. Dicitur autem apud veteres </text:span><text:span text:style-name="T2">φωνὴ </text:span><text:span text:style-name="T7">non;id folum, ve-i<text:line-break/>rutn quoque </text:span><text:span text:style-name="T2">αύδὴ, </text:span><text:span text:style-name="T7">atque'hoc translatu, </text:span><text:span text:style-name="T2">ἀλόγως </text:span><text:span text:style-name="T7">ex </text:span><text:span text:style-name="T2">ἀναύδως<text:line-break/></text:span><text:span text:style-name="T7">significari dicunt, quae.. autem </text:span><text:span text:style-name="T2">ἀλόγως, </text:span><text:span text:style-name="T7">id est absique ra-<text:line-break/>tione, desierunt, infida omnia et suspecta existunt. At.<text:line-break/>quum sermoni huic adversentur et quod tales excretiones<text:line-break/>malignae dicantur, non infidae; et quod non absque ra-<text:line-break/>tione cum sudoribus soIvantur, ut ipse dixit; quidam alii<text:line-break/>sapientia validiores, sine ratione solui dicunt, non solum<text:line-break/>quae nullo auxilio vel, artis vel naturae facililata sunt,<text:line-break/>verum quoque et haec facta quidem, sed non pro magni-' •</text:span></text:p>
      <text:p text:style-name="P2"><text:span text:style-name="T7">tudine morbi,' tanquam scriptor exigutun factum sudorem<text:line-break/>dixerit, etfi orbsque nulla adjectione'scripserit, </text:span><text:span text:style-name="T17">sudbresc<text:line-break/>sulvuntur,</text:span><text:span text:style-name="T7"> sabintelligendum autem </text:span><text:span text:style-name="T17">modica,</text:span><text:span text:style-name="T7"> ajunt.' Forsitan<text:line-break/>vero et alius quispiam audacius caeteris pronunciahs;<text:line-break/>multo et immoderate -subintelligendum volet , delude-pue-i<text:line-break/>ris tum rudibus indoctisque tutu disciplinae omnis in-<text:line-break/>exercitatis , multa de' symmetria nugatus; aliquis sapiens<text:line-break/>videbitur. Quod si</text:span><text:span text:style-name="T23">!</text:span><text:span text:style-name="T7"> prorsus his licet orationi, fadore fi.<text:line-break/>sitivuntur; ejusmodi dictionem adjicere, multo melius erat<text:line-break/>adjecte iyllaba,.non scripta oratione;si non solvuntur, d<text:line-break/>negotiis nos extricare; nam hypochondriorum cum febre<text:line-break/>dolores, quos sudor, non folvit, maligni existunt. Re ipsa<text:line-break/>igitur ostendiet jaune quomodo jam faepius in obscuris<text:line-break/>multis dictionibus nihil quidem eoium, quae non novi-'<text:line-break/>mus, ab ipsis doceri, fed insumi tempus veluti lu aenig-<text:line-break/>matis, si qua novimus, dictioni accommodaverimus. Ita-'<text:line-break/>que et qnod in fine dietibnis ‘recensetur, non parvam<text:line-break/>habuit quaestionem, quare, si venter </text:span><text:span text:style-name="T2">καταῥῥαγῇ, </text:span><text:span text:style-name="T7">quod est</text:span></text:p>
      <text:p text:style-name="P2"><text:span text:style-name="T4">ά&amp;ρόως ίχχρν&amp;ίί</text:span><text:span text:style-name="T2"> πολλὰ; </text:span><text:span text:style-name="T7">id:est </text:span><text:span text:style-name="T17">confertim multa excreverit,<text:line-break/></text:span><text:span text:style-name="T7">letalem morbum indicabit. Nam/ ut inquit Hippocrates,<text:line-break/></text:span><text:span text:style-name="T17">defectiones multitudine aestimandae non stunt, fed st talia<text:line-break/>dejiciantur i qualiacandentunt et aeger facile ferat.</text:span><text:span text:style-name="T7"> &lt; Hic<text:line-break/>quidem sermo f qnod det -manifestus sit et universaliter<text:line-break/>quippiam doceat, contemnitur; quae vero aenigmatice </text:span><text:span text:style-name="T17">di-<text:line-break/>cuntur</text:span><text:span text:style-name="T7"> , sophistis quidem jure affectantur, ut discipulos<text:line-break/>mirum quippiam docere videantur; discipulis vero propter<text:line-break/>primarum disciplinarum,"in quibus antiqui pueros alebant,<text:line-break/>ruditatem; inexercitata</text:span><text:span text:style-name="T23">1</text:span><text:span text:style-name="T7"> autem horum cogitatio neque quae<text:line-break/>dicuntur-assequitur; meque . veritatem in ipsis discernere<text:line-break/>potest. • Nam quin sine distinctione de erumpente alvo<text:line-break/>pronunciationem aliquam audiens, non continuo fermo-<text:line-break/>nem incusat, tanquam nihil' docentem? : Nempe alvus in<text:line-break/>quovis morbo erumpens, sine quidem coctionis signis,<text:line-break/>quae saepius audivisti, nihil juvat; si vero implacidius<text:line-break/>operata fuerit, praeter id, quod nihil juvat, noxam etiam<text:line-break/>attulit; cum his vero juvat magisque, si contristans hu-</text:span></text:p>
      <text:p text:style-name="P47"><text:span text:style-name="T7">mor vacuetur; atque adhuc magis, si aeger post vacuatio-<text:line-break/>nem placidior sit, certiusque quum in die. judicatorio </text:span><text:span text:style-name="T17">ap-<text:line-break/></text:span><text:span text:style-name="T7">paruerit quippiam , qnod per indicem significatum, fuerit.<text:line-break/>Qui ergo haec novit, dictam dictionem neglectui habdt,<text:line-break/>atque alias omnes, quae particularium symptomatum vel<text:line-break/>morborum mentionem faciunt. Nempe in quibus alvus<text:line-break/>erumpit vel morbis vel symptomatis, si cum eis quas nu-<text:line-break/>per dixi fiat limitationibus, securam </text:span><text:span text:style-name="T17">efficit</text:span><text:span text:style-name="T7"> cognitionem,<text:line-break/>absque eis autem limitationibus nunquam verus erit sermo,<text:line-break/>qui erumpentem alvum vel juvare vel nocere asserit. In<text:line-break/>omnibus siquidem utrumque fit, at in definitis distinctio-<text:line-break/>nibus nihil est dicere, iu hepatis quidem inflammatione<text:line-break/>vitiosum esse symptoma erumpentem alvum, iu alio, vero<text:line-break/>quodam bonum, verum in omnibus, ut dictum est, et bo-<text:line-break/>num </text:span><text:span text:style-name="T17">et malum fit</text:span><text:span text:style-name="T7"> cum propriis ..distinctionibus.<text:tab/>.y</text:span></text:p>
      <text:h text:style-name="P88" text:outline-level="2">XClll.</text:h>
      <text:p text:style-name="P109">Quibus voces aum febra deficiunt post judicationem, hi tre-<text:line-break/>mentes • ac saporati pereunt.'</text:p>
      <text:p text:style-name="P4"><text:span text:style-name="T7">Haec item diclio'iis , quae, pbseuritatem de industria,<text:line-break/>siectantur, similis existit. Quidam enim verbum deficiunt<text:line-break/>de folis,vocibus intellexerant, alii , vero et febres vocibus<text:line-break/>adjecerunt, dictum esse asserentes, quodmtraeqne deficiant,<text:line-break/>et voces i,et febres, ut;scrmo talis sit,: qnibasqpparenie<text:line-break/></text:span><text:span text:style-name="T17">saluta febre</text:span><text:span text:style-name="T7"> vocis interceptio sit </text:span><text:span text:style-name="T17">et post judicationem, iiij<text:line-break/>trementes jet; comatosi. pereunt •,</text:span><text:span text:style-name="T7"> febribus ..scilicet non. sine<text:line-break/>signis, fed cum njaja.ijudicationecxisisalesiisse. Constat<text:line-break/>autem malas dici judicatmnes, quae, ecin . natoralibus . va-<text:line-break/>cuationibus vel abscessibus, factae, non sulpm aegros nihil<text:line-break/>juverunt, verum quoque et deterius habere quam antea<text:line-break/>fecerunt Alii autem non vocem cum febre, fied solam<text:line-break/>vocem deficere existimantes totum sermonem ita efficiunt:</text:span></text:p>
      <text:p text:style-name="P48"><text:span text:style-name="T17">quibus voces manente febre deficiunt, si id stt post judi-<text:line-break/>cationem, hi trementes stmdl at comatost moriuntur.</text:span><text:span text:style-name="T7"> At-<text:line-break/>qui'rursus 'in praesentiariuin -discordia alia rinterexposito-<text:line-break/>res orta esu Quidam enim.ajunt; quando ex.praedictis<text:line-break/>trementes fiunt, perire hos tum-comatososi tum trementes;<text:line-break/>alii autem Comatofos factus itu interire. -Nemo autmn in-<text:line-break/>ter eos ex natura ierttm-logicam scripfit demonstrationem,<text:line-break/>neqpe ’ attestantem experiectiatu ‘osteiidere potest, </text:span><text:span text:style-name="T23">:</text:span><text:span text:style-name="T7"> neque<text:line-break/>enim^ eir praedictis ef trementes etacomatosi magna 'ex<text:line-break/>parte' interire videntur.'</text:span><text:span text:style-name="T23">1</text:span><text:span text:style-name="T7"> Quod- siiquidam' raro tales -fiant,<text:line-break/>ab artis‘parte tum prorrhetica defciverunt; neu enim ad<text:line-break/>praedictiones talihiis utimur,'fed iis, quae veliaffidue vel<text:line-break/>ut plurimum stunt imo-Verb' ettiisy-quao ambigue con-<text:line-break/>tingunt, </text:span><text:span text:style-name="T2">ηόη’ </text:span><text:span text:style-name="T7">tadfth</text:span><text:span text:style-name="T23">2</text:span><text:span text:style-name="T7"> raris; nulluolenini</text:span><text:span text:style-name="T23">:</text:span><text:span text:style-name="T7">vnitnsaepius animi<text:line-break/>vofo</text:span><text:span text:style-name="T23">r</text:span><text:span text:style-name="T7"> frustfaturTmnelnssequi^uod petiiti<text:tab/></text:span><text:span text:style-name="T2">έ </text:span><text:span text:style-name="T7">na</text:span></text:p>
      <text:h text:style-name="P88" text:outline-level="2">XCIV.</text:h>
      <text:p text:style-name="P80"><text:span text:style-name="T7">piiibut </text:span><text:span text:style-name="T17">deurentia ;• fatuitatem inferentia , inchicentiti</text:span><text:span text:style-name="T7"> cato-<text:line-break/>-fehen, </text:span><text:span text:style-name="T17">variantia hypochondria, ventre tumidi, cibis in-<text:line-break/>terclusts cum</text:span><text:span text:style-name="T7"> • fadatiuncatlisi, </text:span><text:span text:style-name="T17">r-ati&gt; bis' turbidus fpiritus- er<text:line-break/>geniturae quid stmila superveniens p singultum indicet,<text:line-break/>ventrique spumosuituui biliosa' prodeant’? - Emiatuin tn<text:line-break/>his splendidum, sudat et venter his perturbatur.</text:span><text:span text:style-name="T7"> r .</text:span></text:p>
      <text:p text:style-name="P49"><text:span text:style-name="T7">,,<text:tab/>•<text:tab/><text:tab/><text:tab/>,p ,,</text:span></text:p>
      <text:p text:style-name="P4"><text:span text:style-name="T7">Acervavit iterum hoc in loco affectionum diversi ge-<text:line-break/>neris symptomata, dh quibus nullam: artlliciofam doctrinam<text:line-break/>esse Pupra demonstravimus. - Omnia- siquidem,- quae 'in aei.<text:line-break/>gro- suut contemplari nihilque neque negligere neque<text:line-break/>oeiofe inspicere’ roportetpi singulorum Vero horum «vires<text:line-break/>seorsum discere convenit. Ut. verbi gratia, ’ verbi^iutitrirKd,<text:line-break/>id est </text:span><text:span text:style-name="T17">deurentia,</text:span><text:span text:style-name="T7"> quod primum omnium dictnm est, nempe<text:line-break/>intelligi possunt'affectiones eaustioae; id'estideurentes, quasi<text:line-break/>calidas et urentesddixerit;; possuntque et ejusmodi intelligi<text:line-break/>excrementa,, quorum facultas est, morbum et dcfitssisti et</text:span></text:p>
      <text:p text:style-name="P2"><text:span text:style-name="T7">velocis judicationis reddere, praeterea et periculosum, si<text:line-break/>vehementer.talia fuerint. </text:span><text:span text:style-name="T2">Μεμωρωμένα </text:span><text:span text:style-name="T7">autem, id. est fa-<text:line-break/>tuitatem </text:span><text:span text:style-name="T17">inducentia,</text:span><text:span text:style-name="T7"> vocat, quae </text:span><text:span text:style-name="T2">μώρωσιν, </text:span><text:span text:style-name="T7">id est </text:span><text:span text:style-name="T17">fatuita-<text:line-break/>tem</text:span><text:span text:style-name="T7"> ,. menti inducunt;i ea autem est fymptoma citra deli-<text:line-break/>rium.aegros naturalibus fatuis similes reddens, quales<text:line-break/>etiam, ex. iis, qui dicuntur consenescere,..nonnullos fieri<text:line-break/>novimus. , Cui. pathemati simile quidem est, quamquam<text:line-break/>non idem, quod vocant </text:span><text:span text:style-name="T17">ignorantiam,</text:span><text:span text:style-name="T7"> de qua et Thucy-<text:line-break/>dides.fcripsit iniis; qui ex. peste servati sunt, hoc pacto:<text:line-break/></text:span><text:span text:style-name="T17">igno.raveruntque tdm se ipfos tum,</text:span><text:span text:style-name="T22">surniliar.es.</text:span><text:span text:style-name="T21"> </text:span><text:span text:style-name="T7">Quo autem<text:line-break/>modo differat ab oblivione non est ut in praesentis con-&gt;<text:line-break/>sideremus necesse. Quum autem </text:span><text:span text:style-name="T2">κάτοχίο,* </text:span><text:span text:style-name="T7">id est </text:span><text:span text:style-name="T17">quae</text:span><text:span text:style-name="T7"> ea- .<text:line-break/></text:span><text:span text:style-name="T17">toeben</text:span><text:span text:style-name="T7"> yqcatam </text:span><text:span text:style-name="T17">inferant,</text:span><text:span text:style-name="T7"> intelligamus, alii morbos stabi-<text:line-break/>les, sicmqsqneet.veluti </text:span><text:span text:style-name="T2">κατεχομένοις</text:span><text:span text:style-name="T7">, id.est </text:span><text:span text:style-name="T17">detinentes,</text:span><text:span text:style-name="T7"> ap-<text:line-break/>pellata esse catocha dicunt., Variantia item, assiduas con- .<text:line-break/>traria in symptomata permutationes facientia' quidam in-<text:line-break/>telleecrunt; feparantesque a voce hae hypochondria, uno<text:line-break/>contextu legunt, ventre tumidi. Alii autem, uno.,.etiam</text:span></text:p>
      <text:p text:style-name="P2"><text:span text:style-name="T7">contextu legentes, variantia hypochondria per sc rursus<text:line-break/>legunt; ventre tumidi ajuntque 'variantia de hypochondriis<text:line-break/>dici; nam ut antea in his, quae in toto corpore ad con-<text:line-break/>traria fiunt, transmutationibus dixerunt, sic in hypocbon-<text:line-break/>driis fecerunt. Qui vero totam hanc copulant dictionem,<text:line-break/>hypochondria ventre tumidi, significari ajunt eos, qui<text:line-break/>praeter naturam his partibus intumuerunt. Quomodo et<text:line-break/>per orationem </text:span><text:span text:style-name="T2">σίτων ἀπολελαμμένων</text:span><text:span text:style-name="T7">, id est cibis interclu-<text:line-break/>sis, cujus deinceps meminit, nonnulli quidem </text:span><text:span text:style-name="T2">ἀνορἐκτοις,<text:line-break/></text:span><text:span text:style-name="T7">id est cibum aversantes, dictos esse ajqnt, </text:span><text:span text:style-name="T17">ac</text:span><text:span text:style-name="T7"> si dixisset, a<text:line-break/>ciborum exhibitione </text:span><text:span text:style-name="T2">ἀποκεκλεισμἐνους, </text:span><text:span text:style-name="T7">id est exclusus. Alii<text:line-break/>eos qui supt</text:span><text:span text:style-name="T25">t</text:span><text:span text:style-name="T7"> </text:span><text:span text:style-name="T2">ἐπεσχημένοι τὴν γαστέρα </text:span><text:span text:style-name="T7">, id est ventrern ha-<text:line-break/>bent retentum , nempe et in libro, de victus ratione in<text:line-break/>morbis acutis, vocem hanc de dejectionibus dictam esse<text:line-break/>ajunt.. Praefatus igitur haec omnia, qni librum hunc<text:line-break/>fcripfit, adjectoque.in fine sudatiunculam, quod et ipsum<text:line-break/>totius corporis sudorem exiguum veluti </text:span><text:span text:style-name="T2">νοτίδα</text:span><text:span text:style-name="T7">, id est </text:span><text:span text:style-name="T17">hu-<text:line-break/>miditatem</text:span><text:span text:style-name="T7"> significare potest, vel eum qui thoracem et ca-</text:span></text:p>
      <text:p text:style-name="P2"><text:span text:style-name="T7">put solum occupat, his superintulit aenigmaticam adhuc<text:line-break/>magis quam ea ipsa dictionem, inqniens: an his turbidus<text:line-break/>fpiritus et geniturae quippiani?simile fuverveniens singul-<text:line-break/>fum indicet?: nempe et hic </text:span><text:span text:style-name="T2">θολερὸν πνεΰμα, </text:span><text:span text:style-name="T7">i. e. tufbidum<text:line-break/>fpiritum, veluti jam antea ambiguum habere fensum re-<text:line-break/>perimus. At in ea quidem didtione turbidum spiritum<text:line-break/>ab eo’ de exspiratione dictum esse, ut enarratum est; veri-<text:line-break/>simile videbatur, nunc autem </text:span><text:span text:style-name="T17">nt-</text:span><text:span text:style-name="T7"> ipfum de ructibus dictum<text:line-break/>esse quidam nos existimare jubent; quomodo alii de 'flati-<text:line-break/>bus. Diximusque antea verbum </text:span><text:span text:style-name="T2">θολερὸν </text:span><text:span text:style-name="T7">a quibusdam </text:span><text:span text:style-name="T2">δΰ-<text:line-break/></text:span><text:span text:style-name="T17">&amp;0tdeg,'id</text:span><text:span text:style-name="T7"> est </text:span><text:span text:style-name="T17">graveolens</text:span><text:span text:style-name="T7"> et ab aliis </text:span><text:span text:style-name="T2">Ατμῶδες, </text:span><text:span text:style-name="T7">id est </text:span><text:span text:style-name="T2">τ,ορο-<text:line-break/></text:span><text:span text:style-name="T17">nasum '</text:span><text:span text:style-name="T7"> intelligi, quomodo ei </text:span><text:span text:style-name="T2">θἀλερὸν </text:span><text:span text:style-name="T7">quidam per </text:span><text:span text:style-name="T2">α </text:span><text:span text:style-name="T7">suri-*'<text:line-break/>bentes, id est-veluti </text:span><text:span text:style-name="T2">θἀλλον, </text:span><text:span text:style-name="T7">id’ est </text:span><text:span text:style-name="T17">germinans</text:span><text:span text:style-name="T7"> et' </text:span><text:span text:style-name="T2">ἀκμάζόν;<text:line-break/></text:span><text:span text:style-name="T7">id est siorens </text:span><text:span text:style-name="T17">et’ pfya</text:span><text:span text:style-name="T7">id est magnum, dictum esse' ajunt;<text:line-break/>Praedixi qndquuilet' Hippocratem saepius lu libris;'qui<text:line-break/>omnium doctorum consensu ipsius legitimi censentur,' alias<text:line-break/>alibi difficultatis spirandi differentias quum enarrarit, lu<text:line-break/>fecundo etiiijxto epidemiorum omnes deinceps, nusquam<text:line-break/>tamen turbidum nominasse spiritum, sicuti neque turbi-</text:span></text:p>
      <text:p text:style-name="P2"><text:span text:style-name="T7">dum singultum neque turbidum flatum neque allud quip-<text:line-break/>piam tale.z &gt;Magis, etiam; aenigmatice et hoc .geniturae<text:line-break/>quippiam similetsuperveniens. dictum est, sive urina sue-<text:line-break/>rit&gt; sive dejectib. Post haec et quam ob'causam -adjecerit,<text:line-break/>singultum-“significare et turbidum fpiritum et geniturae<text:line-break/>quippiam: simile superveniens ; difficile est reperire ; nempe<text:line-break/>in symptomatum causis singultum fieri demonstravimus,<text:line-break/>quum venter ad excernenda ea humida, quae tunicis'ipsis<text:line-break/>pertinacius adhaerent, mordentefque habent vires, excita*<text:line-break/>tnr. Non. contentus autem auctor, symptomatum multitu-<text:line-break/>dine deinceps adjecit': i ventrique tum (pumula tum biliosa<text:line-break/></text:span><text:span text:style-name="T2">ηροσδιερχεται</text:span><text:span text:style-name="T7">, id est procurrant? . Quod et ipsum rursus<text:line-break/>bifariam scribunt ;alii quidem in prima fyllaba adji-<text:line-break/>cientes alii auferentes; quod si adjiciendum: fit;, tempus<text:line-break/>praedictu-succedens significabit, si vero auferendum , quod<text:line-break/>praecedit. -'Non' est . tamen par, neque simile alterum al-<text:line-break/>teri &gt; succedere</text:span><text:span text:style-name="T23">:</text:span><text:span text:style-name="T7"> unt praecedere, nempe quod praecedit,<text:line-break/>signum erit futurae excretiunis, </text:span><text:span text:style-name="T23">;</text:span><text:span text:style-name="T7"> quod vero excernitur, a</text:span></text:p>
      <text:p text:style-name="P2"><text:span text:style-name="T7">praecurrente nunciabitur. Quum igitur tanta in his onr-<text:line-break/>nihue existat obscuritas, neque ex iis, quae post ipsa in-<text:line-break/>feruntur., licet quippiam ad-praesentium explanationem<text:line-break/>accipere , - sicut neque ad illa. Inquit enim: </text:span><text:span text:style-name="T17">amictum dn<text:line-break/>his splendidum juvat.</text:span><text:span text:style-name="T7"> Duplex autem et in hoc sermone<text:line-break/>est obscuritas, una quidem est, quidnam </text:span><text:span text:style-name="T2">λαμπῶδες,,</text:span><text:span text:style-name="T7">id est<text:line-break/></text:span><text:span text:style-name="T17">splendidum,</text:span><text:span text:style-name="T7"> significet, scriptum quidem ab aliquibus per<text:line-break/>duplex </text:span><text:span text:style-name="T2">ππ, </text:span><text:span text:style-name="T7">ab aliis vero per </text:span><text:span text:style-name="T2">μ </text:span><text:span text:style-name="T7">et </text:span><text:span text:style-name="T2">π, </text:span><text:span text:style-name="T7">altera vero in hac<text:line-break/>oratiuUe in his nempe in quibus dicit? an praedictisnmr<text:line-break/>nibus accommodabit an ultimis? et quibusnam ultimis?<text:line-break/>pulsunt siquidem etiam ultima dici omnia, quaecunque<text:line-break/>post principium, dixit, an his turbidus spiritus, et genitu-<text:line-break/>rae quippiam simile procurrens, singultum significet? an<text:line-break/>sola haec ultima dixit, ventrique tum spumosaefum bi-<text:line-break/>liosa prqcurrant? Praeterea lue omnibus lu.fine adjiciens,<text:line-break/>venter his </text:span><text:span text:style-name="T17">perturbatur,</text:span><text:span text:style-name="T7"> atque hic sermonem absolvens,<text:line-break/>nullius gratia videtur eorum, quae in principio sunt, mey ,•<text:line-break/>minisse. Nempe fatuitatem inserentia et-inducentia cato-<text:line-break/>chen, magnam partis principem animae, facultatem .liabec-</text:span></text:p>
      <text:p text:style-name="P90">tis, noxam indicantia, frustra dici videntur.et sine den-.<text:line-break/>rentibus quidem interficere valentia, cum illis vero ma-<text:line-break/>gis. At certe nihil de njorte dictum est, sicutrin aliis<text:line-break/>antea non paucis ; fed adjectis variante hypochondrio, ven-<text:line-break/>tre tumido et cibis interclusis,, conjuncta insuper cum his<text:line-break/>sudatiuncula, an his, inquit, . turbidus spiritus et genrtu-<text:line-break/>rae quippiam simile superveniens singultum indicet? qui-,<text:line-break/>busnam his? quibus praedicta omnia symptomata insunt;<text:line-break/>Atqui cum his omnibus turbidus spiritus factus una .cum<text:line-break/>excretionibus geniturae similibus singultum indicat ? quod-<text:line-break/>cunque ergo vel unum ex dictis deficit, singultus non<text:line-break/>erit? Et forsan quis scmel in, annis pluribus talem cer-<text:line-break/>net aegrum. Quod autem dictorum omnium est absurdis-<text:line-break/>simum, jam tibi referam. Quum multos aegros sim con-L<text:line-break/>templatus.et mille futura praefatus, neque tamen expe-,<text:line-break/>rimento signis ex talibus singultum adtuturum novi, neque<text:line-break/>ex rerum natura indicative vel ipse inveni vel in scri-<text:line-break/>ptore aliquo legi. Sed praesens dictio ,ei, qnod in .ludo.</text:p>
      <text:p text:style-name="P2"><text:span text:style-name="T7">proverbialiter dicitur, similis est, parturiebat montem et<text:line-break/>murem edidit. Multa- siquidem ubi recensuit pathemata,<text:line-break/>alia quidem summe perniciosa; alia hisminus, alia vero<text:line-break/>mediocria,, singultus praedictionem prius .scripsit, deinceps<text:line-break/>splendidum, inquit; lu rhis,emictnm juvato t Sed quibus-<text:line-break/>nam his inquit? deurentibus . scilicet, fatuitatem inferen-<text:line-break/>tibus vel inducentibus catochen vel</text:span><text:span text:style-name="T23">;</text:span><text:span text:style-name="T7"> quibus variantia ,hy-<text:line-break/>pochondria et venter intumuit vel cibos aversantibus vel<text:line-break/>quibus alvus retenta est vel quibus fudatiuncula vel qui- '<text:line-break/>bus turbidus spiritus yeI quibus- exeretio .genituram </text:span><text:span text:style-name="T17">re-<text:line-break/></text:span><text:span text:style-name="T7">praesentans, vel singultientibus vel quibus </text:span><text:span text:style-name="T17">venter</text:span><text:span text:style-name="T7"> spumo-<text:line-break/>fus et biliosus </text:span><text:span text:style-name="T2">προδιῆλθεν, </text:span><text:span text:style-name="T7">id est </text:span><text:span text:style-name="T17">procurrit,</text:span><text:span text:style-name="T7"> quoniam et<text:line-break/>hoc ipsum-bifariam-sersptum est, cum </text:span><text:span text:style-name="T2">σ </text:span><text:span text:style-name="T7">et.'sine </text:span><text:span text:style-name="T17">a.</text:span><text:span text:style-name="T7"> Nam<text:line-break/>sive quibus unumquodque dictorum, sive quibus omnia<text:line-break/>dicta esse asseritur, admittere est consentaneum; nempe<text:line-break/>vox his singulis apte cohaeret; quapropter omnino simul<text:line-break/>lutelliguntur, etsi, nictum non suerit. Nempe et unum-<text:line-break/>quodqhe horum juvat splendidum emictnm, atque etiain</text:span></text:p>
      <text:p text:style-name="P2"><text:span text:style-name="T7">si duo et tria et plura concurrerint, auxilium his praebet.<text:line-break/>Mirum autem fuerit tot pathemata diversas aliarum atque<text:line-break/>aliarum partium sequentia affectiones cum splendido ju-<text:line-break/>vari, prorsus quidem spumoso existente, si utique album,<text:line-break/>quod in urinis detinetur, splendere novimus. Omnes au-<text:line-break/>tem spumosum inquiunt appellari, facta utique spuma,<text:line-break/>cum flatuofa substantia vel crudis, pitnitosisque humoribus<text:line-break/>yel pinguedinis liquationi remixta fuerit; ut et praeterea<text:line-break/>eandem buec enunciatio distinctionem requirat, quam et<text:line-break/>in ea, quae hanc praecedit, di e,tione in iis, quae critice<text:line-break/>excernuntur, dixi. Omnia siquidem tum bonarum tum<text:line-break/>malarum judicationum communia distinguuntur, praesertim<text:line-break/>quidem et primo coctionis siguis, quae perpetuo bonum<text:line-break/>quippiam indicant, fed cum ipsis, ut dixi, facili scilicet<text:line-break/>tolerantia, contristantis humoris vacuatione et diei, quo<text:line-break/>haec fiunt, fiducia et securitate, praetermissa a nobis in-<text:line-break/>vestigatione, si </text:span><text:span text:style-name="T2">ηοη λαππῶδες </text:span><text:span text:style-name="T7">scriptum per duplex </text:span><text:span text:style-name="T2">ππ </text:span><text:span text:style-name="T7">sig-<text:line-break/>nrsicat </text:span><text:span text:style-name="T2">λαμπῶδες, </text:span><text:span text:style-name="T7">quod per </text:span><text:span text:style-name="T2">μ </text:span><text:span text:style-name="T7">et </text:span><text:span text:style-name="T17">m</text:span><text:span text:style-name="T7"> quidam scribunt; nt</text:span></text:p>
      <text:p text:style-name="P2"><text:span text:style-name="T7">enim per eos'scriptum, </text:span><text:span text:style-name="T2">ἀπὸ τῆς λαμπῆς; </text:span><text:span text:style-name="T7">ita </text:span><text:span text:style-name="T2">λαππῶδες<text:line-break/>ἀπὸ </text:span><text:span text:style-name="T4">τοϋ</text:span><text:span text:style-name="T2"> λάππειν </text:span><text:span text:style-name="T7">appelletur. Haec, igitur omnia congesta<text:line-break/>funt, veluti aenigmata,, etiam si, quis omnia percurrerit.<text:line-break/>Scriptae etiam in,'sinet veluti insinuationis et venter his<text:line-break/>perturbatur, ratio’afferenda non est,, neque enim ratio<text:line-break/>neque experientia eorum, quae ut plurimum dicto conse-<text:line-break/>quuntur , ventrem perturbari ostendunt.</text:span></text:p>
      <text:h text:style-name="P84" text:outline-level="1"><text:bookmark-start text:name="bookmark11"/>GALENI IN HIPPOCRATIS PRAE-<text:line-break/>DICTION<text:span text:style-name="T1">U</text:span>M LIBRUM I. COM-<text:line-break/>MENTARIUS III.<text:bookmark-end text:name="bookmark11"/></text:h>
      <text:h text:style-name="P85" text:outline-level="2">XCV.</text:h>
      <text:p text:style-name="P3"><text:span text:style-name="T7">Quibus coma </text:span><text:span text:style-name="T17">spumosis prodeuntibus &gt; oritur, febris exacer-<text:line-break/>batur acuta. .</text:span></text:p>
      <text:p text:style-name="P92">Primam omnium praesentis libri dictionem dum ex-<text:line-break/>ponerem , libellum, cui titulus est de comate secundum<text:line-break/>Hippocratem, scripsi; in quo.significatum Vocis hujus; de-<text:line-break/>lationem in somnum, esse ostendi vigilare quidem aper-</text:p>
      <text:p text:style-name="P2"><text:span text:style-name="T7">tis oculis nequeuntibus comatosis, at non prorsius dor-<text:line-break/>mientibus, ubi eos "clauserint, imo interdum etiam vigi-<text:line-break/>lantibus. Docui autem id significari per ea, quae Hippo-<text:line-break/>crateg in confessis germanis libris' tuin primo tum tertio<text:line-break/>legitimorum epidemiorum recensuit ex </text:span><text:span text:style-name="T25">f</text:span><text:span text:style-name="T7"> iis, quae simul<text:line-break/>cum comatis nemine explicantur vel apparent vel quovis<text:line-break/>modo quis nominare voluerit; scjum </text:span><text:span text:style-name="T17">ennia</text:span><text:span text:style-name="T7"> hoc pacto sig-<text:line-break/>nificatum ah unaquaque voce reperitur. Nec tamen hoc<text:line-break/>in libro fieri potuit hucusque ut quod a comate signifi-<text:line-break/>catur per cofinunciantia invenirem, dictionibus nempe<text:line-break/>omnibus aenigmatice pronunciatis; imo neque in sequen-<text:line-break/>tibus fieri potest ut quod significatur per coordinata ipsi<text:line-break/>nomina inveniatur. Quo fit ut in obscuris dictionibus<text:line-break/>sieeurius existimaverim vocem eam ita intelligendam ut<text:line-break/>usus est Hippocrates. Pieri autem </text:span><text:span text:style-name="T23">;</text:span><text:span text:style-name="T7">catapboram, ut iu qui-</text:span><text:span text:style-name="T23">1<text:line-break/></text:span><text:span text:style-name="T7">busdam docui commentariis, atque • iis quos de affectis<text:line-break/>locisconsccj, interdum quidem gravato ab utilis succi</text:span></text:p>
      <text:p text:style-name="P2"><text:span text:style-name="T7">copia cerebro, ut lu ebriosis; interdum vero et propter<text:line-break/>pituitosum humorem; . vel et propter' </text:span><text:span text:style-name="T17">aegre separabilem<text:line-break/></text:span><text:span text:style-name="T7">absque humore frigiditatem-. Quum autem vigiliae citma<text:line-break/>junctum fuerit, succi mordentis permixtione fieri afleetio-<text:line-break/>nem hanc oflendi. In libris igitur epidemlorum sive' </text:span><text:span text:style-name="T17">e£<text:line-break/></text:span><text:span text:style-name="T7">coordinatis sive ex iis quae simul enunciantur, quis' n‘o-<text:line-break/>minare voluerit,- demonstratae sunt comatis differentiae',<text:line-break/>atque una demonstratum est Hippocratem distincte luter-<text:line-break/>dum quidem profundum corna,, interdum vero sumniculo-<text:line-break/>sum et interdum vigilans vel quippiam tale dixisse. In<text:line-break/>praesenti vero libro , neque ex hujusmodi distinctionibus<text:line-break/>neque ex. coenuneiantibus differentiam comatis lutelligetej<text:line-break/>neque ex his firtniter • constituere praenqtioheni -valetniis-.<text:line-break/>Ubi igitur .vel desipientiam vel phrenitin’ vel fatuitatetii<text:line-break/>vel catocben in ea, quam scripsit, concursione praedicit, '<text:line-break/>differentiam comatis scire commodum existit, in praefecti<text:line-break/>vero concursione prorsus inutilis existit talis notitia. Ut<text:line-break/>enim libri' hujus anclor ini caeleris concbrsicftibus’ non</text:span></text:p>
      <text:p text:style-name="P2"><text:span text:style-name="T7">pauca symptomata ineam, quam pronunciat praedictionem<text:line-break/>nihil conserentia adjecit, pari modo et nunc inutilis est<text:line-break/>ad praesentem judicationem mentio comatis. Nempe.fe- -<text:line-break/>brem ex spumosis dejectionibus proritari ego quidem cou-<text:line-break/>tinue victi, singuli vero'alii eorum, quae ipsimet viderunt,<text:line-break/>reminiscantur, non tamen in comatibus febres omnino<text:line-break/>exacerbantur. Sed fortasse quendam vidit cornatosum si-<text:line-break/>mul et spumosa dejicientem, deinde febrem exacerbatam<text:line-break/>atque ob id corna invadenti febris exacerbationi conducere<text:line-break/>putavit. Vocavi autem plane spumosam dejectionem, quo-<text:line-break/>modo fecit Hippocrates in prognostico inquiens: </text:span><text:span text:style-name="T17">dejectio<text:line-break/>autem st valde aquosa suerit vel alba vel pallida vel ad-<text:line-break/>modum rubens vel spumosa, mala haec sunt omnia;</text:span><text:span text:style-name="T7"> at-<text:line-break/>que' in epidemiis faepiuscule. Quidam interpres libri<text:line-break/>hujus dicebat Hippocratem vocare </text:span><text:span text:style-name="T2">ἔταφρα </text:span><text:span text:style-name="T7">quae spumam<text:line-break/>furfum vectam habent, tanquam fluxibus quibusdam exi-<text:line-break/>flentibus vel dejectionibus vel urinis vel succis; in qui-</text:span></text:p>
      <text:p text:style-name="P90">bus. spuma poni alio ordine apparet. Quare autem in so-<text:line-break/>lis febribus ad instar ignis urentibus spumosum dejicia-<text:line-break/>tur, dixi saepius;, sicuti et quod usitata nomina permutare<text:line-break/>studiose contendat, qui librum hunc scripsit, quamquam<text:line-break/>id facere nequiverit. . Significata itaque permutando, simul<text:line-break/>et horum syntaxlu, id est constructionem, suo arbitrio<text:line-break/>statuendo figuras committit solecifmos. Quod si non syn-<text:line-break/>taxin appellare lubet, potes eam compositionem vocare.</text:p>
      <text:h text:style-name="P85" text:outline-level="2">XCVI.</text:h>
      <text:p text:style-name="P111">Si ex capitis dolore vocis interceptiones stant atque, cum<text:line-break/>sudoribus febrientes laxentur in se ipsus et mala repe~<text:line-break/>tant, diutius perdurant; et superrigere his malum non esa</text:p>
      <text:p text:style-name="P4"><text:span text:style-name="T7">Discordia quaedam non parva inter dictionis hujus<text:line-break/>expositores orta est, aliis aliter eam exponentibus. Ego<text:line-break/>vero quae ex dictis in ea veritati adaptare potero, facere<text:line-break/>id conabor. Quod autem reliquum est </text:span><text:span text:style-name="T2">ηοή </text:span><text:span text:style-name="T7">mea, sed ob-</text:span></text:p>
      <text:p text:style-name="P2"><text:span text:style-name="T7">scurisatis scriptoria culpa existit; nempe qnod viri ejus-<text:line-break/>modi, qui adhibita multa diligentia quae- dicuntur et<text:line-break/>declarare et defendere volunt, omnes male creduli vi-<text:line-break/>deantur, scripturis est culpa. Videntur autem mihi, ex,<text:line-break/>dolore capitis vocis interceptiones ob id dici, qnod capi-<text:line-break/>tis dolorem velit signum esse affecti nervorum principii,<text:line-break/>non autem localem ipsics interceptionis vocis affectionem,<text:line-break/>quales fieri saepius, consueverunt vel propter tensionem<text:line-break/>vehementem vel propter exfolutionem et laxamentum vo-<text:line-break/>cem efformantium tum musculorum tum nervorum. Ora-<text:line-break/>tio autem haec cum sudoribus tequis humiditatis copiam<text:line-break/>vel reteniricis facultatis exsolutionem indicat. Haec au-<text:line-break/>tem </text:span><text:span text:style-name="T2">χαλῶνται ἐφ’ ἑαυτούς, </text:span><text:span text:style-name="T7">id est </text:span><text:span text:style-name="T17">laxentur in fe ipsus,- si<text:line-break/></text:span><text:span text:style-name="T7">quidem, ut quam plurimi expositorum intellexerunt, de<text:line-break/>iis scilicet, quae praeter voluntatem excernuntur, ita et<text:line-break/>nos intellexerimus, vel mentis ostendet laesionem vel clau-<text:line-break/>denlium sedem tum musculorum tum nervorum. Si vero<text:line-break/>verbum </text:span><text:span text:style-name="T2">χαλᾶν, </text:span><text:span text:style-name="T7">ut nonnulli existimant; de affectione ex-</text:span></text:p>
      <text:p text:style-name="P2"><text:span text:style-name="T7">ponatur, quod est moderatiorem ipsam efficere, ob sudores<text:line-break/>quidem, inquiunt illi, morbum diuturniorem fieri contin-<text:line-break/>get. Ob eam causam praetermittunt hi verbi </text:span><text:span text:style-name="T2">ἐπανιέντα,<text:line-break/></text:span><text:span text:style-name="T7">id est </text:span><text:span text:style-name="T17">mala repetant,</text:span><text:span text:style-name="T7"> expositionem, quoniam idem di-<text:line-break/>cere cogerentur, quod in verbo </text:span><text:span text:style-name="T2">χαλἄν </text:span><text:span text:style-name="T7">antea dixerunt.<text:line-break/>Ob id igitur permutantes </text:span><text:span text:style-name="T2">ε </text:span><text:span text:style-name="T7">literam, scrlbentesque ov in<text:line-break/>ea quae finem praecedit syllaba </text:span><text:span text:style-name="T2">ἐπανιόντα </text:span><text:span text:style-name="T7">dici ajunt, rn-<text:line-break/>dicantes per id verbum recurrentes morbos; vocant autem<text:line-break/>ita morbos, qui paulum quidem moderatiores fiunt, fed<text:line-break/>rursus exacerbantur. Porro si oratio </text:span><text:span text:style-name="T2">χαλῶνται ἐφ’ ἑαυτούς<text:line-break/></text:span><text:span text:style-name="T7">de involuntariis dejectionibus dicatur, totus sermo talis<text:line-break/>erit: si ex </text:span><text:span text:style-name="T17">capitis dolore vocis interceptio stdt , febriente<text:line-break/>aegro cum sudore et abfque arbitrio superflua excernunt;<text:line-break/></text:span><text:span text:style-name="T7">et-su repetitio quaedam symptomatum 'pari modo fiat, lu<text:line-break/>longius excidunt ejusmodi: morbi 'tempus. Quod autem in<text:line-break/>dictis gravibus symptomatis ' non -dieniidam erat sutum,<text:line-break/>quod morbi protraherentur,- fed- ante hoc, an sperandum<text:line-break/>esset servandos, qui ita aegrotant, an morituros, constat</text:span></text:p>
      <text:p text:style-name="P2"><text:span text:style-name="T7">omnibus; praetermittens autem haec fcriptor de diutur-<text:line-break/>nitate tantum. explicavit. Sed rursus rei huid adversatur,<text:line-break/>qnod in fine, edictionis narratur, superrigere his malum<text:line-break/>non est; in quo quidam erratum este dicunt; nam </text:span><text:span text:style-name="T17">malum<text:line-break/></text:span><text:span text:style-name="T7">sine negatione, non cum ea, </text:span><text:span text:style-name="T17">non malum,</text:span><text:span text:style-name="T7"> scribendum fuit.<text:line-break/>Concessa vero ea, quae in exemplaribus omnibus cum<text:line-break/>negatione reperiatur scriptura, jure inquiunt rigorem dici<text:line-break/></text:span><text:span text:style-name="T2">ηοη </text:span><text:span text:style-name="T7">malum esse propterea, quod exsolutam excitet natu-<text:line-break/>ram; quod autem exsoluta sit tum vocis interceptionem<text:line-break/>tum involuntariam superfluorum excretionem tum sudo-<text:line-break/>res id ostendere.</text:span></text:p>
      <text:h text:style-name="P85" text:outline-level="2">XCVII.</text:h>
      <text:p text:style-name="P3"><text:span text:style-name="T7">Manus tremulae, </text:span><text:span text:style-name="T17">caput dolentes, cervicem dolentes, sur-<text:line-break/>dastri, nigra densata mejentes, quibus haec sunt, his<text:line-break/>nigra ventura este exspectare oportet, perniciosum.</text:span></text:p>
      <text:p text:style-name="P91">Capitis dolor caput his affici, veluti et fensus.andi-<text:line-break/>torii laesio, cerebrum ipsum ostendit; quo fit ut et colli<text:line-break/>dolor et manus tremulae nervorum principium laesum esse<text:line-break/>portendant. Qnod vero nigrae urinae principii alterius<text:line-break/>affectionem indicent, saepe est dictum, sitque hoc propter<text:line-break/>vehementissimam caliditatem. Urinae vero densatae ex<text:line-break/>eorum sunt numero, quae ad obscuritatem tendunt, ve-<text:line-break/>luti et alia libri hujus multa; adeo ut impraesentiarum<text:line-break/>quoque nugari possint quibus id placet. Nempe Hippo-<text:line-break/>crates in prognostico differentias urinarum omnes, quae<text:line-break/>in acutis morbis fiunt, enarrans, nullam de densis men-<text:line-break/>tionem fecit, sicuti neque in epidemiis neque in apho-<text:line-break/>rifmis. A.t qui talia quidem pronunciare audent; de qui-<text:line-break/>bus notitiam exquisitam habere non possumus, neque si<text:line-break/>habuerimus plus aliquid iis quae scimus habemus, vere<text:line-break/>autem commoda non agnoscunt, inaequalem habere super-<text:line-break/>ficiem ajunt urinas densas, eminentiis follicet tum parvis<text:line-break/>tum albis veluti capillis exasperatas, Suntque inter hos</text:p>
      <text:p text:style-name="P2"><text:span text:style-name="T7">nonnulli, qui spumosas tales urinas esse dicant, spumam<text:line-break/>scilicet tenuem lu superficie inaequaliter dispersam haben-<text:line-break/>tes, alii vero crassas quidem eas, duritiem in superficie,<text:line-break/>fabuli infler, valde teuuem obtinentes. Sed fane percur-<text:line-break/>rentibus omnia haec nobis nihil commodi accedit. Nempe<text:line-break/>auctor ipse ad dictionis finem ventura exspectare nigra<text:line-break/>scripsit et huic rursum ipsi adjecit perniciosum. Dixit ‘<text:line-break/>vero antea nigra mejere aegrum; quare spes venturorum<text:line-break/>nigrorum de his relinquitur,' quae vel dejiciuntur vel vo-<text:line-break/>muntur, intelligenda-, superfluum autem existit illa ex-<text:line-break/>spectare in gratia praedictionis eum</text:span><text:span text:style-name="T23">1</text:span><text:span text:style-name="T7">, . qui perniciosiora<text:line-break/>vidit signa, urinas scilicet nigras. Adde quod neque per-<text:line-break/>petuo neque ut plurimum nigrarum 'urinarum excretio-<text:line-break/>nern consequuntur per ventrem vel vomitum nigra. Eam-<text:line-break/>que ob causam mihi videtur Dioscorides subnigras 'tales<text:line-break/>scripsisse urinas, sub praepositionem adjiciens, ut pror-<text:line-break/>rheticum quippiam, tametsi exiguum sermo haberet. Su-<text:line-break/>pervacanea. autem prorsus erit caeterorum symptomatum</text:span></text:p>
      <text:p text:style-name="P90">adjectio. Nam fubnigrae urinae, ut nigrae fiant inclina-<text:line-break/>tionern habentes, febris speciem expostulant, quae cer-<text:line-break/>tiorem definiat praedictionem, aliud vero nihil. Si enim<text:line-break/>abunde tum acris tum ignea febris fuerit, subnigrae uri-<text:line-break/>nae in nigras prompte transibunt, si vero, non talis ne-<text:line-break/>que magnopere ignea suerit, huic tremulae manus erunt,<text:line-break/>yeluti et dolor capitis, subfurditas et cervinis dolor. Haec<text:line-break/>etenim omnia phrenitica sunt signa.</text:p>
      <text:h text:style-name="P85" text:outline-level="2">XCV<text:span text:style-name="T38">I</text:span>II.</text:h>
      <text:p text:style-name="P118">Quae cum exsolutione ei catoche fiunt vocis interceptiones<text:line-break/>perniciosae. / <text:tab/></text:p>
      <text:p text:style-name="P92">Rursus in hoc loco particularem scripsit sermonem,<text:line-break/>veluti et antea, quum dixit, desipientiae pessimae. Com-<text:line-break/>muniter autem talibus omnibus inest,. quod et idiotis ipsis<text:line-break/>palet, nt magnae affectiones virtute praefatigatis perni-<text:line-break/>ciosae fiant; sed quod ibi praedebilitatornm dixit, id</text:p>
      <text:p text:style-name="P90">impraesentiarum cum exsolutione dicit. Potest autem<text:line-break/>quispiam et cum exsolutione vel infirmitate vel imbecilli-<text:line-break/>tate inquiens, multitudini indoctisque, quasi aliud quip-<text:line-break/>piam dicat, praebere opinionem, potest quoque et de par-<text:line-break/>ticularibus affectionibus ita agere ut interim alias alia .<text:line-break/>dicere videatur. Nam et peripneumoniae et pleuritides,<text:line-break/>quae cum facultatis fiunt imbecillitate, omnis item hujus-<text:line-break/>modr fortis affectio perniciosa est, si enim neque ex ipsis<text:line-break/>qui viribus valent omnes servantur, quod nemo ex iis,<text:line-break/>qui imbecillam habent facultatem, servari possit, liquido<text:line-break/>constat omnibus. Hoc igitur ,in loco duo symptomata,<text:line-break/>quae cerebri laesionem concomitantur, memoravit, quo-<text:line-break/>rum qui vel alterutrum, tantum dicit, vera loquitur, nam<text:line-break/>catochae cum exsolutione pravae sunt, vocis interceptio-<text:line-break/>nes item cum exsolutione similiter his habent.</text:p>
      <text:h text:style-name="P85" text:outline-level="2">XCIX.</text:h>
      <text:p text:style-name="P109">Lateris dolor ex sputis biliosis, st abfque ratione evanue-<text:line-break/>rit, in furorem aguntur.</text:p>
      <text:p text:style-name="P5"><text:span text:style-name="T7">Sermonis quoque hujus universale saepius est dictum, '<text:line-break/>quod omnia sine ratione evanescentia malum'quippiam<text:line-break/>portendant. In'hoc loco autem adjectum etiam est; ali-<text:line-break/>quod ex particularibus malum, quod ex biliosis sputis in<text:line-break/>pleuriticis affectionibus repente evanescentibus fit, neque<text:line-break/>tamen perpetuo, neque saepius , sed quum biliosi humoris<text:line-break/>ad caput ipsum transitus suerit, tunc folum aegri</text:span><text:span text:style-name="T2">,ἐξἰσταν-<text:line-break/>ται, </text:span><text:span text:style-name="T7">id est </text:span><text:span text:style-name="T17">in surorem aguntur.</text:span><text:span text:style-name="T7"> Atqui consueta jam enuu-<text:line-break/>clatione usus, qui librum scripsit alienam fecit dictionem,<text:line-break/>quum non habeamus, cuinam orationem iu furorem<text:line-break/>aguntur ordinemus componamusque. Nempe quantum ‘<text:line-break/>quidem ex dictione est, lateris dolori, ordinamus; dicente<text:line-break/>utique ipso, lateris dolor absque ratione si evanuerit ,,lu<text:line-break/>furorem aguntur, valde vero improprie dictum fuerit, la-<text:line-break/>teris dolor ahfque ratione ss evanuerit, in furorem agun-<text:line-break/>tur;'nam etsi pro </text:span><text:span text:style-name="T2">ἐξἰστανται, </text:span><text:span text:style-name="T7">id est </text:span><text:span text:style-name="T17">in surorem aguntur,<text:line-break/></text:span><text:span text:style-name="T7">scribamus </text:span><text:span text:style-name="T2">ἐξίσταται, </text:span><text:span text:style-name="T7">id est </text:span><text:span text:style-name="T17">in surorem agitur, Gne</text:span><text:span text:style-name="T7"> v syl-<text:line-break/>laba quae finem praecedit per sola </text:span><text:span text:style-name="T2">στ </text:span><text:span text:style-name="T7">et </text:span><text:span text:style-name="T2">α </text:span><text:span text:style-name="T7">scripta, i non &gt;<text:line-break/>minus et sic, absurda fuerit interpretatio atque priore</text:span></text:p>
      <text:p text:style-name="P2"><text:span text:style-name="T7">deterior</text:span><text:span text:style-name="T23">;</text:span><text:span text:style-name="T7">longe</text:span><text:span text:style-name="T2">, </text:span><text:span text:style-name="T7">nempe lu illa ab affectionibus ad aegrum<text:line-break/>per suloenismum transitur. Hoc autem </text:span><text:span text:style-name="T2">.ἑξίστατἀι, </text:span><text:span text:style-name="T7">tametsi<text:line-break/>absque v enuncietur, ne sic tamen prorsus quid prius<text:line-break/>illud significet invenire queas, nain secundum naturam<text:line-break/>dixisse licebat, lateris dolore ex biliosis sputis absque ra-<text:line-break/>tione occultato aegri </text:span><text:span text:style-name="T2">ἐξίστανται</text:span><text:span text:style-name="T7">, verbo illo videlicet signi-<text:line-break/>ficante dementiam vehementem et maniae participem.</text:span></text:p>
      <text:h text:style-name="P85" text:outline-level="2">C.</text:h>
      <text:p text:style-name="P3"><text:span text:style-name="T17">Ex cervicis dolore comatosu et sudante alvus insueta, st<text:line-break/>ad nec afflictem liquida demiserit insusu subluta, ex his<text:line-break/>bile canentia in ecstasin aguntur. Talia autem 'st fer-<text:line-break/>nentur, diutius aegrotat t an et hia non biliosae</text:span><text:span text:style-name="T7"> prolu-<text:line-break/></text:span><text:span text:style-name="T17">vies benigniores stnt et statuofo turnori projuerint? .</text:span></text:p>
      <text:p text:style-name="P94">Acervantur quoque in hac dictione dissimilis generis<text:line-break/>fymptomata. Cervicis etenim dolor cum comate morbo-</text:p>
      <text:p text:style-name="P2"><text:span text:style-name="T7">sam in cerebro affectionem esse ostendit. Sudor verotan-<text:line-break/>quam symptoma et non judicatorius aut redundantiam aut<text:line-break/>retentricis facultatis imbecillitatem indicat. Alvus autem<text:line-break/>inflata eam ipsam partem asseclam esse indicat, ventrem<text:line-break/>scilicet. Ad necessitatem autem liquida demittere sublu-<text:line-break/>tumque id facere jecur ostendit affectum. </text:span><text:span text:style-name="T2">Άξίστασθαι<text:line-break/></text:span><text:span text:style-name="T7">autem, quod est </text:span><text:span text:style-name="T2">παρακόπτειν σφοδρῶς, </text:span><text:span text:style-name="T7">id est </text:span><text:span text:style-name="T17">valde dest-<text:line-break/>peie, eos</text:span><text:span text:style-name="T7"> ait, etsi'nullum fortis desipientiae, quain </text:span><text:span text:style-name="T2">ἔκστα-<text:line-break/>σιν </text:span><text:span text:style-name="T7">vocant, signum effectum fuerit, dictum est enim co—<text:line-break/>matosum tantum*, quae est affectio cerebri; contraria ecstasi,<text:line-break/>nisi quis cervicis dolorem signum ecstasis esse dicat; quod,<text:line-break/>neque simplicem desipientiam absque signorum' aliorum<text:line-break/>conjunctione significare potest, ut sunt vigiliae, capitis<text:line-break/>dolores, ferox oculus; responsio audax, somni turbulenti<text:line-break/>aut aliqua in 'sensibus vel motionibus'arbitrariis laesio.<text:line-break/>Jure igitur quidam pro </text:span><text:span text:style-name="T2">ἐξίστανται </text:span><text:span text:style-name="T7">legunt </text:span><text:span text:style-name="T2">ἐφίστανται,<text:line-break/></text:span><text:span text:style-name="T7">id est cohibentur, de alvi excrementis dici affirmantes<text:line-break/>atque melius copulari - illis, - ut ita continuetur dictio :'</text:span></text:p>
      <text:p text:style-name="P2"><text:span text:style-name="T17">venter, instatus st ad necefsttatem liquida demiserit sublu-<text:line-break/>tus, ex his bile coreniik excrementa cohibentur..</text:span><text:span text:style-name="T7"> Post haec<text:line-break/>vero inquiens; talia </text:span><text:span text:style-name="T17">autem st serventur, diutius aeger<text:line-break/>aegrotabit;</text:span><text:span text:style-name="T7"> tandem fcripsit: an </text:span><text:span text:style-name="T17">his bile carentes proluvies,<text:line-break/>mitiores meliorisque moris existunt et quod statuosum est<text:line-break/>tumoris adjuverint;</text:span><text:span text:style-name="T7"> quasi ita dixerit: </text:span><text:span text:style-name="T17">et statuosum tumo-<text:line-break/>rem adjuverint?</text:span><text:span text:style-name="T7"> Qnod rursus idem in significatu potest,<text:line-break/>quod et flatuofis tumoribus opem ferre. Quod si aliena<text:line-break/>tibi videatur constructio, ignoscendum est iis, qui ita<text:line-break/>enarrant; permulta siquidem talia libro in hoc videntur<text:line-break/>pronunciari nominibus inusitatis. Jure autem optimo in-<text:line-break/>vestigare .videtur an bile carentes proluvies tales juvent<text:line-break/>tumores fletuofos, non a bile, fed a frigidis humoribus<text:line-break/>fubstantia aquosis et flatuoso spiritu fieri conjiciens; Se-<text:line-break/>cundum hanc igitur expositionem consentire hafec inter se<text:line-break/>videntur; et </text:span><text:span text:style-name="T2">ηοη </text:span><text:span text:style-name="T7">perperam a quibusdam scriptum est </text:span><text:span text:style-name="T4">σνν-<text:line-break/></text:span><text:span text:style-name="T2">ἰστανται </text:span><text:span text:style-name="T7">vel </text:span><text:span text:style-name="T2">ἐφίστανται, </text:span><text:span text:style-name="T7">id est consistunt vel cohibentur,<text:line-break/>de dejectionibus et magis ipsum </text:span><text:span text:style-name="T2">ἐφίστανται</text:span><text:span text:style-name="T7">, id est cohi-</text:span></text:p>
      <text:p text:style-name="P2"><text:span text:style-name="T7">bentur; nam quia </text:span><text:span text:style-name="T2">ἄχολα, </text:span><text:span text:style-name="T7">id est bile </text:span><text:span text:style-name="T17">carent,</text:span><text:span text:style-name="T7"> ob id cohi-<text:line-break/>bentur atque ad' necessitatem vix deponuntur, hoc est<text:line-break/>cum medici auxilio. Superflue autem inter initla con-<text:line-break/>junctum esse tvidetur:, ex </text:span><text:span text:style-name="T17">cervicis dolore comatosu</text:span><text:span text:style-name="T7"> etnsii-b<text:line-break/></text:span><text:span text:style-name="T17">stante;</text:span><text:span text:style-name="T7"> nullo .pacto ventris symptomatis cohaerens qua-<text:line-break/>dransque. Quo igitur.modo concursiones, alias multas in<text:line-break/>unc vel duobus contemplatus, ad eas scribendas .pervfe-<text:line-break/>nisse esu visus, ita et nunc fecisse est verisimile, non prae-<text:line-break/>scripto aegrotantis nomine, ut in aliis ferit. Et si res<text:line-break/>ita habet, fieri potest ut in principio quidem morbi i,co-<text:line-break/>pia quaedam humorum et temperamento frigidorum et<text:line-break/>substantia tenuium, particulas circa caput cervicem que. in;,<text:line-break/>festaverit; defluensque lu ventrem et flatuosam in eo. mo-<text:line-break/>lem pepererit et dejectiones Ium tenues tum aquosas fe-<text:line-break/>cerit., atque oh id manentes in ventre et non penetran-<text:line-break/></text:span><text:span text:style-name="T17">ies,</text:span><text:span text:style-name="T7"> quo penetrant modo, quae tum biliosae tum rnordeu-<text:line-break/>tes existunt.- Caeterurn non parum interest, an auctore<text:line-break/>libri quae, cuipiam evenerunt narrante , causas nos red-</text:span><text:span text:style-name="T25">;</text:span></text:p>
      <text:p text:style-name="P2"><text:span text:style-name="T7">dere eorum probabiles tentemus , quemadmodum lu'opere<text:line-break/>epidemrorum fecimus, an veluti'universales sermones in-</text:span><text:span text:style-name="T23">1<text:line-break/></text:span><text:span text:style-name="T7">dagare. A capite'enim ad Ventrem desinere potest 'llumeir;<text:line-break/>veluti </text:span><text:span text:style-name="T17">et</text:span><text:span text:style-name="T7"> in fauces gutturque et pulmonem et thoracem'<text:line-break/>et septum transverium''et lienem et hepar et quidvis aliud;-<text:line-break/>veluti et ex uno quoque horum rursus ad. caput advehi;<text:line-break/>sed vel perpetuo vel magna ex parte 'lu unum dicturum<text:line-break/>permeatio fiat, falsum existit; id quod plurimae? libri hu-</text:span><text:span text:style-name="T23">:<text:line-break/></text:span><text:span text:style-name="T7">jus dictiones ostendunt, iu quibus simpliciter ennirciatur<text:line-break/>absque adjectione conjunctionis &gt; dubitativae vel nominis<text:line-break/>aegrotantis. Verum in hac dictione luquiens, an et his'<text:line-break/>hile carentes proluvies </text:span><text:span text:style-name="T2">εύηθὲστεραι, </text:span><text:span text:style-name="T7">id est </text:span><text:span text:style-name="T17">melioris moris,<text:line-break/></text:span><text:span text:style-name="T7">exissent? scse haud qnaquam sermoni universali considere<text:line-break/>declaravit. </text:span><text:span text:style-name="T17">Esm&amp;tartpat</text:span><text:span text:style-name="T7"> autem significat quidem et </text:span><text:span text:style-name="T2">κακοη-<text:line-break/>θέστεραι , </text:span><text:span text:style-name="T7">id est maligniores et saepius in hoc significato<text:line-break/>plerique veterum usi videntur; verum et </text:span><text:span text:style-name="T2">εύτροποι </text:span><text:span text:style-name="T7">signifi-<text:line-break/>cat, id est-mitiores, et ut vertantur promptiores'; ' nss</text:span></text:p>
      <text:p text:style-name="P5"><text:span text:style-name="T7">siquidem sunt et hoc . significato quidam ei auntiquis, juxta<text:line-break/>quod et nunc, dictum .esse, videtur, nempe id commonstrat;<text:line-break/>quod lu fine sententiae dictum est, adjuverint,'</text:span></text:p>
      <text:h text:style-name="Heading_20_2" text:outline-level="2">CI.</text:h>
      <text:p text:style-name="P3"><text:span text:style-name="T17">Alvi circumtendo ad nacejsitatem liquida dimittens, cito<text:line-break/>intumescens, convulstiium quiddam habet ; ut et Aspasti<text:line-break/>fili</text:span><text:span text:style-name="T18">o</text:span><text:span text:style-name="T17">. Superingere his perniciosum ; ex hvs convulsus et<text:line-break/>insutus quis quum diutius aegrotaverit, idore putredo<text:line-break/>viridis oboritur.</text:span></text:p>
      <text:p text:style-name="P4"><text:span text:style-name="T7">Dictum, a tue etiam superius est quod .medicae fpe-<text:line-break/>culationis doctrina, ab Hippocrate lu legitimis omnibus li-<text:line-break/>bris per universalia facta, sit; expromente etiam aliquando<text:line-break/>particularia quaedam, gratia, exempli ad eorum qui dis.<text:line-break/>Icunt perspicuitatum. . Sed quoniam non fatis est prae-<text:line-break/>eepta. uHiverfalla. condiscere, ut ea prompte- lu operibus<text:line-break/>dignofcantur absque exercitatione , , ob id» gratia exerci-</text:span></text:p>
      <text:p text:style-name="P5"><text:span text:style-name="T7">.talionis aegrqs in epidemiis’ scripsit, in quibus nihil eo-<text:line-break/>rum, quae.his contigerunt, est.omissum. Quod vero<text:line-break/>quae a prorrbetici auctore emanavit, doctrina, nonihabeat<text:line-break/>universale, nisi utiquerraro, jam saepius est ostensum.<text:line-break/>Deficit quoque et ea ab exquisita illa particulari enarra-<text:line-break/>tione, quae in epidemiorum aegris descripta est; ubi ’ pri-<text:line-break/>mum quidem, si insignis aliqua fit ex causis procatarcti-<text:line-break/>cis indicat , recensens, si quis verbi gratia vel </text:span><text:span text:style-name="T17">'ex</text:span><text:span text:style-name="T7"> lahqri-<text:line-break/>bus vel exercitationibus intempestivis vel ebrietate aegro-<text:line-break/>ture coeperit; deinde quod primo quidem die haec circa<text:line-break/>aegrum contigerunt et secundo alio et ita tertio et quarto<text:line-break/>et aliis deinceps diebus, omnia quae fuerunt explicat,<text:line-break/>iis qui ab, ipso didicerint, praeceptionem' universalem<text:line-break/>consentaneajuniis esse ; quae in aegris apparuerunt,- osten-<text:line-break/>dens; ducitque simul interdum is ad exercitationem, ut<text:line-break/>in horum explicationibus ostendimus. ‘Qui vero aegros in<text:line-break/>hoc scribit libro , ab hujusmodi enarratione ex quibusdam<text:line-break/>semel nisis. Jam universalia praecepta constituere intendit;</text:span></text:p>
      <text:p text:style-name="P2"><text:span text:style-name="T7">non parum in multis errans, ut in hoc, quod alteri fa-<text:line-break/>ctum fit, alteri attribuere, quomodo et nunc. Nempe ubi<text:line-break/>Aspasii filii ventris symptomata solum scripsit, ea convul-<text:line-break/>sivum. quippiam. habere ait. Tria autem sunt ab eo scri-<text:line-break/>pta symptomata, unum quidem est ventris distentio; aIte-<text:line-break/>rum ad necessitatem liquida demittere, quod pio </text:span><text:span text:style-name="T2">διαχω-<text:line-break/>ρεῖν, </text:span><text:span text:style-name="T7">id est dejicere, dicere consuevit; tertium ab ipsis<text:line-break/>est, cito intumescere. Significat autem cum hoc, et.quod .<text:line-break/>venter minuatur forsan ex liquidis dejectionibus; nempe<text:line-break/>mqx post ipsas dictum est, cito intumescens. Solis autem<text:line-break/>his symptomatis junctum, convulsivum quiddam, si. quis in<text:line-break/>ita aegrotante homine praedixerit, falletur saepissime;<text:line-break/>verum aliquando vel etiam in paucis semel voti fiet com-<text:line-break/>pos. Is quoque qui haec scripsit, ubi dictis nunc ven-<text:line-break/>tris symptomatis similia, in antecedente dictione comme-<text:line-break/>moravit, de convulsione .nullum fecit scrmonem, etsi cer-<text:line-break/>vicis dolorem factum cum comate dixerit. Ita autem ha-<text:line-break/>bet oratio: </text:span><text:span text:style-name="T17">ex cervicis dolore comatosu et sudante venter</text:span></text:p>
      <text:p text:style-name="P2"><text:span text:style-name="T17">inflatus, st ad necespitatem humida demiserit, sublutus.<text:line-break/></text:span><text:span text:style-name="T7">Quod igitur symptomata ventris haec similia iis sint, quae<text:line-break/>nunc sunt dicta, liquido constat omnibus; sed praeter<text:line-break/>haec cervicis adjectus est dolor, nervosae partis et prope<text:line-break/>cerebrum sitae et dorsalem medullam continentis, cum<text:line-break/>hoc quod cerebrum jam erat affectum; nempe comatofum<text:line-break/>cerebri est symptoma; verisimilius autem erat in ita la-<text:line-break/>borante scriptum fuisse, habere aliquid convnlsivum, non<text:line-break/>autem in praefenti; in quo fieri potest ut fymptoma ali-<text:line-break/>quosi aliud convulsionis indicatorium factum sit, quod in<text:line-break/>enarratione omisit; nisi ipsum superrigere in ea dictum<text:line-break/>quis convulsionis signum esse existimaverit; quod sane et<text:line-break/>ipsum a quibusdam expositoribus est dictum, qni quoti-<text:line-break/>die tertianos quartanosque circuitus quibusdam cnm ve-<text:line-break/>hementissimo rigore fieri, nihil convulsivnm habentes, non<text:line-break/>videut. Vernm qni talia scribunt, adeo in re medica sa-<text:line-break/>pientissimi sunt, ut rigorem nervorum affectionem esse,<text:line-break/>ut convulsionem tremoremque existiment. Neque sane</text:span></text:p>
      <text:p text:style-name="P2"><text:span text:style-name="T7">cur Aspasii silius convulsivus factus sit poterit quis, di-<text:line-break/>cere, non scriptis omnibus, quae ipsi contigerunt; neque<text:line-break/>cur viridis putredo in oris locis, 'facta sit; succi etenim<text:line-break/>vitiosi suboles sunt ejusmodi pathemata, quam unde ali-<text:line-break/>quando acervaverit est incertum, . quum quanam’ victus<text:line-break/>ratione sit, usus ignoremus;, neque vero quae lu ipsius<text:line-break/>ventre facta sunt, putridae cacochymiae signum praefe-<text:line-break/>runt ; adde qu‘od neque quamnam dicat putredinem viri-<text:line-break/>dem, manifeste cognoscitur, quoniam </text:span><text:span text:style-name="T2">χλωρἀῥ </text:span><text:span text:style-name="T7">et quaeae-<text:line-break/>nigineum. et quae pallidum habent colorem vqcitant.</text:span></text:p>
      <text:h text:style-name="Heading_20_2" text:outline-level="2">CI<text:span text:style-name="T39">I.</text:span></text:h>
      <text:p text:style-name="P3"><text:span text:style-name="T17">Lumborum tenues et diuturni dolores qui ad hypochon-<text:line-break/>drium irretientes ciborum fastidium invehunt una curn<text:line-break/>febre, his ad caput dolor vehemens appulsus, acute con-<text:line-break/>vulsu o modo perimit.</text:span></text:p>
      <text:p text:style-name="P4"><text:span text:style-name="T7">Sive </text:span><text:span text:style-name="T2">νπὸ λεπτὸν </text:span><text:span text:style-name="T7">sive </text:span><text:span text:style-name="T2">κατίνλεπτὸν; </text:span><text:span text:style-name="T7">id esttenues, scri-<text:line-break/>batur, utroque enim&gt; modo scribunt; inultanT habet obCcui</text:span></text:p>
      <text:p text:style-name="P2"><text:span text:style-name="T7">ritatem. Eam ob causam quidam </text:span><text:span text:style-name="T2">ύπὸ πλευρὸν, </text:span><text:span text:style-name="T7">id est sub<text:line-break/>costam, scripserd.nt;’ Quiergo vel </text:span><text:span text:style-name="T2">ύπὸ λεπτὸν </text:span><text:span text:style-name="T7">vel </text:span><text:span text:style-name="T2">κατὰ<text:line-break/>λεπτὸν </text:span><text:span text:style-name="T7">scripserunt, sententiis sunt divisi;, nempe alii te-<text:line-break/>nue intestinum dici asserunt, alii latum os et sacrum ap-<text:line-break/>pellatum. Sunt qui horum tertium quippiam fecerunt,<text:line-break/>ita ut simul utrumque dicant' rationemque simul iis, quae<text:line-break/>inferuntur, adjungant; nempe a vena', quae ad portas<text:line-break/>jecoris est, propagines , scissurasque plurimas in mesaraeo<text:line-break/>fibri ajunt ' atque'illis affectis lumborum dolores noncon-<text:line-break/>tinuos, fed tenuibus quibusdam intervallis infestantes<text:line-break/>succedere; quas ad dextrum hypochondrium in jecoris por-<text:line-break/>tas tum reduci tum contrahi et veluti convelli ajunt; ubi<text:line-break/>velut radicem esse' affectionis supponunt, quum haec vena<text:line-break/>una cum propaginibus phlegmone/laboret. Quare autem<text:line-break/>ita' inteIrigendum sit verbum </text:span><text:span text:style-name="T2">γῥιφόμενα, </text:span><text:span text:style-name="T7">id est griphorum<text:line-break/>modo euntes, praetermittunt quidem hi, sed quidam alii<text:line-break/></text:span><text:span text:style-name="T2">παρὰ τὸν. γρῖφον. </text:span><text:span text:style-name="T7">uoinen adcepisse</text:span><text:span text:style-name="T23">5</text:span><text:span text:style-name="T7">’ ajunt; vocatur autem<text:line-break/>ita mete quoddam piscatorium, non ut hi existimant, per</text:span></text:p>
      <text:p text:style-name="P2"><text:span text:style-name="T2">Φ </text:span><text:span text:style-name="T7">scriptum, nempe aliud vocis hujus significatum existit,<text:line-break/>fed per </text:span><text:span text:style-name="T2">π. </text:span><text:span text:style-name="T7">Quare quidam in praesenti sententia fcribunt,<text:line-break/></text:span><text:span text:style-name="T2">γριπόμενα; </text:span><text:span text:style-name="T7">alii involutas membranas </text:span><text:span text:style-name="T2">γριφομένους </text:span><text:span text:style-name="T7">dici, ex<text:line-break/>consuetudine inquiunt, quum quis digito descripserit, dll-<text:line-break/>creveritque; atque ob id . per metaphoram dolores, qui.<text:line-break/>morsis descriptisque fiunt, </text:span><text:span text:style-name="T2">γριφομένους </text:span><text:span text:style-name="T7">vocatos; alii et a<text:line-break/>princspio dictionis dictum esse ajunt, lumborum tenues'<text:line-break/>diuturnosque dolores, quasi hoc pactu dixisset, dolores,<text:line-break/>exigui minutique, quod est imbecilli. Condonantes igitur,<text:line-break/>tum iis qui ile exponunt tum iis qui portas jecoris pati,<text:line-break/>asserunt, recte dicta esse omnia,-nam ciborum aversionem’<text:line-break/>argumentum quoddam affecti jecoris este inquiunt, al&gt; eo,-<text:line-break/>quodnam ex sic dictis futurum sit nobis emolumentum;<text:line-break/>audiamus-. - Inquit enim orationis-scriptor, dolor bis </text:span><text:span text:style-name="T17">va-<text:line-break/>lens</text:span><text:span text:style-name="T7"> contentusque ad caput • perveniens acute convulsivo<text:line-break/>modo perimit. Nuinqnid igitur, consulent nobis, ut prae-</text:span></text:p>
      <text:p text:style-name="P2"><text:span text:style-name="T7">dicamus omnino haec feqni? Nempe quod infestantium<text:line-break/>commutatio non folumin caput, verum quoque et in<text:line-break/>quamlibet aliam partem, sive mesenterium, sive et hepar<text:line-break/>pati vestnt, fieri queat; condonet quis; at certe quonam<text:line-break/>pacto commutatio fiet praenosse possibile' non est, prius-<text:line-break/>quam peculiaria parti symptomata adsint, quamquam facta<text:line-break/>cognosci queat; et praesertim quum, quae prius infesta-,<text:line-break/>liaut, sedata fuerint.. Quin etiam commutationes ejusmodi:<text:line-break/>in aegrotis, </text:span><text:span text:style-name="T17">ia</text:span><text:span text:style-name="T7"> epiderniorum libris scriptae sunt. Et sane,,<text:line-break/>si nunc quoqueritanscriptum fuisset, ejuscernodi quibusdam<text:line-break/>fymptomatis in ventriculo obortis,, ac postea repente oc-<text:line-break/>cultatis, do luit vehementer lu capite aeger, diceremus;<text:line-break/>in ipsum transmutationem factam fuisse; neque tamen<text:line-break/>quid faceret certo licebat dicere, priusquam aliquod aliud<text:line-break/>signum cornpareret veli cataphorae vel, delirii vel convul-<text:line-break/>sion is, nempe et id fieri potest; potest quoque et natura<text:line-break/>morbo robustior prori tat a, sanguinis per nares eruptionem<text:line-break/>moliri veI parotidas suscitare. Didicisti -siquidem horum</text:span></text:p>
      <text:p text:style-name="P2"><text:span text:style-name="T7">omnium incipientium esse signum; sed priusquam incipiant, </text:span><text:span text:style-name="T25">t<text:line-break/></text:span><text:span text:style-name="T7">capitis dolorem solum existeutem'suspicionem quidem om-<text:line-break/>nium praebere, certam vero nullius, ex ipsis praenotionem.</text:span></text:p>
      <text:h text:style-name="P85" text:outline-level="2">C<text:span text:style-name="T39">II</text:span>I.</text:h>
      <text:p text:style-name="P3"><text:span text:style-name="T17">Supervenientes rtgores et nocte magis, quodammodo exa-<text:line-break/>cerbantes cum vigiliis et venarum agitationibus :dn<text:line-break/>sumnis atque urinas in fe ipsus laxantes, in comatosus<text:line-break/>aliquando</text:span><text:span text:style-name="T7"> siniuntur </text:span><text:span text:style-name="T17">convulsiones.</text:span></text:p>
      <text:p text:style-name="P4"><text:span text:style-name="T7">Libri, hujus auctornt in singulis dictionibus vel no-<text:line-break/>men aliquod inusitatum vel compositionem inveniret<text:line-break/>magnopere laboravit; quomodo et nunc utrumque fecit.<text:line-break/>At quae in singulis dictionibus inusitata fit compositio,<text:line-break/>tranfeunte eo vel ab affectionibus ad aflectos vel ab </text:span><text:span text:style-name="T17">affe-<text:line-break/>ctis</text:span><text:span text:style-name="T7"> ad affectiones, praetereunda nobis est,- propterea quod<text:line-break/>quantum in ipsis est nullam ferino sit habiturus obscuri-<text:line-break/>tatem. In praesenti vero dictione </text:span><text:span text:style-name="T2">φλεβοδονώδεαι </text:span><text:span text:style-name="T7">novum</text:span></text:p>
      <text:p text:style-name="P2"><text:span text:style-name="T7">peregrinumqne nomen fecit, venas agitarii, quantum ex<text:line-break/>voce est,'ostendens; vel etiam, ut quidam nomen scri-<text:line-break/>pserunt, per </text:span><text:span text:style-name="T2">φλεβοτονώδεα</text:span><text:span text:style-name="T7">, venas extendi. Sive igitur<text:line-break/>proprie appellatas venas sive arterias ipsas, quod has in-<text:line-break/>terdum venas autiqni appellent, agitari 'vel extendi au-<text:line-break/>dire - oporteat, mirari licet : quomodo, nunc primum eas<text:line-break/>memoraverit. Nam si arterias indicare voluerit vel tendi<text:line-break/>vel agitari, quod de vibratitla motione est intelligendurn,<text:line-break/>de ipsis aliquid in multis aegrotantibus dixisse oportebat.<text:line-break/>Nam si auctor circa arteriarum motiones usque adeo dili-<text:line-break/>gens erat, ut et vibrari eas et tendi observaret, nequa</text:span><text:span text:style-name="T25">7<text:line-break/></text:span><text:span text:style-name="T7">quam alias pulsuum differentias ignoravit. Quomodo igi-<text:line-break/>turde ipsis nihil-scripsit? 'Si vero proprie appellatas ve-<text:line-break/>nas, tendi memoravit, quomodo et non hujus symptomatis<text:line-break/>jam antea mentionem fecit, quod scilicet in vehementibus<text:line-break/>capitis doloribus fieri consuevit? Videntur siquidem in<text:line-break/>his- et praesertim ubi cum multa caliditate fiunt, pulsan-</text:span></text:p>
      <text:p text:style-name="P2"><text:span text:style-name="T7">-tes et quasi vibrari-temporum venae. Saepius autem .et<text:line-break/>colli jugularias, quae videlicet in superficie collocantur,<text:line-break/>motione pulsui:cuidam non dissimili agitari vidimus. Vir<text:line-break/>detur quoque et' in temporibus ex subjacentibus arteriis'<text:line-break/>.motio accidere, quo tempore illae maxime pulsant.,; Am-<text:line-break/>biguitates ergo hujusmodi 'quidam: effugere volentes pro<text:line-break/></text:span><text:span text:style-name="T2">φλεβοδονώδεα φλεδονώδεα </text:span><text:span text:style-name="T7">inquiunt, nomen </text:span><text:span text:style-name="T2">ἀπὸ τῶν φλε-<text:line-break/>δόνων </text:span><text:span text:style-name="T7">facientes</text:span><text:span text:style-name="T2">; </text:span><text:span text:style-name="T7">quod autem </text:span><text:span text:style-name="T2">φλεδόνας </text:span><text:span text:style-name="T7">et </text:span><text:span text:style-name="T2">φλυαρίας </text:span><text:span text:style-name="T7">et </text:span><text:span text:style-name="T2">λή-<text:line-break/>ρους, </text:span><text:span text:style-name="T7">id .est nugas et deliramenta, quidam veteres nomi-<text:line-break/>paveriut. non..te. .praeterit.; Affectiones igitur, inquit, cum<text:line-break/>vigiliis existentes et. lu. somnis delirantes, urinam incon-<text:line-break/>sulto laxantes, quod est </text:span><text:span text:style-name="T2">ἀποκρίνοντες</text:span><text:span text:style-name="T7">, id est excernentes.<text:line-break/>Nempe ab affectionibus ad aegrotantes transiit; et riirsum<text:line-break/>ad affectionem revertens inquit, in comatulas aliquando<text:line-break/>fihiuntur convulsiones. Inqniens autem aliquando, nos a<text:line-break/>molestiis liberavit; principio siquidem nerverum affecto, ut‘<text:line-break/>vigiliae, nugae et urinarum involuntaria excretio osten-<text:line-break/>dunt, nil mirum inde, phrenitin fieri et coma et convul-</text:span></text:p>
      <text:p text:style-name="P101">sion em et vocis privationem et quodvis 'aliud tale pa-<text:line-break/>thema. Superfluum itaque suerit, ad hanc praedictionem<text:line-break/>tum superrigere tum nocte magis exacerbari; sed quod<text:line-break/>jain' saepius est demonstratum, faribit etiam quae praedi-<text:line-break/>ctionibus ab ipso dictis minime ecnveniunt, communia a<text:line-break/>propriis ‘separare nescius.</text:p>
      <text:h text:style-name="Heading_20_2" text:outline-level="2">CIV.</text:h>
      <text:p text:style-name="P3"><text:span text:style-name="T7">A </text:span><text:span text:style-name="T17">principio leviter exsudantes urinis concoctis, aestuantes,<text:line-break/>qui citra crisat perfrigescunt et celeriter peruruntur,<text:line-break/>torpidi, foporati, Comndst, pernicios</text:span><text:span text:style-name="T34">i.</text:span></text:p>
      <text:p text:style-name="P4"><text:span text:style-name="T7">Rursus hoc lu loco tqni principio: leviter sudant uri-<text:line-break/>nis coctis supervacaneum esu Nempe et deuri et absque<text:line-break/>judicatione refrigerari, perimere hominem fufficiunt; delude<text:line-break/>et celeriter peruri; veluti et quae funt alterius principii,<text:line-break/>nimirum cerebri, per se ipsa aegrum corrumpere queunt;<text:line-break/>de quibus ita scripsit; torpidi item comatosique et coni</text:span></text:p>
      <text:p text:style-name="P2"><text:span text:style-name="T7">vulfivi perniciose habent. Ab his ergo utrisque principio<text:line-break/>leviter sudantes cum urinis coctis scripsit, quod perinde<text:line-break/>est atque quispiam dicat in periculo mortis videri homi-<text:line-break/>nem; quoniam et cerebri membrana 'perforata sit ettho-<text:line-break/>rax confossus atque in coxa ulcusculum r aeger habuerit;<text:line-break/>aut si quis periclitari hominem dicat propter hydropem et<text:line-break/>unguium abscessum. Quidnam proinde adhuc desideremus,<text:line-break/>quasnam dicat'urinas coctas? de quibus antea dixi a Rufo<text:line-break/>Ephesio Zeuxidem empiricum increpatum fuisse; nempe<text:line-break/>falsum esse id, neque malum esse aliquod, ubi tales iuri-<text:line-break/>nae factae fuerint; verum autem esse quod, laboriufae<text:line-break/>urinae malum aliquod significent; hernpe eas indicari,<text:line-break/>quae cum labore excernuntur. Secundo vero loco sisti-<text:line-break/>ptum hoc de urinis coctis in utraque fententia aeque<text:line-break/>sermonem vitiasse non amplius credibile est, ut Rufus,<text:line-break/>cenfuit Zeuxin redarguens. Sed forsan auctor coctas’<text:line-break/>urinas crassas et albas vocavit, quoniam fediiuentum hujus-</text:span></text:p>
      <text:p text:style-name="P102">modi et in vere coctis urinis vidit; quae vero returbatae<text:line-break/>jumentorum modo, non coctas.</text:p>
      <text:h text:style-name="Heading_20_2" text:outline-level="2">CV.</text:h>
      <text:p text:style-name="P3"><text:span text:style-name="T7">Uterum </text:span><text:span text:style-name="T17">gerentibus capitis dolores cupi sapore et gravi-<text:line-break/>tate</text:span><text:span text:style-name="T7"> ..ob</text:span><text:span text:style-name="T17">orientes mhU sunt; fortafsts autem et his con-<text:line-break/>vulstvum quid pati contingit.</text:span><text:span text:style-name="T7"> • t</text:span><text:span text:style-name="T25">(</text:span><text:span text:style-name="T7">.</text:span><text:span text:style-name="T25">;</text:span></text:p>
      <text:p text:style-name="P50"><text:span text:style-name="T7">.su.r-<text:tab/>:<text:tab/>—</text:span></text:p>
      <text:p text:style-name="P4"><text:span text:style-name="T7">Quidam rursus praesentem nominum constructionem<text:line-break/>foloecismum habere ridentes verbum bis permutaverunt,<text:line-break/>talem efficientes dictionem: forsitan vero et haec convul-<text:line-break/>sionum aliquid pati juyat; verum ut antea retuli, dum in-<text:line-break/>telligentia ipsa maneat, scribere unicuique suo arbitratu<text:line-break/>concedentes, de eorum quae referuntur veritate dissera-<text:line-break/>mus. At de ea certe jam disserere non sinit dictioni ad-<text:line-break/>jacens nomen-.</text:span><text:span text:style-name="T2">ἐπιφὸροισι, </text:span><text:span text:style-name="T7">id est </text:span><text:span text:style-name="T17">uterum gerentibus,</text:span><text:span text:style-name="T7"> quod<text:line-break/>explicatione eget. Non folum etenim nominum inusita-<text:line-break/>tam compositionem dictionibus in singulis excogitare con-</text:span></text:p>
      <text:p text:style-name="P2"><text:span text:style-name="T7">tendit auctor,- verum.quoqueret ex nominibus ipsis' nhuin<text:line-break/>duutaxat atque interdum .et duo ettria inserit vel plane<text:line-break/>peregrina vel non. lu eo: significatui; qui apud Graecos insui<text:line-break/>fuit;. quidam igitmi </text:span><text:span text:style-name="T4">ίπιφόρους,</text:span><text:span text:style-name="T2"> </text:span><text:span text:style-name="T7">gravidas eas, quae non<text:line-break/>longe. a conceptionem absdirt'intellexerunt; alii prompte<text:line-break/>concipientes atque Assidue uterum </text:span><text:span text:style-name="T17">-r.</text:span><text:span text:style-name="T7"> gerentes. - Inquit igni<text:line-break/>tur: si </text:span><text:span text:style-name="T17">capitis dolores suporesuue rcumrgraviiate'suntsc,st£<text:line-break/></text:span><text:span text:style-name="T7">tiosi existunt. Sed commune-omnium ita habentium no-<text:line-break/>men </text:span><text:span text:style-name="T2">ἐπιφόρους </text:span><text:span text:style-name="T7">adjecit; quomodo et orationem, cum gra-<text:line-break/>vitate, ,ut pervestigemus;, utrumne praefer-id, quod la-<text:line-break/>boranti? lotum corpus ,grave. videatur., id adjecerit veI ca-<text:line-break/>pitis dolores cum capitis gravitate vel soporem cum gra-<text:line-break/>vitate. Sed ubi quis universa haec transcurrerit, ad prae-<text:line-break/>dictionem nihilo plus, asseqnetur, neque fecundum hunc<text:line-break/>scriptorem, inquit ergo n </text:span><text:span text:style-name="T17">fdrsttan siero et his convulstvum<text:line-break/>quid pati contingit.</text:span><text:span text:style-name="T7"> Quum autem virum audieris dicen-<text:line-break/>tem, scrsitan atque ex particularibus tanquam universa-<text:line-break/>leni inconsulto fecisse orationem,' raro rem usu evenire</text:span></text:p>
      <text:p text:style-name="P90">liqnido cognoscas; , quae vero raro contingunt, a prorrhe-<text:line-break/>tica speculatione descivisse saepius tibi diximus. '.Namest<text:line-break/>tanquam contingentia fieri quis dixerit,«saepius jam au-<text:line-break/>divisti affectum cerebrum posse quodvis symptoma vel in<text:line-break/>fensibus vel voluntariis motionibiis comitari;- si vero tana<text:line-break/>quam saepius fieri, non solum non fit saepius, fed neque<text:line-break/>ambigue, quod nunc dixiti</text:p>
      <text:h text:style-name="P85" text:outline-level="2">CVI.</text:h>
      <text:p text:style-name="P109">Dolores in faucibus gracilibus suffocantes convulstvum quid<text:line-break/>habent, tum alias tum a capite aborti ;ut et Thrafy-i<text:line-break/>nontis consobrinae obtigit..</text:p>
      <text:p text:style-name="P51"><text:span text:style-name="T7">. . J </text:span><text:span text:style-name="T17">•: Tll</text:span><text:span text:style-name="T7"> , . </text:span><text:span text:style-name="T2">Λ </text:span><text:span text:style-name="T7">J .-i<text:tab/>-<text:tab/>'*</text:span></text:p>
      <text:p text:style-name="P4"><text:span text:style-name="T7">Ex hac quoque dictione librum hunc non esse legi-'<text:line-break/>timum Hippocratis quis dixerit; ubi inquit </text:span><text:span text:style-name="T2">φάρυγγι ἰσχνφ,<text:line-break/></text:span><text:span text:style-name="T7">id est </text:span><text:span text:style-name="T17">faucibus gracilibus.</text:span><text:span text:style-name="T7"> Nempe scripturam hanc ha-<text:line-break/>bent tum antiqua exemplaria omnia tum interpretum com-<text:line-break/>mentarii ; </text:span><text:span text:style-name="T17">nisi scribentis vitio</text:span><text:span text:style-name="T7"> id vertatur, quomodo et alia</text:span></text:p>
      <text:p text:style-name="P2"><text:span text:style-name="T7">multa in exemplaribus multis vitiata reperiuntur. Arte-<text:line-break/>midorus tamen et Dioscorides manifeste </text:span><text:span text:style-name="T4">φάρυγγι ίσχν$<text:line-break/></text:span><text:span text:style-name="T7">scripfernnt, nempe quod </text:span><text:span text:style-name="T2">φάρυγξ </text:span><text:span text:style-name="T7">femineo scribatur </text:span><text:span text:style-name="T17">ge-<text:line-break/>nere ,</text:span><text:span text:style-name="T7"> superioribus omnibus est confessum. Reperitur quo-<text:line-break/>que et in hac dictione </text:span><text:span text:style-name="T2">φάρυγξ ἐπώδυνος ἰσχὴ, μετὰ δυσφο-<text:line-break/>ρίης πνιγώδης, </text:span><text:span text:style-name="T7">id est fauces</text:span><text:span text:style-name="T2">' </text:span><text:span text:style-name="T7">graciles </text:span><text:span text:style-name="T17">dolentes ' cum jacta-<text:line-break/>tione, strangulantes.</text:span><text:span text:style-name="T7"> Quod autem aegros cernens, con-<text:line-break/>cnrsiones horum scripserit, neque ex iis quae viderit se<text:line-break/>ipsum instruxerit, neque ad universale particularia redu-<text:line-break/>xerit. vel ex floc palam fecit» Fauces enim non semel<text:line-break/>memoravit, veluti lu prognostico Hippocrates fecit, omnia<text:line-break/>quae de eis sunt, continuata serie et non saepius percur-<text:line-break/>rens, alias in alia libri parte. Quod ergo -in praesenti<text:line-break/>dictione’ ait auctor, si saepius seorsum dictorum memor<text:line-break/>fueris, etiam in hac cognosces, quonam pactu ex invento<text:line-break/>particulari in enunciationem ire univerfalem ausus sit,<text:line-break/>nominatim Thrafynontis fratris filiam perstringens, lu qua<text:line-break/>scriptam concursionem conspexit.</text:span></text:p>
      <text:h text:style-name="P86" text:outline-level="2">CVII.</text:h>
      <text:p text:style-name="P3"><text:span text:style-name="T7">Tremores </text:span><text:span text:style-name="T17">convulstvi contingentes inl sudoribus reverti sa-<text:line-break/>lent,. his judicatio evenit, dbi. superriguerint ; superri-<text:line-break/>gent hi ardore circa ventrem provocati.</text:span></text:p>
      <text:p text:style-name="P52"><text:span text:style-name="T7">-<text:tab/>. </text:span><text:span text:style-name="T25">v</text:span><text:span text:style-name="T7"> T’’</text:span></text:p>
      <text:p text:style-name="P4"><text:span text:style-name="T7">Dictionem hanc quidam in duas dispertiunt orationes,<text:line-break/>unam quidem, quae ,ita habeat:,; </text:span><text:span text:style-name="T2">τὰ τρομώδεα </text:span><text:span text:style-name="T4">σπασμώδια<text:line-break/></text:span><text:span text:style-name="T2">γενόμενα, </text:span><text:span text:style-name="T7">id est , tremula convulsioria </text:span><text:span text:style-name="T17">facta;</text:span><text:span text:style-name="T7"> fatentur vero<text:line-break/>,hi orationem hanc, mancam essis., subaudiendumque ali-<text:line-break/>quid, de quo paulo, post dicam, volunt. Alteram oratio-<text:line-break/>nem principio altero efficiunt, </text:span><text:span text:style-name="T2">τὰ ἐφ’ ἱδρῶσι, </text:span><text:span text:style-name="T7">id </text:span><text:span text:style-name="T17">est cum<text:line-break/>sudoribus,</text:span><text:span text:style-name="T7"> redire consueta judicatio his evenit., si super-<text:line-break/>riguerint. . Qui vero ,orationem utramque' connectunt, sine<text:line-break/>articulo </text:span><text:span text:style-name="T2">τὰ </text:span><text:span text:style-name="T7">•fcribunt, tremula convulsoria facta, cum su-<text:line-break/>doribus redire consueverunt; id quod quia falsum sit, ab<text:line-break/>expositoribus est damnatum; alterum vero quod mancum.<text:line-break/>At quod dictioni deest, scribentis delicto id accidisse pot-.<text:line-break/>est; salsitas autem ipfa- nullam admittit excusationem.</text:span></text:p>
      <text:p text:style-name="P2"><text:span text:style-name="T7">Nempe quod tremula convulsuris facta cum sudoribus<text:line-break/>redire consueverint, falsum est, quum redire non consue-<text:line-break/>verint, sed letalia existant , sive cum sudore fiant sive non..<text:line-break/>Considerabimus igitur ea quae hi dicunt', tremula convul-,<text:line-break/>foria facta mortem inferunt, aut tremula vel convulsoria,<text:line-break/>per se legi praecipientes. Nempe et hoc intelligi pacto<text:line-break/>posse'inquiunt, tremula convulsoria sueta mortem inserunt;<text:line-break/>posse autem et in hunc modum; tremula vel convulsoria,<text:line-break/>si fuerint, prava existuut,; ut prius quidem plane persc-<text:line-break/>ctam abfolutamque ex tremulis in convulsoria degenera-<text:line-break/>tionem doceat; posterius vero, tremulis pathematibus ubi<text:line-break/>supervenerit convulforium, sequi mortem. Utrumque si-<text:line-break/>quidem est letale; fed prius quidem tanquam tremulis ad<text:line-break/>convulsoria ante hominis mortem transmigrantibus; postea<text:line-break/>rius vero tanquam plane cum hoc factis, .atque ubi firma<text:line-break/>fuerint, mortem inferentibus. Cui vero haec placent, ipsis<text:line-break/>licet uti. Ego autem ad eos pergam, qui principio al-</text:span></text:p>
      <text:p text:style-name="P2"><text:span text:style-name="T7">tero sententiam cum articulo </text:span><text:span text:style-name="T2">τὰ </text:span><text:span text:style-name="T7">legunt:' </text:span><text:span text:style-name="T2">τὰ ἐφ </text:span><text:span text:style-name="T7">’ </text:span><text:span text:style-name="T2">ἱδρῶσι<text:line-break/>φιλΰπόστῥοφα, </text:span><text:span text:style-name="T7">id est cum </text:span><text:span text:style-name="T17">sudoribus redire consueta</text:span><text:span text:style-name="T7">; deinde<text:line-break/>subticentibus nobis et postea legentibus judicatio his eve- .<text:line-break/>niti, si superriguerint, ut sermo hujusmodi sit; cum fiu-<text:line-break/>dore quiescere visa pathemata, rursumque revertentia et<text:line-break/>rursum ignescentia, ac iterum sudoribus folvi visa, veram<text:line-break/>certamque habent solutionem judiciumque, ubi superri-<text:line-break/>guerint. Quod autem dei uste dicitur, superrigent hi prae-<text:line-break/>cluso in ventre ardore, ejusmodi habebit sententiam;<text:line-break/>ventris aestus antecedit, si praernemoratis superventurus<text:line-break/>sit rigor.</text:span></text:p>
      <text:h text:style-name="P85" text:outline-level="2">CV<text:span text:style-name="T40">II</text:span>I.</text:h>
      <text:p text:style-name="P109">Lumborum dolor, et capitis dolor et cordis dolor, cum<text:line-break/>excreatu violento., convulstvum quiddam habet, submu-<text:line-break/>tumque cum judicatione rigorem.</text:p>
      <text:p text:style-name="P5"><text:span text:style-name="T7">Quidam sententiam conjunctione'et semel scripta'ex-<text:line-break/>ponunT, convulsivum quipplam habere non ex praedictis<text:line-break/>quatuor fieri, sed ad veritatem de omnibus praedici vo</text:span><text:span text:style-name="T23">J<text:line-break/></text:span><text:span text:style-name="T7">lentes; quatuor dico, lumborum dolorem, cephalalgiam et<text:line-break/>cardialgiam et violentum excreatum, ita fit nt hoc. sicri-t<text:line-break/>bant modo: </text:span><text:span text:style-name="T17">lumborum dolor,, capite et stomacho dolenti.<text:line-break/></text:span><text:span text:style-name="T7">Alii conjunctionem et'bis scribunt; quo.ego modo proti-<text:line-break/>nus ab initioeferipsi, propterea quod exemplaria complura<text:line-break/>ita habeant. Descriptio autem tale quippiam indicabit;<text:line-break/>lumborum </text:span><text:span text:style-name="T17">dolor , st et capite doiuerit quis</text:span><text:span text:style-name="T7"> j,er </text:span><text:span text:style-name="T17">stomacho<text:line-break/>vel cum screatu violento, ' convulstvum quippiam habet;<text:line-break/></text:span><text:span text:style-name="T7">quamquam et sententia ita scripta utrumque simul aegro-<text:line-break/>tanti , factum, signisicare possit et Iamborum dolorem, et<text:line-break/>cephalalgiam. Ego autem neque experientia neque rei<text:line-break/>natura convulsionem, praedictis consequentem esse pro-<text:line-break/>nunciare possum. Quin etiam auctor adjecit,convulsivum<text:line-break/>quippiam. habet, quod -non idem est ac ifi dicas sympto-</text:span></text:p>
      <text:p text:style-name="P2"><text:span text:style-name="T7">mata hujusmodi oenvulsiva esse. Docui porro antea quod<text:line-break/>non similiter audire ..conveniat cautum hominem: talea<text:line-break/>expromentem voces et eum, qui facile de particularibus<text:line-break/>tanquam universalibus pronunciat. Nam quum.temera-<text:line-break/>rius ille haesitahs dicat,. convulsivum quippiam. habet; Lvel<text:line-break/>exiguum essevel raro: contingere quod , dicitur ostendit.<text:line-break/>De singulorum autem, quae-in omnibus •tertii hujus com-<text:line-break/>mentarii dictionibus referuntur, symptomatum virtute pau-<text:line-break/>cis quidem docui'in horum commentariorum primo et </text:span><text:span text:style-name="T17">fe-<text:line-break/>cundo ,</text:span><text:span text:style-name="T7"> longe autem lateque in, prognostici commentariis;<text:line-break/>uberius item ac fusius in libris de crisibus et symptoma-<text:line-break/>tum causis; non pauca quoque de ;his in-libris eprdemio-<text:line-break/>rum sunt enarrata. Ratis ergo hoc loco fuerit solam sen-<text:line-break/>tenliam explicare atque, insuper verum ne </text:span><text:span text:style-name="T21">an falsum .su<text:line-break/></text:span><text:span text:style-name="T7">quod enunciatur,..aut frequens aut ambiguum, aut rarum<text:line-break/>sententiam adjungere. . Post orationem, convulsivum quip-<text:line-break/>piam habet-, scriptumlest </text:span><text:span text:style-name="T2">ύπάφωνον.ηοίπβη, </text:span><text:span text:style-name="T7">id est </text:span><text:span text:style-name="T17">submnr</text:span></text:p>
      <text:p text:style-name="P2"><text:span text:style-name="T17">tum,</text:span><text:span text:style-name="T7"> quod quidam bum praedictis connectunt, ita ut fiat<text:line-break/>talis dictio, convulsivum quippiam: habet, submutum. . Alii<text:line-break/>principium sententiae. quae infertur esse existimant, corn-<text:line-break/>njutantque iterum hi ipsi sententiam; nempe aliilsine ar-<text:line-break/>ticulo scribunt, alii neutrum articulum adjungunt,.talem<text:line-break/>fabricantes dictionem;' </text:span><text:span text:style-name="T2">τὸ ύπάφωνον,' </text:span><text:span text:style-name="T7">id est submutus cum<text:line-break/>judicatione rigor,: ventris dejectiones sublividae, turba-<text:line-break/>tionis plenae et. urinae tenues.Quidam legunt per </text:span><text:span text:style-name="T17">fe,<text:line-break/></text:span><text:span text:style-name="T7">cum judicatione: rigor, neque cum praedictis neque, cum<text:line-break/>sequentibus ordinantes. Alii totam scntentiam commutant,<text:line-break/>atque ita scribunt: </text:span><text:span text:style-name="T2">ύπόφοβον ἅμα κρίσει ῥῖγος, </text:span><text:span text:style-name="T7">id estfab-<text:line-break/></text:span><text:span text:style-name="T17">terresuciens</text:span><text:span text:style-name="T7">• cum. </text:span><text:span text:style-name="T17">judicatione rigor,</text:span><text:span text:style-name="T7"> i Consequenter .autem<text:line-break/>tibi..utrorumque expositionem'perfe exacte scribam.Qui-<text:line-break/>dam igitur </text:span><text:span text:style-name="T2">ἅμα κρίσει ῥῖγος, </text:span><text:span text:style-name="T7">id est cum judicatione; rigor,<text:line-break/>per se scriptam esse volunt, multasque fieri cum rigore<text:line-break/>judicationes significare. Orationem vero </text:span><text:span text:style-name="T2">ύποφοβον ἅμα<text:line-break/>κρίσει ρῖγος, </text:span><text:span text:style-name="T7">diri jam antea quosdam permutare et pro<text:line-break/></text:span><text:span text:style-name="T2">υπάφωνον </text:span><text:span text:style-name="T4">υηόφοβον</text:span><text:span text:style-name="T2"> </text:span><text:span text:style-name="T7">scribere; geminamque faciunt expo-</text:span></text:p>
      <text:p text:style-name="P53"><text:span text:style-name="T7">sitionem, alii quidem pro </text:span><text:span text:style-name="T4">φοβιςύν αμα χρίσΐν</text:span><text:span text:style-name="T2"> ῥῖγος </text:span><text:span text:style-name="T7">dici<text:line-break/>putantes, alii pro </text:span><text:span text:style-name="T2">μετρίιος φοβερὸν</text:span><text:span text:style-name="T7">, quasi mediocriter ter-<text:line-break/>rificum dixeris, ut </text:span><text:span text:style-name="T2">τὸ ύπάφωνον </text:span><text:span text:style-name="T7">simile sit </text:span><text:span text:style-name="T2">τω ύπόφοβονΐ<text:line-break/></text:span><text:span text:style-name="T7">Euerit autem et- tertia quaedam scripturae hujus expositio<text:line-break/>talis. Componere' quovis modo rigorem bonum non esu;<text:line-break/>veluti, si dum vel per fanguinis eruptionem quis vel vo-<text:line-break/>mitum vel ventris -vacuationem vel-- sudores vel haemor-<text:line-break/>rhoidem-judicatur vel,mulier per-menstruam purgationem<text:line-break/>rigeat. Saepius certe fieri ridetur, nt bonam aliquam<text:line-break/>vacuationem antecedat rigor, quum vero jam excernunt;<text:line-break/>rigorem incipere, malum. - Qnod autem id verum sit, qui<text:line-break/>multus aegros diligenter contemplati sunt, norunt; si vero<text:line-break/>prorrhetici auctor ita censuerit est divinandum; principio<text:line-break/>siquidem neque an ab illo scriptum </text:span><text:span text:style-name="T2">τὸ ύπόφοβον </text:span><text:span text:style-name="T7">sit no-<text:line-break/>vimus, in antiquis enim exemplaribus plurimis non ita<text:line-break/></text:span><text:span text:style-name="T13">s</text:span><text:span text:style-name="T7">criptum e</text:span><text:span text:style-name="T32">st.</text:span></text:p>
      <text:h text:style-name="P88" text:outline-level="2">CIX.</text:h>
      <text:p text:style-name="P54"><text:span text:style-name="T7">A </text:span><text:span text:style-name="T17">ventre sublivida</text:span><text:span text:style-name="T7">, turbulenta J </text:span><text:span text:style-name="T17">et lotia,</text:span><text:span text:style-name="T7"> tenuia </text:span><text:span text:style-name="T17">aquosuqud<text:line-break/>suspecta.<text:tab/></text:span></text:p>
      <text:p text:style-name="P4"><text:span text:style-name="T7">De his utrifque seorsum lu prognostico disseruit Hip-<text:line-break/>pocrates tum liventes ventris dejectiones pravas esse. in.s<text:line-break/>quiens tum urinas tenues aquosas que; nunc suo more' di-<text:line-break/>yersi generis notas complectens nihilo plus docet. Potuit<text:line-break/>sane et. his auctor prava sputa- conjungere vel spirandi<text:line-break/>difficultatem vel aliud quodvis malum signum. Quidam<text:line-break/>vero expositores dictionem hanc, huic fubmutus cum ju-<text:line-break/>dicatione rigor, conjungunt, unamque totam efficientes,<text:line-break/>super dictis omnibus illatum esse ab • auctore. dicunt, id,<text:line-break/>quod in calce alcitur, </text:span><text:span text:style-name="T4">ΰηοπτα,</text:span><text:span text:style-name="T2"> </text:span><text:span text:style-name="T7">id est suspicionem habent.;<text:line-break/>nempe et his subliventibus scilicet ventris dejectionibus,<text:line-break/>urinisque tenuibus et aquosis, non absque ratione inscr-<text:line-break/>tur, suspicionem habent. Si vero quispiam his addide-<text:line-break/>rit et </text:span><text:span text:style-name="T2">τὸ ύπάφωνον, ηδ </text:span><text:span text:style-name="T7">est subrnutum, non suspectam fo-</text:span></text:p>
      <text:p text:style-name="P90">lum ait esse concursionem, verum quoque et evidenter<text:line-break/>malam.</text:p>
      <text:h text:style-name="P85" text:outline-level="2">CX.</text:h>
      <text:p text:style-name="P119">Fauces leviter exasperatae et Alvus inanibus surrectionibus<text:line-break/>- obmurmurans et spontis dolares; palpantes, fatigati, in<text:line-break/>stragulis ac vestimentis dolentes, quae ex his augentur;<text:line-break/>molesta sunt ; summis multus in bis aonvulstvus et dolo-<text:line-break/>res in frontem graves et mictio dijstcilis.</text:p>
      <text:p text:style-name="P92">Ventrem murmurantem cum inanibus surrectionibus<text:line-break/>quidam phreniticum lasse symptoma contendunt, nempe<text:line-break/>duobus modis errare eos, vel quod quae suh fensum ca-<text:line-break/>dnut non sentiant, quamquam cum dolore persaepe fiant;<text:line-break/>vel quod quae sub scnsum .non cadunt, sentire videntur;<text:line-break/>allero , autem-modo .resurgere quidem eos tanquam morsos<text:line-break/>ajunt,' sed nihil operariquoniam neque quod morderet</text:p>
      <text:p text:style-name="P2"><text:span text:style-name="T7">erat; morderi siquidein sese putant,-fed non mordentur.<text:line-break/>Oratio autem,, in stragulis vestimentisque dolentes; ’ex<text:line-break/>assueto sibi ennnciandi modo absurde dicta est, quae ta-<text:line-break/>lem habet sensum; tactum eotum quae ipsis substernuu-<text:line-break/>tur, non ferentes, fed dolentes. An he quidem et ob id.<text:line-break/>quod ab incumbentibus graventur, dura siquidem esse ar-<text:line-break/>britrantur vel mordentia, quae substrata sunt atque iuvi—<text:line-break/>sam habent,quae circumfunditur, vestem stragulam, an'si<text:line-break/>ob aliud quippiam ipsis contingit,' prorsus est incertum.-<text:line-break/>Deinde et alia deinceps recensens, quum inquit, somnus:<text:line-break/>multus in his convulsivus sophistis praebet pervestigandi'<text:line-break/>occasionem, an possit aliquando somnus laedere; nam aut<text:line-break/>juvare ipsum inquiunt, aut si non juvet, nequaquam tus•<text:line-break/>men unquam laedere. De ea re autem in aphorisrnorum<text:line-break/>commentariis antea disserui. Neque vero si somnus rnul-<text:line-break/>tus laedit, convulsionem efficere videtur; at solum peri-,<text:line-break/>culosum esse morbum .ostendit. Mictio autem </text:span><text:span text:style-name="T2">δυσκολαί-<text:line-break/></text:span><text:span text:style-name="T4">νουσα,</text:span><text:span text:style-name="T2"> </text:span><text:span text:style-name="T7">id est </text:span><text:span text:style-name="T17">dijstcilis,</text:span><text:span text:style-name="T7"> miro modo ab auctore in obscuri-;</text:span></text:p>
      <text:p text:style-name="P2"><text:span text:style-name="T7">tatem est excogitata; ita ut inter expositores alius dicat<text:line-break/></text:span><text:span text:style-name="T2">δυσκολαίνονσαν, </text:span><text:span text:style-name="T7">eam quae fit cum dolore, esse dictam , alius<text:line-break/>eam quae retinetur, alius eam quae aegre fit et eam<text:line-break/>quae continue et eam quae lu stranguria fieri solet; eam<text:line-break/>vero quae praepotentur mordet, alius. : Ubi vero omnia<text:line-break/>percurrerimus, nihil quod effatu dignum sit, ad praedi-<text:line-break/>ctionem consequemur propter eam; quam saepe retuli<text:line-break/>causam, quod scilicet permulta diversi generis permiscet<text:line-break/>symptomata. Argumentum </text:span><text:span text:style-name="T17">rei</text:span><text:span text:style-name="T7"> hujus maximum est vel hoc,<text:line-break/>quod interpretum;nonnulli eo quidem ierint, ut dictionem<text:line-break/>pertingere ad hanc usque orationem, somnus multus in<text:line-break/>his convulfivus, existimarent, principio alio quae consc-<text:line-break/>quuntur, legi praecipientes; alii vero conjungant; atque-<text:line-break/>ex conjungentibus alii alla in parte consequenter dictorum<text:line-break/>circumscribi dictionem velint. Si igitur omnia ad finem<text:line-break/>usque quis persequatur, quae in singulis suspicionibus se-<text:line-break/>paratim expositores dixerunt, longum sane efficiet sermo-<text:line-break/>nem, nihiIque eos, qni in hunc incident librum, juvabit.</text:span></text:p>
      <text:h text:style-name="P88" text:outline-level="2"><text:span text:style-name="T7">CX</text:span><text:span text:style-name="T13">I.</text:span></text:h>
      <text:p text:style-name="P8"><text:span text:style-name="T17">Urinae supprefsto quibus</text:span><text:span text:style-name="T7"> rigores et in his </text:span><text:span text:style-name="T17">convulsurus asu<text:line-break/>sectionibus; ut et ipsu ubi inhorruit, leviter sudavit. .</text:span></text:p>
      <text:p text:style-name="P4"><text:span text:style-name="T7">Si conjunctionem et permutaverimus, sermo erit di-<text:line-break/>lucidior, talis redditus</text:span><text:span text:style-name="T17">urinae retentio, quibus rigores, et<text:line-break/>ex</text:span><text:span text:style-name="T7"> his </text:span><text:span text:style-name="T17">convulsiones.</text:span><text:span text:style-name="T7"> Haec particula quibus rigores dicta<text:line-break/>est et in libris epidemiorum in- hac dictione: </text:span><text:span text:style-name="T17">ante rigo-<text:line-break/>rem urinarum retentiones.</text:span><text:span text:style-name="T7"> Quod autemec ex. convulsivis<text:line-break/>affectionibus urinae retineantur,' praeposuit auctor in prae-<text:line-break/>flenti dictione.'. ‘Quae autem temere a quibusdam senten-<text:line-break/>tiae hujus explanatoribus dictu sunt fubticere est melius.<text:line-break/>Ego'autem explanationem ad eam, quae idonea sit,.prae-<text:line-break/>notionem, dico. Sequitur et ita </text:span><text:span text:style-name="T17">ubi inhorruit, sudavit.<text:line-break/></text:span><text:span text:style-name="T7">Quintus quidem, </text:span><text:span text:style-name="T25">;</text:span><text:span text:style-name="T7"> solam hanc quum sciret •scriptionem,<text:line-break/>quam in antiquis, ut ait, exemplaribus repetit, fatetur<text:line-break/>fe non intelligere. Verum in compluribus exemplaribus<text:line-break/>scriptum est et ipsa, ubi inhorruit, fudavit, ut mulieris,</text:span></text:p>
      <text:p text:style-name="P55"><text:span text:style-name="T7">nomen ea voce intelligarnus, quam, ubi inhorruit, parum<text:line-break/>strdasse contigit.<text:tab/>-</text:span></text:p>
      <text:h text:style-name="P85" text:outline-level="2">CXII.</text:h>
      <text:p text:style-name="P56"><text:span text:style-name="T17">Sincerae desinentes purgationes, alibi quidem in oinnibus<text:line-break/>exacerbant; his vera etiani valde;'..ex .talibus quoque'<text:line-break/>citcd aurem abfcasuus exfurguntr -</text:span><text:span text:style-name="T7"><text:tab/>ne:-., ,</text:span></text:p>
      <text:p text:style-name="P57"><text:span text:style-name="T7">-e,.iv ai,- • • .<text:tab/><text:tab/></text:span><text:span text:style-name="T25">r</text:span><text:span text:style-name="T7">&lt; u;-<text:tab/>,</text:span></text:p>
      <text:p text:style-name="P4"><text:span text:style-name="T7">Ut pro purgationibus "vacuationes diceretur praesta-<text:line-break/>bati Nempe quum excerni contigerit quae corrupto sunt,,<text:line-break/>purgatio est corporis; quum vero excernantur quae vi<text:line-break/>morbi fiunt, </text:span><text:span text:style-name="T17">evacuatio.</text:span><text:span text:style-name="T7"> Cuivis autemquod de his dica-<text:line-break/>tur, patet ex verbo-desinentes, quod expurgantes corpus;<text:line-break/>vacuationes principium quidem a sinceris, interdum ha-<text:line-break/>hent, sed desinunt iu benignas mitesque dejectiones. His<text:line-break/>vero et valde tales exacerbantes esse vacuationes, ad </text:span><text:span text:style-name="T17">ea,<text:line-break/></text:span><text:span text:style-name="T7">quae prius dicta sunt relationem habet. Antea autem di-;<text:line-break/>ctum est: </text:span><text:span text:style-name="T17">urinae retentio , quibus rigores et convulsiones.</text:span></text:p>
      <text:p text:style-name="P90">Praenotio autem in ea re.est, qnod parotis suscitari possit;<text:line-break/>atque ob id scribitur-, quodlaegro cuidam ex iis*, quae in<text:line-break/>dicta fyndrome relata funt, parotida habere - contigerit;<text:line-break/>non tamen perpetuo, fed -magna ex parte 'parotidas prae-<text:line-break/>dictam sequi syndromen est rationi, consentaneum* didici-<text:line-break/>mus siquidem talium abscessuum notas.</text:p>
      <text:h text:style-name="P85" text:outline-level="2">CXI<text:span text:style-name="T40">II</text:span>.</text:h>
      <text:p text:style-name="P8"><text:span text:style-name="T7">Turbulentae, </text:span><text:span text:style-name="T17">suracifstmae</text:span><text:span text:style-name="T7"> e </text:span><text:span text:style-name="T17">samno excitationes, convulst-<text:line-break/></text:span><text:span text:style-name="T7">, vae tum </text:span><text:span text:style-name="T17">alias</text:span><text:span text:style-name="T7"> tum cum </text:span><text:span text:style-name="T17">sudore.</text:span></text:p>
      <text:p text:style-name="P4"><text:span text:style-name="T7">Jam antea concursiones hujusmodi explanavimus, ni-<text:line-break/>hil. fane neque quod necesse sit neque magna ex parte<text:line-break/>habentes; atque ob id praesentem seutectiam quidam iis,<text:line-break/>quae inseruntur, nectunt, caeteri autem distrahunt. ”</text:span></text:p>
      <text:h text:style-name="P88" text:outline-level="2">CXIV.</text:h>
      <text:p text:style-name="P3"><text:span text:style-name="T7">Tum ceroniis tum </text:span><text:span text:style-name="T17">dorsi perfrictiones apparentesd'fed, et<text:line-break/>sper totum,corpusp tn his et spumosue mictiortes cuin<text:line-break/>animae r deliquio atque, oculorum</text:span><text:span text:style-name="T7"> /hebetudo- convulsis-<text:line-break/>nem </text:span><text:span text:style-name="T17">prope effa indicant.</text:span></text:p>
      <text:p text:style-name="P4"><text:span text:style-name="T7">In multis quidem exemplaribus dictio ita scripta est,<text:line-break/></text:span><text:span text:style-name="T17">perfrictiones apparentes,</text:span><text:span text:style-name="T7"> lu aliis vero melius hoc pacto:<text:line-break/></text:span><text:span text:style-name="T17">apparentes per totum corpus,</text:span><text:span text:style-name="T7"> tanquam fieri non possit ut<text:line-break/>totum simul .refrigeratum sit corpus atque oh- id bene<text:line-break/>adjectum fit, </text:span><text:span text:style-name="T17">apparentes.</text:span><text:span text:style-name="T7"> Quod deinceps dicitur,, non<text:line-break/>parvam habet in scriptura controversiam; quidam enim<text:line-break/>scribunt </text:span><text:span text:style-name="T2">ἀφρώδεες , </text:span><text:span text:style-name="T17">id,e&amp; spnmosua</text:span><text:span text:style-name="T7"> mictiones; alii autem<text:line-break/></text:span><text:span text:style-name="T2">πυώδεες,, </text:span><text:span text:style-name="T7">id est </text:span><text:span text:style-name="T17">purulentae.</text:span><text:span text:style-name="T7"> Sed ad totum rei sensum-ver-<text:line-break/>bum spumosae est' magis rationi consonum; nam puru-<text:line-break/>lentae mictiones,, suproprie utique intellexerimus et non<text:line-break/>ut libri hujus auctor impropriis nominum metaphoris uti<text:line-break/>consuevit, pus urinis permixtum esse indicunt; puris an-</text:span></text:p>
      <text:p text:style-name="P2"><text:span text:style-name="T7">tem generatio tantum abest nt convulsionem significare<text:line-break/>possit,. ut etiam in aliquo, qui .convulsionis incurrit su-<text:line-break/>spicionem; signum: bonum’ sit, morbum concoqui osten-<text:line-break/>dens,;spumosae 'vero estve.ob colliquatibnem- sive ob per-<text:line-break/>turbationem quandam flatuosumque fpiritum exoriantur,<text:line-break/>suspectae utroque modo„ad convulsionem existunt; </text:span><text:span text:style-name="T2">ηοη<text:line-break/></text:span><text:span text:style-name="T7">tamen purulentae his .similiter. Si vero improprie puru-<text:line-break/>le.ntas dixit .urinarirmr,tum crudarum tum crassarum ex-<text:line-break/>cretiones, neque itafufpectae funt, neque.ad convulsio-<text:line-break/>nis generationem proficiunt. Animi autem deliquium </text:span><text:span text:style-name="T17">et<text:line-break/></text:span><text:span text:style-name="T7">oculi hebetudo imbecillae animalis facultatis signa exi-<text:line-break/>stunt. Convulsionem igitur/non ea symptomata dictis<text:line-break/>adjecta.; sed sola illa -possunt indicaret .illa dico cervinis<text:line-break/>dorsique perfrictiones, una cum toto corpore </text:span><text:span text:style-name="T17">; urinam</text:span><text:span text:style-name="T7"> item<text:line-break/>fpumofam aut crudam aut incoctam. - Oculi autem hebe-,<text:line-break/>tudo per accidens convulsionis exspectationi fidem faciet,<text:line-break/>quod principium nervorum affectum significet. Nosse au-<text:line-break/>tem oportet et concursionem hanc eorum quae possunt</text:span></text:p>
      <text:p text:style-name="P2"><text:span text:style-name="T7">inferre convulsionem; non tamen perpetuo vel ut pluri-<text:line-break/>mum, sed ambigue magis) si </text:span><text:span text:style-name="T2">ἀφρώδη, </text:span><text:span text:style-name="T7">id est spumosae scri-<text:line-break/>pferimus; neque 'si scribatur </text:span><text:span text:style-name="T2">πυώδη, </text:span><text:span text:style-name="T7">id est </text:span><text:span text:style-name="T17">purulentae, ex-<text:line-break/>pers,</text:span><text:span text:style-name="T7"> nt dictum est, exspectationis erit; medium utrius-<text:line-break/>que obtinente, si </text:span><text:span text:style-name="T2">ύπνώδεις </text:span><text:span text:style-name="T17">somniculosae,</text:span><text:span text:style-name="T7"> scriptum siti; fed<text:line-break/>illis adhuc magis, si crudae et incoctae videantur. Quibus<text:line-break/>autem haec cessaverint, his prope esse tum convulsionem<text:line-break/>tum mortem indicant oculorum hebetudo et apsychia.<text:line-break/>Intelligit autem procul dubio animi defectionem. Dio-<text:line-break/>scorides pro </text:span><text:span text:style-name="T2">ἀψϋχίη </text:span><text:span text:style-name="T7">scribit </text:span><text:span text:style-name="T2">ἀποψυχῇ. </text:span><text:span text:style-name="T7">i</text:span></text:p>
      <text:h text:style-name="P85" text:outline-level="2">CXV.</text:h>
      <text:p text:style-name="P58"><text:span text:style-name="T17">Cubiti et cervicis dolores convulstvt; a sucte autem sui<text:line-break/>atque iw faucibus fonitus crebri cum' salivatione; ' his<text:line-break/>in somnis sudores boni; an et-sudore quam plurimos<text:line-break/>levari non medum?<text:tab/>' 'A</text:span></text:p>
      <text:p text:style-name="P5"><text:span text:style-name="T7">Orationem a facie autem hi inlellexerunt omnes ,'ut<text:line-break/>aequam habeat conditionem, cum hac. a capite, nempe et<text:line-break/>fupra in ali a dictione- dixit tum alias tum a capite orti-.<text:line-break/>Quare autem convulsiva haec dicat symptomata, non est<text:line-break/>incertum iis, qui ante dictorum meminerunt.. Quidam vero<text:line-break/>primam dictionis partem per se tum scribunt tum legunt,<text:line-break/>ut sermo talis' sit: cubiti </text:span><text:span text:style-name="T17">cervicisque Aolores convulstvif. a<text:line-break/>sucie aurem hit</text:span><text:span text:style-name="T7"> non amplius indigentibus .nobis ad con-<text:line-break/>.vulsionis praenotionem conscquente orationer ’ Hi autem<text:line-break/>conjunctionem atque tollentes, principium- consequenter<text:line-break/>scriptorum hoc fecerunt, in faucibus sonitus frequentes.<text:line-break/>Quidam pro </text:span><text:span text:style-name="T2">ἡχόι., </text:span><text:span text:style-name="T7">id est </text:span><text:span text:style-name="T17">sonitus ',</text:span><text:span text:style-name="T7"> . scribunt </text:span><text:span text:style-name="T2">δχλβι, </text:span><text:span text:style-name="T7">id est<text:line-break/>tumultus, ita in faucibus tumultus multi, ut Dioscorides.<text:line-break/>Capito autein ita scripsit: atque in </text:span><text:span text:style-name="T17">suaAbus </text:span><text:span text:style-name="T4">ΰχροΐ,</text:span><text:span text:style-name="T2"> </text:span><text:span text:style-name="T7">id est<text:line-break/></text:span><text:span text:style-name="T17">pallores frequentes;</text:span><text:span text:style-name="T7"> prompte siquidem, ut persaepe est<text:line-break/>dictum, recentiores in obscuris libris veteres scripturas<text:line-break/>pro arbitratu mutabunt.: At haec quidem quoquo modo</text:span></text:p>
      <text:p text:style-name="P2"><text:span text:style-name="T7">habeant/symptomata mala sunt; videnturque adpraesen-<text:line-break/>tis dictionis veritatem quippiam conferre. Sed justa est<text:line-break/>quaestio, quam ob- causam adjecit, fudores per somnos in<text:line-break/>his boni, nihil enim est peculiare hoc pacto laborantibus,<text:line-break/>ut a sudoribus per fomnos duntaxat juventur, • Nempe<text:line-break/>commune est commodis sudoribus tum in dictis assiectio-<text:line-break/>nibus tumlu cunctis aliis distinctiones habere alias, ut, si<text:line-break/>ex morbi coctione’ fuerint, si per universum corpus; si<text:line-break/>diebus judicatoriis, si febres et symptomata sedaverint.<text:line-break/>Sudores autem qui in somnis fiunt, vigilantibus fieri fn-<text:line-break/>pervacaueum. Quidam vero sermoni opem ferre cnpien-<text:line-break/>tes, fudores in iis qui convelluntur, oh morbi robur fieri<text:line-break/>ajunt. Si igitur corpore tum exsoluto tum relaxato; quod<text:line-break/>in somnis fit, id oriatur, sudare hos secundum naturam<text:line-break/>est existimandum. Quod deinceps dicitur, majorem, adhuc<text:line-break/>habet dubitationem, scribente ipsu: </text:span><text:span text:style-name="T17">anet sudore quam<text:line-break/>plurimos, levari non malum ?</text:span><text:span text:style-name="T7"> nullam siquidem ambiguitatem</text:span></text:p>
      <text:p text:style-name="P90">habet, quum manifeste sit bonum; sin minus, at prorsus<text:line-break/>certe non malum.</text:p>
      <text:h text:style-name="P85" text:outline-level="2">CXVI.</text:h>
      <text:p text:style-name="P8"><text:span text:style-name="T7">Dolores si ad </text:span><text:span text:style-name="T17">inseras dilabuntur partes,</text:span><text:span text:style-name="T7"> his </text:span><text:span text:style-name="T17">tolerata faciles.</text:span></text:p>
      <text:p text:style-name="P4"><text:span text:style-name="T7">Quod quasnam inferas dicat non adjecit, propterea<text:line-break/>geminam expositores fecerunt scripturam; alii siquidem<text:line-break/></text:span><text:span text:style-name="T2">εν'φοροι, </text:span><text:span text:style-name="T7">id est </text:span><text:span text:style-name="T17">faciles tolenitu,</text:span><text:span text:style-name="T7"> scripferunt;. alii autem<text:line-break/></text:span><text:span text:style-name="T2">δύσφοροι, </text:span><text:span text:style-name="T7">id est </text:span><text:span text:style-name="T17">difficiles toleratu.</text:span><text:span text:style-name="T7"> Nam si ad partes<text:line-break/>quae circa thoracem et os ventriculi sunt, pervenerint<text:line-break/>dolores, majorem 'inducent tolerandi difficultatem quam<text:line-break/>quum lu cervice cubitoque essent; si ad criira, inorbofam<text:line-break/>totam affectionem insigniter juvabunt.</text:span></text:p>
      <text:h text:style-name="Heading_20_2" text:outline-level="2">CXVII.</text:h>
      <text:p text:style-name="P3"><text:span text:style-name="T17">In ' febribus desudantes, caput dalentat , tntercepta alvo,<text:line-break/>convulstvi saint. '</text:span></text:p>
      <text:p text:style-name="P103">Ex brevissima interdum exspectatione convellendos<text:line-break/>scribit; nempe forsan semel quendam ita- habentem con-<text:line-break/>vulsum vidit non saepius. Liber autem fere totus ad de-<text:line-break/>lirii convulsionisque praedictionem expenditur. Si quis<text:line-break/>igitur auctori crediderit et in febre capite dolentes cum<text:line-break/>fudatiunculis et alvi retentione convulsione correptum iri<text:line-break/>enunciare ausus, fuerit, saepius admodum, aberrans, semel<text:line-break/>petitum assequetur. .<text:tab/></text:p>
      <text:h text:style-name="P85" text:outline-level="2">CXVIII.</text:h>
      <text:p text:style-name="P3"><text:span text:style-name="T17">Arenulentae liquidae dejectiones persuigerationesque pra-<text:line-break/>vae; rigores ex his tum vesicam tum ventrem prehen-<text:line-break/>dentes, dolorem inserunt. An et insuis comatosum aU-<text:line-break/>quid convulsionis</text:span><text:span text:style-name="T7"> habet ss </text:span><text:span text:style-name="T17">non suerim admiratus.</text:span></text:p>
      <text:p text:style-name="P4"><text:span text:style-name="T2">Ψάθυρὰ </text:span><text:span text:style-name="T7">per </text:span><text:span text:style-name="T2">δ </text:span><text:span text:style-name="T7">Attici scribunt, per </text:span><text:span text:style-name="T2">Θ </text:span><text:span text:style-name="T7">vero caeteri<text:line-break/>omnes, vocantque </text:span><text:span text:style-name="T2">ψαθνρὰς </text:span><text:span text:style-name="T7">carnes, quae duris.fibrosisque<text:line-break/>et aegre dissolubilibus atque mandi contumacibus contra-</text:span></text:p>
      <text:p text:style-name="P2"><text:span text:style-name="T7">rio habent modo; tales autem maxime funt quae a multis<text:line-break/></text:span><text:span text:style-name="T2">σα^ναὶ </text:span><text:span text:style-name="T7">appellantur, diem unum vel duos a jugulato ani-<text:line-break/>mali repositae; </text:span><text:span text:style-name="T2">ἑώλας </text:span><text:span text:style-name="T7">autem eas Graeci vocare consueve-<text:line-break/>runt, quasi hiduanas vel triduanas dixeris; et </text:span><text:span text:style-name="T2">εωλἰζειν </text:span><text:span text:style-name="T7">ita<text:line-break/>ante putrefacere; hinc edulium summe recens </text:span><text:span text:style-name="T2">ἐπὶ βραχὸ<text:line-break/>προσεωλισμὲνον, </text:span><text:span text:style-name="T7">id est parum ad putrefactum mortisicatum-<text:line-break/>que dicitur. Constat autem ex eo, quod postea ita dictum<text:line-break/>est; lenibus exquisite mutatum. Ego igitur ostendi, quae-<text:line-break/>nam dicant homines </text:span><text:span text:style-name="T17">ipcdhjpa,</text:span><text:span text:style-name="T7"> in eduliis et non in excre-<text:line-break/>mentis orationem habentes. Sed libri hujus auctorem<text:line-break/>aequum erat nobis dicere quaenam excrementa </text:span><text:span text:style-name="T2">ύπθψά-<text:line-break/>θυρα, </text:span><text:span text:style-name="T7">id est fubarenofa vocet; nempe quod mediocriter<text:line-break/></text:span><text:span text:style-name="T2">ψαθυρά, </text:span><text:span text:style-name="T7">id est arenisia, constat.- Prorsus' siquidem ad eum<text:line-break/>spectabat nobis ostendere, quaenam dicat </text:span><text:span text:style-name="T2">ύπθψάθυρα.<text:line-break/></text:span><text:span text:style-name="T7">Quum autem prophetae ipsi a fefe dissideam invicem, ma-<text:line-break/>jor adhuc nobis qui prophetae non fumus, existit dubita-<text:line-break/>tio. Nempe est qui liquida nunc simpliciter diri ait;<text:line-break/>alius cum aquositate liquida, crassitiemque et substantiam<text:line-break/>nullam habentia; alii ea tanquam pinguitudine vacua;</text:span></text:p>
      <text:p text:style-name="P2"><text:span text:style-name="T7">alii veluti non, glutinosa'; alii, nescio quod ipsis visum<text:line-break/>sit, ajunt ea quae huruidis aliis,, olei instar non miscen-<text:line-break/>tur; alii in liquida dejectione biliosus er incoctos globos;<text:line-break/>alii autem quae facile dissolvuntur, ut- si arenam aqua<text:line-break/>consperseris, deinde digitis componens constrinxeris et<text:line-break/>mox ubi folveris, dissolutam dixeris, videnturque hi cae-<text:line-break/>teris probabiliores esse. Eadem vero potestate dicunt,<text:line-break/>qui non glutinosa esse ajunt,'quae quis composita et uria<text:line-break/>voce dixerit </text:span><text:span text:style-name="T2">ἄγλισχρά, </text:span><text:span text:style-name="T7">id est non </text:span><text:span text:style-name="T17">glutinosum</text:span><text:span text:style-name="T7"> si enim ab<text:line-break/>arenulentis eduliis est dejectiones transferre similitudinem<text:line-break/>liceat, probabilius fuerit dicere </text:span><text:span text:style-name="T2">ψαθνρὰ </text:span><text:span text:style-name="T7">alvi excrementa<text:line-break/>esse quae de facili dissolvuntur nullarnque habent aegre<text:line-break/>dissolubilem unionem. Talia vero.excrementa stunt et a<text:line-break/>cibis qui arenulentam et solutu facilem habent substan-<text:line-break/>tiam. Vidi ego, quum in agro essem, hortulani pueros<text:line-break/>frumenti quidem indigos, pyris vero abundantes, talia<text:line-break/>dejicere. Qui milium panicumque edunt vel hordeaceos<text:line-break/>panes., similia his excernunt. Si vero triticeos panes quis</text:span></text:p>
      <text:p text:style-name="P2"><text:span text:style-name="T7">edens talia dejecerit, quod tenuis et dissolvens humiditas<text:line-break/>excrementis permixta sit, quae mutuam prohibeat unitio-<text:line-break/>nem, estfufpicandum. Dioscorides, ut multa alia in ob-<text:line-break/>fcuris libris prompte commutavit, ita et verbum </text:span><text:span text:style-name="T2">ίποψά-<text:line-break/>θυρα </text:span><text:span text:style-name="T7">permutavit, fecitque </text:span><text:span text:style-name="T2">ύποψέφαρα, </text:span><text:span text:style-name="T7">appellar-ique is ita<text:line-break/>ait subnigrantia; nempe et tenebras </text:span><text:span text:style-name="T2">ψέφας </text:span><text:span text:style-name="T7">dictas esse apud<text:line-break/>Pindarum. Post vero </text:span><text:span text:style-name="T2">ψαθνρῶν </text:span><text:span text:style-name="T7">vaticinium veI conjecta-<text:line-break/>tionem vel terneritatem, nempe quod' quis in talibus, tan-<text:line-break/>quam certe noverit, enunciet, temerarium existet, ad<text:line-break/>consequentes pergamus dictiones; ex quibus prima est,<text:line-break/>perfrictionesque non sine ardore, qnod rursus ipsum certo<text:line-break/>nosse, quid sibi velit, temerarii est hominis. Conjicientes<text:line-break/>vero et in hac re, ut in aliis libri hujus multis fecimus,<text:line-break/>perfrictiones non sine ardore dici asseremus, quum quis<text:line-break/>superficie quidem perfrixerit, in imo autem corpore sen-<text:line-break/>tiat igneam : caliditatem. Has igitur pravas esse ait; quis<text:line-break/>enim cute quidem perfrigescentem, intus vero ardorem</text:span></text:p>
      <text:p text:style-name="P2"><text:span text:style-name="T7">sentierttem prave habere non novit, etiam non quaeren-<text:line-break/>tibus nobis an subarenida dejecerit. Nempe scriptis in<text:line-break/>prognostico contenti ad dignotionem tum, bonarum tum<text:line-break/>malarum dejectionum non fallemur. Deinceps autem lu<text:line-break/>praefenti dictione scripturn/est itus, </text:span><text:span text:style-name="T17">rigores ex his tum ve-<text:line-break/>sicam tum ventrem </text:span><text:span text:style-name="T22">prehendera.es </text:span><text:span text:style-name="T17">dolorosa</text:span><text:span text:style-name="T7"> Quaerere igi-<text:line-break/>tur rursus bos hoc loco vult scriptor quidnam significet<text:line-break/>verbum </text:span><text:span text:style-name="T2">ἐπιλαμβάνοντα, </text:span><text:span text:style-name="T7">id est prehendentes. Nempe antea<text:line-break/>ipsas </text:span><text:span text:style-name="T2">ἐπισχέσεις, </text:span><text:span text:style-name="T7">id est retentiones,, vocavit </text:span><text:span text:style-name="T2">ἀπολήψεις, </text:span><text:span text:style-name="T7">id<text:line-break/>est </text:span><text:span text:style-name="T17">interceptionesf</text:span><text:span text:style-name="T7"> nunc autem qui </text:span><text:span text:style-name="T2">ἐπιλαμβάνοντα </text:span><text:span text:style-name="T7">scripsit,<text:line-break/>aliis quidem in re ejusmodi noruen ferre videtur de inter-<text:line-break/>ceptionibus, retentionibusque quas </text:span><text:span text:style-name="T2">ἀπολήψεις </text:span><text:span text:style-name="T7">vocant; aliis<text:line-break/>vero quod veluti admodum extendantur; indicere. Quod<text:line-break/>vero dicitur </text:span><text:span text:style-name="T2">ὸδυνώδεα, </text:span><text:span text:style-name="T7">id est dolorosi,, sufficit ostendere<text:line-break/>aegrotationem quandam. significari per vocem </text:span><text:span text:style-name="T2">ἐπιλαμβά-<text:line-break/>νοντα. </text:span><text:span text:style-name="T7">In caeteris quidem operibus plurima eorum, quae<text:line-break/>dubitationem afferunt;ex illatis dignoscuntur; in hoc vero<text:line-break/>libro major perpetuo priore infertur quaestio. , Quomodo</text:span></text:p>
      <text:p text:style-name="P59"><text:span text:style-name="T7">et nunc, quum inquit, </text:span><text:span text:style-name="T17">an</text:span><text:span text:style-name="T7"> et in his cornatosum, nempe<text:line-break/>vel tale est, quod ait in his memoratis vel tum omnibus<text:line-break/>tum postremis; nam et id patet, cornatosum pathema ha-<text:line-break/>bere quippiam simul existens et convulsivi; veluti lu qno<text:line-break/>quidem ipsum etiam simul extitit- quod praedicta coma-<text:line-break/>tosum fequatur. Sed neutrum horum neque est necessa-<text:line-break/>rium neque-ut. plurimum evenit, et quidem auctor ipsie-<text:line-break/>eonseutit; adjecit enim conjunctionem dubitandi </text:span><text:span text:style-name="T17">an;</text:span><text:span text:style-name="T7"> delude<text:line-break/>ipss acclamavit, quum dixit, non admiratus fuerimp nempe<text:line-break/>ita i in compluribus et fide dignis, exemplaribus est scri-<text:line-break/>ptum, veluti et-in aliis quibusdam nullo pacto scriptum<text:line-break/>reperitur.</text:span></text:p>
      <text:h text:style-name="P85" text:outline-level="2">CXIX.</text:h>
      <text:p text:style-name="P8"><text:span text:style-name="T17">Quae in acutis morbis vomitorie trahuntur, vitiosa; atque<text:line-break/></text:span><text:span text:style-name="T7">'• albae </text:span><text:span text:style-name="T17">dejectiones, diststciles, lentore carentia ex his pro-<text:line-break/>deuntia Tnulto cum aestu in mentis eunt aberrationem.;<text:line-break/>an ex bis comatosi torpidique postea stunt} morbus ex</text:span></text:p>
      <text:p text:style-name="P120">talibus diutius Wanntan et circa judicationem areseend<text:line-break/>tesuifstculterspirent?<text:tab/>-</text:p>
      <text:p text:style-name="P4"><text:span text:style-name="T7">Quae lu acutis, inquit ; morbis vomitione trahnntur,<text:line-break/>vitiosa sunt; tale autem quippiam et antea est scriptum;<text:line-break/>nosque in similibus similia dicere cogimur.. Adjiciam vero<text:line-break/>nunc et illud, quod ante 'dictum non fuit, quum nauseam<text:line-break/>fieri dicebam, 'quando ad expurganda quae contristant<text:line-break/>venter cietur. Quidani et ob phlegmonen», ipsius nausea-<text:line-break/>bundain fieri affectionem dixerunt; quod in supra dicto<text:line-break/>universali sermone, continetur. • Nam si phlegmone sua<text:line-break/>propria ratione nauseam pariat, nunquam venter phleg-<text:line-break/>mone obsideri citra nauseam reperietur. Incidit autem<text:line-break/>huic symptoma ejusmodi,' quum phlegmone obsidetur,<text:line-break/>quandoque duobus modis; altero quidem, quum, tenues<text:line-break/>quidam icbores ex inflammatis partibus ad interiorem ipsius<text:line-break/>capacitatem decumbentes, collectique in eo loco os ipsius<text:line-break/>contristaverint; altero autem, quum permixtio affectionum</text:span></text:p>
      <text:p text:style-name="P90">fuerit. Duabus siquidem inter fe complicatis affectionibus<text:line-break/>per fe in utraque fieri solet. Permixta igitur ea, quae<text:line-break/>nauseam parit, affectione cum phlegmone, propter, alte-<text:line-break/>ram earum nauseantes aegri fiunt, non propter phlegmo-<text:line-break/>nem. Contingit autem nonnunquam, ut ex moderatis<text:line-break/>nauseis vomitus statim incidat; nonnunquam sane et con-<text:line-break/>turbatio quidem plurima et frequens fiat, vomatur .vero<text:line-break/>vel nihil vel prorsus paucum; quod conjicere licet his<text:line-break/>verbis vomitorie trahuntur, ipsum velle significare, quae<text:line-break/>in praesentis dictionis capite sniit posita. Pravum autem<text:line-break/>est non ut signum tantum, verum etiam ut causa symptoma<text:line-break/>hujusmodi. Nempe quatenus succi malitiam excerni con-<text:line-break/>tumacem, contineri in ventris ore ostendit, eatenussig-<text:line-break/>num pravum est; quod vero continuis lacerationibus vel-<text:line-break/>licationibusque, ventrem cruciet, ob id rursum tanquam<text:line-break/>eausa ipsius erit, phlegmones quidem nondum existentis<text:line-break/>tanquam modo futurae; ejus vero quae jam adest, tan-<text:line-break/>quam incrementum suscepturae. Praeterea, inquit, albi-</text:p>
      <text:p text:style-name="P2"><text:span text:style-name="T7">cantes dejectiones difficiles, quod quidam ali ante dicto<text:line-break/>separant; caeteri copulanti Caeler,um. quod de praedictis<text:line-break/>antea diximus, idem </text:span><text:span text:style-name="T21">et.de </text:span><text:span text:style-name="T7">his nunc dicimus; albae et-<text:line-break/>enim dejectiones fiunt non defluente ex hepate in ven-<text:line-break/>trem hile; quod, sane et per se et cum 'ante dicto con-<text:line-break/>flere potest"; quia vero auctor dissimilia multa inter fe<text:line-break/>commisceat, legentes oh id ea et copulare et separare' ab<text:line-break/>invicem possunt; Sed quod mox post albicantes dejectio-<text:line-break/>nes scriptum est, lentore carentia ex his percurrentia<text:line-break/>mullo cum aestu,, in mentis eunt aberrationem, inter ea,<text:line-break/>quae semel, forsan vel bis visa sunt auctori est, nullam,<text:line-break/>quae necessaria sit, habentia consequentiae_ causam, sed,<text:line-break/>ut saepius jam dictum est, quae fieri possint, interdum<text:line-break/>quidem : quod infesti transmittantur, humores, interdum<text:line-break/>vero quod dividantur, atque aliquando quod </text:span><text:span text:style-name="T17">increfcente<text:line-break/></text:span><text:span text:style-name="T7">affectione plures occupent • locos. Adde quod neque co—<text:line-break/>matofos eos fieri inter necessaria sit, fed inter contingen-<text:line-break/></text:span><text:span text:style-name="T17">tia;</text:span><text:span text:style-name="T7"> quod et ipse consessus est; quum inquit, an ex tu-</text:span></text:p>
      <text:p text:style-name="P2"><text:span text:style-name="T7">libus comatosi? nisus est siquidem et id supra perpetuo<text:line-break/>adscribere, ubi enunciarer quippiam, nuo, «aimlatsi Caeteca,<text:line-break/>quae deinceps ad. finem usque dictionis diecnmr.similgmi<text:line-break/>habent absurditatem, utulorsan-jam ab earum, quae huic<text:line-break/>libro supersunt, dictionum .explanatione temperandum sit.<text:line-break/>Nempe qni, exacte, didicerunttum quae.in lihris Hippo-<text:line-break/>cratis scripta;-sunt tum .Tquae lu . ipsiorum; explicationibus<text:line-break/>sunt amedicta', hi cognoscere possunt., quaenam sane ex<text:line-break/>signis scripsit, quae, vim, praesagiendi aequaliter perpetuo<text:line-break/>habentem obtineant, quaenam magna ex parte et quae<text:line-break/>ambigue-; vel i raro j: atque amplius quaerlu.-spsis pro ma-<text:line-break/>joris iminorisye-ratioijer sunt, differentiaet,; ut/ nihil opet<text:line-break/>mea ad. praefentia indigeant. Caeleris vero, qui priusquam<text:line-break/>illa didicerint fefe ad haec conferunt;</text:span><text:span text:style-name="T25">;</text:span><text:span text:style-name="T7"> prolixissimae lu,<text:line-break/>horiim singulis orationis, est necessitas -,-r ut, n.o.n 'tribus, scd<text:line-break/>triginta opus sit libris.. Ego vero comprobatas, fide digno-<text:line-break/>rum exemplarium scripturas lu praesenti percurri dictione.<text:line-break/>Sunt </text:span><text:span text:style-name="T17">vexo,</text:span><text:span text:style-name="T7"> et aliae multae scripturae, aliae aliter pro</text:span></text:p>
      <text:p text:style-name="P90">cujusque arbitratupcsed ad infinitam , ut dixi, prolixita--<text:line-break/>tem luridereOogar/ si'omnes memoravero.</text:p>
      <text:h text:style-name="Heading_20_2" text:outline-level="2">CXX.</text:h>
      <text:p text:style-name="P123"><text:span text:style-name="T17">Quae ex lumbisad callum caputque redundant, tesulvnnt—<text:line-break/>frejwe pardplectico mado, convulstva et mentis vacillatio-<text:line-break/>yrnem-siartantia t dnrei talia aonvulstosoe selsuui^ur? Ex<text:line-break/>cistis- Vnrta iuignatani et per ea prosecti.</text:span></text:p>
      <text:p text:style-name="P4"><text:span text:style-name="T7">In hac quoque fententia est incertum, quonam pactu<text:line-break/>legere nos voluerit, qui librum hunc scripsit ; -atrox dr-(<text:line-break/>dine nniversu connectentes symptomata delude : ub: his:,<text:line-break/>dicentes, an et; talia:convulsione sulvantur? an ad </text:span><text:span text:style-name="T17">suade’<text:line-break/></text:span><text:span text:style-name="T7">usque orationem, refolvuntqne parapleetieo modo, seriei<text:line-break/>continuata legere mox silentes, rursum postea dicere, lenii-i<text:line-break/>vulsiva et • vacillationem' mentis parientia;nempet quidam<text:line-break/>hoc, modo-; alii illo legerunt.; deinceps etenim inquit, a</text:span><text:span text:style-name="T33">n</text:span></text:p>
      <text:p text:style-name="P2"><text:span text:style-name="T7">etdtalia convulsione solvantur? Convulsiva eerte convuli.<text:line-break/>sione solvi inter absurda est; praedicta vero solei con-<text:line-break/>vulsione probabilius quis intellexerit; funt autem quae<text:line-break/>praedicta, suntuhaec; quae ex lumbis ad collum caputque<text:line-break/>redundant, resclvuntque parapleetieo modo , postea factu<text:line-break/>suisse convulsiva et talia reddita paraplegiam solvisse. Haec<text:line-break/>siquidem Tensum quendam habere videntur, propterea quod<text:line-break/>paraplegia affectio unius partis corporis talis sit , qualis<text:line-break/>est paraplexia</text:span><text:span text:style-name="T25">:</text:span><text:span text:style-name="T7"> totius, ljuicque adversissimum sit sccundiim<text:line-break/>motionem patherna convulsio. Nempe quum partes affe-<text:line-break/>ctas motu privet paraplegia, convulsio 'ad 'motionem agi<text:line-break/>naturali vehementiorem, ita ut violenter hae concutian-<text:line-break/>tur; quod fi obstructio vel humidorum aut crassorum aut<text:line-break/>glutinosorum impactio in nervis fuerit, ob id paraplegiam<text:line-break/>juvare videbitur. ’ • Quod vero lu calce orationis dictum est,<text:line-break/>ex talibus varie aegrotant per ea profecti,‘lu quopiam id<text:line-break/>factum conspexisse mihi videtur. Nempe et- semel ego</text:span></text:p>
      <text:p text:style-name="P90">quendam, qui ita affectus erat, permutationemque varie<text:line-break/>fele mutuo excipientium symptomatum habebat, vidii Fie-<text:line-break/>bant autem et illi haec, praegressis lumborum icollique et<text:line-break/>capitis doloribus, post quos manus tota aegre tum sen-<text:line-break/>tiebat tum movebatur, sicuti et in dictione lictum est,<text:line-break/>paraplectico modo, quum non esset exacta paraplegia;<text:line-break/>mox superveniens convulsio sensiliorem eam atque ad mo-<text:line-break/>tiones expeditiorem fecit; placata autem convulsione sen-<text:line-break/>sim purium deterior reddebatur; . deinde . rursus tum lum-<text:line-break/>borum tum colli tum capitis dolore correptus universam<text:line-break/>fubitamque habebat paraplegiae in manu adauctionem; at-<text:line-break/>que rursus postea non parum convellebatur.</text:p>
      <text:h text:style-name="P85" text:outline-level="2">CXXI.</text:h>
      <text:p text:style-name="P25"><text:span text:style-name="T17">Convulsiones inhystericis fine febre faciles sunt, ut etiam<text:line-break/>Dorcadi contigit.</text:span><text:span text:style-name="T7"> . .<text:tab/>ali.r.</text:span></text:p>
      <text:p text:style-name="P2"><text:span text:style-name="T7">-u</text:span><text:span text:style-name="T2">; </text:span><text:span text:style-name="T7">Et in'hoc.Joco qucd a nobis cognoscitur sententiae,<text:line-break/>adaptabimus, nihil ab ea discentes. .Nomen,siquidem </text:span><text:span text:style-name="T2">εύ-<text:line-break/>Ζερὲς, </text:span><text:span text:style-name="T7">quod facile dixi, ambiguum, quantum in se est,<text:line-break/>existit; potest enim quisintelligere ex eo rationabilem<text:line-break/>earum-, • quae in hystericis affectionibus' fiunt., convulsio-<text:line-break/>num generationem; potest quoque .et,dici.securitas ipsa-<text:line-break/>rumrefc a periculo recessus. • Nihil- itaque dictio .nos do-<text:line-break/>cet, sicuti neque alius, qui ambiguus, sit firmo; Qui .au-<text:line-break/>tem iu rebus quae dicuntur veritatem scire praevertunt,<text:line-break/>uni; ambiguitatis parti ? conveniunt; : interdum autem et<text:line-break/>duabusjr quo. pacto et nunc hi legunt. Nempe mulieribus<text:line-break/>hystericis appellatis, quae strangulationibus uteri capiuntur,<text:line-break/>fiuntoet continue totius corporis contractiones couvulsivae.<text:line-break/>nec. simile caeteris ecnvulsicnibus periculum habenti. Sed<text:line-break/>quoniam et in magnis', uteri inflammationibus convulsiones<text:line-break/>interdum assidenti, ab iis - nunc dictas separavit, adjiciens<text:line-break/>siictionn </text:span><text:span text:style-name="T2">ἀπύρως, </text:span><text:span text:style-name="T7">quod est.siue febre. Nempe quod mag-<text:line-break/>nas uteri inflammationes febres consequantur, neminem</text:span></text:p>
      <text:p text:style-name="P60"><text:span text:style-name="T7">latet; et non.' saepius fiunt ex </text:span><text:span text:style-name="T17">‘uteri</text:span><text:span text:style-name="T7"> inflammatione ebn-<text:line-break/>vulsiones^ si fiunt, periculofae sunt.</text:span></text:p>
      <text:h text:style-name="P85" text:outline-level="2">CXX<text:span text:style-name="T41">II</text:span>.</text:h>
      <text:p text:style-name="P61"><text:span text:style-name="T17">Vastca intercaptd' tum alias tum cum capitis dolore con-<text:line-break/>vulstvum quid habet, quae in his cum stupore exsalvun-r<text:line-break/>tur , difficilia-existunt, non tamen perniciosa t num et<text:line-break/>id mentem emovet, quod ejusmodi est?<text:tab/>. .</text:span></text:p>
      <text:p text:style-name="P4"><text:span text:style-name="T7">Interceptionem' tum urinarum tum dejectionum pro<text:line-break/>retentione appellare consuevit, .Convulsivum autemquip-/<text:line-break/>piam habere ait; quod idem cum hoc est, posse aliquando!<text:line-break/>convulsionem provocare et praesertim quum dolor capiti<text:line-break/>adveqerit.; fuisse siquidem nervorum principium </text:span><text:span text:style-name="T17">in</text:span><text:span text:style-name="T7"> socie-.<text:line-break/>tate affectus vesicae ostendit, i Quod vero postea fcriptum<text:line-break/>est , quae ex his cum stupore &gt; exsolvuntur, bifariam est<text:line-break/>expositmn. Nempe quidam de urinis, dictum inquiunt,<text:line-break/>tanquam ex retentione ciun stupore excretae sint; volunt</text:span></text:p>
      <text:p text:style-name="P2"><text:span text:style-name="T7">siquidem quae exsolvuntur, dictum esse pro quae excer-<text:line-break/>nuntur; . ,alii?verbum exsolvuntur de corpuris partibus;<text:line-break/>dictum esse intellexerunt; alii de universo corpore, quasi<text:line-break/>sensione quidem torpens ipsum, voluntaria vero motione'<text:line-break/>exsolutum fuisse dixerimus. Volunt'igitur haec quiclem:<text:line-break/>difficilia pro periculosa.,, non tamen perniciosa. An vero»<text:line-break/>lu sententiae fine dubitanter enunciet’; lu dementiam pni-<text:line-break/>lere, quod tale est : neci ne suepiusr ruentem ipsius didici-<text:line-break/>mus., in quibus addubitat.</text:span></text:p>
      <text:h text:style-name="Heading_20_2" text:outline-level="2">CXX<text:span text:style-name="T41">III.</text:span></text:h>
      <text:p text:style-name="P3"><text:span text:style-name="T17">An et ofstum, quae in' temporibus stta sunt:, difcifstones,<text:line-break/>convulsionem arcejsunt? vel temulentum sauciari vel<text:line-break/>sanguinem valenter erumpere,’ in principiis , st id sur<text:line-break/>ciunt, convulsiva?</text:span></text:p>
      <text:p text:style-name="P92">Quod in fine orationis • dictum, est convulsiva i, in<text:line-break/>exemplaribus quibusdam adjectum non est; neque si non</text:p>
      <text:p text:style-name="P2"><text:span text:style-name="T7">adjectum sit, quantum ad intelligentiam rei spectat, quip-<text:line-break/>piam. refert, quia sub .eo intelligatur, quod 'principio'di-’<text:line-break/>ctum est, convulsionem arcessant? Dilucide igitur'hoc in<text:line-break/>loco id ipfum,. quod in unoquoque aegrotante apparuit,<text:line-break/>demonstravit; quum jestum. esse . sibi.• scripturam . interpre-<text:line-break/>tari visum fuerit, interdum quidem tanquam universale<text:line-break/>enuncians, interdum vero addubitans; sicuti et nunc.in<text:line-break/>aliquo, cui os capitis positum in teuiporilurs discissum fuit,<text:line-break/>qui temulentus sauciatus est, confestimque erupit vehemen-<text:line-break/>terulanguis et tandem est convulsus. Quum ergo tria ipsi<text:line-break/>evenerint; unum quidem ossis temporalis discissio, alterum<text:line-break/>quod temulento’id factum sit, tertium vero sanguinis<text:line-break/>eruptio; inquirit a quonam horum sit orta convulsior Cui<text:line-break/>respondebo facile., . nam de ossis temporalis discissione, ait<text:line-break/>Hippocrates: </text:span><text:span text:style-name="T17">quod plagae temporibus instictae graves sunt<text:line-break/>et foporem inducentes f</text:span><text:span text:style-name="T7"> quod item in convulsionibus di-<text:line-break/>stentionibusque temporum musculi, primi patiuntur? De<text:line-break/>ebrietate vero aphorismum illum dixit : si ebrius </text:span><text:span text:style-name="T17">quispiam</text:span></text:p>
      <text:p text:style-name="P124"><text:span text:style-name="T17">regente obmutuerit, convulsus moritur.</text:span><text:span text:style-name="T7"> . De sanguinis au-<text:line-break/>tem eruptione: </text:span><text:span text:style-name="T17">quod convulsio a repletione stat vel vacuat<text:line-break/>tione, non autem totius corporis ,csed nervorum .ipsarum;<text:line-break/>quo 'stt ut ei -sanguinis eruptione haud quaquam convel-<text:line-break/>lantur , nisi refrigeratur vel propter praesentium incuriam '<text:line-break/>val guod sedard velint studionem sanguinis per refrigeran-<text:line-break/>tia remedia.</text:span></text:p>
      <text:h text:style-name="Heading_20_2" text:outline-level="2">CXXIV.</text:h>
      <text:p text:style-name="P62"><text:span text:style-name="T17">In sudore sputa destuentia febrienti aegro levia insueta*<text:line-break/>~ an ad dies aliquot ventres Jiumaatentiir ? arbitror t an<text:line-break/>his abscejsus ad articulum saturus?<text:tab/>' -</text:span></text:p>
      <text:p text:style-name="P4"><text:span text:style-name="T7">Quidam scntentiae antecedentis finem principium hujus<text:line-break/>efficiunt hifariam; alii quidem cum articulo, </text:span><text:span text:style-name="T2">τὰ σπασμώ-<text:line-break/>δεα; </text:span><text:span text:style-name="T7">id est </text:span><text:span text:style-name="T17">convulsiva</text:span><text:span text:style-name="T7"> in'sudore sputa praeterfluentia; ve-<text:line-break/>Tum quod ad intelligentiam ipsaiu attinet,, nihil interest</text:span></text:p>
      <text:p text:style-name="P2"><text:span text:style-name="T7">sive adjectus sive ademptus fuerit articulus; qui vero<text:line-break/>deinceps dictis, convulsiva praeordinant, magnam faciunt<text:line-break/>sensus'permutationem y atqne adhuc magis scriptura ,alia,<text:line-break/>q.uam&gt; recentiorea, quidam, moliti suut,- pro </text:span><text:span text:style-name="T2">,ἐν ἱδρῶττ, </text:span><text:span text:style-name="T7">id<text:line-break/></text:span><text:span text:style-name="T17">est' in sudore,</text:span><text:span text:style-name="T7"> nomen compositum </text:span><text:span text:style-name="T2">ἀνιδρωτ'ὶ, </text:span><text:span text:style-name="T7">id est non in.<text:line-break/>sudore et absquesudore, facientes., sii.igitur non saepius,<text:line-break/>lu sententiis mliltis. eas, quae nihil conferant ad praedi--<text:line-break/>ctionem, pro conferentibus adscripsisset, confestim culpas-<text:line-break/>sem eos, qui dictioni convulsiva praescribunt- praeordi-<text:line-break/>nantque. Quum vero etipsc adjecerit quod nihil con-<text:line-break/>ferret, ignosco iis qui conscripserunt convulsiva; quam-<text:line-break/>qsiam ad praesentia nihil quod effatu dignum sic,, conse-<text:line-break/>rat; siquidem in febribus cum sudoribus non criticis de-<text:line-break/>fluentia sputa, ob copiam immoderatam vel facultatis im-<text:line-break/>becillitatem oriuntur; atque ob id sunt </text:span><text:span text:style-name="T2">ἀήθη,, </text:span><text:span text:style-name="T7">id est levia,<text:line-break/>quasi </text:span><text:span text:style-name="T2">ευτροπα, </text:span><text:span text:style-name="T7">id est non-contumacia et. versu facilia,.di-<text:line-break/>xerit. Absurdior- autem, suerit intelligentia ,, si </text:span><text:span text:style-name="T2">ἀνιδρωτὶ,<text:line-break/></text:span><text:span text:style-name="T7">id est non cum sudore scripserimus su quamquam qui scri-</text:span></text:p>
      <text:p text:style-name="P125"><text:span text:style-name="T7">pturam antiquam permutaverunt, tanquam sapientius qnip-<text:line-break/>piam invenissent, ita scripferunt, pro </text:span><text:span text:style-name="T2">ἐν ἱδρῶτι, ἀνιδρωτὶ<text:line-break/></text:span><text:span text:style-name="T7">facientes; orationem autem hanc, an ad dies aliquot ven-<text:line-break/>tres lmmectentur? lu aegro factum id videlicet conspica-<text:line-break/>tus ita scripsit, an. multis evenire id possit, inquirens.<text:line-break/>Nihil autem certi,, quantum ex dictis est, quod ipsi.fespon-<text:line-break/>dearnus habemus; nempe quo pacto .tali .in aegroto eae-<text:line-break/>tera habeant, limitare oportet, de quibus dixit nihili Mo-'<text:line-break/>dus idem est ,de futuris in articulos abscessibus; constat:<text:line-break/>enim; quibusnam ex signis talia definire oporteat, debqui-1<text:line-break/>bus in praelentia. nlbil , dictum, est.</text:span></text:p>
      <text:h text:style-name="Heading_20_2" text:outline-level="2">CXXV.</text:h>
      <text:p text:style-name="P63"><text:span text:style-name="T7">Quae </text:span><text:span text:style-name="T17">modice ferociter mentem' concutiunt',</text:span><text:span text:style-name="T7"> &gt; melancholica<text:line-break/></text:span><text:span text:style-name="T17">'.sunt; st.vero .a mulieribus retantia, suerint, surinat rnul—<text:line-break/>toties autem haec accidunt i an at hae canaulstuaest an<text:line-break/>cum caro quoque vocis interceptiones convulstvae? quo-<text:line-break/>modo coriarii filiae obvenit, eoaptt autem malum prae-<text:line-break/>fentibus menstruis.</text:span><text:span text:style-name="T7"> •<text:tab/>. o su:<text:tab/></text:span><text:span text:style-name="T17">r</text:span><text:span text:style-name="T7"> lu utc- -</text:span></text:p>
      <text:p text:style-name="P5"><text:span text:style-name="T7">Quamnam appellet melancholicam desipientiam dixi<text:line-break/>anteapnam .is-dictionis ejusdem;’ quam ‘nunc 'retulit; 'suri-;<text:line-break/>psit principium.' PraeseUs </text:span><text:span text:style-name="T17">vero</text:span><text:span text:style-name="T7"> termo ,/• uti auctor' fatetur;"<text:line-break/>est quod coriarii‘ filiam ex menstruorum retentione ferine?<text:line-break/>delirasse conspexerit; demonstravit autem per, vocem hanc,<text:line-break/>melancholica intensionem; prompti siquidem sunt ad in-?<text:line-break/>ferenda, propinquis mala, qui ex melancholia deliranvj.uibb<text:line-break/>autem ingentia mala faciunt, ferinas desipientias appellati<text:line-break/>Sed quod ex purgationis menstruorum retentione’ talis<text:line-break/>oriatur desipientia, neque, prorsus verum neque magna<text:line-break/>exparte. Nam' si melancholicus fuerit fanguis" atque risi<text:line-break/>cerebrum iverit;..desipientiam hujusmodi parit; si vero bi-<text:line-break/>liusus , ,non talem, fed consuetam familiaremque, si&gt; copia<text:line-break/>pituitosa fuerit., catapboram lethargunrque magis efficiet;<text:line-break/>si.veec.,mixtum ex his, mixtam etiam affectionem ex ca-<text:line-break/>taphora et vigilia vel desipientia conficiet. Ut autem lio-</text:span></text:p>
      <text:p text:style-name="P90">rum nihil universale ipsis inest; sic neque consequentium<text:line-break/>aliud quae coriarii filiae evenisse 'scripsit.</text:p>
      <text:h text:style-name="Heading_20_2" text:outline-level="2">C<text:span text:style-name="T42">XX</text:span>VI.</text:h>
      <text:p text:style-name="P3"><text:span text:style-name="T17">Quibus convulsis oculi fixe relucent,</text:span><text:span text:style-name="T7"> non </text:span><text:span text:style-name="T17">apud se kt funt<text:line-break/>diutiusque aegrotant.</text:span></text:p>
      <text:p text:style-name="P4"><text:span text:style-name="T7">Quidam pro </text:span><text:span text:style-name="T2">παρ’ ἑωυτοῖσι </text:span><text:span text:style-name="T7">scribunt </text:span><text:span text:style-name="T2">παρὰ σφίσιν </text:span><text:span text:style-name="T4">αν-<text:line-break/></text:span><text:span text:style-name="T2">τοῖς; </text:span><text:span text:style-name="T7">sed quod utraque oratio et </text:span><text:span text:style-name="T2">παρὰ σφίσιν ‘αίτοῖς εἴνάι<text:line-break/></text:span><text:span text:style-name="T7">et </text:span><text:span text:style-name="T2">παῤ ἑαντοῖσιν εἴναι, </text:span><text:span text:style-name="T7">de his dicatur qui sapiunt , ’ cuivis<text:line-break/>patet. </text:span><text:span text:style-name="T2">Ούκ εἴναι παῤ ἑαντοῖσιν </text:span><text:span text:style-name="T7">autem est non intelligere,<text:line-break/>sed mente circumagi, distrahique judicium. Sed quod<text:line-break/>nota habeatur ex oculis fixe relucentibus, ’ ut ex' ‘ aliis<text:line-break/>quibusdam ignorant, fatis vero fuerit in eam rem, quod<text:line-break/>ab eo dictum est: </text:span><text:span text:style-name="T17">oculi ferocitas desipientiam indicat;<text:line-break/></text:span><text:span text:style-name="T7">quomodo et idiotis ipsis dilucet, qui non prorsus stupidi<text:line-break/>existunt; nempe quod id sumper subaudire oporteat, con-<text:line-break/>stat omnibus. Vocamus siquidem in .ejusmodi omnia testes</text:span></text:p>
      <text:p text:style-name="P105">idiotas, qui rudes tum existunt tum vecantur; sed maxime<text:line-break/>quidem, si fieri possit, natura prudentes; si non, at non<text:line-break/>mente desides ignavofque.<text:tab/>In praesenti vero sermone su-</text:p>
      <text:p text:style-name="P8"><text:span text:style-name="T7">pra modum relucere oculi ponuntur, quod per se ipsum<text:line-break/>.signum irascentium erat; sed forsan id cculo </text:span><text:span text:style-name="T2">ἀτενεῖ, </text:span><text:span text:style-name="T7">id est<text:line-break/>sixo contentoque quod est </text:span><text:span text:style-name="T2">θρασεῖ, </text:span><text:span text:style-name="T7">id est </text:span><text:span text:style-name="T17">feroci</text:span><text:span text:style-name="T7"> concur-<text:line-break/>rens , vehementiorem indicabit fore desipientiam. Super-<text:line-break/>vacue autem ad praedicendum; quod deliraturi. tales sint,<text:line-break/>convulsorum meminit; nam et sine his procreari potest<text:line-break/>desipientia et praesentibus his non procreari. Aegrota-<text:line-break/>turos autem diutius,, adhuc etiam temere magis dictum<text:line-break/>est;, nempe in quibus convulsu fixe ferociterqne relucent<text:line-break/>oeuli, hos acute aegrotaturos non diuturnius, rationi est<text:line-break/>consentaneum., , •</text:span></text:p>
      <text:h text:style-name="P85" text:outline-level="2">CXXVII.</text:h>
      <text:p text:style-name="P109">Sanguinis eruptiones 'ea ' contrario malaci , at in ..liene<text:line-break/>magno, st dextra ex nare studii; 'atque res inhypochon-<text:line-break/>driis ita se habeo; verum cum sudore id deterius existit.</text:p>
      <text:p text:style-name="P5"><text:span text:style-name="T7">Si quippiam aliud efaepins contingere ipse .vidi, ita<text:line-break/>et hoc. Videtur autem Hippocrates ex multa experientia,’<text:line-break/>quam ex particularibus sibi fecit, universalia collegisse*<text:line-break/>Nempe et lu epiderniorum libris aegrotos scripsit multos,'<text:line-break/>alios quidem, quibus-sanguis salubriter erupit; alios vero'<text:line-break/>quibus insalubriter. Causam horum alibi en unci antes con-i<text:line-break/>sideravimus. Nunc id nosse satis fuerit, quod qni asse-’<text:line-break/>runt quomodo ex hepate cava vena sursum per thoracem'<text:line-break/>fertur, ita et ex liene aliam ortam partibus distribui sini-<text:line-break/>stris non vera dicant; • quum una sula vena' sit, quae exi<text:line-break/>partibus septo transverso inferioribusadscenditi Quaeritur<text:line-break/>autem non sine ratione ab expositoribus; quam obicausam<text:line-break/>verbo lien adjecerit' magnus; ajuntque 'qui maxime</text:span><text:span text:style-name="T23">1</text:span><text:span text:style-name="T7"> pro-<text:line-break/>habilia dicere visi -sunt, in parvo liene non admodum<text:line-break/>manifestam esse in </text:span><text:span text:style-name="T23">:</text:span><text:span text:style-name="T7">utraque vel praesidii vel offensae </text:span><text:span text:style-name="T17">‘ in-<text:line-break/>clinationem. '</text:span><text:span text:style-name="T7"> Ego vero sermoni adjectum esse existimave-<text:line-break/>rim verbum magnus ; quasi vel tumefactus vel in molem<text:line-break/>assurgens vel phlegmone obsessus adfcripserit. Nam si ,</text:span></text:p>
      <text:p text:style-name="P2"><text:span text:style-name="T7">Iien simpliciter scripsisset, rursus 'alia oriretur quaestio,<text:line-break/>quonam vitio lienem, affici dicat. Si igitur hoc non in-<text:line-break/>quiramus, fed nobis constet inomni. tumore, praeter </text:span><text:span text:style-name="T17">na-<text:line-break/>turam</text:span><text:span text:style-name="T7"> lienem fatigante, lu latus diversum sanguinis eru-<text:line-break/>ptionern nocuam esse,; distinctionis gratia verbum: magnus<text:line-break/>adscripsit. Exemplum autem hoc ipsum videlicet de liene<text:line-break/>omnium commune est, quibus ad latus diversum sanguis<text:line-break/>erumpit; atque ob id sermoni additur adverbium, ut per-<text:line-break/>inde. atque si. itu dixisset; ut si quum jecur, magnum sue-<text:line-break/>rit, ex.sinistra nare erumpit sanguis; caeterum ita a liene<text:line-break/>tanquam .exemplo ad jecur transire in promptu esse ar-<text:line-break/>bitratus, jecoris non meminit. Quod autem a viscere ad,<text:line-break/>viscus.,migratio fieri possit, adjecit hypochondrium, in-<text:line-break/>quicns; atque res in hypochondriis ita .habet, ne tantum'<text:line-break/>ex visceribus directas sanguinis eruptiones bonas esse exi-<text:line-break/>stimemus vel malas, quae in latus diversum fiant, fed<text:line-break/>etiam ex hypochondriis ipsis. Quum autem vitiosa sit,<text:line-break/>quae in latus diversum fiat sanguinis eruptio, deterius</text:span></text:p>
      <text:p text:style-name="P106">adhuc fuerit signum, si cum fudatiuncula contingat; suda-<text:line-break/>tiunculam autem jam saepius quidem in hoc scripsit li-<text:line-break/>bro, sed nusquam ita lucide ut cognoscamus numquid<text:line-break/>sudores circa thoracem caputque apparentes ita appellet,<text:line-break/>an eos qui toto emanant corpore, ubi tum pauci tum<text:line-break/>nihil conferentes sint. Pravum autem utrumque horum<text:line-break/>est, deterius autem quod in superis fit partibus. Nempe<text:line-break/>quum omnis fudatiuncula demonstret vel copiam in su-<text:line-break/>dantibus partibus vel facultatis retentricis imbecillitatem;<text:line-break/>utrumcunque eorum' in locis tum thoracis tum capitis<text:line-break/>fuerit, deterius est signum quam si in alia quapiam<text:line-break/>parte fuerit.</text:p>
      <text:h text:style-name="Heading_20_2" text:outline-level="2">CXXVII<text:span text:style-name="T41">I.</text:span></text:h>
      <text:p text:style-name="P109">Ex naribus effluente fanguine tenuibus'cum sudoribus per-<text:line-break/>frigescentia maligna pravaque.</text:p>
      <text:p text:style-name="P92">Rursus hoc loco interpretatione est usus non adjecto<text:line-break/>orationi ex naribus perpetuo erumpenti fanguine, quod</text:p>
      <text:p text:style-name="P90">nos de necessitate subaudire oportet,-propterea quod nihil<text:line-break/>aliud intelligere valeamus. Fiet autem sermo integer, si<text:line-break/>ita interpretari liceat; si ex naribus sanguis erumpat,<text:line-break/>quum sudores veI fuerint vel supervenerint, perfrictionem<text:line-break/>quidem ferunt,, quae indicat rnalnm esse morbum. At<text:line-break/>quum perfrictio tum in extremis fiat tum per totum cor-<text:line-break/>pus gravior certe difficiliorque quae per totum corpus esu</text:p>
      <text:h text:style-name="P85" text:outline-level="2">CXXIX.</text:h>
      <text:p text:style-name="P3"><text:span text:style-name="T7">A </text:span><text:span text:style-name="T17">sanguinis emptione nigrorum per alvum transitus ma-<text:line-break/>lum i prava autem et praerubra, num vero ed quarto<text:line-break/>die haec sunguinis eruptio stat ? comatosi ex</text:span><text:span text:style-name="T7"> his </text:span><text:span text:style-name="T17">con-<text:line-break/>vulsione moriuntur ; an nigris praegrejsis et</text:span><text:span text:style-name="T7"> tumefacto<text:line-break/>ventre?</text:span></text:p>
      <text:p text:style-name="P92">Rursum et hoc loco, ut in aliis multis, sermonem<text:line-break/>manifestum utilemque ab Hippocrate nictum confudit.<text:line-break/>Est autem ipsius primum quidem universale hujusmodi:</text:p>
      <text:p text:style-name="P2"><text:span text:style-name="T17">judicatoriorum non judicantium alia quidem letalia, alia<text:line-break/>vero judicatu difficilia.</text:span><text:span text:style-name="T7"> Quum autem judicatoria multa'<text:line-break/>sint, in horum singulis suus est sermo, particularis qui-<text:line-break/>dem ad eum, qui dictus est, relatus, universalis vero ad<text:line-break/>subjectus subordinatosque qualis est talis; sanguinis eru-<text:line-break/>ptio non judicans vel letalis vel judicatu difficilis. Ita<text:line-break/>sudor vel copia tum urinarum tum dejectionum tum vo-<text:line-break/>inituum vel quae per haemorrhoidas vel uterum excernun-<text:line-break/>tur et parotides et caeteri abscessus. Omnia siquidem<text:line-break/>haec si non judicant, interdum quidem letalia, interdum<text:line-break/>vero' et judicationis difficilis, hoc est morbos judicationis<text:line-break/>expertes faciunt. Communissima autem ex his efficitur<text:line-break/>oratio universalissima generalissimaque, vocet enim unus-<text:line-break/>quisque pro fuo arbitratu, judicatoriorum non judicantium<text:line-break/>alia quidem letalia, alia judicatu difficilia. Praestat au-<text:line-break/>tern hoc loco quando sint letalia et quando judicatu dif-<text:line-break/>ficilia definivisse; id quod ab Hippocrate ipfo est demon-<text:line-break/>stratum, Quae namque ex judicatoriis nihil juvant sunt<text:line-break/>judicatu difficilia, quae vero etiam in contrarium repunt</text:span></text:p>
      <text:p text:style-name="P2"><text:span text:style-name="T7">sunt letalia. Jam quae ad contrarium inclinant aliis ex<text:line-break/>signis certitudinem capiunt; quomodo et malignas scripsit<text:line-break/>hoc in loco dejectiones; acciderit quoque aliter cuipiam<text:line-break/>altera talis affectio maligna, ut vomitus vel pravae uri-<text:line-break/>nae; veluti et perfrictio, quae cum difficultate excalefieri<text:line-break/>possit aut totius corporis aut extremarum tantum partium.<text:line-break/>Sic etiam profunda sitis aestusque et caligo et jactatio et<text:line-break/>vigilia atque pravorum aliorum quippiam. Didicisti vero<text:line-break/>haec eadem omnia ex commentariis de judicationibus, at-<text:line-break/>que ex prognostico, quaedam item ex epidemiis. Scripsit<text:line-break/>certo et hoc loco sermonem universalem, particularium ,<text:line-break/>speciem unam commemorans. Nempe qui modo artem<text:line-break/>discit, putat sola haec maligna este; de quibus audivit; t<text:line-break/>si vero' acri est ingenio, potest et alia quaedam talia esse,<text:line-break/>suspicari tempusque exspectare aliud, in quo et ipsa per-<text:line-break/>discat. Quod si </text:span><text:span text:style-name="T17">non</text:span><text:span text:style-name="T7"> ita didicerit, sed ea quae particula-<text:line-break/>ria existunt, rursus exspectabit luscius quantum• doctri-<text:line-break/>nae adhuc ipsi desit; qui vero universale didicerit, parti-</text:span></text:p>
      <text:p text:style-name="P104">culari a omnia cognoscit. At qui prorrheticum hoc scri-<text:line-break/>psit, in particulari versatur; atque ob id interdum qui-<text:line-break/>dem ex diversi generis symptomatis concursionem acervat;<text:line-break/>interdum vero ex uno aegro aut duobus universaliter pro-<text:line-break/>nunciat; atque aliquando addubitat ambigitque quomodo<text:line-break/>et nunc inquiens; an et quarto die talis eruptio fit?<text:line-break/>Nempe quod quempiam viderit, cui quarto die sanguis<text:line-break/>erupit, omisso nomine sermonem fecit, quamquam dies<text:line-break/>ipsi universalem in prognostico habeant doctrinam. Rur-<text:line-break/>sus autem particularia enuncians prorrhetici auctor, non<text:line-break/>tanquam particularem, sed tanquam universalem fecit ser-<text:line-break/>monem, scribens ita, comatosi ex his convulsione finiun-<text:line-break/>tur, non necessario fieri inquiens, sed • interdum contin-<text:line-break/>gere, veluti et aliud quippiam inutile, quod habet gene-<text:line-break/>rationem, fed id quidem simpliciter enunciavit. De ni-<text:line-break/>gris autem prodeuntibus et ventre tumefacto respondemus<text:line-break/>ipsi et hic posse quidem et ea fieri, sed neque perpetuo<text:line-break/>neque ut plurimum. <text:tab/></text:p>
      <text:h text:style-name="P86" text:outline-level="2">CXXX.</text:h>
      <text:p text:style-name="P109">Sanguinem prosundentiti cum fudatiunculis vulnera, ma-<text:line-break/>ligne i loquentes ita aspecti occulte pereunt.</text:p>
      <text:p text:style-name="P4"><text:span text:style-name="T7">Quidam </text:span><text:span text:style-name="T2">τρώματα </text:span><text:span text:style-name="T7">vulnera per </text:span><text:span text:style-name="T2">τ </text:span><text:span text:style-name="T7">et p et </text:span><text:span text:style-name="T2">ω </text:span><text:span text:style-name="T7">primam<text:line-break/>syllabam scripserunt, alii autem </text:span><text:span text:style-name="T2">τρομώδεα </text:span><text:span text:style-name="T7">per </text:span><text:span text:style-name="T4">τ, ρ</text:span><text:span text:style-name="T2"> </text:span><text:span text:style-name="T7">et o;<text:line-break/>et usitatissimae quidem scripturae hae sunt tum exposito-<text:line-break/>ribus tum scriptoribus, sed concursionibus rarae existunt;<text:line-break/>veluti et quae primam scriptam habet per </text:span><text:span text:style-name="T4">τ,</text:span><text:span text:style-name="T2"> </text:span><text:span text:style-name="T7">p, </text:span><text:span text:style-name="T2">α </text:span><text:span text:style-name="T7">et </text:span><text:span text:style-name="T2">υ.<text:line-break/></text:span><text:span text:style-name="T7">Exordiendum igitur est et nobis a consueta usitataque,<text:line-break/>quam per T, p et </text:span><text:span text:style-name="T2">ω </text:span><text:span text:style-name="T7">scriptam reperimus et quae idem<text:line-break/>significat cum ea, quae per </text:span><text:span text:style-name="T2">τ, </text:span><text:span text:style-name="T7">p, a et </text:span><text:span text:style-name="T2">υ </text:span><text:span text:style-name="T7">scribitur. Nempe<text:line-break/></text:span><text:span text:style-name="T2">τρώματα </text:span><text:span text:style-name="T7">laesiones eas appellat etiam Hippocrates; quae<text:line-break/>ab externis inferuntur causis. Eecisse igitur in praesentia<text:line-break/>sermonem non solum in vulneribus vel exanthematis vel<text:line-break/>abscessibus vel divisionibus, verum quoque et in sanguinis<text:line-break/>eruptionibus par est; quin in vulneribus consonant magis,<text:line-break/>quum fola haec sanguinem profundant. Quidam scripto-</text:span></text:p>
      <text:p text:style-name="P2"><text:span text:style-name="T7">rem hunc etiamnurn de sanguinis e nuribus eruptionibus<text:line-break/>nunc agere dicunt, non in febribus solum, verum quoque<text:line-break/>et .in .nuper dictis affectionibus interficere. Sive igitur<text:line-break/>de omnibus, his sermo fit, sive et vulneribus duntaxat,<text:line-break/>sanguinis cum sudatiuncula eruptiones malignae sunt; nec<text:line-break/>dissimili modo, si et' </text:span><text:span text:style-name="T2">τρομώδεἀ, </text:span><text:span text:style-name="T7">id est </text:span><text:span text:style-name="T17">tremores,</text:span><text:span text:style-name="T7"> scriptum<text:line-break/>fuerit. Illud autem, loquentes. autem eos occulte perire,<text:line-break/>tale quippiam indicare ajunt, quod tales.nihil mali habere<text:line-break/>videantur, sed tanquam extra periculum constituti et prae-.<text:line-break/>fentibus loquentes repente pereant. Quod si adverbium<text:line-break/></text:span><text:span text:style-name="T2">λαθραίως, </text:span><text:span text:style-name="T7">id est </text:span><text:span text:style-name="T17">ocailte,.</text:span><text:span text:style-name="T7">hoc velit ipsi significare, natura-.<text:line-break/>Iem interpretationem alienis metaphoris permutare sum-<text:line-break/>mopere studere videntur; putant namque virtutem esse<text:line-break/>orationis femper a communi loquendi consuetudine rece-<text:line-break/>dere , perinde ac si nihil referret, si quis veI ad deterius<text:line-break/>recedat.</text:span></text:p>
      <text:h text:style-name="P86" text:outline-level="2">CXXXI.</text:h>
      <text:p text:style-name="P109">Post modicam sanguinis eruptionem et uigrorum dejectio-<text:line-break/>nem in acutis, surditas malum; sanguinis dejectio in his<text:line-break/>perniciosa. Surditatem vero salvit.</text:p>
      <text:p text:style-name="P107">Continetur in hac syndrome verum quippiam et uni-<text:line-break/>versale. Nempe in acutis morbis, nigris ex dejectionibus,<text:line-break/>si sanguinem dejecerint, perniciosum vere existit; id quod<text:line-break/>et nos scimus et caeteri, qui in artis operibus consenue-<text:line-break/>runt. Atqui symptoma esse videtur secundum eam ra-<text:line-break/>tionem, qua in superpurgationibus ultimum excernitur<text:line-break/>quod sanguineum est; sed particularium' est, lu quibus<text:line-break/>Pcriptcr nominavit. .<text:tab/><text:tab/></text:p>
      <text:h text:style-name="P85" text:outline-level="2">CXXXII.</text:h>
      <text:p text:style-name="P109">Lumbis dolentibus cardialgiae accedentes, stgna eruptionis<text:line-break/>sanguinis puto notamque progrejsum.</text:p>
      <text:p text:style-name="P5"><text:span text:style-name="T7">Non recte explanaverunt sententiam hanc plerique<text:line-break/>qui in hunc librum commentarios scripserunt fimulqne et<text:line-break/>pugnantia dixerunt. Videtur autem mihi quidam eam in<text:line-break/>discentium utilitatem exposuisse; sed hoc modo non me-<text:line-break/>minit febrium vel acuti morbi, ut consuevit. Ut ergo<text:line-break/>sermo ejus in non febrientibus sit verisimile est, ex nulla<text:line-break/>manifesta causa consequentes dies lumbis dolentibus atque<text:line-break/>ore ventris; in bis igitur vacuationem per haemorrhoides<text:line-break/>exspectare oportet Posses autem non solum id fore prae-<text:line-break/>dicere,' sed et propter haemorriroidum retentionem ea<text:line-break/>fuisse conjicere; magisque si ejus, qui haec patitur, tem-<text:line-break/>periem videas melancholicam, ut, tibi ex dictis praedictio<text:line-break/>non solum futuri, verum et praeteriti et tertio praesen-<text:line-break/>tis fit.. Nempe quum ab aliis distinctus fuerit lumborum<text:line-break/>dolor et.cardialgia, praeteriti quidem erit praenotio, quod<text:line-break/>et antea fuisse illi, per haemorrhoides vacuationem nove-<text:line-break/>ris; futuri qnod et nunc erit} praesentis autem affectio-</text:span></text:p>
      <text:p text:style-name="P90">nis perspicua funt symptomata, nempe copia- in veniis<text:line-break/>acervata tenue quoddarn serum iu ventrem confluens car-<text:line-break/>dialgias parit, in os ipsius adscendens, quod omnium fere<text:line-break/>partium maxime fentiendi facultate praestat. Plurima au-<text:line-break/>tern abundantiae portio ad inferum repens locum, in quem<text:line-break/>et primum deferri confueverat, lumborum dolores efficiet..</text:p>
      <text:h text:style-name="P85" text:outline-level="2">CXXXlll.</text:h>
      <text:p text:style-name="P3"><text:span text:style-name="T17">Qut statis temporibus sanguinem sundunt,</text:span><text:span text:style-name="T7"> siticulosi </text:span><text:span text:style-name="T17">hi,<text:line-break/>difficiles et exsoluti, st non suderint, epileptici moriuntur,</text:span></text:p>
      <text:p text:style-name="P92">Hofesrurfum Ioco fatis erat universaliter dicere pri-<text:line-break/>mum quideiu quibus vacuatio sanguinis consueta retenta<text:line-break/>fuit, nis morbos fore plethoricos, manante ipso ad eas<text:line-break/>corporis paries, quae retentis excretionibus propinquae<text:line-break/>funt vel ad eas, quae imbecilliores existunt; particulatim</text:p>
      <text:p text:style-name="P2"><text:span text:style-name="T7">vero de iis, qui ex haemorrhoide, utpote excrementis ex-<text:line-break/>euntibus melancholicis, alunt vel melancholiam vel phthi-<text:line-break/>sin vel hydernm vel varices 'vel cancrum vel elephantem;<text:line-break/>praeter hos autem unicuique ea parte fure affectionem,<text:line-break/>quae caeteris manifeste imbecillior existit. Non recte au-<text:line-break/>tem duorum symptomatum concursionem adjecit, sitis et<text:line-break/>exsolutionis in sanguinis retentione; nam sitis nullo pacto<text:line-break/>retentionis sanguinis proprium existit; exsolutio autem<text:line-break/>immoderatas excretiones, non retentiones consequitur, et<text:line-break/>recte dictum est in secundo epidemiorum: </text:span><text:span text:style-name="T17">sunguine multa<text:line-break/>stuente lastejscre;</text:span><text:span text:style-name="T7"> ubi et quod ex voce exfolutionis sigui-<text:line-break/>ficatur exposui.</text:span></text:p>
      <text:h text:style-name="P85" text:outline-level="2">CXXXIV.</text:h>
      <text:p text:style-name="P8"><text:span text:style-name="T17">Qui compositi</text:span><text:span text:style-name="T7"> perturbantur, </text:span><text:span text:style-name="T17">pervigilant, e naribus san-<text:line-break/>guinem stillant, sexto die levantur, nocte laborant, po-<text:line-break/>stridie leviter sudant, in somnum feruntur delirantque.</text:span></text:p>
      <text:p text:style-name="P112">abunde sunguinem profundent; an et aquosa urina tale<text:line-break/>quiddam indicat ?</text:p>
      <text:p text:style-name="P92">Dilucide rursus hoc loco ostendit quod in particu-<text:line-break/>laribus apparet concursionibus. Nempe profluvii sanguinis<text:line-break/>peculiaria funt signa clare in commentariis de crisibus<text:line-break/>deinceps scripta; nunc autem in homine, qui' abundefan-<text:line-break/>guinem profudit, omnia quae sanguinis prolusionem prae-<text:line-break/>cedunt scripsit.</text:p>
      <text:h text:style-name="P85" text:outline-level="2">CXXXV.</text:h>
      <text:p text:style-name="P3"><text:span text:style-name="T7">Quibus fanguinis </text:span><text:span text:style-name="T17">eruptiones plures suerint, procedente tem-<text:line-break/>pore alvi male afstciuntnr,</text:span><text:span text:style-name="T7"> nisi urinae </text:span><text:span text:style-name="T17">concoctae fuerint.</text:span></text:p>
      <text:p text:style-name="P4"><text:span text:style-name="T7">Dixit in aphorisinis Hippocrates: </text:span><text:span text:style-name="T17">quibus in febribus<text:line-break/>fanguinis quacunque ex parte copta 'eruperit, quum resi-<text:line-break/>duntur, alvi his stumectantur i</text:span><text:span text:style-name="T7"> hic autem simpliciter in-<text:line-break/>quit: </text:span><text:span text:style-name="T2">πονηρεύονται, </text:span><text:span text:style-name="T7">id est </text:span><text:span text:style-name="T17">male afficiuntur; </text:span><text:span text:style-name="T7">forsan in<text:line-break/>verbo male </text:span><text:span text:style-name="T17">aspiciuntur,</text:span><text:span text:style-name="T7"> complecti volens et, humectantur</text:span></text:p>
      <text:p text:style-name="P90">et quaecunque iu ventre perperam fiunt, aliis qnidem<text:line-break/>morsis, aliis inflatis vel ructu acido correptis vel prorsus -<text:line-break/>non concoquentibus. Omnia autem caloris nativi inopiam<text:line-break/>consequuntur, ob quam et urina aquosa ridetur.</text:p>
      <text:h text:style-name="Heading_20_2" text:outline-level="2">CXXXV<text:span text:style-name="T41">I.</text:span></text:h>
      <text:p text:style-name="P109">In judicatoriis perfrictionibus fanguinis emptiones vehe-<text:line-break/>mentes pefstmae.</text:p>
      <text:p text:style-name="P4"><text:span text:style-name="T7">Conspicuus est sermo nullamque quaestionem habet,<text:line-break/>si vehementes et pessimae scriptum fuerit. Si vero, ut<text:line-break/>nonnulla exemplaria habent, pro </text:span><text:span text:style-name="T2">κάκισται, </text:span><text:span text:style-name="T7">id est </text:span><text:span text:style-name="T17">pefstmae,<text:line-break/></text:span><text:span text:style-name="T7">scriptum fuerit </text:span><text:span text:style-name="T2">κράτιστἀι, </text:span><text:span text:style-name="T7">id est </text:span><text:span text:style-name="T17">optimae,</text:span><text:span text:style-name="T7"> maxima oritur<text:line-break/>quaestio; quod defendentes nonnulli tale quippiam signi-<text:line-break/>ficari ajunt: </text:span><text:span text:style-name="T17">quaecunque sanguinis eruptiones vehementes<text:line-break/>refrigerantur in judicatoriis diebus optimae sunt,</text:span><text:span text:style-name="T7"> tanquam<text:line-break/>refrigeratio sanguinis eruptiones retineat. Hi autem non<text:line-break/>scriptam enarrant sententiam, sed alteram, qua ita dici<text:line-break/>oportebat: quae in judicatoriis </text:span><text:span text:style-name="T17">stunt eruptionum fanguinis</text:span></text:p>
      <text:p text:style-name="P2"><text:span text:style-name="T17">vehementium refrigerationes optimae sunt.</text:span><text:span text:style-name="T7"> Adde quod<text:line-break/>frustra additum sit, </text:span><text:span text:style-name="T17">judicatoriis,</text:span><text:span text:style-name="T7"> nempe quocunque die<text:line-break/>sanguinis eruptionibus vehementibus 'perfrictiones advene-<text:line-break/>rint, sanguinis eruptiones sistunt.</text:span></text:p>
      <text:h text:style-name="P85" text:outline-level="2">CXXXV<text:span text:style-name="T41">II</text:span>.</text:h>
      <text:p text:style-name="P109">Capite gravati, ad sinciput dolentes, insomnes, sanguinem<text:line-break/>profundunt tum alias tum st quid in cervice contendat.</text:p>
      <text:p text:style-name="P92">Sanguinem profundunt quidem et in hujusmodi con-<text:line-break/>cursionihus, fed non multoties.</text:p>
      <text:h text:style-name="P85" text:outline-level="2">CXXXV<text:span text:style-name="T41">II</text:span>I.</text:h>
      <text:p text:style-name="P3"><text:span text:style-name="T17">Vigiliis vexati derepente cum jactatione sanguinem pro-<text:line-break/>fundunt, tum alias tum si quid non ante suxerit; num<text:line-break/>et</text:span><text:span text:style-name="T7"> ubi. </text:span><text:span text:style-name="T17">inhorruerint? .</text:span></text:p>
      <text:p text:style-name="P92">Concursioni quoque huic sermonem adjiciam eundem,<text:line-break/>quod quidam horum sanguinem profundunt in capitis do-<text:line-break/>loribus.</text:p>
      <text:h text:style-name="P86" text:outline-level="2">CXXXIX.</text:h>
      <text:p text:style-name="P64"><text:span text:style-name="T17">Cervicis dolores, valde rubri oculi, sanguinis eruptionem<text:line-break/>significant.<text:tab/><text:tab/></text:span><text:span text:style-name="T7"> -x</text:span></text:p>
      <text:p text:style-name="P65"><text:span text:style-name="T7">Veie haec, quod saepius ad sanguinis eruptiones cou-<text:line-break/>currant, intulit; caetera vero quae ante dicta sunt, raro<text:line-break/>concurrunt. In re ejusmodi magna praestant virtute im-<text:line-break/>pense rubri oculi. <text:tab/></text:span></text:p>
      <text:h text:style-name="P85" text:outline-level="2">CXL.</text:h>
      <text:p text:style-name="P3"><text:span text:style-name="T17">Quibus alvus est supprestsu, sanguinem hi profundunt su-<text:line-break/>perrigentque, an alvus lienterica ac obdura stat vel<text:line-break/>afcarides adsint vel utrumque?</text:span></text:p>
      <text:p text:style-name="P4"><text:span text:style-name="T7">Verbum </text:span><text:span text:style-name="T2">αἱμοῤῥαγέειν, </text:span><text:span text:style-name="T7">id est </text:span><text:span text:style-name="T17">sunguinern profundere,<text:line-break/></text:span><text:span text:style-name="T7">ridetur saepius non semel auctor intelligere sanguinem e<text:line-break/>naribus .fluere; arbitrorque eum adnotasse aliquem, qui<text:line-break/>suppressa alvo sanguinem profuderit, deinde superriguerit<text:line-break/>et postea lienteria correptus sit. Sed quod alvus cum<text:line-break/>lienteria induruerit, controversiam habet manifestam.</text:span></text:p>
      <text:p text:style-name="P2"><text:span text:style-name="T7">Nempe quidam duritiem in ipso ventris corpore intelle-<text:line-break/>xerunt, non in excrementis. Alii nihil id prohibere in-<text:line-break/>quinnt, aliis quidem ita sanguinem profundentium adhuc<text:line-break/>magis quam antea, fuperinduratum esse ventrem; aliis vero<text:line-break/>contractam intestinorum saevitatem, veluti et habere asca-<text:line-break/>ridas. Alii fieri posse inquiunt lienteriam duram, si quae<text:line-break/>permeaverint, non folum qualitate vel quae converti non<text:line-break/>possint vel immutabilia secundum qualitates manserint,<text:line-break/>verum quoque et dura , qualia devorata sunt, citra ullam ,<text:line-break/>madefactionem. Dioscorides praesentem praedictionem in<text:line-break/>duo secans seorsum quidem scripsit: </text:span><text:span text:style-name="T17">quibus venter tendi-<text:line-break/>tur, sunguinem hi profundunt et superrigent; an ad sun- -<text:line-break/>guinis profusionem tale consequatur?</text:span><text:span text:style-name="T7"> deinde principio al-<text:line-break/>tero , inquit, venter intestinorum saevitate correptus vel<text:line-break/>durus vel ascarides vel utrumque. Seribit autem non<text:line-break/></text:span><text:span text:style-name="T2">ἐπίσκληρος, </text:span><text:span text:style-name="T7">sed </text:span><text:span text:style-name="T2">ἐπίσκληρον </text:span><text:span text:style-name="T7">per v et‘juxta illud superne<text:line-break/>imponens X, utrinque punctis includit; vult autem per<text:line-break/>vocem hanc </text:span><text:span text:style-name="T17">sitioulqpov</text:span><text:span text:style-name="T7"> corpus induratum significari.</text:span></text:p>
      <text:h text:style-name="P86" text:outline-level="2">CXLI.</text:h>
      <text:p text:style-name="P3"><text:span text:style-name="T17">Quibus ad caput manusaue ex lumbis stt recursus stupefa-<text:line-break/>cti hi, ventriculi ore dolentes et suniost, sanguinem ab-<text:line-break/>unde profundunt, venterque turbatis his copiose stuit.</text:span></text:p>
      <text:p text:style-name="P4"><text:span text:style-name="T7">Diligenter rursum hoc consideres loco auctorem, qni<text:line-break/>concursiones ita scribit, ut in quibusdam sanguinem pro-<text:line-break/>fundentibus vidit; et si quae a me sunt demonstrata,,me-<text:line-break/>moria tenueris judicare ipse quaenam superflue .scripta<text:line-break/>sint sanguinem.profundentibus facta indicia poteris. .. Cae-<text:line-break/>tera quidem, sententiae similiter quam plurimi scribunt;<text:line-break/>quidam vero </text:span><text:span text:style-name="T2">ηοη ἰχωρώδεες, </text:span><text:span text:style-name="T7">id est </text:span><text:span text:style-name="T17">suniost,</text:span><text:span text:style-name="T7"> sed </text:span><text:span text:style-name="T2">χολώδεες,<text:line-break/></text:span><text:span text:style-name="T7">id est biliosi, sciipferunt. Si vero eorum, quae supra di-<text:line-break/>cta funt, memor, sueris, quonam modo -utrumque. defendi<text:line-break/>possit non ignoras.</text:span></text:p>
      <text:h text:style-name="P85" text:outline-level="2">CXL<text:span text:style-name="T41">II</text:span>.</text:h>
      <text:p text:style-name="P109">Quibus ex copiosa sanguinis eruptione et frequenti nigro-<text:line-break/>rum multorum est dejectio et alvi contentio ac supprese</text:p>
      <text:p text:style-name="P5"><text:span text:style-name="T17">sto, sunguinem hi profundunt alvo dolentes} cum qua-<text:line-break/>dam verq fluxione facile ferunt. An hi sudatiitnculas<text:line-break/>frigidas habeant multas ? Returbata his urina mala<text:line-break/>non est, neque quod residet geniturae simile} frequen-<text:line-break/>tius vero hi mejunt aquosa.</text:span></text:p>
      <text:p text:style-name="P4"><text:span text:style-name="T7">Conspicatus quoque haec omnia, universale inde com-<text:line-break/>prehendisse ostendit, quod singulorum quae dicta sunt,<text:line-break/>vires non cognoverit; quae tibi constant, si es memor<text:line-break/>eorum, quae dicta sunt tum in his commentariis tum in<text:line-break/>iis, quos in prognosticum fecimus, tum in libris de crisi-<text:line-break/>bus; meditationem quoque eorum exercitationemque in<text:line-break/>epidemiis perdidicisti. Lectis autem aut semel aut bis </text:span><text:span text:style-name="T17">ta-<text:line-break/>libus,</text:span><text:span text:style-name="T7"> ut memoriae' tuae confisus a reliquo temperes non<text:line-break/>oportet; vix enim eam tum facilem tum promptam ha-<text:line-break/>bebit, qui etiam assidue in omnibus versetur commentariis.</text:span></text:p>
      <text:h text:style-name="P88" text:outline-level="2">CXLIII.</text:h>
      <text:p text:style-name="P66"><text:span text:style-name="T7">Quisius e </text:span><text:span text:style-name="T17">naribus sin funditate et torpore pauca sanguinis<text:line-break/>est destillatio ' molestum' quid</text:span><text:span text:style-name="T7"> habet, vomitus his confert<text:line-break/></text:span><text:span text:style-name="T17">• alvique perturbatio. -<text:tab/>- -</text:span></text:p>
      <text:p text:style-name="P4"><text:span text:style-name="T7">Nescio quomodo parvum' malum esse intelligat sangui-<text:line-break/>nem e naribus stillicidii instar fluentem ;'nempe orationem<text:line-break/></text:span><text:span text:style-name="T2">εχ« τι δύσκολον, </text:span><text:span text:style-name="T7">id esu difficile quippiam </text:span><text:span text:style-name="T17">habet,</text:span><text:span text:style-name="T7"> in parvis<text:line-break/>dicere homines consueverunt.’ Sed non parvum id malum<text:line-break/>existit et si absque surditate ignaviaque fuerit; cum his<text:line-break/>quae cerebrum- affectum-esse-indicant; letale signirm erit<text:line-break/>fanguinis e naribus stillicidii instat fluor. An veto vo-<text:line-break/>mitus vel ventris perturbatio his conferat, non potest sim-<text:line-break/>pliciter absque distinctione pronunciari. Distinctio autem<text:line-break/>est quibusdam morbi in principio, si vires valentes vel<text:line-break/>fanguinis redundantiam habeant vel pituitae vel aIterutrius<text:line-break/>bilis. Nam si valenter excernant sanguinisque redundan-<text:line-break/>liam habeant, quod sectione venae, noni vomitu - vel ven-</text:span></text:p>
      <text:p text:style-name="P90">tris perturbatione indigeant, neminem latet. Quod vero<text:line-break/>lu vomitibus ventrisque perturbationibus antea est dictum,<text:line-break/>patescit, quum medicum, vomitum ciere- et. ventrem, per-<text:line-break/>turbare velit; non de fis quae a natura fiunt, enunciet.</text:p>
      <text:h text:style-name="P85" text:outline-level="2">CXLIV.</text:h>
      <text:p text:style-name="P3"><text:span text:style-name="T17">Quibus ex rigore febres cum lafsttudine suerint, muliebria<text:line-break/>siis menstrua decurrunt; cervix autem in his dolens<text:line-break/>fanguinis eruptionem portendit i</text:span></text:p>
      <text:p text:style-name="P67"><text:span text:style-name="T25">€;</text:span><text:span text:style-name="T7">..<text:tab/>• &lt; i.<text:tab/>i-i. j.m</text:span></text:p>
      <text:p text:style-name="P4"><text:span text:style-name="T7">Mulieribus quoque recte valentibus, etiam citra rigo-<text:line-break/>rem cum febre .menstrua fit purgatio, cum sensione qua-<text:line-break/>dam lassitudinis. - Quum igitur, et rigores fuerint, majorem<text:line-break/>totius corporis; motionem, patientes; et sanguine in 'eo<text:line-break/>redundante naturam, ad superflui vacuationem excitent;<text:line-break/>magis utique muliebrium, id est </text:span><text:span text:style-name="T17">menstruarum purgationum,<text:line-break/></text:span><text:span text:style-name="T7">vacuationem fore spes est, si et purgationis, quae per, cir-<text:line-break/>cuitum </text:span><text:span text:style-name="T17">repetit,</text:span><text:span text:style-name="T7"> tempus adfuerit. Si .vero cervix ex prae-</text:span></text:p>
      <text:p text:style-name="P90">dictis doluerit, vergentis ad superas partes humoris signum<text:line-break/>constituitur.</text:p>
      <text:h text:style-name="P85" text:outline-level="2">CXLV.</text:h>
      <text:p text:style-name="P109">Et per nares sanguinem prafundere sperandum esu ea,<text:line-break/>quae caput concutiunt et quae aurium sonitum suciunt,<text:line-break/>sanguinem profundunt vel muliebria deducunt tum alias<text:line-break/>tum st ad spinam aestus insuquetur, sartajsts vero et<text:line-break/>dysenteriam concitabunt.</text:p>
      <text:p text:style-name="P4"><text:span text:style-name="T7">Rursus hoc loco nomen unum adscripsit anceps arn-<text:line-break/>biguumque totam sententiae seriem quaestionis cujusdarn<text:line-break/>opus habere efficiens ; nempe quaenam sint caput </text:span><text:span text:style-name="T2">σείοντα,<text:line-break/></text:span><text:span text:style-name="T7">concutientia, obscurum admodum ridetur. Quidam.enim<text:line-break/>capitis symptomata omnia ita dicta esse inquiunt, inventa<text:line-break/>generali quadam hac voce ab eo, ut antea quum de </text:span><text:span text:style-name="T17">ven-<text:line-break/>tre</text:span><text:span text:style-name="T7"> ageret, vocem hanc </text:span><text:span text:style-name="T2">πονηρευεσθαι</text:span><text:span text:style-name="T7">, id est male affici,.<text:line-break/>invenerat, Alii in palpitationibus pulsationibusque tem-<text:line-break/>poralium venarum vel tremulis vel quodammodo vlbran-</text:span></text:p>
      <text:p text:style-name="P2"><text:span text:style-name="T7">tibus, motionem quandam tutius corporis. Haec igitur<text:line-break/>caput concutientia movent interdum et sanguinis e</text:span><text:span text:style-name="T23">;</text:span><text:span text:style-name="T7"> nari-<text:line-break/>hus eruptiones veluti et menstrua.- Sperat autem id fore<text:line-break/>magis, si mulier sensionem aestus citra spinam habuerit.<text:line-break/>Potes etiam judicare humores noxios, qui ad inferiora<text:line-break/>impetum faciunt, nisi per uterum vacuati fuerint, dyfen-<text:line-break/>teriarn este facturos.</text:span></text:p>
      <text:p text:style-name="P68"><text:span text:style-name="T7">c '<text:tab/>r."^ ~<text:tab/>“</text:span></text:p>
      <text:h text:style-name="P85" text:outline-level="2">CXLVI.</text:h>
      <text:p text:style-name="P109">Ventris quoque palpitationes cum hypochondrii tensione<text:line-break/>sublonga et tumente, 'fanguinis eruptionem stgnistcaat;<text:line-break/>inhorrescunt autem hi.</text:p>
      <text:p text:style-name="P92">Incertum est de quonam symptomate dictum sit pal-<text:line-break/>pitationum nomen. Nempe praeter id, quod neque ap-<text:line-break/>pellationes antiquorum aperte discretae funt, ut et osten-<text:line-break/>dit liber de palpitatione, in quo de arteriarum pulsibus<text:line-break/>disseritur, sic et libri hujus auctor ad nomina constituenda<text:line-break/>veI ex abusu veI ex metaphora promptus existit. Non</text:p>
      <text:p text:style-name="P2"><text:span text:style-name="T7">ignoramus autem, quod quum Hippocrates in prognostico<text:line-break/>diceret: </text:span><text:span text:style-name="T17">-sivero pulsussin hypochondrio insit;</text:span><text:span text:style-name="T7"> sublutuliti'<text:line-break/></text:span><text:span text:style-name="T17">perturbationem aut. dementiam indicat. ' </text:span><text:span text:style-name="T7">Caeterum et hi<text:line-break/>quidam intellexerunt pro pulsu palpitationem dictam </text:span><text:span text:style-name="T17">effer,<text:line-break/></text:span><text:span text:style-name="T7">nonnulli vero' proprie de vehementi spinam perreptantis .<text:line-break/>arteriae motione, -. Quamquam autem et hi palpitationem<text:line-break/>scripserunt, non tainerj sanguinis profundendi .signum in-<text:line-break/>dicatorium pulsum hunc, esse enunciavit in progniostico<text:line-break/>Hippocrates ; sed postea de, hypochondrii inflammationibus<text:line-break/>scribens sermoni adjecit r sit </text:span><text:span text:style-name="T17">autem his met- sanguinis per<text:line-break/>nares .er.uptio</text:span><text:span text:style-name="T7"> et .valde </text:span><text:span text:style-name="T17">juvat.</text:span><text:span text:style-name="T7"> Atque ut magis fore quis<text:line-break/>ex naribus sanguinis eruptionem speret, interrogandos esse<text:line-break/>ait, an capite doleant-aut oculi caligent; nam si' horum<text:line-break/>quippiam fuerit ,, lu eam. partem sanguis repet. Ut autem<text:line-break/>bene Hippocrates in hypochondrii inflammationibus dixit;<text:line-break/>fit autem his et sanguinis per nares- eruptio'; sic hoc loce<text:line-break/>fermonern ex universali -in particularem</text:span><text:span text:style-name="T23">1</text:span><text:span text:style-name="T7"> transtulit, in-<text:line-break/>quiens : cum hypochondrii, tensione: sublonga. Fit autem</text:span></text:p>
      <text:p text:style-name="P90">fublonga tensio ea mediorum musculorum, qui a thorace<text:line-break/>ad pubis ossa pertinent; fit autem et lienis snblonga phle-<text:line-break/>grnone. Sed nemo phlegmonae hujusmodi, quae cum pal-<text:line-break/>pitatione fiant, haemorrhagicas esse dixerit; phlegmonas<text:line-break/>vero hepatis caeterorumque hypochondrii musculorum, sex<text:line-break/>enim reliqui a duobus praedictis existunt, bene quis hae-<text:line-break/>morrhagicas affirmaverit. Quod ergo in dictionibus multis<text:line-break/>libri auctorem redarguerim,_ redarguere quoque et nunc<text:line-break/>non pertimescam, 'qui scilicet particularium enunciationem<text:line-break/>multam fecerit, brevem autem et veram doctrinam uni-<text:line-break/>verfalium reliquerit. Praeterea iu fine praedictionis ad-<text:line-break/>jecit, inhorrescunt autem hi tanquam universaliter his<text:line-break/>contingens, quamquam universale non sit; fit enim ex<text:line-break/>talibus concursionibus interdum et hoc symptoma; '• perpe-<text:line-break/>tuo autem vel magna ex parte non fit. Scribenda vero<text:line-break/>funt in prorrhetica doctrina quaecunque vel perpetuo vel<text:line-break/>magna ex parte fiunt; ut si lu proposito veluti exemplo</text:p>
      <text:p text:style-name="P2"><text:span text:style-name="T7">fermo manifestus fiat. Si quis dixerit, inter musculos ab-<text:line-break/>dominis octo numero existentes, medios rectos, haernorrha-<text:line-break/>giae indicantiores caeleris esse plus edocebit, quam qui'<text:line-break/>haemorrhagiae supervenire dicunt; si </text:span><text:span text:style-name="T17">vero</text:span><text:span text:style-name="T7"> simpliciter so-<text:line-break/>los hos dixerit inflammari, si et aliud quoddam haemor-<text:line-break/>rhagicorum signorum his supervenerit, haemorrhagiam<text:line-break/>infert.</text:span></text:p>
      <text:h text:style-name="P85" text:outline-level="2">CXLVII.</text:h>
      <text:p text:style-name="P109">Quae e naribus copiosa, violenta, multa fluxerint, ad conei<text:line-break/>vulsiones interdum deducunt venae suctio sulvit.</text:p>
      <text:p text:style-name="P4"><text:span text:style-name="T7">. Si in hujusmodi fanguinis eruptionibus convulsicnem<text:line-break/>adscisci simpliciter dixisset, hominem reprehendissemus, quod<text:line-break/>ut in caeteris multis, ita et nunc particulare tanquam<text:line-break/>universale pronunciasset; quia vero </text:span><text:span text:style-name="T17">interdum</text:span><text:span text:style-name="T7"> apposuit,<text:line-break/>laudamus et vera loquitur. Nempe et nos Iaepius vidi-</text:span></text:p>
      <text:p text:style-name="P2"><text:span text:style-name="T7">mns in haemorrhagiis hujusmodi convulsos aliquos non<text:line-break/>folum ob exsuperantem vacuationem, sed etiam pro-<text:line-break/>pter refrigerationem, si medici caput refrigeraverint,"'<text:line-break/>fanguinis profusionem retinere volentes. Quod autem in<text:line-break/>sententiae fine dictum; est, </text:span><text:span text:style-name="T17">venae sectio folvit,</text:span><text:span text:style-name="T7"> tale qusp-<text:line-break/>piam indicare videtur. Tales affectiones in quibus vehe-<text:line-break/>menter sanguinem profundunt, venae sectio*folvit, ante<text:line-break/>sanguinis profusionem adhibita; constat autem, quod gra-<text:line-break/>vata sanguinis multitudine natura excitata quidem sit ad<text:line-break/>ipsius evacuationem, sed modum obtinere non valens,<text:line-break/>vocatam a recentioribus medicis excretionem immodicam<text:line-break/>fecerit. Potest autem et vehementis ipfins haemorrbagiae<text:line-break/>auxilium sectionem venae dixisse; nempe et nos saepius<text:line-break/>auxilium experti fumus, • perspicue immoderatam fangui-<text:line-break/>nis lationem sistentes. Quod autem manum, recto tramite<text:line-break/>nari, unde sanguis, abunde fluit, . respondentem &gt; secare,<text:line-break/>manusque ejusdem humeralem venam ferire oporteat, lis<text:line-break/>quido constat omnibus; si vero ex nare utraque. fluxerit</text:span></text:p>
      <text:p text:style-name="P2"><text:span text:style-name="T7">fanguis, fecare ambas nihil prohibebit; non enim per eas<text:line-break/>vacuationis, sed revulsionis gratia sectionem facimus.</text:span></text:p>
      <text:h text:style-name="P85" text:outline-level="2">CXLVllI.</text:h>
      <text:p text:style-name="P69"><text:span text:style-name="T17">Frequentes, et paucae surrectiones, substavae, lentae, ster~<text:line-break/>coracea pauca habentes, cum hypochondrii et lateris<text:line-break/>dolore morbum regium praenunciant.</text:span><text:span text:style-name="T7"> Num autem his<text:line-break/></text:span><text:span text:style-name="T17">supprefsts hi exsolvuntur, stmulque sanguinem profun-<text:line-break/>dunt? lumborum tensio his et dolores sanguinis eruptio-<text:line-break/>nem stgnistcant.<text:tab/>'</text:span></text:p>
      <text:p text:style-name="P92">Congessit rursus hoc loco symptomatum diversi gene-<text:line-break/>ris multitudinem, quam vidit nec ipsc affirmat; singulo-<text:line-break/>rum autem vires didicisti iu iis, quos paulo aute dixi,<text:line-break/>Hippocratis libris et nostris commentariis.</text:p>
      <text:h text:style-name="P86" text:outline-level="2">CXLIX.</text:h>
      <text:p text:style-name="P70"><text:span text:style-name="T17">Hypochondrii tensto cum capitis gravitate et surditate</text:span><text:span text:style-name="T7"> j et<text:line-break/></text:span><text:span text:style-name="T17">quae splendores perturbant, sanguinis denuntiant pro-<text:line-break/>fusionem.<text:tab/>&lt;</text:span></text:p>
      <text:p text:style-name="P92">Vuit sane quae circa adspectum Hippocrates tenebrosa<text:line-break/>dixit,- in dicta symptomatum concursione haemorrhagica<text:line-break/>ostendere, sicuti per commentarios nostros didicisti. Nempe<text:line-break/>rursus admonere quae nuper saepius memoravimus, corn-<text:line-break/>inentarios in sermonis prolixitatem est extendere,</text:p>
      <text:h text:style-name="P85" text:outline-level="2">CL.</text:h>
      <text:p text:style-name="P3"><text:span text:style-name="T17">Undecimo die fanguinis stillicidia </text:span><text:span text:style-name="T22">dijst.ci.lut</text:span><text:span text:style-name="T17">; tum alias tum<text:line-break/>si superstillaverint.</text:span></text:p>
      <text:p text:style-name="P92">Verbum quidem superstillaverint, supervacuum existit,<text:line-break/>nam si et quarto et quinto, similiter absurdum. Quum<text:line-break/>autem omnes e naribus stillationes difficiles sint, quoties<text:line-break/>crassae et nigrae destillationes suerint; maxime perniciosas</text:p>
      <text:p text:style-name="P90">has reperies. Si vero tale quippiam diebus quibusdam<text:line-break/>vel indicatoriis vel judicatoriis contingat, certius prae-<text:line-break/>ostendisse licet;undecimus'autem .declini quarti est index.<text:line-break/>Ubi ergo theoremata universalia diximus, nunc libri hujus<text:line-break/>anetor particulare aliquod unum dixit, undecimi diei in<text:line-break/>ipsis mentionem faciens. In universali autem de indicibus<text:line-break/>et judicatoriis id dixisse par crati.</text:p>
      <text:h text:style-name="Heading_20_2" text:outline-level="2">CLI.</text:h>
      <text:p text:style-name="P3"><text:span text:style-name="T15">Q</text:span><text:span text:style-name="T7">ui </text:span><text:span text:style-name="T17">in horroribus</text:span><text:span text:style-name="T7"> simul </text:span><text:span text:style-name="T17">judicatorie sudarunt, postridie vero<text:line-break/>ubi inhorruerint, praeter rationem vigilant, hos sangui-<text:line-break/>nem effusuros ejscarbitror.</text:span></text:p>
      <text:p text:style-name="P4"><text:span text:style-name="T7">Recte dixit, </text:span><text:span text:style-name="T17">puto,</text:span><text:span text:style-name="T7"> praedictionis eorum quaenieque<text:line-break/>assidue neque magna ex parte fiunt, affirmationem adi-<text:line-break/>mens. -</text:span></text:p>
      <text:h text:style-name="P86" text:outline-level="2">CL<text:span text:style-name="T29">I</text:span>I.</text:h>
      <text:p text:style-name="P72"><text:span text:style-name="T17">Quibus ab initio largae fanguinis eruptionesrigor stuxio-<text:line-break/>item sistit. •<text:tab/></text:span><text:span text:style-name="T7">/<text:tab/>,/J-</text:span></text:p>
      <text:p text:style-name="P73"><text:span text:style-name="T7">Est quando rigorem moderatum videmus praegressum<text:line-break/>fanguinis' prolusionem* ini corporis plenitudine; turbatio-</text:span><text:span text:style-name="T23">1<text:line-break/></text:span><text:span text:style-name="T7">nem etenim in ipso faciens, naturam ad excernendum<text:line-break/>quest infestat irritat. Magna igitur ex parte fudores vo-<text:line-break/>rnitusque biliosorum et dejectiones ex rigore fiunt; con-<text:line-break/>tingilivero et interdum,.ut dixi, per sanguinis.profusio-<text:line-break/>nem copiam vacuari. <text:tab/> , - -</text:span></text:p>
      <text:h text:style-name="P85" text:outline-level="2">CLII<text:span text:style-name="T29">I</text:span>.</text:h>
      <text:p text:style-name="P109">Sin copiosa supervenerit sanguinis profusio, iu contrarium<text:line-break/>revellitur. Ex haemorrhagia rigores longi.</text:p>
      <text:p text:style-name="P8"><text:span text:style-name="T7">. - ec ..</text:span></text:p>
      <text:p text:style-name="P92">Ubi morbum non sudaverit sanguinis eruptio excepe-<text:line-break/>ritque eam rigor, utrumque longum redditur, ex eo, quod<text:line-break/>corpus difficulter calefiat; quod pluribusfuperveniat diebus,</text:p>
      <text:p text:style-name="P90">ex circuitu quidem plurimum; contingit autem interdum<text:line-break/>et errabunde.</text:p>
      <text:h text:style-name="P85" text:outline-level="2">CLIV.</text:h>
      <text:p text:style-name="P109">Quibus capitii dolores ct cervicis labores atque totius •<text:line-break/>corporis cum tremore imbecillitas quaedam sanguinis<text:line-break/>eruptiones sulvuntj sed et tempore ita solvuntur.</text:p>
      <text:p text:style-name="P92">Multas iu hoc toto sermone concursiones ex ordine'<text:line-break/>scripsit, methodum universalein in iis, qui sanguinem pro-<text:line-break/>fundunt , paucis describere non valens. Considerare au-<text:line-break/>tem oportet duo haec prima, febrem valde aestivam cujus-<text:line-break/>modi causi funt; fymptomata item tum capitis tum cer-.<text:line-break/>vicis et praesertim plethorica; connumeranda quoque haud<text:line-break/>dubie sunt et cum symptomatis capitis, quae circa faciem<text:line-break/>fiunt; deinde et quae loto in corpore abundantiae fangui-<text:line-break/>nis signa existunt; hisque nihilo minus ex anni tempore<text:line-break/>aestivo vel regione verna veI commoderatis veI calidiori-</text:p>
      <text:p text:style-name="P108">bus, fi in hypochondriis; phlegmone quaedam fuerit; postea<text:line-break/>quae circa caput faciemque sunt haemorrhagica signa et si<text:line-break/>aliquod in thorace hypochondriisque conversionis ad su-<text:line-break/>peras partes signum fuerit. Haec siquidem omnia in com-<text:line-break/>mentariis de crisibus expofui, praeterea in prognostici<text:line-break/>primique epidemiorum; in quibus distincta sunt et quae<text:line-break/>jarnjam venturae sanguinis profusionis sunt signa et quae<text:line-break/>talia non funt.<text:tab/>- -- - -</text:p>
      <text:p text:style-name="P74"><text:span text:style-name="T7">• ait":-.,<text:tab/>.. . ..... • ' .</text:span></text:p>
      <text:h text:style-name="P85" text:outline-level="2">CLV.</text:h>
      <text:p text:style-name="P109">Urinae, quibus abfcestus post auras stunt, st celeriter et<text:line-break/>exigue concoquantur vitiosae; et ita refrigescere malum.</text:p>
      <text:p text:style-name="P75"><text:span text:style-name="T7">•<text:tab/>-<text:tab/>, rui ;<text:tab/>. . -o :<text:tab/><text:tab/> -</text:span></text:p>
      <text:p text:style-name="P4"><text:span text:style-name="T7">Quod in hae quoque oratione recensetur particulare,<text:line-break/>est sermoni universali subjectum;. nempe urina in morbo<text:line-break/>omni celeriter et exigue concocta, deinde vero cessans, </text:span><text:span text:style-name="T17">vi-<text:line-break/></text:span><text:span text:style-name="T7">tiosum quippiam indicat. Liquet autem quod et refrige-<text:line-break/>rari malum sit, non, in his solum, verum et omnibus. Ne-</text:span></text:p>
      <text:p text:style-name="P90">que enim in communibus adest quippiam peculiare, veluti<text:line-break/>in ardentibus febribus; nempe quod urentes hae summas<text:line-break/>partes non calefaciant malignae existunt, benignis man-<text:line-break/>suetifque totum corpus aequaliter urentibus.</text:p>
      <text:h text:style-name="P85" text:outline-level="2">CLVI.</text:h>
      <text:p text:style-name="P109">Aliquantulum foporati, icterici, non admodum sentientes,<text:line-break/>quibus singultus alvus his erumpit, sartafsts et suppreststo,<text:line-break/>'hi exsolvuntur} sn ai his parotidas stant?</text:p>
      <text:p text:style-name="P92">Si ex nobis propria parotidum signa didicisti , perni-<text:line-break/>ciose item habentium signa facile, quae nunc dicuntur,<text:line-break/>propria non esse tibi constabit.</text:p>
      <text:h text:style-name="P85" text:outline-level="2">CLVII.</text:h>
      <text:p text:style-name="P111">Supprescae cum rigore urinae malae tum alias tum st an-<text:line-break/>tea saporatos parotides prehenderint; an spes ex his?</text:p>
      <text:p text:style-name="P5"><text:span text:style-name="T7">In his quidem, quae, antecedunt hanc sententiis, .fu-<text:line-break/>turarum sanguinis .eruptionum concursiones scribere, voluit,<text:line-break/>sed complecti; quae propria essent paucis, ut dixi, ne-<text:line-break/>qjrivit. Rursus quoque , et alteram hanc dictionem ad<text:line-break/>praedictionem futurarum parotidum scripsit; fed quod pe-<text:line-break/>culiare sit, nihil habet et ipsa praeter id, quod permixta<text:line-break/>sint quaedam perniciosa, symptomata, ex quibus </text:span><text:span text:style-name="T17">raro</text:span><text:span text:style-name="T7"> pa-<text:line-break/>rotides fiant. Quod autem neque, ,ipse de parotidum ge-<text:line-break/>neratioine enunciare ausus sit, id saneecx. adjectione con-<text:line-break/>junctionis an, plane constat,</text:span></text:p>
      <text:h text:style-name="P85" text:outline-level="2">CLV<text:span text:style-name="T41">I</text:span>II.</text:h>
      <text:p text:style-name="P121">Ex torminosa sedimentum liminosurn sublividumque malum;<text:line-break/>an ex hypochondriis dextrum dolere videatur, exsulvan-<text:line-break/>turque? atque suit parotides parum dvioejsuae? Almis<text:line-break/>copiose stuens sus in omnibus perniciosum.... .<text:tab/>,</text:p>
      <text:p text:style-name="P5"><text:span text:style-name="T7">In caeteris omnibus exemplaribus"scriptum in prin-<text:line-break/>cipio dictionis reperi'torminoso, praeterquam in'exempla-<text:line-break/>ribus-Dioscoridis et Capitonis. 'Nempe' hi fcripfernnt<text:line-break/></text:span><text:span text:style-name="T2">ἐκστρηφωδεών </text:span><text:span text:style-name="T7">dictaque apud eos est de urinis oratio;' atque<text:line-break/>ob id sedimenta harum tum ab Hippocrate* tum ab ipsis<text:line-break/>considerari et non dejectionum, inquiunt. ‘Dioscorides<text:line-break/>igitur </text:span><text:span text:style-name="T2">στρβφώδεα ούρα </text:span><text:span text:style-name="T7">recenseri ait, quae </text:span><text:span text:style-name="T2">πεπηγότα, </text:span><text:span text:style-name="T7">id est<text:line-break/>concreta, quaedam, per.ipsas invecta habent; factouiomine<text:line-break/>-a: verbo </text:span><text:span text:style-name="T2">διαστρέφεσθαι</text:span><text:span text:style-name="T7">, quod est </text:span><text:span text:style-name="T2">πήγνυσθαι; </text:span><text:span text:style-name="T17">id</text:span><text:span text:style-name="T7"> est con-<text:line-break/>crescere. Neque enim ignoramus poetam ita dixisse</text:span><text:span text:style-name="T2">, καὶ<text:line-break/>περιστρέφεται κνκλωδῶς</text:span><text:span text:style-name="T7">, quod est </text:span><text:span text:style-name="T2">περιπήγνυται; </text:span><text:span text:style-name="T7">id est cir-<text:line-break/>culariter concrescit. : Caeteri fere omnes expositores i limo-<text:line-break/>sas. sublividasque in dejectionibus .subsidentias dici imht<text:line-break/>ajunt, quoties humectetur alvus putantque torminosas con-<text:line-break/>venire; qempe ejusmodi .dejectiones cum torminibus prori-<text:line-break/>sus fiunt. Sublidere autem.inquiunt ita dejectis-liquidis<text:line-break/>subsidentias tum limosas tum sublividas, ubi prava affectio<text:line-break/>fuerit, lu qna talia excernuntur; prorsusque iis, qui ni-</text:span></text:p>
      <text:p text:style-name="P5"><text:span text:style-name="T7">lia dejiciunt, affectum esse, hepar-ajunt, atque ob id an-<text:line-break/>.cturem adjecisse dictioni, an ex hypochondriis dextrum<text:line-break/>dolere videatur? Nempe quamquam dejectiones ejusmodi<text:line-break/>perpetuo hepaticae existant, non tamen sumper sunt cum<text:line-break/>visceris inflammatione; quo fit ut orationi adjecerit con-<text:line-break/>junctionem an, quod ita affectis dextrum hypochondrium<text:line-break/>perpetuo dolore asserere </text:span><text:span text:style-name="T2">ηοη </text:span><text:span text:style-name="T7">potuerit. Praeterea quod<text:line-break/>deinceps dictum est, exsolvantur, hepaticum procul du-<text:line-break/>bio symptoma est, ut in fecundo epidemiorum est demon-<text:line-break/>stratum. Posi haec, de parotidibus scripsit. Videtur au-<text:line-break/>tem in his omnibus dictionibus ex concursionibus- quibus-<text:line-break/>dam praenotiones harum scribere, atque id esse maxime<text:line-break/>in eo, qnod ipsi proponitur et in praesenti praedictione;<text:line-break/>sed de his enunniare. 'ausus non est, quamquam in parti-<text:line-break/>cularibus persaepe universales enuntiationes scribere con-<text:line-break/>sueverit. Praeterea inquit-:. atque his </text:span><text:span text:style-name="T17">parotides parum do~<text:line-break/>loristcae?</text:span><text:span text:style-name="T7"> rursus quendam talem aegrum vidisse </text:span><text:span text:style-name="T17">fefe</text:span><text:span text:style-name="T7"> osten-<text:line-break/>dens, in. quo a natura impetus quidam factus sit ad pa-</text:span></text:p>
      <text:p text:style-name="P112">t</text:p>
      <text:p text:style-name="P8"><text:span text:style-name="T7">roticlum generationem;,.; a ,qua -tamen; illuc deponi nom<text:line-break/>potuerunt, quae contristarent; contigitque aegrum copiose<text:line-break/>fluente alvo perniciose habere, non' judicationis scilicet<text:line-break/>ration,e</text:span><text:span text:style-name="T25">:</text:span><text:span text:style-name="T7">,;natura;contristantes humores,deorsum excernente,<text:line-break/>sedrpropter facultatis, quae in hepate est,imbecillitatem.</text:span></text:p>
      <text:h text:style-name="P85" text:outline-level="2">CLIX.</text:h>
      <text:p text:style-name="P76"><text:span text:style-name="T17">In anxjis quibusdam porvigilisu. purpttdeS matximejr</text:span><text:span text:style-name="T7"> oc;:st<text:line-break/><text:tab/> <text:tab/>. &gt;q,. mri—-i ui<text:tab/>-<text:line-break/></text:span><text:span text:style-name="T17">Adjecit in</text:span><text:span text:style-name="T7"> praesentia haec, qnqd-saepius viderit et<text:line-break/>non setuel.... Quccirea</text:span><text:span text:style-name="T25">c</text:span><text:span text:style-name="T7">per eam, quae fubfeqnenti fucce.det<text:line-break/>lententiam, verum est anxios esse,, quibus excitentur pa-<text:line-break/>rotides, sed id sufficiens, non est; nempe quod dementiam<text:line-break/>denuncient talia symptomata , supra declaravit. Si igitur,<text:line-break/>quae Hippocrates nos docuit ante contemplatus pirotidas<text:line-break/>fore speraberis,, .delude aegrum sicanxium aut vigilem ~vi-<text:line-break/>deris, parotidas excitandas exspecta. Signa autem, per<text:line-break/>quae parotidas fore sperabis funt haec. Primum sane abs-</text:span></text:p>
      <text:p text:style-name="P77"><text:span text:style-name="T2">/<text:tab/>’<text:tab/></text:span><text:span text:style-name="T7">X</text:span></text:p>
      <text:p text:style-name="P4"><text:span text:style-name="T7">cessuum omniunicofinfltule est', qued&gt;dlutiqs trahenti ceve-<text:line-break/>nit aegrori deludefsiumorbns desus</text:span><text:span text:style-name="T23">fi</text:span><text:span text:style-name="T7">fderlt et deorsum</text:span><text:span text:style-name="T23">1</text:span><text:span text:style-name="T7">’vfetn<text:line-break/>gati vel ealidusr et sursum repsit </text:span><text:span text:style-name="T23">!</text:span><text:span text:style-name="T7">velc'eecxicis' canitisqne<text:line-break/>gravitates: fnerlutrletrdoloress ett faciei • rubor.. 'Nanr per<text:line-break/>hoc;ssi parotidaSz&amp;SteqinseftfpteTtiyerisV-</text:span><text:span text:style-name="T23">;</text:span><text:span text:style-name="T7"> beitlor praenotiti<text:line-break/>erit, quum quae in dictione relata sunt apparuerint.<text:line-break/>Sermonem quidem illum antellimnia teneri velim. Post<text:line-break/>haec vero ligna:&lt;»nnia''sigiIlaiiurdixi </text:span><text:span text:style-name="T23">r</text:span><text:span text:style-name="T7">alr Hippocrate^duoi.<text:line-break/>bus jam libris scripta ipfa;-quibus apponenda sunt quae-<text:line-break/>cunque per pulsus-inisingsilorum^ptaefiotionemteonferunt;<text:line-break/>quaeral si pijaetermissasqnidem: ab^fiippodrate exissent;<text:line-break/>habes-tamenrscriptassea </text:span><text:span text:style-name="T17">&lt;-S -</text:span><text:span text:style-name="T7"> nobis </text:span><text:span text:style-name="T17">'iti</text:span><text:span text:style-name="T7"> pulsuum • libris-. ‘' aluni</text:span></text:p>
      <text:h text:style-name="P85" text:outline-level="2">CLX.</text:h>
      <text:p text:style-name="P4"><text:span text:style-name="T17">Ex volvulis graveolentibus , .cum sebre acuta hypochon-<text:line-break/>drioque subUrni‘ diutiuf parmdnente^sipdrοiidai</text:span><text:span text:style-name="T24">:</text:span><text:span text:style-name="T17">’adsurg^anh<text:line-break/>cΰctei enecant,-</text:span><text:span text:style-name="T7"> u</text:span></text:p>
      <text:p text:style-name="P5"><text:span text:style-name="T2">. </text:span><text:span text:style-name="T7">In. hac -oratione, facta quidem, est obfeuritas 'quaedam<text:line-break/>et oh scriptoremfacta quoque et. ob</text:span><text:span text:style-name="T25">0</text:span><text:span text:style-name="T7"> interpretes quos-'<text:line-break/>dam, incertum esse .existimantes utrumpei ex unoquoque'<text:line-break/>dictorum , symptomatum, </text:span><text:span text:style-name="T17">vir nos sperare</text:span><text:span text:style-name="T7"> velit, ut paroti-<text:line-break/>des fiant, an omnia,irna concurrere. </text:span><text:span text:style-name="T25">f</text:span><text:span text:style-name="T7"> ln principio quidem<text:line-break/>libri, liiijus, quum . </text:span><text:span text:style-name="T17">meps</text:span><text:span text:style-name="T7"> auctoris .adhuc ignoraretur, con-<text:line-break/>gruenter incerta talia esse quis existimare </text:span><text:span text:style-name="T25">L</text:span><text:span text:style-name="T7"> potuerit pubi<text:line-break/>vero in toto libro propositi ipsius. experientiam habuimus<text:line-break/>idoneam cognoscamusque praenotiones ex eorum quae<text:line-break/>ipfe nidit, concursione, scribere; constat et nunc ex oninisi<text:line-break/>bus, quae scripsit, almni factis, nos.fperare ut parotides<text:line-break/>fiant velle. Quod vero letales sint, si fiant est manife-<text:line-break/>stuin, quod er , nu rin yiderit.jn ita.labemniibus factas pa-<text:line-break/>rotidas sequutam mortem,:quae ob,parotidas sacta non est;<text:line-break/>quodque talia videantur;constat exniis quae scripfit;' nempe'<text:line-break/>qnqd.,scbris’ acuta.erat no.nrssee pericnle, qnodque veluti<text:line-break/>perniciiija </text:span><text:span text:style-name="T17">affectio,</text:span><text:span text:style-name="T7"> Quoniam , veroi amplius nihil: scripsit,<text:line-break/>fed-graveolentem hunc</text:span><text:span text:style-name="T23">r</text:span><text:span text:style-name="T7">essessiiijt; multorfape manis; quo-</text:span></text:p>
      <text:p text:style-name="P2"><text:span text:style-name="T7">nam siquidem pactb graveolentem iutelliges voIvulum per-<text:line-break/>niciosiorem esse-nonigraveolente? Fieri autem potest ut<text:line-break/>graveolens intelligatur ’ primum quidem in quo stercus’<text:line-break/>evomatur, signum maxime letale;' deinde si graveolens'<text:line-break/>suerit </text:span><text:span text:style-name="T17">respiratio,</text:span><text:span text:style-name="T7"> </text:span><text:span text:style-name="T21">terlio.fi </text:span><text:span text:style-name="T7">ructus' graveolens; quarto si fla-<text:line-break/>tus Italis, et quinfo si graveolens corpus; nempe talis voI-<text:line-break/>yulus; aliquando a nobis visus esu</text:span></text:p>
      <text:h text:style-name="P85" text:outline-level="2">CLXI.</text:h>
      <text:p text:style-name="P3"><text:span text:style-name="T17">E'x&lt; surditate moderate</text:span><text:span text:style-name="T7"> parotides </text:span><text:span text:style-name="T17">fiunt tum 'alias tum st qua<text:line-break/>jactatio supervenerit</text:span><text:span text:style-name="T7"> ei </text:span><text:span text:style-name="T17">comatosts magis.</text:span></text:p>
      <text:p text:style-name="P4"><text:span text:style-name="T7">Quoniam adverbium </text:span><text:span text:style-name="T2">ἐπιεικῶς; </text:span><text:span text:style-name="T7">id est </text:span><text:span text:style-name="T17">mansuete, in</text:span><text:span text:style-name="T7"> me- '<text:line-break/>dio dictum,.est. eoium quae multam et eorum quae </text:span><text:span text:style-name="T17">pau-<text:line-break/>cam</text:span><text:span text:style-name="T7"> habent spem lu omnibus symptomatis; sic et honiim<text:line-break/>nem vocamus </text:span><text:span text:style-name="T2">ἐπ^εικῆ </text:span><text:span text:style-name="T7">moderatum et a quo nihil per-vi-.<text:line-break/>tam fit nimis. Totus itaque sermo talis- quidem esu Si<text:line-break/>furditas accidat,- parotidas fore mediocriter spera. -Adje-</text:span></text:p>
      <text:p text:style-name="P2"><text:span text:style-name="T7">ctione autem orationis, fastidiosam quippiam, sperat fasti-<text:line-break/>dioso facto aegro fore; idque magis, :si comatosus ipse<text:line-break/>fuerit. Verum tum haec tum autedicta non minus desse<text:line-break/>pientiae et phrenitidis'signa sunt quam parotidum, quum<text:line-break/>non praefinite-dicat, in biliosis quidem humoribus abiiniti<text:line-break/>tio morbi desipientiae ipsius, potius esse signum, procedente<text:line-break/>vero morbo in crudis crassioribusque 'et magis ubi jam<text:line-break/>occupasse parotidum generatio apparuerit; hoc siquidem<text:line-break/>univerfale caput est lu- parotidibus, si- non amplius lateat<text:line-break/>quod invasit; ita ut aeger impetum infestantium humorum<text:line-break/>caput petere </text:span><text:span text:style-name="T17">fentiatr</text:span><text:span text:style-name="T7"> Potest itaque quis hic denuol liallu-<text:line-break/>cinatus in unoquoque eorumquae </text:span><text:span text:style-name="T17">ad</text:span><text:span text:style-name="T7"> fupernae- partes<text:line-break/>motum indicant scribere, tanquam ex praedictione pardi<text:line-break/>tidas fequuturas</text:span><text:span text:style-name="T23">-</text:span><text:span text:style-name="T7">, sunt vero et modo dicta'impetus-ad ca-<text:line-break/>put signa. (Dico fane surditatem et comatulum inon ma-<text:line-break/>gis horum quam eorum, qui ventre et thorace laborant,<text:line-break/>esse symptoma; cum utriscunque autem suerit, horum<text:line-break/>simul praecognitionem augebit.</text:span></text:p>
      <text:h text:style-name="P86" text:outline-level="2">CLXll.</text:h>
      <text:p text:style-name="P111">Paraplegicis parotisies vitiosae.</text:p>
      <text:p text:style-name="P4"><text:span text:style-name="T7">Paraplegias .quibusdam . .corporis,, partibus accidere ah<text:line-break/>affectu...didicisti, .quajis/est totius corporis .allectus apople-&gt;-<text:line-break/>xla. Videtur auteni mihi visis,forsan.vel duobus velitri-<text:line-break/>bus</text:span><text:span text:style-name="T23">;</text:span><text:span text:style-name="T7"> paraplegieisornihil.a. parotidibus.: adjutis, algnurn. yi-r '<text:line-break/>tiosuni eas esse pronirnciasse.' Ego. autem, non simpliciter,<text:line-break/>dixerim malum sigrtumesse supervenientes paraplegicis,<text:line-break/>parotidas;, fed quod.is abscessus morbo,-mjn.or fit, referre,<text:line-break/>fueiitl satis,.. Cftnstatisiquniem </text:span><text:span text:style-name="T17">,er</text:span><text:span text:style-name="T7"> Hippocrate </text:span><text:span text:style-name="T17">abscejsus bo-.,<text:line-break/>nos esae; quum morbi circuitus ad inferas corporis partas, '<text:line-break/>insigniter devolvitur;</text:span><text:span text:style-name="T7"> quorum- nentrum-parotides ihabenty<text:line-break/>nempe, et affectu minore.sunt et ad inscras partes non sit<text:line-break/>devolutio; quare si id duntaxat , perniciosum : pronunclare<text:line-break/>fatis erit.</text:span></text:p>
      <text:h text:style-name="P88" text:outline-level="2">CLXIII.</text:h>
      <text:p text:style-name="P8"><text:span text:style-name="T17">Quae convulsiva modo cum catocste exacerbantur par</text:span><text:span text:style-name="T35">o</text:span><text:span text:style-name="T17">ti-<text:line-break/></text:span><text:span text:style-name="T35">das movent.</text:span></text:p>
      <text:p text:style-name="P4"><text:span text:style-name="T2">ί </text:span><text:span text:style-name="T7">Quod' exiconcursicne'nihil observatio reperlai,</text:span><text:span text:style-name="T25">c</text:span><text:span text:style-name="T7">rernm<text:line-break/>fidedidicisse impromptu. est;, nisi, enimfinaturam rei, lu<text:line-break/>qua’praenotionem dicendo curationem ;faciumus., fuerimus,<text:line-break/>eorotemplati;de&gt;7sihgulertim. dignorum striqjudicare.nequeo<text:line-break/>quaiiij dibebit;: uEtinisi rerum singularum vires noveris,;<text:line-break/>conilari ex-iisi quippiam nequit ;?:id quod vos edocui tiir<text:line-break/>onmi: arte'sicxi; nedum , in. medicinali;. Atque hinc qoanv<text:line-break/>tum Hippocrates </text:span><text:span text:style-name="T21">fuperiur.es </text:span><text:span text:style-name="T7">suos ini virium cujuslibet sim-<text:line-break/>plicis. Jmedicamenti</text:span><text:span text:style-name="T23">r</text:span><text:span text:style-name="T7"> inventiohe' evicerit,</text:span><text:span text:style-name="T23">1</text:span><text:span text:style-name="T7"> in omnibus ' suis<text:line-break/>.est demonstratum libris ni id quod tmemorixi tenere oportefc<text:line-break/>Ad praesentem autem fermonem,_qui particularis est, tan-<text:line-break/>tum'rursus ex univerfali accepisse convenit quantum ad<text:line-break/>id quod nunc dicitur congruit. Catochae etenim cerebri</text:span></text:p>
      <text:p text:style-name="P2"><text:span text:style-name="T7">affectus sunt, nt didicisti, veluti et per totum corpus con-<text:line-break/>vulsiones ; de quibus nunc ipsum dixisse par est, non enim<text:line-break/>simpliciter de manu vel crure vel alia quapiam parte pro-<text:line-break/>nunciayityrinqnlensv quae.convulsivo modo exacerbant<text:line-break/>tur , quamquam licebat. Convulsionem autem, ex. reple-<text:line-break/>tione malam este inquit Hippocrates. Constat autem con-<text:line-break/>vulsivos,affectus appellari, lu quibus:principio .aut,non<text:line-break/>multo-postquam fieri coeperint, convulsiones</text:span><text:span text:style-name="T23">1</text:span><text:span text:style-name="T7"> perseverant^<text:line-break/>exrrepletione ortum .habentes.. Veluti vice versa,- quae.<text:line-break/>exrvacuatione,rpost sudores multos vj.el: vomitus vel de-s.<text:line-break/>jectiones vel fanguinis eruptiones vel. inediam vel. vigilias;<text:line-break/>vsl motiones tusuumultas, fum vehementes, fiunt.. Nempe<text:line-break/>ex.eonvulsionibus’, alsae' vacuationes consequuntur magis,'<text:line-break/>aliae statim a priuciplo repletiones. Propterea-ul pa-<text:line-break/>rotides ex convulsivis,ecmatosisque; . ubi protrahunt, &lt;fiant<text:line-break/>est rations consentaneum cunctante-aegro. .:</text:span></text:p>
      <text:h text:style-name="P86" text:outline-level="2">CLXIV.</text:h>
      <text:p text:style-name="P3"><text:span text:style-name="T7">Convulsio, </text:span><text:span text:style-name="T17">tremor, jactatio cum catocho parvo circa au-<text:line-break/>res abscejsus proritant.</text:span></text:p>
      <text:p text:style-name="P4"><text:span text:style-name="T7">Non in exemplaribus omnibus, quibus scripta est<text:line-break/>haec oratio, eadem habet verba. At in quibusdam prae-<text:line-break/>dicto verborum (cripta est tenore, in aliis autem tali:<text:line-break/></text:span><text:span text:style-name="T17">quae convulstvo tremuloque modo accedunt, cum catoche<text:line-break/>abscejsus post aures suscitant.</text:span><text:span text:style-name="T7"> Laudo eos, qni in suis<text:line-break/>exemplaribus sententiam non scripserunt; abunde siquidem<text:line-break/>nobis erat, permiscente eo symptomata.multa multis dissi-<text:line-break/>rnilis generis hucusque pervenisse et non ab aegris re-<text:line-break/>cessisse. Nempe symptomatum Graecis ignotorum per-<text:line-break/>mixtionem facere summe absurdum per se existit. Non<text:line-break/>autem ferrne apparent in convulsione tremoris sympto-<text:line-break/>mata; fieri siquidem non potest,' ut aegris ipsis in con-<text:line-break/>vulsionibus tremores deprehendantur, nisi utique talem sit<text:line-break/>auctor contemplatus symptomatum vicissitudinem, ut quum</text:span></text:p>
      <text:p text:style-name="P5"><text:span text:style-name="T7">convulsiones quidem relinquerent, tremulus fieret homo.<text:line-break/>Ubi vero convulsio inciderit, lnon posse dignosci tremo-<text:line-break/>rem arbitrantur. Symptomatum implicatio ejusdem </text:span><text:span text:style-name="T17">ge-<text:line-break/>neris</text:span><text:span text:style-name="T7"> quaedam existit, verum supervacua. Nempe ex ca--<text:line-break/>tocbe parotidas fieri abunde a nobis </text:span><text:span text:style-name="T17">dictum st</text:span><text:span text:style-name="T7"> augente<text:line-break/>simul et generationis exspectationem fastidioso, ipso. Imo<text:line-break/>vero urinarum affectiones exspectationem, simul adauge-<text:line-break/>'hunt. Nomen praeterea </text:span><text:span text:style-name="T2">σπασμοτρομῶδες, </text:span><text:span text:style-name="T7">id est </text:span><text:span text:style-name="T17">convulst-<text:line-break/>vum tremulumque ,</text:span><text:span text:style-name="T7"> pravum existit.</text:span></text:p>
      <text:h text:style-name="P85" text:outline-level="2">CLXV.</text:h>
      <text:p text:style-name="P4"><text:span text:style-name="T7">An </text:span><text:span text:style-name="T17">prtmum capite doleant ? an et superiori parte leviter<text:line-break/>Judent et superrigeant? deinde et venter deseciat et eo-<text:line-break/>matosum quippiam suerit? an et aquosae urinae suspensu<text:line-break/>- alba habentes? et varie albae graveolentes quodammodo^<text:line-break/>deinde- post aures abscejsus ? </text:span><text:span text:style-name="T7">an </text:span><text:span text:style-name="T17">et quibus eaedem uri~<text:line-break/>nae, stillationes e naribus frequentes? an et lingua his<text:line-break/>laevis ?</text:span></text:p>
      <text:p text:style-name="P91">Si, ut dixi; praenotionem asilus exordiretur, quae<text:line-break/>scripsit Hippocrates tum iu prognostico tum in epidemiis,<text:line-break/>de abscessibus omnibus universale quoddam .fieret et ex<text:line-break/>iis, quae ab ipso dicta sunt, ad securius pronunciandum<text:line-break/>adjumentum. Nam si abscessum fore speraveris, humorum<text:line-break/>considera inclinationem, ad quam videlicet fiat partem;<text:line-break/>atque ita; ubi singulorum capitis symptomatum vires ad-<text:line-break/>notaveris, parotidas fore tum magis tum minus sperabis.<text:line-break/>Exempli igitur gratia de iis, quae nunc ante oculos po-<text:line-break/>suit, sermonem facere non, malum fuerit. Capitis dolor<text:line-break/>ex eorum est numero, quae'humorum ad caput inclina-<text:line-break/>tionem significant. Sed quod leviter sudent, pusillam ad<text:line-break/>ejusmodi praenotionem facultatem habet; fed majorem ha-<text:line-break/>bet quod superriguerit. Dejectionem vero alvi quonam<text:line-break/>quis pacto generationis parotidum signum demonstrativum<text:line-break/>esse. dixerit haud scio-, quum potius modo contrario ve-<text:line-break/>xantium humorum ad infernas partes inclinationem ope-<text:line-break/>retur. Cornatosum ad parotidum generationem signum</text:p>
      <text:p text:style-name="P2"><text:span text:style-name="T7">effatu dignum existit. Aquosae praeterea urinae, in qui-<text:line-break/>bus alba sublime petunt, ad praenotionem per accidens<text:line-break/>conferunt; quoniam aquosae quidem absque alluis suspensic<text:line-break/>incoctum esse morbum significant; quae vero substantiam<text:line-break/>secundum naturam habent, atque praeter id suspensum<text:line-break/>album continent, coctum morbum esse indicant absque ,<text:line-break/>abscessu. Oportet igitur eas neque prorsus incoctas ne-<text:line-break/>que absolute concoctus esse, ubi natura abscessum factura<text:line-break/>sit. Quae vero varie albae et graveolentes fuerint, raro<text:line-break/>quidem abscessum qui fiat habent; quod si aliquando ha-<text:line-break/>buerint, malum habebunt. Bene igitur adjecit addubitans,<text:line-break/>an et quibus ejusmodi urinae, stillationes e . naribus fre-<text:line-break/>quentes? malignitates siquidem in succis incoctis et si ad<text:line-break/>caput ferantur, stillationes magis e naribus malignas </text:span><text:span text:style-name="T17">fa-<text:line-break/>ciunt,</text:span><text:span text:style-name="T7"> non parotidas. Oratio praeterea, an et lingua his<text:line-break/>laevis? dubitativa est; nempe in praedictis et febres ma-<text:line-break/>lignas fieri et linguam exasperari rationi magis consen-<text:line-break/>taneum.</text:span></text:p>
      <text:h text:style-name="P88" text:outline-level="2">CLXV<text:span text:style-name="T43">I.</text:span></text:h>
      <text:p text:style-name="P111">Quibus magnum ac crebrum spiritum ducentibus icteri'et<text:line-break/>febres acutae cum duris hypochondriis refrigeratae sue-<text:line-break/>rint, num his abscejsus magni secundum aures suscitantur?</text:p>
      <text:p text:style-name="P4"><text:span text:style-name="T4">ΙΊνινματουμΐνσνς</text:span><text:span text:style-name="T2"> </text:span><text:span text:style-name="T7">eos, quibus magna est et frequens<text:line-break/>respiratio, dixisse ridetur, quoniam et in libro de nictu»<text:line-break/>ratione in morbis acutis hoc pacto eos nominavit Hippo-<text:line-break/>crates. Jure optimo suscitandos post aures abscessus spe-<text:line-break/>rat, nempe et ratione non caret, atque hoc saepius fieri<text:line-break/>videmus. Si vero </text:span><text:span text:style-name="T2">πνευματονμένους </text:span><text:span text:style-name="T7">eos dixerit, qui ven-<text:line-break/>sire inflantur, ut nonnulli intellexerunt, qui et </text:span><text:span text:style-name="T2">πνευμα-<text:line-break/>τώδεις </text:span><text:span text:style-name="T7">scribunt et </text:span><text:span text:style-name="T2">πνεύματα, </text:span><text:span text:style-name="T7">nihil hoc ad parotidum ge-<text:line-break/>nerationem contulerit, sicuti neque morbus regius. De<text:line-break/>febribus autem acutis et praesertim ardentibus dictum est<text:line-break/></text:span><text:span text:style-name="T17">antea,</text:span><text:span text:style-name="T7"> sanguinis eruptiones movere, Iauguinem tum fun-<text:line-break/>dentes tum ad caput sursum ferentes. Quaenam praeterea<text:line-break/>dura hypochondria dicat, non clare cognoscere possumus,</text:span></text:p>
      <text:p text:style-name="P5"><text:span text:style-name="T7">propterea quod dolentia non adjecerit; nempe hoc adjecto<text:line-break/>jam phlegmonem horum indicabit; non adjecto </text:span><text:span text:style-name="T17">veror</text:span><text:span text:style-name="T7"> fri-<text:line-break/>gidiusculum tumorem scirrhosum. magis quam phlegmono-<text:line-break/>fum. Solvuntur vero talia abscessibus magis, non sangui-<text:line-break/>nis eruptionibus; nempe in iis quae inflammantur san-<text:line-break/>guinis eruptiones maxime fieri confpicimus. Propter alie-<text:line-break/>nam vero auctoris enuntiationem cognoscere exquisite non<text:line-break/>possumus, an praetermissum sit nomen doloris, obfcurius<text:line-break/>tum pronunciaute tum scribente ipso ; an hypochondrio-,<text:line-break/>rum duritiem vere scirrhosam intellexerit.. Verbum vero<text:line-break/></text:span><text:span text:style-name="T17">refrigeratae suerint,</text:span><text:span text:style-name="T7"> nempe et id dictum est; potest signi-<text:line-break/>ficare non solutam esse febrem, sed partes corporis </text:span><text:span text:style-name="T17">infe-<text:line-break/>riores ,</text:span><text:span text:style-name="T7"> cum aliis costatas minus calidas esse; ut calidita-<text:line-break/>tis reversionem ex ea re conjiciamus. Quum vero magnos<text:line-break/>abscessus in eisdem , fieri dixit, pone, ames videtur mihi<text:line-break/>in aliquo vidisse; et ita de particularibus pronunciasse,<text:line-break/>tanquam universaliter pronuntians; fatis siquidem fuerit<text:line-break/>pronunciationern sine nomine magni fcriptam fuisse.</text:span></text:p>
      <text:h text:style-name="P86" text:outline-level="2">CLXVII.</text:h>
      <text:p text:style-name="P3"><text:span text:style-name="T7">Quibus </text:span><text:span text:style-name="T17">comqtofa, cum jactatione, hypochondria dolentia,<text:line-break/>vomitoria pauca, in his parotidei exsurgunt t antea au-<text:line-break/>tem et saciei stgna.</text:span></text:p>
      <text:p text:style-name="P4"><text:span text:style-name="T7">Quod futurus quidam abscessus ex iis 'quae Hippoera-<text:line-break/>tes scripsit, sperabis, deinde in qua corporis fiet parte,<text:line-break/>utilem habebis dictam concursionem; nam cornatosum, si<text:line-break/>et aliud symptoma, parotidas praecedit. . Dolentia vero<text:line-break/>hypochondria phlegrnonem habent, si quis animadverterit.<text:line-break/>Quum autem haec ita habeant, ad generationem confe-<text:line-break/>rent et fastidiosa et vomitoria symptomata. Quod vero in<text:line-break/>calce orationis' dictum est, antea autem et </text:span><text:span text:style-name="T17">suciei signa,<text:line-break/></text:span><text:span text:style-name="T7">valde utile existit, si quis convenienter orationem intelle-<text:line-break/>xerit; convenit autem hoc pacto intelligere, ut verus fiat<text:line-break/></text:span><text:span text:style-name="T23">1</text:span><text:span text:style-name="T7"> sermo; verus autem erit, ubi intelligi hoc sensu intelle-<text:line-break/>xerimus. Ante parotidum, generationem faciei signa con-</text:span></text:p>
      <text:p text:style-name="P2"><text:span text:style-name="T7">siderare oportet, sunt autem haec, rubor, tumor praeter<text:line-break/>naturam, oculorum humiditas, caliginosa visio et quaecun-<text:line-break/>que talia. Si quis vero non omnia, quae circa faciem<text:line-break/>apparent, intelligere voluerit, saltem tumorem praeter na-<text:line-break/>turam prorsus intelligere oportet. Postquam enim dixis-<text:line-break/>set': in </text:span><text:span text:style-name="T17">his parotidei exsurgunt,</text:span><text:span text:style-name="T7"> deinde serie continuata<text:line-break/>dicens, antea </text:span><text:span text:style-name="T17">autem et faciei stgna,</text:span><text:span text:style-name="T7"> ridebitur enunciare<text:line-break/>a communi intelligendum verbum, exsurgunt.</text:span></text:p>
      <text:h text:style-name="P85" text:outline-level="2">CLXVIII.</text:h>
      <text:p text:style-name="P109">Alvo nigra et stercorosa dejiciente, coma superveniens pa-<text:line-break/>rotidas excitat.</text:p>
      <text:p text:style-name="P92">Haud recte fcripsere quidam, ventre nigra stercorosa-<text:line-break/>que biliosa dejiciente, .neque in antiquis reperi exempla-<text:line-break/>ribus, neque quisquam eorum, qui librum enarraverunt,<text:line-break/>hanc novit scripturam. Quin et biliosa, quae de pallida<text:line-break/>bile ab antiquis medicis dici consueverunt, non sane dicta</text:p>
      <text:p text:style-name="P90">essent eodem sensu, quo nigra. Hac de causa biliosa ex-<text:line-break/>punxi scripta; nigra quidem a Capitone inapso contextu,<text:line-break/>in margine vero a Dioscoride. Videtur autem mihi libri<text:line-break/>hujus auctor concursionem hanc in aegro contemplatus,<text:line-break/>totam voluisse explicare, non distinguens ea, quae casu<text:line-break/>quodam parotidas praecesserunt ab eo, quod vere paroti-<text:line-break/>das significat. Sufficiens namque ipsi signum est coma.</text:p>
      <text:h text:style-name="P85" text:outline-level="2">CLXIX.</text:h>
      <text:p text:style-name="P109">Tufstculae cum spiratione existentes absuejsum post aures<text:line-break/>evacuant.</text:p>
      <text:p text:style-name="P4"><text:span text:style-name="T7">Potest et thoracem scribere; fieri siquidem potest, ut<text:line-break/>facta intro inclinatione, per canalem naturalem effluat,<text:line-break/>quod tenuius est ex conficientibus parotidas succis, ad oris<text:line-break/>capacitatem et ita, sputationem fieri; consistentibus autem<text:line-break/>ita rationabile quidem alias apparere parotidas. Nempe<text:line-break/>verbum </text:span><text:span text:style-name="T2">ἀπαλλάσσει,</text:span><text:span text:style-name="T7">proprie vacuare significat, ipsum au-</text:span></text:p>
      <text:p text:style-name="P90">tem vacuari consequuntur et contrahi in se ipsum et mol-<text:line-break/>lius fieri.</text:p>
      <text:h text:style-name="P85" text:outline-level="2">CLXX.</text:h>
      <text:p text:style-name="P109">In capitis dolore coma et surditas absuefsum aliquem post<text:line-break/>aures eructant.</text:p>
      <text:p text:style-name="P92">Vere semper haec signa sunt parotidum, quoniam ita<text:line-break/>fore abscessum quendam ante speravimus. Succi enim ad<text:line-break/>caput recurrentes, calidi quidem et tenues, desipientias<text:line-break/>et sanguinis eruptiones procreant; crassi autem et frigidi<text:line-break/>comata et parotidas. Capitis dolor utrisque communis<text:line-break/>existit, veluti et surditas; sed calidis magis capitis dolor,<text:line-break/>frigidis vero surditas.. Comatis vero nomen scriptori fatis<text:line-break/>fuit, qui scilicet lethargi appellationem toto subticuit libro.</text:p>
      <text:h text:style-name="P86" text:outline-level="2">CLXXI.</text:h>
      <text:p text:style-name="P109">Hypochondrii’contentio cum comate et jactatione et capi-<text:line-break/>tii dolore parotidas attollunt.</text:p>
      <text:p text:style-name="P4"><text:span text:style-name="T7">Rursus et hoc loco coma una cum capitis dolore<text:line-break/>signum indicandae parotidum generationis effatu dignum<text:line-break/>existit, coindicat autem et hypochondrii contentio. Per<text:line-break/>lianc itaque appellationem phlegmone indicatur, 'neque<text:line-break/>enim magna est ipsius indicatio. Si vero absque phle-<text:line-break/>ginone.contentio fiat, in humorum ad superas partes, in-<text:line-break/>clinatione signum ad parotidum generationem notabile exi-<text:line-break/>stit, sanguinisque ostendit eruptionem. , Anxium vero</text:span><text:span text:style-name="T23">-</text:span><text:span text:style-name="T7">per<text:line-break/>se quidem parotidas nullo pacto Indicat, sed simul appa-<text:line-break/>rens, dictae concursioni fidem addit.</text:span></text:p>
      <text:h text:style-name="P85" text:outline-level="2">CLXXll.</text:h>
      <text:p text:style-name="P109">Dolorem concitantes aurium abscejsus citra crisin sensim<text:line-break/>difstpati damno sunt.</text:p>
      <text:p text:style-name="P5"><text:span text:style-name="T7">Jam faepius sermo hic tum particulariter lum uni-<text:line-break/>verialiter dictus est; meliusque .ostenditur, si adjiciatur<text:line-break/>repente occultati'; nam </text:span><text:span text:style-name="T2">καταμωλυνθέντα </text:span><text:span text:style-name="T7">solutionem, quae<text:line-break/>.sensim fit, significat. Repente vero occ.ultari dolorificas<text:line-break/>affectiones absque, hoc,- quod in alia quadam, quae mani-<text:line-break/>festa sit, parte abscessus' fiat, transmigrationem infestantium<text:line-break/>succorum’ ad vlscera ipsa factam ostend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6</dc:title>
    <meta:initial-creator>Galien</meta:initial-creator>
    <meta:generator>LibreOffice/7.2.2.2$Linux_X86_64 LibreOffice_project/20$Build-2</meta:generator>
    <dc:date>2021-11-02T16:26:17.658040465</dc:date>
    <meta:editing-duration>PT49M15S</meta:editing-duration>
    <meta:editing-cycles>11</meta:editing-cycles>
    <meta:document-statistic meta:table-count="0" meta:image-count="0" meta:object-count="0" meta:page-count="840" meta:paragraph-count="1590" meta:word-count="112622" meta:character-count="772027" meta:non-whitespace-character-count="660957"/>
  </office:meta>
</office:document-meta>
</file>